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Palatino Linotype" svg:font-family="'Palatino Linotype'" style:font-family-generic="roman"/>
    <style:font-face style:name="Times New Roman" svg:font-family="'Times New Roman'" style:font-family-generic="roman" style:font-pitch="variable"/>
    <style:font-face style:name="Arial Unicode MS" svg:font-family="'Arial Unicode MS'" style:font-family-generic="swiss" style:font-pitch="variable"/>
    <style:font-face style:name="Arial Unicode MS Western" svg:font-family="'Arial Unicode MS Western'"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style:writing-mode="lr-tb"/>
      <style:text-properties style:use-window-font-color="true"/>
    </style:style>
    <style:style style:name="P2" style:family="paragraph" style:parent-style-name="Standard" style:list-style-name="">
      <style:paragraph-properties style:writing-mode="lr-tb">
        <style:tab-stops/>
      </style:paragraph-properties>
      <style:text-properties style:use-window-font-color="true"/>
    </style:style>
    <style:style style:name="P3" style:family="paragraph" style:parent-style-name="Standard" style:list-style-name="">
      <style:paragraph-properties style:writing-mode="lr-tb">
        <style:tab-stops>
          <style:tab-stop style:position="7.976cm"/>
        </style:tab-stops>
      </style:paragraph-properties>
      <style:text-properties style:use-window-font-color="true"/>
    </style:style>
    <style:style style:name="P4" style:family="paragraph" style:parent-style-name="Standard" style:list-style-name="">
      <style:paragraph-properties style:writing-mode="lr-tb">
        <style:tab-stops>
          <style:tab-stop style:position="7.154cm"/>
        </style:tab-stops>
      </style:paragraph-properties>
      <style:text-properties style:use-window-font-color="true"/>
    </style:style>
    <style:style style:name="P5" style:family="paragraph" style:parent-style-name="Standard" style:list-style-name="">
      <style:paragraph-properties style:writing-mode="lr-tb">
        <style:tab-stops>
          <style:tab-stop style:position="8.035cm" style:type="right" style:leader-style="dotted" style:leader-text="."/>
        </style:tab-stops>
      </style:paragraph-properties>
      <style:text-properties style:use-window-font-color="true"/>
    </style:style>
    <style:style style:name="P6" style:family="paragraph" style:parent-style-name="Standard" style:list-style-name="">
      <style:paragraph-properties style:writing-mode="lr-tb">
        <style:tab-stops>
          <style:tab-stop style:position="7.246cm" style:type="right" style:leader-style="dotted" style:leader-text="."/>
        </style:tab-stops>
      </style:paragraph-properties>
      <style:text-properties style:use-window-font-color="true"/>
    </style:style>
    <style:style style:name="P7" style:family="paragraph" style:parent-style-name="Standard" style:list-style-name="">
      <style:paragraph-properties style:writing-mode="lr-tb">
        <style:tab-stops>
          <style:tab-stop style:position="3.623cm"/>
        </style:tab-stops>
      </style:paragraph-properties>
      <style:text-properties style:use-window-font-color="true"/>
    </style:style>
    <style:style style:name="P8" style:family="paragraph" style:parent-style-name="Standard" style:list-style-name="">
      <style:paragraph-properties style:writing-mode="lr-tb">
        <style:tab-stops>
          <style:tab-stop style:position="5.435cm" style:leader-style="dotted" style:leader-text="."/>
          <style:tab-stop style:position="5.733cm" style:leader-style="dotted" style:leader-text="."/>
          <style:tab-stop style:position="8.035cm" style:type="right" style:leader-style="dotted" style:leader-text="."/>
        </style:tab-stops>
      </style:paragraph-properties>
      <style:text-properties style:use-window-font-color="true"/>
    </style:style>
    <style:style style:name="P9" style:family="paragraph" style:parent-style-name="Standard" style:list-style-name="">
      <style:paragraph-properties style:writing-mode="lr-tb">
        <style:tab-stops>
          <style:tab-stop style:position="4.426cm" style:leader-style="dotted" style:leader-text="."/>
          <style:tab-stop style:position="7.893cm" style:type="right" style:leader-style="dotted" style:leader-text="."/>
        </style:tab-stops>
      </style:paragraph-properties>
      <style:text-properties style:use-window-font-color="true"/>
    </style:style>
    <style:style style:name="P10" style:family="paragraph" style:parent-style-name="Standard" style:list-style-name="">
      <style:paragraph-properties style:writing-mode="lr-tb">
        <style:tab-stops>
          <style:tab-stop style:position="6.865cm" style:leader-style="dotted" style:leader-text="."/>
        </style:tab-stops>
      </style:paragraph-properties>
      <style:text-properties style:use-window-font-color="true"/>
    </style:style>
    <style:style style:name="P11" style:family="paragraph" style:parent-style-name="Standard" style:list-style-name="">
      <style:paragraph-properties style:writing-mode="lr-tb">
        <style:tab-stops>
          <style:tab-stop style:position="6.676cm" style:leader-style="dotted" style:leader-text="."/>
        </style:tab-stops>
      </style:paragraph-properties>
      <style:text-properties style:use-window-font-color="true"/>
    </style:style>
    <style:style style:name="P12" style:family="paragraph" style:parent-style-name="Standard" style:list-style-name="">
      <style:paragraph-properties style:writing-mode="lr-tb">
        <style:tab-stops>
          <style:tab-stop style:position="6.23cm"/>
        </style:tab-stops>
      </style:paragraph-properties>
      <style:text-properties style:use-window-font-color="true"/>
    </style:style>
    <style:style style:name="P13" style:family="paragraph" style:parent-style-name="Standard" style:list-style-name="">
      <style:paragraph-properties style:writing-mode="lr-tb">
        <style:tab-stops>
          <style:tab-stop style:position="5.957cm"/>
        </style:tab-stops>
      </style:paragraph-properties>
      <style:text-properties style:use-window-font-color="true"/>
    </style:style>
    <style:style style:name="P14" style:family="paragraph" style:parent-style-name="Standard" style:list-style-name="">
      <style:paragraph-properties style:writing-mode="lr-tb">
        <style:tab-stops>
          <style:tab-stop style:position="7.056cm" style:leader-style="dotted" style:leader-text="."/>
        </style:tab-stops>
      </style:paragraph-properties>
      <style:text-properties style:use-window-font-color="true"/>
    </style:style>
    <style:style style:name="P15" style:family="paragraph" style:parent-style-name="Standard" style:list-style-name="">
      <style:paragraph-properties style:writing-mode="lr-tb">
        <style:tab-stops>
          <style:tab-stop style:position="5.927cm"/>
        </style:tab-stops>
      </style:paragraph-properties>
      <style:text-properties style:use-window-font-color="true"/>
    </style:style>
    <style:style style:name="P16" style:family="paragraph" style:parent-style-name="Standard" style:list-style-name="">
      <style:paragraph-properties style:writing-mode="lr-tb">
        <style:tab-stops>
          <style:tab-stop style:position="7.02cm" style:leader-style="dotted" style:leader-text="."/>
        </style:tab-stops>
      </style:paragraph-properties>
      <style:text-properties style:use-window-font-color="true"/>
    </style:style>
    <style:style style:name="P17" style:family="paragraph" style:parent-style-name="Standard" style:list-style-name="">
      <style:paragraph-properties style:writing-mode="lr-tb">
        <style:tab-stops>
          <style:tab-stop style:position="7.061cm" style:leader-style="dotted" style:leader-text="."/>
        </style:tab-stops>
      </style:paragraph-properties>
      <style:text-properties style:use-window-font-color="true"/>
    </style:style>
    <style:style style:name="P18" style:family="paragraph" style:parent-style-name="Standard" style:list-style-name="">
      <style:paragraph-properties style:writing-mode="lr-tb">
        <style:tab-stops>
          <style:tab-stop style:position="6.408cm" style:leader-style="dotted" style:leader-text="."/>
          <style:tab-stop style:position="6.768cm" style:leader-style="dotted" style:leader-text="."/>
        </style:tab-stops>
      </style:paragraph-properties>
      <style:text-properties style:use-window-font-color="true"/>
    </style:style>
    <style:style style:name="P19" style:family="paragraph" style:parent-style-name="Standard" style:list-style-name="">
      <style:paragraph-properties style:writing-mode="lr-tb">
        <style:tab-stops>
          <style:tab-stop style:position="8.102cm" style:type="right"/>
        </style:tab-stops>
      </style:paragraph-properties>
      <style:text-properties style:use-window-font-color="true"/>
    </style:style>
    <style:style style:name="P20" style:family="paragraph" style:parent-style-name="Standard" style:list-style-name="">
      <style:paragraph-properties style:writing-mode="lr-tb">
        <style:tab-stops>
          <style:tab-stop style:position="6.706cm" style:leader-style="dotted" style:leader-text="."/>
        </style:tab-stops>
      </style:paragraph-properties>
      <style:text-properties style:use-window-font-color="true"/>
    </style:style>
    <style:style style:name="P21" style:family="paragraph" style:parent-style-name="Standard" style:list-style-name="">
      <style:paragraph-properties style:writing-mode="lr-tb">
        <style:tab-stops>
          <style:tab-stop style:position="6.703cm" style:leader-style="dotted" style:leader-text="."/>
        </style:tab-stops>
      </style:paragraph-properties>
      <style:text-properties style:use-window-font-color="true"/>
    </style:style>
    <style:style style:name="P22" style:family="paragraph" style:parent-style-name="Standard" style:list-style-name="">
      <style:paragraph-properties style:writing-mode="lr-tb">
        <style:tab-stops>
          <style:tab-stop style:position="6.692cm" style:leader-style="dotted" style:leader-text="."/>
        </style:tab-stops>
      </style:paragraph-properties>
      <style:text-properties style:use-window-font-color="true"/>
    </style:style>
    <style:style style:name="P23" style:family="paragraph" style:parent-style-name="Standard" style:list-style-name="">
      <style:paragraph-properties style:writing-mode="lr-tb">
        <style:tab-stops>
          <style:tab-stop style:position="6.657cm" style:leader-style="dotted" style:leader-text="."/>
          <style:tab-stop style:position="8.102cm" style:type="right"/>
        </style:tab-stops>
      </style:paragraph-properties>
      <style:text-properties style:use-window-font-color="true"/>
    </style:style>
    <style:style style:name="P24" style:family="paragraph" style:parent-style-name="Standard" style:list-style-name="">
      <style:paragraph-properties style:writing-mode="lr-tb">
        <style:tab-stops>
          <style:tab-stop style:position="6.712cm" style:leader-style="dotted" style:leader-text="."/>
          <style:tab-stop style:position="8.147cm" style:type="right"/>
        </style:tab-stops>
      </style:paragraph-properties>
      <style:text-properties style:use-window-font-color="true"/>
    </style:style>
    <style:style style:name="P25" style:family="paragraph" style:parent-style-name="Standard" style:list-style-name="">
      <style:paragraph-properties style:writing-mode="lr-tb">
        <style:tab-stops>
          <style:tab-stop style:position="6.697cm" style:leader-style="dotted" style:leader-text="."/>
        </style:tab-stops>
      </style:paragraph-properties>
      <style:text-properties style:use-window-font-color="true"/>
    </style:style>
    <style:style style:name="P26" style:family="paragraph" style:parent-style-name="Standard" style:list-style-name="">
      <style:paragraph-properties style:writing-mode="lr-tb">
        <style:tab-stops>
          <style:tab-stop style:position="6.717cm" style:leader-style="dotted" style:leader-text="."/>
          <style:tab-stop style:position="8.147cm" style:type="right"/>
        </style:tab-stops>
      </style:paragraph-properties>
      <style:text-properties style:use-window-font-color="true"/>
    </style:style>
    <style:style style:name="P27" style:family="paragraph" style:parent-style-name="Standard" style:list-style-name="">
      <style:paragraph-properties style:writing-mode="lr-tb">
        <style:tab-stops>
          <style:tab-stop style:position="5.094cm" style:leader-style="dotted" style:leader-text="."/>
        </style:tab-stops>
      </style:paragraph-properties>
      <style:text-properties style:use-window-font-color="true"/>
    </style:style>
    <style:style style:name="P28" style:family="paragraph" style:parent-style-name="Standard" style:list-style-name="">
      <style:paragraph-properties style:writing-mode="lr-tb">
        <style:tab-stops>
          <style:tab-stop style:position="6.662cm" style:leader-style="dotted" style:leader-text="."/>
        </style:tab-stops>
      </style:paragraph-properties>
      <style:text-properties style:use-window-font-color="true"/>
    </style:style>
    <style:style style:name="P29" style:family="paragraph" style:parent-style-name="Standard" style:list-style-name="">
      <style:paragraph-properties style:writing-mode="lr-tb">
        <style:tab-stops>
          <style:tab-stop style:position="4.445cm" style:leader-style="dotted" style:leader-text="."/>
        </style:tab-stops>
      </style:paragraph-properties>
      <style:text-properties style:use-window-font-color="true"/>
    </style:style>
    <style:style style:name="P30" style:family="paragraph" style:parent-style-name="Standard" style:list-style-name="">
      <style:paragraph-properties style:writing-mode="lr-tb"/>
      <style:text-properties fo:font-variant="small-caps" style:use-window-font-color="true"/>
    </style:style>
    <style:style style:name="P31" style:family="paragraph" style:parent-style-name="Standard" style:list-style-name="">
      <style:paragraph-properties style:writing-mode="lr-tb">
        <style:tab-stops>
          <style:tab-stop style:position="7.624cm"/>
        </style:tab-stops>
      </style:paragraph-properties>
      <style:text-properties fo:font-variant="small-caps" style:use-window-font-color="true"/>
    </style:style>
    <style:style style:name="P32" style:family="paragraph" style:parent-style-name="Standard" style:list-style-name="">
      <style:paragraph-properties fo:break-before="page" style:writing-mode="lr-tb"/>
      <style:text-properties style:use-window-font-color="true"/>
    </style:style>
    <style:style style:name="P33" style:family="paragraph" style:parent-style-name="Standard" style:list-style-name="">
      <style:paragraph-properties fo:break-before="page" style:writing-mode="lr-tb">
        <style:tab-stops>
          <style:tab-stop style:position="7.154cm"/>
        </style:tab-stops>
      </style:paragraph-properties>
      <style:text-properties style:use-window-font-color="true"/>
    </style:style>
    <style:style style:name="P34" style:family="paragraph" style:parent-style-name="Standard" style:list-style-name="">
      <style:paragraph-properties fo:break-before="page" style:writing-mode="lr-tb">
        <style:tab-stops>
          <style:tab-stop style:position="5.435cm" style:leader-style="dotted" style:leader-text="."/>
          <style:tab-stop style:position="5.733cm" style:leader-style="dotted" style:leader-text="."/>
          <style:tab-stop style:position="8.035cm" style:type="right" style:leader-style="dotted" style:leader-text="."/>
        </style:tab-stops>
      </style:paragraph-properties>
      <style:text-properties style:use-window-font-color="true"/>
    </style:style>
    <style:style style:name="P35" style:family="paragraph" style:parent-style-name="Standard" style:list-style-name="">
      <style:paragraph-properties fo:break-before="page" style:writing-mode="lr-tb">
        <style:tab-stops>
          <style:tab-stop style:position="7.02cm" style:leader-style="dotted" style:leader-text="."/>
        </style:tab-stops>
      </style:paragraph-properties>
      <style:text-properties style:use-window-font-color="true"/>
    </style:style>
    <style:style style:name="P36" style:family="paragraph" style:parent-style-name="Standard" style:list-style-name="">
      <style:paragraph-properties fo:break-before="page" style:writing-mode="lr-tb">
        <style:tab-stops>
          <style:tab-stop style:position="7.061cm" style:leader-style="dotted" style:leader-text="."/>
        </style:tab-stops>
      </style:paragraph-properties>
      <style:text-properties style:use-window-font-color="true"/>
    </style:style>
    <style:style style:name="P37" style:family="paragraph" style:parent-style-name="Standard" style:list-style-name="">
      <style:paragraph-properties fo:break-before="page" style:writing-mode="lr-tb">
        <style:tab-stops>
          <style:tab-stop style:position="6.408cm" style:leader-style="dotted" style:leader-text="."/>
          <style:tab-stop style:position="6.768cm" style:leader-style="dotted" style:leader-text="."/>
        </style:tab-stops>
      </style:paragraph-properties>
      <style:text-properties style:use-window-font-color="true"/>
    </style:style>
    <style:style style:name="P38" style:family="paragraph" style:parent-style-name="Standard" style:list-style-name="">
      <style:paragraph-properties fo:margin-left="0cm" fo:margin-right="0cm" fo:text-indent="0.635cm" style:auto-text-indent="false" style:writing-mode="lr-tb"/>
      <style:text-properties style:use-window-font-color="true"/>
    </style:style>
    <style:style style:name="P39" style:family="paragraph" style:parent-style-name="Standard" style:list-style-name="">
      <style:paragraph-properties fo:margin-left="0cm" fo:margin-right="0cm" fo:text-indent="0.635cm" style:auto-text-indent="false" style:writing-mode="lr-tb">
        <style:tab-stops>
          <style:tab-stop style:position="5.128cm"/>
        </style:tab-stops>
      </style:paragraph-properties>
      <style:text-properties style:use-window-font-color="true"/>
    </style:style>
    <style:style style:name="P40" style:family="paragraph" style:parent-style-name="Standard" style:list-style-name="">
      <style:paragraph-properties fo:margin-left="0cm" fo:margin-right="0cm" fo:text-indent="0.635cm" style:auto-text-indent="false" style:writing-mode="lr-tb">
        <style:tab-stops>
          <style:tab-stop style:position="0.975cm"/>
        </style:tab-stops>
      </style:paragraph-properties>
      <style:text-properties style:use-window-font-color="true"/>
    </style:style>
    <style:style style:name="P41" style:family="paragraph" style:parent-style-name="Standard" style:list-style-name="">
      <style:paragraph-properties fo:margin-left="0cm" fo:margin-right="0cm" fo:text-indent="0.635cm" style:auto-text-indent="false" style:writing-mode="lr-tb">
        <style:tab-stops>
          <style:tab-stop style:position="0.942cm"/>
        </style:tab-stops>
      </style:paragraph-properties>
      <style:text-properties style:use-window-font-color="true"/>
    </style:style>
    <style:style style:name="P42" style:family="paragraph" style:parent-style-name="Standard" style:list-style-name="">
      <style:paragraph-properties fo:margin-left="0cm" fo:margin-right="0cm" fo:text-indent="0.635cm" style:auto-text-indent="false" style:writing-mode="lr-tb">
        <style:tab-stops>
          <style:tab-stop style:position="3.411cm" style:leader-style="dotted" style:leader-text="."/>
          <style:tab-stop style:position="7.006cm" style:leader-style="dotted" style:leader-text="."/>
        </style:tab-stops>
      </style:paragraph-properties>
      <style:text-properties style:use-window-font-color="true"/>
    </style:style>
    <style:style style:name="P43" style:family="paragraph" style:parent-style-name="Standard" style:list-style-name="">
      <style:paragraph-properties fo:margin-left="0cm" fo:margin-right="0cm" fo:text-indent="0.635cm" style:auto-text-indent="false" style:writing-mode="lr-tb">
        <style:tab-stops>
          <style:tab-stop style:position="4.826cm" style:leader-style="dotted" style:leader-text="."/>
          <style:tab-stop style:position="7.893cm" style:type="right" style:leader-style="dotted" style:leader-text="."/>
        </style:tab-stops>
      </style:paragraph-properties>
      <style:text-properties style:use-window-font-color="true"/>
    </style:style>
    <style:style style:name="P44" style:family="paragraph" style:parent-style-name="Standard" style:list-style-name="">
      <style:paragraph-properties fo:margin-left="0cm" fo:margin-right="0cm" fo:text-indent="0.635cm" style:auto-text-indent="false" style:writing-mode="lr-tb">
        <style:tab-stops>
          <style:tab-stop style:position="6.925cm" style:leader-style="dotted" style:leader-text="."/>
          <style:tab-stop style:position="7.893cm" style:type="right" style:leader-style="dotted" style:leader-text="."/>
        </style:tab-stops>
      </style:paragraph-properties>
      <style:text-properties style:use-window-font-color="true"/>
    </style:style>
    <style:style style:name="P45" style:family="paragraph" style:parent-style-name="Standard" style:list-style-name="">
      <style:paragraph-properties fo:margin-left="0cm" fo:margin-right="0cm" fo:text-indent="0.635cm" style:auto-text-indent="false" style:writing-mode="lr-tb">
        <style:tab-stops>
          <style:tab-stop style:position="5.42cm" style:leader-style="dotted" style:leader-text="."/>
          <style:tab-stop style:position="5.775cm" style:leader-style="dotted" style:leader-text="."/>
        </style:tab-stops>
      </style:paragraph-properties>
      <style:text-properties style:use-window-font-color="true"/>
    </style:style>
    <style:style style:name="P46" style:family="paragraph" style:parent-style-name="Standard" style:list-style-name="">
      <style:paragraph-properties fo:margin-left="0cm" fo:margin-right="0cm" fo:text-indent="0.635cm" style:auto-text-indent="false" style:writing-mode="lr-tb">
        <style:tab-stops>
          <style:tab-stop style:position="6.743cm" style:leader-style="dotted" style:leader-text="."/>
        </style:tab-stops>
      </style:paragraph-properties>
      <style:text-properties style:use-window-font-color="true"/>
    </style:style>
    <style:style style:name="P47" style:family="paragraph" style:parent-style-name="Standard" style:list-style-name="">
      <style:paragraph-properties fo:margin-left="0cm" fo:margin-right="0cm" fo:text-indent="0.635cm" style:auto-text-indent="false" style:writing-mode="lr-tb">
        <style:tab-stops>
          <style:tab-stop style:position="6.865cm" style:leader-style="dotted" style:leader-text="."/>
        </style:tab-stops>
      </style:paragraph-properties>
      <style:text-properties style:use-window-font-color="true"/>
    </style:style>
    <style:style style:name="P48" style:family="paragraph" style:parent-style-name="Standard" style:list-style-name="">
      <style:paragraph-properties fo:margin-left="0cm" fo:margin-right="0cm" fo:text-indent="0.635cm" style:auto-text-indent="false" style:writing-mode="lr-tb">
        <style:tab-stops>
          <style:tab-stop style:position="5.42cm" style:leader-style="dotted" style:leader-text="."/>
          <style:tab-stop style:position="5.775cm" style:leader-style="dotted" style:leader-text="."/>
          <style:tab-stop style:position="7.952cm" style:type="right"/>
        </style:tab-stops>
      </style:paragraph-properties>
      <style:text-properties style:use-window-font-color="true"/>
    </style:style>
    <style:style style:name="P49" style:family="paragraph" style:parent-style-name="Standard" style:list-style-name="">
      <style:paragraph-properties fo:margin-left="0cm" fo:margin-right="0cm" fo:text-indent="0.635cm" style:auto-text-indent="false" style:writing-mode="lr-tb">
        <style:tab-stops>
          <style:tab-stop style:position="5.759cm" style:leader-style="dotted" style:leader-text="."/>
          <style:tab-stop style:position="6.124cm" style:leader-style="dotted" style:leader-text="."/>
          <style:tab-stop style:position="7.952cm" style:type="right"/>
        </style:tab-stops>
      </style:paragraph-properties>
      <style:text-properties style:use-window-font-color="true"/>
    </style:style>
    <style:style style:name="P50" style:family="paragraph" style:parent-style-name="Standard" style:list-style-name="">
      <style:paragraph-properties fo:margin-left="0cm" fo:margin-right="0cm" fo:text-indent="0.635cm" style:auto-text-indent="false" style:writing-mode="lr-tb"/>
    </style:style>
    <style:style style:name="P51" style:family="paragraph" style:parent-style-name="Standard" style:list-style-name="">
      <style:paragraph-properties fo:margin-left="0cm" fo:margin-right="0cm" fo:text-indent="0.635cm" style:auto-text-indent="false" style:writing-mode="lr-tb"/>
      <style:text-properties fo:font-variant="small-caps" style:use-window-font-color="true"/>
    </style:style>
    <style:style style:name="P52" style:family="paragraph" style:parent-style-name="Standard" style:list-style-name="">
      <style:paragraph-properties fo:margin-left="0cm" fo:margin-right="0cm" fo:text-indent="0.635cm" style:auto-text-indent="false" fo:break-before="page" style:writing-mode="lr-tb"/>
      <style:text-properties style:use-window-font-color="true"/>
    </style:style>
    <style:style style:name="P53" style:family="paragraph" style:parent-style-name="Standard" style:list-style-name="">
      <style:paragraph-properties fo:margin-left="0cm" fo:margin-right="0cm" fo:text-indent="0.635cm" style:auto-text-indent="false" fo:break-before="page" style:writing-mode="lr-tb">
        <style:tab-stops>
          <style:tab-stop style:position="6.925cm" style:leader-style="dotted" style:leader-text="."/>
          <style:tab-stop style:position="7.893cm" style:type="right" style:leader-style="dotted" style:leader-text="."/>
        </style:tab-stops>
      </style:paragraph-properties>
      <style:text-properties style:use-window-font-color="true"/>
    </style:style>
    <style:style style:name="P54" style:family="paragraph" style:parent-style-name="Standard" style:list-style-name="">
      <style:paragraph-properties fo:margin-left="0cm" fo:margin-right="0cm" fo:text-indent="0.635cm" style:auto-text-indent="false" fo:break-before="page" style:writing-mode="lr-tb">
        <style:tab-stops>
          <style:tab-stop style:position="5.759cm" style:leader-style="dotted" style:leader-text="."/>
          <style:tab-stop style:position="6.124cm" style:leader-style="dotted" style:leader-text="."/>
          <style:tab-stop style:position="7.952cm" style:type="right"/>
        </style:tab-stops>
      </style:paragraph-properties>
      <style:text-properties style:use-window-font-color="true"/>
    </style:style>
    <style:style style:name="P55" style:family="paragraph" style:parent-style-name="Standard" style:list-style-name="">
      <style:paragraph-properties fo:margin-left="0.635cm" fo:margin-right="0cm" fo:text-indent="-0.635cm" style:auto-text-indent="false" style:writing-mode="lr-tb">
        <style:tab-stops>
          <style:tab-stop style:position="0cm"/>
          <style:tab-stop style:position="1.064cm"/>
          <style:tab-stop style:position="5.99cm"/>
        </style:tab-stops>
      </style:paragraph-properties>
      <style:text-properties style:use-window-font-color="true"/>
    </style:style>
    <style:style style:name="P56" style:family="paragraph" style:parent-style-name="Standard" style:list-style-name="">
      <style:paragraph-properties fo:margin-left="0.635cm" fo:margin-right="0cm" fo:text-indent="-0.635cm" style:auto-text-indent="false" style:writing-mode="lr-tb">
        <style:tab-stops/>
      </style:paragraph-properties>
      <style:text-properties style:use-window-font-color="true"/>
    </style:style>
    <style:style style:name="P57" style:family="paragraph" style:parent-style-name="Standard" style:list-style-name="">
      <style:paragraph-properties fo:margin-left="0.635cm" fo:margin-right="0cm" fo:text-indent="-0.635cm" style:auto-text-indent="false" fo:break-before="page" style:writing-mode="lr-tb">
        <style:tab-stops/>
      </style:paragraph-properties>
      <style:text-properties style:use-window-font-color="true"/>
    </style:style>
    <style:style style:name="P58" style:family="paragraph" style:parent-style-name="Standard" style:list-style-name="" style:master-page-name="Standard">
      <style:paragraph-properties style:page-number="auto" style:writing-mode="lr-tb"/>
      <style:text-properties style:use-window-font-color="true"/>
    </style:style>
    <style:style style:name="T1" style:family="text">
      <style:text-properties style:font-name="Arial Unicode MS Western" style:font-name-complex="Arial Unicode MS Western"/>
    </style:style>
    <style:style style:name="T2" style:family="text">
      <style:text-properties fo:font-variant="small-caps"/>
    </style:style>
    <style:style style:name="T3" style:family="text">
      <style:text-properties fo:font-variant="small-caps" style:font-name="Arial Unicode MS Western" style:font-name-complex="Arial Unicode MS Western"/>
    </style:style>
    <style:style style:name="T4" style:family="text">
      <style:text-properties fo:font-variant="small-caps" style:text-position="25% 58%"/>
    </style:style>
    <style:style style:name="T5" style:family="text">
      <style:text-properties style:text-position="25% 58%"/>
    </style:style>
    <style:style style:name="T6" style:family="text">
      <style:text-properties style:text-position="25% 58%" style:font-name="Arial Unicode MS Western" style:font-name-complex="Arial Unicode MS Western"/>
    </style:style>
    <style:style style:name="T7" style:family="text">
      <style:text-properties style:use-window-font-color="true"/>
    </style:style>
    <style:style style:name="T8" style:family="text">
      <style:text-properties style:use-window-font-color="true" style:font-name="Arial Unicode MS Western" style:font-name-complex="Arial Unicode MS Western"/>
    </style:style>
    <style:style style:name="T9" style:family="text">
      <style:text-properties style:use-window-font-color="true" style:font-name="Arial Unicode MS Western" style:font-name-asian="Arial Unicode MS Western" style:font-name-complex="Arial Unicode MS Western"/>
    </style:style>
    <style:style style:name="T10" style:family="text">
      <style:text-properties fo:color="#0070c0"/>
    </style:style>
    <style:style style:name="T11" style:family="text">
      <style:text-properties fo:color="#0070c0" style:font-name="Arial Unicode MS Western" style:font-name-complex="Arial Unicode MS Western"/>
    </style:style>
    <style:style style:name="T12" style:family="text">
      <style:text-properties style:text-position="-25% 58%"/>
    </style:style>
    <style:style style:name="T13" style:family="text">
      <style:text-properties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start text:name="bookmark0"/>L<text:span text:style-name="T1">É</text:span>ON DAUDET<text:bookmark-end text:name="bookmark0"/></text:p>
      <text:p text:style-name="P2">de l'Acad<text:span text:style-name="T1">é</text:span>mie Goncourt</text:p>
      <text:p text:style-name="P2"/>
      <text:p text:style-name="P1"><text:bookmark-start text:name="bookmark1"/>LE STUPIDE<text:bookmark-end text:name="bookmark1"/> <text:bookmark-start text:name="bookmark2"/>XIXe SIECLE<text:bookmark-end text:name="bookmark2"/></text:p>
      <text:p text:style-name="P1"><text:span text:style-name="T2">expos</text:span><text:span text:style-name="T3">é</text:span><text:span text:style-name="T2"> des insanit</text:span><text:span text:style-name="T3">é</text:span><text:span text:style-name="T2">s meurtri</text:span><text:span text:style-name="T3">è</text:span><text:span text:style-name="T2">res qui se sont abattues sur la france depuis 130 ans</text:span></text:p>
      <text:p text:style-name="P30">1789-1919</text:p>
      <text:p text:style-name="P1"/>
      <text:p text:style-name="P1"><text:bookmark-start text:name="bookmark3"/>PARIS<text:bookmark-end text:name="bookmark3"/></text:p>
      <text:p text:style-name="P1">NOUVELLE LIBRAIRIE NATIONALE</text:p>
      <text:p text:style-name="P1">3, place du panth<text:span text:style-name="T1">é</text:span>on. 3</text:p>
      <text:p text:style-name="P1">MCMXXII</text:p>
      <text:p text:style-name="P1"/>
      <text:p text:style-name="P1"/>
      <text:p text:style-name="P1"><text:span text:style-name="T2">a la haute et </text:span><text:span text:style-name="T3">fière</text:span><text:span text:style-name="T2"> </text:span><text:span text:style-name="T3">mémoire</text:span><text:span text:style-name="T2"> du Comte Eug</text:span><text:span text:style-name="T3">è</text:span><text:span text:style-name="T2">ne de Lur Saluces exil</text:span><text:span text:style-name="T3">é</text:span><text:span text:style-name="T2"> de frange en </text:span><text:span text:style-name="T3">châtiment</text:span><text:span text:style-name="T2"> de sa clairvoyance</text:span></text:p>
      <text:p text:style-name="P1">L. D.</text:p>
      <text:p text:style-name="P1"/>
      <text:p text:style-name="P32"/>
      <text:p text:style-name="P1"><text:bookmark-start text:name="bookmark6"/>LE STUPIDE XIX<text:span text:style-name="T5">e</text:span> SI<text:span text:style-name="T1">È</text:span>CLE<text:bookmark-end text:name="bookmark6"/></text:p>
      <text:p text:style-name="P1">AVANT-PROPOS EN MANIERE D'INTRODUCTION</text:p>
      <text:p text:style-name="P1"/>
      <text:p text:style-name="P38">N<text:span text:style-name="T1">é</text:span> dans le dernier tiers du dix-neuvi<text:span text:style-name="T1">è</text:span>me si<text:span text:style-name="T1">è</text:span>cle et m<text:span text:style-name="T1">ê</text:span>l<text:span text:style-name="T1">é</text:span>, par la c<text:span text:style-name="T1">é</text:span>l<text:span text:style-name="T1">é</text:span>brit<text:span text:style-name="T1">é</text:span> paternelle, <text:span text:style-name="T1">à</text:span> l'erreur triom­phante de ses tendances politiques, scientifiques et litt<text:span text:style-name="T1">é</text:span>raires, j'ai longuement particip<text:span text:style-name="T1">é</text:span> <text:span text:style-name="T1">à</text:span> cette erreur, jusqu'environ ma vingti<text:span text:style-name="T1">è</text:span>me ann<text:span text:style-name="T1">é</text:span>e. Alors, sous diverses influences, notamment sous le choc des scandales retentissants du r<text:span text:style-name="T1">é</text:span>gime, puis de la grande affaire juive, et des r<text:span text:style-name="T1">é</text:span>flexions qui s'ensuivirent, le voile pour moi se d<text:span text:style-name="T1">é</text:span>chira. Je reconnus que les id<text:span text:style-name="T1">é</text:span>es courantes de nos milieux <text:span text:style-name="T1">é</text:span>taient meurtri<text:span text:style-name="T1">è</text:span>res, qu'elles devaient mener une nation <text:span text:style-name="T1">à</text:span> l'affaissement et <text:span text:style-name="T1">à</text:span> la mort, et que baptis<text:span text:style-name="T1">é</text:span>es dans le charnier des guerres du premier Empire, elles mourraient sans doute dans un autre charnier pire. Les quelques expos<text:span text:style-name="T1">é</text:span>s qui vont suivre sont ainsi plus une constatation qu'une d<text:span text:style-name="T1">é</text:span>monstration. On en excusera la forme volontairement <text:span text:style-name="T1">â</text:span>pre, rude et sans m<text:span text:style-name="T1">é</text:span>nagement. Ce qui a fait la force d<text:span text:style-name="T1">é</text:span>testable de l'esprit r<text:span text:style-name="T1">é</text:span>volution­naire, et sa supr<text:span text:style-name="T1">é</text:span>matie, depuis cent trente ans, c'est la faiblesse de l'esprit r<text:span text:style-name="T1">é</text:span>actionnaire, rabougri, d<text:span text:style-name="T1">é</text:span>vi<text:span text:style-name="T1">é</text:span> et affadi en lib<text:span text:style-name="T1">é</text:span>ralisme. Les abrutis, souvent gran­diloquents et quelquefois du plus beau talent ora­toire et litt<text:span text:style-name="T1">é</text:span>raire, allant jusqu'au g<text:span text:style-name="T1">é</text:span>nie verbal (cas de Victor Hugo par exemple), qui menaient l'assaut contre le bon sens et la v<text:span text:style-name="T1">é</text:span>rit<text:span text:style-name="T1">é</text:span> religieuse et poli­tique, ne m<text:span text:style-name="T1">é</text:span>nageaient, eux, rien ni personne. Ils se ruaient <text:span text:style-name="T1">à</text:span> l'insanit<text:span text:style-name="T1">é</text:span> avec une sorte d'all<text:span text:style-name="T1">é</text:span>gresse et de d<text:span text:style-name="T1">é</text:span>fi, entra<text:span text:style-name="T1">î</text:span>nant derri<text:span text:style-name="T1">è</text:span>re eux ces stagnants, qui ont peur des mots et de leur ombre, peur de leurs contradicteurs, peur d'eux-m<text:span text:style-name="T1">ê</text:span>mes. Ils appelaient <text:span text:style-name="T1">à</text:span> la rescousse la foule anonyme et ignorante, .cette pl<text:span text:style-name="T1">è</text:span>be intellectuelle qu'il ne faut pas confondre avec le peuple, et qui n'a <text:span text:style-name="T1">é</text:span>t<text:span text:style-name="T1">é</text:span>, au cours de l'histoire, que la lie irrit<text:span text:style-name="T1">é</text:span>e de la nation. Il n'est rien de plus sage, ni de plus raisonnable, que le peuple fran<text:span text:style-name="T1">ç</text:span>ais dans ses familles, ses besoins, son labeur et ses remarques proverbiales. Il n'est rien de plus d<text:span text:style-name="T1">é</text:span>lirant que cette pl<text:span text:style-name="T1">è</text:span>be comiciale, infest<text:span text:style-name="T1">é</text:span>e d'<text:span text:style-name="T1">é</text:span>trangers, errante et vugulaire, mal d<text:span text:style-name="T1">é</text:span>finie, qui va des assaillants de la Bastille aux politiciens r<text:span text:style-name="T1">é</text:span>publicains de la derni<text:span text:style-name="T1">è</text:span>re fourn<text:span text:style-name="T1">é</text:span>e. Conglom<text:span text:style-name="T1">é</text:span>rat baroque et terrible (baroque en ses <text:span text:style-name="T1">é</text:span>l<text:span text:style-name="T1">é</text:span>ments, terrible en ses r<text:span text:style-name="T1">é</text:span>sultats), qui m<text:span text:style-name="T1">ê</text:span>le et juxtapose le juriste sans entrailles et born<text:span text:style-name="T1">é</text:span>, au m<text:span text:style-name="T1">é</text:span>dicastre de chef-lieu, au ploutocrate de carrefour, au souteneur mal repenti, <text:span text:style-name="T1">à</text:span> la fille publique travestie en monsieur. Jamais, m<text:span text:style-name="T1">ê</text:span>me au temps d'Aris­tophane ou de Juv<text:span text:style-name="T1">é</text:span>nal, jamais pareille mati<text:span text:style-name="T1">è</text:span>re ne s'est offerte au satirique, avec une semblable pro­fusion, un tel foisonnement d'ignares, de t<text:span text:style-name="T1">â</text:span>ton­nants, d'infatu<text:span text:style-name="T1">é</text:span>s, de foireux et de fols. Nous ver­rons les noms <text:span text:style-name="T1">à</text:span> mesure, car je n'ai nulle intention de les celer.</text:p>
      <text:p text:style-name="P38">C'est, je crois, le philosophe catalan Balm<text:span text:style-name="T1">è</text:span>s, d<text:span text:style-name="T1">é</text:span>fenseur illustre et clair du catholicisme, qui exprima, le plus justement, cette id<text:span text:style-name="T1">é</text:span>e qu'il importe, pour nuire r<text:span text:style-name="T1">é</text:span>ellement <text:span text:style-name="T1">à</text:span> une doctrine pernicieuse, de s'en prendre <text:span text:style-name="T1">à</text:span> ceux qui la propagent. Rien de plus juste. Les pol<text:span text:style-name="T1">é</text:span>miques ad principia ont leur autorit<text:span text:style-name="T1">é</text:span> et leur prix. Mais elles ne deviennent per­cutantes qu'en s'incarnant, en devenant pol<text:span text:style-name="T1">é</text:span>miques ad personas, du moins quant aux vivants. <text:span text:style-name="T1">«</text:span> Vous compliquez la t<text:span text:style-name="T1">â</text:span>che <text:span text:style-name="T1">»</text:span>, s'<text:span text:style-name="T1">é</text:span>crient les paresseux et les timides. Pour vous peut-<text:span text:style-name="T1">ê</text:span>tre, qui vous contentez d'un semblant de lutte et de fausses victoires acad<text:span text:style-name="T1">é</text:span>­miques. Nous la simplifions, au contraire, pour ceux qui veulent des r<text:span text:style-name="T1">é</text:span>sultats tangibles, positifs, solides. En voici un exemple et r<text:span text:style-name="T1">é</text:span>cent :</text:p>
      <text:p text:style-name="P50"><text:span text:style-name="T7">Pendant de longues ann</text:span><text:span text:style-name="T8">é</text:span><text:span text:style-name="T7">es, des historiens, des th</text:span><text:span text:style-name="T8">é</text:span><text:span text:style-name="T7">ologiens, des hommes politiques de droite ou du centre (j'emploie </text:span><text:span text:style-name="T8">à</text:span><text:span text:style-name="T7"> dessein le jargon parlementaire, parce qu'il correspond </text:span><text:span text:style-name="T8">à</text:span><text:span text:style-name="T7"> des visages) se sont atta­qu</text:span><text:span text:style-name="T8">é</text:span><text:span text:style-name="T7">s </text:span><text:span text:style-name="T8">à</text:span><text:span text:style-name="T7"> la ma</text:span><text:span text:style-name="T8">ç</text:span><text:span text:style-name="T7">onnerie, qui est l'instrument </text:span><text:span text:style-name="T8">é</text:span><text:span text:style-name="T7">lectoral du peuple juif en subsistance chez les Fran</text:span><text:span text:style-name="T8">ç</text:span><text:span text:style-name="T7">ais. D'excellents ouvrages ont paru sur ce sujet. La ma</text:span><text:span text:style-name="T8">ç</text:span><text:span text:style-name="T7">onnerie, d</text:span><text:span text:style-name="T8">é</text:span><text:span text:style-name="T7">voil</text:span><text:span text:style-name="T8">é</text:span><text:span text:style-name="T7">e ou non, ne s'en portait pas </text:span><text:soft-page-break/><text:span text:style-name="T7">plus mal, quand, </text:span><text:span text:style-name="T8">à</text:span><text:span text:style-name="T7"> l'automne de 1904, un d</text:span><text:span text:style-name="T8">é</text:span><text:span text:style-name="T7">put</text:span><text:span text:style-name="T8">é</text:span><text:span text:style-name="T7"> patriote courageux et jusqu'</text:span><text:span text:style-name="T8">à</text:span><text:span text:style-name="T7"> la mort, du nom de Gabriel Syveton, fit </text:span><text:span text:style-name="T8">é</text:span><text:span text:style-name="T7">clater le scandale des fiches de d</text:span><text:span text:style-name="T8">é</text:span><text:span text:style-name="T7">lation et souffleta, en pleine s</text:span><text:span text:style-name="T8">é</text:span><text:span text:style-name="T7">ance, le chef des mouchards (et du m</text:span><text:span text:style-name="T8">ê</text:span><text:span text:style-name="T7">me coup les auxiliaires et renseigneurs de l'Allemagne), autrement dit le ministre de la Guerre g</text:span><text:span text:style-name="T8">é</text:span><text:span text:style-name="T7">n</text:span><text:span text:style-name="T8">é</text:span><text:span text:style-name="T7">ral Andr</text:span><text:span text:style-name="T8">é</text:span><text:span text:style-name="T7">. Cet acte porta </text:span><text:span text:style-name="T8">à</text:span><text:span text:style-name="T7"> la ma</text:span><text:span text:style-name="T8">ç</text:span><text:span text:style-name="T7">onnerie un coup terrible, dont elle ne s'est pas relev</text:span><text:span text:style-name="T8">é</text:span><text:span text:style-name="T7">e, dont elle ne se rel</text:span><text:span text:style-name="T8">è</text:span><text:span text:style-name="T7">vera peut-</text:span><text:span text:style-name="T8">ê</text:span><text:span text:style-name="T7">tre pas. Or, le soir m</text:span><text:span text:style-name="T8">ê</text:span><text:span text:style-name="T7">me de cet </text:span><text:span text:style-name="T8">é</text:span><text:span text:style-name="T7">v</text:span><text:span text:style-name="T8">é</text:span><text:span text:style-name="T7">nement, d'une impor­tance historique, j'eus la stupeur d'entendre d</text:span><text:span text:style-name="T8">é</text:span><text:span text:style-name="T7">sa­vouer ce glorieux et malheureux Syveton (mon ancien condisciple de Louis-le-Grand), par presque tous ses amis et partisans, qui lui reprochaient ce beau soufflet comme impolitique... Impolitique</text:span><text:span text:style-name="T9"> </text:span><text:span text:style-name="T7">!... Alors qu'il passait en efficacit</text:span><text:span text:style-name="T8">é</text:span><text:span text:style-name="T7"> tous les discours et tous les articles, concentrant en un moment, sur une bl</text:span><text:span text:style-name="T8">ê</text:span><text:span text:style-name="T7">me face de chair et d'os, l'indignation accu­mul</text:span><text:span text:style-name="T8">é</text:span><text:span text:style-name="T7">e par la c</text:span><text:span text:style-name="T8">é</text:span><text:span text:style-name="T7">l</text:span><text:span text:style-name="T8">è</text:span><text:span text:style-name="T7">bre, trop c</text:span><text:span text:style-name="T8">é</text:span><text:span text:style-name="T7">l</text:span><text:span text:style-name="T8">è</text:span><text:span text:style-name="T7">bre compagnie des fr</text:span><text:span text:style-name="T8">è</text:span><text:span text:style-name="T7">res mouchards. Pendant toute la journ</text:span><text:span text:style-name="T8">é</text:span><text:span text:style-name="T7">e qui suivit, je chapitrai </text:span><text:span text:style-name="T8">à</text:span><text:span text:style-name="T7"> ce sujet, </text:span><text:span text:style-name="T8">à</text:span><text:span text:style-name="T7"> son domicile, passage Landrieu, puis dans la rue, Edouard Dru- mont, auteur de la </text:span><text:span text:style-name="T10">France juive</text:span><text:span text:style-name="T7">, de ce grand pilori nominal, si puissant et majestueux, tout anim</text:span><text:span text:style-name="T8">é</text:span><text:span text:style-name="T7"> d'un bruissement dantesque. Mais, Drumont </text:span><text:span text:style-name="T8">é</text:span><text:span text:style-name="T7">tant d</text:span><text:span text:style-name="T8">é</text:span><text:span text:style-name="T7">put</text:span><text:span text:style-name="T8">é</text:span><text:span text:style-name="T7">, d'ailleurs assez muet, et participant </text:span><text:span text:style-name="T8">à</text:span><text:span text:style-name="T7"> la convention g</text:span><text:span text:style-name="T8">é</text:span><text:span text:style-name="T7">n</text:span><text:span text:style-name="T8">é</text:span><text:span text:style-name="T7">rale, d</text:span><text:span text:style-name="T8">é</text:span><text:span text:style-name="T7">plorait la gifle vengeresse ; </text:span><text:span text:style-name="T8">«</text:span><text:span text:style-name="T7"> Ahl mon ami, tout de m</text:span><text:span text:style-name="T8">ê</text:span><text:span text:style-name="T7">me, le g</text:span><text:span text:style-name="T8">é</text:span><text:span text:style-name="T7">n</text:span><text:span text:style-name="T8">é</text:span><text:span text:style-name="T7">ral Andr</text:span><text:span text:style-name="T8">é</text:span><text:span text:style-name="T7"> a soixante-cinq ans sonn</text:span><text:span text:style-name="T8">é</text:span><text:span text:style-name="T7">s ! </text:span><text:span text:style-name="T8">»</text:span><text:span text:style-name="T7"> Cet argument me paraissait niais, piteux ; je le dis </text:span><text:span text:style-name="T8">à</text:span><text:span text:style-name="T7"> Drumont, que j'aimais et admirais de toutes mes forces, et nous faill</text:span><text:span text:style-name="T8">î</text:span><text:span text:style-name="T7">mes nous disputer.</text:span></text:p>
      <text:p text:style-name="P38">N'allez pas en conclure, au moins, que je pr<text:span text:style-name="T1">é</text:span>­conise la violence (posthume ou non), vis-<text:span text:style-name="T1">à</text:span>-vis des penseurs ou <text:span text:style-name="T1">é</text:span>crivains pernicieux, qui ouvrirent et peupl<text:span text:style-name="T1">è</text:span>rent les charniers du premier Empire, de la Commune, des deux guerres franco-allemandes de 1870 et de 1914. Je pr<text:span text:style-name="T1">é</text:span>conise plus simplement l'examen critique, ferme et dru, puis le d<text:span text:style-name="T1">é</text:span>boulon­nage des idoles de la r<text:span text:style-name="T1">é</text:span>volution et de la d<text:span text:style-name="T1">é</text:span>mocratie au XIX<text:span text:style-name="T5">e</text:span> si<text:span text:style-name="T1">è</text:span>cle. Mais pour que cette indispensable op<text:span text:style-name="T1">é</text:span>ration ait lieu, il faut d'abord que les gens aient remarqu<text:span text:style-name="T1">é</text:span> le lien de ces idoles (lien de cause <text:span text:style-name="T1">à</text:span> effet), aux maux qu'ils engendr<text:span text:style-name="T1">è</text:span>rent. C'est un premier point, et sans doute le plus malais<text:span text:style-name="T1">é</text:span> <text:span text:style-name="T1">à</text:span> obtenir.</text:p>
      <text:p text:style-name="P38">En effet, le sens de la responsabilit<text:span text:style-name="T1">é</text:span> personnelle s'est fortement d<text:span text:style-name="T1">é</text:span>prim<text:span text:style-name="T1">é</text:span> au XIX<text:span text:style-name="T5">e</text:span> si<text:span text:style-name="T1">è</text:span>cle, alors que tout le long du moyen <text:span text:style-name="T1">â</text:span>ge, et encore au XVI<text:span text:style-name="T5">e</text:span> et au XVII<text:span text:style-name="T5">e</text:span> si<text:span text:style-name="T1">è</text:span>cle, il <text:span text:style-name="T1">é</text:span>tait si vigoureux. Le fatalisme et le d<text:span text:style-name="T1">é</text:span>terminisme en sont le t<text:span text:style-name="T1">é</text:span>moignage, qui font croire aux hommes, et notamment <text:span text:style-name="T1">à</text:span> nos compa­triotes, que les maux subis et soufferts, dans le domaine des choses d'Etat notamment, tiennent, non <text:span text:style-name="T1">à</text:span> de mauvaises institutions et <text:span text:style-name="T1">à</text:span> une mauvaise politique, non au m<text:span text:style-name="T1">û</text:span>rissement des erreurs et l<text:span text:style-name="T1">â</text:span>che­t<text:span text:style-name="T1">é</text:span>s, mais <text:span text:style-name="T1">à</text:span> des n<text:span text:style-name="T1">é</text:span>cessit<text:span text:style-name="T1">é</text:span>s lointaines et in<text:span text:style-name="T1">é</text:span>luctables, comme la rotation de la terre, ou la succession des saisons L'affaissement de l'esprit d<text:span text:style-name="T1">é</text:span>ductif est une caract<text:span text:style-name="T1">é</text:span>ristique du XIX<text:span text:style-name="T5">e</text:span> si<text:span text:style-name="T1">è</text:span>cle, en m<text:span text:style-name="T1">ê</text:span>me temps que sa timidit<text:span text:style-name="T1">é</text:span> psychologique. Les <text:span text:style-name="T1">é</text:span>crivains pr<text:span text:style-name="T1">é</text:span>tendus sceptiques (un Renan, par exemple), n'osent pas aller jusqu'au bout de leur raisonnement, ni m<text:span text:style-name="T1">ê</text:span>me d'un raisonnement quelconque, de peur d'y rencontrer la personne divine, ou son reflet dans la conscience humaine, qui est la responsabilit<text:span text:style-name="T1">é</text:span> directe. Lus de ce point de vue, ces philosophes sans philosophie (car il n'aime point pour de bon la sagesse, celui qui s'arr<text:span text:style-name="T1">ê</text:span>te en chemin), ces h<text:span text:style-name="T1">é</text:span>si­tants, <text:span text:style-name="T1">effrayés</text:span> et abouliques, excitent un rire d'une qualit<text:span text:style-name="T1">é</text:span> sup<text:span text:style-name="T1">é</text:span>rieure. Je vous recommande la corres­pondance falote de Renan et de Berthelot. L'esprit born<text:span text:style-name="T1">é</text:span>, fanatique et but<text:span text:style-name="T1">é</text:span> de Berthelot (d<text:span text:style-name="T1">è</text:span>s qu'il sort de ses oignons, c'est-<text:span text:style-name="T1">à</text:span>-dire de la chimie, de la cha­leur et des explosifs) voudrait en vain entra<text:span text:style-name="T1">î</text:span>ner le souple Renan dans des voies introspectives, dont Renan, ancien clerc, flaire le danger et devant lesquelles il ren<text:span text:style-name="T1">â</text:span>cle. Claude Bernard aussi est bien inquiet, le cher homme, quand, au-del<text:span text:style-name="T1">à</text:span> du foie et de son sucre, du cerveau et de la distinction des nerfs sensibles et des nerfs moteurs, il aper<text:span text:style-name="T1">ç</text:span>oit une sorte de lueur, qui n'est pas de pure phosphores­<text:soft-page-break/>cence. Vite, il se d<text:span text:style-name="T1">é</text:span>tourne et s'enfuit. Il n'est presque pas d'esprit pr<text:span text:style-name="T1">é</text:span>tendu libre, en cette <text:span text:style-name="T1">é</text:span>poque si profond<text:span text:style-name="T1">é</text:span>ment timide, chez qui ne se remarque, plus ou moins dissimul<text:span text:style-name="T1">é</text:span>e, tacite ou arro­gante, cette panique du divin. Les th<text:span text:style-name="T1">é</text:span>ologiens n'avaient pas les m<text:span text:style-name="T1">ê</text:span>mes transes, certes, vis-<text:span text:style-name="T1">à</text:span>-vis de l'incr<text:span text:style-name="T1">é</text:span>dulit<text:span text:style-name="T1">é</text:span>, et ils vous l'empoignaient hardiment.</text:p>
      <text:p text:style-name="P50"><text:bookmark-start text:name="bookmark9"/><text:span text:style-name="T7">La m</text:span><text:span text:style-name="T8">é</text:span><text:span text:style-name="T7">connaissance des effets, dans leurs rapports avec les causes, m'objecte quelqu'un, c'est absur­dit</text:span><text:span text:style-name="T8">é</text:span><text:span text:style-name="T7">, plus que stupidit</text:span><text:span text:style-name="T8">é</text:span><text:span text:style-name="T7">. Sans doute, mais, dans le fait d'ctre absurde, il subsiste une possibilit</text:span><text:span text:style-name="T8">é</text:span><text:span text:style-name="T7">, une notion d'</text:span><text:span text:style-name="T8">é</text:span><text:span text:style-name="T7">nergie. Au lieu que le XIXe si</text:span><text:span text:style-name="T8">è</text:span><text:span text:style-name="T7">cle se compla</text:span><text:span text:style-name="T8">î</text:span><text:span text:style-name="T7">t dans ses insanit</text:span><text:span text:style-name="T8">é</text:span><text:span text:style-name="T7">s. </text:span><text:span text:style-name="T8">É</text:span><text:span text:style-name="T7">tymologiquement, </text:span><text:span text:style-name="T8">«</text:span><text:span text:style-name="T7"> stupet </text:span><text:span text:style-name="T8">»</text:span><text:span text:style-name="T7"> :</text:span><text:bookmark-end text:name="bookmark9"/><text:span text:style-name="T7"> il demeure l</text:span><text:span text:style-name="T8">à</text:span><text:span text:style-name="T7">, au m</text:span><text:span text:style-name="T8">ê</text:span><text:span text:style-name="T7">me point, immuable, b</text:span><text:span text:style-name="T8">é</text:span><text:span text:style-name="T7">at et r</text:span><text:span text:style-name="T8">é</text:span><text:span text:style-name="T7">joui, comme un </text:span><text:span text:style-name="T8">â</text:span><text:span text:style-name="T7">ne assis dans une mare ; et il s'admire et il se mire, et il convie les passants </text:span><text:span text:style-name="T8">à</text:span><text:span text:style-name="T7"> le c</text:span><text:span text:style-name="T8">é</text:span><text:span text:style-name="T7">l</text:span><text:span text:style-name="T8">é</text:span><text:span text:style-name="T7">brer et </text:span><text:span text:style-name="T8">à</text:span><text:span text:style-name="T7"> l'admirer. Lisez </text:span><text:span text:style-name="T10">l'Avenir de la science</text:span><text:span text:style-name="T7"> de Renan, d</text:span><text:span text:style-name="T8">é</text:span><text:span text:style-name="T7">j</text:span><text:span text:style-name="T8">à</text:span><text:span text:style-name="T7"> nomm</text:span><text:span text:style-name="T8">é</text:span><text:span text:style-name="T7">, qu'il appelait son </text:span><text:span text:style-name="T8">«</text:span><text:span text:style-name="T7"> enc</text:span><text:span text:style-name="T8">é</text:span><text:span text:style-name="T7">­phalite</text:span><text:span text:style-name="T9"> </text:span><text:span text:style-name="T8">»</text:span><text:span text:style-name="T7"> et trouvait manifestement un bouquin rare et hardi, et qui nous appara</text:span><text:span text:style-name="T8">î</text:span><text:span text:style-name="T7">t aujourd'hui comme une prud'homie sans nom. Lisez la bur­lesque correspondance du bon Flaubert, boule de jardin, o</text:span><text:span text:style-name="T8">ù</text:span><text:span text:style-name="T7"> apparaissent, grandies en tous sens, toutes les sottises et niaiseries de son </text:span><text:span text:style-name="T8">é</text:span><text:span text:style-name="T7">poque. Le plus dr</text:span><text:span text:style-name="T8">ô</text:span><text:span text:style-name="T7">le, c'est qu'il crut condenser sottises et niaiseries dans </text:span><text:span text:style-name="T10">Bouvard et P</text:span><text:span text:style-name="T11">é</text:span><text:span text:style-name="T10">cuchet</text:span><text:span text:style-name="T7">, morne recueil des fan­taisies de deux imb</text:span><text:span text:style-name="T8">é</text:span><text:span text:style-name="T7">ciles, alors que sa correspon­dance est un compendium beaucoup plus s</text:span><text:span text:style-name="T8">é</text:span><text:span text:style-name="T7">rieux (et donc beaucoup plus comique), de n</text:span><text:span text:style-name="T8">é</text:span><text:span text:style-name="T7">oponcifs autrement dangereux. Flaubert </text:span><text:span text:style-name="T8">é</text:span><text:span text:style-name="T7">tait trop ouvert </text:span><text:span text:style-name="T8">à</text:span><text:span text:style-name="T7"> la sonorit</text:span><text:span text:style-name="T8">é</text:span><text:span text:style-name="T7"> des mots pour ne pas se griser du roman­tisme, lequel est lui-m</text:span><text:span text:style-name="T8">ê</text:span><text:span text:style-name="T7">me l'exaltation des parties basses de l'humanit</text:span><text:span text:style-name="T8">é</text:span><text:span text:style-name="T7">, aux d</text:span><text:span text:style-name="T8">é</text:span><text:span text:style-name="T7">pens de la divine rai­son. J'ai vu, jadis, dans un jardin, un massif de roses admirables, et d'un coloris surprenant, dont le parfum grisant </text:span><text:span text:style-name="T8">é</text:span><text:span text:style-name="T7">tait contrari</text:span><text:span text:style-name="T8">é</text:span><text:span text:style-name="T7"> et troubl</text:span><text:span text:style-name="T8">é</text:span><text:span text:style-name="T7"> par une autre odeur ind</text:span><text:span text:style-name="T8">é</text:span><text:span text:style-name="T7">termin</text:span><text:span text:style-name="T8">é</text:span><text:span text:style-name="T7">e. Le propri</text:span><text:span text:style-name="T8">é</text:span><text:span text:style-name="T7">taire de la roseraie se demandait s'il y avait, l</text:span><text:span text:style-name="T8">à</text:span><text:span text:style-name="T7"> derri</text:span><text:span text:style-name="T8">è</text:span><text:span text:style-name="T7">re, quelque b</text:span><text:span text:style-name="T8">ê</text:span><text:span text:style-name="T7">te crev</text:span><text:span text:style-name="T8">é</text:span><text:span text:style-name="T7">e. Non de b</text:span><text:span text:style-name="T8">ê</text:span><text:span text:style-name="T7">tes puantes, mais d'une fosse d'aisance, jadis opulente, puis d</text:span><text:span text:style-name="T8">é</text:span><text:span text:style-name="T7">sert</text:span><text:span text:style-name="T8">é</text:span><text:span text:style-name="T7">e et dont subsistait le fade souvenir. L</text:span><text:span text:style-name="T8">à</text:span><text:span text:style-name="T7"> m'apparut l'image du romantisme, qu'inaugur</text:span><text:span text:style-name="T8">é</text:span><text:span text:style-name="T7"> la lyre de Ren</text:span><text:span text:style-name="T8">é</text:span><text:span text:style-name="T7"> et qui, finalement, s'incarne en Zola. Toute redon­dance verbale aboutit </text:span><text:span text:style-name="T8">à</text:span><text:span text:style-name="T7"> l'instinct.</text:span></text:p>
      <text:p text:style-name="P38">L'infatuation du XIXe si<text:span text:style-name="T1">è</text:span>cle en g<text:span text:style-name="T1">é</text:span>n<text:span text:style-name="T1">é</text:span>ral (et qui d<text:span text:style-name="T1">é</text:span>passe m<text:span text:style-name="T1">ê</text:span>me celle des encyclop<text:span text:style-name="T1">é</text:span>distes de la fin du xvm* si<text:span text:style-name="T1">è</text:span>cle, dont elle est issue), m'appara<text:span text:style-name="T1">î</text:span>t comme un legs de la R<text:span text:style-name="T1">é</text:span>forme et un <text:span text:style-name="T1">é</text:span>panouissement de l'individualisme. On la trouve aussi bien dans les acad<text:span text:style-name="T1">é</text:span>mies, qui se d<text:span text:style-name="T1">é</text:span>pouillent de leur substance et abandonnent le labeur, et m<text:span text:style-name="T1">ê</text:span>me la politesse intellec­tuelle, pour le d<text:span text:style-name="T1">é</text:span>corum, que dans les c<text:span text:style-name="T1">é</text:span>nacles litt<text:span text:style-name="T1">é</text:span>raires. Seule y <text:span text:style-name="T1">é</text:span>chappe une savoureuse boh<text:span text:style-name="T1">è</text:span>me de lettres, d'arts ou de science, m<text:span text:style-name="T1">é</text:span>connue par les contemporains, et qui sauvera la cause de l'origi­nalit<text:span text:style-name="T1">é</text:span>. Le poncif est de tous les temps, mais celui qui s'<text:span text:style-name="T1">é</text:span>tend de i83o <text:span text:style-name="T1">à</text:span> 1900, sous des d<text:span text:style-name="T1">é</text:span>guisements successifs, avec*une m<text:span text:style-name="T1">ê</text:span>me candeur, est un poncif doctrinaire et pompier, d'une fibre, d'une qualit<text:span text:style-name="T1">é</text:span> unique, car il pr<text:span text:style-name="T1">é</text:span>tend <text:span text:style-name="T1">à</text:span> l'innovation, <text:span text:style-name="T1">à</text:span> la singula­rit<text:span text:style-name="T1">é</text:span>, <text:span text:style-name="T1">à</text:span> la hardiesse.</text:p>
      <text:p text:style-name="P38">En voulez-vous quelques sp<text:span text:style-name="T1">é</text:span>cimens, r<text:span text:style-name="T1">é</text:span>sum<text:span text:style-name="T1">é</text:span>s en quelques propositions? Il n'y a que l'embarras du choix, et oent devises de n<text:span text:style-name="T1">é</text:span>ant (dont chacune pour­rait servir d'<text:span text:style-name="T1">é</text:span>pigraphe <text:span text:style-name="T1">à</text:span> un chapitre du pr<text:span text:style-name="T1">é</text:span>sent ouvrage) r<text:span text:style-name="T1">é</text:span>sument cent ann<text:span text:style-name="T1">é</text:span>es de discours, discus­sions, palabres, po<text:span text:style-name="T1">è</text:span>mes, romans, journaux, cri­tiques et consid<text:span text:style-name="T1">é</text:span>rations philosophiques, dont le fatras remplirait dix biblioth<text:span text:style-name="T1">è</text:span>ques de la contenance de celle d'Alexandrie. Car tout le monde pr<text:span text:style-name="T1">é</text:span>tend plus ou moins <text:span text:style-name="T1">à</text:span> <text:span text:style-name="T1">é</text:span>crire, r<text:span text:style-name="T1">é</text:span>sumer, juger, expliquer son propre caract<text:span text:style-name="T1">è</text:span>re ou celui d'autrui, ou lib<text:span text:style-name="T1">é</text:span>rer ses humeurs, o<text:span text:style-name="T1">ù</text:span> am<text:span text:style-name="T1">é</text:span>liorer la Constitution. Le bavardage n'est pas seulement sur la langue ; il est dans la plume, o<text:span text:style-name="T1">ù</text:span> des po<text:span text:style-name="T1">é</text:span>tesses, volontairement</text:p>
      <text:p text:style-name="P32"/>
      <text:p text:style-name="P1">hagardes, improvis<text:span text:style-name="T1">é</text:span>es et <text:span text:style-name="T1">é</text:span>chevel<text:span text:style-name="T1">é</text:span>es, d<text:span text:style-name="T1">é</text:span>laient en douze mille vers, de moins en moins sinc<text:span text:style-name="T1">è</text:span>res, leurs souvenirs d'enfance et l'<text:span text:style-name="T1">é</text:span>veil de leur pubert<text:span text:style-name="T1">é</text:span>, o<text:span text:style-name="T1">ù</text:span> des prosateurs, d'ailleurs bien dou<text:span text:style-name="T1">é</text:span>s, racontent, en cinquante tomes, leurs navigations et escales en divers pays, jointes <text:span text:style-name="T1">à</text:span> la crainte qu'ils ont de la mort. Ahl cette mort, comme on la redoute, dans le clan des la<text:span text:style-name="T1">ï</text:span>cs et des sceptiques, des belliqueux n<text:span text:style-name="T1">é</text:span>gateurs de l'<text:span text:style-name="T1">é</text:span>ternit<text:span text:style-name="T1">é</text:span> et de son Juge ! Gomme elle pr<text:span text:style-name="T1">é</text:span>occupe et embringue tous ceux qui devraient pourtant se moquer d'elle, puisqu'elle est, <text:span text:style-name="T1">à</text:span> leurs yeux, n<text:span text:style-name="T1">é</text:span>ant, et que le n<text:span text:style-name="T1">é</text:span>ant abolit la souffrance, ainsi que tout souvenir de l'<text:span text:style-name="T1">ê</text:span>tre, ainsi que toute pr<text:span text:style-name="T1">é</text:span>occupationI... <text:span text:style-name="T1">«</text:span> H<text:span text:style-name="T1">é</text:span>las! je mourrai, je dispara<text:span text:style-name="T1">î</text:span>­trai, il ne restera plus rien de mon beau corps ni de mon esprit si subtil, ni de ma sagesse, ni de mes bondissements, ni de ma folie, ni de mon lyrisme, ni de ma gloire, ni de mes lauriers! — H<text:span text:style-name="T1">é</text:span>lasI non, d'apr<text:span text:style-name="T1">è</text:span>s vos doctrines m<text:span text:style-name="T1">ê</text:span>mes, rien ne restera, monsieur, madame. — N'est-ce pas une chose <text:span text:style-name="T1">é</text:span>pouvantable?— Mon Dieu non, c'est chose ordi­naire et courante en mat<text:span text:style-name="T1">é</text:span>rialisme, et dont il faut, d<text:span text:style-name="T1">è</text:span>s la naissance, prendre votre parti. <text:span text:style-name="T1">»</text:span> Comparez <text:span text:style-name="T1">à</text:span> cette pusillanimit<text:span text:style-name="T1">é</text:span> devant l'in<text:span text:style-name="T1">é</text:span>luctable, <text:span text:style-name="T1">à</text:span> cette chair de poule, <text:span text:style-name="T1">à</text:span> ces fr<text:span text:style-name="T1">é</text:span>missements, l'impavidit<text:span text:style-name="T1">é</text:span> des gens du xvi% du xvii<text:span text:style-name="T5">6</text:span>, m<text:span text:style-name="T1">ê</text:span>me du<text:span text:style-name="T2"> xviii</text:span><text:span text:style-name="T1">®</text:span> si<text:span text:style-name="T1">è</text:span>cle, o<text:span text:style-name="T1">ù</text:span> aristocrates et bourgeois regard<text:span text:style-name="T1">è</text:span>rent avec des yeux calmes la guillotine et hauss<text:span text:style-name="T1">è</text:span>rent les <text:span text:style-name="T1">é</text:span>paules devant leurs bourreaux. Cette charrette d'enfants, hurleurs et <text:span text:style-name="T1">é</text:span>chevel<text:span text:style-name="T1">é</text:span>s, qui parcourt les avenues du roman­tisme fran<text:span text:style-name="T1">ç</text:span>ais, en ameutant et terrifiant les</text:p>
      <text:p text:style-name="P32"/>
      <text:p text:style-name="P1">badauds, <text:span text:style-name="T1">à</text:span> l'aide de phrases sonores et de rimes altern<text:span text:style-name="T1">é</text:span>es, est quelque chose de d<text:span text:style-name="T1">é</text:span>go<text:span text:style-name="T1">û</text:span>tant et qui rend honteux. Le manque de tenue devant la Gamarde est le pire de tous, et l'acceptation de l'in<text:span text:style-name="T1">é</text:span>luctable devrait s'enseigner de bonne heure aux enfants, avec la fa<text:span text:style-name="T1">ç</text:span>on de lire et de manger.</text:p>
      <text:p text:style-name="P1">Quiconque meurt meurt <text:span text:style-name="T1">à</text:span> douleur.</text:p>
      <text:p text:style-name="P1">Celui qui perd vent et haleine,</text:p>
      <text:p text:style-name="P1">Le fiel lui tombe sur son c<text:span text:style-name="T1">œ</text:span>ur,'</text:p>
      <text:p text:style-name="P1">Puis sue, Dieu sait quelle sueur 1</text:p>
      <text:p text:style-name="P1">dit sobrement Fran<text:span text:style-name="T1">ç</text:span>ois Villon..., et il court <text:span text:style-name="T1">à</text:span> d'autres exercices. Est-il sottise plus grande que de passer le bref temps de la vie <text:span text:style-name="T1">à</text:span> conjecturer et lamenter la mort, et n'y a-t-il pas plut<text:span text:style-name="T1">ô</text:span>t une curio­sit<text:span text:style-name="T1">é</text:span>, attenante <text:span text:style-name="T1">à</text:span> ce moment de passage, que nous devrions cultiver en nous? Puis apr<text:span text:style-name="T1">è</text:span>s pareilles guerres, semblables holocaustes et le peuplement de tant de cimeti<text:span text:style-name="T1">è</text:span>res, de foss<text:span text:style-name="T1">é</text:span>s et de champs convertis en cimeti<text:span text:style-name="T1">è</text:span>res, quelle surpu<text:span text:style-name="T1">é</text:span>rilit<text:span text:style-name="T1">é</text:span> ridicule que cette plainte, que cette inqui<text:span text:style-name="T1">é</text:span>tude, que cette angoisse I En v<text:span text:style-name="T1">é</text:span>rit<text:span text:style-name="T1">é</text:span>, il est temps de fermer le vocero du cercueil qui vient et de chercher d'autres sujets d'<text:span text:style-name="T1">é</text:span>l<text:span text:style-name="T1">é</text:span>gie que celui de notre propre an<text:span text:style-name="T1">é</text:span>antissement. Depuis quelque temps, je juge un po<text:span text:style-name="T1">è</text:span>te (hors de son rythme et de son <text:span text:style-name="T1">é</text:span>lan) <text:span text:style-name="T1">à</text:span> la fa<text:span text:style-name="T1">ç</text:span>on dont il prend bien la mort. Tel Mistral, dans les Olivades, conjec­turant avec s<text:span text:style-name="T1">é</text:span>r<text:span text:style-name="T1">é</text:span>nit<text:span text:style-name="T1">é</text:span> son tombeau et l'<text:span text:style-name="T1">é</text:span>vanouisse­ment progressif de sa gloire. Qu'il s'estime heu­reux, celui qui n'est pas mort d'une balle au front, obscur<text:span text:style-name="T1">é</text:span>ment, de 1914 <text:span text:style-name="T1">à</text:span> 1918, et qui peut encore manger la soupe baudelairienne, <text:span text:style-name="T1">«</text:span> au coin du feu,</text:p>
      <text:p text:style-name="P32"/>
      <text:p text:style-name="P1">-</text:p>
      <text:p text:style-name="P1">le soir, aupr<text:span text:style-name="T1">è</text:span>s d'une <text:span text:style-name="T1">â</text:span>me aim<text:span text:style-name="T1">é</text:span>e I <text:span text:style-name="T1">»</text:span> Qu'elle s'estime heureuse, celle qui n'a pas d<text:span text:style-name="T1">û</text:span> vendre son corps pour gagner son propre pain et qui a lit, canap<text:span text:style-name="T1">é</text:span>, mari, enfants, voire belle-m<text:span text:style-name="T1">è</text:span>re, entourage de m<text:span text:style-name="T1">é</text:span>di­sants et de calomniateurs ! Tout cela vaut mieux que la terre froide et pr<text:span text:style-name="T1">é</text:span>matur<text:span text:style-name="T1">é</text:span>e, ou que le sourire pernicieux de l'entremetteuse.</text:p>
      <text:p text:style-name="P38">Revenons donc <text:span text:style-name="T1">à</text:span> nos poncifs, ou plut<text:span text:style-name="T1">ô</text:span>t <text:span text:style-name="T1">à</text:span> quel ques-uns d'entre eux :</text:p>
      <text:p text:style-name="P1">i° Le xix<text:span text:style-name="T5">6</text:span> si<text:span text:style-name="T1">è</text:span>cle est le si<text:span text:style-name="T1">è</text:span>cle de la science. 2° Le xix<text:span text:style-name="T1">®</text:span> si<text:span text:style-name="T1">è</text:span>cle est le si<text:span text:style-name="T1">è</text:span>cle du progr<text:span text:style-name="T1">è</text:span>s. 3° Le xix<text:span text:style-name="T5">e</text:span> si<text:span text:style-name="T1">è</text:span>cle est le si<text:span text:style-name="T1">è</text:span>cle de la d<text:span text:style-name="T1">é</text:span>mocratie, qui est progr<text:span text:style-name="T1">è</text:span>s et progr<text:span text:style-name="T1">è</text:span>s continu. 4° Les t<text:span text:style-name="T1">é</text:span>n<text:span text:style-name="T1">è</text:span>bres du moyen <text:span text:style-name="T1">â</text:span>ge. 5° La R<text:span text:style-name="T1">é</text:span>volution est sainte, et elle a <text:span text:style-name="T1">é</text:span>mancip<text:span text:style-name="T1">é</text:span> le peuple fran<text:span text:style-name="T1">ç</text:span>ais.</text:p>
      <text:p text:style-name="P38">6° La d<text:span text:style-name="T1">é</text:span>mocratie, c'est la paix. Si tu veux la paix, pr<text:span text:style-name="T1">é</text:span>pare la paix.</text:p>
      <text:p text:style-name="P38">7<text:span text:style-name="T5">0</text:span> L'avenir est <text:span text:style-name="T1">à</text:span> la science. La Science est tou­jours bienfaisante.</text:p>
      <text:p text:style-name="P38">8° L'instruction la<text:span text:style-name="T1">ï</text:span>que, c'est l'<text:span text:style-name="T1">é</text:span>mancipation du peuple.</text:p>
      <text:p text:style-name="P38">9<text:span text:style-name="T5">0</text:span> La religion est la fille de la peur. io° Ce sont les Etats qui se battent. Les peuples sont toujours pr<text:span text:style-name="T1">ê</text:span>ts <text:span text:style-name="T1">à</text:span> s'accorder.</text:p>
      <text:p text:style-name="P38">ii° Il faut remplacer l'<text:span text:style-name="T1">é</text:span>tude du latin et du grec, qui est devenue inutile, par celle des langues vi­vantes, qui est utile.</text:p>
      <text:p text:style-name="P38">12° Les relations de peuple <text:span text:style-name="T1">à</text:span> peuple vont sans cesse en s'am<text:span text:style-name="T1">é</text:span>liorant. Nous courons aux <text:span text:style-name="T1">É</text:span>tats-Unis d'Europe.</text:p>
      <text:p text:style-name="P52"/>
      <text:p text:style-name="P38">i3° La science n'a ni fronti<text:span text:style-name="T1">è</text:span>res, ni patrie. i4° Le peuple a soif d'<text:span text:style-name="T1">é</text:span>galit<text:span text:style-name="T1">é</text:span>. i5° Nous sommes <text:span text:style-name="T1">à</text:span> l'aube d'une <text:span text:style-name="T1">è</text:span>re nouvelle de fraternit<text:span text:style-name="T1">é</text:span> et de justice.</text:p>
      <text:p text:style-name="P38">i6° La propri<text:span text:style-name="T1">é</text:span>t<text:span text:style-name="T1">é</text:span>, c'est le vol. Le capital, c'est la guerre.</text:p>
      <text:p text:style-name="P38">17° Toutes les religions se valent, du moment qu'on admet le divin.</text:p>
      <text:p text:style-name="P38">18° Dieu n'existe que dans et par la conscience humaine. Cette conscience cr<text:span text:style-name="T1">é</text:span>e Dieu un peu plus chaque jour.</text:p>
      <text:p text:style-name="P38">19° L'<text:span text:style-name="T1">é</text:span>volution est la loi de l'univers. 20° Les hommes naissent naturellement bons. C'est la soci<text:span text:style-name="T1">é</text:span>t<text:span text:style-name="T1">é</text:span> qui les pervertit.</text:p>
      <text:p text:style-name="P38">2i° 11 n'y a que des v<text:span text:style-name="T1">é</text:span>rit<text:span text:style-name="T1">é</text:span>s relatives, la v<text:span text:style-name="T1">é</text:span>rit<text:span text:style-name="T1">é</text:span> absolue n'existe pas.</text:p>
      <text:p text:style-name="P38">22° Toutes les opinions sont bonnes et valables, du moment que l'on est sinc<text:span text:style-name="T1">è</text:span>re.</text:p>
      <text:p text:style-name="P38">Je m'arr<text:span text:style-name="T1">ê</text:span>te <text:span text:style-name="T1">à</text:span> ces vingt-deux <text:span text:style-name="T1">â</text:span>neries, auxquelles il serait ais<text:span text:style-name="T1">é</text:span> de donner une suite, mais qui tiennent un rang majeur par les innombrables calembre­daines du xix<text:span text:style-name="T5">e</text:span> si<text:span text:style-name="T1">è</text:span>cle, parmi ce que j'appellerai ses idoles. Idoles sur chacune desquelles on pourrait mettre un ou plusieurs noms. Nous aurons ample­ment l'occasion d'y revenir et de discerner, sous chacune d'elle, dans son socle, la timidit<text:span text:style-name="T1">é</text:span> et l'outre­cuidance dont nous venons de parler. Essayons auparavant de situer le xix<text:span text:style-name="T5">e</text:span> si<text:span text:style-name="T1">è</text:span>cle en France, quant <text:span text:style-name="T1">à</text:span> ces vastes mouvements de l'esprit humain, com­parables <text:span text:style-name="T1">à</text:span> des lames de fond, qui d<text:span text:style-name="T1">é</text:span>ferlent, au cours de l'histoire, sur les soci<text:span text:style-name="T1">é</text:span>t<text:span text:style-name="T1">é</text:span>s, et dont l'origine</text:p>
      <text:p text:style-name="P52"/>
      <text:p text:style-name="P1">demeure obscure, comme celle des grandes confla­grations, invasions ou tueries o<text:span text:style-name="T1">ù</text:span> elles atterrissent et qui en paraissent les chocs en retour.</text:p>
      <text:p text:style-name="P38">Le moyen <text:span text:style-name="T1">â</text:span>ge fran<text:span text:style-name="T1">ç</text:span>ais est domin<text:span text:style-name="T1">é</text:span>, quant <text:span text:style-name="T1">à</text:span> l'es­prit, par l'incomparable scolastique — dont nous commen<text:span text:style-name="T1">ç</text:span>ons <text:span text:style-name="T1">à</text:span> peine <text:span text:style-name="T1">à</text:span> retrouver les lin<text:span text:style-name="T1">é</text:span>aments — et par saint Thomas d'Aquin; quant <text:span text:style-name="T1">à</text:span> la pierre, par les cath<text:span text:style-name="T1">é</text:span>drales ; quant au mouvement, par les Croisades, dont l'aboutissement est Jeanne d'Arc. Car la vierge h<text:span text:style-name="T1">é</text:span>ro<text:span text:style-name="T1">ï</text:span>que est issue de cet immense frisson fid<text:span text:style-name="T1">è</text:span>le.</text:p>
      <text:p text:style-name="P38">Puis vient la Renaissance, personnifi<text:span text:style-name="T1">é</text:span>e chez nous par ces trois noms : Fran<text:span text:style-name="T1">ç</text:span>ois I<text:span text:style-name="T5">er</text:span> (avec sa prodi­gieuse couronne d'artistes, de po<text:span text:style-name="T1">è</text:span>tes, d'<text:span text:style-name="T1">é</text:span>rudits), Rabelais, Montaigne et ce qui s'ensuivit. Si cette <text:span text:style-name="T1">é</text:span>poque nous est mieux connue que le moyen <text:span text:style-name="T1">â</text:span>ge, elle est loin cependant de nous avoir livr<text:span text:style-name="T1">é</text:span> ses secrets et sa filiation. Car la r<text:span text:style-name="T1">é</text:span>v<text:span text:style-name="T1">é</text:span>lation d'Aristote par saint Thomas n'est-elle pas l'origine de la Renaissance ?</text:p>
      <text:p text:style-name="P38">Maintenant voici la R<text:span text:style-name="T1">é</text:span>forme, avec Luther, Cal­vin, l'assombrissement de l'esprit europ<text:span text:style-name="T1">é</text:span>en par la n<text:span text:style-name="T1">é</text:span>gation du miracle, finalement la d<text:span text:style-name="T1">é</text:span>ification de l'instinct et de la convoitise brute. De la R<text:span text:style-name="T1">é</text:span>forme sortent Rousseau <text:span text:style-name="T1">à</text:span> Gen<text:span text:style-name="T1">è</text:span>ve et Kant <text:span text:style-name="T1">à</text:span> K<text:span text:style-name="T1">œ</text:span>nigsberg. Ce dernier <text:span text:style-name="T1">é</text:span>branle la raison occidentale par cette exhaustion de la r<text:span text:style-name="T1">é</text:span>alit<text:span text:style-name="T1">é</text:span> qui s'appelle le criticisme transcendantal, et en niant l'ad<text:span text:style-name="T1">é</text:span>quation de la chose <text:span text:style-name="T1">à</text:span> l'esprit, du monde ext<text:span text:style-name="T1">é</text:span>rieur au monde int<text:span text:style-name="T1">é</text:span>rieur.</text:p>
      <text:p text:style-name="P38">A la R<text:span text:style-name="T1">é</text:span>forme succ<text:span text:style-name="T1">è</text:span>de la R<text:span text:style-name="T1">é</text:span>volution fran<text:span text:style-name="T1">ç</text:span>aise, directement inspir<text:span text:style-name="T1">é</text:span>e de Rousseau, puis de l'Ency-</text:p>
      <text:p text:style-name="P52"/>
      <text:p text:style-name="P1"/>
      <text:p text:style-name="P1"/>
      <text:p text:style-name="P1">clop^die. C'est la fin du<text:span text:style-name="T2"> xviii</text:span>* si<text:span text:style-name="T1">è</text:span>cle et aussi l'au­rore sanglante du xix*. Examinons ce dernier, en­fant et jeune homme (1806 <text:span text:style-name="T1">à</text:span><text:span text:style-name="T2"> i</text:span>8<text:span text:style-name="T2">i</text:span>5), puis adulte (i848), puis vieillissant (1870), puis moribond (1900 <text:span text:style-name="T1">à</text:span> 1914). Car il faut tenir compte du d<text:span text:style-name="T1">é</text:span>ca­lage de quelques ann<text:span text:style-name="T1">é</text:span>es, entre la morne et fatale Exposition de 1900 et la grande guerre, comme du d<text:span text:style-name="T1">é</text:span>calage des d<text:span text:style-name="T1">é</text:span>buts, entre le Directoire et l'assiette de l'Empire. Les si<text:span text:style-name="T1">è</text:span>cles ont, comme les gens, une part de continuit<text:span text:style-name="T1">é</text:span> h<text:span text:style-name="T1">é</text:span>r<text:span text:style-name="T1">é</text:span>fjitaire et une part d'origina­lit<text:span text:style-name="T1">é</text:span>, un moi et un soi: Je renvoie, pour cette d<text:span text:style-name="T1">é</text:span>mons­tration, <text:span text:style-name="T1">à</text:span> l'H<text:span text:style-name="T1">é</text:span>r<text:span text:style-name="T1">é</text:span>do et au Monde des Images.</text:p>
      <text:p text:style-name="P38">Quelle est la part du moyen <text:span text:style-name="T1">â</text:span>ge, dans l'esprit et le corps du xix° si<text:span text:style-name="T1">è</text:span>cle fran<text:span text:style-name="T1">ç</text:span>ais? Enti<text:span text:style-name="T1">è</text:span>rement nulle. Le xix<text:span text:style-name="T5">e</text:span> si<text:span text:style-name="T1">è</text:span>cle court apr<text:span text:style-name="T1">è</text:span>s une philosophie de la connaissance, c'est-<text:span text:style-name="T1">à</text:span>-dire apr<text:span text:style-name="T1">è</text:span>s une m<text:span text:style-name="T1">é</text:span>taphysique, sans la trouver. Car le kantisme est l'ennemi de la connaissance, puisqu'il en nie le m<text:span text:style-name="T1">é</text:span>canisme essen­tiel (adxquatio rei et intellectus). Le xix<text:span text:style-name="T5">e</text:span> si<text:span text:style-name="T1">è</text:span>cle n'a pas d'architecture, ce qui est le signe d'une pau­vret<text:span text:style-name="T1">é</text:span> <text:span text:style-name="T1">à</text:span> la cime de l'esprit, et aussi d'un profond d<text:span text:style-name="T1">é</text:span>saccord social entre le ma<text:span text:style-name="T1">î</text:span>tre d'oeuvres et l'arti­san. Le xix<text:span text:style-name="T5">e</text:span> si<text:span text:style-name="T1">è</text:span>cle n'a pas de mouvement, dans le sens que je donne <text:span text:style-name="T1">à</text:span> ce mot, en parlant des Croi­sades et de Jeanne d'Arc. Il n'a que de la tuerie. Nous dirons pourquoi. Bonaparte est une sorte de parodie sacril<text:span text:style-name="T1">è</text:span>ge des Croisades. Il repr<text:span text:style-name="T1">é</text:span>sente la Croisade pour rien.</text:p>
      <text:p text:style-name="P1">Quelle est la part de la Renaissance, dans l'esprit et le corps du xix" si<text:span text:style-name="T1">è</text:span>cle fran<text:span text:style-name="T1">ç</text:span>ais? Presque nulle. L'ignorance s'y r<text:span text:style-name="T1">é</text:span>pand largement par la d<text:span text:style-name="T1">é</text:span>mocratie,</text:p>
      <text:p text:style-name="P32"/>
      <text:p text:style-name="P1">et elle gagne jusqu'au corps enseignant, par le pro­gr<text:span text:style-name="T1">è</text:span>s'de la m<text:span text:style-name="T1">é</text:span>taphysique allemande; si bien que le primaire finit par y influencer le sup<text:span text:style-name="T1">é</text:span>rieur; ce qui est le grand .signe de toute d<text:span text:style-name="T1">é</text:span>ch<text:span text:style-name="T1">é</text:span>ance. Lorsque le bas commande au haut, la hi<text:span text:style-name="T1">é</text:span>rarchie des choses et des gens est renvers<text:span text:style-name="T1">é</text:span>e. Mon <text:span text:style-name="T1">«</text:span> presque <text:span text:style-name="T1">»</text:span> est motiv<text:span text:style-name="T1">é</text:span> par quelques <text:span text:style-name="T1">é</text:span>rudits et penseurs (notam­ment un Fustel de Coulanges, un Quicherat, un Longnon, un Luchaire), h<text:span text:style-name="T1">é</text:span>ritiers de l'esprit sublime qui remonta aux causes, tout le long du xvi<text:span text:style-name="T5">e</text:span> si<text:span text:style-name="T1">è</text:span>cle, par la fr<text:span text:style-name="T1">é</text:span>quentation des anciens; et aussi par quel­ques peintres (<text:span text:style-name="T1">é</text:span>cole de Fontainebleau) et sculpteurs (Rude, Puget, Carpeaux, Rodin) anim<text:span text:style-name="T1">é</text:span>s du feu de Rome et d'Ath<text:span text:style-name="T1">è</text:span>nes.</text:p>
      <text:p text:style-name="P38">Quelle est la part de la R<text:span text:style-name="T1">é</text:span>forme, m<text:span text:style-name="T1">ê</text:span>l<text:span text:style-name="T1">é</text:span>e <text:span text:style-name="T1">à</text:span> sa fille sanglante la R<text:span text:style-name="T1">é</text:span>volution, dans l'esprit et le corps du xix° si<text:span text:style-name="T1">è</text:span>cle fran<text:span text:style-name="T1">ç</text:span>ais? Consid<text:span text:style-name="T1">é</text:span>rable. Bien mieux, totale. Je comparerai ce bloc de l'erreur, r<text:span text:style-name="T1">é</text:span>form<text:span text:style-name="T1">é</text:span>e et r<text:span text:style-name="T1">é</text:span>volutionnaire, <text:span text:style-name="T1">à</text:span> un immense quartier de roc, plac<text:span text:style-name="T1">é</text:span> <text:span text:style-name="T1">à</text:span> l'entr<text:span text:style-name="T1">é</text:span>e du xix* si<text:span text:style-name="T1">è</text:span>cle fran<text:span text:style-name="T1">ç</text:span>ais et qui en intercepte la lumi<text:span text:style-name="T1">è</text:span>re, r<text:span text:style-name="T1">é</text:span>duisant ses habitants au t<text:span text:style-name="T1">â</text:span>tonnement intellectuel. Qu'est-ce en effet que le romantisme, sinon la R<text:span text:style-name="T1">é</text:span>volution en litt<text:span text:style-name="T1">é</text:span>rature, qui <text:span text:style-name="T1">ô</text:span>te <text:span text:style-name="T1">à</text:span> la pens<text:span text:style-name="T1">é</text:span>e sa discipline et au verbe sa richesse avec sa pr<text:span text:style-name="T1">é</text:span>cision. Car le clinquant n'est pas de l'or et Boileau l'a joliment dit.</text:p>
      <text:p text:style-name="P38">Oui, mais il y a l<text:span text:style-name="T1">à</text:span> la S.cience (avec un grand S); et le xix<text:span text:style-name="T1">®</text:span> si<text:span text:style-name="T1">è</text:span>cle a pour lui le laboratoire et l'usine, ces deux instruments de tout progr<text:span text:style-name="T1">è</text:span>s.</text:p>
      <text:p text:style-name="P38">Ici je demande au lecteur de me faire cr<text:span text:style-name="T1">é</text:span>dit jus­qu'apr<text:span text:style-name="T1">è</text:span>s la lecture du chapitre o<text:span text:style-name="T1">ù</text:span> nous examine-</text:p>
      <text:p text:style-name="P52"/>
      <text:p text:style-name="P1">rons, ult<text:span text:style-name="T1">é</text:span>rieurement, d'abord la timidit<text:span text:style-name="T1">é</text:span> de l'esprit scientifique (d<text:span text:style-name="T1">é</text:span>rivation lui-m<text:span text:style-name="T1">ê</text:span>me de l'esprit et de l'imagination po<text:span text:style-name="T1">é</text:span>tiques) au xix* si<text:span text:style-name="T1">è</text:span>cle, la fragilit<text:span text:style-name="T1">é</text:span> d'une partie de sa science, aussi <text:span text:style-name="T1">é</text:span>ph<text:span text:style-name="T1">é</text:span>m<text:span text:style-name="T1">è</text:span>re en ses hypoth<text:span text:style-name="T1">è</text:span>ses, que ces insectes qui <text:span text:style-name="T1">é</text:span>closentet meurent tout ensemble <text:span text:style-name="T1">à</text:span> la surface des <text:span text:style-name="T1">é</text:span>tangs, et la nocivit<text:span text:style-name="T1">é</text:span> de l'autre. Il ne s'agit nullement ici de proclamer la faillite, ou la banqueroute de la science, comme le fit ce fol de Bruneti<text:span text:style-name="T1">è</text:span>re, dans ses inconsistants travaux de h<text:span text:style-name="T1">é</text:span>riss<text:span text:style-name="T1">é</text:span> dogmatique, contradictoire et bien pensant. Il ne s'agit pas non plus de bouder les quelques avantages stables et positifs, qui sont sortis de l'el<text:span text:style-name="T1">ï</text:span>ervescence scientifique entre 1860 et 191/1. Mais il s'agit de voir l'envers de la m<text:span text:style-name="T1">é</text:span>daille et le retournement du laboratoire et de l'usine (sous l'influence de l'insanit<text:span text:style-name="T1">é</text:span> politique) contre cette hu­manit<text:span text:style-name="T1">é</text:span> qu'ils <text:span text:style-name="T1">é</text:span>taient cens<text:span text:style-name="T1">é</text:span>s avoir port<text:span text:style-name="T1">é</text:span>e, l'un et l'autre, au plus haut point de perfection.</text:p>
      <text:p text:style-name="P38">Car la science vraie (qui d<text:span text:style-name="T1">é</text:span>passe le laboratoire et l'usine), ne date pas d'hier, et c'est ce dont les nains et rabougris de l'esprit, qui encombrent les avenues et passages du xix* si<text:span text:style-name="T1">è</text:span>cle, n'ont pas l'air de se douter.</text:p>
      <text:p text:style-name="P38">Le calcul, le haut calcul, et les lois astrono­miques qu'il exprime, <text:span text:style-name="T1">é</text:span>taient connus des <text:span text:style-name="T1">É</text:span>gyptiens, dont les monuments pr<text:span text:style-name="T1">é</text:span>sument aussi d'extraordi­naires connaissances m<text:span text:style-name="T1">é</text:span>caniques. Mais qui dit con­naissances m<text:span text:style-name="T1">é</text:span>caniques dit connaissances physiques et biologiques. L'embaumement des corps en est la preuve. Aussit<text:span text:style-name="T1">ô</text:span>t que l'esprit humain s'<text:span text:style-name="T1">é</text:span>branle dans le sens de la conception du mouvement et des</text:p>
      <text:p text:style-name="P52"/>
      <text:p text:style-name="P1">modalit<text:span text:style-name="T1">é</text:span>s du mouvement, il s'<text:span text:style-name="T1">é</text:span>branle simultan<text:span text:style-name="T1">é</text:span>­ment dans la cat<text:span text:style-name="T1">é</text:span>gorie de la vie anim<text:span text:style-name="T1">é</text:span>e.</text:p>
      <text:p text:style-name="P38">La navigation <text:span text:style-name="T1">à</text:span> voiles est une science.</text:p>
      <text:p text:style-name="P38">La fabrication du pain est une science, et qui implique une connaissance approfondie de la fer­mentation et de ses vertus, bien avant Pasteur.</text:p>
      <text:p text:style-name="P38">La fabrication du vin est une science. M<text:span text:style-name="T1">ê</text:span>me remarque quant aux ferments.</text:p>
      <text:p text:style-name="P38">Pas plus que les proverbes, chansons, ou l<text:span text:style-name="T1">é</text:span>­gendes populaires, ces d<text:span text:style-name="T1">é</text:span>couvertes ne furent l'<text:span text:style-name="T1">œ</text:span>u­vre d'une collectivit<text:span text:style-name="T1">é</text:span>. Elles nous vinrent d'hommes de g<text:span text:style-name="T1">é</text:span>nie, dont les noms et les autres travaux sont perdus et oubli<text:span text:style-name="T1">é</text:span>s. De m<text:span text:style-name="T1">ê</text:span>me pour la taille des m<text:span text:style-name="T1">é</text:span>­taux, le tissage des v<text:span text:style-name="T1">ê</text:span>tements, les textes l<text:span text:style-name="T1">é</text:span>gislatifs, les routes et conduites d'eau, et autres connais­sances, devenues essentielles et consubstantielles <text:span text:style-name="T1">à</text:span> l'existence civilis<text:span text:style-name="T1">é</text:span>e. Or, aucune des d<text:span text:style-name="T1">é</text:span>couvertes, dont le xix<text:span text:style-name="T5">e</text:span> si<text:span text:style-name="T1">è</text:span>cle est si vaniteux, n'a ce caract<text:span text:style-name="T1">è</text:span>re de p<text:span text:style-name="T1">é</text:span>rennit<text:span text:style-name="T1">é</text:span> et de consubstantialit<text:span text:style-name="T1">é</text:span>. On sent que la science de l'<text:span text:style-name="T1">é</text:span>lectricit<text:span text:style-name="T1">é</text:span> pourrait s'<text:span text:style-name="T1">é</text:span>teindre et dis­para<text:span text:style-name="T1">î</text:span>tre, par un court-circuit intellectuel, comme l'<text:span text:style-name="T1">é</text:span>lectricit<text:span text:style-name="T1">é</text:span> elle-m<text:span text:style-name="T1">ê</text:span>me. La chimie actuelle, en voie de transformation, se d<text:span text:style-name="T1">é</text:span>bat, comme une agonisante, dans les hypoth<text:span text:style-name="T1">è</text:span>ses atomiques, et dans celles con­cernant l'<text:span text:style-name="T1">é</text:span>ther, qui elles-m<text:span text:style-name="T1">ê</text:span>mes s'effondrent de tous c<text:span text:style-name="T1">ô</text:span>t<text:span text:style-name="T1">é</text:span>s. Le sol de la bact<text:span text:style-name="T1">é</text:span>riologie pastorienne est l<text:span text:style-name="T1">é</text:span>zard<text:span text:style-name="T1">é</text:span>, et les cuisiniers des divers s<text:span text:style-name="T1">é</text:span>rums et virus, devenus plus ou moins inop<text:span text:style-name="T1">é</text:span>rants, se demandent si les microbes s'habitueraient <text:span text:style-name="T1">à</text:span> leurs m<text:span text:style-name="T1">é</text:span>thodes d'attaque. Bref, il appara<text:span text:style-name="T1">î</text:span>t que la stabilit<text:span text:style-name="T1">é</text:span> des d<text:span text:style-name="T1">é</text:span>couvertes est inversement proportionnelle <text:span text:style-name="T1">à</text:span> leur</text:p>
      <text:p text:style-name="P52"/>
      <text:p text:style-name="P1">nombre et <text:span text:style-name="T1">à</text:span> leur vitesse, et que, l<text:span text:style-name="T1">à</text:span> comme ailleurs, la nature (aussi bien natur<text:span text:style-name="T1">é</text:span>e que naturante, comme dit Spinoza) exige du temps et des d<text:span text:style-name="T1">é</text:span>lais, <text:span text:style-name="T1">à</text:span> la fa<text:span text:style-name="T1">ç</text:span>on du mauvais d<text:span text:style-name="T1">é</text:span>biteur.</text:p>
      <text:p text:style-name="P38">Or, la pr<text:span text:style-name="T1">é</text:span>cipitation est une caract<text:span text:style-name="T1">é</text:span>ristique du x<text:span text:style-name="T1">ï</text:span>x<text:span text:style-name="T5">6</text:span> si<text:span text:style-name="T1">è</text:span>cle, au m<text:span text:style-name="T1">ê</text:span>me titre que la timidit<text:span text:style-name="T1">é</text:span> et-l'infa- tuation; et cette h<text:span text:style-name="T1">â</text:span>te, si pr<text:span text:style-name="T1">é</text:span>judiciable aux travaux de l'esprit, comme <text:span text:style-name="T1">à</text:span> ceux du corps, augmente r<text:span text:style-name="T1">é</text:span>guli<text:span text:style-name="T1">è</text:span>rement de la cinquanti<text:span text:style-name="T1">è</text:span>me <text:span text:style-name="T1">à</text:span> la cent-quator­zi<text:span text:style-name="T1">è</text:span>me ann<text:span text:style-name="T1">é</text:span>e de ce personnage s<text:span text:style-name="T1">é</text:span>culaire. Puisque nous admettons que le xx<text:span text:style-name="T1">®</text:span> si<text:span text:style-name="T1">è</text:span>cle commence en r<text:span text:style-name="T1">é</text:span>a­lit<text:span text:style-name="T1">é</text:span> <text:span text:style-name="T1">à</text:span> la formidable r<text:span text:style-name="T1">é</text:span>action de la premi<text:span text:style-name="T1">è</text:span>re bataille de la Marne. Cette pr<text:span text:style-name="T1">é</text:span>cipitation a eu un bon c<text:span text:style-name="T1">ô</text:span>t<text:span text:style-name="T1">é</text:span>, en s'objectivant et en donnant les chemins de fer, les bateaux <text:span text:style-name="T1">à</text:span> vapeur, les diverses t<text:span text:style-name="T1">é</text:span>l<text:span text:style-name="T1">é</text:span>graphies, les automobiles, les t<text:span text:style-name="T1">é</text:span>l<text:span text:style-name="T1">é</text:span>phones et tous les multiplica­teurs de la vitesse. Elle a eu, mentalement, son mauvais c<text:span text:style-name="T1">ô</text:span>t<text:span text:style-name="T1">é</text:span>, en donnant comme r<text:span text:style-name="T1">é</text:span>solus, ou fort avanc<text:span text:style-name="T1">é</text:span>s, des probl<text:span text:style-name="T1">è</text:span>mes encore dans l'<text:span text:style-name="T1">œ</text:span>uf, comme parfaites et immuables des institutions d<text:span text:style-name="T1">é</text:span>­testables et des erreurs grossi<text:span text:style-name="T1">è</text:span>res, comme immor­telles des r<text:span text:style-name="T1">é</text:span>putations usurp<text:span text:style-name="T1">é</text:span>es. La fabrication des fausses gloires est une industrie de ce temps mo­rose, et dont t<text:span text:style-name="T1">é</text:span>moignent suffisamment les vaines statues qui peuplent nos carrefours et les sots noms donn<text:span text:style-name="T1">é</text:span>s <text:span text:style-name="T1">à</text:span> nos rues.</text:p>
      <text:p text:style-name="P38">Qu'est-ce que la pr<text:span text:style-name="T1">é</text:span>cipitation? C'est d'abord la perte du rythme int<text:span text:style-name="T1">é</text:span>rieur, qui permet d'approcher, dans tous les domaines, la v<text:span text:style-name="T1">é</text:span>rit<text:span text:style-name="T1">é</text:span> et la beaut<text:span text:style-name="T1">é</text:span>. C'est, ensuite, un manque de vues g<text:span text:style-name="T1">é</text:span>n<text:span text:style-name="T1">é</text:span>rales. C'est, enfin, un eflet de l'infatuation.</text:p>
      <text:p text:style-name="P52"/>
      <text:p text:style-name="P38">Il y a un rythme int<text:span text:style-name="T1">é</text:span>rieur, qui pr<text:span text:style-name="T1">é</text:span>side aux atteintes des <text:span text:style-name="T1">é</text:span>motions comme aux mouvements de la raison. Il est tr<text:span text:style-name="T1">è</text:span>s sensible dans la musique, dans la sonate comme dans la symphonie, et aussi dans le d<text:span text:style-name="T1">é</text:span>veloppement psychologique de l'enfant, depuis le moment o<text:span text:style-name="T1">ù</text:span> il commence <text:span text:style-name="T1">à</text:span> parler, jusqu'<text:span text:style-name="T1">à</text:span> celui o<text:span text:style-name="T1">ù</text:span> il se met <text:span text:style-name="T1">à</text:span> conjoindre des concepts. Mais aucun si<text:span text:style-name="T1">è</text:span>cle, autant que celui qui nous occupe, n'a m<text:span text:style-name="T1">é</text:span>­connu l'enfant : sa pr<text:span text:style-name="T1">é</text:span>coce sagesse et lucidit<text:span text:style-name="T1">é</text:span> vers la septi<text:span text:style-name="T1">è</text:span>me ann<text:span text:style-name="T1">é</text:span>e, sa d<text:span text:style-name="T1">é</text:span>viation imaginative ult<text:span text:style-name="T1">é</text:span>­rieure, vers la douzi<text:span text:style-name="T1">è</text:span>me ann<text:span text:style-name="T1">é</text:span>e, par l'<text:span text:style-name="T1">é</text:span>veil de l'ins­tinct sexuel. Les th<text:span text:style-name="T1">é</text:span>ologiens et les psychologues du moyen <text:span text:style-name="T1">â</text:span>ge et de la Renaissance ont connu et d<text:span text:style-name="T1">é</text:span>crit ce rythme int<text:span text:style-name="T1">é</text:span>rieur, duquel d<text:span text:style-name="T1">é</text:span>pend toute la lo­gique, la myst<text:span text:style-name="T1">é</text:span>rieuse et puissante logique. La R<text:span text:style-name="T1">é</text:span>forme, en r<text:span text:style-name="T1">é</text:span>duisant la perspective de l'esprit et sapant la foi, a appauvri et embrouill<text:span text:style-name="T1">é</text:span> ce rythme int<text:span text:style-name="T1">é</text:span>rieur, que la R<text:span text:style-name="T1">é</text:span>volution et ses laudateurs et disciples lib<text:span text:style-name="T1">é</text:span>raux ont compl<text:span text:style-name="T1">è</text:span>tement obscurci. La m<text:span text:style-name="T1">é</text:span>connaissance de ce rythme int<text:span text:style-name="T1">é</text:span>rieur est un des solides piliers de la b<text:span text:style-name="T1">ê</text:span>tise. C'est ce rythme int<text:span text:style-name="T1">é</text:span>­rieur qui donne, <text:span text:style-name="T1">à</text:span> la parole et aux <text:span text:style-name="T1">é</text:span>crits, leur por­t<text:span text:style-name="T1">é</text:span>e, aux personnalit<text:span text:style-name="T1">é</text:span>s leur poids et leur ampleur, <text:span text:style-name="T1">à</text:span> la po<text:span text:style-name="T1">é</text:span>sie claire, sa force magique. Le g<text:span text:style-name="T1">é</text:span>nie d'un Ronsard consiste <text:span text:style-name="T1">à</text:span> lib<text:span text:style-name="T1">é</text:span>rer, <text:span text:style-name="T1">à</text:span> exprimer ce rythme int<text:span text:style-name="T1">é</text:span>rieur, et son harmonieuse cadence palpite comme l'<text:span text:style-name="T1">â</text:span>me universelle des choses. De m<text:span text:style-name="T1">ê</text:span>me chez L<text:span text:style-name="T1">é</text:span>onard de Vinci, lequel invente comme il respire, et toujours dans le sens de la beaut<text:span text:style-name="T1">é</text:span>.</text:p>
      <text:p text:style-name="P38">Le manque de vues g<text:span text:style-name="T1">é</text:span>n<text:span text:style-name="T1">é</text:span>rales est un travers commun <text:span text:style-name="T1">à</text:span> bon nombre de savants du xix* si<text:span text:style-name="T1">è</text:span>cle,</text:p>
      <text:p text:style-name="P52"/>
      <text:p text:style-name="P1"><text:span text:style-name="T1">à</text:span> la plupart des historiens et, au plus romantique de tous, <text:span text:style-name="T1">à</text:span> Michelet. Ils les remplacent par des aspi­rations, ce qui n'est pas la m<text:span text:style-name="T1">ê</text:span>me chose, ou par des proph<text:span text:style-name="T1">é</text:span>ties, ce qui est ridicule. Le type de la vision historique d'ensemble est fourni par le Discours sur l'histoire universelle de Bossuet, plac<text:span text:style-name="T1">é</text:span> sur un pro­montoire intellectuel d'o<text:span text:style-name="T1">ù</text:span> l'on distingue les causes, leurs mouvements sinueux, leurs affluents, leurs embouchures, comme un trac<text:span text:style-name="T1">é</text:span> de fleuve lumineux. Cet ouvrage incomparable montre comment le sens pr<text:span text:style-name="T1">é</text:span>cis du divin — tel que le d<text:span text:style-name="T1">é</text:span>veloppe le catholi­cisme — <text:span text:style-name="T1">é</text:span>claire et renforce le diagnostic des d<text:span text:style-name="T1">é</text:span>ter­minantes humaines. Il est une preuve vivante de la faiblesse et du vague de l'h<text:span text:style-name="T1">é</text:span>r<text:span text:style-name="T1">é</text:span>sie protestante, m<text:span text:style-name="T1">è</text:span>re elle-m<text:span text:style-name="T1">ê</text:span>me d'une critique rudimentaire et incertaine. Rapprochez du Discours sur l'histoire universelle la r<text:span text:style-name="T1">ê</text:span>verie de Michelet, la platitude d'Henri Martin, ou l'honn<text:span text:style-name="T1">ê</text:span>te controverse des Thierry, et mesurez la hauteur de la faille, en ce domaine, du xvn<text:span text:style-name="T5">e</text:span> au xix<text:span text:style-name="T5">e</text:span>! Elle est <text:span text:style-name="T1">à</text:span> peu pr<text:span text:style-name="T1">è</text:span>s de m<text:span text:style-name="T1">ê</text:span>me taille que celle de Moli<text:span text:style-name="T1">è</text:span>re <text:span text:style-name="T1">à</text:span> Augier ou Dumas fils et de Descartes <text:span text:style-name="T1">à</text:span> Ravaisson ou <text:span text:style-name="T1">à</text:span> Cousin.</text:p>
      <text:p text:style-name="P38">C'est que l'esprit r<text:span text:style-name="T1">é</text:span>formateur, ou rousseauiste, ou r<text:span text:style-name="T1">é</text:span>volutionnaire (c'est tout un), pr<text:span text:style-name="T1">é</text:span>sume lui-m<text:span text:style-name="T1">ê</text:span>me cette erreur fonci<text:span text:style-name="T1">è</text:span>re — et meurtri<text:span text:style-name="T1">è</text:span>re des id<text:span text:style-name="T1">é</text:span>es g<text:span text:style-name="T1">é</text:span>n<text:span text:style-name="T1">é</text:span>­rales — qui consiste <text:span text:style-name="T1">à</text:span> croire qu'on innove sans continuer. Tout novateur v<text:span text:style-name="T1">é</text:span>ritable est un continua­teur. Nihil innovatur nisi quod traditum est. L'id<text:span text:style-name="T1">é</text:span>e que l'humanit<text:span text:style-name="T1">é</text:span> rompt la file et repart du pied gau­che, <text:span text:style-name="T1">à</text:span> un moment donn<text:span text:style-name="T1">é</text:span>, sur un point de la plan<text:span text:style-name="T1">è</text:span>te, est pu<text:span text:style-name="T1">é</text:span>rile. Nous retrouvons en elle l'infantution.</text:p>
      <text:p text:style-name="P52"/>
      <text:p text:style-name="P38">J'ai approch<text:span text:style-name="T1">é</text:span>, dans ma jeunesse, mais avec des yeux d<text:span text:style-name="T1">é</text:span>j<text:span text:style-name="T1">à</text:span> exerc<text:span text:style-name="T1">é</text:span>s — gr<text:span text:style-name="T1">â</text:span>ce <text:span text:style-name="T1">à</text:span> l'<text:span text:style-name="T1">é</text:span>ducation paternelle — un type complet des meilleures qualit<text:span text:style-name="T1">é</text:span>s scienti­fiques de son temps, mais aussi de cette infatuation caract<text:span text:style-name="T1">é</text:span>ris<text:span text:style-name="T1">é</text:span>e : le professeur Charcot. 11 n'<text:span text:style-name="T1">é</text:span>tait aucune des vingt-deux idoles <text:span text:style-name="T1">é</text:span>num<text:span text:style-name="T1">é</text:span>r<text:span text:style-name="T1">é</text:span>es plus haut, qu'il n'ador<text:span text:style-name="T1">â</text:span>t respectueusement, avec quelques autres, en s'admirant lui-m<text:span text:style-name="T1">ê</text:span>me de les adorer. Ce? m<text:span text:style-name="T1">é</text:span>decin de haute envergure, et, par certain c<text:span text:style-name="T1">ô</text:span>t<text:span text:style-name="T1">é</text:span>, g<text:span text:style-name="T1">é</text:span>nial, raisonnait, comme un produit de l'<text:span text:style-name="T1">é</text:span>cole du soir, des choses de la politique et de la religion. 11 croyait que la R<text:span text:style-name="T1">é</text:span>volution fran<text:span text:style-name="T1">ç</text:span>aise, avait <text:span text:style-name="T1">é</text:span>mancip<text:span text:style-name="T1">é</text:span> l'humanit<text:span text:style-name="T1">é</text:span>, que les myst<text:span text:style-name="T1">è</text:span>res de la religion catho­lique sont des sottises, bonnes pour les vieilles femmes, que Gambetta avait un cerveau et que la d<text:span text:style-name="T1">é</text:span>mocratie est un r<text:span text:style-name="T1">é</text:span>gime normal, sous lequel peut vivre, durer et prosp<text:span text:style-name="T1">é</text:span>rer un grand pays. Je ris quelquefois, de bon c<text:span text:style-name="T1">œ</text:span>ur, en me rappelant cer­tains propos tenus par ce savant, aur<text:span text:style-name="T1">é</text:span>ol<text:span text:style-name="T1">é</text:span>, de son vivant, d'une autorit<text:span text:style-name="T1">é</text:span> telle et si tyrannique que personne n'osait le contredire. Par contre, il se d<text:span text:style-name="T1">é</text:span>­clarait plein de v<text:span text:style-name="T1">é</text:span>n<text:span text:style-name="T1">é</text:span>ration pour le bouddhisme (voir travaux, aujourd'hui bien d<text:span text:style-name="T1">é</text:span>suets, d'Eug<text:span text:style-name="T1">è</text:span>ne Burnouf), lequel semble une confusion sans nom de toutes les vases r<text:span text:style-name="T1">é</text:span>unies de la sociologie et de la morale, brass<text:span text:style-name="T1">é</text:span>es entre l'Orient et l'Occident au cours des <text:span text:style-name="T1">â</text:span>ges, et dont la mis<text:span text:style-name="T1">è</text:span>re intellectuelle est saisissante. Imaginez un Charcot au xvi<text:span text:style-name="T5">6</text:span> ou au xvn<text:span text:style-name="T5">e</text:span> si<text:span text:style-name="T1">è</text:span>cle. Contenu, brid<text:span text:style-name="T1">é</text:span>, sur les points essen­tiels, par les disciplines mentales, l'humanisme et l'humilit<text:span text:style-name="T1">é</text:span> cons<text:span text:style-name="T1">é</text:span>cutive et bienfaisante de ces temps</text:p>
      <text:p text:style-name="P52"/>
      <text:p text:style-name="P1">vigoureux, il e<text:span text:style-name="T1">û</text:span>t <text:span text:style-name="T1">é</text:span>t<text:span text:style-name="T1">é</text:span> une imagination universelle­ment forte. C'est.l'infatuation de son si<text:span text:style-name="T1">è</text:span>cle qui l'a born<text:span text:style-name="T1">é</text:span> et affaibli, quant aux sommets .(religion, politique) de l'esprit humain.</text:p>
      <text:p text:style-name="P38">La pr<text:span text:style-name="T1">é</text:span>tendue <text:span text:style-name="T1">é</text:span>mancipation de l'esprit fran<text:span text:style-name="T1">ç</text:span>ais au xix* si<text:span text:style-name="T1">è</text:span>cle (telle qu'elle s'enseigne encore risible- ment dans nos facult<text:span text:style-name="T1">é</text:span>s et nos <text:span text:style-name="T1">é</text:span>coles) est, au con­traire, un asservissement aux pires poncifs, mat<text:span text:style-name="T1">é</text:span>­rialistes, ou lib<text:span text:style-name="T1">é</text:span>raux, ou r<text:span text:style-name="T1">é</text:span>volutionnaires. Et sur ce terrain, comme c'est la politique qui juge les doctrines humaines en dernier ressort, de m<text:span text:style-name="T1">ê</text:span>me que c'est elle qui les met en mouvement, je vous dirai : comparez le trait<text:span text:style-name="T1">é</text:span> de Westphalie (i848) <text:span text:style-name="T1">à</text:span> la paix de Versailles (1919). Mesurez, si vous le pouvez, la chute des parties, dites souveraines, de l'intelligence politique fran<text:span text:style-name="T1">ç</text:span>aise, de la premi<text:span text:style-name="T1">è</text:span>re de ces deux dates <text:span text:style-name="T1">à</text:span> la seconde ; mesurez l'affaissement de la sagesse et le recul psychologique I</text:p>
      <text:p text:style-name="P38">Mais, d<text:span text:style-name="T1">è</text:span>s le 3<text:span text:style-name="T1">ï</text:span> juillet 191 (o<text:span text:style-name="T1">ù</text:span> finit, en r<text:span text:style-name="T1">é</text:span>alit<text:span text:style-name="T1">é</text:span>, le xix* si<text:span text:style-name="T1">è</text:span>cle, dans le charroi de l'artillerie alle­mande, issue de Kant et de Fichte, autant que de Bismarck et de Moltke) la stupidit<text:span text:style-name="T1">é</text:span> politique, qui caract<text:span text:style-name="T1">é</text:span>rise ces cent.et quelques ann<text:span text:style-name="T1">é</text:span>es, ou minutes, ou secondes, appara<text:span text:style-name="T1">î</text:span>t en <text:span text:style-name="T1">é</text:span>clair, dans une mesure militaire inou<text:span text:style-name="T1">ï</text:span>e : le recul initial de 10 kilom<text:span text:style-name="T1">è</text:span>tres, impos<text:span text:style-name="T1">é</text:span> aux arm<text:span text:style-name="T1">é</text:span>es fran<text:span text:style-name="T1">ç</text:span>aises par le gouvernement fran<text:span text:style-name="T1">ç</text:span>ais, sugg<text:span text:style-name="T1">é</text:span>r<text:span text:style-name="T1">é</text:span> lui-m<text:span text:style-name="T1">ê</text:span>me par les socialistes fran­<text:span text:style-name="T1">ç</text:span>ais, lesquels <text:span text:style-name="T1">é</text:span>taient influenc<text:span text:style-name="T1">é</text:span>s par les socialistes allemands, lesquels ob<text:span text:style-name="T1">é</text:span>issaient <text:span text:style-name="T1">à</text:span> leur empereur. D'une part, le plan de combat de notre <text:span text:style-name="T1">é</text:span>tat-major (le premier du monde, comme on l'a vu<text:span text:style-name="T1">»</text:span> et de<text:bookmark text:name="bookmark11"/></text:p>
      <text:p text:style-name="P52"/>
      <text:p text:style-name="P1">beaucoup) comportait l'offensive sur tous les points. De l'autre, l'humanitarisme homicide, <text:span text:style-name="T1">à</text:span> la mode chez les Anglo-Saxons et chez nous depuis 1900, comportait, aux yeux du r<text:span text:style-name="T1">é</text:span>gime r<text:span text:style-name="T1">é</text:span>publicain, la n<text:span text:style-name="T1">é</text:span>cessit<text:span text:style-name="T1">é</text:span> d'une preuve de non-agressivit<text:span text:style-name="T1">é</text:span>. Celte preuve de non-agressivit<text:span text:style-name="T1">é</text:span>, ce recul de 10 kilom<text:span text:style-name="T1">è</text:span>tres, sur toute la ligne fronti<text:span text:style-name="T1">è</text:span>re, renversait le plan de notre <text:span text:style-name="T1">é</text:span>tat-major. Elle nous mettait en .<text:span text:style-name="T1">é</text:span>tat d'inf<text:span text:style-name="T1">é</text:span>­riorit<text:span text:style-name="T1">é</text:span> imm<text:span text:style-name="T1">é</text:span>diate et manifeste, strat<text:span text:style-name="T1">é</text:span>gique et tac­tique. Elle affolait nos liaisons et paralysait nos troupes de couverture. Elle nous valut la triple d<text:span text:style-name="T1">é</text:span>­faite de Morhange, Dieuze et Charleroi. Elle amor<text:span text:style-name="T1">ç</text:span>a l'invasion et l'occupation allemandes. Elle aurait pu nous co<text:span text:style-name="T1">û</text:span>ter la vie nationale. Il n'est pas indiff<text:span text:style-name="T1">é</text:span>rent, on le voit, d'admettre telle ou telle doctrine poli­tique, de subir telle ou telle institution,- reli<text:span text:style-name="T1">é</text:span>e <text:span text:style-name="T1">à</text:span> cette doctrine. Nos vingt-deux idoles veulent du sang.</text:p>
      <text:p text:style-name="P38">Je mets en fait qu'<text:span text:style-name="T1">à</text:span> aucune <text:span text:style-name="T1">é</text:span>poque de notre histoire une semblable insanit<text:span text:style-name="T1">é</text:span> n'e<text:span text:style-name="T1">û</text:span>t <text:span text:style-name="T1">é</text:span>t<text:span text:style-name="T1">é</text:span> possible, ni tol<text:span text:style-name="T1">é</text:span>r<text:span text:style-name="T1">é</text:span>e. Elle fut tol<text:span text:style-name="T1">é</text:span>r<text:span text:style-name="T1">é</text:span>e, parce que le g<text:span text:style-name="T1">é</text:span>n<text:span text:style-name="T1">é</text:span>ralis­sime des arm<text:span text:style-name="T1">é</text:span>es. fran<text:span text:style-name="T1">ç</text:span>aises, Joffre, croyait que, m<text:span text:style-name="T1">ê</text:span>me en temps de guerre, l'autorit<text:span text:style-name="T1">é</text:span> militaire doit s'incliner devant les politiciens. Le g<text:span text:style-name="T1">é</text:span>n<text:span text:style-name="T1">é</text:span>ralissime J offre et vainqueur de la Marne croyait cela (qui est absurde et funeste) parce que la presse r<text:span text:style-name="T1">é</text:span>publi­caine et ses ma<text:span text:style-name="T1">î</text:span>tres r<text:span text:style-name="T1">é</text:span>publicains le r<text:span text:style-name="T1">é</text:span>p<text:span text:style-name="T1">é</text:span>taient depuis sa jeunesse. Il eut bien la force de vaincre l'Alle­magne, dans de pires conditions que celles o<text:span text:style-name="T1">ù</text:span> Charles Martel vainquit les Sarrasins <text:span text:style-name="T1">à</text:span> Poitiers. Il n'eut pas la force de secouer les pr<text:span text:style-name="T1">é</text:span>jug<text:span text:style-name="T1">é</text:span>s d<text:span text:style-name="T1">é</text:span>mocra-</text:p>
      <text:p text:style-name="P52"/>
      <text:p text:style-name="P1">tiques, qui lui avaient <text:span text:style-name="T1">é</text:span>t<text:span text:style-name="T1">é</text:span> inculqu<text:span text:style-name="T1">é</text:span>s de bonne heure et au milieu desquels il avait grandi et gagn<text:span text:style-name="T1">é</text:span> ses grades.</text:p>
      <text:p text:style-name="P38">Le Credo en vingt-deux points qu'on a lu plus haut (et qui rappelle l'hilarante guerre faite <text:span text:style-name="T1">à</text:span> l'admirable Syllabus, du pape Pie IX, par tous les ignorants et ignares dipl<text:span text:style-name="T1">ô</text:span>m<text:span text:style-name="T1">é</text:span>s de ces quarante der­ni<text:span text:style-name="T1">è</text:span>res ann<text:span text:style-name="T1">é</text:span>es) avait, avant les travaux de Maurras, acquis une telle force qu'il s'<text:span text:style-name="T1">é</text:span>tait impos<text:span text:style-name="T1">é</text:span>, m<text:span text:style-name="T1">ê</text:span>me <text:span text:style-name="T1">à</text:span> ses adversaires. Gomment cela? Par la presse quoti­dienne <text:span text:style-name="T1">à</text:span> grand tirage et <text:span text:style-name="T1">à</text:span> tr<text:span text:style-name="T1">è</text:span>s bon march<text:span text:style-name="T1">é</text:span>, tomb<text:span text:style-name="T1">é</text:span>e aux mains de l'oligarchie politicienne, qualifi<text:span text:style-name="T1">é</text:span>e, chez nous, de d<text:span text:style-name="T1">é</text:span>mocratie. Nous <text:span text:style-name="T1">é</text:span>tudierons le m<text:span text:style-name="T1">é</text:span>­canisme de cette servitude. <text:span text:style-name="T1">«</text:span> Rarement un esprit ose <text:span text:style-name="T1">ê</text:span>tre ce qu'il est <text:span text:style-name="T1">»</text:span>, a dit Boileau. Tout le secret de cette influence de l'imprim<text:span text:style-name="T1">é</text:span> quotidien consiste, en R<text:span text:style-name="T1">é</text:span>publique, <text:span text:style-name="T1">à</text:span> augmenter encore la timidit<text:span text:style-name="T1">é</text:span> men­tale, <text:span text:style-name="T1">à</text:span> refouler le sens commun, par le credo r<text:span text:style-name="T1">é</text:span>vo­lutionnaire du progr<text:span text:style-name="T1">è</text:span>s ind<text:span text:style-name="T1">é</text:span>fini et de la science toujours bienfaisante. C'est dire que le r<text:span text:style-name="T1">ô</text:span>le de la presse, arme <text:span text:style-name="T1">à</text:span> deux tranchants, dans la diffusion des insanit<text:span text:style-name="T1">é</text:span>s au xix<text:span text:style-name="T5">e</text:span> si<text:span text:style-name="T1">è</text:span>cle, a <text:span text:style-name="T1">é</text:span>t<text:span text:style-name="T1">é</text:span> et est demeur<text:span text:style-name="T1">é</text:span> consid<text:span text:style-name="T1">é</text:span>rable, et d'autant plus nocif qu'on avance de i83o <text:span text:style-name="T1">à</text:span> 1900 et au del<text:span text:style-name="T1">à</text:span>. Nous <text:span text:style-name="T1">é</text:span>tudierons ce processus en d<text:span text:style-name="T1">é</text:span>tail; mais, d<text:span text:style-name="T1">è</text:span>s maintenant, il faut se demander pourquoi cela? Le sch<text:span text:style-name="T1">é</text:span>ma de cette servitude nouvelle de l'esprit public vis-<text:span text:style-name="T1">à</text:span>-vis de l'imprim<text:span text:style-name="T1">é</text:span> quotidien est le suivant :</text:p>
      <text:p text:style-name="P38">Le xix<text:span text:style-name="T5">9</text:span> si<text:span text:style-name="T1">è</text:span>cle a <text:span text:style-name="T1">é</text:span>t<text:span text:style-name="T1">é</text:span> le si<text:span text:style-name="T1">è</text:span>cle par excellence de la banque et de la finance, donc le si<text:span text:style-name="T1">è</text:span>cle juif. Car le peuple juif a, en cette mati<text:span text:style-name="T1">è</text:span>re, une formidable<text:bookmark text:name="bookmark12"/></text:p>
      <text:p text:style-name="P52"/>
      <text:p text:style-name="P1">avance sur le peuple fran<text:span text:style-name="T1">ç</text:span>ais et sa position interna­tionale lui permet le jeu de Bourse <text:span text:style-name="T1">à</text:span> coup s<text:span text:style-name="T1">û</text:span>r.</text:p>
      <text:p text:style-name="P38">La finance internationale a compris l'importance nouvelle de la presse, notamment en France; et elle s'est, par divers moyens, saisie de la presse <text:span text:style-name="T1">à</text:span> grand tirage, dite d'information. C'est <text:span text:style-name="T1">à</text:span> cette ma­n<text:span text:style-name="T1">œ</text:span>uvre que tentaient de s'opposer les fameuses et pr<text:span text:style-name="T1">é</text:span>voyantes ordonnances de Charles X, qui ame­n<text:span text:style-name="T1">è</text:span>rent la r<text:span text:style-name="T1">é</text:span>volution de i83o.</text:p>
      <text:p text:style-name="P38">Devant cette man<text:span text:style-name="T1">œ</text:span>uvre, essentiellement plouto- cratique, o<text:span text:style-name="T1">ù</text:span> c'est l'argent qui commande <text:span text:style-name="T1">à</text:span> la pens<text:span text:style-name="T1">é</text:span>e et aiguille l'opinion publique, a <text:span text:style-name="T1">é</text:span>t<text:span text:style-name="T1">é</text:span> tendu le rideau des institutions et th<text:span text:style-name="T1">è</text:span>ses d<text:span text:style-name="T1">é</text:span>mocratiques. La presse, dite d<text:span text:style-name="T1">é</text:span>mocratique, d<text:span text:style-name="T1">é</text:span>veloppe et impose l'absurde et meurtrier credo en vingt-deux points. Nous le retrouvons chaque jour, ce credo tir<text:span text:style-name="T1">é</text:span> <text:span text:style-name="T1">à</text:span> quelques millions d'exemplaires. C'est de cette presse, ainsi que de l'aveuglement criminel des politiciens fran<text:span text:style-name="T1">ç</text:span>ais, notamment <text:span text:style-name="T1">à</text:span> partir de 1900 et du cabinet Waldeck Rousseau, qu'est issue l'impr<text:span text:style-name="T1">é</text:span>­paration <text:span text:style-name="T1">à</text:span> la guerre et que, si l'on n'y met bon ordre, sortira encore la guerre de demain.</text:p>
      <text:p text:style-name="P38">En fait, et depuis de longues ann<text:span text:style-name="T1">é</text:span>es, les Fran­<text:span text:style-name="T1">ç</text:span>ais du xix<text:span text:style-name="T5">e</text:span> si<text:span text:style-name="T1">è</text:span>cle prolong<text:span text:style-name="T1">é</text:span> jusqu'en 1914, se sont laiss<text:span text:style-name="T1">é</text:span> mener, comme des moutons <text:span text:style-name="T1">à</text:span> l'abattoir, par une oligarchie financi<text:span text:style-name="T1">è</text:span>re s<text:span text:style-name="T1">é</text:span>mite, masqu<text:span text:style-name="T1">é</text:span>e en gou­vernement du peuple par le peuple. Une telle duperie n'<text:span text:style-name="T1">é</text:span>tait possible que dans l'affaissement et l'intimidation des <text:span text:style-name="T1">é</text:span>lites, que, dans la disparition des corps sociaux, <text:span text:style-name="T1">œ</text:span>uvre de la R<text:span text:style-name="T1">é</text:span>volution fran<text:span text:style-name="T1">ç</text:span>aise, de 1789 <text:span text:style-name="T1">à</text:span> 1793. A ces cinq ann<text:span text:style-name="T1">é</text:span>es de guerre</text:p>
      <text:p text:style-name="P52"/>
      <text:p text:style-name="P1">civile correspondent exactement, cent vingt ans plus tard, les cinq ann<text:span text:style-name="T1">é</text:span>es de guerre exhaustive de 191 tv <text:span text:style-name="T1">à</text:span> 1918. Jamais le<text:span text:style-name="T1">ç</text:span>on n'a <text:span text:style-name="T1">é</text:span>t<text:span text:style-name="T1">é</text:span> plus manifeste, plus <text:span text:style-name="T1">é</text:span>vidente, plus saisissante, plus palpable, plus tangible. Mais peu d'int<text:span text:style-name="T1">é</text:span>ress<text:span text:style-name="T1">é</text:span>s s'en doutent encore <text:span text:style-name="T1">à</text:span> l'heure o<text:span text:style-name="T1">ù</text:span> j'<text:span text:style-name="T1">é</text:span>cris, <text:span text:style-name="T1">à</text:span> cause du voile de l'imprim<text:span text:style-name="T1">é</text:span>. La presse fran<text:span text:style-name="T1">ç</text:span>aise <text:span text:style-name="T1">à</text:span> grand tirage ne sert point <text:span text:style-name="T1">à</text:span> divulguer ; ^elle sert <text:span text:style-name="T1">à</text:span> cacher, <text:span text:style-name="T1">à</text:span> celer, <text:span text:style-name="T1">à</text:span> dissimuler, et aussi, aux heures critiques, <text:span text:style-name="T1">à</text:span> fourvoyer.</text:p>
      <text:p text:style-name="P38">Tout ceci se r<text:span text:style-name="T1">é</text:span>sume en quatre mots : l'Etat contre la nation. Qu'on y prenne garde : <text:span text:style-name="T1">ç</text:span>'a <text:span text:style-name="T1">é</text:span>t<text:span text:style-name="T1">é</text:span> de tout temps la formule de la d<text:span text:style-name="T1">é</text:span>sagr<text:span text:style-name="T1">é</text:span>gation, puis de la disparition des peuples. Le juif <text:span text:style-name="T1">é</text:span>pouvantable, Alfred Naquet, qui s'y connaissait, annon<text:span text:style-name="T1">ç</text:span>ait ironi­quement aux Fran<text:span text:style-name="T1">ç</text:span>ais, d<text:span text:style-name="T1">è</text:span>s 1912, que le r<text:span text:style-name="T1">ô</text:span>le de leur pays <text:span text:style-name="T1">é</text:span>tait d'<text:span text:style-name="T1">ê</text:span>tre crucifi<text:span text:style-name="T1">é</text:span>, comme J<text:span text:style-name="T1">é</text:span>sus-Christ, pour le salut de l'univers. Tel est le sort que l'on nous propose aujourd'hui. Est-ce <text:span text:style-name="T1">à</text:span> dire qu'il n'y ait pas eu, dans le courant de ce si<text:span text:style-name="T1">è</text:span>cle xix<text:span text:style-name="T5">e</text:span>, des hommes perspicaces, des hommes de grand talent et des hommes de bonne volont<text:span text:style-name="T1">é</text:span>? Ce serait une forte injustice que de le pr<text:span text:style-name="T1">é</text:span>tendre.- Mais les hommes perspicaces n'eurent pas, en g<text:span text:style-name="T1">é</text:span>n<text:span text:style-name="T1">é</text:span>ral, l'audition de leurs contemporains. Mais les hommes de grand talent employ<text:span text:style-name="T1">è</text:span>rent ce talent <text:span text:style-name="T1">à</text:span> des lamentations inutiles ou nuisibles (cas de Chateaubriand) ou <text:span text:style-name="T1">à</text:span> des pr<text:span text:style-name="T1">é</text:span>dictions et pr<text:span text:style-name="T1">é</text:span>dications ins<text:span text:style-name="T1">è</text:span>ns<text:span text:style-name="T1">é</text:span>es (cas de Hugo, le vaticinateur <text:span text:style-name="T1">à</text:span> rebours). Quant aux hommes de bonne volont<text:span text:style-name="T1">é</text:span>, ils ne firent pas porter celle-ci sur le point o<text:span text:style-name="T1">ù</text:span> elle e<text:span text:style-name="T1">û</text:span>t <text:span text:style-name="T1">é</text:span>t<text:span text:style-name="T1">é</text:span> efficace. C'est une question de savoir si les h<text:span text:style-name="T1">é</text:span>ro<text:span text:style-name="T1">ï</text:span>ques mission-</text:p>
      <text:p text:style-name="P52"/>
      <text:p text:style-name="P1"/>
      <text:p text:style-name="P1">naires catholiques, qui sont — dans l'ordre du mouvement — l'honneur de la France <text:span text:style-name="T1">à</text:span> la d<text:span text:style-name="T1">é</text:span>rive du xix<text:span text:style-name="T5">e</text:span> si<text:span text:style-name="T1">è</text:span>cle, n'auraient pas obtenu un r<text:span text:style-name="T1">é</text:span>sultat beaucoup plus important, du point de vue spirituel et pratique, en <text:span text:style-name="T1">é</text:span>vang<text:span text:style-name="T1">é</text:span>lisant leurs compatriotes, <text:span text:style-name="T1">à</text:span> la fa<text:span text:style-name="T1">ç</text:span>on du grand Ozanam par exemple. C'est au fond ce que craignait l'Etat ploutocratique (car la foi est l'antidote de l'argent); d'o<text:span text:style-name="T1">ù</text:span> les pers<text:span text:style-name="T1">é</text:span>cutions que l'on sait. Ce domaine sacr<text:span text:style-name="T1">é</text:span> n'est pas le mien et je m'interdis d'y p<text:span text:style-name="T1">é</text:span>n<text:span text:style-name="T1">é</text:span>trer. N<text:span text:style-name="T1">é</text:span>anmoins, la vie terrestre <text:span text:style-name="T1">é</text:span>tant un combat (et plus encore dans le spirituel qu'ailleurs), j'estime qu'il vaut mieux porter un coup au centre et au bulbe qu'<text:span text:style-name="T1">à</text:span> la p<text:span text:style-name="T1">é</text:span>ri­ph<text:span text:style-name="T1">é</text:span>rie et aux annexes. Comment <text:span text:style-name="T1">é</text:span>vang<text:span text:style-name="T1">é</text:span>liseront les missionnaires, quand leur recrutement en France sera tari par un Etat qui tarit tout ?</text:p>
      <text:p text:style-name="P38">L'obscurcissement des vues g<text:span text:style-name="T1">é</text:span>n<text:span text:style-name="T1">é</text:span>rales tient, selon moi, au remplacement de la croyance, et de l'ambiance de la croyance, par la cr<text:span text:style-name="T1">é</text:span>dulit<text:span text:style-name="T1">é</text:span>. Com­parez un sceptique <text:span text:style-name="T1">à</text:span> un sceptique, et le grand nom du xvi<text:span text:style-name="T1">®</text:span> si<text:span text:style-name="T1">è</text:span>cle dans cet ordre, qui est Montaigne, au grand nom du xix<text:span text:style-name="T5">e</text:span> si<text:span text:style-name="T1">è</text:span>cle en France, qui est Renan. Quelle richesse, quelle surabondance, chez le pre­mier, et, dans la ligne de discussions ou de remar­ques, qu'il a finalement choisie, quelle assurance ! Car la fa<text:span text:style-name="T1">ç</text:span>on de discuter de Montaigne s'inspire encore de la scolastique et <text:span text:style-name="T1">é</text:span>puise son sujet avant de conclure, m<text:span text:style-name="T1">ê</text:span>me quand elle conclut qu'elle ne con­clut pas. Sur chaque point, Montaigne fait le tour de l'homme, en g<text:span text:style-name="T1">é</text:span>n<text:span text:style-name="T1">é</text:span>ral, puis de la question rap­port<text:span text:style-name="T1">é</text:span>e <text:span text:style-name="T1">à</text:span> l'homme, puis des r<text:span text:style-name="T1">é</text:span>f<text:span text:style-name="T1">é</text:span>rences de la sagesse</text:p>
      <text:p text:style-name="P52"/>
      <text:p text:style-name="P1">antique. Renan se contente d'<text:span text:style-name="T1">é</text:span>num<text:span text:style-name="T1">é</text:span>rer, avec la gr<text:span text:style-name="T1">â</text:span>ce ironique qui lui est propre, deux ou trois points de vue assez flexibles, de constater leur d<text:span text:style-name="T1">é</text:span>­saccord, puis de s'en tirer par une esquive. Vous chercheriez en vain, chez Renan, une direction originale, — en dehors de son travail d'<text:span text:style-name="T1">é</text:span>rosion, — une direction positive quant aux grands sujets qui maintiennent la civilisation : l'enseignement par exemple; ou l'accord d'une forte morale et de la mobilit<text:span text:style-name="T1">é</text:span> des m<text:span text:style-name="T1">œ</text:span>urs ; ou la constitution de la famille; ou la r<text:span text:style-name="T1">è</text:span>gle de l'Etat. Dans un de ses meil­leurs ouvrages, la R<text:span text:style-name="T1">é</text:span>forme intellectuelle et morale, que de flottements et, chez cet h<text:span text:style-name="T1">é</text:span>sitant, que d'affir­mations hasard<text:span text:style-name="T1">é</text:span>es, que de b<text:span text:style-name="T1">é</text:span>vues I Tel ce passage o<text:span text:style-name="T1">ù</text:span> il d<text:span text:style-name="T1">é</text:span>clare qu'un peuple barbare n'aura jamais d'artillerie. Tel cet autre o<text:span text:style-name="T1">ù</text:span> il affirme qu'un offi­cier <text:span text:style-name="T1">é</text:span>lev<text:span text:style-name="T1">é</text:span> par les j<text:span text:style-name="T1">é</text:span>suites (ce qui devait <text:span text:style-name="T1">ê</text:span>tre, qua­rante-cinq ans plus tard, le cas de Foch) ne battra jamais un officier allemand de grade <text:span text:style-name="T1">é</text:span>gal. Au con­traire, lisez chez Montaigne le chapitre de la res­semblance des enfants aux p<text:span text:style-name="T1">è</text:span>res, qui traite de l'h<text:span text:style-name="T1">é</text:span>r<text:span text:style-name="T1">é</text:span>dit<text:span text:style-name="T1">é</text:span>, de fa<text:span text:style-name="T1">ç</text:span>on plus compl<text:span text:style-name="T1">è</text:span>te et. approfondie qu'aucun auteur du xix<text:span text:style-name="T1">®</text:span> si<text:span text:style-name="T1">è</text:span>cle. Si je comparais les vues g<text:span text:style-name="T1">é</text:span>n<text:span text:style-name="T1">é</text:span>rales <text:span text:style-name="T1">à</text:span> une for<text:span text:style-name="T1">ê</text:span>t, plant<text:span text:style-name="T1">é</text:span>e de toutes sortes d'essences d'arbres, je dirais que l'esprit duxix<text:span text:style-name="T5">6</text:span> si<text:span text:style-name="T1">è</text:span>cle repr<text:span text:style-name="T1">é</text:span>sente un appauvrissement des deux tiers sur la for<text:span text:style-name="T1">ê</text:span>t du xvi* si<text:span text:style-name="T1">è</text:span>cle, et de plus d'un tiers et demi sur celle du xvn<text:span text:style-name="T1">®</text:span> si<text:span text:style-name="T1">è</text:span>cle. Avec Renan, un des plus grands remueurs d'id<text:span text:style-name="T1">é</text:span>es g<text:span text:style-name="T1">é</text:span>n<text:span text:style-name="T1">é</text:span>rales, est, sans con­tredit, Auguste Comte. A c<text:span text:style-name="T1">ô</text:span>t<text:span text:style-name="T1">é</text:span> de parties l<text:span text:style-name="T1">é</text:span>zard<text:span text:style-name="T1">é</text:span>es — notamment dans l'<text:span text:style-name="T1">é</text:span>chelle et hi<text:span text:style-name="T1">é</text:span>rarchie des con-</text:p>
      <text:p text:style-name="P32"/>
      <text:p text:style-name="P1"/>
      <text:p text:style-name="P1">naissances — il y a des plans qui tiennent assez bien, pour toute la partie non spirituelle, car la faiblesse augmente <text:span text:style-name="T1">à</text:span> mesure que mens agitat davan­tage molem, et sa fermeture <text:span text:style-name="T1">à</text:span> la haute psychologie, qui touche forc<text:span text:style-name="T1">é</text:span>ment <text:span text:style-name="T1">à</text:span> la th<text:span text:style-name="T1">é</text:span>odic<text:span text:style-name="T1">é</text:span>e, est totale. Mais qu'est-ce que Comte <text:span text:style-name="T1">à</text:span> c<text:span text:style-name="T1">ô</text:span>t<text:span text:style-name="T1">é</text:span> de Descartes, du solide Descartes du Discours de la m<text:span text:style-name="T1">é</text:span>thode et du po<text:span text:style-name="T1">è</text:span>te si original des tourbillons! Car je parle ici non du reliquat indestructible de l'imagination philosophique, — reliquat forc<text:span text:style-name="T1">é</text:span>ment r<text:span text:style-name="T1">é</text:span>duit, m<text:span text:style-name="T1">ê</text:span>me chez les plus grands, — mais de l'intensit<text:span text:style-name="T1">é</text:span>, de la vari<text:span text:style-name="T1">é</text:span>t<text:span text:style-name="T1">é</text:span> de cette imagination. Les tourbillons ne sont pas plus vrais en fait que les atomes de Lucr<text:span text:style-name="T1">è</text:span>ce ; mais la fantaisie en est plus vaste et all<text:span text:style-name="T1">é</text:span>chante que le syst<text:span text:style-name="T1">è</text:span>me <text:span text:style-name="T1">é</text:span>tag<text:span text:style-name="T1">é</text:span> de Comte, avec ses math<text:span text:style-name="T1">é</text:span>mati­ques au rez-de-chauss<text:span text:style-name="T1">é</text:span>e, et sa th<text:span text:style-name="T1">é</text:span>ologie au sixi<text:span text:style-name="T1">è</text:span>me, dans les chambres de bonne, comme on l'a fait observer.</text:p>
      <text:p text:style-name="P38">La rar<text:span text:style-name="T1">é</text:span>faction et l'obscurcissement des vues g<text:span text:style-name="T1">é</text:span>n<text:span text:style-name="T1">é</text:span>rales expliquent le peu de r<text:span text:style-name="T1">é</text:span>sistance qu'a ren­contr<text:span text:style-name="T1">é</text:span> le culte aberrant des vingt-deux idoles expos<text:span text:style-name="T1">é</text:span>es plus haut. Au lieu de dresser imm<text:span text:style-name="T1">é</text:span>diate­ment contre elles les faciles marteaux, critiques et philosophiques, qui les eussent bris<text:span text:style-name="T1">é</text:span>es, ceux qui auraient pu et d<text:span text:style-name="T1">û</text:span> man<text:span text:style-name="T1">œ</text:span>uvrer ces marteaux ont fait des concessions, de forme et de fond, <text:span text:style-name="T1">à</text:span> ces idoles. Ils ont feint de croire <text:span text:style-name="T1">à</text:span> leur nouveaut<text:span text:style-name="T1">é</text:span>, <text:span text:style-name="T1">à</text:span> leur int<text:span text:style-name="T1">é</text:span>­r<text:span text:style-name="T1">ê</text:span>t, <text:span text:style-name="T1">à</text:span> leur fascination, <text:span text:style-name="T1">à</text:span> leur excellence. Ou bien ils les ont combattues, sentimentalement, sensi­blement, alors qu'il fallait les combattre ration­nellement, les extirper, et cela d<text:span text:style-name="T1">è</text:span>s le d<text:span text:style-name="T1">é</text:span>but. Elles</text:p>
      <text:p text:style-name="P52"/>
      <text:p text:style-name="P1">ont ainsi fait leur chemin tragique ; les immolations qui en sont r<text:span text:style-name="T1">é</text:span>sult<text:span text:style-name="T1">é</text:span>es d<text:span text:style-name="T1">é</text:span>passent tous les sacrifices de Moloch et de Baal. J'<text:span text:style-name="T1">é</text:span>cris ce livre avec la confiance qu'en d<text:span text:style-name="T1">é</text:span>pit de ses imperfections, son alarme incitera des hommes jeunes, ardents, sains et cultiv<text:span text:style-name="T1">é</text:span>s, ayant le sens de la patrie, et l'usage, avec l'amour, de sa forte langue, <text:span text:style-name="T1">à</text:span> lutter, comme nous le faisons <text:span text:style-name="T1">à</text:span> VAction fran<text:span text:style-name="T1">ç</text:span>aise, contre ces erreurs ma<text:span text:style-name="T1">î</text:span>tresses de massacres. Mourir avec les yeux ouverts sur la raison pour laquelle on meurt est un avant-go<text:span text:style-name="T1">û</text:span>t de l'immortalit<text:span text:style-name="T1">é</text:span>. La mort, en ilote, les yeux ferm<text:span text:style-name="T1">é</text:span>s sur les causes, sur les M<text:span text:style-name="T1">è</text:span>res de G<text:span text:style-name="T1">œ</text:span>the et la gen<text:span text:style-name="T1">è</text:span>se de sa mort, est un tombeau double et piteux. Je n'<text:span text:style-name="T1">é</text:span>cris pas seulement pour les victimes, virtuelles ou pr<text:span text:style-name="T1">é</text:span>sentes, de ces erreurs, mais aussi pour leurs p<text:span text:style-name="T1">è</text:span>res et m<text:span text:style-name="T1">è</text:span>res. Les p<text:span text:style-name="T1">è</text:span>res, mes contemporains, ont besoin d'<text:span text:style-name="T1">ê</text:span>tre d<text:span text:style-name="T1">é</text:span>sengourdis et instruits. Ils ont trop cru <text:span text:style-name="T1">à</text:span> la stabilit<text:span text:style-name="T1">é</text:span> du mal, <text:span text:style-name="T1">à</text:span> son non-parach<text:span text:style-name="T1">è</text:span>vement par le pire. Les m<text:span text:style-name="T1">è</text:span>res, ayant davantage gard<text:span text:style-name="T1">é</text:span> l'habitude de l'oraison (qui est la toilette quotidienne de l'esprit), ont peut-<text:span text:style-name="T1">ê</text:span>tre plus de clairvoyance. Mais elles craignent, en allant jusqu'au bout de cette clairvoyance, de se m<text:span text:style-name="T1">ê</text:span>ler de ce qui ne les regarde pas. Or, la sauvegarde de leurs enfants les regarde ; et celle-ci serait d<text:span text:style-name="T1">é</text:span>finiti­vement compromise, si la prolongation des idoles amenait demain un nouveau massacre.</text:p>
      <text:p text:style-name="P38">Car les r<text:span text:style-name="T1">é</text:span>volutions et les guerres, et en g<text:span text:style-name="T1">é</text:span>n<text:span text:style-name="T1">é</text:span>ral les maux humains, d<text:span text:style-name="T1">é</text:span>coulent naturellement des erreurs des hommes. Erreurs des esprits, erreurs des tissu<text:span text:style-name="T1">»</text:span>, erreurs h<text:span text:style-name="T1">é</text:span>r<text:span text:style-name="T1">é</text:span>ditaires, erreurs des grou-</text:p>
      <text:p text:style-name="P52"/>
      <text:p text:style-name="P1"/>
      <text:p text:style-name="P1">pes, erreurs nationales, erreurs politiques, erreurs morales, qu'on aurait pu redresser, rectifier, ridi­culiser, an<text:span text:style-name="T1">é</text:span>antir, sur tel ou tel point, avant qu'elles devinssent meurtri<text:span text:style-name="T1">è</text:span>res, de m<text:span text:style-name="T1">ê</text:span>me qu'on peut cor­riger l'h<text:span text:style-name="T1">é</text:span>r<text:span text:style-name="T1">é</text:span>dit<text:span text:style-name="T1">é</text:span> et qu'on le pourra — j'en ai la cer­titude — de plus en plus. Ce qu'on appelle la des­tin<text:span text:style-name="T1">é</text:span>e physiologique n'est souvent qu'une mauvaise hygi<text:span text:style-name="T1">è</text:span>ne. Ce qu'on appelle la destin<text:span text:style-name="T1">é</text:span>e psychologique n'est souvent qu'une mauvaise <text:span text:style-name="T1">é</text:span>ducation. Ce qu'on appelle la fatalit<text:span text:style-name="T1">é</text:span> n'est le plus souvent qu'incurie politique et l<text:span text:style-name="T1">é</text:span>g<text:span text:style-name="T1">è</text:span>ret<text:span text:style-name="T1">é</text:span>. S'il est une le<text:span text:style-name="T1">ç</text:span>on que l'<text:span text:style-name="T1">â</text:span>ge apporte <text:span text:style-name="T1">à</text:span> celui qui lit et r<text:span text:style-name="T1">é</text:span>fl<text:span text:style-name="T1">é</text:span>chit, c'est que les possibilit<text:span text:style-name="T1">é</text:span>s de l'homme, dans le bien, sont infinies ; alors que ses possibilit<text:span text:style-name="T1">é</text:span>s dans le vice et dans le mal sont assez courtes ; c'est que sa responsabilit<text:span text:style-name="T1">é</text:span> est enti<text:span text:style-name="T1">è</text:span>re et reste enti<text:span text:style-name="T1">è</text:span>re.</text:p>
      <text:p text:style-name="P38">Le jour o<text:span text:style-name="T1">ù</text:span> vous jugez que cette responsabilit<text:span text:style-name="T1">é</text:span> n'est plus enti<text:span text:style-name="T1">è</text:span>re, la loi et ses sanctions s'<text:span text:style-name="T1">é</text:span>croulent et avec elles la famille, et bient<text:span text:style-name="T1">ô</text:span>t l'<text:span text:style-name="T1">É</text:span>tat. Gomme on le voit dans le divorce (chute de la loi divine et humaine du mariage) o<text:span text:style-name="T1">ù</text:span> la pr<text:span text:style-name="T1">é</text:span>tendue lib<text:span text:style-name="T1">é</text:span>ration des conjoints aboutit <text:span text:style-name="T1">à</text:span> la servitude et <text:span text:style-name="T1">à</text:span> l'<text:span text:style-name="T1">é</text:span>cart<text:span text:style-name="T1">è</text:span>le- ment de l'enfant. Gomme on le voit dans la molle r<text:span text:style-name="T1">é</text:span>pression des crimes, inculqu<text:span text:style-name="T1">é</text:span>e aux magistrats d<text:span text:style-name="T1">é</text:span>biles par la fausse th<text:span text:style-name="T1">é</text:span>orie des impulsions irr<text:span text:style-name="T1">é</text:span>sis­tibles. L'homme qui n'est pas compl<text:span text:style-name="T1">è</text:span>tement d<text:span text:style-name="T1">é</text:span>ment peut toujours r<text:span text:style-name="T1">é</text:span>sister victorieusement <text:span text:style-name="T1">à</text:span> une impul­sion ; mais toute la philosophie r<text:span text:style-name="T1">é</text:span>gnante du xix<text:span text:style-name="T5">e</text:span> si<text:span text:style-name="T1">è</text:span>cle lui enseigne <text:span text:style-name="T1">à</text:span>* n'y pas r<text:span text:style-name="T1">é</text:span>sister. Cette philosophie ne cesse de lui r<text:span text:style-name="T1">é</text:span>p<text:span text:style-name="T1">é</text:span>ter, depuis cent ans, que tous ses actes et son inertie elle-m<text:span text:style-name="T1">ê</text:span>me, sont</text:p>
      <text:p text:style-name="P52"/>
      <text:p text:style-name="P1"/>
      <text:p text:style-name="P1">command<text:span text:style-name="T1">é</text:span>s et in<text:span text:style-name="T1">é</text:span>luctables ; que ses nerfs, ses ins­tincts n'ont pas de frein ni de contrepoids ; et il a fini par le croire. La notion de la r<text:span text:style-name="T1">é</text:span>sistance morale et intellectuelle, jusqu'au 5 septembre 191^, sem­blait plus que compromise chez nous. Les sept jours de la victoire de la Marne ont donn<text:span text:style-name="T1">é</text:span> un <text:span text:style-name="T1">é</text:span>branlement en sens contraire, et prouv<text:span text:style-name="T1">é</text:span>, sur tous les points, l'efficacit<text:span text:style-name="T1">é</text:span> de cette r<text:span text:style-name="T1">é</text:span>sistance. Il importe que le bienfait int<text:span text:style-name="T1">é</text:span>rieur n'en soit pas perdu.</text:p>
      <text:p text:style-name="P38">Ceci pos<text:span text:style-name="T1">é</text:span>, nous allons examiner successivement la stupidit<text:span text:style-name="T1">é</text:span> fonci<text:span text:style-name="T1">è</text:span>re et b<text:span text:style-name="T1">é</text:span>ate du xix<text:span text:style-name="T5">e</text:span> si<text:span text:style-name="T1">è</text:span>cle :</text:p>
      <text:p text:style-name="P38">i° Dans son esprit et ses manifestations poli­tiques. Il faut bien commencer par l<text:span text:style-name="T1">à</text:span>, car la poli­tique est la grande commande. Les pays vivent et meurent de la politique. Ils s'abaissent par la poli­tique, ils se rel<text:span text:style-name="T1">è</text:span>vent par elle. Elle est le lien ou le poison de la cit<text:span text:style-name="T1">é</text:span>. On peut dire de l'absence de bonne politique ce que le dicton proven<text:span text:style-name="T1">ç</text:span>al dit de l'absence de pain au couvert : <text:span text:style-name="T1">«</text:span> La table tombe <text:span text:style-name="T1">»</text:span> ;</text:p>
      <text:p text:style-name="P38">2<text:span text:style-name="T5">0</text:span> Dans son esprit et ses manifestations litt<text:span text:style-name="T1">é</text:span>­raires, notamment en ce qui concerne le roman­tisme et ses applications <text:span text:style-name="T1">à</text:span> la vie publique ;</text:p>
      <text:p text:style-name="P38">3° Dans certaines de ses doctrines philosophiques. Celles-ci aussi ont leur importance, et nous y joindrons, chemin faisant, l'avilissement syst<text:span text:style-name="T1">é</text:span>ma­tique de l'enseignement <text:span text:style-name="T1">à</text:span> tous ses degr<text:span text:style-name="T1">é</text:span>s ;</text:p>
      <text:p text:style-name="P38">4° Dans la l<text:span text:style-name="T1">é</text:span>gislation, la famille, les m<text:span text:style-name="T1">œ</text:span>urs, les acad<text:span text:style-name="T1">é</text:span>mies et les arts ; c'est-<text:span text:style-name="T1">à</text:span>-dire dans l'existence en soci<text:span text:style-name="T1">é</text:span>t<text:span text:style-name="T1">é</text:span>, et en ce qui concerne la disparition pro­gressive d'une soci<text:span text:style-name="T1">é</text:span>t<text:span text:style-name="T1">é</text:span> polie ; '</text:p>
      <text:p text:style-name="P38">5° Dans son esprit scientifique ; notamment en ce<text:bookmark text:name="bookmark13"/></text:p>
      <text:p text:style-name="P52"/>
      <text:p text:style-name="P1">qui concerne le dogme du d<text:span text:style-name="T1">é</text:span>terminisme et celui de l'<text:span text:style-name="T1">é</text:span>volution.</text:p>
      <text:p text:style-name="P38">La toile se l<text:span text:style-name="T1">è</text:span>ve sur une com<text:span text:style-name="T1">é</text:span>die tragique. Je n'ose promettre au spectateur qu'il ne regrettera pas son attention. Mais je lui certifie (sans crainte de me tromper) que la ruine de ces principes faux, qui seront mes principaux acteurs et bouffons noirs, est la condition de son propre salut et de celui du peuple fran<text:span text:style-name="T1">ç</text:span>ais.</text:p>
      <text:p text:style-name="P52"/>
      <text:p text:style-name="P1">CHAPITRE PREMIER</text:p>
      <text:p text:style-name="P55"><text:span text:style-name="T2">stupidit</text:span><text:span text:style-name="T3">é</text:span><text:span text:style-name="T2"> de l'esprit politique au xix</text:span><text:span text:style-name="T4">e</text:span><text:span text:style-name="T2"> si</text:span><text:span text:style-name="T3">è</text:span><text:span text:style-name="T2">cle fran­</text:span><text:span text:style-name="T3">ç</text:span><text:span text:style-name="T2">ais. <text:tab/> r</text:span><text:span text:style-name="T3">é</text:span><text:span text:style-name="T2">volution et lib</text:span><text:span text:style-name="T3">é</text:span><text:span text:style-name="T2">ralisme. <text:tab/> la presse</text:span></text:p>
      <text:p text:style-name="P51">et son role.</text:p>
      <text:p text:style-name="P38">La politique, c'est le grand art : ars magna. On a propos<text:span text:style-name="T1">é</text:span> d'elle, au cours des <text:span text:style-name="T1">â</text:span>ges, bien des d<text:span text:style-name="T1">é</text:span>fi­nitions. Son r<text:span text:style-name="T1">ô</text:span>le est de garantir la cit<text:span text:style-name="T1">é</text:span> (et par con­s<text:span text:style-name="T1">é</text:span>quent le langage, et tout ce qui en d<text:span text:style-name="T1">é</text:span>coule) contre les dislocations int<text:span text:style-name="T1">é</text:span>rieures, r<text:span text:style-name="T1">é</text:span>sultant des luttes civiles et religieuses, et contre les agressions venant du dehors. Elle est <text:span text:style-name="T1">à</text:span> la fois la philosophie et l'action de l'Etat. Une politique qui aboutit <text:span text:style-name="T1">à</text:span> l'<text:span text:style-name="T1">é</text:span>branlement national, aux luttes intestines et <text:span text:style-name="T1">à</text:span> la guerre, qui fait le malheur du pays, sa ruine, le deuil des familles, l'an<text:span text:style-name="T1">é</text:span>antissement des groupes sociaux, professionnels ou provinciaux, est donc une mauvaise politique, une politique dangereuse et fatale. Sauf le court intervalle de la Restauration (qui remplit le programme de son nom) la poli­tique de l'<text:span text:style-name="T1">É</text:span>tat fran<text:span text:style-name="T1">ç</text:span>ais, au xix<text:span text:style-name="T5">e</text:span> si<text:span text:style-name="T1">è</text:span>cle, a <text:span text:style-name="T1">é</text:span>t<text:span text:style-name="T1">é</text:span> une politique ex<text:span text:style-name="T1">é</text:span>crable, puisque son premier flot a</text:p>
      <text:p text:style-name="P52"/>
      <text:p text:style-name="P3"><text:span text:style-name="T2">stupidit</text:span><text:span text:style-name="T3">é</text:span><text:span text:style-name="T2"> de l'esprit politique,</text:span><text:tab/>4l</text:p>
      <text:p text:style-name="P1">abouti aux guerres inutiles du premier Empire et <text:span text:style-name="T1">à</text:span> la r<text:span text:style-name="T1">é</text:span>volution de i83o ; son second flot <text:span text:style-name="T1">à</text:span> la r<text:span text:style-name="T1">é</text:span>volu­tion de i848 et <text:span text:style-name="T1">à</text:span> la guerre de 1870-1871 ; son troisi<text:span text:style-name="T1">è</text:span>me flot <text:span text:style-name="T1">à</text:span> la guerre europ<text:span text:style-name="T1">é</text:span>enne de 1914. Cy, cinq invasions, en 1792 (le si<text:span text:style-name="T1">è</text:span>cle commence en r<text:span text:style-name="T1">é</text:span>alit<text:span text:style-name="T1">é</text:span> en 1789) en<text:span text:style-name="T2"> i</text:span>8<text:span text:style-name="T2">i</text:span>4, en<text:span text:style-name="T2"> i</text:span>8<text:span text:style-name="T2">i</text:span>5, en 1870-1871 et en 1914 (date <text:span text:style-name="T1">à</text:span> laquelle finit en r<text:span text:style-name="T1">é</text:span>alit<text:span text:style-name="T1">é</text:span> le si<text:span text:style-name="T1">è</text:span>cle). Si les choses devaient continuer de ce train-l<text:span text:style-name="T1">à</text:span>, un enfant de sept ans, concevant les Relations de cause <text:span text:style-name="T1">à</text:span> effet, pourrait annoncer <text:span text:style-name="T1">à</text:span> coup s<text:span text:style-name="T1">û</text:span>r, la fin du pays pour l'an 2014. J'entends, par la fin d'un pays, son passage sans r<text:span text:style-name="T1">é</text:span>action sous une domina­tion <text:span text:style-name="T1">é</text:span>trang<text:span text:style-name="T1">è</text:span>re, et le renoncement <text:span text:style-name="T1">à</text:span> son langage. Il y a dix ans, une pareille hypoth<text:span text:style-name="T1">è</text:span>se aurait fait hausser les <text:span text:style-name="T1">é</text:span>paules. Il n'en est plus de m<text:span text:style-name="T1">ê</text:span>me au­jourd'hui.</text:p>
      <text:p text:style-name="P38">L'affaissement politique, au xix<text:span text:style-name="T5">6</text:span> si<text:span text:style-name="T1">è</text:span>cle, quand on regarde les choses de plus pr<text:span text:style-name="T1">è</text:span>s, tient plus encore au lib<text:span text:style-name="T1">é</text:span>ralisme (qui est la branche femelle de la R<text:span text:style-name="T1">é</text:span>­forme) qu'<text:span text:style-name="T1">à</text:span> la R<text:span text:style-name="T1">é</text:span>volution proprement dite, qui en est la branche m<text:span text:style-name="T1">â</text:span>le. Napol<text:span text:style-name="T1">é</text:span>on I<text:span text:style-name="T5">er</text:span>, Napol<text:span text:style-name="T1">é</text:span>on III, puis Gambetta, puis Ferry, puis Waldeck-Rous- seau, marquent la pente cle la d<text:span text:style-name="T1">é</text:span>gringolade, qui suivit la rupture de la politique monarchique tra­ditionnelle ou mieux, de la politique v<text:span text:style-name="T1">é</text:span>ritable, de la politique de vie et de dur<text:span text:style-name="T1">é</text:span>e, c<text:span text:style-name="T1">é</text:span>dant <text:span text:style-name="T1">à</text:span> la poli­tique de ruine et de mort. Cette derni<text:span text:style-name="T1">è</text:span>re masqu<text:span text:style-name="T1">é</text:span>e, | bien entendu, ^ous les mots pompeux de libert<text:span text:style-name="T1">é</text:span>, humanit<text:span text:style-name="T1">é</text:span>, <text:span text:style-name="T1">é</text:span>galit<text:span text:style-name="T1">é</text:span>, fraternit<text:span text:style-name="T1">é</text:span>, paix universelle, etc... L'antiphrase est la r<text:span text:style-name="T1">è</text:span>gle au xix<text:span text:style-name="T5">6</text:span> si<text:span text:style-name="T1">è</text:span>cle, oratoire par excellence, comme tel condamn<text:span text:style-name="T1">é</text:span> au retournement</text:p>
      <text:p text:style-name="P52"/>
      <text:p text:style-name="P1">de la pens<text:span text:style-name="T1">é</text:span>e par la parole, et tout le long duquel les Furies port<text:span text:style-name="T1">è</text:span>rent le nom d'Eum<text:span text:style-name="T1">é</text:span>nides, ou de Bienveillantes.</text:p>
      <text:p text:style-name="P38">Napol<text:span text:style-name="T1">é</text:span>on I<text:span text:style-name="T5">er</text:span> ou, si vous pr<text:span text:style-name="T1">é</text:span>f<text:span text:style-name="T1">é</text:span>rez, Bonaparte, est la combinaison, <text:span text:style-name="T1">à</text:span> parties <text:span text:style-name="T1">é</text:span>gales, d'un soldat de g<text:span text:style-name="T1">é</text:span>nie, d'un aberrant et d'un disciple <text:span text:style-name="T1">é</text:span>perdu de Rousseau, c'est-<text:span text:style-name="T1">à</text:span>-dire d'un imb<text:span text:style-name="T1">é</text:span>cile (imbecillis, faible d'esprit). La lecture du M<text:span text:style-name="T1">é</text:span>morial, qu'il dicta <text:span text:style-name="T1">à</text:span> Sainte-H<text:span text:style-name="T1">é</text:span>l<text:span text:style-name="T1">è</text:span>ne, est tr<text:span text:style-name="T1">è</text:span>s caract<text:span text:style-name="T1">é</text:span>ristique <text:span text:style-name="T1">à</text:span> ce point de vue. Les pages consacr<text:span text:style-name="T1">é</text:span>es <text:span text:style-name="T1">à</text:span> l'art militaire donnent l'impression de la s<text:span text:style-name="T1">é</text:span>curit<text:span text:style-name="T1">é</text:span>, de la certitude. Elles respirent le plus solide bon sens. Celles consacr<text:span text:style-name="T1">é</text:span>es aux motifs de guerre (que l'imp<text:span text:style-name="T1">é</text:span>rial causeur e<text:span text:style-name="T1">û</text:span>t <text:span text:style-name="T1">é</text:span>t<text:span text:style-name="T1">é</text:span> bien embarrass<text:span text:style-name="T1">é</text:span> de pr<text:span text:style-name="T1">é</text:span>ciser) sont d'une pu<text:span text:style-name="T1">é</text:span>rilit<text:span text:style-name="T1">é</text:span> d<text:span text:style-name="T1">é</text:span>concertante. Celles consacr<text:span text:style-name="T1">é</text:span>es aux institutions, aux travaux d<text:span text:style-name="T1">é</text:span>s jurisconsultes, etc... apparaissent comme d'une rare niaiserie et d'une outrecuidance qui appartient au style de l'<text:span text:style-name="T1">é</text:span>poque. Bonaparte y semble un personnage de Rabelais, un Picrochole r<text:span text:style-name="T1">é</text:span>alis<text:span text:style-name="T1">é</text:span>. La chose est encore plus sensible chez l'historien contemporain fanatico-maboul Fr<text:span text:style-name="T1">é</text:span>d<text:span text:style-name="T1">é</text:span>ric Masson, qui grossit les insanit<text:span text:style-name="T1">é</text:span>s de son idole Bonaparte, <text:span text:style-name="T1">à</text:span> la fa<text:span text:style-name="T1">ç</text:span>on d'une boule de jardin. Les ouvrages de Masson, de l'Acad<text:span text:style-name="T1">é</text:span>mie fran<text:span text:style-name="T1">ç</text:span>aise, constituent, par leur exactitude m<text:span text:style-name="T1">ê</text:span>me, m<text:span text:style-name="T1">ê</text:span>l<text:span text:style-name="T1">é</text:span>e de latrie napol<text:span text:style-name="T1">é</text:span>onarde, le plus redoutable des r<text:span text:style-name="T1">é</text:span>qui­sitoires. Je n'ai pas connu Bonaparte, autrement que dans les propos de Roederer (qui rendent jus­qu'au son de sa voix), mais j'ai bien connu Fr<text:span text:style-name="T1">é</text:span>d<text:span text:style-name="T1">é</text:span>ric Masson, hargneux et falot, avec sa grosse t<text:span text:style-name="T1">ê</text:span>te sans cervelle, ses moustaches retombantes', sa voussure</text:p>
      <text:p text:style-name="P52"/>
      <text:p text:style-name="P1">dorsale, ses humeurs pittoresques de mauvais chien, son incompr<text:span text:style-name="T1">é</text:span>hension totale et envieuse de la grandeur vraie, et sa curieuse compr<text:span text:style-name="T1">é</text:span>hension de certaines tares et de certains maux. Il a <text:span text:style-name="T1">é</text:span>crit, dans son style af<text:span text:style-name="T1">ï</text:span>reux de cantonnier ramasseur de crottin, quelques fortes pages de son Sainte-H<text:span text:style-name="T1">é</text:span>l<text:span text:style-name="T1">è</text:span>ne, parce que l<text:span text:style-name="T1">à</text:span>, il reniflait le malheur. De m<text:span text:style-name="T1">ê</text:span>me, <text:span text:style-name="T1">à</text:span> propos de la mauvaise conduite des s<text:span text:style-name="T1">œ</text:span>urs de Bona­parte, il fait, <text:span text:style-name="T1">é</text:span>tant comiquement mysogyne, d'amu­santes r<text:span text:style-name="T1">é</text:span>flexions sur la beaut<text:span text:style-name="T1">é</text:span> corporelle antique de cette famille et, de l<text:span text:style-name="T1">à</text:span>, sur son sens du clan. Mais, d'une fa<text:span text:style-name="T1">ç</text:span>on g<text:span text:style-name="T1">é</text:span>n<text:span text:style-name="T1">é</text:span>rale, il est l'historien qui enfouit la gloire sous le fratas. C'est aussi la p<text:span text:style-name="T1">é</text:span>tarade, sur l'<text:span text:style-name="T1">é</text:span>pop<text:span text:style-name="T1">é</text:span>e vaine et terrible, d'un homme qui a trop mang<text:span text:style-name="T1">é</text:span> de documents.</text:p>
      <text:p text:style-name="P38">Tout a <text:span text:style-name="T1">é</text:span>t<text:span text:style-name="T1">é</text:span> dit, et trop bien dit pour y revenir, contre le code napol<text:span text:style-name="T1">é</text:span>onien, le partage forc<text:span text:style-name="T1">é</text:span> et les textes insanes auxquels nous devons la d<text:span text:style-name="T1">é</text:span>popula-, tion subs<text:span text:style-name="T1">é</text:span>quente de la France, avec la pulv<text:span text:style-name="T1">é</text:span>risation r<text:span text:style-name="T1">é</text:span>volutionnaire des provinces et des m<text:span text:style-name="T1">é</text:span>tiers. Ce ne fut point perversit<text:span text:style-name="T1">é</text:span> chez l'Empereur, mais bien sottise et infirmit<text:span text:style-name="T1">é</text:span> d'esprit. Il bousculait ses juris­consultes raisonnables et non serviles, comme il bousculait Talleyrand, s'imaginant, le pauvre type, faire le bonheur de <text:span text:style-name="T1">«</text:span> ses peuples <text:span text:style-name="T1">»</text:span>. C'est qu'il tenait de son <text:span text:style-name="T1">é</text:span>ducation roussiste (aggrav<text:span text:style-name="T1">é</text:span>e par les m<text:span text:style-name="T1">é</text:span>ditations solitaires d'une imagination sans frein) cette conviction qu'il faut faire neuf et table rase des pr<text:span text:style-name="T1">é</text:span>d<text:span text:style-name="T1">é</text:span>cesseurs, la r<text:span text:style-name="T1">é</text:span>volution ayant apport<text:span text:style-name="T1">é</text:span> au monde <text:span text:style-name="T1">é</text:span>tonn<text:span text:style-name="T1">é</text:span>, mais r<text:span text:style-name="T1">é</text:span>calcitrant, l'<text:span text:style-name="T1">é</text:span>vangile des temps nouveaux. Cela, jusqu'<text:span text:style-name="T1">à</text:span> l'extr<text:span text:style-name="T1">é</text:span>mit<text:span text:style-name="T1">é</text:span> des terres</text:p>
      <text:p text:style-name="P52"/>
      <text:p text:style-name="P1">habit<text:span text:style-name="T1">é</text:span>es : <text:span text:style-name="T1">«</text:span> Mon imagination est morte <text:span text:style-name="T1">à</text:span> Saint- Jean-d'Acre. <text:span text:style-name="T1">»</text:span> En <text:span text:style-name="T1">ô</text:span>utre, Napol<text:span text:style-name="T1">é</text:span>on I<text:span text:style-name="T5">er</text:span> poss<text:span text:style-name="T1">é</text:span>dait ce don de fascination, tenant <text:span text:style-name="T1">à</text:span> l'allure, <text:span text:style-name="T1">à</text:span> la voix, <text:span text:style-name="T1">à</text:span> la corpor<text:span text:style-name="T1">é</text:span>it<text:span text:style-name="T1">é</text:span> et aussi <text:span text:style-name="T1">à</text:span> l'irradiation nerveuse qui, ren­dant la r<text:span text:style-name="T1">é</text:span>sistance d'autrui difficile, ne laisse plus subsister, comme obstacles, que les chocs en retour de la r<text:span text:style-name="T1">é</text:span>alit<text:span text:style-name="T1">é</text:span> meurtrie et irrit<text:span text:style-name="T1">é</text:span>e. Il y a deux sortes d'obstacles pour l'homme d'action : ceux qui viennent des gens; ceux qui viennent des choses. Ayant surmont<text:span text:style-name="T1">é</text:span> les premiers, au point d'<text:span text:style-name="T1">é</text:span>carter de lui les assassins promis <text:span text:style-name="T1">à</text:span> tout grand acteur de la politique, il succomba devant les seconds. Waterloo ne fut que la somme de ses infirmit<text:span text:style-name="T1">é</text:span>s politiques, surmontant son g<text:span text:style-name="T1">é</text:span>nie militaire, et je pense que ni Wellington, ni B.l<text:span text:style-name="T1">û</text:span>cher n'y furent pour rien.</text:p>
      <text:p text:style-name="P38">Notons en passant, que Balzac (chez qui l'histo­rien illumine parfois, et parfois obscurcit et alour­dit le grand- romancier) semble avoir eu la vision du prodigieux imb<text:span text:style-name="T1">é</text:span>cile que fut Bonaparte. Il n'osa pas la formuler nettement, parce qu'elle <text:span text:style-name="T1">é</text:span>tait encore trop proche do son objet, mais il en nota les r<text:span text:style-name="T1">é</text:span>per­cussions. Il fallut attendre Masson pour avoir les dimensions de cette sottise, arm<text:span text:style-name="T1">é</text:span>e comme aucune autre ne le fut sans doute ici-bas. Heureusement que la nature ne joue pas souvent de pareilles farces aux hommes, par le canal de l'h<text:span text:style-name="T1">é</text:span>r<text:span text:style-name="T1">é</text:span>dit<text:span text:style-name="T1">é</text:span>. Sans cela, le genre humain (faute de combattants) finirait en m<text:span text:style-name="T1">ê</text:span>me temps que le combat.</text:p>
      <text:p text:style-name="P38">Bonaparte n'a pas <text:span text:style-name="T1">é</text:span>t<text:span text:style-name="T1">é</text:span> seulement funeste <text:span text:style-name="T1">à</text:span> la France par lui-m<text:span text:style-name="T1">ê</text:span>me ; mais encore par tous ceux qui, dans tous les domaines, se sont efforc<text:span text:style-name="T1">é</text:span>s de</text:p>
      <text:p text:style-name="P52"/>
      <text:p text:style-name="P1">l'imiter et de faire, de leur action, la s<text:span text:style-name="T1">œ</text:span>ur de leur r<text:span text:style-name="T1">ê</text:span>ve, r<text:span text:style-name="T1">é</text:span>volutionnaire ou lib<text:span text:style-name="T1">é</text:span>ral. Mon p<text:span text:style-name="T1">è</text:span>re disait que les deux grands p<text:span text:style-name="T1">ô</text:span>les de la pens<text:span text:style-name="T1">é</text:span>e au xix<text:span text:style-name="T1">®</text:span> avaient <text:span text:style-name="T1">é</text:span>t<text:span text:style-name="T1">é</text:span> Napol<text:span text:style-name="T1">é</text:span>on et Hamlet,, le fr<text:span text:style-name="T1">é</text:span>n<text:span text:style-name="T1">é</text:span>tique et l'aboulique, celui qui se d<text:span text:style-name="T1">é</text:span>cide et tranche tout le temps, et celui qui ne se d<text:span text:style-name="T1">é</text:span>cide jamais. Mais Alphonse Daudet disait cela en admirant tout Bonaparte. Alors que, de ses d<text:span text:style-name="T1">é</text:span>cisions, les militaires seules <text:span text:style-name="T1">é</text:span>taient admirables, et les autres d'une rare et tragique infirmit<text:span text:style-name="T1">é</text:span>. On pourrait mettre sur sa tombe aux Invalides : il a gaspill<text:span text:style-name="T1">é</text:span> le patrimoine fran<text:span text:style-name="T1">ç</text:span>ais. Un pareil conqu<text:span text:style-name="T1">é</text:span>rant est un fl<text:span text:style-name="T1">é</text:span>au et pire assur<text:span text:style-name="T1">é</text:span>­ment que la Terreur. Parce que la Terreur est un objet de r<text:span text:style-name="T1">é</text:span>pulsion historique, au lieu que beaucoup de personnes soupirent encore : <text:span text:style-name="T1">«</text:span> Ah ! Napol<text:span text:style-name="T1">é</text:span>on ! <text:span text:style-name="T1">»</text:span> Rien ne s'oublie plus vite que le d<text:span text:style-name="T1">é</text:span>luge de sang, et la rapidit<text:span text:style-name="T1">é</text:span> de l'oubli est proportionnelle aux dimen­sions de l'h<text:span text:style-name="T1">é</text:span>catombe ; pourquoi cela ? Parce que l'esprit humain chasse naturellement l'image du deuil et du charnier. On n'aurait pas imagin<text:span text:style-name="T1">é</text:span> le Jour des Morts, si l'on n'oubliait pas les morts presque tous les jours, surtout quand leur tr<text:span text:style-name="T1">é</text:span>pas fut collectif et violent.</text:p>
      <text:p text:style-name="P38">So<text:span text:style-name="T1">û</text:span>le d'assembl<text:span text:style-name="T1">é</text:span>es et de clubs, de bavardage et de sang, et lasse de cette l<text:span text:style-name="T1">é</text:span>gislation fr<text:span text:style-name="T1">é</text:span>n<text:span text:style-name="T1">é</text:span>tique, vaine et contradictoire, qui est le fruit du r<text:span text:style-name="T1">é</text:span>gime des assembl<text:span text:style-name="T1">é</text:span>es, la France se donna <text:span text:style-name="T1">à</text:span> la dictature napol<text:span text:style-name="T1">é</text:span>onienne, puis au pl<text:span text:style-name="T1">é</text:span>biscite qui en d<text:span text:style-name="T1">é</text:span>coule, en deux crises de courte dur<text:span text:style-name="T1">é</text:span>e. L'hybridit<text:span text:style-name="T1">é</text:span> m<text:span text:style-name="T1">ê</text:span>me de la constitution imp<text:span text:style-name="T1">é</text:span>riale (semi-h<text:span text:style-name="T1">é</text:span>r<text:span text:style-name="T1">é</text:span>ditaire, semi- pl<text:span text:style-name="T1">é</text:span>biscitaire) k faisait osciller entre la r<text:span text:style-name="T1">é</text:span>volution,</text:p>
      <text:p text:style-name="P52"/>
      <text:p text:style-name="P1">fille de la R<text:span text:style-name="T1">é</text:span>forme, et, la r<text:span text:style-name="T1">é</text:span>action. Administrative- ment, les Napol<text:span text:style-name="T1">é</text:span>on rench<text:span text:style-name="T1">é</text:span>rirent sur la centralisa­tion Louis XIV (qui avait failli amener des malheurs vers la fin du r<text:span text:style-name="T1">è</text:span>gne <text:span text:style-name="T1">é</text:span>tincelant), mais ils la prati­qu<text:span text:style-name="T1">è</text:span>rent sans mesure, sur un pays arbitrairement d<text:span text:style-name="T1">é</text:span>coup<text:span text:style-name="T1">é</text:span> en d<text:span text:style-name="T1">é</text:span>partements et appauvri par une longue suite de guerres. Leur administration compl<text:span text:style-name="T1">é</text:span>ta ainsi, par le nivellement, le saccage affreux de la nuit du h ao<text:span text:style-name="T1">û</text:span>t. L'abolition des coutumes locales et des privil<text:span text:style-name="T1">è</text:span>ges f<text:span text:style-name="T1">é</text:span>d<text:span text:style-name="T1">é</text:span>ratifs et corporatifs, le m<text:span text:style-name="T1">é</text:span>canisme inhumain qui en r<text:span text:style-name="T1">é</text:span>sulta, firent plus et pire pour la d<text:span text:style-name="T1">é</text:span>population (en dehors m<text:span text:style-name="T1">ê</text:span>me du pernicieux r<text:span text:style-name="T1">é</text:span>gime successoral) que n'avaient lait les h<text:span text:style-name="T1">é</text:span>ca­tombes. Les <text:span text:style-name="T1">é</text:span>tais ramifi<text:span text:style-name="T1">é</text:span>s dans toute la nation, et qui la soutenaient s<text:span text:style-name="T1">é</text:span>culairement, les droits, devoirs et chartes des communes et des m<text:span text:style-name="T1">é</text:span>tiers, s'<text:span text:style-name="T1">é</text:span>crou­l<text:span text:style-name="T1">è</text:span>rent parmi les acclamations conjointes des lib<text:span text:style-name="T1">é</text:span>­raux (qui voyaient l<text:span text:style-name="T1">à</text:span> l'<text:span text:style-name="T1">é</text:span>mancipation de l'individu divinis<text:span text:style-name="T1">é</text:span>) et des autoritaires forcen<text:span text:style-name="T1">é</text:span>s, qui s'<text:span text:style-name="T1">é</text:span>bahis­saient d'un grand pays r<text:span text:style-name="T1">é</text:span>duit ainsi en domesticit<text:span text:style-name="T1">é</text:span>. D<text:span text:style-name="T1">é</text:span> ces deux stupidit<text:span text:style-name="T1">é</text:span>s, c<text:span text:style-name="T1">é</text:span>l<text:span text:style-name="T1">é</text:span>br<text:span text:style-name="T1">é</text:span>es <text:span text:style-name="T1">à</text:span> l'envi comme une suite de la d<text:span text:style-name="T1">é</text:span>claration des Droits de l'Homme, sortit le pire des maux sociaux, et contre lequel la monarchie traditionnelle avait toujours <text:span text:style-name="T1">â</text:span>prement lutt<text:span text:style-name="T1">é</text:span> : l'effondrement de la justice par la servilit<text:span text:style-name="T1">é</text:span> des magistrats. D<text:span text:style-name="T1">é</text:span>pendant uniquement du pouvoir central, malgr<text:span text:style-name="T1">é</text:span> le principe hypocrite de l'inamovibi­lit<text:span text:style-name="T1">é</text:span>, command<text:span text:style-name="T1">é</text:span>s au doigt et <text:span text:style-name="T1">à</text:span> l'oeil et gourmand<text:span text:style-name="T1">é</text:span>s secr<text:span text:style-name="T1">è</text:span>tement par ce pouvoir, d'un bout <text:span text:style-name="T1">à</text:span> l'autre du territoire, priv<text:span text:style-name="T1">é</text:span>s des appuis locaux, de la surveil­lance locale, qu'assure la d<text:span text:style-name="T1">é</text:span>centralisation, ces magis-</text:p>
      <text:p text:style-name="P32"/>
      <text:p text:style-name="P1">trats eussent <text:span text:style-name="T1">é</text:span>t<text:span text:style-name="T1">é</text:span> des h<text:span text:style-name="T1">é</text:span>ros, s'ils avaient r<text:span text:style-name="T1">é</text:span>sist<text:span text:style-name="T1">é</text:span> <text:span text:style-name="T1">à</text:span> la complaisance politique, qui est la gangr<text:span text:style-name="T1">è</text:span>ne de leur haute et redoutable profession. Ils s'<text:span text:style-name="T1">é</text:span>croul<text:span text:style-name="T1">è</text:span>rent, entra<text:span text:style-name="T1">î</text:span>nant avec eux le grand int<text:span text:style-name="T1">é</text:span>r<text:span text:style-name="T1">ê</text:span>t social dont ils avaient la garde, et fournissant ainsi <text:span text:style-name="T1">à</text:span> l'esprit r<text:span text:style-name="T1">é</text:span>volutionnaire son principal et son plus dangereux argument.</text:p>
      <text:p text:style-name="P38">Car ce sont les mauvais magistrats qui font les peuples enrag<text:span text:style-name="T1">é</text:span>s.</text:p>
      <text:p text:style-name="P38">Un ministre de la R<text:span text:style-name="T1">é</text:span>publique, fort intelligent et bon juriste et qui a fait ses preuves pendant la guerre, me disait r<text:span text:style-name="T1">é</text:span>cemment : <text:span text:style-name="T1">«</text:span> C'est curieux, plus les magistrats sont <text:span text:style-name="T1">é</text:span>lev<text:span text:style-name="T1">é</text:span>s dans la hi<text:span text:style-name="T1">é</text:span>rarchie judi­ciaire et plus ils sont dociles quant au pouvoir cen­tral. Rien n'<text:span text:style-name="T1">é</text:span>gale la servilit<text:span text:style-name="T1">é</text:span> de la Cour de cas­sation. <text:span text:style-name="T1">»</text:span> La chose est facile <text:span text:style-name="T1">à</text:span> comprendre, d'apr<text:span text:style-name="T1">è</text:span>s ce que nous venons d'<text:span text:style-name="T1">é</text:span>crire. Les magistrats de l'ordre le plus <text:span text:style-name="T1">é</text:span>lev<text:span text:style-name="T1">é</text:span>, les magistrats de la forme pure et du Droit en quelque sorte m<text:span text:style-name="T1">é</text:span>taphysique, sont aussi les plus centralis<text:span text:style-name="T1">é</text:span>s de tous. Ils sont au sommet d'une pyramide, sans communication avec les vivants, dont ils d<text:span text:style-name="T1">é</text:span>battent les int<text:span text:style-name="T1">é</text:span>r<text:span text:style-name="T1">ê</text:span>ts. Bien qu'ils n'aient plus grand'chose <text:span text:style-name="T1">à</text:span> attendre de l'Etat, la revanche du r<text:span text:style-name="T1">é</text:span>el sur l'irr<text:span text:style-name="T1">é</text:span>el les pousse <text:span text:style-name="T1">à</text:span> subir secr<text:span text:style-name="T1">è</text:span>tement, docilement, les suggestions et impul­sions de cet <text:span text:style-name="T1">É</text:span>tat, et c'est ainsi que le summum jus tend <text:span text:style-name="T1">à</text:span> devenir la summa injuria. On l'a vu au moment de l'affaire Dreyfus, o<text:span text:style-name="T1">ù</text:span> les juifs, devenus ma<text:span text:style-name="T1">î</text:span>tres de l'Etat, se sont trouv<text:span text:style-name="T1">é</text:span>s, du m<text:span text:style-name="T1">ê</text:span>me coup, les ma<text:span text:style-name="T1">î</text:span>tres de la Cour supr<text:span text:style-name="T1">ê</text:span>me, et l'ont amen<text:span text:style-name="T1">é</text:span>e <text:span text:style-name="T1">à</text:span> l'acte inou<text:span text:style-name="T1">ï</text:span> (et historiquement sans pr<text:span text:style-name="T1">é</text:span>c<text:span text:style-name="T1">é</text:span>dent) de</text:p>
      <text:p text:style-name="P52"/>
      <text:p text:style-name="P1">l'alt<text:span text:style-name="T1">é</text:span>ration volontaire de l'article 445 du Code de Proc<text:span text:style-name="T1">é</text:span>dure criminelle.</text:p>
      <text:p text:style-name="P38">Cet acte, qui s'est produit pr<text:span text:style-name="T1">é</text:span>cis<text:span text:style-name="T1">é</text:span>ment <text:span text:style-name="T1">à</text:span> la fin du xix° si<text:span text:style-name="T1">è</text:span>cle (et, en vertu du d<text:span text:style-name="T1">é</text:span>calage susdit, <text:span text:style-name="T1">à</text:span> l'aube du xx<text:span text:style-name="T5">e</text:span>) est ainsi une cons<text:span text:style-name="T1">é</text:span>quence du lent travail de d<text:span text:style-name="T1">é</text:span>litement judiciaire qui succ<text:span text:style-name="T1">é</text:span>da <text:span text:style-name="T1">à</text:span> la centralisation jacobine et napol<text:span text:style-name="T1">é</text:span>onienne. De la jus­tice de paix <text:span text:style-name="T1">à</text:span> la Cour de cassation, la justice ira d<text:span text:style-name="T1">é</text:span>sormais en diminuant, jusqu'<text:span text:style-name="T1">à</text:span> devenir imper­ceptible. Elle est ancillaire quant <text:span text:style-name="T1">à</text:span> l'<text:span text:style-name="T1">É</text:span>tat; et'l'<text:span text:style-name="T1">É</text:span>tat napol<text:span text:style-name="T1">é</text:span>onien, dictatorial ou lib<text:span text:style-name="T1">é</text:span>ral est un Etat fol, livr<text:span text:style-name="T1">é</text:span> <text:span text:style-name="T1">à</text:span> lui-m<text:span text:style-name="T1">ê</text:span>me", sans contrepoids, mille fois plus absolu que la monarchie de ce nom, laquelle <text:span text:style-name="T1">é</text:span>tait <text:span text:style-name="T1">«</text:span> absolue <text:span text:style-name="T1">»</text:span> uniquement quant <text:span text:style-name="T1">à</text:span> l'int<text:span text:style-name="T1">é</text:span>r<text:span text:style-name="T1">ê</text:span>t national, dont elle se montrait la jalouse gardienne.</text:p>
      <text:p text:style-name="P38">Je mets en fait qu'un pr<text:span text:style-name="T1">é</text:span>sident du Conseil de la R<text:span text:style-name="T1">é</text:span>publique, dans la constitution actuelle, qui sait jouer de l'inertie, de l'incurie, de l'ignorance ou de la servilit<text:span text:style-name="T1">é</text:span> de sa double majorit<text:span text:style-name="T1">é</text:span> <text:span text:style-name="T1">à</text:span> la Chambre et au S<text:span text:style-name="T1">é</text:span>nat, est aussi absolu que le plus absolu des souverains (et sans pr<text:span text:style-name="T1">é</text:span>senter aucune garantie sou­veraine) dans l'exercice de son <text:span text:style-name="T1">é</text:span>ph<text:span text:style-name="T1">é</text:span>m<text:span text:style-name="T1">è</text:span>re pouvoir. Il peut plonger le pays dans un ab<text:span text:style-name="T1">î</text:span>me de maux, sans avoir aucun r<text:span text:style-name="T1">è</text:span>glement de comptes ult<text:span text:style-name="T1">é</text:span>rieurs <text:span text:style-name="T1">à</text:span> redouter. Il peut ne rien faire, alors que, pour conjurer un p<text:span text:style-name="T1">é</text:span>ril imminent, il faudrait faire quel­que chose. Il joint l'omnipotence <text:span text:style-name="T1">à</text:span> l'irresponsabi­lit<text:span text:style-name="T1">é</text:span>. Tel est l'aboutissement de quelques centaines de beaux discours, prononc<text:span text:style-name="T1">é</text:span>s par de <text:span text:style-name="T1">«</text:span> grands <text:span text:style-name="T1">»</text:span> lib<text:span text:style-name="T1">é</text:span>raux de 1789 <text:span text:style-name="T1">à</text:span> 1914. A mes yeux, je vous le dis franchement, il n'est <text:span text:style-name="T1">«</text:span> grand <text:span text:style-name="T1">»</text:span> lib<text:span text:style-name="T1">é</text:span>ral qui ne</text:p>
      <text:p text:style-name="P52"/>
      <text:p text:style-name="P1">soit un grand <text:span text:style-name="T1">â</text:span>ne, et d'autant plus grand qu'il est plus lib<text:span text:style-name="T1">é</text:span>ral. Qu'est-ce en effet que le lib<text:span text:style-name="T1">é</text:span>ralisme, si ce n'est la recherche, th<text:span text:style-name="T1">é</text:span>orique et pratique, et fina­lement l'acceptation d'une moyenne entre le meil­leur et le pire, entre l'excellent et l'ex<text:span text:style-name="T1">é</text:span>crable, entre le vrai et le faux, entre le raisonnable et l'absurde?</text:p>
      <text:p text:style-name="P38">Le lib<text:span text:style-name="T1">é</text:span>ral est un homme qui r<text:span text:style-name="T1">é</text:span>v<text:span text:style-name="T1">è</text:span>re le Bon Dieu, mais qui respecte le diable. Il aspire <text:span text:style-name="T1">à</text:span> l'ordre et il flatte l'anarchie. Gela, dans tous les domaines, notamment l'intellectuel et le politique. Il va donc s'efforcer de trouver une formule qui concilie un terme et l'autre. D'o<text:span text:style-name="T1">ù</text:span> la notion du centre dans les assembl<text:span text:style-name="T1">é</text:span>es, du <text:span text:style-name="T1">«</text:span> raisonnable <text:span text:style-name="T1">»</text:span> centre, qui tient la balance <text:span text:style-name="T1">é</text:span>gale entre les extr<text:span text:style-name="T1">ê</text:span>mes et d<text:span text:style-name="T1">é</text:span>fend la pro­pri<text:span text:style-name="T1">é</text:span>t<text:span text:style-name="T1">é</text:span> et la famille avec la religion, par exemple, en souscrivant d'avance <text:span text:style-name="T1">à</text:span> tous les assauts pass<text:span text:style-name="T1">é</text:span>s, pr<text:span text:style-name="T1">é</text:span>sents et futurs, donn<text:span text:style-name="T1">é</text:span>s <text:span text:style-name="T1">à</text:span> la propri<text:span text:style-name="T1">é</text:span>t<text:span text:style-name="T1">é</text:span>, <text:span text:style-name="T1">à</text:span> la famille et <text:span text:style-name="T1">à</text:span> la religion. Il y a l<text:span text:style-name="T1">à</text:span>, <text:span text:style-name="T1">à</text:span> la fois l'indice d'une faiblesse mentale et le signe d'un temp<text:span text:style-name="T1">é</text:span>rament craintif. Le mod<text:span text:style-name="T1">è</text:span>le en fut <text:span text:style-name="T1">É</text:span>mile Ollivier, qui mena la France <text:span text:style-name="T1">à</text:span> l'ab<text:span text:style-name="T1">î</text:span>me en 1870-1871, mais continua, malgr<text:span text:style-name="T1">é</text:span> l'<text:span text:style-name="T1">é</text:span>vidence, <text:span text:style-name="T1">à</text:span> penser qu'il avait eu raison, et publia sur l'Empire lib<text:span text:style-name="T1">é</text:span>ral je ne sais combien de volumes pour le d<text:span text:style-name="T1">é</text:span>montrer. Cela aussi est tr<text:span text:style-name="T1">è</text:span>s dix-neuvi<text:span text:style-name="T1">è</text:span>me si<text:span text:style-name="T1">è</text:span>cle. On a vu, <text:span text:style-name="T1">à</text:span> toutes les <text:span text:style-name="T1">é</text:span>poques, des hommes d'Etat, des politiciens, se tromper lourdement. Mais ceux issus de ce suffrage uni­versel, qu'inventa chez nous le xix° si<text:span text:style-name="T1">è</text:span>cle, gardent toujours l'esp<text:span text:style-name="T1">é</text:span>rance secr<text:span text:style-name="T1">è</text:span>te qu'ils remonteront le courant, et qu'ils d<text:span text:style-name="T1">é</text:span>montreront victorieusement que le noir est blanc, et qu'il fait nuit en plein</text:p>
      <text:p text:style-name="P52"/>
      <text:p text:style-name="P1">midi. Ils puisent une confiance invincible dans l'incoh<text:span text:style-name="T1">é</text:span>rence qui les a port<text:span text:style-name="T1">é</text:span>s au pouvoir, puis bris<text:span text:style-name="T1">é</text:span>s.</text:p>
      <text:p text:style-name="P38">J'ai connu, fr<text:span text:style-name="T1">é</text:span>quent<text:span text:style-name="T1">é</text:span> et m<text:span text:style-name="T1">ê</text:span>me aim<text:span text:style-name="T1">é</text:span>, de fameux lib<text:span text:style-name="T1">é</text:span>raux. Je me suis toujours demand<text:span text:style-name="T1">é</text:span> en quelle inconsistante mie de pain <text:span text:style-name="T1">é</text:span>tait construit leur d<text:span text:style-name="T1">é</text:span>bile cerveau. Depuis que je suis d<text:span text:style-name="T1">é</text:span>put<text:span text:style-name="T1">é</text:span> et que j'ai vu fonctionner de pr<text:span text:style-name="T1">è</text:span>s ce r<text:span text:style-name="T1">é</text:span>gime absurde d'assembl<text:span text:style-name="T1">é</text:span>e, o<text:span text:style-name="T1">ù</text:span> prend forme oratoire le lib<text:span text:style-name="T1">é</text:span>ralisme, ma piti<text:span text:style-name="T1">é</text:span> pour un tel <text:span text:style-name="T1">é</text:span>tat d'esprit s'est encore accrue. Alors que la force de l'<text:span text:style-name="T1">ê</text:span>tre humain est dans l'affirmation et la certitude, toutes les facult<text:span text:style-name="T1">é</text:span>s du lib<text:span text:style-name="T1">é</text:span>ral sont tendues vers l'<text:span text:style-name="T1">é</text:span>quivoque et l'aboulie. Imagine-t-on rien de plus comique que des parlementaires qui se r<text:span text:style-name="T1">é</text:span>clament encore, en 1920 (!) de la charte p<text:span text:style-name="T1">é</text:span>rim<text:span text:style-name="T1">é</text:span>e des Droits de l'Homme et du Citoyen et de la dicta­ture du Tiers, de 1790 <text:span text:style-name="T1">à</text:span> 1793, et qui tonnent, et s'indignent, et vocif<text:span text:style-name="T1">è</text:span>rent contre la r<text:span text:style-name="T1">é</text:span>volution russe de L<text:span text:style-name="T1">é</text:span>nine et la dictature du prol<text:span text:style-name="T1">é</text:span>tariat! Quelle savoureuse incons<text:span text:style-name="T1">é</text:span>quence ! Mais la tribune, comme le papier, et peut-<text:span text:style-name="T1">ê</text:span>tre encore mieux que le papier, supporte tout, pourvu que celui qui l'occupe ait un certain ton et un certain ron-ron.</text:p>
      <text:p text:style-name="P38">Le lib<text:span text:style-name="T1">é</text:span>ralisme, c'est l'individualisme, donc l'anarchie <text:span text:style-name="T1">é</text:span>dulcor<text:span text:style-name="T1">é</text:span>e. Il aboutit, <text:span text:style-name="T1">è</text:span>n fait, <text:span text:style-name="T1">à</text:span> la finance, <text:span text:style-name="T1">à</text:span> la pire et <text:span text:style-name="T1">à</text:span> la plus dure des tyrannies : celle de l'or. Inutile d'insister sur le m<text:span text:style-name="T1">é</text:span>canisme par lequel il annihile toute originalit<text:span text:style-name="T1">é</text:span> de pens<text:span text:style-name="T1">é</text:span>e, puisqu'il ne table jamais que sur des moyennes. Quand on le traque dans ses incons<text:span text:style-name="T1">é</text:span>quences, son supr<text:span text:style-name="T1">ê</text:span>me refuge est dans l'abstention. J'ai remarqu<text:span text:style-name="T1">é</text:span> l'esp<text:span text:style-name="T1">è</text:span>ce de Digitize by icrc f</text:p>
      <text:p text:style-name="P52"/>
      <text:p text:style-name="P1">gourmandise avec laquelle, au Parlement, le Centre s'abstient. Gourmandise analogue <text:span text:style-name="T1">à</text:span> celle avec laquelle tout lib<text:span text:style-name="T1">é</text:span>ral, ou haut fonctionnaire, ou haut pr<text:span text:style-name="T1">é</text:span>sident de conseil d'administration, ou pr<text:span text:style-name="T1">é</text:span>sident de la R<text:span text:style-name="T1">é</text:span>publique, d<text:span text:style-name="T1">é</text:span>missionne d<text:span text:style-name="T1">è</text:span>s que les affaires se g<text:span text:style-name="T1">â</text:span>tent et que la responsabilit<text:span text:style-name="T1">é</text:span> se dessine. Assu­mer une responsabilit<text:span text:style-name="T1">é</text:span>, c'est accepter une initiative. Le lib<text:span text:style-name="T1">é</text:span>ral n'accepte jamais une initiative, et le fin du fin consiste, pour lui, <text:span text:style-name="T1">à</text:span> se ranger <text:span text:style-name="T1">à</text:span> l'avis de son contradicteur, en lui disant : <text:span text:style-name="T1">«</text:span> Je vous laisse la responsabilit<text:span text:style-name="T1">é</text:span> de mon acceptation,... ou de ma d<text:span text:style-name="T1">é</text:span>faite. <text:span text:style-name="T1">»</text:span> En dernier ressort, aux yeux du lib<text:span text:style-name="T1">é</text:span>ral, c'est le plus violent ou le plus nombreux qui a raison, C'est pourquoi il n'y a lieu de tenir compte ni des restrictions, ni des avis de ce fuyard perp<text:span text:style-name="T1">é</text:span>­tuel.</text:p>
      <text:p text:style-name="P38">Je n'ignore pas en <text:span text:style-name="T1">é</text:span>crivant ceci que le xix° si<text:span text:style-name="T1">è</text:span>cle a statufi<text:span text:style-name="T1">é</text:span> un nombre consid<text:span text:style-name="T1">é</text:span>rable de lib<text:span text:style-name="T1">é</text:span>raux, consid<text:span text:style-name="T1">é</text:span>r<text:span text:style-name="T1">é</text:span>s comme <text:span text:style-name="T1">é</text:span>minents. Ces <text:span text:style-name="T1">â</text:span>nes b<text:span text:style-name="T1">â</text:span>t<text:span text:style-name="T1">é</text:span>s ont peupl<text:span text:style-name="T1">é</text:span> les Acad<text:span text:style-name="T1">é</text:span>mies, devenues, par l'affadissement des id<text:span text:style-name="T1">é</text:span>es et l'affaissement des caract<text:span text:style-name="T1">è</text:span>res, le sanc­tuaire de ces grotesques idoles. Ce sont eux qui ont pouss<text:span text:style-name="T1">é</text:span> toutes les portes par lesquelles est entr<text:span text:style-name="T1">é</text:span>e la R<text:span text:style-name="T1">é</text:span>yolution. Une fois qu'elle eut <text:span text:style-name="T1">«</text:span> occup<text:span text:style-name="T1">é</text:span> <text:span text:style-name="T1">»</text:span> le bureau (comme on dit en style <text:span text:style-name="T1">é</text:span>lectoral), la grande et supr<text:span text:style-name="T1">ê</text:span>me habilet<text:span text:style-name="T1">é</text:span> des lib<text:span text:style-name="T1">é</text:span>raux consista <text:span text:style-name="T1">à</text:span> crier aux r<text:span text:style-name="T1">é</text:span>volutionnaires : <text:span text:style-name="T1">«</text:span> Nous sommes plus avanc<text:span text:style-name="T1">é</text:span>s que vou3. — Allons donc, pas possible I — C'est comme cela. — Nous allons bien voir; <text:span text:style-name="T1">ê</text:span>tes-vous pour l'expulsion des moines? — Attendez, il faut dis­tinguer les moines qui ne font pas de politique de</text:p>
      <text:p text:style-name="P52"/>
      <text:p text:style-name="P1">oeux qui font de la politique. —Nous n'avons pas le temps d'attendre. Vous avez cinq minutes pour r<text:span text:style-name="T1">é</text:span>pondre. Etes-vous pour l'expulsion des moines? — Eh bien I puisqu'elle est un fait accompli, oui, nous sommes pour l'expulsion des moines. — Et des bonnes s<text:span text:style-name="T1">œ</text:span>urs ? — Oh ! oh I des femmes, y pensez- vous, et des femmes g<text:span text:style-name="T1">é</text:span>n<text:span text:style-name="T1">é</text:span>reuses et d<text:span text:style-name="T1">é</text:span>vou<text:span text:style-name="T1">é</text:span>es qui soignent les pauvres malades gratis 1 — Ce n'est pas de cela qu'il s'agit. On n'a pas le droit, quand on est lib<text:span text:style-name="T1">é</text:span>ral, de montrer une cornette <text:span text:style-name="T1">à</text:span> un mourant. Etes-vous, oui ou non, pour les bonnes s<text:span text:style-name="T1">œ</text:span>urs? — Eh bienI.voici notre supr<text:span text:style-name="T1">ê</text:span>me concession, et dont vous go<text:span text:style-name="T1">û</text:span>ter<text:span text:style-name="T1">é</text:span>z et appr<text:span text:style-name="T1">é</text:span>cierez l'importance : nous vous abandonnons les bonnes s<text:span text:style-name="T1">œ</text:span>urs. Mais, pour le coup, laissez-nous les cur<text:span text:style-name="T1">é</text:span>s, <text:span text:style-name="T1">à</text:span> condition qu'ils soient d<text:span text:style-name="T1">é</text:span>mocrates. — Et comment s'assurera-t-on qu'ils le sont ? Non et non I II nous faut encore la peau des cur<text:span text:style-name="T1">é</text:span>s. <text:span text:style-name="T1">»</text:span></text:p>
      <text:p text:style-name="P38">Ainsi continue la conversation. Il est bien dom­mage qu'aucun Moli<text:span text:style-name="T1">è</text:span>re ne se soit lev<text:span text:style-name="T1">é</text:span> pour portraic- turer le d<text:span text:style-name="T1">é</text:span>mocrate et, comme l'on dit en argot de cimeti<text:span text:style-name="T1">è</text:span>re, ses concessions <text:span text:style-name="T1">à</text:span> perp<text:span text:style-name="T1">é</text:span>tuit<text:span text:style-name="T1">é</text:span>. C'est un personnage comicotragique, inh<text:span text:style-name="T1">é</text:span>rent au xix* si<text:span text:style-name="T1">è</text:span>cle, nourri de ses bourdes et illusions, fier de cette nourriture et convaincu qu'elle d<text:span text:style-name="T1">é</text:span>passe en excel­lence, le pain mat<text:span text:style-name="T1">é</text:span>riel et mystique, le pain des meuniers, comme le pain des anges. Que dis-jel Le lib<text:span text:style-name="T1">é</text:span>ral domine le xix<text:span text:style-name="T5">e</text:span> si<text:span text:style-name="T1">è</text:span>cle. Il en est l'enseigne et l'orgueil. Ce triomphe seul, s'il n'en <text:span text:style-name="T1">é</text:span>tait d'au­tres, suffirait <text:span text:style-name="T1">à</text:span> stigmatiser une <text:span text:style-name="T1">é</text:span>poque. Ce n'est point la rue r<text:span text:style-name="T1">é</text:span>volutionnaire, c'est le salon lib<text:span text:style-name="T1">é</text:span>ral</text:p>
      <text:p text:style-name="P1"><text:bookmark-start text:name="bookmark14"/>Uiqtize by ■ rosoft<text:bookmark-end text:name="bookmark14"/></text:p>
      <text:p text:style-name="P32"/>
      <text:p text:style-name="P1">qui est <text:span text:style-name="T1">à</text:span> l'aube des <text:span text:style-name="T1">é</text:span>meutes et septembrisades. Car sur le terrain social, comme sur le terrain <text:span text:style-name="T1">é</text:span>conomique et politique, les m<text:span text:style-name="T1">é</text:span>faits du lib<text:span text:style-name="T1">é</text:span>ralisme sont innombrables, d'autant plus pernicieux qu'ils tiennent <text:span text:style-name="T1">à</text:span> l'erreur des honn<text:span text:style-name="T1">ê</text:span>tes gens. C'est ainsi que, dans les assembl<text:span text:style-name="T1">é</text:span>es dites bonnes, <text:span text:style-name="T1">é</text:span>lues sous le signe de la patrie et de la famille, les honn<text:span text:style-name="T1">ê</text:span>tes gens font rapidement le lit des coquins.</text:p>
      <text:p text:style-name="P38">Vous distinguerez d'embl<text:span text:style-name="T1">é</text:span>e le lib<text:span text:style-name="T1">é</text:span>ral <text:span text:style-name="T1">à</text:span> la crainte qu'il a d'<text:span text:style-name="T1">ê</text:span>tre tax<text:span text:style-name="T1">é</text:span> de r<text:span text:style-name="T1">é</text:span>actionnaire. Est-il rien de plus beau, de plus net, de plus harmonieux, de plus efficace aussi, je vous le demande, que de s'affirmer en r<text:span text:style-name="T1">é</text:span>action contre la sottise et le mal, ceux-ci eussent-ils pour eux le nombre et la force? Com­ment le corps humain sort-il de la maladie ? Par la r<text:span text:style-name="T1">é</text:span>action. C'est cette r<text:span text:style-name="T1">é</text:span>action que cherche le m<text:span text:style-name="T1">é</text:span>de­cin hardi et intelligent, tant que les sources de la vie ne sont point taries, tant que le grand ressort n'est pas bris<text:span text:style-name="T1">é</text:span>..En clinique, l'absence de r<text:span text:style-name="T1">é</text:span>action, c'est la mort. Il en est de m<text:span text:style-name="T1">ê</text:span>me en politique. L'objection fameuse du lib<text:span text:style-name="T1">é</text:span>ral contre la riposte aux assauts d<text:span text:style-name="T1">é</text:span>mocratiques et r<text:span text:style-name="T1">é</text:span>volutionnaires est tir<text:span text:style-name="T1">é</text:span>e de la comparaison dite fluviale : <text:span text:style-name="T1">«</text:span> On ne fait pas qu'un fleuve remonte <text:span text:style-name="T1">à</text:span> sa source. )) Partant de l<text:span text:style-name="T1">à</text:span>, aucun vice ne sera jamais enray<text:span text:style-name="T1">é</text:span>, ni aucun fl<text:span text:style-name="T1">é</text:span>au arr<text:span text:style-name="T1">ê</text:span>t<text:span text:style-name="T1">é</text:span>, ni aucune diath<text:span text:style-name="T1">è</text:span>se combattue, ni aucune invasion repouss<text:span text:style-name="T1">é</text:span>e. Il est affreux de songer que, par la stupidit<text:span text:style-name="T1">é</text:span> et la complexit<text:span text:style-name="T1">é</text:span> de l'ambiance, de tels et si pauvres arguments ont contrebaltu et annihil<text:span text:style-name="T1">é</text:span> de 1790 <text:span text:style-name="T1">à</text:span> 191/i, le3 efforts de tant de braves gens ! Ah ! les d<text:span text:style-name="T1">é</text:span>fenseurs de l'ordre, de l'au-</text:p>
      <text:p text:style-name="P52"/>
      <text:p text:style-name="P1">torit<text:span text:style-name="T1">é</text:span>, de la sagesse politique au xix<text:span text:style-name="T5">8</text:span> si<text:span text:style-name="T1">è</text:span>cle, comme il faut les plaindre et les honorer I Tous ont eu, plus ou moins, le sort de l'h<text:span text:style-name="T1">é</text:span>ro<text:span text:style-name="T1">ï</text:span>que Fran<text:span text:style-name="T1">ç</text:span>ois Suleau, des Actes des Ap<text:span text:style-name="T1">ô</text:span>tres, d<text:span text:style-name="T1">é</text:span>chir<text:span text:style-name="T1">é</text:span> par les tri­coteuses, au 10 ao<text:span text:style-name="T1">û</text:span>t, sur la terrasse des Feuillants. Un lib<text:span text:style-name="T1">é</text:span>ral vous dira : <text:span text:style-name="T1">«</text:span> Aussi, quelle n'<text:span text:style-name="T1">é</text:span>tait pas l'imprudence de ce Suleau ! Il n'avait qu'<text:span text:style-name="T1">à</text:span> rester chez lui, ou qu'<text:span text:style-name="T1">à</text:span> hurler avec les louves. <text:span text:style-name="T1">»</text:span></text:p>
      <text:p text:style-name="P38">Ce sont les lib<text:span text:style-name="T1">é</text:span>raux qui, ce m<text:span text:style-name="T1">ê</text:span>me dix ao<text:span text:style-name="T1">û</text:span>t, conseill<text:span text:style-name="T1">è</text:span>rent au malheureux Louis XVI de ne pas ouvrir le feu sur la canaille, qui envahissait le ch<text:span text:style-name="T1">â</text:span>­teau, avec l'histoire de France, et allait d<text:span text:style-name="T1">é</text:span>cha<text:span text:style-name="T1">î</text:span>ner, sur notre beau pays, des torrents de sang et de fange ; chaque fois qu'il y eut une gaffe <text:span text:style-name="T1">à</text:span> persuader ou <text:span text:style-name="T1">à</text:span> accomplir, ils <text:span text:style-name="T1">é</text:span>taient l<text:span text:style-name="T1">à</text:span>; avec leurs m<text:span text:style-name="T1">ê</text:span>mes raisonnements insanes et leurs m<text:span text:style-name="T1">ê</text:span>mes temp<text:span text:style-name="T1">é</text:span>raments de froussards. Comme livreurs de places fortes et d<text:span text:style-name="T1">é</text:span>sorganisateurs de garnisons, je vous les recom­mande. D'ailleurs s'il y a des r<text:span text:style-name="T1">é</text:span>actionnaires diff<text:span text:style-name="T1">é</text:span>­rents d'intentions et de principes, il n'y a qu'un lib<text:span text:style-name="T1">é</text:span>ral, toujours le m<text:span text:style-name="T1">ê</text:span>me, st<text:span text:style-name="T1">é</text:span>r<text:span text:style-name="T1">é</text:span>otyp<text:span text:style-name="T1">é</text:span>, in<text:span text:style-name="T1">é</text:span>ducable et incorrigible, attendu qu'il ne 3ait pas et ne veut pas savoir que le poulet sort de l'<text:span text:style-name="T1">œ</text:span>uf, le bl<text:span text:style-name="T1">é</text:span> du grain et la catastrophe sociale de la mauvaise organisa­tion politique, de l'ac<text:span text:style-name="T1">é</text:span>phalie.</text:p>
      <text:p text:style-name="P38">Machiavel a pass<text:span text:style-name="T1">é</text:span> au xix<text:span text:style-name="T1">®</text:span> si<text:span text:style-name="T1">è</text:span>cle, et chez les lib<text:span text:style-name="T1">é</text:span>raux, pour un homme d'une immoralit<text:span text:style-name="T1">é</text:span> effrayante, parce qu'il a dit : (( Attention, ne m<text:span text:style-name="T1">é</text:span>nagez jamais un ennemi public, ni priv<text:span text:style-name="T1">é</text:span>. Si vous le m<text:span text:style-name="T1">é</text:span>nagez, lui, le moment venu, l'occasion favorable trouv<text:span text:style-name="T1">é</text:span>e, ne vous m<text:span text:style-name="T1">é</text:span>nagera pas. Votre g<text:span text:style-name="T1">é</text:span>n<text:span text:style-name="T1">é</text:span>rosit<text:span text:style-name="T1">é</text:span> ridicule faitle malheur</text:p>
      <text:p text:style-name="P52"/>
      <text:p text:style-name="P1">de votre pays, ou de votre famille. <text:span text:style-name="T1">»</text:span> Mais ce n'est l<text:span text:style-name="T1">à</text:span> qu'un axiome de bon sens, de m<text:span text:style-name="T1">ê</text:span>me que c'en est un autre, du m<text:span text:style-name="T1">ê</text:span>me penseur et guide, de ne jamais faire de vaines menaces, non suivies d'ex<text:span text:style-name="T1">é</text:span>cution. Louis XVI, qui a ouvert le xix<text:span text:style-name="T5">e</text:span> si<text:span text:style-name="T1">è</text:span>cle, en lui lais­sant sa t<text:span text:style-name="T1">ê</text:span>te comme otage, Nicolas II de Russie qui l'a ferm<text:span text:style-name="T1">é</text:span>, dans des circonstances presque sembla­bles, ont eu tort de ne pas <text:span text:style-name="T1">é</text:span>couter Machiavel, d'<text:span text:style-name="T1">é</text:span>couter les voix stupides du lib<text:span text:style-name="T1">é</text:span>ralisme meurtrier. Le ma<text:span text:style-name="T1">î</text:span>tre qui ose <text:span text:style-name="T1">ê</text:span>tre le ma<text:span text:style-name="T1">î</text:span>tre, et parler et agir en ma<text:span text:style-name="T1">î</text:span>tre, <text:span text:style-name="T1">é</text:span>pargne au monde des millions de cadavres ;, et l'attitude timidement d<text:span text:style-name="T1">é</text:span>fensive, qui a toujours <text:span text:style-name="T1">é</text:span>t<text:span text:style-name="T1">é</text:span> celle du lib<text:span text:style-name="T1">é</text:span>ralisme, n'a jamais produit rien de bon.</text:p>
      <text:p text:style-name="P38">Le lib<text:span text:style-name="T1">é</text:span>ralisme c'est la R<text:span text:style-name="T1">é</text:span>formette, et c'est aussi la genevoiserie de Jean-Jacques, mise <text:span text:style-name="T1">à</text:span> la port<text:span text:style-name="T1">é</text:span>e des c<text:span text:style-name="T1">œ</text:span>urs de li<text:span text:style-name="T1">è</text:span>vre et des raisons d<text:span text:style-name="T1">é</text:span>raisonnantes.</text:p>
      <text:p text:style-name="P38">Que nous dit la Raison? Qu'il faut r<text:span text:style-name="T1">é</text:span>agir. C'est la vie et c'est le salut. Mais qu'il faut r<text:span text:style-name="T1">é</text:span>agir <text:span text:style-name="T1">à</text:span> fond, et persister dans la voie de la r<text:span text:style-name="T1">é</text:span>action choisie, si l'on veut aboutir <text:span text:style-name="T1">à</text:span> quelque chose. Cela, c'est l'<text:span text:style-name="T1">é</text:span>nergie politique, qui compl<text:span text:style-name="T1">è</text:span>te la d<text:span text:style-name="T1">é</text:span>termination politique, et assure infailliblement son succ<text:span text:style-name="T1">è</text:span>s. Presque tout le long du xix<text:span text:style-name="T5">e</text:span> si<text:span text:style-name="T1">è</text:span>cle (sauf pendant la Restauration) c'est la d<text:span text:style-name="T1">é</text:span>raison politique qui a tenu la corde et discr<text:span text:style-name="T1">é</text:span>dit<text:span text:style-name="T1">é</text:span> la r<text:span text:style-name="T1">é</text:span>action. Pourquoi cela? Parce que le lib<text:span text:style-name="T1">é</text:span>ralisme avait empoisonn<text:span text:style-name="T1">é</text:span> les hom­mes d'ordre et mis l'autorit<text:span text:style-name="T1">é</text:span> l<text:span text:style-name="T1">é</text:span>gitime en d<text:span text:style-name="T1">é</text:span>fiance contre son propre droit.</text:p>
      <text:p text:style-name="P38">L'esprit r<text:span text:style-name="T1">é</text:span>volutionnaire (rendons-lui cette justice) a senti cela. Il a su remarquablement profiter de la</text:p>
      <text:p text:style-name="P52"/>
      <text:p text:style-name="P1">reculade chronique des lib<text:span text:style-name="T1">é</text:span>raux et persuader m<text:span text:style-name="T1">ê</text:span>me <text:span text:style-name="T1">à</text:span> quelques r<text:span text:style-name="T1">é</text:span>actionnaires que la r<text:span text:style-name="T1">é</text:span>action ne devait plus s'avouer, que le mot m<text:span text:style-name="T1">ê</text:span>me en <text:span text:style-name="T1">é</text:span>tait p<text:span text:style-name="T1">é</text:span>joratif. Qu/est-ce gue ]a j;<text:span text:style-name="T1">é</text:span>action? C'est la tradition mili­tante, Te^Bon sens et l'exp<text:span text:style-name="T1">é</text:span>rience en armes et refou­lant l'insanit<text:span text:style-name="T1">é</text:span> r<text:span text:style-name="T1">é</text:span>volutionnaire. Car le terme m<text:span text:style-name="T1">ê</text:span>me de gouvernement r<text:span text:style-name="T1">é</text:span>volutionnaire est absurde, comme la chose qu'il repr<text:span text:style-name="T1">é</text:span>sente. La r<text:span text:style-name="T1">é</text:span>volution est un cataclysme voulu. Le gouvernement, c'est l'orga­nisation politique qui, dans l'Etat, assure l'ordre. On n'assure pas l'ordre au b<text:span text:style-name="T1">é</text:span>n<text:span text:style-name="T1">é</text:span>fice d'un cata­clysme... <text:span text:style-name="T1">à</text:span> moins qu'on ne soit un lib<text:span text:style-name="T1">é</text:span>ral. Donc l'esprit r<text:span text:style-name="T1">é</text:span>volutionnaire a lui aussi sa tradition, comme le Diable a son Enfer, et elle tient en quel­ques aphorismes, auxquels la plus b<text:span text:style-name="T1">ê</text:span>te des presses bourgeoises (et dont la b<text:span text:style-name="T1">ê</text:span>tise a <text:span text:style-name="T1">é</text:span>gal<text:span text:style-name="T1">é</text:span> celle de son si<text:span text:style-name="T1">è</text:span>cle) a fait un sort <text:span text:style-name="T1">é</text:span>tourdissant.</text:p>
      <text:p text:style-name="P38">Aphorisme n° i : la propri<text:span text:style-name="T1">é</text:span>t<text:span text:style-name="T1">é</text:span>, c'est le vol. C'est le poncif proudhonien, qui a le num<text:span text:style-name="T1">é</text:span>ro 16 dans la nomenclature de notre introduction. La r<text:span text:style-name="T1">é</text:span>futation en est simple : la propri<text:span text:style-name="T1">é</text:span>t<text:span text:style-name="T1">é</text:span> c'est le champ o<text:span text:style-name="T1">ù</text:span> repo­sent les anc<text:span text:style-name="T1">ê</text:span>tres et le toit qui abrite les laboureurs et cultivateurs de ce champ. Il n'est rien de plu3 l<text:span text:style-name="T1">é</text:span>gitime, ni m<text:span text:style-name="T1">ê</text:span>me de plus auguste, que la propri<text:span text:style-name="T1">é</text:span>t<text:span text:style-name="T1">é</text:span>; et ce droit de propri<text:span text:style-name="T1">é</text:span>t<text:span text:style-name="T1">é</text:span> fait partie du droit primor­dial du s<text:span text:style-name="T1">é</text:span>dentaire, comme de celui du nomade fix<text:span text:style-name="T1">é</text:span>. Le mot de Pascal : ce coin est <text:span text:style-name="T1">à</text:span> moi, disent les hommes, ces pauvres enfants,... et voil<text:span text:style-name="T1">à</text:span> Vorigine de la propri<text:span text:style-name="T1">é</text:span>t<text:span text:style-name="T1">é</text:span>, est parfaitement jans<text:span text:style-name="T1">é</text:span>niste et faux. L'arbitraire de la propri<text:span text:style-name="T1">é</text:span>t<text:span text:style-name="T1">é</text:span> n'existe pas. La pro­pri<text:span text:style-name="T1">é</text:span>t<text:span text:style-name="T1">é</text:span>, c'est le moule du corps mort et l'abri du</text:p>
      <text:p text:style-name="P52"/>
      <text:p text:style-name="P1">corps vivant, l'un joignant l'autre. On a honte d'exposer un principe aussi <text:span text:style-name="T1">é</text:span>l<text:span text:style-name="T1">é</text:span>mentaire. C'est l'expropriation qui est le vol. Or toute r<text:span text:style-name="T1">é</text:span>volution aboutit, en fait, <text:span text:style-name="T1">à</text:span> une expropriation, donc <text:span text:style-name="T1">à</text:span> un vol appuy<text:span text:style-name="T1">é</text:span> sur des meurtres.</text:p>
      <text:p text:style-name="P38">A quoi les lib<text:span text:style-name="T1">é</text:span>raux me r<text:span text:style-name="T1">é</text:span>pondent, timidement, par la parole de leurs orateurs et de leurs penseurs de n<text:span text:style-name="T1">é</text:span>ant : <text:span text:style-name="T1">«</text:span> Il y a du vrai, mais c'est exag<text:span text:style-name="T1">é</text:span>r<text:span text:style-name="T1">é</text:span>. La propri<text:span text:style-name="T1">é</text:span>t<text:span text:style-name="T1">é</text:span> n'est pas tant le vol que cela. Elle l'est un peu seulement. )) C'est merveille qu'au cours du si<text:span text:style-name="T1">è</text:span>cle, avec une si pi<text:span text:style-name="T1">è</text:span>tre d<text:span text:style-name="T1">é</text:span>fense, ait <text:span text:style-name="T1">é</text:span>t<text:span text:style-name="T1">é</text:span> maintenu le principe fondamental del<text:span text:style-name="T1">à</text:span> propri<text:span text:style-name="T1">é</text:span>t<text:span text:style-name="T1">é</text:span>. Entendons- nous : maintenu, quant <text:span text:style-name="T1">à</text:span> l'individu. La propri<text:span text:style-name="T1">é</text:span>t<text:span text:style-name="T1">é</text:span> collective et associationnelle a <text:span text:style-name="T1">é</text:span>t<text:span text:style-name="T1">é</text:span> combattue et finalement annihil<text:span text:style-name="T1">é</text:span>e chez nous. C'est m<text:span text:style-name="T1">ê</text:span>me un juriste r<text:span text:style-name="T1">é</text:span>publicain (c'est-<text:span text:style-name="T1">à</text:span>-dire r<text:span text:style-name="T1">é</text:span>volutionnaire), le funeste Waldeck-Rousseau, qui a confisqu<text:span text:style-name="T1">é</text:span> les biens de mainmorte, par lesquels s'<text:span text:style-name="T1">é</text:span>tablissent, en dehors de l'h<text:span text:style-name="T1">é</text:span>ritage, la continuit<text:span text:style-name="T1">é</text:span> del<text:span text:style-name="T1">à</text:span> propri<text:span text:style-name="T1">é</text:span>t<text:span text:style-name="T1">é</text:span> collective et son inali<text:span text:style-name="T1">é</text:span>nabilit<text:span text:style-name="T1">é</text:span>. Waldeck-Rousseau est le type du juriste spoliateur, au fanatisme froid, form<text:span text:style-name="T1">é</text:span> <text:span text:style-name="T1">à</text:span> l'<text:span text:style-name="T1">é</text:span>cole du xix<text:span text:style-name="T5">6</text:span> si<text:span text:style-name="T1">è</text:span>cle. C'est ce qu'on appelle mi grand lib<text:span text:style-name="T1">é</text:span>ral. 11 est un exemple saisissant du ravage op<text:span text:style-name="T1">é</text:span>r<text:span text:style-name="T1">é</text:span>, dans les cerveaux, par le lib<text:span text:style-name="T1">é</text:span>ralisme et le jurisme romantique <text:span text:style-name="T1">à</text:span> partir de i85o; et d'autant plus saisis­sant qu'il <text:span text:style-name="T1">é</text:span>tait, dans le priv<text:span text:style-name="T1">é</text:span>, un parfait galant homme et assez cultiv<text:span text:style-name="T1">é</text:span>.</text:p>
      <text:p text:style-name="P38">Aphorisme r<text:span text:style-name="T1">é</text:span>volutionnaire n° 2 : la famille, c'est le hasard de la rencontre. Il y a famille, sans cur<text:span text:style-name="T1">é</text:span> ni maire, d<text:span text:style-name="T1">è</text:span>s que deux <text:span text:style-name="T1">ê</text:span>tres de sexes diff<text:span text:style-name="T1">é</text:span>­rents, couchant ensemble, font un enfant. Cette</text:p>
      <text:p text:style-name="P52"/>
      <text:p text:style-name="P1">assimilation de la famille animale et de la famille humaine <text:span text:style-name="T1">é</text:span>tait au fond du Contrat Social de l'ali<text:span text:style-name="T1">é</text:span>n<text:span text:style-name="T1">é</text:span> Jean-Jacques Rousseau. Sa fortune, depuis cent ans, est li<text:span text:style-name="T1">é</text:span>e <text:span text:style-name="T1">à</text:span> la conception de l'animalit<text:span text:style-name="T1">é</text:span> humaine et de l'origine animale de l'homme, bourde immense* que nc&gt;us retrouverons. En lait, la diff<text:span text:style-name="T1">é</text:span>rence de l'homme le plus humble au plus relev<text:span text:style-name="T1">é</text:span> des animaux est cent fois plus consid<text:span text:style-name="T1">é</text:span>rable que celle de ce m<text:span text:style-name="T1">ô</text:span>me animal au ver de terre ou <text:span text:style-name="T1">à</text:span> l'<text:span text:style-name="T1">é</text:span>toile de mer. L'ab<text:span text:style-name="T1">î</text:span>me n'est pas seulement dans le langage arti­cul<text:span text:style-name="T1">é</text:span> et la m<text:span text:style-name="T1">é</text:span>moire h<text:span text:style-name="T1">é</text:span>r<text:span text:style-name="T1">é</text:span>ditaire, renforc<text:span text:style-name="T1">é</text:span>e de la m<text:span text:style-name="T1">é</text:span>­moire individuelle (voir le Monde des Images et YH<text:span text:style-name="T1">é</text:span>r<text:span text:style-name="T1">é</text:span>do). Il est aussi dans le sentiment religieux. Il est aussi dans la raison. Tout indique, ou <text:span text:style-name="T1">é</text:span>voque, ou postule, dans l'homme, une cr<text:span text:style-name="T1">é</text:span>ation particuli<text:span text:style-name="T1">è</text:span>re et non l'aboutissement d'une s<text:span text:style-name="T1">é</text:span>rie.</text:p>
      <text:p text:style-name="P38">Incapable de concevoir m<text:span text:style-name="T1">ê</text:span>me un tel renverse­ment des <text:span text:style-name="T1">â</text:span>neries (par d<text:span text:style-name="T1">é</text:span>bilit<text:span text:style-name="T1">é</text:span> mentale) <text:span text:style-name="T1">à</text:span> la mode du si<text:span text:style-name="T1">è</text:span>cle, le lib<text:span text:style-name="T1">é</text:span>ralisme a r<text:span text:style-name="T1">é</text:span>pondu : <text:span text:style-name="T1">«</text:span> Sans doute il y a, <text:span text:style-name="T1">à</text:span> la base de la famille, le hasard de la ren­contre, mais tout de m<text:span text:style-name="T1">ê</text:span>me pas tant que cela. <text:span text:style-name="T1">»</text:span> Pour* un lib<text:span text:style-name="T1">é</text:span>ral, reconna<text:span text:style-name="T1">î</text:span>tre et proclamer l'impor­tance et l'indissolubilit<text:span text:style-name="T1">é</text:span> du sacrement de mariage, c'est <text:span text:style-name="T1">«</text:span> fournir des armes <text:span text:style-name="T1">»</text:span> aux ennemis de la reli­gion. Tout lib<text:span text:style-name="T1">é</text:span>ral respecte l'union libre et consid<text:span text:style-name="T1">è</text:span>re le divorce, d'abord comme un mal n<text:span text:style-name="T1">é</text:span>cessaire, puis, comme un presque bien l<text:span text:style-name="T1">é</text:span>gitimement acquis. Tout comme le r<text:span text:style-name="T1">é</text:span>volutionnaire, le lib<text:span text:style-name="T1">é</text:span>ral ne voit, dans le divorce, que les conjoints. Il ne voit pas l'enfant, c'est-<text:span text:style-name="T1">à</text:span>-dire l'avenir imm<text:span text:style-name="T1">é</text:span>diat. Le d<text:span text:style-name="T1">é</text:span>chirement de l'enfant par le divorco lui importe peu. Les juifs</text:p>
      <text:p text:style-name="P52"/>
      <text:p text:style-name="P1">lui ont appris <text:span text:style-name="T1">à</text:span> en rire, tout en n'usant, pour eux et leurs enfants, du couteau du divorce qu'avec une extr<text:span text:style-name="T1">ê</text:span>me parcimonie.</text:p>
      <text:p text:style-name="P38">Si la famille a r<text:span text:style-name="T1">é</text:span>sist<text:span text:style-name="T1">é</text:span> comme elle l'a fait, en France, aux assauts de l'insanit<text:span text:style-name="T1">é</text:span> philosophique, de la' facilit<text:span text:style-name="T1">é</text:span> verbale et de l'ignominie politique de la r<text:span text:style-name="T1">é</text:span>volution au xix<text:span text:style-name="T1">®</text:span> si<text:span text:style-name="T1">è</text:span>cle, c'est <text:span text:style-name="T1">à</text:span> sa constitution terrienne et agricole qu'elle le doit. La puissance de vue d'un Le Play, sa divination, sont remar­quables. La propri<text:span text:style-name="T1">é</text:span>t<text:span text:style-name="T1">é</text:span> terrienne est le corps de la famille, comme le sacrement du mariage en est l'<text:span text:style-name="T1">â</text:span>me. Entre le sol cultiv<text:span text:style-name="T1">é</text:span>, agraire, et la famille, il y a un fameux concordat. Alors que, pour la R<text:span text:style-name="T1">é</text:span>vo­lution et pour le lib<text:span text:style-name="T1">é</text:span>ralisme, la famille c'est une roulotte de boh<text:span text:style-name="T1">é</text:span>miens.</text:p>
      <text:p text:style-name="P38">Troisi<text:span text:style-name="T1">è</text:span>me aphorisme : <text:span text:style-name="T1">«</text:span> La Patrie, c'est la grande illusion meurtri<text:span text:style-name="T1">è</text:span>re, c'est la mangeuse d'hommes. <text:span text:style-name="T1">»</text:span> Cette formule est au fond du pacifisme romantique, cons<text:span text:style-name="T1">é</text:span>quence naturelle des guerres pour rien du premier Empire. Les guerres pour rien correspon­dirent elles-m<text:span text:style-name="T1">ê</text:span>mes au principe de la nation arm<text:span text:style-name="T1">é</text:span>e, de l'appel aux armes de tous les citoyens valides, <text:span text:style-name="T1">é</text:span>dict<text:span text:style-name="T1">é</text:span> par la Convention. C'est une des plus grandes le<text:span text:style-name="T1">ç</text:span>ons de l'histoire qu<text:span text:style-name="T1">é</text:span> le si<text:span text:style-name="T1">è</text:span>cle de l'humanitarisme et du pacifisme th<text:span text:style-name="T1">é</text:span>orique ait <text:span text:style-name="T1">é</text:span>t<text:span text:style-name="T1">é</text:span> aussi celui de l'en­r<text:span text:style-name="T1">ô</text:span>lement universel, et des plus atroces boucheries que le monde ait jamais connues. Ainsi l'image de la Patrie, qui est une image de conjonction, pour la d<text:span text:style-name="T1">é</text:span>fense commune et les int<text:span text:style-name="T1">é</text:span>r<text:span text:style-name="T1">ê</text:span>ts communs, des hommes de m<text:span text:style-name="T1">ê</text:span>me langage et de m<text:span text:style-name="T1">ê</text:span>mes aspirations, a-t-elle pu <text:span text:style-name="T1">ê</text:span>tre travestie, par ses adversaires de</text:p>
      <text:p text:style-name="P52"/>
      <text:p text:style-name="P1">mauvaise foi, en une image de Baal et de Moloch.</text:p>
      <text:p text:style-name="P38">Sur ce point aussi, la d<text:span text:style-name="T1">é</text:span>fense du lib<text:span text:style-name="T1">é</text:span>ralisme, bien que facile, a <text:span text:style-name="T1">é</text:span>t<text:span text:style-name="T1">é</text:span> extr<text:span text:style-name="T1">ê</text:span>mement faible. Ou plut<text:span text:style-name="T1">ô</text:span>t, il ne s'est pas d<text:span text:style-name="T1">é</text:span>fendu. Du moment qu'il s'inclinait devant le f<text:span text:style-name="T1">é</text:span>tiche r<text:span text:style-name="T1">é</text:span>volutionnaire, qui b<text:span text:style-name="T1">ê</text:span>le la paix universelle avec les pieds dans le sang, il devait s'incliner devant le coup de faux p<text:span text:style-name="T1">é</text:span>riodique, donn<text:span text:style-name="T1">é</text:span> <text:span text:style-name="T1">à</text:span> travers des g<text:span text:style-name="T1">é</text:span>n<text:span text:style-name="T1">é</text:span>rations, devant ces mobilisations, o<text:span text:style-name="T1">ù</text:span> le grand-p<text:span text:style-name="T1">è</text:span>re se bat aux c<text:span text:style-name="T1">ô</text:span>t<text:span text:style-name="T1">é</text:span>s du petit-fils. Mons­truosit<text:span text:style-name="T1">é</text:span> qu'avait su <text:span text:style-name="T1">é</text:span>viter la sage monarchie fran­<text:span text:style-name="T1">ç</text:span>aise, dans sa volont<text:span text:style-name="T1">é</text:span> de <text:span text:style-name="T1">«</text:span> toujours raison garder <text:span text:style-name="T1">»</text:span>. C'est que la paix est le chef-d'<text:span text:style-name="T1">œ</text:span>uvre de la politique. Mais comment comprendraient-ils cela, les amateurs et doctrinaires de la guerre civile en permanence P</text:p>
      <text:p text:style-name="P38">On voit aujourd'hui o<text:span text:style-name="T1">ù</text:span> nous a conduits le prin­cipe r<text:span text:style-name="T1">é</text:span>volu tionnaire-c<text:span text:style-name="T1">é</text:span>sarien, d'apr<text:span text:style-name="T1">è</text:span>s lequel il appartenait <text:span text:style-name="T1">à</text:span> la France de d<text:span text:style-name="T1">é</text:span>cr<text:span text:style-name="T1">é</text:span>ter la libert<text:span text:style-name="T1">é</text:span> au monde ! Je ne me rappelle pas sans effroi la salle <text:span text:style-name="T1">à</text:span> manger de Hugo, <text:span text:style-name="T1">à</text:span> Guernesey, o<text:span text:style-name="T1">ù</text:span> une statue de la Sainte Vierge, tenant dans ses bras l'Enfant Divin, <text:span text:style-name="T1">é</text:span>tait orn<text:span text:style-name="T1">é</text:span>e des vers suivants du ma<text:span text:style-name="T1">î</text:span>tre d'erreurs :</text:p>
      <text:p text:style-name="P1">Le peuple est petit, mais il sera grand, Dans tes bras sacr<text:span text:style-name="T1">é</text:span>s, <text:span text:style-name="T1">ô</text:span> m<text:span text:style-name="T1">è</text:span>re f<text:span text:style-name="T1">é</text:span>conde, 0 Libert<text:span text:style-name="T1">é</text:span> sainte au pas conqu<text:span text:style-name="T1">é</text:span>rant, Tu portes l'enfant qui porte le monde !</text:p>
      <text:p text:style-name="P38">Tout le romantisme politique est l<text:span text:style-name="T1">à</text:span> : une parodie sacril<text:span text:style-name="T1">è</text:span>ge des Evangiles, avec, comme aboutisse­ment, le massacre. Mais, entre les deux, quel flux de paroles et de d<text:span text:style-name="T1">é</text:span>clarations retentissantes, juste ciel, que de tribunes dress<text:span text:style-name="T1">é</text:span>es, que d'orateurs vains!</text:p>
      <text:p text:style-name="P52"/>
      <text:p text:style-name="P1">Mirabeau, Danton, Hugo, Gambetta, Jaur<text:span text:style-name="T1">è</text:span>s, souf­flant la mort <text:span text:style-name="T1">à</text:span> tour de r<text:span text:style-name="T1">ô</text:span>le et de tous leurs pou­mons, en r<text:span text:style-name="T1">é</text:span>clamant la fraternit<text:span text:style-name="T1">é</text:span> universelle, tel est le sch<text:span text:style-name="T1">é</text:span>ma de cette <text:span text:style-name="T1">é</text:span>poque <text:span text:style-name="T1">é</text:span>trange et qui donne <text:span text:style-name="T1">à</text:span> son historien un frisson de col<text:span text:style-name="T1">è</text:span>re et de d<text:span text:style-name="T1">é</text:span>go<text:span text:style-name="T1">û</text:span>t.</text:p>
      <text:p text:style-name="P38">Notons-le ici : alors que la Renaissance, en exal­tant l'art et la vraie science, la Connaissance en g<text:span text:style-name="T1">é</text:span>n<text:span text:style-name="T1">é</text:span>ral par le commerce des anciens, donnait un prix infini <text:span text:style-name="T1">à</text:span> la vie humaine, la personne (qu'il ne faut pas confondre avec l'individu) y <text:span text:style-name="T1">é</text:span>tait honor<text:span text:style-name="T1">é</text:span>e en raison m<text:span text:style-name="T1">ê</text:span>me des <text:span text:style-name="T1">œ</text:span>uvres belles et utiles dont on la savait capable. Elle <text:span text:style-name="T1">é</text:span>tait relev<text:span text:style-name="T1">é</text:span>e et garantie par le suffrage professionnel des connaisseurs et des pairs. Au lieu que, dans la conception r<text:span text:style-name="T1">é</text:span>formiste, encyclop<text:span text:style-name="T1">é</text:span>diste et r<text:span text:style-name="T1">é</text:span>volutionnaire, si les droits l<text:span text:style-name="T1">é</text:span>gaux et sociaux de l'individu sont exalt<text:span text:style-name="T1">é</text:span>s, au d<text:span text:style-name="T1">é</text:span>triment de la communaut<text:span text:style-name="T1">é</text:span>, le sacrifice de la personne au nombre et au suffrage universel devient la r<text:span text:style-name="T1">è</text:span>gle courante; il est quasi divinis<text:span text:style-name="T1">é</text:span>. La vision du trou­peau l'emporte sur la vision de la personne, la vision de la Convention et de Bonaparte sur celle de Fran­<text:span text:style-name="T1">ç</text:span>ois I<text:span text:style-name="T5">er</text:span> et de l'humanisme.</text:p>
      <text:p text:style-name="P38">A quoi le lib<text:span text:style-name="T1">é</text:span>ral : <text:span text:style-name="T1">«</text:span> Evidemment, l'id<text:span text:style-name="T1">é</text:span>e de patrie est une id<text:span text:style-name="T1">é</text:span>e <text:span text:style-name="T1">à</text:span> reviser. <text:span text:style-name="T1">»</text:span> Triple cr<text:span text:style-name="T1">é</text:span>tin, du moment que tu la revises, tu l'abandonnes, de m<text:span text:style-name="T1">ê</text:span>me que celui qui revise sa pri<text:span text:style-name="T1">è</text:span>re abandonne du m<text:span text:style-name="T1">ê</text:span>me coup sa foi 1</text:p>
      <text:p text:style-name="P38">C'est ainsi que nous arrivons au quatri<text:span text:style-name="T1">è</text:span>me et virulent aphorisme r<text:span text:style-name="T1">é</text:span>volutionnaire, d'apr<text:span text:style-name="T1">è</text:span>s lequel le catholicisme et la religion en g<text:span text:style-name="T1">é</text:span>n<text:span text:style-name="T1">é</text:span>ral font obsta­cle <text:span text:style-name="T1">à</text:span> l'<text:span text:style-name="T1">é</text:span>mancipation humaine, en accoutumant le</text:p>
      <text:p text:style-name="P52"/>
      <text:p text:style-name="P1">citoyen <text:span text:style-name="T1">à</text:span> subir. Mais quand donc le lib<text:span text:style-name="T1">é</text:span>ral a-t-il su r<text:span text:style-name="T1">é</text:span>pondre que le catholicisme enseigne, au con­traire, <text:span text:style-name="T1">à</text:span> ne pas subir le mal, sous sa triple forme de l'ignorance, de l'oppression et du d<text:span text:style-name="T1">é</text:span>sordre? N'est-il pas, ce catholicisme, le ma<text:span text:style-name="T1">î</text:span>tre et le guide de cette <text:span text:style-name="T1">é</text:span>mancipation int<text:span text:style-name="T1">é</text:span>rieure, de cette libert<text:span text:style-name="T1">é</text:span> de d<text:span text:style-name="T1">é</text:span>termination, qui est la seule libert<text:span text:style-name="T1">é</text:span> permise et concevable ici-bas, en ce qu'elle <text:span text:style-name="T1">é</text:span>chappe <text:span text:style-name="T1">à</text:span> la cha<text:span text:style-name="T1">î</text:span>ne des <text:span text:style-name="T1">é</text:span>v<text:span text:style-name="T1">é</text:span>nements, comme au contr<text:span text:style-name="T1">ô</text:span>le de la collecti­vit<text:span text:style-name="T1">é</text:span>, comme a la tyrannie des tissus organiques ! Ce sont l<text:span text:style-name="T1">à</text:span> v<text:span text:style-name="T1">é</text:span>rit<text:span text:style-name="T1">é</text:span>s courantes, que la th<text:span text:style-name="T1">é</text:span>ologie ensei­gnait, et qui, des couvents, au cours des <text:span text:style-name="T1">â</text:span>ges, diffusaient <text:span text:style-name="T1">à</text:span> travers la culture fran<text:span text:style-name="T1">ç</text:span>aise. Les clercs les transmettaient aux la<text:span text:style-name="T1">ï</text:span>cs, qui les r<text:span text:style-name="T1">é</text:span>pandaient <text:span text:style-name="T1">à</text:span> leur tour. C'<text:span text:style-name="T1">é</text:span>tait cela, le cl<text:span text:style-name="T1">é</text:span>ricalisme, dont le seul nom est aujourd'hui encore, apr<text:span text:style-name="T1">è</text:span>s cent trente ans d'abrutissement m<text:span text:style-name="T1">é</text:span>thodique, un objet d'horreur et deterreur pour le lib<text:span text:style-name="T1">é</text:span>ral.</text:p>
      <text:p text:style-name="P38">Nous pouvons, cette fois, jeter un regard d'en­semble sur cette obnubilation politique, d'o<text:span text:style-name="T1">ù</text:span> pleut le sang des hommes infortun<text:span text:style-name="T1">é</text:span>s du xix<text:span text:style-name="T5">e</text:span> si<text:span text:style-name="T1">è</text:span>cle. Ce regard traversera les groupes sociaux, si nous divi­sons ceux-ci en ouvriers, bourgeois et paysans.</text:p>
      <text:p text:style-name="P38">Avant la R<text:span text:style-name="T1">é</text:span>volution, il y avait en France des artisans. Apr<text:span text:style-name="T1">è</text:span>s la R<text:span text:style-name="T1">é</text:span>volution, et de plus en plus, il y a eu et il y a en France des ouvriers d'industrie, dont l'ensemble constitue ce terme affreux, couram­ment employ<text:span text:style-name="T1">é</text:span> par les dupeurs du peuple et politi­ciens de la d<text:span text:style-name="T1">é</text:span>mocratie : le prol<text:span text:style-name="T1">é</text:span>tariat. Les artisans, en se groupant, constituaient les corporations, dont de'nombreux travaux d'histoire politique et sociale,</text:p>
      <text:p text:style-name="P52"/>
      <text:p text:style-name="P1">ceux notamment du marquis de la Tour du Pin, ont montr<text:span text:style-name="T1">é</text:span> le r<text:span text:style-name="T1">ô</text:span>le bienfaisant dans l'architecture nationale, et les heureux r<text:span text:style-name="T1">é</text:span>sultats quant <text:span text:style-name="T1">à</text:span> la paix int<text:span text:style-name="T1">é</text:span>rieure et quant au perfectionnement profes­sionnel. La rupture r<text:span text:style-name="T1">é</text:span>volutionnaire des corpora­tions a cr<text:span text:style-name="T1">éé</text:span> le prol<text:span text:style-name="T1">é</text:span>tariat, v<text:span text:style-name="T1">é</text:span>ritable servage d<text:span text:style-name="T1">é</text:span>mo­cratique, o<text:span text:style-name="T1">ù</text:span> la masse des travailleurs, ayant troqu<text:span text:style-name="T1">é</text:span> ses droits et libert<text:span text:style-name="T1">é</text:span>s r<text:span text:style-name="T1">é</text:span>elles pour le d<text:span text:style-name="T1">é</text:span>risoire bulletin de vote au suffrage universel, se trouve transform<text:span text:style-name="T1">é</text:span>e en machine <text:span text:style-name="T1">à</text:span> propulser des politiciens. R<text:span text:style-name="T1">é</text:span>guli<text:span text:style-name="T1">è</text:span>re­ment ces politiciens, apr<text:span text:style-name="T1">è</text:span>s s'<text:span text:style-name="T1">ê</text:span>tre hiss<text:span text:style-name="T1">é</text:span>s sur les <text:span text:style-name="T1">é</text:span>paules des travailleurs, jusqu'aux sommets du pouvoir politique, rejettent et renient, une fois nantis, ceux auxquels ils doiv<text:span text:style-name="T1">è</text:span>nt leur ascension et leur accession : c'est ainsi que le ren<text:span text:style-name="T1">é</text:span>gat ajoute <text:span text:style-name="T1">à</text:span> l'amertume de la cat<text:span text:style-name="T1">é</text:span>gorie sociale, dont il pr<text:span text:style-name="T1">é</text:span>ten­dait vouloir le bonheur et par qui il a fait sa for­tune. Il est remarquable qu'apr<text:span text:style-name="T1">è</text:span>s cinquante ans d'une mascarade aussi rudimentaire que sc<text:span text:style-name="T1">é</text:span>l<text:span text:style-name="T1">é</text:span>rate, la masse ouvri<text:span text:style-name="T1">è</text:span>re ne se soit pas encore avis<text:span text:style-name="T1">é</text:span>e de l'<text:span text:style-name="T1">é</text:span>norme farce dont elle est la victime et continue <text:span text:style-name="T1">à</text:span> fabriquer, <text:span text:style-name="T1">à</text:span> la douzaine, des Viviani et des Briand, eux-m<text:span text:style-name="T1">ê</text:span>mes capt<text:span text:style-name="T1">é</text:span>s, puis command<text:span text:style-name="T1">é</text:span>s, par les ma<text:span text:style-name="T1">î</text:span>tres de l'or et de la Bourse. L'affaissement intellectuel de la classe ouvri<text:span text:style-name="T1">è</text:span>re au xix<text:span text:style-name="T1">®</text:span> si<text:span text:style-name="T1">è</text:span>cle a <text:span text:style-name="T1">é</text:span>gal<text:span text:style-name="T1">é</text:span> celui de la bourgeoisie, ce qui n'est pas peu dire.</text:p>
      <text:p text:style-name="P38">Les syndicats ont <text:span text:style-name="T1">é</text:span>t<text:span text:style-name="T1">é</text:span>, vers la fin de ce m<text:span text:style-name="T1">ê</text:span>me xix<text:span text:style-name="T5">e</text:span> si<text:span text:style-name="T1">è</text:span>cle, une r<text:span text:style-name="T1">é</text:span>surrection b<text:span text:style-name="T1">â</text:span>tarde des corpora­tions, sans l'ampleur et l'ing<text:span text:style-name="T1">é</text:span>nieuse organisation de celles-ci, o<text:span text:style-name="T1">ù</text:span> employeurs et employ<text:span text:style-name="T1">é</text:span>s discutaient et d<text:span text:style-name="T1">é</text:span>battaient leurs int<text:span text:style-name="T1">é</text:span>r<text:span text:style-name="T1">ê</text:span>ts, <text:span text:style-name="T1">à</text:span> l'abri de toute ing<text:span text:style-name="T1">é</text:span>rence</text:p>
      <text:p text:style-name="P52"/>
      <text:p text:style-name="P1">politique. Tels quels, ces syndicats eurent d'abord contre eux les lib<text:span text:style-name="T1">é</text:span>raux, partisans acharn<text:span text:style-name="T1">é</text:span>s de l'in­dividualisme esclavageur (puisqu'il est clair qu'un ouvrier isol<text:span text:style-name="T1">é</text:span> est sans recours devant son patron). Ces lib<text:span text:style-name="T1">é</text:span>raux entra<text:span text:style-name="T1">î</text:span>n<text:span text:style-name="T1">è</text:span>rent avec eux de nombreux conservateurs, ignorants des instructions politiques si sages du comte de Chambord, et aux yeux inclair­voyants de qui la d<text:span text:style-name="T1">é</text:span>sorganisation du monde des travailleurs <text:span text:style-name="T1">é</text:span>tait une condition de s<text:span text:style-name="T1">é</text:span>curit<text:span text:style-name="T1">é</text:span> sociale, alors qu'elle est pr<text:span text:style-name="T1">é</text:span>cis<text:span text:style-name="T1">é</text:span>ment le contraire. Pas plus que les ouvriers ne comprenaient leur v<text:span text:style-name="T1">é</text:span>ritable int<text:span text:style-name="T1">é</text:span>r<text:span text:style-name="T1">ê</text:span>t, qui est de d<text:span text:style-name="T1">é</text:span>velopper le syndicalisme jus­qu'au corporatisme (excusez le vilain mot, pour la belle chose) int<text:span text:style-name="T1">é</text:span>gral et complet, les conservateurs ne comprenaient le leur, qui est de faire au travail manuel sa place aussi large et puissante que pos­sible dans les assises de la Soci<text:span text:style-name="T1">é</text:span>t<text:span text:style-name="T1">é</text:span>, de lui assurer le bien-<text:span text:style-name="T1">ê</text:span>tre, la libre expression de ses d<text:span text:style-name="T1">é</text:span>sirs, de ses responsabilit<text:span text:style-name="T1">é</text:span>s, la possession et la gestion de ses caisses et de ses ressources, le droit d'acqu<text:span text:style-name="T1">é</text:span>rir et de l<text:span text:style-name="T1">é</text:span>guer, etc... Alors que les r<text:span text:style-name="T1">é</text:span>publicains et les jacobins, contraints de donner un os <text:span text:style-name="T1">à</text:span> ronger aux travailleurs dont ils sollicitaient les suffrages, leur contestaient et contestaient <text:span text:style-name="T1">à</text:span> leurs syndicats le droit de propri<text:span text:style-name="T1">é</text:span>t<text:span text:style-name="T1">é</text:span> et de transmission de propri<text:span text:style-name="T1">é</text:span>t<text:span text:style-name="T1">é</text:span> (cela en raison des grands principes r<text:span text:style-name="T1">é</text:span>volutionnaires), les lib<text:span text:style-name="T1">é</text:span>raux et un trop grand nombre de conservateurs entraient dans cette vue injuste, absurde et courte. Les salonnards, litt<text:span text:style-name="T1">é</text:span>ralement, s'y ruaient. Que de querelles j'ai men<text:span text:style-name="T1">é</text:span>es <text:span text:style-name="T1">à</text:span> ce sujet, dans les milieux o<text:span text:style-name="T1">ù</text:span> je fr<text:span text:style-name="T1">é</text:span>quentais, de 1897 <text:span text:style-name="T1">à</text:span> 1908 notamment, stup<text:span text:style-name="T1">é</text:span>-</text:p>
      <text:p text:style-name="P32"/>
      <text:p text:style-name="P1">fait de l'incompr<text:span text:style-name="T1">é</text:span>hension totale des meilleurs parmi nos amis, aussi bouch<text:span text:style-name="T1">é</text:span>s dans leur opposition au syndicalisme professionnel que les r<text:span text:style-name="T1">é</text:span>publicains eux-m<text:span text:style-name="T1">ê</text:span>mes. Seuls quelques royalistes et grands catholiques, <text:span text:style-name="T1">à</text:span> la suite du marquis de la Tour du Pin et du comte de Ghambord, comprenaient l'im­portance primordiale d'un retour aux groupements corporatifs, la n<text:span text:style-name="T1">é</text:span>cessit<text:span text:style-name="T1">é</text:span> d'une extension du syndica­lisme et le p<text:span text:style-name="T1">é</text:span>ril social d'une guerre aux syndicats.</text:p>
      <text:p text:style-name="P38">Les conservateurs firent ainsi le jeu des r<text:span text:style-name="T1">é</text:span>publi­cains, qui se fichant du monde des travailleurs (et comment!) les repr<text:span text:style-name="T1">é</text:span>sentaient <text:span text:style-name="T1">à</text:span> ce monde, facile <text:span text:style-name="T1">à</text:span> <text:span text:style-name="T1">é</text:span>blouir et <text:span text:style-name="T1">à</text:span> tromper, ainsi que des ennemis de classe et des ventres dor<text:span text:style-name="T1">é</text:span>s <text:span text:style-name="T1">é</text:span>go<text:span text:style-name="T1">ï</text:span>stes. Les grands chefs de la finance internationale virent, imm<text:span text:style-name="T1">é</text:span>dia­tement, tout le parti qu'ils pouvaient tirer de ce terrible malentendu. Eux, les v<text:span text:style-name="T1">é</text:span>ritables ventres dor<text:span text:style-name="T1">é</text:span>s de la soci<text:span text:style-name="T1">é</text:span>t<text:span text:style-name="T1">é</text:span> contemporaine, firent alliance avec les avocats et les meneurs du prol<text:span text:style-name="T1">é</text:span>tariat et subventionn<text:span text:style-name="T1">è</text:span>rent la presse r<text:span text:style-name="T1">é</text:span>volutionnaire, en m<text:span text:style-name="T1">ê</text:span>me temps que, de tout le poids de leur influence, ils poussaient au pouvoir les dupeurs du peuple.</text:p>
      <text:p text:style-name="P38">Meurtrier aux corporations et groupements pro­vinciaux et professionnels (en raison de son indi­vidualisme et de sa centralisation r<text:span text:style-name="T1">é</text:span>volutionnaire), le xix<text:span text:style-name="T5">e</text:span> si<text:span text:style-name="T1">è</text:span>cle a <text:span text:style-name="T1">é</text:span>t<text:span text:style-name="T1">é</text:span>, en France, l'<text:span text:style-name="T1">â</text:span>ge d'or du parle­mentarisme de style anglo-saxon. Je pense que la vague d'anglomanie politique, qui suivit la d<text:span text:style-name="T1">é</text:span>faite de Waterloo, comparable <text:span text:style-name="T1">à</text:span> la vague de germano­philie intellectuelle, qui suivit la d<text:span text:style-name="T1">é</text:span>faite de Sedan, a <text:span text:style-name="T1">é</text:span>t<text:span text:style-name="T1">é</text:span> pour beaucoup dans la vogue de ce mode de</text:p>
      <text:p text:style-name="P52"/>
      <text:p text:style-name="P1">repr<text:span text:style-name="T1">é</text:span>sentation, fort <text:span text:style-name="T1">é</text:span>tranger <text:span text:style-name="T1">à</text:span> notre g<text:span text:style-name="T1">é</text:span>nie national et r<text:span text:style-name="T1">é</text:span>aliste, et qui nous a fait tant de mal.</text:p>
      <text:p text:style-name="P38">Qu'est-ce, en somme, que le Parlement, Chambre et S<text:span text:style-name="T1">é</text:span>nat, avec ses groupes, ses commissions et son pr<text:span text:style-name="T1">é</text:span>tendu contr<text:span text:style-name="T1">ô</text:span>le? C'est un immense trompe-l'<text:span text:style-name="T1">œ</text:span>il. Je le savais grosso modo, avant d'en faire partie. Mais, depuis que j'en fais partie et que je suis <text:span text:style-name="T1">à</text:span> m<text:span text:style-name="T1">ê</text:span>me de juger les choses de pr<text:span text:style-name="T1">è</text:span>s, je m'<text:span text:style-name="T1">é</text:span>tonne qu'une pareille illusion ait dur<text:span text:style-name="T1">é</text:span> si longtemps, et j'y vois, une fois de plus, la preuve de la faiblesse de l'esprit public au si<text:span text:style-name="T1">è</text:span>cle pr<text:span text:style-name="T1">é</text:span>c<text:span text:style-name="T1">é</text:span>dent. Je ne dis pas de la volont<text:span text:style-name="T1">é</text:span> publique, parce que, pour vouloir, il faut concevoir. Le peuple fran<text:span text:style-name="T1">ç</text:span>ais s'est laiss<text:span text:style-name="T1">é</text:span> imposer le parlementarisme par ignorance, et il continue <text:span text:style-name="T1">à</text:span> le subir par inertie. Quant aux d<text:span text:style-name="T1">é</text:span>put<text:span text:style-name="T1">é</text:span>s et s<text:span text:style-name="T1">é</text:span>nateurs, lesquels sont cens<text:span text:style-name="T1">é</text:span>s contr<text:span text:style-name="T1">ô</text:span>ler les <text:span text:style-name="T1">é</text:span>ph<text:span text:style-name="T1">é</text:span>­m<text:span text:style-name="T1">è</text:span>res gouvernements, qui s'<text:span text:style-name="T1">é</text:span>boulent, puis se r<text:span text:style-name="T1">éé</text:span>difient pour s'<text:span text:style-name="T1">é</text:span>bouler encore, au sein de l'insa­nit<text:span text:style-name="T1">é</text:span> constitutionnelle, ils s'attachent au syst<text:span text:style-name="T1">è</text:span>me, non seulement en raison des commodit<text:span text:style-name="T1">é</text:span>s qu'il leur procure, mais aussi en raison du divertissement qu'il leur apporte. <text:span text:style-name="T5">s</text:span>Le m<text:span text:style-name="T1">é</text:span>tier de parlementaire est d<text:span text:style-name="T1">é</text:span>cevant, mais il n'est pas ennuyeux. A certaines heures, une parole ferme et renseign<text:span text:style-name="T1">é</text:span>e peut <text:span text:style-name="T1">ê</text:span>tre <text:span text:style-name="T1">é</text:span>cout<text:span text:style-name="T1">é</text:span>e <text:span text:style-name="T1">à</text:span> la tribune et rendre des services. Il serait tr<text:span text:style-name="T1">è</text:span>s faux de s'imaginer que tous les parlementaires soient des ignorants, ou des <text:span text:style-name="T1">ê</text:span>tres avides et mal intentionn<text:span text:style-name="T1">é</text:span>s. Ils sont, en g<text:span text:style-name="T1">é</text:span>n<text:span text:style-name="T1">é</text:span>ral, non seulement le r<text:span text:style-name="T1">é</text:span>sultat d'une <text:span text:style-name="T1">é</text:span>lection, mais une s<text:span text:style-name="T1">é</text:span>lection. Ce qui est mauvais et nocif, c'est le syst<text:span text:style-name="T1">è</text:span>me, c'est la grande machine dans laquelle ils tournent, d<text:span text:style-name="T1">é</text:span>battent et</text:p>
      <text:p text:style-name="P52"/>
      <text:p text:style-name="P1">l<text:span text:style-name="T1">é</text:span>gif<text:span text:style-name="T1">è</text:span>rent, et qui repose sur plusieurs postulats irr<text:span text:style-name="T1">é</text:span>els. Celui-ci, notamment, qu'un individu, sacr<text:span text:style-name="T1">é</text:span> par le suffrage vague, flottant, de l'universalit<text:span text:style-name="T1">é</text:span>, au premier ou au second degr<text:span text:style-name="T1">é</text:span>, devient apte, par cela m<text:span text:style-name="T1">ê</text:span>me, <text:span text:style-name="T1">à</text:span> d<text:span text:style-name="T1">é</text:span>terminer et diriger la politique g<text:span text:style-name="T1">é</text:span>n<text:span text:style-name="T1">é</text:span>rale d'un grand pays. Confier cette politique (dont tout d<text:span text:style-name="T1">é</text:span>pend) au produit du suffrage universel ou du pl<text:span text:style-name="T1">é</text:span>­biscite, c'est confier la montre au b<text:span text:style-name="T1">û</text:span>cheron. Il peut se rencontrer, par fortune, un b<text:span text:style-name="T1">û</text:span>cheron qui ait quelques notions d'horlogerie; mais, m<text:span text:style-name="T1">ê</text:span>me s'il a ces notions, sa hache ne lui permet pas de les appliquer aux rouages d<text:span text:style-name="T1">é</text:span>licats de la montre.</text:p>
      <text:p text:style-name="P38">La r<text:span text:style-name="T1">é</text:span>alit<text:span text:style-name="T1">é</text:span> politique m<text:span text:style-name="T1">é</text:span>connue se venge et cruelle­ment. Il est donc arriv<text:span text:style-name="T1">é</text:span>, en quelques l<text:span text:style-name="T1">é</text:span>gislatures, que le gouvernement r<text:span text:style-name="T1">é</text:span>publicain, en lutte chro­nique (la collaboration <text:span text:style-name="T1">é</text:span>tait impossible par d<text:span text:style-name="T1">é</text:span>fini­tion m<text:span text:style-name="T1">ê</text:span>me) avec le parlement, a imagin<text:span text:style-name="T1">é</text:span>, pour mater celui-ci, tout un r<text:span text:style-name="T1">é</text:span>seau de corruption, d'in­timidation et de man<text:span text:style-name="T1">œ</text:span>uvres, dont l'ensemble constitue un impressionnant bagage. Ce bagage, unique comp<text:span text:style-name="T1">é</text:span>tence valable en politique r<text:span text:style-name="T1">é</text:span>publi­caine, est le lot, <text:span text:style-name="T1">à</text:span> chaque g<text:span text:style-name="T1">é</text:span>n<text:span text:style-name="T1">é</text:span>ration, d'une <text:span text:style-name="T1">é</text:span>quipe d'une vingtaine de gens habiles, rompus aux intrigues d'assembl<text:span text:style-name="T1">é</text:span>e, et qui s'entendent ou se querellent, de clan <text:span text:style-name="T1">à</text:span> clan, pour la possession, <text:span text:style-name="T1">à</text:span> terme et <text:span text:style-name="T1">à</text:span> bail, du pouvoir. Chacun de ces clans, cherchant des appuis, les trouve, soit <text:span text:style-name="T1">à</text:span> l'<text:span text:style-name="T1">é</text:span>tranger, selon les vicissitudes des ententes et alliances, soit dans la finance et les banques rivales. C'est <text:span text:style-name="T1">à</text:span> cela, <text:span text:style-name="T1">à</text:span> cette bataille confuse d'int<text:span text:style-name="T1">é</text:span>r<text:span text:style-name="T1">ê</text:span>ts bancaires ou <text:span text:style-name="T1">é</text:span>tran­gers, sous les noms de clans opposites, qu'aboutit le</text:p>
      <text:p text:style-name="P52"/>
      <text:p text:style-name="P1">fameux dogme de la souverainet<text:span text:style-name="T1">é</text:span> du peuple; et l'on ne saurait trop en rire, de peur d'<text:span text:style-name="T1">ê</text:span>tre oblig<text:span text:style-name="T1">é</text:span> d'en pleurer.</text:p>
      <text:p text:style-name="P38">Joignez <text:span text:style-name="T1">à</text:span> cela les forces d'inertie et de paresse, renforc<text:span text:style-name="T1">é</text:span>es, dans nos assembl<text:span text:style-name="T1">é</text:span>es, par la surabon­dance et la contradiction de textes l<text:span text:style-name="T1">é</text:span>gislatifs h<text:span text:style-name="T1">â</text:span>tive­ment vot<text:span text:style-name="T1">é</text:span>s. Ajoutez-y la tendance naturelle des hommes r<text:span text:style-name="T1">é</text:span>unis qui est (s'ils se trouvent ensemble plusieurs fois la semaine) de rechercher, un jour sur quatre, la dispute pour la dispute, et, les trois autres jours, l'assoupissement; vous comprendrez ainsi comment les questions essentielles, vitales, fonci<text:span text:style-name="T1">è</text:span>res ne sont pour ainsi dire jamais <text:span text:style-name="T1">é</text:span>voqu<text:span text:style-name="T1">é</text:span>es <text:span text:style-name="T1">à</text:span> la Chambre ni au S<text:span text:style-name="T1">é</text:span>nat, ou bien sont <text:span text:style-name="T1">é</text:span>voqu<text:span text:style-name="T1">é</text:span>es par le travers, ou dans un porte <text:span text:style-name="T1">à</text:span> faux. Ce qui pas­sionne de telles assembl<text:span text:style-name="T1">é</text:span>es, ce n'est pas l'int<text:span text:style-name="T1">é</text:span>r<text:span text:style-name="T1">ê</text:span>t public, c'est l'assaut des clans et des personnalit<text:span text:style-name="T1">é</text:span>s repr<text:span text:style-name="T1">é</text:span>sentatives de ces clans, c'est le jeu d'<text:span text:style-name="T1">é</text:span>checs. A ce jeu, quelques-uns deviennent de premi<text:span text:style-name="T1">è</text:span>re force, soit aux couloirs, soit en commission, soit en s<text:span text:style-name="T1">é</text:span>ance, et les copains les regardent faire avec <text:span text:style-name="T1">é</text:span>bahissement et envie. Mais ce jeu absorbe toutes leurs facult<text:span text:style-name="T1">é</text:span>s, au point de ne plus leur laisser aucun loisir pour la vue nette du bien de l'Etat, ni pour la d<text:span text:style-name="T1">é</text:span>termination cons<text:span text:style-name="T1">é</text:span>cutive, ni pour l'action. C'est quand le parlementaire est le plus rou<text:span text:style-name="T1">é</text:span>, qu'il devient le plus dangereux pour la chose publique. C'est alors aussi qu'il est ministre et pr<text:span text:style-name="T1">é</text:span>sident du Conseil le plus fr<text:span text:style-name="T1">é</text:span>quemment.</text:p>
      <text:p text:style-name="P1">C'est ainsi que le parlementarisme, quant au gou­vernement, op<text:span text:style-name="T1">è</text:span>re bien une s<text:span text:style-name="T1">é</text:span>lection, mais <text:span text:style-name="T1">à</text:span> rebours.</text:p>
      <text:p text:style-name="P32"/>
      <text:p text:style-name="P38">Quant au rem<text:span text:style-name="T1">è</text:span>de, pr<text:span text:style-name="T1">é</text:span>conis<text:span text:style-name="T1">é</text:span> par quelques serins, qui consisterait <text:span text:style-name="T1">à</text:span> prendre des ministres en dehors du parlement, et selon leur comp<text:span text:style-name="T1">é</text:span>tence, il a donn<text:span text:style-name="T1">é</text:span>, les quelques fois o<text:span text:style-name="T1">ù</text:span> il fut appliqu<text:span text:style-name="T1">é</text:span>, des r<text:span text:style-name="T1">é</text:span>sultats pires encore que l'autre syst<text:span text:style-name="T1">è</text:span>me. Il arrive, en effet, ceci, que ces ministres improvis<text:span text:style-name="T1">é</text:span>s, ignorants du jeu parlementaire, ou commettent une <text:span text:style-name="T1">é</text:span>norme galfe qui annihile d'embl<text:span text:style-name="T1">é</text:span>e leur autorit<text:span text:style-name="T1">é</text:span>, ou se confient <text:span text:style-name="T1">à</text:span> un lascar d'assembl<text:span text:style-name="T1">é</text:span>e quelconque, qui abuse de leur na<text:span text:style-name="T1">ï</text:span>vet<text:span text:style-name="T1">é</text:span> et les entra<text:span text:style-name="T1">î</text:span>ne aux pires compromis­sions. Exemple : combien d'excellents amiraux et de remarquables g<text:span text:style-name="T1">é</text:span>n<text:span text:style-name="T1">é</text:span>raux ont vu leur prestige amoindri par un passage au minist<text:span text:style-name="T1">è</text:span>re de la Marine ou de la Guerre, o<text:span text:style-name="T1">ù</text:span> leur inhabilet<text:span text:style-name="T1">é</text:span> parlementaire donna l'injuste impression d'une inhabilet<text:span text:style-name="T1">é</text:span> tout court, o<text:span text:style-name="T1">ù</text:span> leur manque de caract<text:span text:style-name="T1">è</text:span>re politique donna l'injuste impression d'un manque de caract<text:span text:style-name="T1">è</text:span>re tout court. Combien de fois n'est-il pas arriv<text:span text:style-name="T1">é</text:span> (cas de Gallifet notamment, dans le cabinet Waldeck) que le ministre militaire de la Guerre, trait<text:span text:style-name="T1">é</text:span> imm<text:span text:style-name="T1">é</text:span>diate­ment, par les gauches, de baderne et d'assassin, ou de tra<text:span text:style-name="T1">î</text:span>neur de sabre, au choix, ait voulu prouver <text:span text:style-name="T1">à</text:span> ses d<text:span text:style-name="T1">é</text:span>tracteurs sa largeur d'esprit, ce, au d<text:span text:style-name="T1">é</text:span>triment de l'arm<text:span text:style-name="T1">é</text:span>e. L'<text:span text:style-name="T1">é</text:span>cueil est classique.. M<text:span text:style-name="T1">ê</text:span>me observa­tion quant <text:span text:style-name="T1">à</text:span> l'amiral ministre. Le service le plus important de tous, qui est celui de la D<text:span text:style-name="T1">é</text:span>fense nationale, peut ainsi se trouver gravement com­promis par le besoin qu'<text:span text:style-name="T1">é</text:span>prouve son chef militaire et politique de faire des avances et mamours <text:span text:style-name="T1">à</text:span> ses pires ennemis, ou de les amadouer par des conces­sions inopportunes et en l<text:span text:style-name="T1">â</text:span>chant quelque chose,</text:p>
      <text:p text:style-name="P52"/>
      <text:p text:style-name="P1">non seulement de ses principes, mais de son prin­cipe.</text:p>
      <text:p text:style-name="P38">Car la R<text:span text:style-name="T1">é</text:span>publique est <text:span text:style-name="T1">à</text:span> gauche, ne l'oublions pas. Elle n'est ni au centre, ni <text:span text:style-name="T1">à</text:span> droite. Son aiguil­lage est devenu ainsi, par une pente naturelle et normale, antimilitariste et antipatriote, et elle doit, p<text:span text:style-name="T1">é</text:span>riodiquement, se conformer <text:span text:style-name="T1">à</text:span> cet aiguillage. Il y a incompatibilit<text:span text:style-name="T1">é</text:span> absolue entre les Droits de l'Homme et la discipline de l'autorit<text:span text:style-name="T1">é</text:span> militaire. La guerre de 1914-1918 en a fourni la preuve saisis­sante. Sa dur<text:span text:style-name="T1">é</text:span>e a tenu moins aux tranch<text:span text:style-name="T1">é</text:span>es qu'<text:span text:style-name="T1">à</text:span> la lutte sourde et chronique du pr<text:span text:style-name="T1">é</text:span>jug<text:span text:style-name="T1">é</text:span> r<text:span text:style-name="T1">é</text:span>publicain, repr<text:span text:style-name="T1">é</text:span>sent<text:span text:style-name="T1">é</text:span> par les gouvernements ant<text:span text:style-name="T1">é</text:span>rieurs <text:span text:style-name="T1">à</text:span> celui de Clemenceau, contre les grands chefs militaires. Le politicien de gauche hait ou redoute, par d<text:span text:style-name="T1">é</text:span>fini­tion, l'officier sup<text:span text:style-name="T1">é</text:span>rieur ; et l'officier sup<text:span text:style-name="T1">é</text:span>rieur s'imagine qu'il lui faut se concilier le politicien de gauche. La premi<text:span text:style-name="T1">è</text:span>re chose qu'aurait d<text:span text:style-name="T1">û</text:span> faire le g<text:span text:style-name="T1">é</text:span>n<text:span text:style-name="T1">é</text:span>ralissime Joffre, au 3 ao<text:span text:style-name="T1">û</text:span>t 1914, e<text:span text:style-name="T1">û</text:span>t <text:span text:style-name="T1">é</text:span>t<text:span text:style-name="T1">é</text:span> de coffrer les tra<text:span text:style-name="T1">î</text:span>tres Caillaux et Malvy. Sa victoire de la Marne e<text:span text:style-name="T1">û</text:span>t clos la guerre, en tranchant tout l'es­poir allemand. Au lieu que, Caillaux et Malvy res­tant les ma<text:span text:style-name="T1">î</text:span>tres politiques du pays, malgr<text:span text:style-name="T1">é</text:span> la victoire de la Marne, le gouvernement allemand se rassura et consid<text:span text:style-name="T1">é</text:span>ra que toutes ses chances n'<text:span text:style-name="T1">é</text:span>taient donc pas an<text:span text:style-name="T1">é</text:span>anties.</text:p>
      <text:p text:style-name="P38">En dehors du parlement bourgeois, et o<text:span text:style-name="T1">ù</text:span> domi­nent les avocats (c'est-<text:span text:style-name="T1">à</text:span>-dire o<text:span text:style-name="T1">ù</text:span> est assur<text:span text:style-name="T1">é</text:span>e la pr<text:span text:style-name="T1">é</text:span>do­minance des mots sur les choses) en dehors du t<text:span text:style-name="T1">â</text:span>tonnement syndicaliste des ouvriers et des em­ploy<text:span text:style-name="T1">é</text:span>s. quelle est donc la force, obscure mais r<text:span text:style-name="T1">é</text:span>sis*</text:p>
      <text:p text:style-name="P52"/>
      <text:p text:style-name="P1">tante, qui a maintenu la nation fran<text:span text:style-name="T1">ç</text:span>aise et l'a emp<text:span text:style-name="T1">ê</text:span>ch<text:span text:style-name="T1">é</text:span>e de se dissoudre r<text:span text:style-name="T1">é</text:span>volutionnairement, en cent trente ans? C'est bien simple; c'est la paysan­nerie. On peut consid<text:span text:style-name="T1">é</text:span>rer qu'en paix comme en guerre, le paysan fran<text:span text:style-name="T1">ç</text:span>ais, non contamin<text:span text:style-name="T1">é</text:span> par la stupidit<text:span text:style-name="T1">é</text:span> des <text:span text:style-name="T1">«</text:span> novations <text:span text:style-name="T1">»</text:span> ambiantes, <text:span text:style-name="T1">é</text:span>chappant <text:span text:style-name="T1">à</text:span> l'effritement social par le sol, a, de 1789 <text:span text:style-name="T1">à</text:span> 1914, sauv<text:span text:style-name="T1">é</text:span> le pays. Il a maintenu le conglom<text:span text:style-name="T1">é</text:span>rat. Il a aliment<text:span text:style-name="T1">é</text:span> la bourgeoisie, vers<text:span text:style-name="T1">é</text:span> en elle, <text:span text:style-name="T1">à</text:span> chaque g<text:span text:style-name="T1">é</text:span>n<text:span text:style-name="T1">é</text:span>ration, des <text:span text:style-name="T1">é</text:span>l<text:span text:style-name="T1">é</text:span>ments physiquement et morale­ment sains, laborieux, parfois g<text:span text:style-name="T1">é</text:span>n<text:span text:style-name="T1">é</text:span>reux, toujours originaux et puissants. Son <text:span text:style-name="T1">é</text:span>pargne intellectuelle et morale a rendu plus de services encore peut-<text:span text:style-name="T1">ê</text:span>tre que son <text:span text:style-name="T1">é</text:span>pargne mon<text:span text:style-name="T1">é</text:span>taire. Il a m<text:span text:style-name="T1">ê</text:span>me r<text:span text:style-name="T1">é</text:span>sist<text:span text:style-name="T1">é</text:span> <text:span text:style-name="T1">à</text:span> la banque juive et <text:span text:style-name="T1">à</text:span> la presse, ce qui est presque inconcevable. Je ne saurais exprimer l'admiration o<text:span text:style-name="T1">ù</text:span> me plonge la vue d'une chaumine de chez nous, en Touraine, en Bretagne, en Vend<text:span text:style-name="T1">é</text:span>e, en Provence, dans les Vosges, en Savoie, etc... avec sa chemin<text:span text:style-name="T1">é</text:span>e, son petit enclos, sa barrique ou sa charrette devant la porte, son murmure d'enfants et de parents, son coq et ses trois poules, son chien, son cheval, ses six lapins. Je me dis que ce petit ensemble, humain et divin, a tenu t<text:span text:style-name="T1">ê</text:span>te aux assauts de toutes les bali­vernes meurtri<text:span text:style-name="T1">è</text:span>res, <text:span text:style-name="T1">à</text:span> Rousseau, aux Droits de l'Homme, <text:span text:style-name="T1">à</text:span> Kant, <text:span text:style-name="T1">à</text:span> Robespierre, <text:span text:style-name="T1">à</text:span> Bonaparte, <text:span text:style-name="T1">à</text:span> leurs apologistes, <text:span text:style-name="T1">à</text:span> Hugo, au romantisme, aux ban­quiers juifs, aux politiciens r<text:span text:style-name="T1">é</text:span>publicains, aux d<text:span text:style-name="T1">é</text:span>ma­gogues, aux d<text:span text:style-name="T1">é</text:span>mophiles, aux sorbonnards, aux salonnards, aux journaux enfin, acharn<text:span text:style-name="T1">é</text:span>s <text:span text:style-name="T1">à</text:span> la ruine et <text:span text:style-name="T1">à</text:span> la mort de la race, <text:span text:style-name="T1">à</text:span> l'<text:span text:style-name="T1">é</text:span>croulement de notre bel</text:p>
      <text:p text:style-name="P32"/>
      <text:p text:style-name="P1"><text:span text:style-name="T1">é</text:span>difice fran<text:span text:style-name="T1">ç</text:span>ais, et cela de 1789 <text:span text:style-name="T1">à</text:span> 1914. Je songe <text:span text:style-name="T1">à</text:span> ceci, les mains jointes et les larmes dans les yeux, des larmes de reccnnaissance, historique et mys­tique, analogues aux pleurs de joie de Pascal.</text:p>
      <text:p text:style-name="P38">Quand tout s'<text:span text:style-name="T1">é</text:span>boulait, se l<text:span text:style-name="T1">é</text:span>zardait, s'effritait, sous les vers pompeux de ces po<text:span text:style-name="T1">è</text:span>tes fous, gambadant devant leurs miroirs, sous les tirades de ces farceurs d'assembl<text:span text:style-name="T1">é</text:span>e, sous les lois d<text:span text:style-name="T1">é</text:span>mentielles de ces magis­trats (honn<text:span text:style-name="T1">ê</text:span>tes certes, les malheureux, et pav<text:span text:style-name="T1">é</text:span>s de bonnes intentions), sous les <text:span text:style-name="T1">é</text:span>missions de ces manieurs d'or et de papier, sous les mirobolantes tirades de ces acad<text:span text:style-name="T1">é</text:span>miciens valets du pouvoir, de ces minis­tres aspirant <text:span text:style-name="T1">à</text:span> l'Acad<text:span text:style-name="T1">é</text:span>mie sans conna<text:span text:style-name="T1">î</text:span>tre le fran­<text:span text:style-name="T1">ç</text:span>ais ni l'orthographe ; quand les arcs, les d<text:span text:style-name="T1">ô</text:span>mes, les piliers, les colonnes s'effondraient dans le gravat r<text:span text:style-name="T1">é</text:span>volutionnaire de la poussi<text:span text:style-name="T1">è</text:span>re humanitaire et lib<text:span text:style-name="T1">é</text:span>­rale, elle tenait, cette chaumine paysanne, elle demeurait debout, abritant le labeur de braves gens, leurs saines amours, la soupe et les gosses. N'est-ce pas l<text:span text:style-name="T1">à</text:span> une consolation <text:span text:style-name="T1">à</text:span> tant de mis<text:span text:style-name="T1">è</text:span>res, volontaire­ment* et orgueilleusement amoncel<text:span text:style-name="T1">é</text:span>es? N'est-ce pas l<text:span text:style-name="T1">à</text:span> aussi un bienfait venu de loin, du fameux pr<text:span text:style-name="T1">é</text:span>­carr<text:span text:style-name="T1">é</text:span> de nos Rois, et aussi de la longue tutelle eccl<text:span text:style-name="T1">é</text:span>­siastique, prudente et sage, et aussi de ce sol mer­veilleux, unique et gras, qui se laisse diviser en])ar- celles et rejoindre en champs d'un seul tenant, qui a la bonhomie de son laboureur, de son vigneron, de son semeur ? Aux gloires bestiales, tambourin<text:span text:style-name="T1">é</text:span>es, homicides du si<text:span text:style-name="T1">è</text:span>cle r<text:span text:style-name="T1">é</text:span>volutionnaire, romantique et maboul, qui ne pr<text:span text:style-name="T1">é</text:span>f<text:span text:style-name="T1">é</text:span>rerait la gloire anonyme et obscure, l'immanent et m<text:span text:style-name="T1">û</text:span>risseur soleil de ce mort</text:p>
      <text:p text:style-name="P32"/>
      <text:p text:style-name="P1">auguste (<text:span text:style-name="T1">ô</text:span> La Rochefoucauld !) qu'est le paysan de chez nous 1</text:p>
      <text:p text:style-name="P38">Il <text:span text:style-name="T1">é</text:span>tait naturel que l'agglom<text:span text:style-name="T1">é</text:span>ration urbaine, en se d<text:span text:style-name="T1">é</text:span>veloppant par la multiplicit<text:span text:style-name="T1">é</text:span> des moyens de transport, la diversit<text:span text:style-name="T1">é</text:span> des besognes industrielles et la hausse continue des salaires, appauvr<text:span text:style-name="T1">î</text:span>t progressive­ment nos campagnes et dissip<text:span text:style-name="T1">â</text:span>t ainsi notre princi­pale richesse : le paysan et aussi le marin fran<text:span text:style-name="T1">ç</text:span>ais, ce cultivateur de la mer. La faute initiale, cette fois, en est aux choses et non aux hommes. Mais l'iner­tie des hommes politiques (tenant <text:span text:style-name="T1">à</text:span> la paresseuse institution d<text:span text:style-name="T1">é</text:span>mocratique) a grandement ajout<text:span text:style-name="T1">é</text:span>, par la suite, <text:span text:style-name="T1">à</text:span> ce fl<text:span text:style-name="T1">é</text:span>au. Seul entre les r<text:span text:style-name="T1">é</text:span>publicains, un type de grand commis d'autrefois, M. Jules M<text:span text:style-name="T1">é</text:span>line, dans un ouvrage remarquable, le Retour <text:span text:style-name="T1">à</text:span> la Terre, a vu le mal et indiqu<text:span text:style-name="T1">é</text:span> le rem<text:span text:style-name="T1">è</text:span>de. Mais le syst<text:span text:style-name="T1">è</text:span>me <text:span text:style-name="T1">é</text:span>lectoral universel, quelle que soit sa moda­lit<text:span text:style-name="T1">é</text:span>, exige que le troupeau des <text:span text:style-name="T1">é</text:span>lecteurs (qui, seul, importe <text:span text:style-name="T1">à</text:span> l'<text:span text:style-name="T1">é</text:span>lu) soit de plus en plus attir<text:span text:style-name="T1">é</text:span>, app<text:span text:style-name="T1">â</text:span>t<text:span text:style-name="T1">é</text:span> et concentr<text:span text:style-name="T1">é</text:span> dans les grands centres, o<text:span text:style-name="T1">ù</text:span> on le triture, o<text:span text:style-name="T1">ù</text:span> on le malaxe <text:span text:style-name="T1">à</text:span> la grosse, ainsi que dans les fabri­ques de Chicago. Le politicien se moque des hom­mes. Il ne s'int<text:span text:style-name="T1">é</text:span>resse qu'aux voix, et au nombre de ces voix. Il lui faut donc des parcs urbains de plus en plus denses, des centres de recensement, de num<text:span text:style-name="T1">é</text:span>­rotage et de pression de clan. Cependant que la finance, pour une autre forme de d<text:span text:style-name="T1">é</text:span>troussement, appelle aussi le paysan <text:span text:style-name="T1">à</text:span> la ville, afin de lui souti­rer son argent. Ce que le parlementaire fait pour les hommes, ce que la finance fait pour l'<text:span text:style-name="T1">é</text:span>pargnant rural, la prostitution le fait pour la rurale. On</text:p>
      <text:p text:style-name="P52"/>
      <text:p text:style-name="P1">ignore (le sujet <text:span text:style-name="T1">é</text:span>tant <text:span text:style-name="T1">â</text:span>pre et impossible <text:span text:style-name="T1">à</text:span> traiter cr<text:span text:style-name="T1">û</text:span>ment) les ravages de la prostitution contempo­raine dans les grandes et moyennes villes, o<text:span text:style-name="T1">ù</text:span> abon­dent les faux plaisirs dont fait argent, comme de tout, un <text:span text:style-name="T1">É</text:span>tat barbare. Je laisse de c<text:span text:style-name="T1">ô</text:span>t<text:span text:style-name="T1">é</text:span> la question d'hygi<text:span text:style-name="T1">è</text:span>ne. Je n'envisage que le d<text:span text:style-name="T1">é</text:span>placement, le d<text:span text:style-name="T1">é</text:span>­paysement et l'appauvrissement rural. Il est effrayant de le conjecturer.</text:p>
      <text:p text:style-name="P38">La chouannerie, cette r<text:span text:style-name="T1">é</text:span>sistance du paysan de l'ouest et de Provence (guid<text:span text:style-name="T1">é</text:span> par son solide bon sens traditionnel) <text:span text:style-name="T1">à</text:span> l'aberration r<text:span text:style-name="T1">é</text:span>volutionnaire, m'appara<text:span text:style-name="T1">î</text:span>t comme un admirable symbole. Si la chouannerie l'avait emport<text:span text:style-name="T1">é</text:span> (cette chouannerie scan­daleusement calomni<text:span text:style-name="T1">é</text:span>e par ce d<text:span text:style-name="T1">é</text:span>s<text:span text:style-name="T1">é</text:span>quilibr<text:span text:style-name="T1">é</text:span> de Miche- let), que de maux eussent <text:span text:style-name="T1">é</text:span>t<text:span text:style-name="T1">é</text:span> <text:span text:style-name="T1">é</text:span>pargn<text:span text:style-name="T1">é</text:span>s au pays! Que de guerres supprim<text:span text:style-name="T1">é</text:span>es, quel d<text:span text:style-name="T1">é</text:span>luge inutile de sang ! La chouannerie violente a <text:span text:style-name="T1">é</text:span>t<text:span text:style-name="T1">é</text:span> vaincue, mais une chouannerie latente et vigoureuse a continu<text:span text:style-name="T1">é</text:span> <text:span text:style-name="T1">à</text:span> mettre en garde les campagnards contre F<text:span text:style-name="T1">é</text:span>piiepsie urbaine et ses d<text:span text:style-name="T1">é</text:span>l<text:span text:style-name="T1">é</text:span>gu<text:span text:style-name="T1">é</text:span>s les plus notoires. Il est de mode de d<text:span text:style-name="T1">é</text:span>nigrer le hobereau, le petit seigneur demeur<text:span text:style-name="T1">é</text:span> dans son patelin et qui maintient celui-ci, en se maintenant. Honneur au hobereau du xix<text:span text:style-name="T5">e</text:span> si<text:span text:style-name="T1">è</text:span>­cle, honneur <text:span text:style-name="T1">à</text:span> sa r<text:span text:style-name="T1">é</text:span>sistance souvent difficile, honneur <text:span text:style-name="T1">à</text:span> sa pr<text:span text:style-name="T1">é</text:span>vision et sa clairvoyance 1 Un des derniers <text:span text:style-name="T1">é</text:span>tais fut son caste! au milieu des chau­mi<text:span text:style-name="T1">è</text:span>res sacr<text:span text:style-name="T1">é</text:span>es ; et je souhaite, pour mon pays, que le temps <text:span text:style-name="T1">à</text:span> venir (par un de ce ces d<text:span text:style-name="T1">é</text:span>tours habituels <text:span text:style-name="T1">à</text:span> la Providence) le multiplie, ce hobereau fran<text:span text:style-name="T1">ç</text:span>ais, en relevant son autorit<text:span text:style-name="T1">é</text:span>. Transform<text:span text:style-name="T1">é</text:span> ou non, le hobereau sera toujours cher au roturier, comme moi<text:span text:style-name="T1">»</text:span></text:p>
      <text:p text:style-name="P52"/>
      <text:p text:style-name="P1">qui aime bien son pays et que le salonnard <text:span text:style-name="T1">é</text:span>c<text:span text:style-name="T1">œ</text:span>ure.</text:p>
      <text:p text:style-name="P38">Au r<text:span text:style-name="T1">é</text:span>sum<text:span text:style-name="T1">é</text:span>, les doctrines de mort, r<text:span text:style-name="T1">é</text:span>volutionnaires et lib<text:span text:style-name="T1">é</text:span>rales, ont op<text:span text:style-name="T1">é</text:span>r<text:span text:style-name="T1">é</text:span>, au xix<text:span text:style-name="T5">e</text:span> si<text:span text:style-name="T1">è</text:span>cle, une sorte de chasse d'eau et de feu <text:span text:style-name="T1">à</text:span> travers les trois grands groupements de la nation fran<text:span text:style-name="T1">ç</text:span>aise. Elles ont envahi la Cour par les philosophes, puis la haute magistrature et bourgeoisie, puis la moyenne et petite bourgeoisie, puis le monde ouvrier, produit isol<text:span text:style-name="T1">é</text:span> et perturb<text:span text:style-name="T1">é</text:span> du mouvement industriel sans cesse grandissant, produit, en somme, inassimil<text:span text:style-name="T1">é</text:span>. Elles se sont arr<text:span text:style-name="T1">ê</text:span>t<text:span text:style-name="T1">é</text:span>es au paysan, qu'elles ont <text:span text:style-name="T1">à</text:span> peine conta­min<text:span text:style-name="T1">é</text:span>, qu'elles ont cherch<text:span text:style-name="T1">é</text:span> <text:span text:style-name="T1">à</text:span> contaminer par la cen­tralisation <text:span text:style-name="T1">é</text:span>lectorale et le parlementarisme, qu'elles risquentde contaminer parla presse. C'est de la presse fran<text:span text:style-name="T1">ç</text:span>aise, au point de vue politique et social, qu'il nous reste <text:span text:style-name="T1">à</text:span> nous occuper maintenant, pour com­pl<text:span text:style-name="T1">é</text:span>ter un panorama, dont je ne me dissimule pas les trous et les vides. Mais, encore une fois, tout ceci d<text:span text:style-name="T1">é</text:span>montre qu'un pays tel que le n<text:span text:style-name="T1">ô</text:span>tre ne saurait se passer d'un p<text:span text:style-name="T1">è</text:span>re politique, consubstantiel <text:span text:style-name="T1">à</text:span> sa politique traditionnelle, h<text:span text:style-name="T1">é</text:span>r<text:span text:style-name="T1">é</text:span>ditaire comme cette politique, toujours vigilant, toujours raisonnable et opposant, <text:span text:style-name="T1">à</text:span> chaque p<text:span text:style-name="T1">é</text:span>ril et pi<text:span text:style-name="T1">è</text:span>ge nouveau, une digue appropri<text:span text:style-name="T1">é</text:span>e.</text:p>
      <text:p text:style-name="P38">Les libelles (qui <text:span text:style-name="T1">é</text:span>taient la presse d'antan) ont foment<text:span text:style-name="T1">é</text:span> la R<text:span text:style-name="T1">é</text:span>volution. Mais d<text:span text:style-name="T1">é</text:span>j<text:span text:style-name="T1">à</text:span>, sous la R<text:span text:style-name="T1">é</text:span>volution, le contrepoison a exist<text:span text:style-name="T1">é</text:span>, et aux journaux de Camille Desmoulins et de Marat s'est oppos<text:span text:style-name="T1">é</text:span> celui de Suleau, de Rivarol et de Champcenetz. En face du Vieux Cordelier et de l'Ami du peuple se sont dress<text:span text:style-name="T1">é</text:span>s les Actes des Ap<text:span text:style-name="T1">ô</text:span>tres. Puis, apr<text:span text:style-name="T1">è</text:span>s la tourmente, a com*</text:p>
      <text:p text:style-name="P52"/>
      <text:p text:style-name="P1">menc<text:span text:style-name="T1">é</text:span> la longue querelle pour ou contre la censure, ou la libert<text:span text:style-name="T1">é</text:span> de la presse, qui nous appara<text:span text:style-name="T1">î</text:span>t comme bien folle et bien sp<text:span text:style-name="T1">é</text:span>cieuse aujourd'hui o<text:span text:style-name="T1">ù</text:span>, apr<text:span text:style-name="T1">è</text:span>s quelques avatars pittoresques, la grande presse, dite d'information, est, comme la politique dite d<text:span text:style-name="T1">é</text:span>mocra­tique, humblement asservie <text:span text:style-name="T1">à</text:span> la finance. La censure de l'argent a, en somme, remplac<text:span text:style-name="T1">é</text:span> la censure d'Etat, infiniment moins vigilante et tyrannique. Nous pouvons en parler savamment, nous autres roya­listes, qui avons fond<text:span text:style-name="T1">é</text:span> en 1908, au milieu de mille difficult<text:span text:style-name="T1">é</text:span>s (et quelques-unes qu'on pouvait croire insurmontables) l'Action Fran<text:span text:style-name="T1">ç</text:span>aise quotidienne, afin de mettre pr<text:span text:style-name="T1">é</text:span>cis<text:span text:style-name="T1">é</text:span>ment nos contemporains en garde contre la guerre qu'on sentait venir, et dont la grande presse officieuse' d'information niait l'imminent p<text:span text:style-name="T1">é</text:span>ril. Le d<text:span text:style-name="T1">é</text:span>veloppement intensif de la presse dite populaire (presse <text:span text:style-name="T1">à</text:span> un sou) en France, de 1880 <text:span text:style-name="T1">à</text:span> 1914 pendant trente-quatre ans, co<text:span text:style-name="T1">ï</text:span>ncide ainsi avec la p<text:span text:style-name="T1">é</text:span>riode du pire aveuglement quant <text:span text:style-name="T1">à</text:span> la D<text:span text:style-name="T1">é</text:span>fense nationale. Le journalisme politique, devenu, aux mains des r<text:span text:style-name="T1">é</text:span>publicains, journalisme d'affaires, est uniquement employ<text:span text:style-name="T1">é</text:span> <text:span text:style-name="T1">à</text:span> travestir la r<text:span text:style-name="T1">é</text:span>alit<text:span text:style-name="T1">é</text:span> en mati<text:span text:style-name="T1">è</text:span>re de relations ext<text:span text:style-name="T1">é</text:span>rieures, <text:span text:style-name="T1">à</text:span> amorcer des emprunts nouveaux, et <text:span text:style-name="T1">à</text:span> accr<text:span text:style-name="T1">é</text:span>diter, dans le grand public, les vingt-deux blagues ou propositions faus­ses, <text:span text:style-name="T1">é</text:span>num<text:span text:style-name="T1">é</text:span>r<text:span text:style-name="T1">é</text:span>es au d<text:span text:style-name="T1">é</text:span>but du pr<text:span text:style-name="T1">é</text:span>sent livre. La presse fran<text:span text:style-name="T1">ç</text:span>aise devient ainsi, dans la seconde moiti<text:span text:style-name="T1">é</text:span> du xix<text:span text:style-name="T5">e</text:span> si<text:span text:style-name="T1">è</text:span>cle, tout ensemble un moniteur de Bourse, et un compl<text:span text:style-name="T1">é</text:span>ment de l'<text:span text:style-name="T1">é</text:span>cole primaire, <text:span text:style-name="T1">à</text:span> laquelle tend la main l'enseignement, dit sup<text:span text:style-name="T1">é</text:span>rieur et gan­gren<text:span text:style-name="T1">é</text:span>, de la Sorbonne.</text:p>
      <text:p text:style-name="P32"/>
      <text:p text:style-name="P38">De nombreuses <text:span text:style-name="T1">é</text:span>tudes, p<text:span text:style-name="T1">é</text:span>n<text:span text:style-name="T1">é</text:span>trantes et documen­t<text:span text:style-name="T1">é</text:span>es, ont <text:span text:style-name="T1">é</text:span>t<text:span text:style-name="T1">é</text:span> <text:span text:style-name="T1">é</text:span>crites sur ce r<text:span text:style-name="T1">ô</text:span>le d'endormement et de perturbation de l'opinion par la grande presse, au premier rang desquelles celles de Drumont et d'Ur­bain Gohier. Corruptio optimi pessima. Rien de pire que la corruption du meilleur. Cette devise peut et doit s'appliquer <text:span text:style-name="T1">à</text:span> ce journalisme intensif, dont le xix° si<text:span text:style-name="T1">è</text:span>cle, dit <text:span text:style-name="T1">«</text:span> des lumi<text:span text:style-name="T1">è</text:span>res <text:span text:style-name="T1">»</text:span>, s'est montr<text:span text:style-name="T1">é</text:span> si vain. Le r<text:span text:style-name="T1">é</text:span>gime d'assembl<text:span text:style-name="T1">é</text:span>e, en donnant le pas <text:span text:style-name="T1">à</text:span> l'effet oratoire sur la sinc<text:span text:style-name="T1">é</text:span>rit<text:span text:style-name="T1">é</text:span>, a naturellement d<text:span text:style-name="T1">é</text:span>velopp<text:span text:style-name="T1">é</text:span> outre mesure cet esprit d'hypocrisie, qui s'est identifi<text:span text:style-name="T1">é</text:span> aujourd'hui avec l'esprit d<text:span text:style-name="T1">é</text:span>mocratique, et qui alimente le journalisme quotidien. Il faut se rendre compte de ceci, qu'aux yeux de la masse, du suffrage universel, ce qui est imprim<text:span text:style-name="T1">é</text:span> b<text:span text:style-name="T1">é</text:span>n<text:span text:style-name="T1">é</text:span>ficie, encore maintenant, d'un prestige c<text:span text:style-name="T1">ô</text:span>nsid<text:span text:style-name="T1">é</text:span>rable. Il n'y a qu'<text:span text:style-name="T1">à</text:span> vpir avec quelle facilit<text:span text:style-name="T1">é</text:span> les foules r<text:span text:style-name="T1">é</text:span>vo­lutionnaires acceptent et adoptent les bourdes et bo­bards de leurs feuilles habituelles. Cette d<text:span text:style-name="T1">é</text:span>concer­tante cr<text:span text:style-name="T1">é</text:span>dulit<text:span text:style-name="T1">é</text:span> n'est m<text:span text:style-name="T1">ê</text:span>me pas <text:span text:style-name="T1">é</text:span>branl<text:span text:style-name="T1">é</text:span>e par les chocs et les contre-chocs du r<text:span text:style-name="T1">é</text:span>el. Les <text:span text:style-name="T1">ê</text:span>tres simples croient ce qu'ils lisent parce qu'ils ne lisent, en fait, que ce qu'ils croyaient pr<text:span text:style-name="T1">é</text:span>alablement. Ils cherchent, dans leurs lectures, le reflet et l'exaltation de leur igno­rance et de leur duperie.</text:p>
      <text:p text:style-name="P1">A partir de i83o environ, on distingue, en France, deux cat<text:span text:style-name="T1">é</text:span>gories de journaux et de p<text:span text:style-name="T1">é</text:span>riodiques: ceux qui sont des entreprises commerciales d'un genre plus relev<text:span text:style-name="T1">é</text:span>, ayant <text:span text:style-name="T1">à</text:span> leur t<text:span text:style-name="T1">ê</text:span>te un homme d'affaires, frott<text:span text:style-name="T1">é</text:span> de litt<text:span text:style-name="T1">é</text:span>rature, un impr<text:span text:style-name="T1">é</text:span>sario dou<text:span text:style-name="T1">é</text:span> d'un certain flair, dont le type est un Bertin pour les D<text:span text:style-name="T1">é</text:span>bats, un</text:p>
      <text:p text:style-name="P32"/>
      <text:p text:style-name="P1">Fran<text:span text:style-name="T1">ç</text:span>ois Buloz pour la Revue des Deux Mondes, un Yillemesant pour le Figaro, un Bunau Varilla pour le Matin. Ceux qui se r<text:span text:style-name="T1">é</text:span>sument dans la personnalit<text:span text:style-name="T1">é</text:span> directoriale d'un politique, d'un agitateur d'id<text:span text:style-name="T1">é</text:span>es, d'un pol<text:span text:style-name="T1">é</text:span>miste, d'un Hugo (Rappel), d'un Veuillot (Univers), d'un Gambetta (R<text:span text:style-name="T1">é</text:span>publique Fran<text:span text:style-name="T1">ç</text:span>aise), d'un Rochefort (Intransigeant) d'un Druinont (Libre Parole), d'une M<text:span text:style-name="T5">m</text:span>* Edmond Adam (NouvelleRevue). Les ressources financi<text:span text:style-name="T1">è</text:span>res, <text:span text:style-name="T1">é</text:span>videmment plus puis­santes pour la premi<text:span text:style-name="T1">è</text:span>re cat<text:span text:style-name="T1">é</text:span>gorie que pour la seconde, donnent <text:span text:style-name="T1">à</text:span> celle-l<text:span text:style-name="T1">à</text:span> une diffusion sup<text:span text:style-name="T1">é</text:span>­rieure que compense, pour celle-ci, une participation plus directe aux combats de plumes.</text:p>
      <text:p text:style-name="P38">Il y aurait un ouvrage int<text:span text:style-name="T1">é</text:span>ressant <text:span text:style-name="T1">à</text:span> <text:span text:style-name="T1">é</text:span>crire sur les r<text:span text:style-name="T1">é</text:span>actions r<text:span text:style-name="T1">é</text:span>ciproques de l'esprit public, des assem­bl<text:span text:style-name="T1">é</text:span>es et de la presse, dans le domaine de la politi­que, pendant le cours du xix<text:span text:style-name="T5">e</text:span> si<text:span text:style-name="T1">è</text:span>cle. D'une fa<text:span text:style-name="T1">ç</text:span>on g<text:span text:style-name="T1">é</text:span>n<text:span text:style-name="T1">é</text:span>rale, le niveau de ces trois pouvoirs fut et demeure assez bas, d'un c<text:span text:style-name="T1">ô</text:span>t<text:span text:style-name="T1">é</text:span> comme de l'au­tre, en d<text:span text:style-name="T1">é</text:span>pit de la bravoure intellectuelle (mais des­servie par un style trop appr<text:span text:style-name="T1">ê</text:span>t<text:span text:style-name="T1">é</text:span>) d'un Veuillot, de la verve toute voltairienne d'un Rochefort, du g<text:span text:style-name="T1">é</text:span>nie psychologique et historique d'un Drumont. Je n'ai pas connu le premier, dont les <text:span text:style-name="T1">œ</text:span>uvres sont aujourd'hui trop oubli<text:span text:style-name="T1">é</text:span>es (ce qui prouve qu'elles manquaient de fortes racines dans l'humanit<text:span text:style-name="T1">é</text:span> g<text:span text:style-name="T1">é</text:span>n<text:span text:style-name="T1">é</text:span>­rale, et les romans de Veuillot sont m<text:span text:style-name="T1">é</text:span>diocres, en effet), mais j'ai connu intimement Rochefort et Drumont et joui profond<text:span text:style-name="T1">é</text:span>ment de leur commerce. Le premier, <text:span text:style-name="T1">é</text:span>blouissant dans la conversation, d'un style rapide, frais, traditionnel et clair, sacrifiait</text:p>
      <text:p text:style-name="P52"/>
      <text:p text:style-name="P1">tout <text:span text:style-name="T1">à</text:span> l'humeur et m<text:span text:style-name="T1">ê</text:span>me quelquefois le bon sens, joignant ainsi <text:span text:style-name="T1">à</text:span> l'irr<text:span text:style-name="T1">é</text:span>alisme politique du xix<text:span text:style-name="T5">e</text:span> si<text:span text:style-name="T1">è</text:span>cle la l<text:span text:style-name="T1">é</text:span>g<text:span text:style-name="T1">è</text:span>ret<text:span text:style-name="T1">é</text:span> redoutable du xvin<text:span text:style-name="T5">e</text:span> si<text:span text:style-name="T1">è</text:span>cle finissant. Le second se d<text:span text:style-name="T1">é</text:span>lectait d'une humeur sombre et solitaire, <text:span text:style-name="T1">à</text:span> la fa<text:span text:style-name="T1">ç</text:span>on de Manfred, et son sens historique g<text:span text:style-name="T1">é</text:span>n<text:span text:style-name="T1">é</text:span>ral <text:span text:style-name="T1">é</text:span>tait combattu par un byronisme latent et dissi­mul<text:span text:style-name="T1">é</text:span>, qui l'<text:span text:style-name="T1">é</text:span>carta de tout aboutissement politique. Ni l'un ni l'autre ne pouvait servir de chef, ni de guide et on le vit bien dans la tourmente dreyfusienne de 1887 <text:span text:style-name="T1">à</text:span> 1900 o<text:span text:style-name="T1">ù</text:span>, ma<text:span text:style-name="T1">î</text:span>tres de l'opinion fran<text:span text:style-name="T1">ç</text:span>aise, ils se firent battre, sur le terrain de cette opinion, par un politicien de quatorzi<text:span text:style-name="T1">è</text:span>me ordre, qui <text:span text:style-name="T1">é</text:span>tait Waldeck- Rousseau. Ceci prouve que, si les <text:span text:style-name="T1">é</text:span>crivains politi­ques contribuent <text:span text:style-name="T1">à</text:span> la couleur d'une <text:span text:style-name="T1">é</text:span>poque, il y a, dans l'ambiance politique de cette <text:span text:style-name="T1">é</text:span>poque, quelque chose qui finalement les domine, s'ils n'arrivent <text:span text:style-name="T1">à</text:span> la dominer. La volont<text:span text:style-name="T1">é</text:span> est la seconde phase, et la plu3 int<text:span text:style-name="T1">é</text:span>ressante, de l'intelligence. Rochefort et Drumont eurent de l'ent<text:span text:style-name="T1">ê</text:span>tement, non de la volont<text:span text:style-name="T1">é</text:span> politique ; ce qui fit qu'ils rest<text:span text:style-name="T1">è</text:span>rent dans la pol<text:span text:style-name="T1">é</text:span>mique et ne p<text:span text:style-name="T1">é</text:span>n<text:span text:style-name="T1">é</text:span>tr<text:span text:style-name="T1">è</text:span>rent point dans l'Etat.</text:p>
      <text:p text:style-name="P38">Gomme clairvoyance dans le domaine de la poli­tique <text:span text:style-name="T1">é</text:span>trang<text:span text:style-name="T1">è</text:span>re (qui est celui de l'aberration princi­pale, en France, sous le premier, le second Empire et les trois r<text:span text:style-name="T1">é</text:span>publiques), on ne peut citer, au lende­main de 1870, qu'une femme, mais extraordinaire et g<text:span text:style-name="T1">é</text:span>niale, M<text:span text:style-name="T5">me</text:span> Edmond Adam, en litt<text:span text:style-name="T1">é</text:span>rature Juliette Lambert, fondatrice et directrice de la Nouvelle Revue. M<text:span text:style-name="T5">me</text:span> Edmond Adam, dans cette publication bimensuelle o<text:span text:style-name="T1">ù</text:span> j'eus l'honneur de faire mes d<text:span text:style-name="T1">é</text:span>buts, s'<text:span text:style-name="T1">é</text:span>tait donn<text:span text:style-name="T1">é</text:span> comme t<text:span text:style-name="T1">â</text:span>che la d<text:span text:style-name="T1">é</text:span>germanisation de</text:p>
      <text:p text:style-name="P52"/>
      <text:p text:style-name="P1">l'esprit politique et philosophique fran<text:span text:style-name="T1">ç</text:span>ais, au len­demain de Sedan, et la pr<text:span text:style-name="T1">é</text:span>paration de la Revanche. Son influence fut autrement forte et profonde, sur les hommes de ma g<text:span text:style-name="T1">é</text:span>n<text:span text:style-name="T1">é</text:span>ration, que celle, toute en surface, de D<text:span text:style-name="T1">é</text:span>roul<text:span text:style-name="T1">è</text:span>de. Il ne faut donc pas s'<text:span text:style-name="T1">é</text:span>tonner si, <text:span text:style-name="T1">à</text:span> la fin du si<text:span text:style-name="T1">è</text:span>cle dit <text:span text:style-name="T1">«</text:span> des lumi<text:span text:style-name="T1">è</text:span>res <text:span text:style-name="T1">»</text:span> et, en r<text:span text:style-name="T1">é</text:span>a­lit<text:span text:style-name="T1">é</text:span>, de l'imb<text:span text:style-name="T1">é</text:span>cillit<text:span text:style-name="T1">é</text:span> politique et philosophique, c'est le nom de D<text:span text:style-name="T1">é</text:span>roul<text:span text:style-name="T1">è</text:span>de, excellent homme et orateur entra<text:span text:style-name="T1">î</text:span>nant, mais cerveau vide, qui est au fronton de la gratitude nationale, et non celui de M<text:span text:style-name="T5">me</text:span> Ed­mond <text:span text:style-name="T1">À</text:span>dam, coupable d'avoir arrach<text:span text:style-name="T1">é</text:span> le masque du rh<text:span text:style-name="T1">é</text:span>teur g<text:span text:style-name="T1">é</text:span>nois L<text:span text:style-name="T1">é</text:span>on Gambetta.</text:p>
      <text:p text:style-name="P38">Ainsi le d<text:span text:style-name="T1">é</text:span>veloppement formidable de la presse, dans le dernier tiers du xix<text:span text:style-name="T5">e</text:span> si<text:span text:style-name="T1">è</text:span>cle, loin de ser­vir la cause de l'intelligence et de la raison, c'est- <text:span text:style-name="T1">à</text:span>-dire, en politique, celle de l'ordre, a-t-il servi plut<text:span text:style-name="T1">ô</text:span>t celle de la confusion mentale et de l'argent, c'est-<text:span text:style-name="T1">à</text:span>-dire, en somme, de l'anarchie. Quand arriva la guerre franco-allemande de 191/i, on fut effray<text:span text:style-name="T1">é</text:span> du nombre de journaux convaincus, ou soup<text:span text:style-name="T1">ç</text:span>onn<text:span text:style-name="T1">é</text:span>s, de s'appuyer sur des capitaux allemands et de suivre les directives de l'agresseur. Une telle perversion <text:span text:style-name="T1">é</text:span>tait cependant la cons<text:span text:style-name="T1">é</text:span>quence directe du d<text:span text:style-name="T1">é</text:span>tache­ment progressif de la presse, quotidienne et p<text:span text:style-name="T1">é</text:span>rio­dique, quant aux int<text:span text:style-name="T1">é</text:span>r<text:span text:style-name="T1">ê</text:span>ts permanents du pays, de son asservissement progressif <text:span text:style-name="T1">à</text:span> de tout autres cau­ses que celle du "bien g<text:span text:style-name="T1">é</text:span>n<text:span text:style-name="T1">é</text:span>ral, en un mot de sa d<text:span text:style-name="T1">é</text:span>na­tionalisation.</text:p>
      <text:p text:style-name="P52"/>
      <text:p text:style-name="P1">CHAPITRE II</text:p>
      <text:p text:style-name="P38"><text:span text:style-name="T2">l'aberration romantique et ses cons</text:span><text:span text:style-name="T3">é</text:span><text:span text:style-name="T2">quences</text:span></text:p>
      <text:p text:style-name="P38">Alors qu'aux grandes <text:span text:style-name="T1">é</text:span>poques, la Cit<text:span text:style-name="T1">é</text:span> inspire (si elle ne la suscite) la litt<text:span text:style-name="T1">é</text:span>rature d'imagination, sous toutes ses formes, aux <text:span text:style-name="T1">é</text:span>poques de faiblesse men­tale, c'est la litt<text:span text:style-name="T1">é</text:span>rature qui commande la Cit<text:span text:style-name="T1">é</text:span> et qui d<text:span text:style-name="T1">é</text:span>sagr<text:span text:style-name="T1">è</text:span>ge la politique, en alimentant les rh<text:span text:style-name="T1">é</text:span>­teurs. Il y a ainsi une correspondance directe entre le tonus politique d'un si<text:span text:style-name="T1">è</text:span>cle et son tonus litt<text:span text:style-name="T1">é</text:span>­raire, que leurs rapports r<text:span text:style-name="T1">é</text:span>ciproques soient nor­maux ou renvers<text:span text:style-name="T1">é</text:span>s. Le xix<text:span text:style-name="T5">6</text:span> si<text:span text:style-name="T1">è</text:span>cle fran<text:span text:style-name="T1">ç</text:span>ais ne fait pas exception <text:span text:style-name="T1">à</text:span> cette r<text:span text:style-name="T1">è</text:span>gle. Ses hommes de lettres, souvent aberrants et aveugles quant aux lois de la maintenance nationale, y jouent un r<text:span text:style-name="T1">ô</text:span>le politique de premier plan ; et la puissance de la raison et du bon sens semble <text:span text:style-name="T1">ê</text:span>tre, chez eux, inversement pro­portionnelle <text:span text:style-name="T1">à</text:span> la richesse, au moins apparente, de la forme. Les deux premiers tiers du si<text:span text:style-name="T1">è</text:span>cle sont occup<text:span text:style-name="T1">é</text:span>s et m<text:span text:style-name="T1">ê</text:span>me obstru<text:span text:style-name="T1">é</text:span>s, par le romantisme. Le dernier tiers appartient <text:span text:style-name="T1">à</text:span> une d<text:span text:style-name="T1">é</text:span>g<text:span text:style-name="T1">é</text:span>n<text:span text:style-name="T1">é</text:span>rescence ro­mantique, qualifi<text:span text:style-name="T1">é</text:span>e tant<text:span text:style-name="T1">ô</text:span>t de r<text:span text:style-name="T1">é</text:span>alisme et tant<text:span text:style-name="T1">ô</text:span>t de naturalisme.</text:p>
      <text:p text:style-name="P52"/>
      <text:p text:style-name="P38">Qu'est-ce que le romantisme ?</text:p>
      <text:p text:style-name="P38">Je le d<text:span text:style-name="T1">é</text:span>finirais, psychologiquement, une extrava­gance, <text:span text:style-name="T1">à</text:span> la fois mentale et verbale, qui confond la notion du beau et celle du laid, en soumettant l'esth<text:span text:style-name="T1">é</text:span>tique <text:span text:style-name="T1">à</text:span> la loi de l'<text:span text:style-name="T1">é</text:span>norme, et <text:span text:style-name="T1">à</text:span> la surprise du contraste,'ou de l'antith<text:span text:style-name="T1">è</text:span>se. Sa principale caract<text:span text:style-name="T1">é</text:span>­ristique est la d<text:span text:style-name="T1">é</text:span>mesure, car : i° il met tout au super-r latif et ne tient compte que de l'exc<text:span text:style-name="T1">è</text:span>s, dans toutes les cat<text:span text:style-name="T1">é</text:span>gories et dans tous les genres ; 2° il donne la pr<text:span text:style-name="T1">é</text:span>dominance au sentiment sur la pens<text:span text:style-name="T1">é</text:span>e, <text:span text:style-name="T1">à</text:span> la sensation sur le sentiment, <text:span text:style-name="T1">à</text:span> l'expression verbale et syntaxique sur l'une et l'autre. 11 institue ainsi un faux Sublime, auquel la foule se laisse prendre, et qui perturbe le go<text:span text:style-name="T1">û</text:span>t public.</text:p>
      <text:p text:style-name="P38">Les critiques de'la Revue des Deux Mondes et de l'Acad<text:span text:style-name="T1">é</text:span>mie, notamment Faguet (qui a un certain pittoresque crasseux et parfois la chaude couleur de cette crasse) et Bruneti<text:span text:style-name="T1">è</text:span>re (galopant sur la bour­rique paradoxe, <text:span text:style-name="T1">à</text:span> la poursuite de l'esprit qui le fuit), ont d<text:span text:style-name="T1">é</text:span>fendu cette th<text:span text:style-name="T1">è</text:span>se enfantine qu'il y avait du romantisme chcz les classiques. De ce point de vue, un Corneille, un Bossuet, un Pascal seraient les plus <text:span text:style-name="T1">é</text:span>chevel<text:span text:style-name="T1">é</text:span>s des romantiques. C'est idiot. Le romantisme ne consiste pas dans une certaine im­p<text:span text:style-name="T1">é</text:span>tuosit<text:span text:style-name="T1">é</text:span>, intermittente ou chronique, du langage. Il consiste dans le d<text:span text:style-name="T1">é</text:span>saccord d'une pens<text:span text:style-name="T1">é</text:span>e pauvre et d'une expression riche, et dans la d<text:span text:style-name="T1">é</text:span>bilit<text:span text:style-name="T1">é</text:span> du jugement, qui fait tant<text:span text:style-name="T1">ô</text:span>t de la piti<text:span text:style-name="T1">é</text:span>, tant<text:span text:style-name="T1">ô</text:span>t de la col<text:span text:style-name="T1">è</text:span>re, tant<text:span text:style-name="T1">ô</text:span>t du d<text:span text:style-name="T1">é</text:span>go<text:span text:style-name="T1">û</text:span>t, tant<text:span text:style-name="T1">ô</text:span>t de la m<text:span text:style-name="T1">é</text:span>lancolie, la r<text:span text:style-name="T1">è</text:span>gle forcen<text:span text:style-name="T1">é</text:span>e de l'univers et du style. On con­<text:span text:style-name="T1">ç</text:span>oit qu'un tel d<text:span text:style-name="T1">é</text:span>s<text:span text:style-name="T1">é</text:span>quilibre m<text:span text:style-name="T1">è</text:span>ne rapidement <text:span text:style-name="T1">à</text:span> l'in-</text:p>
      <text:p text:style-name="P52"/>
      <text:p text:style-name="P1">sinc<text:span text:style-name="T1">é</text:span>rit<text:span text:style-name="T1">é</text:span>, puisque la com<text:span text:style-name="T1">é</text:span>die de la sensibilit<text:span text:style-name="T1">é</text:span>, ou de la sensualit<text:span text:style-name="T1">é</text:span>, devient indispensable <text:span text:style-name="T1">à</text:span> quiconque veut <text:span text:style-name="T1">é</text:span>mouvoir contin<text:span text:style-name="T1">û</text:span>ment, sans <text:span text:style-name="T1">ê</text:span>tre <text:span text:style-name="T1">é</text:span>mu lui- m<text:span text:style-name="T1">ê</text:span>me, ou au del<text:span text:style-name="T1">à</text:span> de sa propre <text:span text:style-name="T1">é</text:span>motion. En fait, le romantisme, en litt<text:span text:style-name="T1">é</text:span>rature comme en politique, est l'<text:span text:style-name="T1">é</text:span>cole du mensonge et de l'hypocrisie. Il n'est pas de plus grand Tartuffe que Victor Hugo. On aurait pu le conjecturer d'apr<text:span text:style-name="T1">è</text:span>s son <text:span text:style-name="T1">œ</text:span>uvre, sans rien conna<text:span text:style-name="T1">î</text:span>tre de sa biographie.</text:p>
      <text:p text:style-name="P38">Chateaubriand a donn<text:span text:style-name="T1">é</text:span> le branle, il faut le re­conna<text:span text:style-name="T1">î</text:span>tre, avec sa somptueuse insinc<text:span text:style-name="T1">é</text:span>rit<text:span text:style-name="T1">é</text:span> et une <text:span text:style-name="T1">é</text:span>loquence assise (disait Alphonse Daudet) qui, m<text:span text:style-name="T1">ê</text:span>me apr<text:span text:style-name="T1">è</text:span>s Rousseau, avait des allures de source jaillissante, de d<text:span text:style-name="T1">é</text:span>raidissement de la nature au pre­mier printemps. Il a jou<text:span text:style-name="T1">é</text:span> de la mer, du clair de lune, de l'<text:span text:style-name="T1">é</text:span>loignement et des tombeaux, avec une magie descriptive que son dernier disciple en date, Pierre Loti, a imit<text:span text:style-name="T1">é</text:span>e et c<text:span text:style-name="T1">ô</text:span>toy<text:span text:style-name="T1">é</text:span>e, sans jamais l'<text:span text:style-name="T1">é</text:span>ga­ler. Gela tient <text:span text:style-name="T1">à</text:span> ce qu'il y a, en Chateaubriand, une formation classique, une p<text:span text:style-name="T1">é</text:span>riode <text:span text:style-name="T1">à</text:span> la Tite Live, reprise abruptement par une rapide image <text:span text:style-name="T1">à</text:span> la Tacite, et qui joint les plaisirs de l'ellipse <text:span text:style-name="T1">à</text:span> ceux de la redondance. Il n'est rien de plus ma­gnifique, et comme l'a not<text:span text:style-name="T1">é</text:span> justement Maurras, avant Lemattre, rien de plus d<text:span text:style-name="T1">é</text:span>cevant. Chateau­briand a donn<text:span text:style-name="T1">é</text:span> le branle <text:span text:style-name="T1">à</text:span> cette affectation de la lassitude de vivre, jointe <text:span text:style-name="T1">à</text:span> une peur panique de la mort, dont l'aga<text:span text:style-name="T1">ç</text:span>ant et continuel refrain grince pendant tout le cours du si<text:span text:style-name="T1">è</text:span>cle, o<text:span text:style-name="T1">ù</text:span> les hommes se sont le plus entre-tu<text:span text:style-name="T1">é</text:span>s. Il inaugure le grand cabo­tinage litt<text:span text:style-name="T1">é</text:span>raire. Il est le grand p<text:span text:style-name="T1">è</text:span>re de tous le</text:p>
      <text:p text:style-name="P52"/>
      <text:p text:style-name="P1"><text:span text:style-name="T1">«</text:span> moi, moi, moi <text:span text:style-name="T1">»</text:span>, de tous les moitrinaires, qui se regardent p<text:span text:style-name="T1">â</text:span>lir et vieillir dans leurs miroirs ter­nis et <text:span text:style-name="T1">é</text:span>caill<text:span text:style-name="T1">é</text:span>s.</text:p>
      <text:p text:style-name="P38">Personne ne lit plus/e G<text:span text:style-name="T1">é</text:span>nie du Christianisme, ni Atala, ni Ren<text:span text:style-name="T1">é</text:span>, ni (d'ailleurs injustement) la Vie de Ranc<text:span text:style-name="T1">é</text:span>. Mais on lit encore les M<text:span text:style-name="T1">é</text:span>moires d'Outre- Tombe, pour la splendeur de leurs cadences; et l'esprit d'hypocrisie profonde, qui est au fond de Chateaubriand, revit, par mim<text:span text:style-name="T1">é</text:span>tisme, chez nombre de nos contemporains et contemporains. Que ce com<text:span text:style-name="T1">é</text:span> - dien magnifique ait <text:span text:style-name="T1">é</text:span>t<text:span text:style-name="T1">é</text:span> pris pour un h<text:span text:style-name="T1">é</text:span>ros v<text:span text:style-name="T1">é</text:span>ritable, et que cette erreur ait recommenc<text:span text:style-name="T1">é</text:span> pour Hugo, voil<text:span text:style-name="T1">à</text:span> qui justifie (au chapitre de l'inclairvoyance) notre accusation de stupidit<text:span text:style-name="T1">é</text:span>, port<text:span text:style-name="T1">é</text:span>e contre le si<text:span text:style-name="T1">è</text:span>cle <text:span text:style-name="T1">«</text:span> des lumi<text:span text:style-name="T1">è</text:span>res <text:span text:style-name="T1">»</text:span>. Sainte-Beuve lui-m<text:span text:style-name="T1">ê</text:span>me, qui ne respec­tait pas beaucoup de gens, parait avoir h<text:span text:style-name="T1">é</text:span>sit<text:span text:style-name="T1">é</text:span>, dans son fameux cours sur Chateaubriand et son groupe litt<text:span text:style-name="T1">é</text:span>raire, devant la v<text:span text:style-name="T1">é</text:span>rit<text:span text:style-name="T1">é</text:span> crue quant <text:span text:style-name="T1">à</text:span> cette idole. Il n'ose extraire l'abondant comique des &lt;x drap<text:span text:style-name="T1">é</text:span>s pour la post<text:span text:style-name="T1">é</text:span>rit<text:span text:style-name="T1">é</text:span> <text:span text:style-name="T1">»</text:span> du mort du grand B<text:span text:style-name="T1">é</text:span>. Il prend son t<text:span text:style-name="T1">œ</text:span>dium vit&lt;s au s<text:span text:style-name="T1">é</text:span>rieux. Nous aurons souvent l'occasion de voir que l'absence d'un Moli<text:span text:style-name="T1">è</text:span>re au xix<text:span text:style-name="T5">e</text:span> si<text:span text:style-name="T1">è</text:span>cle s'est fait cruellement sentir. Pour la plaie durable du romantisme, le meilleur antisep­tique e<text:span text:style-name="T1">û</text:span>t <text:span text:style-name="T1">é</text:span>t<text:span text:style-name="T1">é</text:span> le rire. Or le dur Sainte-Beuve est rarement joyeux et le grand Veuillot n'a jamais su rire. Quarante ann<text:span text:style-name="T1">é</text:span>es de larmoiement, de vague <text:span text:style-name="T1">à</text:span> l'<text:span text:style-name="T1">â</text:span>me et de d<text:span text:style-name="T1">é</text:span>solation <text:span text:style-name="T1">é</text:span>gocentrique, n'ont pas amen<text:span text:style-name="T1">é</text:span> la r<text:span text:style-name="T1">é</text:span>action attendue d'un bon vivant, suffisamment arm<text:span text:style-name="T1">é</text:span> pour l'observation satirique, et qui e<text:span text:style-name="T1">û</text:span>t remis les choses au point par le ridicule. Cette lacune, qui</text:p>
      <text:p text:style-name="P52"/>
      <text:p text:style-name="P1">s'est rarement produite dans le pays des fabliaux et des farces rabelaisiennes, est, pour une <text:span text:style-name="T1">é</text:span>poque aussi fertile en cabotins du sublime et en faux g<text:span text:style-name="T1">é</text:span>ants, tr<text:span text:style-name="T1">è</text:span>s caract<text:span text:style-name="T1">é</text:span>ristique et regrettable. Le silence de l'esprit de raillerie et de fronde prouve l'universalit<text:span text:style-name="T1">é</text:span> de l'esprit de jobarderie. Jamais pareil amas de bourdes philosophiques, morales et romanesques, ne rencontra, de la part de nos concitoyens, sem­blable, ni aussi d<text:span text:style-name="T1">é</text:span>f<text:span text:style-name="T1">é</text:span>rente audition. . Soit que les ann<text:span text:style-name="T1">é</text:span>es tyranniques de la Terreur et c<text:span text:style-name="T1">é</text:span>sariennes du premier Empire eussent obnubil<text:span text:style-name="T1">é</text:span> le sens du comique, par la crainte de Fouquier-Tinville, de Fouch<text:span text:style-name="T1">é</text:span> et du petit homme surimaginatif de Waterloo et de Sainte-H<text:span text:style-name="T1">é</text:span>l<text:span text:style-name="T1">è</text:span>ne; soit que la raison tourneboul<text:span text:style-name="T1">é</text:span>e n'e<text:span text:style-name="T1">û</text:span>t plus la force de r<text:span text:style-name="T1">é</text:span>agir. Il y a un degr<text:span text:style-name="T1">é</text:span> dans l'absurde o<text:span text:style-name="T1">ù</text:span> il n'est plus senti comme absurde. Rien n'est s<text:span text:style-name="T1">é</text:span>rieux, en g<text:span text:style-name="T1">é</text:span>n<text:span text:style-name="T1">é</text:span>ral, comme un pr<text:span text:style-name="T1">é</text:span>au de maison de fous.</text:p>
      <text:p text:style-name="P38">Comment proc<text:span text:style-name="T1">è</text:span>de le romantisme? Il d<text:span text:style-name="T1">é</text:span>mon<text:span text:style-name="T1">é</text:span>tise le g<text:span text:style-name="T1">é</text:span>nie par l'ing<text:span text:style-name="T1">é</text:span>niosit<text:span text:style-name="T1">é</text:span>, la force par la truculence, le path<text:span text:style-name="T1">é</text:span>tique par la contorsion. Ce triple travers est moins visible chez Chateaubriand qu'il ne le sera chez Hugo, parce que nous sommes encore <text:span text:style-name="T1">à</text:span> l'aurore du proc<text:span text:style-name="T1">é</text:span>d<text:span text:style-name="T1">é</text:span>. Mais il existe d<text:span text:style-name="T1">é</text:span>j<text:span text:style-name="T1">à</text:span> et il est sensible dans le vieillissement pr<text:span text:style-name="T1">é</text:span>coce de ce pr<text:span text:style-name="T1">é</text:span>­tendu sublime, qui <text:span text:style-name="T1">é</text:span>mut si vivement nos p<text:span text:style-name="T1">è</text:span>res et nos grands-p<text:span text:style-name="T1">è</text:span>res. Je me rappelle le d<text:span text:style-name="T1">é</text:span>sappointe­ment que me procura ma premi<text:span text:style-name="T1">è</text:span>re lecture d'Atala, qui m'avait <text:span text:style-name="T1">é</text:span>t<text:span text:style-name="T1">é</text:span> repr<text:span text:style-name="T1">é</text:span>sent<text:span text:style-name="T1">é</text:span>e comme un chef-d'<text:span text:style-name="T1">œ</text:span>uvre, et dont la redondante poncivit<text:span text:style-name="T1">é</text:span> sauta au nez de mes quinze ans, et le trouble que j'<text:span text:style-name="T1">é</text:span>prouvai de ne</text:p>
      <text:p text:style-name="P52"/>
      <text:p text:style-name="P1">point vibrer aux M<text:span text:style-name="T1">é</text:span>moires d'Outre-Tombe, aussi violemment que me l'avaient annonc<text:span text:style-name="T1">é</text:span> mon p<text:span text:style-name="T1">è</text:span>re et ma m<text:span text:style-name="T1">è</text:span>re, mes guides intellectuels habituels. Il faut d'ailleurs consid<text:span text:style-name="T1">é</text:span>rer que le chateaubriandisme de i83o fut r<text:span text:style-name="T1">é</text:span>veill<text:span text:style-name="T1">é</text:span> par le flaubertisme, qui fait le pont entre le romantisme et le r<text:span text:style-name="T1">é</text:span>alisme naturaliste. Chateaubriand fut, en somme, le grand promoteur de ce que j'appellerai la litt<text:span text:style-name="T1">é</text:span>rature d'attitudes; et il la porta d'embl<text:span text:style-name="T1">é</text:span>e <text:span text:style-name="T1">à</text:span> son plus haut point d'habi­let<text:span text:style-name="T1">é</text:span>, par son don musical de la p<text:span text:style-name="T1">é</text:span>riode. Il remplace le plaisir de3'esprit par celui de l'oreille, la r<text:span text:style-name="T1">é</text:span>flexion <text:span text:style-name="T1">ô</text:span>u l'observation par une sorte de lamento, tir<text:span text:style-name="T1">é</text:span> de la courte dur<text:span text:style-name="T1">é</text:span>e de notre passage sur la .terre, de la fragilit<text:span text:style-name="T1">é</text:span> des entreprises et de la bri<text:span text:style-name="T1">è</text:span>vet<text:span text:style-name="T1">é</text:span> des amours. Sentiment per<text:span text:style-name="T1">ç</text:span>u par les femmes, avec une v<text:span text:style-name="T1">é</text:span>h<text:span text:style-name="T1">é</text:span>mence particuli<text:span text:style-name="T1">è</text:span>re et bien compr<text:span text:style-name="T1">é</text:span>hensible, de sorte que, dans ce premier tiers du xix<text:span text:style-name="T5">e</text:span> si<text:span text:style-name="T1">è</text:span>cle, c'est M<text:span text:style-name="T5">me</text:span> de Sta<text:span text:style-name="T1">ë</text:span>l (la plus insupportable des bas bleus) qui porte l<text:span text:style-name="T1">è</text:span>s culottes, avec son ennuyeux et dangereux bouquin sur l'Allemagne, cependant que l'illustre Ren<text:span text:style-name="T1">é</text:span> pousse ses thr<text:span text:style-name="T1">è</text:span>nes sur le mode f<text:span text:style-name="T1">é</text:span>mi­nin, et entra<text:span text:style-name="T1">î</text:span>ne des foules d'admiratrices passion­n<text:span text:style-name="T1">é</text:span>es vers le miroir et les <text:span text:style-name="T1">«</text:span> ossements l<text:span text:style-name="T1">é</text:span>gers <text:span text:style-name="T1">»</text:span> de M<text:span text:style-name="T5">me</text:span> de Beaumont. J'avoue pr<text:span text:style-name="T1">é</text:span>f<text:span text:style-name="T1">é</text:span>rer aux corbillards empanach<text:span text:style-name="T1">é</text:span>s, et aux incursions exotiques de Cha­teaubriand, sa mani<text:span text:style-name="T1">è</text:span>re rude et griffue du fameux morceau sur Bonaparte et les Bourbons. Le d<text:span text:style-name="T1">é</text:span>pr<text:span text:style-name="T1">é</text:span>­dateur lyrique a, en lui, une autre verdeur et vi­gueur que le bon monsieur et que le voyageur. Psychologiquement, c'est un de ces r<text:span text:style-name="T1">ê</text:span>veurs per­sonnels, toujours moroses, toujours m<text:span text:style-name="T1">é</text:span>contents,</text:p>
      <text:p text:style-name="P32"/>
      <text:p text:style-name="P1">trop admir<text:span text:style-name="T1">é</text:span>s, trop encens<text:span text:style-name="T1">é</text:span>s, et qui ne savent pas en somme ce qu'ils veulent, un ambassadeur du d<text:span text:style-name="T1">é</text:span>go<text:span text:style-name="T1">û</text:span>t universel dans la lune, un Alceste fouett<text:span text:style-name="T1">é</text:span> par l'ouragan et l'<text:span text:style-name="T1">é</text:span>clips<text:span text:style-name="T1">é</text:span>. Il regrette et il d<text:span text:style-name="T1">é</text:span>plore tout le temps, on ne sait pas au juste quoi; il ne le sait pas lui-m<text:span text:style-name="T1">ê</text:span>me; mais il le d<text:span text:style-name="T1">é</text:span>plore et il le regrette. Ce <text:span text:style-name="T1">«</text:span> chat <text:span text:style-name="T1">»</text:span> — comme disait la trop in­dulgente M<text:span text:style-name="T5">mo</text:span> de Chateaubriand — devait <text:span text:style-name="T1">ê</text:span>tre d'un contact insupportable, ainsi que ceux qui exigent que l'on s'occupe d'eux et de leurs humeurs, sans interruption.</text:p>
      <text:p text:style-name="P38">En politique, un <text:span text:style-name="T1">é</text:span>crivain de grande et <text:span text:style-name="T1">é</text:span>loquente embouchure, du caract<text:span text:style-name="T1">è</text:span>re de Chateaubriand, ne peut qu'aboutir a la pire confusion; attendu qu'il souhaite (par hantise du charnier) la d<text:span text:style-name="T1">é</text:span>cr<text:span text:style-name="T1">é</text:span>pitude et la disparition de ce qu'il est cens<text:span text:style-name="T1">é</text:span> symboliser et regretter. Il lui faut <text:span text:style-name="T1">à</text:span> tout prix un th<text:span text:style-name="T1">è</text:span>me de d<text:span text:style-name="T1">é</text:span>ses­p<text:span text:style-name="T1">é</text:span>rance et il le puise dans l'effondrement et le pi<text:span text:style-name="T1">é</text:span>ti­nement de ses plus ch<text:span text:style-name="T1">è</text:span>res convictions. Dieu garde les grandes et justes causes de ces amers porteurs de couronnes fun<text:span text:style-name="T1">è</text:span>bres !</text:p>
      <text:p text:style-name="P38">Il est deux sortes de m<text:span text:style-name="T1">é</text:span>lancolie ; l'une qui pousse <text:span text:style-name="T1">à</text:span> l'action, et que l'on peut dire h<text:span text:style-name="T1">é</text:span>ro<text:span text:style-name="T1">ï</text:span>que, qui a sa formule dans la bouche du Taciturne, dans sa fameuse maxime sur <text:span text:style-name="T1">«</text:span> ce qu'il n'est pas n<text:span text:style-name="T1">é</text:span>cessaire d'esp<text:span text:style-name="T1">é</text:span>rer pour entreprendre, ni de r<text:span text:style-name="T1">é</text:span>ussir pour per­s<text:span text:style-name="T1">é</text:span>v<text:span text:style-name="T1">é</text:span>rer<text:span text:style-name="T1">»</text:span>. C'est la m<text:span text:style-name="T1">é</text:span>lancolie de Bonald et de Joseph de Maistre. Elle s'inspire de ce multa renasceniur, qui est une des plus exactes et profondes lois de la vie. L'autre m<text:span text:style-name="T1">é</text:span>lancolie, simplement lyrique, est st<text:span text:style-name="T1">é</text:span>rile. Elle donne une gloire d'attitude <text:span text:style-name="T1">à</text:span> celui qui</text:p>
      <text:p text:style-name="P52"/>
      <text:p text:style-name="P1">l'<text:span text:style-name="T1">é</text:span>prouve, et dore et orne sa prose, ou ses vers. C'est la m<text:span text:style-name="T1">é</text:span>lancolie de Chateaubriand. On sent qu'il n'y aurait pour elle de pire disgr<text:span text:style-name="T1">â</text:span>ce que d'<text:span text:style-name="T1">ê</text:span>tre priv<text:span text:style-name="T1">é</text:span>e d'aliment, par la r<text:span text:style-name="T1">é</text:span>ussite impr<text:span text:style-name="T1">é</text:span>vue de ses aspira­tions vagues.</text:p>
      <text:p text:style-name="P38">Le manque de simplicit<text:span text:style-name="T1">é</text:span>, le c<text:span text:style-name="T1">ô</text:span>t<text:span text:style-name="T1">é</text:span> c( dessus de pen­dule <text:span text:style-name="T1">»</text:span> que l'on remarque en Chateaubriand, ne lui est point particulier. Il fera partie du bagage roman­tique et donnera <text:span text:style-name="T1">à</text:span> toute l'<text:span text:style-name="T1">é</text:span>cole quelque chose d'ap­pr<text:span text:style-name="T1">ê</text:span>t<text:span text:style-name="T1">é</text:span>, d'insinc<text:span text:style-name="T1">è</text:span>re, contre quoi essaieront de r<text:span text:style-name="T1">é</text:span>agir, plus tard, Stendhal, M<text:span text:style-name="T1">é</text:span>rim<text:span text:style-name="T1">é</text:span>e, Jacquemont, contre quoi r<text:span text:style-name="T1">é</text:span>agira efficacement le d<text:span text:style-name="T1">é</text:span>vorant g<text:span text:style-name="T1">é</text:span>nie de Balzac. Le grand m<text:span text:style-name="T1">é</text:span>rite, selon nous, de l'auteur de la Com<text:span text:style-name="T1">é</text:span>­die Humaine, aura <text:span text:style-name="T1">é</text:span>t<text:span text:style-name="T1">é</text:span> de s<text:span text:style-name="T1">é</text:span>parer le beau v<text:span text:style-name="T1">é</text:span>ritable de l'affectation grandiloquente du beau, et aussi de d<text:span text:style-name="T1">é</text:span>tacher l'auteur de son <text:span text:style-name="T1">œ</text:span>uvre, par le dialogue, la peinture des caract<text:span text:style-name="T1">è</text:span>res et des sentiments, envisag<text:span text:style-name="T1">é</text:span>s en eux-m<text:span text:style-name="T1">ê</text:span>mes, non plus seulement par rapport <text:span text:style-name="T1">à</text:span> leur peintre. Les r<text:span text:style-name="T1">é</text:span>cits de Chateaubriand ne sont que des effusions, des transpositions de son obs<text:span text:style-name="T1">é</text:span>­dante personnalit<text:span text:style-name="T1">é</text:span>. Ce personnalisme exag<text:span text:style-name="T1">é</text:span>r<text:span text:style-name="T1">é</text:span>, et exasp<text:span text:style-name="T1">é</text:span>rant <text:span text:style-name="T1">à</text:span> la longue, est issu de Rousseau, et, par del<text:span text:style-name="T1">à</text:span> le pervers genevois, de la R<text:span text:style-name="T1">é</text:span>forme. '</text:p>
      <text:p text:style-name="P38">(( Je suis un homme extraordinaire, un individu comme il n'y en a jamais eu, comme il n'y en aura sans doute jamais plus. Quel dommage que je ne sois pas immortel ! <text:span text:style-name="T1">»</text:span> Ces deux phrases implicites reviennent dans mon esprit, chaque fois que j'ouvre un livre de Chateaubriand ou de Hugo, et elles se superposent <text:span text:style-name="T1">à</text:span> ma lecture. Ce fond d'enfantillage enl<text:span text:style-name="T1">è</text:span>ve au lecteur cette s<text:span text:style-name="T1">é</text:span>curit<text:span text:style-name="T1">é</text:span> que donne une page</text:p>
      <text:p text:style-name="P52"/>
      <text:p text:style-name="P1">d'un bon auteur du xvi<text:span text:style-name="T5">0</text:span> et du xvn<text:span text:style-name="T5">e</text:span>, au temps que r<text:span text:style-name="T1">é</text:span>gnait l'humanisme, antidote de l'apitoiement sur sa propre destin<text:span text:style-name="T1">é</text:span>e. L'humanisme, qui proportionne les efforts de l'<text:span text:style-name="T1">â</text:span>me humaine (comme son nom l'in­dique) dans sa r<text:span text:style-name="T1">é</text:span>sistance <text:span text:style-name="T1">à</text:span> la nature, est le contraire du romantisme, qui se dresse brusquement et orgueil­leusement devant la nature, pour lui c<text:span text:style-name="T1">é</text:span>der tout d'un seul coup. C'est ce qui fait que le romantisme, encore chr<text:span text:style-name="T1">é</text:span>tien avec Chateaubriand, devient pan­th<text:span text:style-name="T1">é</text:span>iste avec Hugo et Michelet. On suit ais<text:span text:style-name="T1">é</text:span>ment la pente du G<text:span text:style-name="T1">é</text:span>nie du Christianisme <text:span text:style-name="T1">à</text:span> la L<text:span text:style-name="T1">é</text:span>gende des Si<text:span text:style-name="T1">è</text:span>cles et <text:span text:style-name="T1">à</text:span> la Femme, <text:span text:style-name="T1">à</text:span> la Bible de l'Humanit<text:span text:style-name="T1">é</text:span> et k la Mer. Qu'est-ce, en somme, que la civilisation? C'est, comme l'humanisme, avec lequel elle se con­fond, l'obstacle de l'<text:span text:style-name="T1">ê</text:span>tre pensant, de la raison, <text:span text:style-name="T1">é</text:span>qui­libr<text:span text:style-name="T1">é</text:span>e et r<text:span text:style-name="T1">é</text:span>fl<text:span text:style-name="T1">é</text:span>chissante, aux forces aveugles de la nature, dont le -d<text:span text:style-name="T1">é</text:span>p<text:span text:style-name="T1">ô</text:span>t en nous est l'instinct. Cet instinct appelle la nature, et celle-ci renforce l'ins­tinct. C'est pourquoi tous les panth<text:span text:style-name="T1">é</text:span>istes aboutissent <text:span text:style-name="T1">à</text:span> la divinisation de l'instinct, <text:span text:style-name="T1">à</text:span> l'apologie de ce qu'il y a en nous de trouble et d'impr<text:span text:style-name="T1">é</text:span>cis, bien que moteur. Chateaubriand, c'est le premier <text:span text:style-name="T1">é</text:span>lan (tem­p<text:span text:style-name="T1">é</text:span>r<text:span text:style-name="T1">é</text:span> par une nostalgie traditionnelle) pour ce saut dans l'absurde qu'accomplirent magnifiquement, <text:span text:style-name="T1">à</text:span> la fa<text:span text:style-name="T1">ç</text:span>on d'un tour de force r<text:span text:style-name="T1">é</text:span>ussi, Hugo et Miche­let.</text:p>
      <text:p text:style-name="P38">Une aberration vigoureuse trouve toujours, pour s'exprimer, un torrent de mots. Le romantisme, bavard comme un enfant menteur, a rapidement s<text:span text:style-name="T1">é</text:span>duit un nombreux public, par l'<text:span text:style-name="T1">é</text:span>talage de ces grands' sentiments d'abandon et de rel<text:span text:style-name="T1">â</text:span>chement,</text:p>
      <text:p text:style-name="P52"/>
      <text:p text:style-name="P1">qui sont la caricature de l'h<text:span text:style-name="T1">é</text:span>ro<text:span text:style-name="T1">ï</text:span>sme, et par un voca­bulaire truculent. Chateaubriand lui a donn<text:span text:style-name="T1">é</text:span> son rythme, Hugo sa flamme sensuelle, et Michelet sa dislocation. La syntaxe romantique se caract<text:span text:style-name="T1">é</text:span>rise par l'abus des <text:span text:style-name="T1">é</text:span>pith<text:span text:style-name="T1">è</text:span>tes ind<text:span text:style-name="T1">é</text:span>termin<text:span text:style-name="T1">é</text:span>es, le fl<text:span text:style-name="T1">é</text:span>chisse­ment du verbe, et l'exaltation, souvent inopportune, du substantif et de l'adverbe. Qu'on nous com­prenne : il ne s'agit pas ici de poser des limites de grammairien ou de pet de loup <text:span text:style-name="T1">à</text:span> la Muse inspira­trice, ou <text:span text:style-name="T1">à</text:span> l'afflux vigoureux des images justes, ou profondes. C'est pr<text:span text:style-name="T1">é</text:span>cis<text:span text:style-name="T1">é</text:span>ment au nom de la force du style et de sa puissance de percussion que nous r<text:span text:style-name="T1">é</text:span>clamons pour la justesse et la pertinence des termes employ<text:span text:style-name="T1">é</text:span>s. Il est d'ailleurs une exp<text:span text:style-name="T1">é</text:span>rience que je vous recommande : lisez <text:span text:style-name="T1">à</text:span> la suite, une page de Chateaubriand, choisie parmi les meilleures (M<text:span text:style-name="T1">é</text:span>moires d Outre-Tombe), une de Bossuet dans les m<text:span text:style-name="T1">ê</text:span>mes conditions (Histoire universelle), puis un po<text:span text:style-name="T1">è</text:span>me de Ronsard, parmi les c<text:span text:style-name="T1">é</text:span>l<text:span text:style-name="T1">è</text:span>bres, et un de Hugo (idem), puis une page d'Amyot et une de Michelet, et vous saisirez la diff<text:span text:style-name="T1">é</text:span>rence, que j'essaye de qualifier ici, entre ce que j'appelle la litt<text:span text:style-name="T1">é</text:span>rature de sinc<text:span text:style-name="T1">é</text:span>rit<text:span text:style-name="T1">é</text:span> et cette litt<text:span text:style-name="T1">é</text:span>rature d'attitudes, qui est la litt<text:span text:style-name="T1">é</text:span>rature romantique, et qui a submerg<text:span text:style-name="T1">é</text:span> le xix<text:span text:style-name="T5">e</text:span> si<text:span text:style-name="T1">è</text:span>cle.</text:p>
      <text:p text:style-name="P38">Elle l'a submerg<text:span text:style-name="T1">é</text:span> en le flattant, en lui r<text:span text:style-name="T1">é</text:span>p<text:span text:style-name="T1">é</text:span>tant sur tous les tons, en prose et en vers, et du haut de toutes les tribunes, que jusqu'<text:span text:style-name="T1">à</text:span> la grande R<text:span text:style-name="T1">é</text:span>vo­lution, c'est-<text:span text:style-name="T1">à</text:span>-dire jusqu'au d<text:span text:style-name="T1">é</text:span>but de la p<text:span text:style-name="T1">é</text:span>riode sans pr<text:span text:style-name="T1">é</text:span>c<text:span text:style-name="T1">é</text:span>dent, ineffable et incomparable, la nation fran<text:span text:style-name="T1">ç</text:span>aise avait croupi sous la tyrannie et dans l'erreur,</text:p>
      <text:p text:style-name="P52"/>
      <text:p text:style-name="P1">courb<text:span text:style-name="T1">é</text:span>e par les Rois, les moines, les soudards et les favorites. A partir de sa trente-cinqui<text:span text:style-name="T1">è</text:span>me ann<text:span text:style-name="T1">é</text:span>e, c'est le th<text:span text:style-name="T1">è</text:span>me fondamental de Hugo et c'est celui de Michelet et de Quinet, ce dernier aussi fonci<text:span text:style-name="T1">è</text:span>re­ment absurde que Michelet, mais priv<text:span text:style-name="T1">é</text:span> de ses dons merveilleux d'<text:span text:style-name="T1">é</text:span>crivain. Le dogme r<text:span text:style-name="T1">é</text:span>volutionnaire et le dogme du progr<text:span text:style-name="T1">è</text:span>s par la d<text:span text:style-name="T1">é</text:span>mocratie ont trouv<text:span text:style-name="T1">é</text:span> imm<text:span text:style-name="T1">é</text:span>diatement, dans Hugo et dans Michelet, leurs tailleurs les plus somptueux, ceuxquiles ont habill<text:span text:style-name="T1">é</text:span>s le plus richement, tailleurs cousant les passemen­teries, les galons d'or et d'argent, les pampilles emperl<text:span text:style-name="T1">é</text:span>es, sur la sombre d<text:span text:style-name="T1">é</text:span>froque de la R<text:span text:style-name="T1">é</text:span>forme et la souquenille sanglante du jacobinisme. Le roman­tisme est une farandole, conduite par des assem­bleurs de mots remarquablement dou<text:span text:style-name="T1">é</text:span>s, qui entra<text:span text:style-name="T1">î</text:span>­nent <text:span text:style-name="T1">à</text:span> leur suite des rh<text:span text:style-name="T1">é</text:span>teurs et des politiciens. C'est une autre forme de la danse macabre. Il est entr<text:span text:style-name="T1">é</text:span>, pour notre malheur, ce romantisme, dans les institutions et dansles lois, ainsi que dansles m<text:span text:style-name="T1">œ</text:span>urs. Le code Hugo-Michelet, h<text:span text:style-name="T1">é</text:span>las, fait suite au code Napol<text:span text:style-name="T1">é</text:span>on. Toutes les grandes folies, politiques et sociales, <text:span text:style-name="T1">é</text:span>tag<text:span text:style-name="T1">é</text:span>es de 1860 <text:span text:style-name="T1">à</text:span> 1919, sortent de l<text:span text:style-name="T1">à</text:span>.</text:p>
      <text:p text:style-name="P38">Pourquoi le poison romantique a-t-il si bien pris? Parce que l'ambiance y <text:span text:style-name="T1">é</text:span>tait. Il en a <text:span text:style-name="T1">é</text:span>t<text:span text:style-name="T1">é</text:span> de lui comme de la morphine, qui d<text:span text:style-name="T1">é</text:span>bute par une exci­tation agr<text:span text:style-name="T1">é</text:span>able, par une euphorie, pour aboutir, par un stade de d<text:span text:style-name="T1">é</text:span>pression, o<text:span text:style-name="T1">ù</text:span> il faut augmenter la dose, <text:span text:style-name="T1">à</text:span> un v<text:span text:style-name="T1">é</text:span>ritable abrutissement. Les violences r<text:span text:style-name="T1">é</text:span>volutionnaires avaient sid<text:span text:style-name="T1">é</text:span>r<text:span text:style-name="T1">é</text:span> l'<text:span text:style-name="T1">é</text:span>lite du pays, coup<text:span text:style-name="T1">é</text:span>, tranch<text:span text:style-name="T1">é</text:span> (c'est le cas de le dire) les commu­nications entre la soci<text:span text:style-name="T1">é</text:span>t<text:span text:style-name="T1">é</text:span> la plus cultiv<text:span text:style-name="T1">é</text:span>e et la plus</text:p>
      <text:p text:style-name="P52"/>
      <text:p text:style-name="P1">fi<text:span text:style-name="T1">è</text:span>re et la moyenne bourgeoisie. Les guerres inter­minables de l'Empire avaient fauch<text:span text:style-name="T1">é</text:span>, presque aussi­t<text:span text:style-name="T1">ô</text:span>t, les <text:span text:style-name="T1">é</text:span>l<text:span text:style-name="T1">é</text:span>ments jeunes et enthousiastes. Ce qui restait se jeta avidement sur ce mouvement roman­tique, qui avait les apparences du g<text:span text:style-name="T1">é</text:span>nie et de la nou­veaut<text:span text:style-name="T1">é</text:span>, sans avoir la r<text:span text:style-name="T1">é</text:span>alit<text:span text:style-name="T1">é</text:span> du g<text:span text:style-name="T1">é</text:span>nie, qui est la sup<text:span text:style-name="T1">é</text:span>riorit<text:span text:style-name="T1">é</text:span> et la clart<text:span text:style-name="T1">é</text:span> du jugement. De m<text:span text:style-name="T1">ê</text:span>me, la morphine se propage d'abord dans les <text:span text:style-name="T1">é</text:span>l<text:span text:style-name="T1">é</text:span>ments <text:span text:style-name="T1">é</text:span>puis<text:span text:style-name="T1">é</text:span>s ou d<text:span text:style-name="T1">é</text:span>bilit<text:span text:style-name="T1">é</text:span>s, de cette zone de gens, fort nombreuse, qui h<text:span text:style-name="T1">é</text:span>sitent entre la sant<text:span text:style-name="T1">é</text:span> et la maladie. Je consid<text:span text:style-name="T1">è</text:span>re Hugo et Michelet comme deux perver- tisseurs d'intelligences, d'une nocivit<text:span text:style-name="T1">é</text:span> presque <text:span text:style-name="T1">é</text:span>gale <text:span text:style-name="T1">à</text:span> celle de Rousseau ; et, encore une fois, la torren­tielle splendeur de leur forme n'est pas pour me les faire absoudre de leur dangereuse insanit<text:span text:style-name="T1">é</text:span>.</text:p>
      <text:p text:style-name="P38">A moins qu'il ne soit admis, comme chez les thurif<text:span text:style-name="T1">é</text:span>raires <text:span text:style-name="T1">à</text:span> tout prix de Bonaparte, que l'on ne paie jamais trop cher des dons surprenants, ce qui est encore une conception romantique et tr<text:span text:style-name="T1">è</text:span>s xix<text:span text:style-name="T5">e</text:span><text:span text:style-name="T6">œ</text:span><text:span text:style-name="T5">e</text:span> si<text:span text:style-name="T1">è</text:span>cle. Mais, de m<text:span text:style-name="T1">ê</text:span>me que Bonaparte pr<text:span text:style-name="T1">é</text:span>ten­dait faire le bonheur du peuple fran<text:span text:style-name="T1">ç</text:span>ais, en le main­tenant en <text:span text:style-name="T1">é</text:span>tat de guerre et de tueries perp<text:span text:style-name="T1">é</text:span>tuelles, de m<text:span text:style-name="T1">ê</text:span>me Hugo et Michelet pr<text:span text:style-name="T1">é</text:span>tendaient faire le bonheur de l'humanit<text:span text:style-name="T1">é</text:span>, <text:span text:style-name="T1">à</text:span> l'aide de m<text:span text:style-name="T1">é</text:span>thodes intel­lectuelles (par renversement du sens commun) dont il est d<text:span text:style-name="T1">é</text:span>montr<text:span text:style-name="T1">é</text:span> aujourd'hui qu'elles mettent le feu <text:span text:style-name="T1">à</text:span> l'univers, aussi s<text:span text:style-name="T1">û</text:span>rement qu'un grand conqu<text:span text:style-name="T1">é</text:span>rant, et qu'elles conduisent les individus, comme les peuples, <text:span text:style-name="T1">à</text:span> l'ab<text:span text:style-name="T1">ê</text:span>tissement, au malheur et au suicide.</text:p>
      <text:p text:style-name="P38">Chez les disciples de Hugo, par exemple chez</text:p>
      <text:p text:style-name="P52"/>
      <text:p text:style-name="P1"/>
      <text:p text:style-name="P1">Gautier et Th<text:span text:style-name="T1">é</text:span>odore de Banville, le poison roman­tique est tr<text:span text:style-name="T1">è</text:span>s att<text:span text:style-name="T1">é</text:span>nu<text:span text:style-name="T1">é</text:span>. Il est plut<text:span text:style-name="T1">ô</text:span>t une amusette, un hors-d'<text:span text:style-name="T1">œ</text:span>uvre, qu'une nourriture, et il ne pr<text:span text:style-name="T1">é</text:span>tend plus <text:span text:style-name="T1">à</text:span> l'<text:span text:style-name="T1">é</text:span>ducation, ni <text:span text:style-name="T1">à</text:span> l'<text:span text:style-name="T1">é</text:span>vang<text:span text:style-name="T1">é</text:span>lisation des masses populaires. Banville et Gautier permettent d'<text:span text:style-name="T1">é</text:span>tudier, sans l<text:span text:style-name="T1">é</text:span>gitime irritation, les colifichets du romantisme, et de prendre plaisir <text:span text:style-name="T1">à</text:span> ses jeux syntaxiques. Mais <text:span text:style-name="T1">«</text:span> le p<text:span text:style-name="T1">è</text:span>re <text:span text:style-name="T1">»</text:span> qui est <text:span text:style-name="T1">«</text:span> l<text:span text:style-name="T1">à</text:span>-bas dans l'<text:span text:style-name="T1">î</text:span>le <text:span text:style-name="T1">»</text:span>, a droit <text:span text:style-name="T1">à</text:span> <text:span text:style-name="T5">1 </text:span>une appr<text:span text:style-name="T1">é</text:span>ciation d'autant plus rigoureuse (du point de vue intellectuel et social) que le cabotinage <text:span text:style-name="T1">é</text:span>tait, chez lui, parfaitement lucide et conscient. L'hypo­crisie de son existence priv<text:span text:style-name="T1">é</text:span>e (partag<text:span text:style-name="T1">é</text:span>e entre sa femme l<text:span text:style-name="T1">é</text:span>gitime et sa ma<text:span text:style-name="T1">î</text:span>tresse Juliette Drouet, celle- ci install<text:span text:style-name="T1">é</text:span>e, pendant l'exil, <text:span text:style-name="T1">à</text:span> cent m<text:span text:style-name="T1">è</text:span>tres de celle- l<text:span text:style-name="T1">à</text:span>) en est la preuve saisissante. Que signifient tant d'hymnes <text:span text:style-name="T1">é</text:span>perdus <text:span text:style-name="T1">à</text:span> la famille, <text:span text:style-name="T1">à</text:span> l'amour conjugal, paternel et grand-paternel, quand la famille est, en secret, bafou<text:span text:style-name="T1">é</text:span>e de cette fa<text:span text:style-name="T1">ç</text:span>on ! Il est toujours extr<text:span text:style-name="T1">ê</text:span>­mement f<text:span text:style-name="T1">â</text:span>cheux qu'un homme <text:span text:style-name="T1">é</text:span>loquent, distingu<text:span text:style-name="T1">é</text:span> par des dons lyriques hors pair, se donne ainsi pour ce qu'il n'est pas et nous joue Tartuffe en naturel, sur un rocher battu par les flots. Je pr<text:span text:style-name="T1">é</text:span>f<text:span text:style-name="T1">è</text:span>re l'exis­tence vadrouillarde, mais franche, de Paul Verlaine <text:span text:style-name="T1">à</text:span> la fausse aur<text:span text:style-name="T1">é</text:span>ole vertueuse de Hugo. Soyez salace, si c'est votre penchant, sacreblotte ; mais ne vous posez point, pour la post<text:span text:style-name="T1">é</text:span>rit<text:span text:style-name="T1">é</text:span>, en laur<text:span text:style-name="T1">é</text:span>at du prix Montyon 1 II en est de m<text:span text:style-name="T1">ê</text:span>me pour l'avarice l<text:span text:style-name="T1">é</text:span>gen­daire de l'auteur des Ch<text:span text:style-name="T1">â</text:span>timents, qui ne se ch<text:span text:style-name="T1">â</text:span>tiait gu<text:span text:style-name="T1">è</text:span>re lui-m<text:span text:style-name="T1">ê</text:span>me. L'avarice avou<text:span text:style-name="T1">é</text:span>e peut <text:span text:style-name="T1">ê</text:span>tre excusable et m<text:span text:style-name="T1">ê</text:span>me comique; au lieu qu'elle est odieuse, sous le masque de la g<text:span text:style-name="T1">é</text:span>n<text:span text:style-name="T1">é</text:span>rosit<text:span text:style-name="T1">é</text:span> <text:span text:style-name="T1">é</text:span>perdue. Harpagon,</text:p>
      <text:p text:style-name="P32"/>
      <text:p text:style-name="P1">drap<text:span text:style-name="T1">é</text:span> en petit manteau bleu, est plus ha<text:span text:style-name="T1">ï</text:span>ssable qu'Harpagon cru.</text:p>
      <text:p text:style-name="P38">La d<text:span text:style-name="T1">é</text:span>veine du xix<text:span text:style-name="T5">e</text:span> si<text:span text:style-name="T1">è</text:span>cle fran<text:span text:style-name="T1">ç</text:span>ais a voulu que son plus grand critique, et un des plus grands cri­tiques de tous les temps, Sainte-Beuve, ait eu pr<text:span text:style-name="T1">é</text:span>­cis<text:span text:style-name="T1">é</text:span>ment la vision troubl<text:span text:style-name="T1">é</text:span>e (d'abord par l'amiti<text:span text:style-name="T1">é</text:span> et l'amour, puis par la haine) quant <text:span text:style-name="T1">à</text:span> l'aberra­tion romantique. Celle qu'il chanta si indiscr<text:span text:style-name="T1">è</text:span>te­ment, et avec une goujaterie qui stup<text:span text:style-name="T1">é</text:span>fie, l'obnu­bila-t-elle sur ce point? Ou quelque autre raison obscurcit-elle ses claires lunettes ? Toujours est-il que c'est quant, <text:span text:style-name="T1">à</text:span> l'absurdit<text:span text:style-name="T1">é</text:span> fonci<text:span text:style-name="T1">è</text:span>re du roman­tisme (si digne de son fouet) qu'il est le moins mas- tigophore. Dieu sait si sa c<text:span text:style-name="T1">é</text:span>l<text:span text:style-name="T1">è</text:span>bre malignit<text:span text:style-name="T1">é</text:span>, tant reproch<text:span text:style-name="T1">é</text:span>e (alors que l'indulgence outranci<text:span text:style-name="T1">è</text:span>re est le pire des vices chez un critique) e<text:span text:style-name="T1">û</text:span>t pu trouver l<text:span text:style-name="T1">à</text:span> l'occasion de s'exercer ! Enfin Sainte-Beuve, remar­quable et plutarquien quant aux personnalit<text:span text:style-name="T1">é</text:span>s, et au rattachement des <text:span text:style-name="T1">œ</text:span>uvres <text:span text:style-name="T1">à</text:span> ces personnalit<text:span text:style-name="T1">é</text:span>s, s'occupe plus des sinuosit<text:span text:style-name="T1">é</text:span>s capricieuses des cou­rants litt<text:span text:style-name="T1">é</text:span>raires que de leurs sources et de leurs embouchures.</text:p>
      <text:p text:style-name="P38">Il n'en est pas de m<text:span text:style-name="T1">ê</text:span>me de Taine (un enfant, si on le compare <text:span text:style-name="T1">à</text:span> Sainte-Beuve) et dont l'influence fut naturellement tr<text:span text:style-name="T1">è</text:span>s sup<text:span text:style-name="T1">é</text:span>rieure <text:span text:style-name="T1">à</text:span> celle de Sainte- Beuve, en raison m<text:span text:style-name="T1">ê</text:span>me de l'<text:span text:style-name="T1">é</text:span>poque o<text:span text:style-name="T1">ù</text:span> il pr<text:span text:style-name="T1">é</text:span>do­mina. Taine est le type du bonhomme syst<text:span text:style-name="T1">è</text:span>me, et l'initiale lubie avec laquelle il aborde un sujet le domine ensuite jusqu'<text:span text:style-name="T1">à</text:span> sa conclusion. Il plie les textes <text:span text:style-name="T1">à</text:span> sa marotte, sans les alt<text:span text:style-name="T1">é</text:span>rer le moins du monde (car c'est un consciencieux ' de l'esprit),</text:p>
      <text:p text:style-name="P52"/>
      <text:p text:style-name="P1">mais en <text:span text:style-name="T1">é</text:span>cartant ceux qui le g<text:span text:style-name="T1">ê</text:span>nent et en exaltant ceux qui le corroborent. Sa fameuse Critique de la R<text:span text:style-name="T1">é</text:span>volution fran<text:span text:style-name="T1">ç</text:span>aise (qui fit scandale, <text:span text:style-name="T1">à</text:span> l'<text:span text:style-name="T1">é</text:span>poque o<text:span text:style-name="T1">ù</text:span> elle parut) est une critique pittoresque et fort litt<text:span text:style-name="T1">é</text:span>­raire, mais (( conservatrice <text:span text:style-name="T1">»</text:span> et ne s'appuyant gu<text:span text:style-name="T1">è</text:span>re que sur des raisons sentimentales et morales, alors qu'une critique cc r<text:span text:style-name="T1">é</text:span>actionnaire <text:span text:style-name="T1">»</text:span> se serait sur­tout attach<text:span text:style-name="T1">é</text:span>e aux erreurs politiques des Droits de l'Homme. Ce qui l'indigne, c'est 1793, non 1789, ce sont les moissons, non les semailles. Ma g<text:span text:style-name="T1">é</text:span>n<text:span text:style-name="T1">é</text:span>­ration a <text:span text:style-name="T1">é</text:span>t<text:span text:style-name="T1">é</text:span> nourrie de Taine, plus encore peut-<text:span text:style-name="T1">ê</text:span>tre que de Renan ; et l'esprit des D<text:span text:style-name="T1">é</text:span>bals et de la conf<text:span text:style-name="T1">é</text:span>­rence Mol<text:span text:style-name="T1">é</text:span>, l'esprit centriste, comme l'on dit, s'en est trouv<text:span text:style-name="T1">é</text:span> singuli<text:span text:style-name="T1">è</text:span>rement renforc<text:span text:style-name="T1">é</text:span>. Quant <text:span text:style-name="T1">à</text:span> la cri­tique litt<text:span text:style-name="T1">é</text:span>raire de Taine, elle est sommaire et abu­sive, sans lignes d'horizon, fond<text:span text:style-name="T1">é</text:span>e sur l'incertitude scientifique, bref, telle qu'on pouvait l'attendre d'un homme qui n'a, en aucune fa<text:span text:style-name="T1">ç</text:span>on, le sentiment du beau. Un laid moyen lui para<text:span text:style-name="T1">î</text:span>t plus utile, donc plus souhaitable, que le beau v<text:span text:style-name="T1">é</text:span>ritable, et ses hardiesses philosophiques (vertu et vice comparables au sucre et <text:span text:style-name="T1">à</text:span> l'alcool, etc.,) sont <text:span text:style-name="T1">à</text:span> pleurer. Le d<text:span text:style-name="T1">é</text:span>terminisme de Claude Bernard, d'une part, la philosophie de Spencer et de Stuart Mill de l'autre, ont eu sur lui une f<text:span text:style-name="T1">â</text:span>cheuse influence. On trouve chez Taine, habill<text:span text:style-name="T1">é</text:span>s en gens du monde, lav<text:span text:style-name="T1">é</text:span>s, et pomponn<text:span text:style-name="T1">é</text:span>s, les principaux pr<text:span text:style-name="T1">é</text:span>jug<text:span text:style-name="T1">é</text:span>s du si<text:span text:style-name="T1">è</text:span>cle, et la lecture de Thomas Graindorge nous le montre pourvu de cette fausse fantaisie, qui d<text:span text:style-name="T1">é</text:span>rive de Sterne et de Xavier de Maistre. L'inaptitude au rire et <text:span text:style-name="T1">à</text:span> l'ironie transforme peu <text:span text:style-name="T1">à</text:span> peu son <text:span text:style-name="T1">œ</text:span>uvre en d<text:span text:style-name="T1">é</text:span>sert, <text:span text:style-name="T1">à</text:span></text:p>
      <text:p text:style-name="P32"/>
      <text:p text:style-name="P1">mesure qu'on avance dans la vie. Exception faite pour deux ou trois chapitres (notamment quant <text:span text:style-name="T1">à</text:span> Swift) de la Litt<text:span text:style-name="T1">é</text:span>rature anglaise. Une inintelligence sp<text:span text:style-name="T1">é</text:span>ciale, quasi huguenote, brille dans son livre de <text:span text:style-name="T1">ï</text:span>Intelligence, o<text:span text:style-name="T1">ù</text:span> cette facult<text:span text:style-name="T1">é</text:span>, a<text:span text:style-name="T1">é</text:span>r<text:span text:style-name="T1">é</text:span>e et lib<text:span text:style-name="T1">é</text:span>ratrice entre toutes, prend l'aspect d'un triste sanatorium suisse, avec des cellules num<text:span text:style-name="T1">é</text:span>rot<text:span text:style-name="T1">é</text:span>es. N<text:span text:style-name="T1">é</text:span>anmoins il faut lire cet ennuyeux ouvrage, parce qu'il est un remarquable sp<text:span text:style-name="T1">é</text:span>cimen du ratatinement de l'intelli­gence, <text:span text:style-name="T1">à</text:span> l'<text:span text:style-name="T1">é</text:span>poque o<text:span text:style-name="T1">ù</text:span> il fut <text:span text:style-name="T1">é</text:span>crit. Certaines pr<text:span text:style-name="T1">é</text:span>ten­dues observations sur la formation du langage chez l'enfant sont des mod<text:span text:style-name="T1">è</text:span>les de d<text:span text:style-name="T1">é</text:span>bilit<text:span text:style-name="T1">é</text:span> men­tale.</text:p>
      <text:p text:style-name="P38">Il est vain de relever, comme l'a fait Flaubert, dans Bouvard et P<text:span text:style-name="T1">é</text:span>cuchet, les imb<text:span text:style-name="T1">é</text:span>ciles conceptions de deux imb<text:span text:style-name="T1">é</text:span>ciles. Il est fructueux de relever les sottises notoires des hommes consid<text:span text:style-name="T1">é</text:span>r<text:span text:style-name="T1">é</text:span>s comme les ma<text:span text:style-name="T1">î</text:span>tres et docteurs de la pens<text:span text:style-name="T1">é</text:span>e d'un temps. Ce sont elles (dans la mesure o<text:span text:style-name="T1">ù</text:span> elles <text:span text:style-name="T1">é</text:span>tonn<text:span text:style-name="T1">è</text:span>rent, cap­tiv<text:span text:style-name="T1">è</text:span>rent et se propag<text:span text:style-name="T1">è</text:span>rent) qui donnent l'<text:span text:style-name="T1">é</text:span>tiage de la faiblesse g<text:span text:style-name="T1">é</text:span>n<text:span text:style-name="T1">é</text:span>rale de ce temps.</text:p>
      <text:p text:style-name="P38">La vogue de Renan (assez comparable <text:span text:style-name="T1">à</text:span> celle du chansonnier B<text:span text:style-name="T1">é</text:span>ranger, en ce qu'elle op<text:span text:style-name="T1">é</text:span>ra dans les m<text:span text:style-name="T1">ê</text:span>mes cat<text:span text:style-name="T1">é</text:span>gories de l'esprit public) en est un autre sympt<text:span text:style-name="T1">ô</text:span>me. Le scepticisme contradictoire de Renan, fort limit<text:span text:style-name="T1">é</text:span> <text:span text:style-name="T1">à</text:span> c<text:span text:style-name="T1">ô</text:span>t<text:span text:style-name="T1">é</text:span> de celui de Montaigne par exem­ple, appara<text:span text:style-name="T1">î</text:span>t surtout comme un moyen de fuir la grandeur. Montaigne aussi ram<text:span text:style-name="T1">è</text:span>ne <text:span text:style-name="T1">à</text:span> la toise ; mais sa toise (celle du xvi<text:span text:style-name="T5">0</text:span>) est beaucoup plus haute. C'est un scepticisme <text:span text:style-name="T1">à</text:span> l'usage des g<text:span text:style-name="T1">é</text:span>ants. Celui de Renan est <text:span text:style-name="T1">à</text:span> l'usage des nains, de nains d<text:span text:style-name="T1">é</text:span>li<text:span text:style-name="T1">é</text:span>s et de</text:p>
      <text:p text:style-name="P52"/>
      <text:p text:style-name="P1">bossus retors, bien entendu. La fluidit<text:span text:style-name="T1">é</text:span> magique de sa langue (o<text:span text:style-name="T1">ù</text:span> palpite la douceur, la suavit<text:span text:style-name="T1">é</text:span> bre­tonne, du pays o<text:span text:style-name="T1">ù</text:span> la pluie ne mouille pas) a fait illusion, pendant longtemps, sur l'inconsistance de ses vues en balanc<text:span text:style-name="T1">é</text:span>. C'est la pens<text:span text:style-name="T1">é</text:span>e des Dana<text:span text:style-name="T1">ï</text:span>des, qui fuit <text:span text:style-name="T1">à</text:span> mesure qu'elle se remplit. Cette pri<text:span text:style-name="T1">è</text:span>re perp<text:span text:style-name="T1">é</text:span>tuelle <text:span text:style-name="T1">à</text:span> Saint D<text:span text:style-name="T1">é</text:span>cevant donne, <text:span text:style-name="T1">à</text:span> la longue, des courbatures. LAvenir de la Science nous montre, dans Renan, un gobeur <text:span text:style-name="T1">é</text:span>perdu de tout ce qui se pr<text:span text:style-name="T1">é</text:span>sente sous le signe du rationnel. Il ne songe pas que ce signe peut abriter des bourdes beaucoup plus saisissantes encore que le signe du surnaturel, et que le terre <text:span text:style-name="T1">à</text:span> terre n'est pas une garantie. Cela, c'est l'air des ann<text:span text:style-name="T1">é</text:span>es o<text:span text:style-name="T1">ù</text:span> il a v<text:span text:style-name="T1">é</text:span>cu, cet air confin<text:span text:style-name="T1">é</text:span>, empuant<text:span text:style-name="T1">é</text:span> de miasmes d<text:span text:style-name="T1">é</text:span>mocra­tiques et <text:span text:style-name="T1">é</text:span>volutionnistes, et qui rappelle cette atmosph<text:span text:style-name="T1">è</text:span>re de fromage de gruy<text:span text:style-name="T1">è</text:span>re, qu'un person­nage de Courteline, se trompant de fen<text:span text:style-name="T1">ê</text:span>tre, prend pour la premi<text:span text:style-name="T1">è</text:span>re atmosph<text:span text:style-name="T1">è</text:span>re du printemps. C'est l'air de la correspondance avec Berthelot, rar<text:span text:style-name="T1">é</text:span>fi<text:span text:style-name="T1">é</text:span>, pneumatique, <text:span text:style-name="T1">é</text:span>touffant.</text:p>
      <text:p text:style-name="P38">D'o<text:span text:style-name="T1">ù</text:span> vient qu'on relit sans cesse Montaigne et qu'on ne relit pas, ou presque pas, Renan ? C'est que Montaigne pratique le doute dans l'espace <text:span text:style-name="T1">à</text:span> n dimensions, et que Renan ne le pratique que sur un seul point, qui est celui du dogme catholique. Le champ visuel du premier est illimit<text:span text:style-name="T1">é</text:span> comme la nuit stellaire. Celui du second est <text:span text:style-name="T1">é</text:span>trangement cir­conscrit. De m<text:span text:style-name="T1">ê</text:span>me l'ironie renanienne, souvent d<text:span text:style-name="T1">é</text:span>li­cieuse (et telle que d'un <text:span text:style-name="T1">é</text:span>l<text:span text:style-name="T1">é</text:span>phant qui ferait des finesses et de la calligraphie avec sa trompe), est</text:p>
      <text:p text:style-name="P52"/>
      <text:p text:style-name="P1">une ironie unilat<text:span text:style-name="T1">é</text:span>rale. Elle n'est pas universelle, comme celle du grand-p<text:span text:style-name="T1">è</text:span>re <text:span text:style-name="T1">«</text:span> que sais-je? <text:span text:style-name="T1">»</text:span> Renan, incroyant d<text:span text:style-name="T1">é</text:span>fini, appara<text:span text:style-name="T1">î</text:span>t comme cr<text:span text:style-name="T1">é</text:span>dule dans la sph<text:span text:style-name="T1">è</text:span>re fluide o<text:span text:style-name="T1">ù</text:span> baigne son incroyance. Montaigne, incr<text:span text:style-name="T1">é</text:span>dule total, sourit de la science comme de la foi*et encore mieux que de la foi, sourit de la logi­que comme de l'illogique. Il aurait — s'il e<text:span text:style-name="T1">û</text:span>t v<text:span text:style-name="T1">é</text:span>cu au xix<text:span text:style-name="T5">e</text:span> si<text:span text:style-name="T1">è</text:span>cle — souri de l'<text:span text:style-name="T1">é</text:span>volution comme du reste et aussi de ces <text:span text:style-name="T1">é</text:span>lections de i885, dont Renan ne sourit fichtre pas ; car Berthelot et lui y voient, avec le retour des <text:span text:style-name="T1">«</text:span> hobereaux <text:span text:style-name="T1">»</text:span>, comme la fin de l'intelligence fran<text:span text:style-name="T1">ç</text:span>aise !</text:p>
      <text:p text:style-name="P38">Mais connaissez-vous un petit-<text:span text:style-name="T1">à</text:span>-propos de Renan, qui fut jou<text:span text:style-name="T1">é</text:span> <text:span text:style-name="T1">à</text:span> la Com<text:span text:style-name="T1">é</text:span>die-Fran<text:span text:style-name="T1">ç</text:span>aise, pour un anni­versaire hugotique, et qui s'appelait, je crois, 1802? Il y avait l<text:span text:style-name="T1">à</text:span> une sorte d'ange la<text:span text:style-name="T1">ï</text:span>que (un <text:span text:style-name="T1">«</text:span> onge <text:span text:style-name="T1">»</text:span>, comme disait Courbet) qui venait annoncer les mer­veilles du si<text:span text:style-name="T1">è</text:span>cle et notamment la naissance du petit Victor. C'<text:span text:style-name="T1">é</text:span>tait d'un zozo prodigieux ! Notre grand sceptique y apparaissait ainsi qu'un gobeur de toutes les fables qui ont circul<text:span text:style-name="T1">é</text:span>, pendant soixante ans, entre la Sorbonne, la presse, les Acad<text:span text:style-name="T1">é</text:span>mies, et les coll<text:span text:style-name="T1">è</text:span>ges <text:span text:style-name="T1">é</text:span>lectoraux. Or cette niaiserie n'<text:span text:style-name="T1">é</text:span>tait pas accidentelle ; elle <text:span text:style-name="T1">é</text:span>tait essentielle, et l'on sentait, en l'<text:span text:style-name="T1">é</text:span>coutant, qu'au centre de la papillote rena- nienne, de ces dorures, de ces p<text:span text:style-name="T1">é</text:span>tards, du J<text:span text:style-name="T1">é</text:span>sus- Christ, de Saint-Paul, de l'Averro<text:span text:style-name="T1">ë</text:span>s, il y avait cela : cette conception fausse du progr<text:span text:style-name="T1">è</text:span>s et de la paix universelle, accompagn<text:span text:style-name="T1">é</text:span>e d'un tonnerre d'artillerie (on en conviendra), au Si<text:span text:style-name="T1">è</text:span>cle des Lumi<text:span text:style-name="T1">è</text:span>res. Tout <text:span text:style-name="T1">é</text:span>mue d'avoir interpr<text:span text:style-name="T1">é</text:span>t<text:span text:style-name="T1">é</text:span> cette rare merveille, un</text:p>
      <text:p text:style-name="P52"/>
      <text:p text:style-name="P1">jeune actrice (1' <text:span text:style-name="T1">«</text:span> onge <text:span text:style-name="T1">»</text:span>, je crois) pleurait dans les coulisses et Renan lui tapotait les mains, pareil <text:span text:style-name="T1">à</text:span> Galiban, consolant Ariel avant de le manger.</text:p>
      <text:p text:style-name="P38">Or, de 1875 <text:span text:style-name="T1">à</text:span> 1906 environ, Renan a <text:span text:style-name="T1">é</text:span>t<text:span text:style-name="T1">é</text:span> dieu... mais parfaitement, le dieu de la troisi<text:span text:style-name="T1">è</text:span>me R<text:span text:style-name="T1">é</text:span>pu­blique. Je l'ai vu adorer et encenser. J'ai vu se prosterner ses l<text:span text:style-name="T1">é</text:span>vites. Quelqu'un qui, <text:span text:style-name="T1">à</text:span> cette <text:span text:style-name="T1">é</text:span>poque, aurait <text:span text:style-name="T1">é</text:span>crit ce que j'<text:span text:style-name="T1">é</text:span>cris ici, e<text:span text:style-name="T1">û</text:span>t pass<text:span text:style-name="T1">é</text:span> pour un sacril<text:span text:style-name="T1">è</text:span>ge, ou un d<text:span text:style-name="T1">é</text:span>ment. La renanolatrie a peut- <text:span text:style-name="T1">ê</text:span>tre d<text:span text:style-name="T1">é</text:span>pass<text:span text:style-name="T1">é</text:span> encore, en intensit<text:span text:style-name="T1">é</text:span>, la hugolatrie.-Et l'on se moque des f<text:span text:style-name="T1">é</text:span>tiches des n<text:span text:style-name="T1">è</text:span>gres ! Il <text:span text:style-name="T1">é</text:span>tait devenu m<text:span text:style-name="T1">ê</text:span>me populaire, car la vraie forme de la gloire est d'<text:span text:style-name="T1">ê</text:span>tre admir<text:span text:style-name="T1">é</text:span> sans <text:span text:style-name="T1">ê</text:span>tre lu, ce qui supprime les r<text:span text:style-name="T1">é</text:span>serves et r<text:span text:style-name="T1">é</text:span>ticences. Les cochers de fiacre du quar­tier des Ecoles c<text:span text:style-name="T1">é</text:span>l<text:span text:style-name="T1">é</text:span>braient Renan chez les mar­chands de vin et de tabac et j'entendis un jour l'un d'eux se f<text:span text:style-name="T1">é</text:span>liciter de ce <text:span text:style-name="T1">«</text:span> qu'il en avait bouch<text:span text:style-name="T1">é</text:span> un coin au pape <text:span text:style-name="T1">»</text:span> ! Un homme politique connu, <text:span text:style-name="T1">à</text:span> qui je citais le fait, en concluait <text:span text:style-name="T1">à</text:span> la diffusion de la haute culture dans les masses !</text:p>
      <text:p text:style-name="P38">Certes il y a de belles pages, claires et clair­voyantes, d'harmonieux morceaux de bravoure chez Renan, notamment dans la R<text:span text:style-name="T1">é</text:span>forme intellec­tuelle et morale et dans les Dialogues philosophiques. • Mais sa renomm<text:span text:style-name="T1">é</text:span>e, son influence ont <text:span text:style-name="T1">é</text:span>t<text:span text:style-name="T1">é</text:span> tr<text:span text:style-name="T1">è</text:span>s sup<text:span text:style-name="T1">é</text:span>­rieures <text:span text:style-name="T1">à</text:span> sa vigueur intellectuelle et se sont appuy<text:span text:style-name="T1">é</text:span>es surtout sur ce qu'il y a en lui d'inf<text:span text:style-name="T1">é</text:span>rieur, qui est la rectitude du jugement. Son imagination est nom­breuse et riche ; la tige en est gr<text:span text:style-name="T1">ê</text:span>le ; d'o<text:span text:style-name="T1">ù</text:span> ses oscillations perp<text:span text:style-name="T1">é</text:span>tuelles. Comme tireur d'inductions, assembleur de vues d'avenir, il ne vaut rien : et ce</text:p>
      <text:p text:style-name="P52"/>
      <text:p text:style-name="P1">qu'il a annonc<text:span text:style-name="T1">é</text:span>, ou ne s'est pas r<text:span text:style-name="T1">é</text:span>alis<text:span text:style-name="T1">é</text:span>, ou s'est r<text:span text:style-name="T1">é</text:span>alis<text:span text:style-name="T1">é</text:span> au rebours. J'en ai donn<text:span text:style-name="T1">é</text:span> ailleurs maints exemples. Cet historien d'Isra<text:span text:style-name="T1">ë</text:span>l n'eut rien d'un proph<text:span text:style-name="T1">è</text:span>te. Nous le retrouverons <text:span text:style-name="T1">à</text:span> la philosophie. <text:span text:style-name="T12">&gt;</text:span> Revenant <text:span text:style-name="T1">à</text:span> la litt<text:span text:style-name="T1">é</text:span>rature pure, nous devons remarquer la m<text:span text:style-name="T1">é</text:span>connaissance, par le si<text:span text:style-name="T1">è</text:span>cle, du tr<text:span text:style-name="T1">è</text:span>s bon <text:span text:style-name="T1">é</text:span>crivain d'analyse que fut Stendhal (malheu­reusement embringu<text:span text:style-name="T1">é</text:span> de th<text:span text:style-name="T1">é</text:span>ories mat<text:span text:style-name="T1">é</text:span>rialistes et sommaires, <text:span text:style-name="T1">à</text:span> la Gondillac et <text:span text:style-name="T1">à</text:span> la Helv<text:span text:style-name="T1">é</text:span>tius) et la demi-m<text:span text:style-name="T1">é</text:span>connaissance de Balzac. Le go<text:span text:style-name="T1">û</text:span>t de l'ap­pauvrissement litt<text:span text:style-name="T1">é</text:span>raire commence avec la vogue de Paul-Louis Courier, <text:span text:style-name="T1">à</text:span> un p<text:span text:style-name="T1">ô</text:span>le, et <text:span text:style-name="T1">à</text:span> l'autre, avec la diffusion des fades et illusoires romans de M<text:span text:style-name="T5">me</text:span> Sand. Il se continue avec les foudroyants succ<text:span text:style-name="T1">è</text:span>s d'Alexan­dre Dumas p<text:span text:style-name="T1">è</text:span>re et d'Eug<text:span text:style-name="T1">è</text:span>ne Sue. Abstraction faite du feuilletonisme, qui introduit la manie del<text:span text:style-name="T1">à</text:span> p<text:span text:style-name="T1">é</text:span>ri­p<text:span text:style-name="T1">é</text:span>tie continuelle (la suite au prochain num<text:span text:style-name="T1">é</text:span>ro), l'immense confusion du go<text:span text:style-name="T1">û</text:span>t public commence, qui n'est que le suintement, en litt<text:span text:style-name="T1">é</text:span>rature et en art, du suffrage universel victorieux. Le frelat<text:span text:style-name="T1">é</text:span> prend le pas sur le naturel, et le d<text:span text:style-name="T1">é</text:span>clamatoire sur le sinc<text:span text:style-name="T1">è</text:span>re. En d<text:span text:style-name="T1">é</text:span>pit du charme paysagiste de ses compositions champ<text:span text:style-name="T1">ê</text:span>tres, M<text:span text:style-name="T5">me</text:span> Sand est le type de l'<text:span text:style-name="T1">é</text:span>crivain d<text:span text:style-name="T1">é</text:span>clamatoire, qui veut, avant tout, mon­trer son grand c<text:span text:style-name="T1">œ</text:span>ur et dissimuler comme Hugo, d'autre fa<text:span text:style-name="T1">ç</text:span>on, sous de belles p<text:span text:style-name="T1">é</text:span>riodes, un temp<text:span text:style-name="T1">é</text:span>ra­ment de feu. Elle fut une erreur de la nature, qui luiavait donn<text:span text:style-name="T1">é</text:span> la violence du m<text:span text:style-name="T1">â</text:span>le dans un orga­nisme f<text:span text:style-name="T1">é</text:span>minin ; et elle transposa cette erreur en aspirations vagues, en abondante copie. Elle a son couvert mis au grand festin de l'hypocrisie roman-</text:p>
      <text:p text:style-name="P32"/>
      <text:p text:style-name="P1">tique. Mais tout ce que l'on pourrait exprimer <text:span text:style-name="T1">à</text:span> ce sujet est d<text:span text:style-name="T1">é</text:span>pass<text:span text:style-name="T1">é</text:span>, de cent coud<text:span text:style-name="T1">é</text:span>es, par ce chef-d'<text:span text:style-name="T1">œ</text:span>u­vre de Maurras, les Amants de Venise, analyse et synth<text:span text:style-name="T1">è</text:span>se des amours path<text:span text:style-name="T1">é</text:span>tiques de M<text:span text:style-name="T5">m0</text:span>' Sand et de Musset, et qui est un des rares monuments de la cri­tique, au si<text:span text:style-name="T1">è</text:span>cle d<text:span text:style-name="T1">é</text:span>nu<text:span text:style-name="T1">é</text:span>, dont nous nous occupons ici. L'<text:span text:style-name="T1">œ</text:span>uvre de M™ Sand offre ceci de particulier que la d<text:span text:style-name="T1">é</text:span>marcation du factice et du pr<text:span text:style-name="T1">é</text:span>dicant (o<text:span text:style-name="T1">ù</text:span> elle est insupportable) et du sinc<text:span text:style-name="T1">è</text:span>re (o<text:span text:style-name="T1">ù</text:span> elle atteint au charme le plus rare) y est tr<text:span text:style-name="T1">è</text:span>s discernable. Quand elle ne sent pas ce qu'elle dit, quand elle est en repr<text:span text:style-name="T1">é</text:span>sentation, elle bavarde <text:span text:style-name="T1">à</text:span> la fa<text:span text:style-name="T1">ç</text:span>on d'un perro­quet, ou d'un merle <text:span text:style-name="T1">é</text:span>lev<text:span text:style-name="T1">é</text:span> par un socialiste r<text:span text:style-name="T1">é</text:span>volu­tionnaire. Aussit<text:span text:style-name="T1">ô</text:span>t qu'elle est elle-m<text:span text:style-name="T1">ê</text:span>me, une dryade avec un encrier <text:span text:style-name="T1">à</text:span> la ceinture, elle se condense et se clarifie.</text:p>
      <text:p text:style-name="P38">Qu'on ait pu la rapprocher de Balzac, la compa­rer <text:span text:style-name="T1">à</text:span> Balzac, c'est un scandale. Elle est tout ins­tinct, et une haute raison brille chez Balzac. Mais Balzac, apr<text:span text:style-name="T1">è</text:span>s un copieux et limoneux entra<text:span text:style-name="T1">î</text:span>nement romanesque, combattit de front la plupart des pr<text:span text:style-name="T1">é</text:span>jug<text:span text:style-name="T1">é</text:span>s de son temps, que flattait M<text:span text:style-name="T5">me</text:span> Sand. Aussi son temps lui fit-il la vie dure. Il n'eut jamais, en dehors d'une <text:span text:style-name="T1">é</text:span>lite, que le public de l'<text:span text:style-name="T1">é</text:span>tonnement ; et ce grand peintre de la passion f<text:span text:style-name="T1">é</text:span>minine passa inaper<text:span text:style-name="T1">ç</text:span>u de presque toutes les femmes et amoureuses de son <text:span text:style-name="T1">é</text:span>poque. Balzac prosateur est, avec Mistral po<text:span text:style-name="T1">è</text:span>te, le g<text:span text:style-name="T1">é</text:span>nie fran<text:span text:style-name="T1">ç</text:span>ais authentique du xix<text:span text:style-name="T5">e</text:span> si<text:span text:style-name="T1">è</text:span>cle, si l'on appelle g<text:span text:style-name="T1">é</text:span>nie le fait d'embrasser, d'exprimer et de dominer les id<text:span text:style-name="T1">é</text:span>e&amp; et les impressions majeures de tout un cycle litt<text:span text:style-name="T1">é</text:span>raire, artistique et scientifique et de</text:p>
      <text:p text:style-name="P52"/>
      <text:p text:style-name="P1">plusieurs g<text:span text:style-name="T1">é</text:span>n<text:span text:style-name="T1">é</text:span>rations. Ainsi ni Balzac, ni Mistral, ne furent-ils de l'Acad<text:span text:style-name="T1">é</text:span>mie, ne connurent-ils la popularit<text:span text:style-name="T1">é</text:span>. La sottise choisie et la sottise diffuse du xix<text:span text:style-name="T5">e</text:span> les rejet<text:span text:style-name="T1">è</text:span>rent. Balzac rebuta par son insou­mission au poncif du progr<text:span text:style-name="T1">è</text:span>s perp<text:span text:style-name="T1">é</text:span>tuel, Mis­tral par son ordre sublime ; l'un et l'autre par leur profondeur rythmique, qui fait que les ondes courtes ne les peuvent saisir. Quand la corde lyrique ou satirique, ou r<text:span text:style-name="T1">é</text:span>aliste, qui constitue l'ins­trument s<text:span text:style-name="T1">é</text:span>culaire, la harpe majeure, se trouve d<text:span text:style-name="T1">é</text:span>tendue d'une certaine fa<text:span text:style-name="T1">ç</text:span>on, elle ne per<text:span text:style-name="T1">ç</text:span>oit, ni n'exprime plus certains accords. Les grands esprits naissent encore, mais leurs travaux ne prennent point leur rang et leurs efforts ne portent plus. Si Stendhal passa inaper<text:span text:style-name="T1">ç</text:span>u, et Balzac <text:span text:style-name="T1">à</text:span> demi inaper<text:span text:style-name="T1">ç</text:span>u, c'est que le cabotinage romantique, non contre- battu par la critique, avait g<text:span text:style-name="T1">â</text:span>t<text:span text:style-name="T1">é</text:span> le go<text:span text:style-name="T1">û</text:span>t g<text:span text:style-name="T1">é</text:span>n<text:span text:style-name="T1">é</text:span>ral. La mauvaise monnaie chassait la bonne.</text:p>
      <text:p text:style-name="P38">On s'est efforc<text:span text:style-name="T1">é</text:span>, apr<text:span text:style-name="T1">è</text:span>s coup, de d<text:span text:style-name="T1">é</text:span>couvrir des m<text:span text:style-name="T1">é</text:span>rites divers <text:span text:style-name="T1">à</text:span> Dumas p<text:span text:style-name="T1">è</text:span>re et <text:span text:style-name="T1">à</text:span> Eug<text:span text:style-name="T1">è</text:span>ne Sue. Leur seul m<text:span text:style-name="T1">é</text:span>rite v<text:span text:style-name="T1">é</text:span>ritable fut de n'exiger aucune autre attention, chez le lecteur, que l'attente, la curiosit<text:span text:style-name="T1">é</text:span> bestiale de ce qui va arriver. L'aventure n'est rien ou presque rien. Ce qui la motive est tout. L'assas­sinat, l'empoisonnement, la pendaison, le feu, le couteau, la rage, l'amour, la haine, le d<text:span text:style-name="T1">é</text:span>sir n'ont, chez ces deux romanciers dits populaires, aucune adh<text:span text:style-name="T1">é</text:span>rence avec le r<text:span text:style-name="T1">é</text:span>el, et en deviennent insigni­fiants. Ce sont des massacres d'innomin<text:span text:style-name="T1">é</text:span>s et des catastrophes dans le vide. Il se passe peut-<text:span text:style-name="T1">ê</text:span>tre des choses effroyables dans le monde des triangles et</text:p>
      <text:p text:style-name="P52"/>
      <text:p text:style-name="P1">des circonf<text:span text:style-name="T1">é</text:span>rences; seulement nous ne les percevons pas. Je n'insiste pas sur la litt<text:span text:style-name="T1">é</text:span>rature engendr<text:span text:style-name="T1">é</text:span>e par les Trois Mousquetaires et les Myst<text:span text:style-name="T1">è</text:span>res de Paris. Elle a trouv<text:span text:style-name="T1">é</text:span> sa v<text:span text:style-name="T1">é</text:span>ritable expression avec le cin<text:span text:style-name="T1">é</text:span>ma actuel, qui frappe les yeux, en effleurant <text:span text:style-name="T1">à</text:span> peine l'esprit.</text:p>
      <text:p text:style-name="P38">Quant <text:span text:style-name="T1">à</text:span> ce prodigieux Balzac (auquel ne manqua, pour <text:span text:style-name="T1">é</text:span>galer Shakespeare, qu'un sens po<text:span text:style-name="T1">é</text:span>tique et f<text:span text:style-name="T1">é</text:span>erique, que je consid<text:span text:style-name="T1">é</text:span>rerai volontiers comme la fleur de l'esprit humain, comme la pointe de diamant de la personnalit<text:span text:style-name="T1">é</text:span>), quant <text:span text:style-name="T1">à</text:span> Balzac, on dirait qu'il a voulu suppl<text:span text:style-name="T1">é</text:span>er <text:span text:style-name="T1">à</text:span> tous les manques, <text:span text:style-name="T1">à</text:span> toutes les lacunes de ses contemporains. Il est le gouffre <text:span text:style-name="T1">é</text:span>clair<text:span text:style-name="T1">é</text:span>, o<text:span text:style-name="T1">ù</text:span> se pr<text:span text:style-name="T1">é</text:span>cipitent, p<text:span text:style-name="T1">ê</text:span>le-m<text:span text:style-name="T1">ê</text:span>le, les observations justes, les consid<text:span text:style-name="T1">é</text:span>rations judicieuses, les avertissements solennels, les proph<text:span text:style-name="T1">é</text:span>ties r<text:span text:style-name="T1">é</text:span>alis<text:span text:style-name="T1">é</text:span>es. Il bat le rappel du m<text:span text:style-name="T1">é</text:span>connu, en mobilier comme en philosophie, comme en politique, comme en <text:span text:style-name="T1">é</text:span>conomie politique. Le bon sens se r<text:span text:style-name="T1">é</text:span>fugie chez lui en tumulte et se fait sa place avec une v<text:span text:style-name="T1">é</text:span>h<text:span text:style-name="T1">é</text:span>mence trouble, qui n'appar­tient gu<text:span text:style-name="T1">è</text:span>re en g<text:span text:style-name="T1">é</text:span>n<text:span text:style-name="T1">é</text:span>ral qu'<text:span text:style-name="T1">à</text:span> l'insanit<text:span text:style-name="T1">é</text:span>. Il est le rem<text:span text:style-name="T1">è</text:span>de de Hugo, de Lamartine, de M<text:span text:style-name="T5">me</text:span> Sand, mais un rem<text:span text:style-name="T1">è</text:span>de tellement rude, compact et cru, que les pe­tits estomacs de son temps n'osent point l'avaler ; <text:span text:style-name="T1">«</text:span> Oh! comme il y en a, comme c'est noir! J'ai peur de vomir. <text:span text:style-name="T1">»</text:span> Il est l'huile de foie de morue qui va porterie soulagement dans les cavernes de la phtisie romantique, une huile o<text:span text:style-name="T1">ù</text:span> nagent encore d'amers petits morceaux de morue,</text:p>
      <text:p text:style-name="P38">Brave Balzac, courageux Balzac, que de fois j'ai song<text:span text:style-name="T1">é</text:span> <text:span text:style-name="T1">à</text:span> lui, <text:span text:style-name="T1">à</text:span> sa jugeotte tourangelle, en exil parmi ces nains boursoufl<text:span text:style-name="T1">é</text:span>s, <text:span text:style-name="T1">à</text:span> sa bonhomie laborieuse, <text:span text:style-name="T1">à</text:span></text:p>
      <text:p text:style-name="P52"/>
      <text:p text:style-name="P1">ses emb<text:span text:style-name="T1">ê</text:span>tements d'argent, <text:span text:style-name="T1">à</text:span> sa recherche enfi<text:span text:style-name="T1">é</text:span>vr<text:span text:style-name="T1">é</text:span>e de sa vraie compagne, qui l'a toujours fui I En voil<text:span text:style-name="T1">à</text:span> un qui e<text:span text:style-name="T1">û</text:span>t mieux fait de na<text:span text:style-name="T1">î</text:span>tre au xvi* si<text:span text:style-name="T1">è</text:span>cle, dans cette effervescence cordiale, dans ce tumulte harmo­nieux, parmi ces femmes tragiquement passionn<text:span text:style-name="T1">é</text:span>es, cultiv<text:span text:style-name="T1">é</text:span>es, et si belles, plut<text:span text:style-name="T1">ô</text:span>t que dans ce bric-<text:span text:style-name="T1">à</text:span>-brac qu'il ch<text:span text:style-name="T1">é</text:span>rissait, comme certains ch<text:span text:style-name="T1">é</text:span>rissent leur diminution et leur mort. Car il aimait pour de bon,' le cher gar<text:span text:style-name="T1">ç</text:span>on, <text:span text:style-name="T1">à</text:span> une <text:span text:style-name="T1">é</text:span>poque o<text:span text:style-name="T1">ù</text:span> l'on feignait les transports de l'amour ; et il aimait jusqu'en Pologne, dans un temps sans chemin de fer! Voil<text:span text:style-name="T1">à</text:span> qui doit rassurer les c<text:span text:style-name="T1">œ</text:span>urs sensibles sur la p<text:span text:style-name="T1">é</text:span>rennit<text:span text:style-name="T1">é</text:span> de la com<text:span text:style-name="T1">é</text:span>die humaine, <text:span text:style-name="T1">é</text:span>crite par le Bon Dieu avant celle de Balzac.</text:p>
      <text:p text:style-name="P38">Nous avons eu, au xix<text:span text:style-name="T1">®</text:span> si<text:span text:style-name="T1">è</text:span>cle, un tr<text:span text:style-name="T1">è</text:span>s grand auteur dramatique, fondu de Shakespeare et de Marivaux, Alfred de Musset. Aussi son th<text:span text:style-name="T1">éâ</text:span>tre n'a-t-il connu la vie de la sc<text:span text:style-name="T1">è</text:span>ne, et une partie du succ<text:span text:style-name="T1">è</text:span>s qu'il m<text:span text:style-name="T1">é</text:span>­rite, que longtemps apr<text:span text:style-name="T1">è</text:span>s sa m<text:span text:style-name="T1">ô</text:span>rt. Encore beaucoup de critiques continuent-ils <text:span text:style-name="T1">à</text:span> consid<text:span text:style-name="T1">é</text:span>rer et traiter ses merveilleuses com<text:span text:style-name="T1">é</text:span>dies (quand ils en parlent) <text:span text:style-name="T1">à</text:span> la fa<text:span text:style-name="T1">ç</text:span>on de gracieux badinages. Au lieu que les drames de Hugo, qui soulev<text:span text:style-name="T1">è</text:span>rent tant de col<text:span text:style-name="T1">è</text:span>res et d'en­thousiasmes, nous apparaissent aujourd'hui comme d'une absurdit<text:span text:style-name="T1">é</text:span> <text:span text:style-name="T1">é</text:span>quivalente <text:span text:style-name="T1">à</text:span> la platitude de ceux de Ponsard, lesquels <text:span text:style-name="T1">é</text:span>taient cens<text:span text:style-name="T1">é</text:span>s repr<text:span text:style-name="T1">é</text:span>senter l'es­th<text:span text:style-name="T1">é</text:span>tique d'en face. C'est un mauvais signe, pour une p<text:span text:style-name="T1">é</text:span>riode litt<text:span text:style-name="T1">é</text:span>raire, quand ses contrari<text:span text:style-name="T1">é</text:span>t<text:span text:style-name="T1">é</text:span>s et oppositions se confondent dans une m<text:span text:style-name="T1">ê</text:span>me sottise. Hugo, qui avait une vision lyrique et <text:span text:style-name="T1">é</text:span>gocentrique de l'univers, manquait totalement, et pour cause,</text:p>
      <text:p text:style-name="P52"/>
      <text:p text:style-name="P1">de l<text:span text:style-name="T1">à</text:span> conception dramatique et romanesque. Le sujet d'Hernani, deRuy Blas, du Rois amuse est inexistant comme celui des Travailleurs de la Mer et de Y Homme qui rit; et les personnages qui s'y agitent ne sont m<text:span text:style-name="T1">ê</text:span>me pas de fugitives ombres. A d<text:span text:style-name="T1">é</text:span>faut d'humanit<text:span text:style-name="T1">é</text:span>, l'auteur aurait pu se pr<text:span text:style-name="T1">é</text:span>occuper d'une certaine r<text:span text:style-name="T1">é</text:span>surrection historique. Il ne s'en soucie m<text:span text:style-name="T1">ê</text:span>me pas, et le d<text:span text:style-name="T1">é</text:span>cor vaut la trame qui ne vaut rien. Hugo vivait encore, lorsque tomba <text:span text:style-name="T1">à</text:span> plat la reprise du Roi s'amuse <text:span text:style-name="T1">à</text:span> la Com<text:span text:style-name="T1">é</text:span>die-Fran<text:span text:style-name="T1">ç</text:span>aise, o<text:span text:style-name="T1">ù</text:span> Got jouait, sans la moindre fantaisie et avec le plus grand s<text:span text:style-name="T1">é</text:span>rieux, le r<text:span text:style-name="T1">ô</text:span>le extravagant de Triboulet, le bouffon paternel, pendant de la stup<text:span text:style-name="T1">é</text:span>fiante Sachette, de Notre-Dame de Paris. La sc<text:span text:style-name="T1">è</text:span>ne finale, du sac et de la morte, souleva une immense hilarit<text:span text:style-name="T1">é</text:span>, — j'y assistais — qui fit penser que ces pr<text:span text:style-name="T1">é</text:span>tendues tra­g<text:span text:style-name="T1">é</text:span>dies, jou<text:span text:style-name="T1">é</text:span>es en farces, pourraient retrouver quelque faveur. Elles sont en effet un assemblage des verrues de Hugo, sans aucune de ses qualit<text:span text:style-name="T1">é</text:span>s. Elles prou­vent, de fa<text:span text:style-name="T1">ç</text:span>on saisissante, que le grand moitrinaire et assembleur d'images, superbes mais en surface, a pass<text:span text:style-name="T1">é</text:span> ici-bas sans regarder personne d'autre que lui-m<text:span text:style-name="T1">ê</text:span>me. La seule <text:span text:style-name="T1">œ</text:span>uvre de longue haleine de lui, o<text:span text:style-name="T1">ù</text:span> soit developp<text:span text:style-name="T1">é</text:span> un th<text:span text:style-name="T1">è</text:span>me qui ne soit pas un acci­dent, une calembredaine ou une grimace (les Mis<text:span text:style-name="T1">é</text:span>­rables) est directement inspir<text:span text:style-name="T1">é</text:span>e de Balzac, et son Jean Yaljean n'est qu'une p<text:span text:style-name="T1">â</text:span>le r<text:span text:style-name="T1">é</text:span>incarnation de Vautrin.</text:p>
      <text:p text:style-name="P38">Trois noms repr<text:span text:style-name="T1">é</text:span>sentent ensuite l'art dramatique, en France, pendant le cours du xix* si<text:span text:style-name="T1">è</text:span>cle : Augier, Dumas fils et Sardou. Le vieillissement pr<text:span text:style-name="T1">é</text:span>coce de</text:p>
      <text:p text:style-name="P52"/>
      <text:p text:style-name="P1">leurs <text:span text:style-name="T1">œ</text:span>uvres est un signe de d<text:span text:style-name="T1">é</text:span>cr<text:span text:style-name="T1">é</text:span>pitude initiale. Des trois, le moins caduc est Emile Augier, gr<text:span text:style-name="T1">â</text:span>ce au filon de bon sens bourgeois, qui lui tient lieu de s<text:span text:style-name="T1">è</text:span>ve et de tuteur. Il est seulement f<text:span text:style-name="T1">â</text:span>cheux que naturellement antipo<text:span text:style-name="T1">è</text:span>te (ce qui ne veut pas dire qu'il soit dou<text:span text:style-name="T1">é</text:span> brillamment quant <text:span text:style-name="T1">à</text:span> la prose) il ait <text:span text:style-name="T1">é</text:span>crit parfois en vers; car ceux-ci sont affreux et remplis d'une poussi<text:span text:style-name="T1">è</text:span>re sp<text:span text:style-name="T1">é</text:span>ciale, d'une cendre d'alexandrins, qui vous saute au nez et <text:span text:style-name="T1">à</text:span> la gorge. L'<text:span text:style-name="T1">é</text:span>tonnant est que personne ne se soit trouv<text:span text:style-name="T1">é</text:span>, dans son entourage, pour le supplier, m<text:span text:style-name="T1">ê</text:span>me <text:span text:style-name="T1">à</text:span> genoux, de renoncer <text:span text:style-name="T1">à</text:span> ces <text:span text:style-name="T1">é</text:span>pouvantables machines versifi<text:span text:style-name="T1">é</text:span>es, o<text:span text:style-name="T1">ù</text:span> P<text:span text:style-name="T1">é</text:span>gase, chauss<text:span text:style-name="T1">é</text:span> de pantoufles de feutre, semble projeter, dans le trou de l'infortun<text:span text:style-name="T1">é</text:span> souffleur, de mornes crottins. Les mauvais po<text:span text:style-name="T1">è</text:span>tes ajoutent <text:span text:style-name="T1">à</text:span> la laideur d'ici-bas quelque chose de pire que l'ennui. L'aventure douloureuse de VAventuri<text:span text:style-name="T1">è</text:span>re prouve qu'Emile Augier visait au pittoresque et aussi, l'excellent homme, <text:span text:style-name="T1">à</text:span> la moralisation ! Mais est-il rien de plus d<text:span text:style-name="T1">é</text:span>moralisant que la volont<text:span text:style-name="T1">é</text:span> de la fan­taisie, dans l'absence de fantaisie, que ce qu'Henri Heine appelait <text:span text:style-name="T1">«</text:span> l'empaillement du clair de lune <text:span text:style-name="T1">»</text:span>?</text:p>
      <text:p text:style-name="P38">Dumas fils, plus nerveux et qui se croit cinglant, tend aussi <text:span text:style-name="T1">à</text:span> moraliser, dans un jargon o<text:span text:style-name="T1">ù</text:span> abondent les tirades et les mots cruels. Par une convention qui a sa marque, il introduit un raisonneur sem­blable <text:span text:style-name="T1">à</text:span> un robinet qu'on ouvre, et d'o<text:span text:style-name="T1">ù</text:span> coulent partout des maximes et sentences, puis qu'on referme avec un bon mot. Inutile d'ajouter que, vingt ans apr<text:span text:style-name="T1">è</text:span>s, ces th<text:span text:style-name="T1">è</text:span>mes ont pris des cheveux blancs et bredouillent comme les vieux du r<text:span text:style-name="T1">é</text:span>pertoire. Mais les</text:p>
      <text:p text:style-name="P52"/>
      <text:p text:style-name="P1">pr<text:span text:style-name="T1">é</text:span>faces qu'il <text:span text:style-name="T1">é</text:span>crivit pour eux sont pires. Charg<text:span text:style-name="T1">é</text:span> du feuilleton dramatique, au Soleil, pendant trois ans, j'ai assist<text:span text:style-name="T1">é</text:span> <text:span text:style-name="T1">à</text:span> un certain nombre de reprises de Dumas fils, me cramponnant <text:span text:style-name="T1">à</text:span> mon fauteuil pour ne pas dormir, me frottant les yeux et refoulant mes " b<text:span text:style-name="T1">â</text:span>illements. L'auteur du Demi-monde, de Monsieur Alphonse, de Francillon, etc., ne se rend pas compte</text:p>
      <text:p text:style-name="P1">!du mauvais service qu'il rend <text:span text:style-name="T1">à</text:span> la vertu (d'un abord d<text:span text:style-name="T1">é</text:span>j<text:span text:style-name="T1">à</text:span> assez difficile, par la surveillance de soi qu'elle exige) en la faisant, par-dessus le march<text:span text:style-name="T1">é</text:span>, involon­tairement comique. Si le vice a ainsi tous les avan­tages, ce n'est plus de jeu. Je ne sais comment s'y prend Dumas fils, pour donner aux pires paradoxes l'apparence de la poncivit<text:span text:style-name="T1">é</text:span>. C'est un auteur rudi- mentaire, au fond, et qui, dans la succession bien connue des apparences et des r<text:span text:style-name="T1">é</text:span>alit<text:span text:style-name="T1">é</text:span>s, ne va jamais, comme on dit en escrime, au del<text:span text:style-name="T1">à</text:span> de la seconde in-</text:p>
      <text:p text:style-name="P56">Itention. Parmi ses personnages, ceux du sexe mas­culin sont en g<text:span text:style-name="T1">é</text:span>n<text:span text:style-name="T1">é</text:span>ral des conf<text:span text:style-name="T1">é</text:span>renciers, ceux du sexe f<text:span text:style-name="T1">é</text:span>minin de petites oies blanches, ou des gour­gandines de la plus plate cat<text:span text:style-name="T1">é</text:span>gorie. Les uns et les autres manquent de psychologie. Enfin la peinture de m<text:span text:style-name="T1">œ</text:span>urs elle-m<text:span text:style-name="T1">ê</text:span>me s'en est effac<text:span text:style-name="T1">é</text:span>e, <text:span text:style-name="T1">à</text:span> la fa<text:span text:style-name="T1">ç</text:span>on d'un pastel non prot<text:span text:style-name="T1">é</text:span>g<text:span text:style-name="T1">é</text:span>, par la transformation lente de ces m<text:span text:style-name="T1">ê</text:span>mes m<text:span text:style-name="T1">œ</text:span>urs. Le Temps est plus dur., en v<text:span text:style-name="T1">é</text:span>­rit<text:span text:style-name="T1">é</text:span>, aux auteurs dramatiques qu'aux romanciers; et les coups qu'il leur porte, du manche de sa faux, ne se contentent pas de les d<text:span text:style-name="T1">é</text:span>figurer. Ils les abat­tent... surtout quand ils ne sont pas bien solides sur leurs jambes de prose ou devers.</text:p>
      <text:p text:style-name="P1">Dumas fils, c'est le bel esprit fol qui se croit, et</text:p>
      <text:p text:style-name="P32"/>
      <text:p text:style-name="P1">que l'on croit un sage. Frapp<text:span text:style-name="T1">é</text:span> par les contradictions du code napol<text:span text:style-name="T1">é</text:span>onien et de la vie contemporaine, il extrait, de ces heurts, des drames qui pass<text:span text:style-name="T1">è</text:span>rent pour g<text:span text:style-name="T1">é</text:span>n<text:span text:style-name="T1">é</text:span>raux, et qui ne sont que circonstanciels. L'homme que j'ai rencontr<text:span text:style-name="T1">é</text:span> dans ma jeunesse, quel­quefois, chez des amis communs, <text:span text:style-name="T1">é</text:span>tait ad<text:span text:style-name="T1">é</text:span>quat <text:span text:style-name="T1">à</text:span> l'<text:span text:style-name="T1">œ</text:span>uvre, faiseur de mots <text:span text:style-name="T1">à</text:span> l'emporte-pi<text:span text:style-name="T1">è</text:span>ce, mais d'esprit m<text:span text:style-name="T1">é</text:span>diocre et d'une terrible pr<text:span text:style-name="T1">é</text:span>tention. Il <text:span text:style-name="T1">é</text:span>tait court, dans tous les sens, comme son th<text:span text:style-name="T1">éâ</text:span>tre, et il visait, comme nous disions, <text:span text:style-name="T1">à</text:span> <text:span text:style-name="T1">é</text:span>pater.</text:p>
      <text:p text:style-name="P38">Sardou, au contraire (qui a un peu moins vieilli, parce que moins pr<text:span text:style-name="T1">é</text:span>tentieux) <text:span text:style-name="T1">é</text:span>tait le bavard intaris­sable et bon enfant. Il connaissait vingt anecdotes sur la R<text:span text:style-name="T1">é</text:span>volution fran<text:span text:style-name="T1">ç</text:span>aise, qui le faisaient passer pour un puits de science, et qu'il avait h<text:span text:style-name="T1">â</text:span>te de placer, d<text:span text:style-name="T1">è</text:span>s le potage, jetant des yeux inquiets sur ses <text:span text:style-name="T1">é</text:span>mules en conversation. Ces anecdotes <text:span text:style-name="T1">é</text:span>taient trop bien conduites, et d'un impr<text:span text:style-name="T1">é</text:span>vu trop pr<text:span text:style-name="T1">é</text:span>vu, ce qui fait qu'on ne les <text:span text:style-name="T1">é</text:span>coutait gu<text:span text:style-name="T1">è</text:span>re, et que les amants mondains (qui sont les plus malheureux de tous, parce que les plus <text:span text:style-name="T1">é</text:span>pi<text:span text:style-name="T1">é</text:span>s) en profitaient pour se faire des petits signes <text:span text:style-name="T1">à</text:span> la d<text:span text:style-name="T1">é</text:span>rob<text:span text:style-name="T1">é</text:span>e, tandis que les autres <text:span text:style-name="T1">é</text:span>taient distraitement suspendus aux l<text:span text:style-name="T1">è</text:span>vres ourl<text:span text:style-name="T1">é</text:span>es de l'intarissable causeur. Forc<text:span text:style-name="T1">é</text:span> de s'inter­rompre pour boire, il faisait signe de la main qu'il n'avait pas fini, qu'on ne devait pas le couper : en somme, un cher raseur en cent cinquante repr<text:span text:style-name="T1">é</text:span>sen­tations. Son th<text:span text:style-name="T1">éâ</text:span>tre est un bavardage tr<text:span text:style-name="T1">è</text:span>s sc<text:span text:style-name="T1">é</text:span>nique, qui n'a pas plus de pr<text:span text:style-name="T1">é</text:span>tentions que les f<text:span text:style-name="T1">é</text:span>eries de notre enfance. Mais on s'<text:span text:style-name="T1">é</text:span>bahit tout de m<text:span text:style-name="T1">ê</text:span>me au­jourd'hui qu'il ait pu <text:span text:style-name="T1">ê</text:span>tre pris au s<text:span text:style-name="T1">é</text:span>rieux, car il ne</text:p>
      <text:p text:style-name="P52"/>
      <text:p text:style-name="P1">montre ni un caract<text:span text:style-name="T1">è</text:span>re, ni un trait de caract<text:span text:style-name="T1">è</text:span>re ; ni une crise qui ne soit artificielle ; ni un dialogue qui ne soit plat, et plus que plat. Je citerai notamment, dans Thermidor, un r<text:span text:style-name="T1">é</text:span>cit de la s<text:span text:style-name="T1">é</text:span>ance fameuse de la Convention, comparable au g<text:span text:style-name="T1">â</text:span>teau dress<text:span text:style-name="T1">é</text:span> de la f<text:span text:style-name="T1">ê</text:span>te du jardinier, et qui est un chef-d'<text:span text:style-name="T1">œ</text:span>uvre de niai­serie. Or, et c'est ici le point qui nous int<text:span text:style-name="T1">é</text:span>resse, chaque pi<text:span text:style-name="T1">è</text:span>ce inconsistante de Sardou, comme chaque pi<text:span text:style-name="T1">è</text:span>ce non moins inconsistante (dans un genre plus tarabiscot<text:span text:style-name="T1">é</text:span>) de Dumas fils, occupait la presse pen­dant deux mois, un mois avant la premi<text:span text:style-name="T1">è</text:span>re, un mois apr<text:span text:style-name="T1">è</text:span>s. On e<text:span text:style-name="T1">û</text:span>t dit d'un <text:span text:style-name="T1">é</text:span>v<text:span text:style-name="T1">é</text:span>nement europ<text:span text:style-name="T1">é</text:span>en. Mais la contre-partie, c'est qu'<text:span text:style-name="T1">à</text:span> la m<text:span text:style-name="T1">ê</text:span>me <text:span text:style-name="T1">é</text:span>poque ou <text:span text:style-name="T1">à</text:span> peu pr<text:span text:style-name="T1">è</text:span>s, d'authentiques chefs-d'<text:span text:style-name="T1">œ</text:span>uvre dramatiques, comme VArt<text:span text:style-name="T1">é</text:span>sienne d'Alphonse Daudet, ou les Cor­beaux d'Henry Becque, ou la Parisienne du m<text:span text:style-name="T1">ê</text:span>me auteur tombaient <text:span text:style-name="T1">à</text:span> plat.</text:p>
      <text:p text:style-name="P38">Les d<text:span text:style-name="T1">é</text:span>fenseurs du si<text:span text:style-name="T1">è</text:span>cle stupide me diront que <text:span text:style-name="T1">Ï</text:span>Arl<text:span text:style-name="T1">é</text:span>sienne a eu, ensuite, en i885, sa revanche, et que les Corbeaux et la Parisienne ont failli avoir le leur. Ceci ne rach<text:span text:style-name="T1">è</text:span>te pas l'erreur initiale, erreur tenant <text:span text:style-name="T1">à</text:span> l'ambiance, <text:span text:style-name="T1">à</text:span> l'atmosph<text:span text:style-name="T1">è</text:span>re m<text:span text:style-name="T1">é</text:span>diocre du temps, au recroquevillement de Tesprit et du go<text:span text:style-name="T1">û</text:span>t, <text:span text:style-name="T1">à</text:span> l'absence de la critique, et qui s'<text:span text:style-name="T1">é</text:span>tend dans toutes les directions, du succ<text:span text:style-name="T1">è</text:span>s de la litt<text:span text:style-name="T1">é</text:span>rature fade ou inexistante, avec Feuillet, au succ<text:span text:style-name="T1">è</text:span>s de la litt<text:span text:style-name="T1">é</text:span>rature scatologique, et non moins inexistante (au p<text:span text:style-name="T1">ô</text:span>le oppos<text:span text:style-name="T1">é</text:span>) avec Zola. Car, <text:span text:style-name="T1">à</text:span> mes yeux, l'apoth<text:span text:style-name="T1">é</text:span>ose de l'un, qui truque et estompe les sentiments humains, pour flatter l'hypocrite pruderie, vaut l'apoth<text:span text:style-name="T1">é</text:span>ose de l'autre, qui table et sp<text:span text:style-name="T1">é</text:span>cule sur le r<text:span text:style-name="T1">é</text:span>veil en fan-</text:p>
      <text:p text:style-name="P52"/>
      <text:p text:style-name="P1">fare du porc endormi en maint lecteur. Je mets dans le m<text:span text:style-name="T1">ê</text:span>me sac (au point de vue litt<text:span text:style-name="T1">é</text:span>raire) la biblioth<text:span text:style-name="T1">è</text:span>que rose pour adultes et la biblioth<text:span text:style-name="T1">è</text:span>que verte, en un mot, les biblioth<text:span text:style-name="T1">è</text:span>ques sans sinc<text:span text:style-name="T1">é</text:span>rit<text:span text:style-name="T1">é</text:span>, que cette absence de sinc<text:span text:style-name="T1">é</text:span>rit<text:span text:style-name="T1">é</text:span> soit situ<text:span text:style-name="T1">é</text:span>e en de<text:span text:style-name="T1">çà</text:span> ou au del<text:span text:style-name="T1">à</text:span> de la biens<text:span text:style-name="T1">é</text:span>ance: Tartuffe, avec sa haine et sa discipline, m'<text:span text:style-name="T1">é</text:span>c<text:span text:style-name="T1">œ</text:span>ure et m'irrite autant que Job, avec son fumier et son tesson ; et l'<text:span text:style-name="T1">é</text:span>cueil de la pru­derie litt<text:span text:style-name="T1">é</text:span>raire est pr<text:span text:style-name="T1">é</text:span>cis<text:span text:style-name="T1">é</text:span>ment de susciter, par r<text:span text:style-name="T1">é</text:span>ac­tion, l'exc<text:span text:style-name="T1">è</text:span>s inverse, l'insurrection des satyres tristes.</text:p>
      <text:p text:style-name="P38">Un grand d<text:span text:style-name="T1">é</text:span>bat est pr<text:span text:style-name="T1">é</text:span>sentement institu<text:span text:style-name="T1">é</text:span> autour de Flaubert, de son <text:span text:style-name="T1">œ</text:span>uvre et de sa correspondance. Flaubert a excit<text:span text:style-name="T1">é</text:span> contre lui la pruderie agressive dont je viens de parler, avec son meilleur ouvrage, Madame Bovary. Une r<text:span text:style-name="T1">é</text:span>action en sens contraire a fait ensuite de lui un <text:span text:style-name="T1">é</text:span>crivain de g<text:span text:style-name="T1">é</text:span>nie et un pen­seur de premier plan. Ceux qui pr<text:span text:style-name="T1">é</text:span>tendent cela sont au m<text:span text:style-name="T1">ê</text:span>me niveau intellectuel que le procureur qui requ<text:span text:style-name="T1">é</text:span>rait contre la gracieuse et fragile Emma <text:span text:style-name="T1">à</text:span> l'ar­senic. Il n'est rien de plus vide que la Tentation de Saint Antoine, qui est un Faust <text:span text:style-name="T1">à</text:span> l'usage des <text:span text:style-name="T1">é</text:span>coles primaires ; et la documentation de Salammb<text:span text:style-name="T1">ô</text:span> (m<text:span text:style-name="T1">è</text:span>re de toutes les documentations roco<text:span text:style-name="T1">ç</text:span>o subs<text:span text:style-name="T1">é</text:span>quentes) alourdit inutilement un m<text:span text:style-name="T1">é</text:span>diocre sujet d'op<text:span text:style-name="T1">é</text:span>ra- comique. Qu'est-ce que Flaubert? Un grand na<text:span text:style-name="T1">ï</text:span>f, travers<text:span text:style-name="T1">é</text:span> par des aperceptions soudaines du comique humain et des sottises de la soci<text:span text:style-name="T1">é</text:span>t<text:span text:style-name="T1">é</text:span>. Elle est d'Oscar Wilde (railleur puissant et m<text:span text:style-name="T1">é</text:span>connu, un des ma<text:span text:style-name="T1">î</text:span>tres de l'ironie contemporaine, le malheureux!) cette remarque, que le premier vestige humain aper<text:span text:style-name="T1">ç</text:span>u par</text:p>
      <text:p text:style-name="P52"/>
      <text:p text:style-name="P1">Robinson dans son <text:span text:style-name="T1">î</text:span>le, <text:span text:style-name="T1">é</text:span>tait un pied. <text:span text:style-name="T1">«</text:span> Quel sym­bole ! )i — disait-il plaisamment. Au risque de para<text:span text:style-name="T1">î</text:span>tre sacril<text:span text:style-name="T1">è</text:span>ge (car il y a des d<text:span text:style-name="T1">é</text:span>vots de Saint-Groisset) je dirai que ce m<text:span text:style-name="T1">ê</text:span>me vestige m'appara<text:span text:style-name="T1">î</text:span>t dans cette <text:span text:style-name="T1">î</text:span>le d<text:span text:style-name="T1">é</text:span>serte qu'est la philosophie flaubertienne, appel<text:span text:style-name="T1">é</text:span>e depuis bovarysme. Pour trouver de la philosophie dans Flaubert, il faut la loupe (ou mieux le durillon translucide) du papa Renouvier, ce Kant du pauvre, qui en d<text:span text:style-name="T1">é</text:span>nichait jusque dans Victor Hugo ! Apr<text:span text:style-name="T1">è</text:span>s tout, en s'appliquant, on peut d<text:span text:style-name="T1">é</text:span>couvrir le sens m<text:span text:style-name="T1">é</text:span>taphysique dans un caillou.</text:p>
      <text:p text:style-name="P38">Le style, tant c<text:span text:style-name="T1">é</text:span>l<text:span text:style-name="T1">é</text:span>br<text:span text:style-name="T1">é</text:span>, de Flaubert, est une sorte de rigide mosa<text:span text:style-name="T1">ï</text:span>que, verbale et syntaxique, compos<text:span text:style-name="T1">é</text:span>e, avec une application, une g<text:span text:style-name="T1">é</text:span>henne <text:span text:style-name="T1">é</text:span>videntes, partie pour l'<text:span text:style-name="T1">œ</text:span>il, partie, et surtout, pour l'oreille, pour le <text:span text:style-name="T1">«</text:span> gueuloir <text:span text:style-name="T1">»</text:span> comme il disait. Car il essayait sa phrase, non en la m<text:span text:style-name="T1">é</text:span>ditant, comme il se doit, mais en la parlant. Prenez la phrase de Chateaubriand, enfermez-la dans un cachot, laissez-la durcir et s<text:span text:style-name="T1">é</text:span>cher <text:span text:style-name="T1">à</text:span> l'abri de l'air et de la lumi<text:span text:style-name="T1">è</text:span>re, ajoutez-y quelques <text:span text:style-name="T1">é</text:span>pith<text:span text:style-name="T1">è</text:span>tes, donnez-lui, ici et l<text:span text:style-name="T1">à</text:span>, un coup de pouce blagueur, et vous avez la phrase de Flau­bert, la phrase pensum.</text:p>
      <text:p text:style-name="P38">Mais le succ<text:span text:style-name="T1">è</text:span>s de Flaubert, venu progressivement et jusqu'aux illettr<text:span text:style-name="T1">é</text:span>s, tient <text:span text:style-name="T1">à</text:span> ceci que toutes les boi;rdes et r<text:span text:style-name="T1">ê</text:span>veries du si<text:span text:style-name="T1">è</text:span>cle habitaient ce bourreau de soi-m<text:span text:style-name="T1">ê</text:span>me. On en trouve l'expos<text:span text:style-name="T1">é</text:span> complet dans sa correspondance, et il <text:span text:style-name="T1">é</text:span>tait superflu qu'il pr<text:span text:style-name="T1">î</text:span>t la peine de leur faire un sort dans Bouvard et P<text:span text:style-name="T1">é</text:span>cu­chet; car il est <text:span text:style-name="T1">à</text:span> la fois Bouvard et P<text:span text:style-name="T1">é</text:span>cuchet. Cer­tains <text:span text:style-name="T1">é</text:span>crivains demeurent, toute leur vie, des enfants,</text:p>
      <text:p text:style-name="P52"/>
      <text:p text:style-name="P1">et qui se font gloire de leur pu<text:span text:style-name="T1">é</text:span>rilisme exalt<text:span text:style-name="T1">é</text:span>, bala­deur, lyrique, ou recroquevill<text:span text:style-name="T1">é</text:span> et tremblant, et qui affichent le cynique <text:span text:style-name="T1">é</text:span>go<text:span text:style-name="T1">ï</text:span>sme des enfants. Flaubert, lui, est demeur<text:span text:style-name="T1">é</text:span> un jeune homme, avec les boutons, les disproportions, les troubles, les cocasseries, les aspirations solitaires et malsaines de la pubert<text:span text:style-name="T1">é</text:span>. C'est un potache prolong<text:span text:style-name="T1">é</text:span> que l'ermite de ce sinistre petit pavillon de Croisset, o<text:span text:style-name="T1">ù</text:span> il passa sa maussade existence, une plume <text:span text:style-name="T1">à</text:span> la main, et r<text:span text:style-name="T1">ê</text:span>vassant. 11 ne manquait plus <text:span text:style-name="T1">à</text:span> l'imb<text:span text:style-name="T1">é</text:span>cile doctrine litt<text:span text:style-name="T1">é</text:span>raire du romantisme, puis du Parnasse, que ce grotesque diverticule de la douleur, de la torture, de l'angoisse, n<text:span text:style-name="T1">é</text:span>cessaires et indispensables <text:span text:style-name="T1">à</text:span> la conception et cr<text:span text:style-name="T1">é</text:span>ation romanesque, po<text:span text:style-name="T1">é</text:span>tique et litt<text:span text:style-name="T1">é</text:span>raire. La v<text:span text:style-name="T1">é</text:span>rit<text:span text:style-name="T1">é</text:span>, sur ce point, est rude, mais salutaire. Sujet <text:span text:style-name="T1">à</text:span> des crises d'<text:span text:style-name="T1">é</text:span>pilepsie, Flaubert prenait du bromure et vivait ainsi, pendant des semaines enti<text:span text:style-name="T1">è</text:span>res, dans une demi-somnolence, o<text:span text:style-name="T1">ù</text:span> il avait du mal <text:span text:style-name="T1">à</text:span> retrouver ses pens<text:span text:style-name="T1">é</text:span>es et ses mots. Il est <text:span text:style-name="T1">à</text:span> plaindre, non <text:span text:style-name="T1">à</text:span> imiter; car l'<text:span text:style-name="T1">œ</text:span>uvre d'art doit <text:span text:style-name="T1">ê</text:span>tre un plaisir, une purgation de l'<text:span text:style-name="T1">â</text:span>me et du corps, et (m<text:span text:style-name="T1">ê</text:span>me tragique) con<text:span text:style-name="T1">ç</text:span>ue dans la joie. Les le<text:span text:style-name="T1">ç</text:span>ons insanes qu'il infligea au pauvre Maupassaht, son disciple, ne d<text:span text:style-name="T1">é</text:span>termi­n<text:span text:style-name="T1">è</text:span>rent point la p<text:span text:style-name="T1">à</text:span>ralysie g<text:span text:style-name="T1">é</text:span>n<text:span text:style-name="T1">é</text:span>rale (d'origine tr<text:span text:style-name="T1">é</text:span>po- n<text:span text:style-name="T1">é</text:span>mique) dont mourut celui-ci, mais h<text:span text:style-name="T1">â</text:span>t<text:span text:style-name="T1">è</text:span>rent, chez lui, les'prodromes du mal. Flaubert a <text:span text:style-name="T1">î</text:span>itt<text:span text:style-name="T1">é</text:span>ra- lement-<text:span text:style-name="T1">â</text:span>kruti Maupassant, sous couleur de le former et de le perfectionner. D'abord, un <text:span text:style-name="T1">é</text:span>crivain se perfectionne lui-m<text:span text:style-name="T1">ê</text:span>me, ou il ne se perfectionne pas du tout. Chaque homme, touch<text:span text:style-name="T1">é</text:span> par les Muses, porte en soi les formes et v<text:span text:style-name="T1">ê</text:span>tements, rythmiques et</text:p>
      <text:p text:style-name="P32"/>
      <text:p text:style-name="P1">syntaxiques, de ses conceptions; et ses phrases et mots lui viennent avec ses impressions et ses ima­ges. Sinon, qu'il aille se promener! L'art est un <text:span text:style-name="T1">é</text:span>lan, un besoin de la nature int<text:span text:style-name="T1">é</text:span>rieure, repris par une certaine application,, que ressaisit et domine <text:span text:style-name="T1">à</text:span> son tour l'impulsion cr<text:span text:style-name="T1">é</text:span>atrice, jusqu'<text:span text:style-name="T1">à</text:span> l'ach<text:span text:style-name="T1">è</text:span>vement.</text:p>
      <text:p text:style-name="P38">J'ai vu cela de pr<text:span text:style-name="T1">è</text:span>s : mon p<text:span text:style-name="T1">è</text:span>re <text:span text:style-name="T1">é</text:span>tait un improvi­sateur merveilleux, un latin ail<text:span text:style-name="T1">é</text:span>, un esprit d'oc en langue d'o<text:span text:style-name="T1">ï</text:span>l, p<text:span text:style-name="T1">é</text:span>tri de soleil et de lumi<text:span text:style-name="T1">è</text:span>re, qui riait en pleurs, comme Villon, sentait tout, deyinait le reste, et exprimait tout, en se jouant. Il avait natu­rellement, en lui, ce nombre, cette harmonie, qui naissent et meurent avec les v<text:span text:style-name="T1">é</text:span>ritables ma<text:span text:style-name="T1">î</text:span>tres, le don de cr<text:span text:style-name="T1">é</text:span>ation spontan<text:span text:style-name="T1">é</text:span>e. Or, adorant Flaubert (qui <text:span text:style-name="T1">é</text:span>tait excellent, jovial, tonitruant et rond au possible) et plong<text:span text:style-name="T1">é</text:span> dans son temps sinistre, et trou­bl<text:span text:style-name="T1">é</text:span>, malgr<text:span text:style-name="T1">é</text:span> tout, par ce qu'il entendait et voyait, il s'assujettit bien souvent <text:span text:style-name="T1">à</text:span> une r<text:span text:style-name="T1">é</text:span>vision, <text:span text:style-name="T1">à</text:span> un limage inutiles, selon moi, de son premier jet. Il crut, ou feignit de croire, <text:span text:style-name="T1">à</text:span> l'<text:span text:style-name="T1">é</text:span>cole du renferm<text:span text:style-name="T1">é</text:span>, pour faire plaisir <text:span text:style-name="T1">à</text:span> Flaubert et <text:span text:style-name="T1">à</text:span> Goncourt, et ne pas m<text:span text:style-name="T1">é</text:span>con­tenter ce frigide cr<text:span text:style-name="T1">é</text:span>tin de Leconte de Lisle, ou ce serrurier d'art de H<text:span text:style-name="T1">é</text:span>r<text:span text:style-name="T1">é</text:span>dia; alors que toute sa nature, et le g<text:span text:style-name="T1">é</text:span>nie f<text:span text:style-name="T1">é</text:span>libr<text:span text:style-name="T1">é</text:span>en qui <text:span text:style-name="T1">é</text:span>tait <text:span text:style-name="T1">é</text:span>n lui, l'emportaient bien au del<text:span text:style-name="T1">à</text:span> de ces niaiseries. Je pense que, dans ses premiers romans, sa libert<text:span text:style-name="T1">é</text:span> d'allures s'en trouva l<text:span text:style-name="T1">é</text:span>g<text:span text:style-name="T1">è</text:span>rement' entrav<text:span text:style-name="T1">é</text:span>e, jusqu'au moment, o<text:span text:style-name="T1">ù</text:span>, avec Sapho et l'Immortel, il envoya promener ces prin­cipes de construction, ou d'<text:span text:style-name="T1">é</text:span>laboration, faux d'ail­leurs et arbitraires, et n'<text:span text:style-name="T1">é</text:span>couta plus que sa verve merveilleuse, souveraine. J'eus l'occasion, dans les</text:p>
      <text:p text:style-name="P52"/>
      <text:p text:style-name="P1">derniers temps de sa vie, de traiter ce grand sujet de la contrainte litt<text:span text:style-name="T1">é</text:span>raire avec Mistral et j'eus la joie et la fiert<text:span text:style-name="T1">é</text:span> de le trouver enti<text:span text:style-name="T1">è</text:span>rement de mon avis, f" Le romantisme, ayant divinis<text:span text:style-name="T1">é</text:span> l'instinct et fait de la passion la seule r<text:span text:style-name="T1">è</text:span>gle de la vie et du style (tout en r<text:span text:style-name="T1">é</text:span>duisant celle-l<text:span text:style-name="T1">à</text:span> <text:span text:style-name="T1">à</text:span> ses gestes les plus d<text:span text:style-name="T1">é</text:span>sor­donn<text:span text:style-name="T1">é</text:span>s, ce qui e<text:span text:style-name="T1">û</text:span>t fait fr<text:span text:style-name="T1">é</text:span>mir Racine, Euripide, et tous les v<text:span text:style-name="T1">é</text:span>ritables passionn<text:span text:style-name="T1">é</text:span>s), il <text:span text:style-name="T1">é</text:span>tait <text:span text:style-name="T1">à</text:span> pr<text:span text:style-name="T1">é</text:span>voir que tous les instincts, et les plus vils, et les plus st<text:span text:style-name="T1">é</text:span>riles, y passeraient. Du moment que le laid est beau et que le beau est laid, pourquoi se g<text:span text:style-name="T1">ê</text:span>ner? La d<text:span text:style-name="T1">é</text:span>jec­tion et l'excr<text:span text:style-name="T1">é</text:span>ment vont r<text:span text:style-name="T1">é</text:span>clamer leur droit <text:span text:style-name="T1">à</text:span> la vie litt<text:span text:style-name="T1">é</text:span>raire. On ne saurait trop r<text:span text:style-name="T1">é</text:span>p<text:span text:style-name="T1">é</text:span>ter que Zola est l'aboutissement naturel du romantisme, dont il a les principales tares, le verbiage, les r<text:span text:style-name="T1">é</text:span>p<text:span text:style-name="T1">é</text:span>titions, le proc<text:span text:style-name="T1">é</text:span>d<text:span text:style-name="T1">é</text:span>, l'<text:span text:style-name="T1">é</text:span>garement feint, et aussi l'hypocrisie. Quand, saoul<text:span text:style-name="T1">é</text:span> de ses propres ordures, il voulut faire quelque chose de d<text:span text:style-name="T1">é</text:span>cent, de lyrique et de chaste, il <text:span text:style-name="T1">é</text:span>crivit ce pastiche de Hugo, le R<text:span text:style-name="T1">ê</text:span>ve, avec des amou­reux qui ont l'air de sortir d'une maison de correc­tion, et un bleu et un rose, cens<text:span text:style-name="T1">é</text:span>s <text:span text:style-name="T1">«</text:span> mystiques <text:span text:style-name="T1">»</text:span>, produits visiblement par la distillation d'un engrais. On n'a pas assez remarqu<text:span text:style-name="T1">é</text:span> que VAssommoir, le Ventre de Paris sont construits, comme Notre-Dame de Paris<text:span text:style-name="T12">y</text:span> autour d'un site central, qui est non plus une cath<text:span text:style-name="T1">é</text:span>drale, mais un caboulot de faubourg ou une fromagerie des Halles, et qui motive, domine, inspire et meut les personnages. Je l'ai d<text:span text:style-name="T1">é</text:span>j<text:span text:style-name="T1">à</text:span> d<text:span text:style-name="T1">é</text:span>fini quelque part, ce naturalisme effroyable, le roman­tisme de l'<text:span text:style-name="T1">é</text:span>gout...</text:p>
      <text:p text:style-name="P1">L'esth<text:span text:style-name="T1">é</text:span>tique de Zola, et les principes pos<text:span text:style-name="T1">é</text:span>s par</text:p>
      <text:p text:style-name="P32"/>
      <text:p text:style-name="P1">lui, dans une s<text:span text:style-name="T1">é</text:span>rie d'ouvrages, pr<text:span text:style-name="T1">é</text:span>tendus critiques (dont le comique ne sera jamais d<text:span text:style-name="T1">é</text:span>pass<text:span text:style-name="T1">é</text:span>) peuvent <text:span text:style-name="T1">ê</text:span>tre expos<text:span text:style-name="T1">é</text:span>s en quelques lignes : L'homme est un animal comme les autres, aboutissement d'une s<text:span text:style-name="T1">é</text:span>rie zoologique, et conditionn<text:span text:style-name="T1">é</text:span>e, d<text:span text:style-name="T1">é</text:span>termin<text:span text:style-name="T1">é</text:span>e par des forces naturelles, que le xix<text:span text:style-name="T5">e</text:span> si<text:span text:style-name="T1">è</text:span>cle a <text:span text:style-name="T1">«</text:span> r<text:span text:style-name="T1">é</text:span>v<text:span text:style-name="T1">é</text:span>l<text:span text:style-name="T1">é</text:span>es<text:span text:style-name="T2"> d</text:span>. Ce qui m<text:span text:style-name="T1">è</text:span>ne l'homme, ce sont ses instincts; et son excr<text:span text:style-name="T1">é</text:span>ment, moral et physique, a autant d'impor­tance que lui. D'o<text:span text:style-name="T1">ù</text:span> la n<text:span text:style-name="T1">é</text:span>cessit<text:span text:style-name="T1">é</text:span> (pour faire vrai) de peindre, dans le d<text:span text:style-name="T1">é</text:span>tail, et ces instincts et ces excr<text:span text:style-name="T1">é</text:span>­ments. Voil<text:span text:style-name="T1">à</text:span> la <text:span text:style-name="T1">«</text:span>Tranche de Vie <text:span text:style-name="T1">»</text:span> ; voil<text:span text:style-name="T1">à</text:span> le <text:span text:style-name="T1">«</text:span> coin de nature vu <text:span text:style-name="T1">à</text:span> travers un temp<text:span text:style-name="T1">é</text:span>rament <text:span text:style-name="T1">»</text:span>, voil<text:span text:style-name="T1">à</text:span> le naturalisme exp<text:span text:style-name="T1">é</text:span>rimental... Ce qui est confondant, ce n'est pas qu'un ignorant et un primaire tel que Zola, dou<text:span text:style-name="T1">é</text:span> en outre d'une facilit<text:span text:style-name="T1">é</text:span> graphique surpre­nante et de l'aperception des foules en mouvement, ait <text:span text:style-name="T1">é</text:span>crit cinquante volumes scatologiques, en partant d'une telle pauvret<text:span text:style-name="T1">é</text:span>, c'est qu'il ait entra<text:span text:style-name="T1">î</text:span>n<text:span text:style-name="T1">é</text:span> vers son purin, comme vers une fontaine de Jouvence, plusieurs centaines de millers de l ecteurs et plusieurs centaines d'amis des lettres, parmi lesquels quel­ques dizaines de v<text:span text:style-name="T1">é</text:span>ritables connaisseurs. Que des <text:span text:style-name="T1">é</text:span>crivains aient trait<text:span text:style-name="T1">é</text:span> en <text:span text:style-name="T1">é</text:span>crivain ce fa<text:span text:style-name="T1">ç</text:span>onnier d'or­dures de m<text:span text:style-name="T1">ê</text:span>me forme, de m<text:span text:style-name="T1">ê</text:span>me trempe, et souvent (comble d'horreur I) sym<text:span text:style-name="T1">é</text:span>triques, cela montre l'anarchie et la mis<text:span text:style-name="T1">è</text:span>re intellectuelle de tout un temps. Ce temps va de 1875 <text:span text:style-name="T1">à</text:span> la mort de Zola, en 1901, soit vingt-six ans. C'est un bon quart du si<text:span text:style-name="T1">è</text:span>cle stupide.</text:p>
      <text:p text:style-name="P38">Or Zola n'est que la suite de Hugo; le natura­lisme n'est que l'aboutissement naturel du roman-</text:p>
      <text:p text:style-name="P52"/>
      <text:p text:style-name="P1">tisme. Il en poss<text:span text:style-name="T1">è</text:span>de les deux principaux caract<text:span text:style-name="T1">è</text:span>res : i<text:span text:style-name="T1">»</text:span> divinisation de l'impulsion sexuelle; 2° pr<text:span text:style-name="T1">é</text:span>do­minance formidable des moyens d'expression sur les id<text:span text:style-name="T1">é</text:span>es ou sentiments <text:span text:style-name="T1">à</text:span> exprimer, en un mot inflation verbale, avec d<text:span text:style-name="T1">é</text:span>pr<text:span text:style-name="T1">é</text:span>ciation cons<text:span text:style-name="T1">é</text:span>cutive de la valeur-r<text:span text:style-name="T1">é</text:span>elle des mots. Le vaste tuyau d'<text:span text:style-name="T1">é</text:span>pan- dage rompu, que repr<text:span text:style-name="T1">é</text:span>sente le naturalisme, est embouti et viss<text:span text:style-name="T1">é</text:span> sur les calembredaines panth<text:span text:style-name="T1">é</text:span>istes du vieux Tartuffe, hyperverbal et logomachique, de Guernesey. Tant il est vrai qu'<text:span text:style-name="T1">à</text:span> la confusion mentale a succ<text:span text:style-name="T1">é</text:span>d<text:span text:style-name="T1">é</text:span>, <text:span text:style-name="T1">à</text:span> toutes les <text:span text:style-name="T1">é</text:span>poques, l'apologie des parties basses.</text:p>
      <text:p text:style-name="P38">Zola qui, pour son <text:span text:style-name="T1">é</text:span>tage intellectuel, n'<text:span text:style-name="T1">é</text:span>tait pas d<text:span text:style-name="T1">é</text:span>nu<text:span text:style-name="T1">é</text:span> de ruse, connaissait cette filiation; il chercha <text:span text:style-name="T1">à</text:span> imiter Hugo en tout (je dis en tout) et <text:span text:style-name="T1">à</text:span> jouer, comme lui, un grand r<text:span text:style-name="T1">ô</text:span>le anarchique et politique. Comme lui, il flatta la d<text:span text:style-name="T1">é</text:span>mocratie, qu'il d<text:span text:style-name="T1">é</text:span>testait au fond, avec une impudeur <text:span text:style-name="T1">é</text:span>gale <text:span text:style-name="T1">à</text:span> celle de ses badigeons. Comme lui, il usa et abusa de ces grands mots abstraits de V<text:span text:style-name="T1">é</text:span>rit<text:span text:style-name="T1">é</text:span>, Justice et Lumi<text:span text:style-name="T1">è</text:span>re, dont il est bien connu qu'ils sont trop vagues pour correspondre <text:span text:style-name="T1">à</text:span> rien de sinc<text:span text:style-name="T1">è</text:span>re, sinon <text:span text:style-name="T1">à</text:span> des <text:span text:style-name="T1">é</text:span>chap­patoires commodes pour le mensonge individuel et universel et pour l'hypocrisie <text:span text:style-name="T1">é</text:span>lectorale. La fourbe de Zola (fort sensible <text:span text:style-name="T1">à</text:span> l'observateur attentif) <text:span text:style-name="T1">é</text:span>tait des mieux feutr<text:span text:style-name="T1">é</text:span>es et masqu<text:span text:style-name="T1">é</text:span>es que j'ai connues, telle qu'au confluent de deux races, l'italienne et la fran<text:span text:style-name="T1">ç</text:span>aise, comme celle de Gambetta. Mais, alors que Gambetta se servait de sa langue pour duper et berner, Zola, lui, se servait de sa plume. Une m<text:span text:style-name="T1">ê</text:span>me fausse rondeur appartenait <text:span text:style-name="T1">à</text:span> l'un et <text:span text:style-name="T1">à</text:span> l'autre.</text:p>
      <text:p text:style-name="P52"/>
      <text:p text:style-name="P1">Ils furent, l'un et l'autre, fort attaqu<text:span text:style-name="T1">é</text:span>s (et <text:span text:style-name="T1">à</text:span> bon droit) par des patriotes clairvoyants, ou de simples amis de la clart<text:span text:style-name="T1">é</text:span> fran<text:span text:style-name="T1">ç</text:span>aise; mais ils eurent, de leur vivant, cette chance que ces attaques ne furent ni tr<text:span text:style-name="T1">è</text:span>s pertinentes, ni tr<text:span text:style-name="T1">è</text:span>s vigoureuses, ni tr<text:span text:style-name="T1">è</text:span>s rensei­gn<text:span text:style-name="T1">é</text:span>es. L'un et l'autre ont fait beaucoup de mal <text:span text:style-name="T1">à</text:span> leur pays. Le croisement de l'italien et du fran<text:span text:style-name="T1">ç</text:span>ais est rarement favorable au fran<text:span text:style-name="T1">ç</text:span>ais ; alors qu'il nous est facile de nous entendre amicalement avec l'ita­lien se donnant comme tel. Un march<text:span text:style-name="T1">é</text:span> est toujours pr<text:span text:style-name="T1">é</text:span>f<text:span text:style-name="T1">é</text:span>rable <text:span text:style-name="T1">à</text:span> un alliage.</text:p>
      <text:p text:style-name="P38">Au manifeste naturaliste, connu sous le nom de Soir<text:span text:style-name="T1">é</text:span>es deM<text:span text:style-name="T1">é</text:span>dan, et compos<text:span text:style-name="T1">é</text:span> de divers r<text:span text:style-name="T1">é</text:span>cits, assez mornes et plats, collabor<text:span text:style-name="T1">è</text:span>rent des <text:span text:style-name="T1">é</text:span>crivains, momen­tan<text:span text:style-name="T1">é</text:span>ment abus<text:span text:style-name="T1">é</text:span>s par le bavardage <text:span text:style-name="T1">é</text:span>pais de Zola, et qui devaient plus tard se s<text:span text:style-name="T1">é</text:span>parer de lui. Huys- mans, par exemple, m<text:span text:style-name="T1">é</text:span>lange singulier d'un style pittoresquement mat<text:span text:style-name="T1">é</text:span>riel et concret et d'aspirations presque mystiques. C'est dans ce recueil aussi que d<text:span text:style-name="T1">é</text:span>buta Guy de Maupassant avec sa fameuse nouvelle Boule de Suif. Ce malheureux gar<text:span text:style-name="T1">ç</text:span>on, rapidement enlev<text:span text:style-name="T1">é</text:span> par la paralysie g<text:span text:style-name="T1">é</text:span>n<text:span text:style-name="T1">é</text:span>rale, m<text:span text:style-name="T1">é</text:span>rite, une men­tion, non pour son talent assez court et d'une imm<text:span text:style-name="T1">é</text:span>­diate brutalit<text:span text:style-name="T1">é</text:span>, mais en raison de la vogue extra­ordinaire que lui valut son exacte adaptation <text:span text:style-name="T1">à</text:span> la m<text:span text:style-name="T1">é</text:span>diocrit<text:span text:style-name="T1">é</text:span> du go<text:span text:style-name="T1">û</text:span>t public. Dans la morne porcherie de Zola, il semblait qu'e<text:span text:style-name="T1">û</text:span>t pouss<text:span text:style-name="T1">é</text:span> une auge <text:span text:style-name="T1">à</text:span> part, contenant un animal aussi sommaire, mais, plus vif. Les contemporains ne se lassaient pas de l'admirer, de confronter <text:span text:style-name="T1">à</text:span> la sienne leur conception de l'existence et de les d<text:span text:style-name="T1">é</text:span>clarer identiques. Maupas-</text:p>
      <text:p text:style-name="P52"/>
      <text:p text:style-name="P1">sant est encore remarquable en ceci, qu'il fait le pont entre Zola et Flaubert, ayant un pilier dans le fumier et un autre pilier dans le <text:span text:style-name="T1">«</text:span> gueuloir <text:span text:style-name="T1">»</text:span> du second. Les soir<text:span text:style-name="T1">é</text:span>es de M<text:span text:style-name="T1">é</text:span>dan rejoignent ainsi les apr<text:span text:style-name="T1">è</text:span>s-midi de Croisset.</text:p>
      <text:p text:style-name="P38">On dit quelquefois que ce qu'il y a de pire c'est _ la corruption du meilleur. C'est possible, et pour­tant le romantisme (d'o<text:span text:style-name="T1">ù</text:span> est issue l'insondable bassesse du naturalisme) <text:span text:style-name="T1">é</text:span>tait lui-m<text:span text:style-name="T1">ê</text:span>me une corrup­tion, mentale et imag<text:span text:style-name="T1">é</text:span>e, une esp<text:span text:style-name="T1">è</text:span>ce de fermentation <text:span text:style-name="T1">à</text:span> vide. 11 a inflig<text:span text:style-name="T1">é</text:span> <text:span text:style-name="T1">à</text:span> l'expression lyrique la m<text:span text:style-name="T1">ê</text:span>me monotonie que le naturalisme a inflig<text:span text:style-name="T1">é</text:span>e <text:span text:style-name="T1">à</text:span> l'expres­sion du r<text:span text:style-name="T1">é</text:span>el. Le manque de vari<text:span text:style-name="T1">é</text:span>t<text:span text:style-name="T1">é</text:span> dans le ton est commun <text:span text:style-name="T1">à</text:span> tous les disciples de Hugo, comme <text:span text:style-name="T1">à</text:span> tous les imitateurs de Zola et de Flaubert. Chez les uns, comme chez les autres, c'est le gaufrier, et une sorte de proc<text:span text:style-name="T1">é</text:span>d<text:span text:style-name="T1">é</text:span> de fabrication, qui fatigue jusqu'<text:span text:style-name="T1">à</text:span> l'exasp<text:span text:style-name="T1">é</text:span>ration le lecteur tant soit peu averti. Qu'est- ce au fpnd que le classicisme (qui n'exclut aucun <text:span text:style-name="T1">é</text:span>lan ni aucune libert<text:span text:style-name="T1">é</text:span>) si ce n'est la soumission <text:span text:style-name="T1">à</text:span> certaines r<text:span text:style-name="T1">è</text:span>gles humaines du raisonnement et de l'<text:span text:style-name="T1">é</text:span>motion, fond<text:span text:style-name="T1">é</text:span>es elles-m<text:span text:style-name="T1">ê</text:span>mes sur le rythme int<text:span text:style-name="T1">é</text:span>­rieur des sentiments et ext<text:span text:style-name="T1">é</text:span>rieur des termes qui les expriment? La vie n'est ni un volcan, ni une fosse d'aisances, et sa complexit<text:span text:style-name="T1">é</text:span> insaisissable (que l'ar­tiste s'<text:span text:style-name="T1">é</text:span>vertue <text:span text:style-name="T1">à</text:span> saisir) passe bien au-dessus des jeux limit<text:span text:style-name="T1">é</text:span>s de la flamme, de la cendre, ou du purin. Mais imaginez quelle somme d'id<text:span text:style-name="T1">é</text:span>es fausses le malheureux lecteur, qui croit d'avance <text:span text:style-name="T1">à</text:span> ce qu'il lit (c'est le cas de tous les primaires), peut puiser dans les <text:span text:style-name="T1">œ</text:span>uvres d'Hugo, de Flaubert et de Zola !</text:p>
      <text:p text:style-name="P52"/>
      <text:p text:style-name="P38">Tandis que le xix<text:span text:style-name="T5">s</text:span> si<text:span text:style-name="T1">è</text:span>cle litt<text:span text:style-name="T1">é</text:span>raire qui avait jou<text:span text:style-name="T1">é</text:span> Fange d<text:span text:style-name="T1">é</text:span>chu, dans sa premi<text:span text:style-name="T1">è</text:span>re moiti<text:span text:style-name="T1">é</text:span>, avec le romantisme, faisait la b<text:span text:style-name="T1">ê</text:span>te <text:span text:style-name="T1">à</text:span> quatre pattes dans sa seconde, une admirable pl<text:span text:style-name="T1">é</text:span>iade d'<text:span text:style-name="T1">é</text:span>crivains et de po<text:span text:style-name="T1">è</text:span>tes de langue -d'oc, ou d'inspiration et de .sensi­bilit<text:span text:style-name="T1">é</text:span> d'oc en langue d'o<text:span text:style-name="T1">ï</text:span>l, m<text:span text:style-name="T1">û</text:span>rissait au soleil de Provence. Je veux parler de ce F<text:span text:style-name="T1">é</text:span>librige si profon­d<text:span text:style-name="T1">é</text:span>ment inconnu, ou m<text:span text:style-name="T1">é</text:span>connu, et si platement raill<text:span text:style-name="T1">é</text:span> et bafou<text:span text:style-name="T1">é</text:span>, qui n'a son analogue qu'au temps de Ronsard, au centre duquel se tient Fr<text:span text:style-name="T1">é</text:span>d<text:span text:style-name="T1">é</text:span>ric Mistral, le v<text:span text:style-name="T1">é</text:span>ritable Altissime du xix°. A l'appa­rition de Mireille, Lamartine, avec cette myst<text:span text:style-name="T1">é</text:span>­rieuse lucidit<text:span text:style-name="T1">é</text:span> qui lui vient par saccades, comme d'un phare <text:span text:style-name="T1">à</text:span> <text:span text:style-name="T1">é</text:span>clipses, mit tout de suite Mistral <text:span text:style-name="T1">à</text:span> son rang. Apr<text:span text:style-name="T1">è</text:span>s vint Armand de Pontmartin. Ensuite il fallut attendre jusqu'<text:span text:style-name="T1">à</text:span> mon p<text:span text:style-name="T1">è</text:span>re pour que justice f<text:span text:style-name="T1">û</text:span>t rendue, publiquement et de fa<text:span text:style-name="T1">ç</text:span>on <text:span text:style-name="T1">é</text:span>clatante, <text:span text:style-name="T1">à</text:span> ce ma<text:span text:style-name="T1">î</text:span>tre des ma<text:span text:style-name="T1">î</text:span>tres. C'est que les lumineuses v<text:span text:style-name="T1">é</text:span>rit<text:span text:style-name="T1">é</text:span>s <text:span text:style-name="T1">é</text:span>manant du Virgile Maijlanais (chez qui revit la magique suavit<text:span text:style-name="T1">é</text:span> de Virgile) <text:span text:style-name="T1">é</text:span>taient au rebours des honteuses bourdes dont on abru­tissait les foules d'alors, des bourdes hugotiques, des bourdes sandiques, des bourdes flaubertiennes, des bourdes de d<text:span text:style-name="T1">é</text:span>mocratie litt<text:span text:style-name="T1">é</text:span>raire et de suffrage universel et vulgaire, des bourdes primaires et d'<text:span text:style-name="T1">é</text:span>cole du soir. L'art qui proclamait dans une for­mule immortelle, <text:span text:style-name="T1">«</text:span> luise tout ce qui est beau, que tout ce qui est laid se cache <text:span text:style-name="T1">»</text:span>, un tel art devait <text:span text:style-name="T1">ê</text:span>tre soit dissimul<text:span text:style-name="T1">é</text:span>, soit tourn<text:span text:style-name="T1">é</text:span> en d<text:span text:style-name="T1">é</text:span>rision par ces glorificateurs du n<text:span text:style-name="T1">é</text:span>ant dont le dernier en date est le juif obsc<text:span text:style-name="T1">è</text:span>ne Catulle Mend<text:span text:style-name="T1">è</text:span>s. Ceux qui <text:span text:style-name="T1">é</text:span>touffaient</text:p>
      <text:p text:style-name="P52"/>
      <text:p text:style-name="P1">ou attaquaient le f<text:span text:style-name="T1">é</text:span>librige, soit comme <text:span text:style-name="T1">«</text:span> incom­pr<text:span text:style-name="T1">é</text:span>hensible en fran<text:span text:style-name="T1">ç</text:span>ais <text:span text:style-name="T1">»</text:span>, soit comme <text:span text:style-name="T1">«</text:span> s<text:span text:style-name="T1">é</text:span>paratiste <text:span text:style-name="T1">»</text:span>, combattaient en lui, au fond, une esth<text:span text:style-name="T1">é</text:span>tique tradi­tionnelle, mortelle <text:span text:style-name="T1">à</text:span> la leur, une raison capable d'annihiler leurs instincts. Ils lui en voulaient de brandir le flambeau de sinc<text:span text:style-name="T1">é</text:span>rit<text:span text:style-name="T1">é</text:span> au-dessus de la tourbe de leurs attitudes et de leurs mensonges. Le mistralisme est, au xix<text:span text:style-name="T5">e</text:span> si<text:span text:style-name="T1">è</text:span>cle, la seule <text:span text:style-name="T1">é</text:span>cole de po<text:span text:style-name="T1">é</text:span>sie vraie, naturelle en ses racines, simple et droite en sa tige, embaum<text:span text:style-name="T1">é</text:span>e et complexe en ses fleurs. Mistral est le type du g<text:span text:style-name="T1">é</text:span>nie <text:span text:style-name="T1">é</text:span>quilibr<text:span text:style-name="T1">é</text:span> et par­faitement ma<text:span text:style-name="T1">î</text:span>tre de soi-m<text:span text:style-name="T1">ê</text:span>me, qui est le g<text:span text:style-name="T1">é</text:span>nie pour de bon, l'autre, celui de la d<text:span text:style-name="T1">é</text:span>mesure, n'en <text:span text:style-name="T1">é</text:span>tant, en somme, que la caricature. Il est au Rh<text:span text:style-name="T1">ô</text:span>ne ce ce que Goethe est au Rhin, ce qu<text:span text:style-name="T1">é</text:span> Ronsard est <text:span text:style-name="T1">à</text:span> la Loire, ce que Villon est <text:span text:style-name="T1">à</text:span> la Seine. Car le g<text:span text:style-name="T1">é</text:span>nie po<text:span text:style-name="T1">é</text:span>tique contracte avec l'eau les m<text:span text:style-name="T1">ê</text:span>mes rapports myst<text:span text:style-name="T1">é</text:span>rieux que la civilisation.</text:p>
      <text:p text:style-name="P38">L'explication courante ne tient pas, du d<text:span text:style-name="T1">é</text:span>pris o<text:span text:style-name="T1">ù</text:span> fut maintenue la pl<text:span text:style-name="T1">é</text:span>iade f<text:span text:style-name="T1">é</text:span>libr<text:span text:style-name="T1">é</text:span>enne pendant pr<text:span text:style-name="T1">è</text:span>s de soixante ans : <text:span text:style-name="T1">«</text:span> C'est <text:span text:style-name="T1">é</text:span>crit en patois, donc incom­pr<text:span text:style-name="T1">é</text:span>hensible. <text:span text:style-name="T1">»</text:span> D'abord la langue d'oc, qui a fourni, au si<text:span text:style-name="T1">è</text:span>cle pass<text:span text:style-name="T1">é</text:span>, toute une litt<text:span text:style-name="T1">é</text:span>rature <text:span text:style-name="T1">à</text:span> la France et brill<text:span text:style-name="T1">é</text:span>, au moyen <text:span text:style-name="T1">â</text:span>ge, d'un incomparable <text:span text:style-name="T1">é</text:span>clat avec les troubadours, n'est pas un patois. La v<text:span text:style-name="T1">é</text:span>rit<text:span text:style-name="T1">é</text:span> est que trois s<text:span text:style-name="T1">é</text:span>ries d'<text:span text:style-name="T1">œ</text:span>uvres et de chefs-d'<text:span text:style-name="T1">œ</text:span>uvre forment notre patrimoine national, au cours des <text:span text:style-name="T1">â</text:span>ges et jusqu'au xvi<text:span text:style-name="T5">e</text:span> si<text:span text:style-name="T1">è</text:span>cle inclus : la litt<text:span text:style-name="T1">é</text:span>rature fran<text:span text:style-name="T1">ç</text:span>aise de langue d'o<text:span text:style-name="T1">ï</text:span>l ; la litt<text:span text:style-name="T1">é</text:span>rature fran<text:span text:style-name="T1">ç</text:span>aise, de langue d'oc; la litt<text:span text:style-name="T1">é</text:span>rature fran<text:span text:style-name="T1">ç</text:span>aise en latin, sur laquelle le po<text:span text:style-name="T1">è</text:span>te <text:span text:style-name="T1">é</text:span>rudit Pierre de Nolhac a fait de</text:p>
      <text:p text:style-name="P52"/>
      <text:p text:style-name="P1">si beaux et d<text:span text:style-name="T1">é</text:span>cisifs travaux. Il s'est produit, au xix<text:span text:style-name="T1">®</text:span> si<text:span text:style-name="T1">è</text:span>cle, une r<text:span text:style-name="T1">é</text:span>viviscence de la litt<text:span text:style-name="T1">é</text:span>rature d'oc (et en proven<text:span text:style-name="T1">ç</text:span>al et en fran<text:span text:style-name="T1">ç</text:span>ais) qui, <text:span text:style-name="T1">à</text:span> notre avis, d<text:span text:style-name="T1">é</text:span>passe la litt<text:span text:style-name="T1">é</text:span>rature d'o<text:span text:style-name="T1">ï</text:span>l, proprement dite, <text:span text:style-name="T1">à</text:span> la m<text:span text:style-name="T1">ê</text:span>me <text:span text:style-name="T1">é</text:span>poque. J'ai d<text:span text:style-name="T1">é</text:span>j<text:span text:style-name="T1">à</text:span> expos<text:span text:style-name="T1">é</text:span> comment, selon nous, Alphonse Daudet appartient au cycle f<text:span text:style-name="T1">é</text:span>li- br<text:span text:style-name="T1">é</text:span>en, ainsi d'ailleurs que Paul Ar<text:span text:style-name="T1">è</text:span>ne, le Nerval du Midi, dont il a la gr<text:span text:style-name="T1">â</text:span>ce et la perfection, non le myst<text:span text:style-name="T1">è</text:span>re, ni l'<text:span text:style-name="T1">é</text:span>cheveau.</text:p>
      <text:p text:style-name="P38">Ensuite il existe d'excellentes traductions (de la main de ces po<text:span text:style-name="T1">è</text:span>tes eux-m<text:span text:style-name="T1">ê</text:span>mes) de Mistral, d'Au- banel et de Roumanille, pour ne citer que ces trois ma<text:span text:style-name="T1">î</text:span>tres. Il est donc au moins aussi facile de les lire et de les <text:span text:style-name="T1">é</text:span>tudier que G<text:span text:style-name="T1">œ</text:span>the, par exemple, ou que Shakespeare, quand on ne sait ni l'allemand, ni l'anglais. Outre que le proven<text:span text:style-name="T1">ç</text:span>al n'est pas si <text:span text:style-name="T1">é</text:span>loign<text:span text:style-name="T1">é</text:span> du fran<text:span text:style-name="T1">ç</text:span>ais, ni du latin qu'on ne le devine <text:span text:style-name="T1">à</text:span> peu pr<text:span text:style-name="T1">è</text:span>s, <text:span text:style-name="T1">à</text:span> travers l'ensoleillement des finales. Le romanisme est plus proche de nous, et de notre com­pr<text:span text:style-name="T1">é</text:span>hension, que de celle des Germains par exemple, qui ont pourtant consacr<text:span text:style-name="T1">é</text:span>, <text:span text:style-name="T1">à</text:span> Mistral et au f<text:span text:style-name="T1">é</text:span>librige, plusieurs chaires de leurs universit<text:span text:style-name="T1">é</text:span>s. Disons sim­plement que la mise sous le boisseau d'une telle richesse nationale est une absurdit<text:span text:style-name="T1">é</text:span>. C'est un scan­dale ineffa<text:span text:style-name="T1">ç</text:span>able, pour l'Acad<text:span text:style-name="T1">é</text:span>mie fran<text:span text:style-name="T1">ç</text:span>aise, que de n'avoir pas offert un fauteuil <text:span text:style-name="T1">à</text:span> Mistral. Il ne pouvait le solliciter, mais il l'eut accept<text:span text:style-name="T1">é</text:span>, si on le lui e<text:span text:style-name="T1">û</text:span>t offert. L'Acad<text:span text:style-name="T1">é</text:span>mie a pr<text:span text:style-name="T1">é</text:span>f<text:span text:style-name="T1">é</text:span>r<text:span text:style-name="T1">é</text:span> Aicard, prosa­teur inexistant, po<text:span text:style-name="T1">è</text:span>te nul, ris<text:span text:style-name="T1">é</text:span>e de toute la litt<text:span text:style-name="T1">é</text:span>ra­ture proven<text:span text:style-name="T1">ç</text:span>ale et de tous les gens de go<text:span text:style-name="T1">û</text:span>t.</text:p>
      <text:p text:style-name="P38">Ce qui montre bien la mauvaise foi et la sottise</text:p>
      <text:p text:style-name="P52"/>
      <text:p text:style-name="P1">des contempteurs du mistralisme, c'est le sort fait, en France, pendant le Stupide, <text:span text:style-name="T1">à</text:span> de faux bardes <text:span text:style-name="T1">é</text:span>cossais, ou <text:span text:style-name="T1">à</text:span> des dramaturges norv<text:span text:style-name="T1">é</text:span>giens, ou <text:span text:style-name="T1">à</text:span> de mornes exalt<text:span text:style-name="T1">é</text:span>s am<text:span text:style-name="T1">é</text:span>ricains (je dis ceci pour Whit- man, non pour l'extraordinaire Edgar Poe) dans le m<text:span text:style-name="T1">ê</text:span>me temps qu'on d<text:span text:style-name="T1">é</text:span>daignait syst<text:span text:style-name="T1">é</text:span>matiquement le Virgile Maillanais et l'Ovide, ou le Catulle avignon- nais. Car la Grenade Entrouverte et les Filles d'Avignon d'Aubanel laissent loin derri<text:span text:style-name="T1">è</text:span>re elles, pour le jet lyrico-sensuel et les inclusions exquises de couleur dans la lumi<text:span text:style-name="T1">è</text:span>re, les pi<text:span text:style-name="T1">è</text:span>ces les plus fameuses de Henri Heine et de Lenau. De m<text:span text:style-name="T1">ê</text:span>me, les contes et po<text:span text:style-name="T1">é</text:span>sies famili<text:span text:style-name="T1">è</text:span>res de Roumanille res­pirent une bonhomie, assaisonn<text:span text:style-name="T1">é</text:span>e de malicieux bon sens, qui qualifie et sp<text:span text:style-name="T1">é</text:span>cifie la plus fine veine de la tradition litt<text:span text:style-name="T1">é</text:span>raire fran<text:span text:style-name="T1">ç</text:span>aise, de nos proverbes et fabliaux. Des dizaines de milliers de lecteurs et d'admirateurs virtuels existaient, dans les trois g<text:span text:style-name="T1">é</text:span>n<text:span text:style-name="T1">é</text:span>rations de 1860, de 1875 et de 1890, pour ces trois cat<text:span text:style-name="T1">é</text:span>gories de chefs-d'<text:span text:style-name="T1">œ</text:span>uvre, personnifi<text:span text:style-name="T1">é</text:span>es dans ces trois po<text:span text:style-name="T1">è</text:span>tes, si divers et group<text:span text:style-name="T1">é</text:span>s comme le furent du Bellay, de Ba<text:span text:style-name="T1">ï</text:span>f et Ronsard. Il s agit ici d'un art direct, humain par ses attaches au sol, et divin par ses ailes, que les illettr<text:span text:style-name="T1">é</text:span>s eux-m<text:span text:style-name="T1">ê</text:span>mes comprennent et savourent, <text:span text:style-name="T1">à</text:span> condition de n'avoir point le go<text:span text:style-name="T1">û</text:span>t naturel, ni la curiosit<text:span text:style-name="T1">é</text:span> instinctive, d<text:span text:style-name="T1">é</text:span>form<text:span text:style-name="T1">é</text:span>s ni pervertis par un enseignement de t<text:span text:style-name="T1">é</text:span>n<text:span text:style-name="T1">è</text:span>bres. Non, le vrai motif de la m<text:span text:style-name="T1">é</text:span>connaissance de la Pl<text:span text:style-name="T1">é</text:span>iade proven<text:span text:style-name="T1">ç</text:span>ale, ce fut, avec une envie concentr<text:span text:style-name="T1">é</text:span>e dans quelques c<text:span text:style-name="T1">é</text:span>nacles litt<text:span text:style-name="T1">é</text:span>raires (o<text:span text:style-name="T1">ù</text:span> tra<text:span text:style-name="T1">î</text:span>nait, sans fondre, un iceberg de fiel comme</text:p>
      <text:p text:style-name="P32"/>
      <text:p text:style-name="P1">Leconle de Lisle), une certaine app<text:span text:style-name="T1">é</text:span>tence bizarre de la trivialit<text:span text:style-name="T1">é</text:span> et de la laideur. Ce renversement de l'esth<text:span text:style-name="T1">é</text:span>tique <text:span text:style-name="T1">é</text:span>tait lui-m<text:span text:style-name="T1">ê</text:span>me, <text:span text:style-name="T1">à</text:span> mon avis, une cons<text:span text:style-name="T1">é</text:span>­quence du mat<text:span text:style-name="T1">é</text:span>rialisme <text:span text:style-name="T1">é</text:span>pais qui serpente, le long du xix" si<text:span text:style-name="T1">è</text:span>cle, parall<text:span text:style-name="T1">è</text:span>lement au fade et <text:span text:style-name="T1">é</text:span>c<text:span text:style-name="T1">œ</text:span>urant &lt;<text:span text:style-name="T1">ï</text:span> id<text:span text:style-name="T1">é</text:span>alisme <text:span text:style-name="T1">»</text:span> de Cousin et de son <text:span text:style-name="T1">é</text:span>cole.</text:p>
      <text:p text:style-name="P38">Les Lettres de mon moulin, l'Art<text:span text:style-name="T1">é</text:span>sienne, Sapho, m<text:span text:style-name="T1">ê</text:span>me l'Immortel, le grisant Tr<text:span text:style-name="T1">é</text:span>sor d'Arlatan, Voil<text:span text:style-name="T1">à</text:span> le Daudet f<text:span text:style-name="T1">é</text:span>libr<text:span text:style-name="T1">é</text:span>en, qui a trouv<text:span text:style-name="T1">é</text:span> l'harmonieuse conjonction de l'o<text:span text:style-name="T1">ï</text:span>l et de l'oc, dans l'impression comme dans l'expression, et qui regrettait de ne pouvoir, tel Montaigne, entrelarder son style de latin. Dans la prose, comme dans la po<text:span text:style-name="T1">é</text:span>sie, la lumi<text:span text:style-name="T1">è</text:span>re compte, <text:span text:style-name="T1">é</text:span>l<text:span text:style-name="T1">é</text:span>ment impalpable, mais essentiel, et sans lequel l'<text:span text:style-name="T1">œ</text:span>uvre la plus laborieuse et la mieux r<text:span text:style-name="T1">é</text:span>ussie n'augmente point en nous le tonus vital. Il ne s'agit pas seulement, quand nous ouvrons l'auteur pr<text:span text:style-name="T1">é</text:span>f<text:span text:style-name="T1">é</text:span>r<text:span text:style-name="T1">é</text:span>, de nous distraire de la vie courante et de nous <text:span text:style-name="T1">é</text:span>mouvoir par la fiction et le r<text:span text:style-name="T1">ê</text:span>ve ; nous d<text:span text:style-name="T1">é</text:span>sirons encore respirer mieux et plus largement, sentir couler dans nos veines un sang plus vif et plus chaud. Cherchez (parmi les plus c<text:span text:style-name="T1">é</text:span>l<text:span text:style-name="T1">è</text:span>bres) les auteurs d'o<text:span text:style-name="T1">ï</text:span>l du si<text:span text:style-name="T1">è</text:span>cle des lumi<text:span text:style-name="T1">è</text:span>res, qui vous donnent une telle sensation. Puis passez aux autres, <text:span text:style-name="T1">à</text:span> Daudet, <text:span text:style-name="T1">à</text:span> Ar<text:span text:style-name="T1">è</text:span>ne, gens d'oc en fran<text:span text:style-name="T1">ç</text:span>ais, <text:span text:style-name="T1">à</text:span> Mistral, <text:span text:style-name="T1">à</text:span> Aubanel, <text:span text:style-name="T1">à</text:span> Roumanille, gens d'oc en proven<text:span text:style-name="T1">ç</text:span>al, et vous m'en donnerez des nou­velles! Celui qui n'a pas capt<text:span text:style-name="T1">é</text:span> le soleil ne captera pas d<text:span text:style-name="T1">é</text:span>finitivement les intelligences, car l'intelligence joyeuse de l'homme (tr<text:span text:style-name="T1">è</text:span>s distincte de l'intelligence morose, qui n'est pas la v<text:span text:style-name="T1">é</text:span>ritable Raison) est une</text:p>
      <text:p text:style-name="P52"/>
      <text:p text:style-name="P1">inclusion de la lumi<text:span text:style-name="T1">è</text:span>re solaire, un feu rythmique et doux, retenu et comment<text:span text:style-name="T1">é</text:span> par l'<text:span text:style-name="T1">â</text:span>me.</text:p>
      <text:p text:style-name="P38">Tous ces romans de l'<text:span text:style-name="T1">é</text:span>cole r<text:span text:style-name="T1">é</text:span>aliste, qui vont de 1860 <text:span text:style-name="T1">à</text:span> 1900, m<text:span text:style-name="T1">ê</text:span>me les plus renomm<text:span text:style-name="T1">é</text:span>s et lou<text:span text:style-name="T1">é</text:span>s, de Flaubert comme de Maupassant et des Goncourt comme d'Huysmans, participent d'un ciel bas et brumeux, ou de la chute du jour, apr<text:span text:style-name="T1">è</text:span>s la d<text:span text:style-name="T1">é</text:span>dorure cr<text:span text:style-name="T1">é</text:span>pusculaire. Le soleil, m<text:span text:style-name="T1">ê</text:span>l<text:span text:style-name="T1">é</text:span> au vent, est chez Barbey d'Aurevilly; le soleil scintillant est chez Daudet. Ne croyez pas <text:span text:style-name="T1">à</text:span> une m<text:span text:style-name="T1">é</text:span>taphore.</text:p>
      <text:p text:style-name="P38">Avec la distance de l'histoire <text:span text:style-name="T1">à</text:span> la po<text:span text:style-name="T1">é</text:span>sie <text:span text:style-name="T1">é</text:span>pique et lyrique, la m<text:span text:style-name="T1">é</text:span>connaissance de Fustel de Cou- langes est <text:span text:style-name="T1">à</text:span> rapprocher de celle de Mistral. Comme Mistral est le plus grand po<text:span text:style-name="T1">è</text:span>te du xix<text:span text:style-name="T5">e</text:span> si<text:span text:style-name="T1">è</text:span>cle fran­<text:span text:style-name="T1">ç</text:span>ais, Fustel en est, sans contredit, le plus grand historien. Sa Cit<text:span text:style-name="T1">é</text:span> antique <text:span text:style-name="T1">é</text:span>claire toute l'antiquit<text:span text:style-name="T1">é</text:span> par la religion des anc<text:span text:style-name="T1">ê</text:span>tres et restaure les droits sacr<text:span text:style-name="T1">é</text:span>s de la propri<text:span text:style-name="T1">é</text:span>t<text:span text:style-name="T1">é</text:span>, ce champ de l'a<text:span text:style-name="T1">ï</text:span>eul. Ses Institutions politiques de ! ancienne France d<text:span text:style-name="T1">é</text:span>trui­sent, an<text:span text:style-name="T1">é</text:span>antissent ce pr<text:span text:style-name="T1">é</text:span>jug<text:span text:style-name="T1">é</text:span>, export<text:span text:style-name="T1">é</text:span> d<text:span text:style-name="T1">è</text:span>s le xvm<text:span text:style-name="T5">e</text:span> si<text:span text:style-name="T1">è</text:span>cle et plus que virulent au xix<text:span text:style-name="T5">e</text:span>, ce pr<text:span text:style-name="T1">é</text:span>jug<text:span text:style-name="T1">é</text:span> meurtrier., fondement de la lutte des classes et excuse des fureurs et de l'insanit<text:span text:style-name="T1">é</text:span> r<text:span text:style-name="T1">é</text:span>volutionnaires, ce pr<text:span text:style-name="T1">é</text:span>jug<text:span text:style-name="T1">é</text:span> de guerre civile, d'apr<text:span text:style-name="T1">è</text:span>s lequel la popu­lation autochtone de la Gaule aurait <text:span text:style-name="T1">é</text:span>t<text:span text:style-name="T1">é</text:span> r<text:span text:style-name="T1">é</text:span>duite en esclavage par les envahisseurs germains.</text:p>
      <text:p text:style-name="P38"><text:span text:style-name="T1">«</text:span> H est (ce pr<text:span text:style-name="T1">é</text:span>jug<text:span text:style-name="T1">é</text:span>) (nous dit Fustel) pour beau- <text:span text:style-name="T1">«</text:span> coup d'historiens, et pour la foule, la source d'o<text:span text:style-name="T1">ù</text:span> <text:span text:style-name="T1">«</text:span> est venu tout l'ancien r<text:span text:style-name="T1">é</text:span>gime. Les seigneurs f<text:span text:style-name="T1">é</text:span>o- d daux se sont vant<text:span text:style-name="T1">é</text:span>s d'<text:span text:style-name="T1">ê</text:span>tre les fils des conqu<text:span text:style-name="T1">é</text:span>- &lt;r rants ; les bourgeois et les paysans ont cru que l<text:span text:style-name="T12">e</text:span></text:p>
      <text:p text:style-name="P52"/>
      <text:p text:style-name="P1">(( servage de la pl<text:span text:style-name="T1">è</text:span>be leur avait <text:span text:style-name="T1">é</text:span>t<text:span text:style-name="T1">é</text:span> impos<text:span text:style-name="T1">é</text:span> par <text:span text:style-name="T1">«</text:span> l'<text:span text:style-name="T1">é</text:span>p<text:span text:style-name="T1">é</text:span>e d'un vainqueur. Chacun s'est ainsi figur<text:span text:style-name="T1">é</text:span> (( une conqu<text:span text:style-name="T1">ê</text:span>te originelle, d'o<text:span text:style-name="T1">ù</text:span> <text:span text:style-name="T1">é</text:span>tait venu son <text:span text:style-name="T1">«</text:span> bonheur ou sa souffrance, sa richesse ou sa <text:span text:style-name="T1">«</text:span> mis<text:span text:style-name="T1">è</text:span>re, sa condition de ma<text:span text:style-name="T1">î</text:span>tre ou sa condition (( d'esclave. Une conqu<text:span text:style-name="T1">ê</text:span>te, c'est-<text:span text:style-name="T1">à</text:span>-dire un acte <text:span text:style-name="T1">«</text:span> brutal, serait ainsi l'origine de l'ancienne soci<text:span text:style-name="T1">é</text:span>t<text:span text:style-name="T1">é</text:span> <text:span text:style-name="T1">«</text:span> fran<text:span text:style-name="T1">ç</text:span>aise. Tous les grands faits de notre histoire <text:span text:style-name="T1">«</text:span> ont <text:span text:style-name="T1">é</text:span>t<text:span text:style-name="T1">é</text:span> appr<text:span text:style-name="T1">é</text:span>ci<text:span text:style-name="T1">é</text:span>s et jug<text:span text:style-name="T1">é</text:span>s au nom de cette ini- <text:span text:style-name="T1">«</text:span> quit<text:span text:style-name="T1">é</text:span> premi<text:span text:style-name="T1">è</text:span>re. La f<text:span text:style-name="T1">é</text:span>odalit<text:span text:style-name="T1">é</text:span> a <text:span text:style-name="T1">é</text:span>t<text:span text:style-name="T1">é</text:span> pr<text:span text:style-name="T1">é</text:span>sent<text:span text:style-name="T1">é</text:span>e <text:span text:style-name="T1">«</text:span> comme le r<text:span text:style-name="T1">è</text:span>gne des conqu<text:span text:style-name="T1">é</text:span>rants, l'affranchisse- <text:span text:style-name="T1">«</text:span> ment des communes comme le r<text:span text:style-name="T1">é</text:span>veil des vain- <text:span text:style-name="T1">«</text:span> eus, et la R<text:span text:style-name="T1">é</text:span>volution de 1789 comme leur <text:span text:style-name="T1">«</text:span> revanche. <text:span text:style-name="T1">»</text:span></text:p>
      <text:p text:style-name="P38">Fustel ajoute, en son magnifique langage, qui semble grav<text:span text:style-name="T1">é</text:span> dans une pierre heureuse, que cette opinion funeste de la dualit<text:span text:style-name="T1">é</text:span> fran<text:span text:style-name="T1">ç</text:span>aise <text:span text:style-name="T1">«</text:span> est n<text:span text:style-name="T1">é</text:span>e de <text:span text:style-name="T1">«</text:span> l'antagonisme des classes et a grandi avec cet (( antagonisme. Elle p<text:span text:style-name="T1">è</text:span>se encore sur notre soci<text:span text:style-name="T1">é</text:span>t<text:span text:style-name="T1">é</text:span> <text:span text:style-name="T1">«</text:span> pr<text:span text:style-name="T1">é</text:span>sente. Opinion dangereuse, qui a r<text:span text:style-name="T1">é</text:span>pandu &lt;( dans les esprits des id<text:span text:style-name="T1">é</text:span>es fausses sur la mani<text:span text:style-name="T1">è</text:span>re <text:span text:style-name="T1">«</text:span> dont se constituent les soci<text:span text:style-name="T1">é</text:span>t<text:span text:style-name="T1">é</text:span>s humaines, et qui <text:span text:style-name="T1">«</text:span> a aussi r<text:span text:style-name="T1">é</text:span>pandu dans les c<text:span text:style-name="T1">œ</text:span>urs les sentiments <text:span text:style-name="T1">«</text:span> mauvais de rancune et de vengeance. C'est la <text:span text:style-name="T1">«</text:span> haine qui l'a engendr<text:span text:style-name="T1">é</text:span>e, et elle perp<text:span text:style-name="T1">é</text:span>tue la (( haine, <text:span text:style-name="T1">»</text:span></text:p>
      <text:p text:style-name="P38">Le destructeur du principe faux, d'apr<text:span text:style-name="T1">è</text:span>s lequel la propri<text:span text:style-name="T1">é</text:span>t<text:span text:style-name="T1">é</text:span> <text:span text:style-name="T1">«</text:span> c'est le vol <text:span text:style-name="T1">»</text:span>, de l'autre principe faux, d'apr<text:span text:style-name="T1">è</text:span>s lequel la diff<text:span text:style-name="T1">é</text:span>rence actuelle des classes per­p<text:span text:style-name="T1">é</text:span>tue une expropriation brutale des Gaulois par les envahisseurs Francs, le restaurateur de l'id<text:span text:style-name="T1">é</text:span>e d'unit<text:span text:style-name="T1">é</text:span></text:p>
      <text:p text:style-name="P52"/>
      <text:p text:style-name="P1">et d'union nationales, <text:span text:style-name="T13">Fustel .de </text:span>Coulanges enfin, est, non seulement, notre plus pure gloire histo­rique, mais le bienfaiteur de notre pays. Il est l'antidote de Michelet et le grand ma<text:span text:style-name="T1">î</text:span>tre de l'inter­pr<text:span text:style-name="T1">é</text:span>tation saine et g<text:span text:style-name="T1">é</text:span>niale de textes scrupuleusement exacts. C'est en raison m<text:span text:style-name="T1">ê</text:span>me de cette vertu qu'il a <text:span text:style-name="T1">é</text:span>t<text:span text:style-name="T1">é</text:span> tenu sous le boisseau par toute l'<text:span text:style-name="T1">é</text:span>cole histo­rique r<text:span text:style-name="T1">é</text:span>volutionnaire triomphante, avec une vigi­lance unique. L'Universit<text:span text:style-name="T1">é</text:span> presque tout enti<text:span text:style-name="T1">è</text:span>re s'est ligu<text:span text:style-name="T1">é</text:span>e, pendant quarante ans, <text:span text:style-name="T1">à</text:span> la mani<text:span text:style-name="T1">è</text:span>re huguenote, contre ce grand universitaire, coupable d'arracher sa Patrie aux doctrines de haine. Un tra­vail sourd, mais continu, dont Maurras nous a cont<text:span text:style-name="T1">é</text:span> l'<text:span text:style-name="T1">é</text:span>difiante histoire, s'est poursuivi contre cette pure gloire, pour emp<text:span text:style-name="T1">ê</text:span>cher ses rayons de se propa­ger. C'est l<text:span text:style-name="T1">à</text:span> un des cas les plus saisissants et les plus probants du dressage m<text:span text:style-name="T1">é</text:span>thodique de toute une <text:span text:style-name="T1">é</text:span>lite contre les bons serviteurs du peuple, auquel appar­tient cette <text:span text:style-name="T1">é</text:span>lite. Je ne crois qu'<text:span text:style-name="T1">à</text:span> la derni<text:span text:style-name="T1">è</text:span>re limite, en une telle mati<text:span text:style-name="T1">è</text:span>re, aux conjurations organis<text:span text:style-name="T1">é</text:span>es contre une <text:span text:style-name="T1">œ</text:span>uvre, ou contre un homme. Mais la conjuration spontan<text:span text:style-name="T1">é</text:span>e d'int<text:span text:style-name="T1">é</text:span>r<text:span text:style-name="T1">ê</text:span>ts vils, passionn<text:span text:style-name="T1">é</text:span>s et joints, est indiscutable. Elle a fonctionn<text:span text:style-name="T1">é</text:span> contre Fustel; et elle a pu fonctionner, parce que l'am­biance universitaire <text:span text:style-name="T1">é</text:span>tait sotte et sans patriotisme.</text:p>
      <text:p text:style-name="P38">La th<text:span text:style-name="T1">è</text:span>se des deux France, victorieusement combattue par Fustel, <text:span text:style-name="T1">é</text:span>tait demeur<text:span text:style-name="T1">é</text:span>e si vivace chez ceux de la g<text:span text:style-name="T1">é</text:span>n<text:span text:style-name="T1">é</text:span>ration de 1870 (je veux dire qui avaient une trentaine d'ann<text:span text:style-name="T1">é</text:span>es en 1870) que m<text:span text:style-name="T1">ê</text:span>me un <text:span text:style-name="T1">é</text:span>crivain et un philosophe r<text:span text:style-name="T1">é</text:span>actionnaire de la valeur de Drumont lui accordait encore un certain</text:p>
      <text:p text:style-name="P52"/>
      <text:p text:style-name="P1">cr<text:span text:style-name="T1">é</text:span>dit. J'ai eu plusieurs discussions, <text:span text:style-name="T1">à</text:span> ce sujet, avec l'auteur de la France juive ; et quand, apr<text:span text:style-name="T1">è</text:span>s un copieux <text:span text:style-name="T1">é</text:span>talage des arguments fusteliens, je croyais l'avoir convaincu, il reprenait, riant dans sa barbe et tisonnant son feu : <text:span text:style-name="T1">«</text:span> Tout de m<text:span text:style-name="T1">ê</text:span>me, mon ami, <text:span text:style-name="T1">«</text:span> le prol<text:span text:style-name="T1">é</text:span>tariat actuel continue la servitude de nos <text:span text:style-name="T1">«</text:span> p<text:span text:style-name="T1">è</text:span>res gaulois. Oh! cela ne para<text:span text:style-name="T1">î</text:span>t gu<text:span text:style-name="T1">è</text:span>re niable! <text:span text:style-name="T1">»</text:span> Il est vrai que peu d'hommes ont eu, au m<text:span text:style-name="T1">ê</text:span>me degr<text:span text:style-name="T1">é</text:span> que Drumont, la facult<text:span text:style-name="T1">é</text:span> de ne pas <text:span text:style-name="T1">é</text:span>couter un argument, qui contrariait leur opinion. Il se faisait, lui si sinc<text:span text:style-name="T1">è</text:span>re, sur un certain point, une certaine erreur conventionnelle, un paysage imaginatif, auquel il se reportait avec plaisir, et dont il ne voulait plus d<text:span text:style-name="T1">é</text:span>mordre. Gela <text:span text:style-name="T1">é</text:span>tait, quant <text:span text:style-name="T1">à</text:span> l'inva­sion germanique et <text:span text:style-name="T1">à</text:span> ses cons<text:span text:style-name="T1">é</text:span>quences, d'autant plus surprenant que cette th<text:span text:style-name="T1">è</text:span>se allait au rebours de son m<text:span text:style-name="T1">é</text:span>pris, tr<text:span text:style-name="T1">è</text:span>s profond, tr<text:span text:style-name="T1">è</text:span>s r<text:span text:style-name="T1">é</text:span>el, pour les r<text:span text:style-name="T1">é</text:span>vo­lutionnaires et la R<text:span text:style-name="T1">é</text:span>volution... Nous sommes tous fagot<text:span text:style-name="T1">é</text:span>s de diverses pi<text:span text:style-name="T1">è</text:span>ces, disait Montaigne.</text:p>
      <text:p text:style-name="P38">En r<text:span text:style-name="T1">é</text:span>sum<text:span text:style-name="T1">é</text:span>, toutes les couronnes, tous les lau­riers, du xix<text:span text:style-name="T5">e</text:span> si<text:span text:style-name="T1">è</text:span>cle fran<text:span text:style-name="T1">ç</text:span>ais sont all<text:span text:style-name="T1">é</text:span>s, en po<text:span text:style-name="T1">é</text:span>sie, <text:span text:style-name="T1">à</text:span> Hugo et, en histoire, <text:span text:style-name="T1">à</text:span> Michelet, repr<text:span text:style-name="T1">é</text:span>sentants <text:span text:style-name="T1">é</text:span>lo­quents et lyriques del<text:span text:style-name="T1">à</text:span> d<text:span text:style-name="T1">é</text:span>raison et de la d<text:span text:style-name="T1">é</text:span>mesure, dont l'influence sur l'esprit public a <text:span text:style-name="T1">é</text:span>t<text:span text:style-name="T1">é</text:span> nocive. Au lieu que deux bienfaiteurs de la nation, deux sages de g<text:span text:style-name="T1">é</text:span>nie, tels que Mistral et Fustel, ont <text:span text:style-name="T1">é</text:span>t<text:span text:style-name="T1">é</text:span> syst<text:span text:style-name="T1">é</text:span>­matiquement d<text:span text:style-name="T1">é</text:span>laiss<text:span text:style-name="T1">é</text:span>s et tenus <text:span text:style-name="T1">à</text:span> l'<text:span text:style-name="T1">é</text:span>cart. A cela, pas d'autre raison que l'infirmit<text:span text:style-name="T1">é</text:span> du jugement des contemporains, accompagn<text:span text:style-name="T1">é</text:span>e, comme c'est la r<text:span text:style-name="T1">è</text:span>gle, d'une b<text:span text:style-name="T1">é</text:span>ate satisfaction de soi. Faites une exp<text:span text:style-name="T1">é</text:span>­rience. Prenez <text:span text:style-name="T1">à</text:span> la Biblioth<text:span text:style-name="T1">è</text:span>que Nationale, une</text:p>
      <text:p text:style-name="P52"/>
      <text:p text:style-name="P1">suite de journaux de i83o, de 1860, de 1890, ou de num<text:span text:style-name="T1">é</text:span>ros, <text:span text:style-name="T1">à</text:span> trente ans d'intervalle, de l'Illus­tration (qui refl<text:span text:style-name="T1">è</text:span>te assez bien l'esprit public de la bourgeoisie <text:span text:style-name="T1">é</text:span>clair<text:span text:style-name="T1">é</text:span>e et faiseuse de r<text:span text:style-name="T1">é</text:span>putations) et voyez la bonne opinion que tous ces braves gens ont d'eux-m<text:span text:style-name="T1">ê</text:span>mes, <text:span text:style-name="T1">à</text:span> ces diverses <text:span text:style-name="T1">é</text:span>poques. C'est un refrain touchant et unanime que jamais l'humanit<text:span text:style-name="T1">é</text:span> n'est parvenue <text:span text:style-name="T1">à</text:span> un si haut degr<text:span text:style-name="T1">é</text:span> de civilisation, de perfection, et de culture. Plus le si<text:span text:style-name="T1">è</text:span>cle avance, et plus cet <text:span text:style-name="T1">é</text:span>tat d'esprit s'accentue. Lorsque je suis entr<text:span text:style-name="T1">é</text:span> au lyc<text:span text:style-name="T1">é</text:span>e, en 1879, nos professeurs (qui <text:span text:style-name="T1">é</text:span>taient d'ailleurs excellents et fort instruits) se f<text:span text:style-name="T1">é</text:span>licitaient et nous - f<text:span text:style-name="T1">é</text:span>licitaient de venir <text:span text:style-name="T1">à</text:span> un tel moment de l'histoire, o<text:span text:style-name="T1">ù</text:span> le progr<text:span text:style-name="T1">è</text:span>s atteignait son maximum. On e<text:span text:style-name="T1">û</text:span>t dit que nous vivions au si<text:span text:style-name="T1">è</text:span>cle de P<text:span text:style-name="T1">é</text:span>ricl<text:span text:style-name="T1">è</text:span>s, de ce P<text:span text:style-name="T1">é</text:span>ricl<text:span text:style-name="T1">è</text:span>s auquel Edmond Haraucourt, auteur de la L<text:span text:style-name="T1">é</text:span>gende des Sexes, comparait <text:span text:style-name="T1">é</text:span>l<text:span text:style-name="T1">é</text:span>gam­ment Waldeck-Rousseau. Plus tard, <text:span text:style-name="T1">à</text:span> l'<text:span text:style-name="T1">É</text:span>cole de M<text:span text:style-name="T1">é</text:span>decine, j'ai retrouv<text:span text:style-name="T1">é</text:span> le m<text:span text:style-name="T1">ê</text:span>me <text:span text:style-name="T1">é</text:span>tat d'esprit. De l'interne <text:span text:style-name="T1">à</text:span> l'agr<text:span text:style-name="T1">é</text:span>g<text:span text:style-name="T1">é</text:span>, c'<text:span text:style-name="T1">é</text:span>tait une extraordinaire suffisance, la persuasion qu'on tenait la v<text:span text:style-name="T1">é</text:span>rit<text:span text:style-name="T1">é</text:span> d<text:span text:style-name="T1">é</text:span>fi­nitive, que, -sur plusieurs points essentiels, la science, et, bien mieux, la connaissance, <text:span text:style-name="T1">é</text:span>taient d<text:span text:style-name="T1">é</text:span>finitivement.fix<text:span text:style-name="T1">é</text:span>es ne varietur.</text:p>
      <text:p text:style-name="P38">Alors qu'au contraire (et pour nous en tenir pr<text:span text:style-name="T1">é</text:span>­sentement au domaine litt<text:span text:style-name="T1">é</text:span>raire) la p<text:span text:style-name="T1">é</text:span>riode qui va de la mort de Musset <text:span text:style-name="T1">à</text:span> 1900 (exception faite de quelques noms d<text:span text:style-name="T1">é</text:span>j<text:span text:style-name="T1">à</text:span> cit<text:span text:style-name="T1">é</text:span>s) marque une sorte d'<text:span text:style-name="T1">é</text:span>va­nouissement total du grand comique, du grand tragique et du lyrisme v<text:span text:style-name="T1">é</text:span>ritable. Il n'en subsiste gu<text:span text:style-name="T1">è</text:span>re que la caricature, exalt<text:span text:style-name="T1">é</text:span>e <text:span text:style-name="T1">à</text:span> outrance par un</text:p>
      <text:p text:style-name="P52"/>
      <text:p text:style-name="P1">presse sans discernement ni vergogne, par une cri­tique sans boussole, ni perspectives. Je pense que le rire, la terreur et l'<text:span text:style-name="T1">é</text:span>lan vont ensemble, comme trois chevaux attel<text:span text:style-name="T1">é</text:span>s au m<text:span text:style-name="T1">ê</text:span>me char, et que la perte de l'un des trois coursiers supprime aussit<text:span text:style-name="T1">ô</text:span>t les deux autres. On en arrive <text:span text:style-name="T1">à</text:span> faire une r<text:span text:style-name="T1">é</text:span>putation d'<text:span text:style-name="T1">é</text:span>lo­quence <text:span text:style-name="T1">à</text:span> une agr<text:span text:style-name="T1">é</text:span>able cymbale comme Paul de Saint- Victor, et d'ing<text:span text:style-name="T1">é</text:span>niosit<text:span text:style-name="T1">é</text:span> d'esprit <text:span text:style-name="T1">à</text:span> un amusant gri- gnoteur de travers courants, comme Edmond About. A la veille de la guerre de 1870, l'antiquit<text:span text:style-name="T1">é</text:span> est bafou<text:span text:style-name="T1">é</text:span>e dans son charme, sa grandeur, sa mythologie merveilleuse et ardente, par les op<text:span text:style-name="T1">é</text:span>­rettes d<text:span text:style-name="T1">é</text:span>gradantes que [l'on sait. A la veille de la guerre de 1914, la fausse fantaisie versificatrice d'Edmond Rostand et le torrent alexandrin de po<text:span text:style-name="T1">é</text:span>tesses <text:span text:style-name="T1">é</text:span>chevel<text:span text:style-name="T1">é</text:span>es, mais vaines, menacent de tuer la po<text:span text:style-name="T1">é</text:span>si<text:span text:style-name="T1">ç</text:span> sinc<text:span text:style-name="T1">è</text:span>re. Car celle-ci meurt plus de l'exc<text:span text:style-name="T1">è</text:span>s du vocable que de son indigence, de m<text:span text:style-name="T1">ê</text:span>me qu'aucun chef-d'<text:span text:style-name="T1">œ</text:span>uvre de Rembrandt ni de V<text:span text:style-name="T1">é</text:span>- lasquez ne r<text:span text:style-name="T1">é</text:span>sisterait <text:span text:style-name="T1">à</text:span> un bain d'huile, dans lequel on aurait vid<text:span text:style-name="T1">é</text:span> d'<text:span text:style-name="T1">é</text:span>normes tubes de couleur <text:span text:style-name="T12">v</text:span> pour faire plus beau. Apollon nous garde des serpents et serpentes qui se mordent la queue, des inspir<text:span text:style-name="T1">é</text:span>s et inspir<text:span text:style-name="T1">é</text:span>es qui jettent, sans arr<text:span text:style-name="T1">ê</text:span>t, des cris per<text:span text:style-name="T1">ç</text:span>ants et trop sublimes ! Pensez <text:span text:style-name="T1">à</text:span> la substance immortelle qu'il y a dans un seul petit vers de Villon, <text:span text:style-name="T1">à</text:span> go<text:span text:style-name="T1">û</text:span>t de pain et odeur de fum<text:span text:style-name="T1">é</text:span>e !</text:p>
      <text:p text:style-name="P38">Devant des cas semblables, et qui ne cessent de se produire, depuis quatre-vingts ans et un peu da­vantage, je songe au tambour de ville. Vous savez bien, celui qui rassemble les badauds aux carrefours</text:p>
      <text:p text:style-name="P52"/>
      <text:p text:style-name="P1">et sur la grande place : <text:span text:style-name="T1">«</text:span> Messieurs et mesdames, il <text:span text:style-name="T1">«</text:span> vient de se produire parmi nous un prodige <text:span text:style-name="T1">«</text:span> unique, extraordinaire : monsieur un tel, ou ma- <text:span text:style-name="T1">«</text:span> dame une telle, qui laisse ou s<text:span text:style-name="T1">è</text:span>me derri<text:span text:style-name="T1">è</text:span>re lui (ou <text:span text:style-name="T1">«</text:span> elle) <text:span text:style-name="T1">à</text:span> grande distance tous les po<text:span text:style-name="T1">è</text:span>tes des deux <text:span text:style-name="T1">«</text:span> sexes du pass<text:span text:style-name="T1">é</text:span>. Il ou elle unit, <text:span text:style-name="T1">à</text:span> la force de Pin- (( dare et <text:span text:style-name="T1">à</text:span> la finesse d'Horace, le chant hom<text:span text:style-name="T1">é</text:span>rique et <text:span text:style-name="T1">«</text:span> virgilien, l'h<text:span text:style-name="T1">é</text:span>ro<text:span text:style-name="T1">ï</text:span>sme de Corneille et la passion de <text:span text:style-name="T1">«</text:span> Racine. Jamais, depuis que le monde est monde, et <text:span text:style-name="T1">«</text:span> que je bats de mon tambour, si suave concert n'a <text:span text:style-name="T1">«</text:span> retenti aux oreilles des bip<text:span text:style-name="T1">è</text:span>des raisonnants. <text:span text:style-name="T1">«</text:span> Accourez tous et applaudissez ! <text:span text:style-name="T1">»</text:span> Tout le monde accourt, en effet, et applaudit d'avance, cependant que le jeune prodige, de l'un ou de l'autre sexe, enfle ses joues, tend son masque, raidit le jarret, redresse le torse, et accouche enfin d'un sonore crepitus. En suite de quoi <text:span text:style-name="T1">é</text:span>merveillement g<text:span text:style-name="T1">é</text:span>n<text:span text:style-name="T1">é</text:span>ral. Jamais au grand jamais, ne fut ou<text:span text:style-name="T1">ï</text:span> tel concert champ<text:span text:style-name="T1">ê</text:span>tre, au fond bleu et dor<text:span text:style-name="T1">é</text:span> des toiles de Wat- teau ! Il y en a d<text:span text:style-name="T1">é</text:span>sormais pour quinze ou vingt ans, pendant lesquels, <text:span text:style-name="T1">à</text:span> intervalles fixes, le tambour recommence son boniment, le po<text:span text:style-name="T1">è</text:span>te ou la po<text:span text:style-name="T1">é</text:span>tesse son bruit incongru, le badaud son enthousiasme, jusqu'<text:span text:style-name="T1">à</text:span> ce qu'enfin l'on s'aper<text:span text:style-name="T1">ç</text:span>oive que cette tem­p<text:span text:style-name="T1">ê</text:span>te d'harmonies n'est qu'un simple vent, bien que constitu<text:span text:style-name="T1">é</text:span> de plusieurs bourrasques. On songe alors, avec m<text:span text:style-name="T1">é</text:span>lancolie, <text:span text:style-name="T1">à</text:span> la plaintive, larmoyante, mais touchante et sinc<text:span text:style-name="T1">è</text:span>re Desbordes-Valmore, qui tra­versa la mis<text:span text:style-name="T1">è</text:span>re et la douleur vraies et se d<text:span text:style-name="T1">é</text:span>chira aux ronces du sentier, parmi une indiff<text:span text:style-name="T1">é</text:span>rence <text:span text:style-name="T1">à</text:span> peu pr<text:span text:style-name="T1">è</text:span>s g<text:span text:style-name="T1">é</text:span>n<text:span text:style-name="T1">é</text:span>rale, sa lyre orphique <text:span text:style-name="T1">à</text:span> la main.</text:p>
      <text:p text:style-name="P32"/>
      <text:p text:style-name="P38">Le retentissement <text:span text:style-name="T1">é</text:span>norme et scandaleux du ro­mantisme, et du naturalisme qui prit sa suite, a eu comme r<text:span text:style-name="T1">é</text:span>sultat le rassemblement d'un public de badauds (celui m<text:span text:style-name="T1">ê</text:span>me des journaux <text:span text:style-name="T1">à</text:span> grand tirage) et d'une incomp<text:span text:style-name="T1">é</text:span>tence totale. Le suffrage de la foule, soumis <text:span text:style-name="T1">à</text:span> toutes les formes de publicit<text:span text:style-name="T1">é</text:span>, a remplac<text:span text:style-name="T1">é</text:span> celui des connaisseurs, un peu de la m<text:span text:style-name="T1">ê</text:span>me fa<text:span text:style-name="T1">ç</text:span>on que le chemin de fer a remplac<text:span text:style-name="T1">é</text:span> la diligence, puis, l'automobile <text:span text:style-name="T5">%</text:span>le fiacre de notre jeunesse. La foule, livr<text:span text:style-name="T1">é</text:span>e <text:span text:style-name="T1">à</text:span> elle-m<text:span text:style-name="T1">ê</text:span>me, va naturellement <text:span text:style-name="T1">à</text:span> l'erreur et <text:span text:style-name="T1">à</text:span> la laideur, comme <text:span text:style-name="T1">à</text:span> une moyenne plus r<text:span text:style-name="T1">é</text:span>pan­due et plus accessible que la v<text:span text:style-name="T1">é</text:span>rit<text:span text:style-name="T1">é</text:span> et que la beaut<text:span text:style-name="T1">é</text:span>. Par essence, elle est la fabricatrice de fausses gloires, qu'elle brise d'ailleurs, en quelques ann<text:span text:style-name="T1">é</text:span>es, mois ou jours, comme l'enfant brise le jouet dont il est vite las. En r<text:span text:style-name="T1">é</text:span>action de ces <text:span text:style-name="T1">«</text:span> idola Fori <text:span text:style-name="T1">»</text:span> se sont form<text:span text:style-name="T1">é</text:span>s, ici et l<text:span text:style-name="T1">à</text:span>, des <text:span text:style-name="T1">î</text:span>lots r<text:span text:style-name="T1">é</text:span>calcitrants, des c<text:span text:style-name="T1">é</text:span>­nacles litt<text:span text:style-name="T1">é</text:span>raires (Parnassiens, symbolistes, etc.) dont le sort a <text:span text:style-name="T1">é</text:span>t<text:span text:style-name="T1">é</text:span> divers, selon les personnalit<text:span text:style-name="T1">é</text:span>s qui les dominaient, mais confondant le bizarre, l'abscons et quelquefois l'incoh<text:span text:style-name="T1">é</text:span>rent, avec le rare, le profond et l'exquis. L'enveloppement d'un style obscur, voire t<text:span text:style-name="T1">é</text:span>n<text:span text:style-name="T1">é</text:span>breux et compliqu<text:span text:style-name="T1">é</text:span>, n'est excusable que si, au centre de la papillote, vous trouvez quelque chose de mangeable. Qui donc reprocherait ses ellipses au rarissime et subtil Mallarm<text:span text:style-name="T1">é</text:span>, non plus que ses charmantes <text:span text:style-name="T1">é</text:span>nigmes de couleur ? Il est bien permis de jouer avec les sonorit<text:span text:style-name="T1">é</text:span>s des mots, avec leurs double et triple sens ; et il n'est pas toujours exact que ce que l'on con<text:span text:style-name="T1">ç</text:span>oit bien s'<text:span text:style-name="T1">é</text:span>nonce claire­ment. Le moment o<text:span text:style-name="T1">ù</text:span> une r<text:span text:style-name="T1">é</text:span>flexion glisse du parti-</text:p>
      <text:p text:style-name="P52"/>
      <text:p text:style-name="P1">culier au g<text:span text:style-name="T1">é</text:span>n<text:span text:style-name="T1">é</text:span>ral, ou inversement, est toujours un passage difficile. La cryptopsychologie, bien qu'elle n'ait eu que fort peu d'adeptes, depuis Plotin, est une science qui se d<text:span text:style-name="T1">é</text:span>fend. Ce qui ne se d<text:span text:style-name="T1">é</text:span>fend pas, c'est la banalit<text:span text:style-name="T1">é</text:span> d<text:span text:style-name="T1">é</text:span>g<text:span text:style-name="T1">é</text:span>n<text:span text:style-name="T1">é</text:span>r<text:span text:style-name="T1">é</text:span>e en signe de signe, et la supercherie de la r<text:span text:style-name="T1">é</text:span>flexion au second et au troi­si<text:span text:style-name="T1">è</text:span>me degr<text:span text:style-name="T1">é</text:span>, laquelle peut se d<text:span text:style-name="T1">é</text:span>finir ainsi : le vide avec du verbe autour.</text:p>
      <text:p text:style-name="P38">Cette oscillation de la litt<text:span text:style-name="T1">é</text:span>rature imaginative et de la po<text:span text:style-name="T1">é</text:span>sie, du drame et de la com<text:span text:style-name="T1">é</text:span>die, entre la vulgarit<text:span text:style-name="T1">é</text:span> et le pr<text:span text:style-name="T1">é</text:span>cieux, entre la redondance banale, ou la porcherie, et l'euphuisme entortill<text:span text:style-name="T1">é</text:span>, frappe l'observateur du xix<text:span text:style-name="T1">®</text:span> si<text:span text:style-name="T1">è</text:span>cle, dans sa seconde partie, Elle est un signe, cette oscillation, de mis<text:span text:style-name="T1">è</text:span>re intel­lectuelle et de flottement moral. Les gens boivent une eau plate ou bourbeuse, ou des liqueurs de go<text:span text:style-name="T1">û</text:span>t incertain, et de composition suspecte, qu'ils prennent pour d'exquis <text:span text:style-name="T1">é</text:span>lixirs. Ils ont perdu le go<text:span text:style-name="T1">û</text:span>t du vin et la connaissance des bons crus. Sainte- Beuve est mort. Qui les renseignerait?</text:p>
      <text:p text:style-name="P38">Deux noms de critiques n<text:span text:style-name="T1">é</text:span>s et de grands lettr<text:span text:style-name="T1">é</text:span>s se pr<text:span text:style-name="T1">é</text:span>sentent <text:span text:style-name="T1">à</text:span> l'esprit : Lema<text:span text:style-name="T1">î</text:span>tre et France. Par la fluidit<text:span text:style-name="T1">é</text:span>, l'ironie et la compr<text:span text:style-name="T1">é</text:span>hension, ils se ressembl<text:span text:style-name="T1">è</text:span>rent au d<text:span text:style-name="T1">é</text:span>but, <text:span text:style-name="T1">é</text:span>tant l'un et l'autre de filiation renanienne. A Jules Lema<text:span text:style-name="T1">î</text:span>tre surtout notre g<text:span text:style-name="T1">é</text:span>n<text:span text:style-name="T1">é</text:span>ration, la derni<text:span text:style-name="T1">è</text:span>re du xix° si<text:span text:style-name="T1">è</text:span>cle, doit beaucoup pour le culte des v<text:span text:style-name="T1">é</text:span>ritables ma<text:span text:style-name="T1">î</text:span>tres d'au­trefois, dont il avait gard<text:span text:style-name="T1">é</text:span> le sens et le go<text:span text:style-name="T1">û</text:span>t. Mais leurs scepticismes, jumeaux jusque vers 1897, jusqu'<text:span text:style-name="T1">à</text:span> l'Affaire Dreyfus, et leur aversion pour toute affirmation, ou n<text:span text:style-name="T1">é</text:span>gation, oarr<text:span text:style-name="T1">é</text:span>e et crue, les emp<text:span text:style-name="T1">ê</text:span>-</text:p>
      <text:p text:style-name="P52"/>
      <text:p text:style-name="P1">ch<text:span text:style-name="T1">è</text:span>rent d'agir, comme ils l'auraient pu, pour le nettoyage de certaines admirations convention­nelles. Ils enseign<text:span text:style-name="T1">è</text:span>rent le tact et <text:span text:style-name="T1">à</text:span> h<text:span text:style-name="T1">é</text:span>siter. Ils ren­seign<text:span text:style-name="T1">è</text:span>rent sur le choix. Ils n'apprirent point <text:span text:style-name="T1">à</text:span> rejeter et <text:span text:style-name="T1">à</text:span> ha<text:span text:style-name="T1">ï</text:span>r le m<text:span text:style-name="T1">é</text:span>diocre, l'insinc<text:span text:style-name="T1">è</text:span>re, ni le nocif, ce qui est pourtant bien utile aux <text:span text:style-name="T1">é</text:span>poques troubles. Mieux pr<text:span text:style-name="T1">é</text:span>serv<text:span text:style-name="T1">é</text:span> contre les erreurs du si<text:span text:style-name="T1">è</text:span>cle, Lema<text:span text:style-name="T1">î</text:span>tre a servi la Patrie. France a vers<text:span text:style-name="T1">é</text:span> dans l'absurdit<text:span text:style-name="T1">é</text:span> r<text:span text:style-name="T1">é</text:span>volutionnaire.</text:p>
      <text:p text:style-name="P38">La force se r<text:span text:style-name="T1">é</text:span>fugie dans la demi-insanit<text:span text:style-name="T1">é</text:span>, chez deux hommes, arm<text:span text:style-name="T1">é</text:span>s de leurs plumes, que je n'assortis point ici par go<text:span text:style-name="T1">û</text:span>t du rapprochement des contraires, mais qui ont en commun leur h<text:span text:style-name="T1">é</text:span>risse­ment, leur savoureuse rage, et un bel emportement verbal : Vall<text:span text:style-name="T1">è</text:span>s et Bloy. Vall<text:span text:style-name="T1">è</text:span>s est quinteux, Bloy vaticinateur; Vall<text:span text:style-name="T1">è</text:span>s est mauvais, rancunier; Bloy criard et bonhomme au fond. Ce qui les apparente et les rend sympathiques, c'est qu'au lieu de subir, en railleurs ou en esclaves, le d<text:span text:style-name="T1">é</text:span>versement d'insa­nit<text:span text:style-name="T1">é</text:span>s politiques, philosophiques et litt<text:span text:style-name="T1">é</text:span>raires, qui d<text:span text:style-name="T1">é</text:span>goulinent le long des parois du si<text:span text:style-name="T1">è</text:span>cle, ils s'insur­gent contre elles, parfois en y participant et (pour Vall<text:span text:style-name="T1">è</text:span>s) en les amplifiant. Avec eux, par eux, le lecteur <text:span text:style-name="T1">é</text:span>chappe <text:span text:style-name="T1">à</text:span> la fadeur, <text:span text:style-name="T1">à</text:span> la moisissure, au remugle, issus de l'avalanche romantique et du d<text:span text:style-name="T1">é</text:span>potoir naturaliste, sur lesquels flottent la conten­tion douloureuse pour rien, de Flaubert et le rictus b<text:span text:style-name="T1">é</text:span>at de Renan. Leurs livres forcen<text:span text:style-name="T1">é</text:span>s n'acceptent pas ; ils crient, ils temp<text:span text:style-name="T1">ê</text:span>tent, ils menacent et vitu­p<text:span text:style-name="T1">è</text:span>rent. On leur en est reconnaissant. Ils tranchent sur cette litt<text:span text:style-name="T1">é</text:span>rature de chambre de malade, de bric-</text:p>
      <text:p text:style-name="P52"/>
      <text:p text:style-name="P1"><text:span text:style-name="T1">à</text:span>-brac, ou de charnier, qui fait les d<text:span text:style-name="T1">é</text:span>lices des pas­sants, sur cette litt<text:span text:style-name="T1">é</text:span>rature d'ouvroir, d'antichambre, ou d'office riche, qui fait les d<text:span text:style-name="T1">é</text:span>lices de l'Acad<text:span text:style-name="T1">é</text:span>mie. Largement m<text:span text:style-name="T1">é</text:span>connus, pill<text:span text:style-name="T1">é</text:span>s, imit<text:span text:style-name="T1">é</text:span>s, engueul<text:span text:style-name="T1">é</text:span>s, se fichant du tiers et du quart, et ne craignant ni leur propre pens<text:span text:style-name="T1">é</text:span>e, ni les termes dans lesquels ils l'exprimaient, Vall<text:span text:style-name="T1">è</text:span>s et Bloy (au m<text:span text:style-name="T1">ê</text:span>me titre que Veuillot et Drumont, et avec une allure plus d<text:span text:style-name="T1">é</text:span>bri­d<text:span text:style-name="T1">é</text:span>e) auraient pu rendre un immense service au regaillardissement de l'esprit national, s'ils eussent <text:span text:style-name="T1">é</text:span>t<text:span text:style-name="T1">é</text:span> moins priv<text:span text:style-name="T1">é</text:span>s de sens commun. Car l'un comme l'autre croyait que le sens commun fait partie d<text:span text:style-name="T1">ç</text:span>s vices bourgeois, ou qu'il est l'apanage du juste milieu. Or, Rabelais, Moli<text:span text:style-name="T1">è</text:span>re (pour ne citer que ces deux-l<text:span text:style-name="T1">à</text:span>) ont prouv<text:span text:style-name="T1">é</text:span> que le sens commun peut <text:span text:style-name="T1">ê</text:span>tre extr<text:span text:style-name="T1">ê</text:span>me et passionn<text:span text:style-name="T1">é</text:span>, qu'il a droit <text:span text:style-name="T1">à</text:span> sa haute fi<text:span text:style-name="T1">è</text:span>vre comme son contraire, qu'il peut prendre le mors aux dents. Il <text:span text:style-name="T1">é</text:span>tait bien d'un si<text:span text:style-name="T1">è</text:span>cle parle­mentaire de croire que le sens commun si<text:span text:style-name="T1">è</text:span>ge au centre !</text:p>
      <text:p text:style-name="P38">Ici nous retrouvons (sur le plan litt<text:span text:style-name="T1">é</text:span>raire) le lib<text:span text:style-name="T1">é</text:span>ralisme et ses ravages. Toute affirmation <text:span text:style-name="T1">é</text:span>tant consid<text:span text:style-name="T1">é</text:span>r<text:span text:style-name="T1">é</text:span>e comme un danger et une outrance, tout ce qui est expressif <text:span text:style-name="T1">é</text:span>tant tenu pour grossier et confondu avec la cacophagie de Zola, toute appr<text:span text:style-name="T1">é</text:span>­ciation ou vue non convenue, ni poncive, <text:span text:style-name="T1">é</text:span>tant un blasph<text:span text:style-name="T1">è</text:span>me contre les idoles du jour (Hugo, Kenan, etc...), la premi<text:span text:style-name="T1">è</text:span>re des qualit<text:span text:style-name="T1">é</text:span>s litt<text:span text:style-name="T1">é</text:span>raires, apr<text:span text:style-name="T1">è</text:span>s l'ordre, qui est l'intensit<text:span text:style-name="T1">é</text:span>, est redout<text:span text:style-name="T1">é</text:span>e et bannie. Devant l'intensit<text:span text:style-name="T1">é</text:span>, l'expressivit<text:span text:style-name="T1">é</text:span> du terme, ou de la phrase, que pratiqu<text:span text:style-name="T1">è</text:span>rent les trois si<text:span text:style-name="T1">è</text:span>cles</text:p>
      <text:p text:style-name="P52"/>
      <text:p text:style-name="P1">pr<text:span text:style-name="T1">é</text:span>c<text:span text:style-name="T1">é</text:span>dents, reculent, s'effarent et fuient les <text:span text:style-name="T1">é</text:span>cri­vains, tremblants et fr<text:span text:style-name="T1">é</text:span>missants, du xix<text:span text:style-name="T5">e</text:span> si<text:span text:style-name="T1">è</text:span>cle. Cet abatage de l'originalit<text:span text:style-name="T1">é</text:span> et de la vigueur du style, auquel se sont <text:span text:style-name="T1">é</text:span>vertu<text:span text:style-name="T1">é</text:span>s vainement les grammairiens des <text:span text:style-name="T1">â</text:span>ges pr<text:span text:style-name="T1">é</text:span>c<text:span text:style-name="T1">é</text:span>dents, un vieil organisme, l'Acad<text:span text:style-name="T1">é</text:span>­mie fran<text:span text:style-name="T1">ç</text:span>aise, un organe plus r<text:span text:style-name="T1">é</text:span>cent la Revue des Deux Mondes (pr<text:span text:style-name="T1">é</text:span>pond<text:span text:style-name="T1">é</text:span>rante, pendant quarante ans, par Fhabilet<text:span text:style-name="T1">é</text:span> commerciale de son fondateur Buloz) vont tenter de le r<text:span text:style-name="T1">é</text:span>aliser.</text:p>
      <text:p text:style-name="P38">D'une fa<text:span text:style-name="T1">ç</text:span>on g<text:span text:style-name="T1">é</text:span>n<text:span text:style-name="T1">é</text:span>rale, on doit constater que ce xix° si<text:span text:style-name="T1">è</text:span>cle, si content et si fier de soi, et si fertile en agitations sociales de toutes sortes et en guerres exhaustives, a marqu<text:span text:style-name="T1">é</text:span>, en France, dans le domaine litt<text:span text:style-name="T1">é</text:span>raire, une diminution parall<text:span text:style-name="T1">è</text:span>le de l'in­tensit<text:span text:style-name="T1">é</text:span> imaginative et d'observation (conception) ainsi que de l'expressivit<text:span text:style-name="T1">é</text:span> du style. J'appelle inten­sit<text:span text:style-name="T1">é</text:span> imaginative cette coul<text:span text:style-name="T1">é</text:span>e de perspectives en pro­fondeur que l'on remarque (pour prendre deux mod<text:span text:style-name="T1">è</text:span>les fort <text:span text:style-name="T1">é</text:span>loign<text:span text:style-name="T1">é</text:span>s l'un de l'autre) dans les Essais de Montaigne et dans Candide. Rien de semblable au xix<text:span text:style-name="T5">8</text:span> si<text:span text:style-name="T1">è</text:span>cle, o<text:span text:style-name="T1">ù</text:span> le rapport de Ravaisson par exemple (qui est peut-<text:span text:style-name="T1">ê</text:span>tre le meilleur aper<text:span text:style-name="T1">ç</text:span>u des vues g<text:span text:style-name="T1">é</text:span>n<text:span text:style-name="T1">é</text:span>rales des cent derni<text:span text:style-name="T1">è</text:span>res ann<text:span text:style-name="T1">é</text:span>es, paru chez nous) t<text:span text:style-name="T1">é</text:span>moigne encore d'une <text:span text:style-name="T1">é</text:span>trange timidit<text:span text:style-name="T1">é</text:span> et d'un besoin de juste milieu, qui r<text:span text:style-name="T1">é</text:span>fr<text:span text:style-name="T1">è</text:span>ne l'esprit cr<text:span text:style-name="T1">é</text:span>ateur. A imagination guind<text:span text:style-name="T1">é</text:span>e, observation courte et tenue en lisi<text:span text:style-name="T1">è</text:span>re, aussi bien quant <text:span text:style-name="T1">à</text:span> l'introspec­tion, presque totalement abandonn<text:span text:style-name="T1">é</text:span>e (les pens<text:span text:style-name="T1">é</text:span>es de Joubert.sont d'une qualit<text:span text:style-name="T1">é</text:span> fort inf<text:span text:style-name="T1">é</text:span>rieure aux maximes d'un La Rochefoucauld par exemple) que dans l'observation courante de la vie ext<text:span text:style-name="T1">é</text:span>rieure<text:span text:style-name="T1">»</text:span></text:p>
      <text:p text:style-name="P52"/>
      <text:p text:style-name="P1">C'est que, pour imaginer largement et logique­ment, il importe d'avoir observ<text:span text:style-name="T1">é</text:span> vigoureusement et pr<text:span text:style-name="T1">é</text:span>cis<text:span text:style-name="T1">é</text:span>ment ; de m<text:span text:style-name="T1">ê</text:span>me que l'appui de nombreuses et justes images est indispensable <text:span text:style-name="T1">à</text:span> l'exercice d'une bonne et sagace observation. L'homme regarde l'homme, et ce qui l'entoure, avec sa facult<text:span text:style-name="T1">é</text:span> cr<text:span text:style-name="T1">é</text:span>a­trice, autant et plus qu'avec ses yeux. Le champ visuel, c'est tout le cerveau.</text:p>
      <text:p text:style-name="P1">^ J'ai expliqu<text:span text:style-name="T1">é</text:span>, dans VH<text:span text:style-name="T1">é</text:span>r<text:span text:style-name="T1">é</text:span>do Me Monde des Images, que ce qui faisait le chef-d'<text:span text:style-name="T1">œ</text:span>uvre, c'<text:span text:style-name="T1">é</text:span>tait d'abord la puissance, l'universalit<text:span text:style-name="T1">é</text:span> originelle de la concep­tion, prose ou vers, et ensuite la personnalit<text:span text:style-name="T1">é</text:span> du style. 11 y a, entre la premi<text:span text:style-name="T1">è</text:span>re et la seconde, un lien myst<text:span text:style-name="T1">é</text:span>rieux qui permet <text:span text:style-name="T1">à</text:span> l'auteur en transe d'embrasser, en quelque sorte, d'un seul regard l'ensemble et certains d<text:span text:style-name="T1">é</text:span>tails, comme le spectateur d'un orage nocturne voit le coteau d'en face s'<text:span text:style-name="T1">é</text:span>clairer tout <text:span text:style-name="T1">à</text:span> coup, avec ici un arbre, l<text:span text:style-name="T1">à</text:span> un ruisselet, plus loin une chaumi<text:span text:style-name="T1">è</text:span>re. Cette soudai­net<text:span text:style-name="T1">é</text:span> initiale, quasi explosive, qui offre plus d'une analogie avec la f<text:span text:style-name="T1">é</text:span>condation sexuelle, assure l'unit<text:span text:style-name="T1">é</text:span> du roman, de l'ouvrage de critique, du drame ou du po<text:span text:style-name="T1">è</text:span>me. L'art consiste <text:span text:style-name="T1">à</text:span> ordonner ensuite cette esp<text:span text:style-name="T1">è</text:span>ce de coup de foudre mental, ou, comme dirait Bourget, cette psychoclasie. Il s'agit, en effet, d'une sorte de fissure int<text:span text:style-name="T1">é</text:span>rieure subite, par laquelle l'<text:span text:style-name="T1">â</text:span>me aper<text:span text:style-name="T1">ç</text:span>oit tout un syst<text:span text:style-name="T1">è</text:span>me, toute une gravitation d'id<text:span text:style-name="T1">é</text:span>es ou de personnages, color<text:span text:style-name="T1">é</text:span>s par des aspects impr<text:span text:style-name="T1">é</text:span>vus. On sait avec quelle fr<text:span text:style-name="T1">é</text:span>quence certains termes ou mots reviennent au cours d'un tel ou­vrage. Ce sont ceux qui apparurent <text:span text:style-name="T1">à</text:span> l'esprit de</text:p>
      <text:p text:style-name="P32"/>
      <text:p text:style-name="P1">l'auteur en m<text:span text:style-name="T1">ê</text:span>me temps que son plan g<text:span text:style-name="T1">é</text:span>n<text:span text:style-name="T1">é</text:span>ral, ainsi que des rep<text:span text:style-name="T1">è</text:span>res <text:span text:style-name="T1">é</text:span>motifs et des stimulants.</text:p>
      <text:p text:style-name="P38">Or, s'il est vrai que, de 1790 <text:span text:style-name="T1">à</text:span> 191/1, une immense quantit<text:span text:style-name="T1">é</text:span> de travaux litt<text:span text:style-name="T1">é</text:span>raires aient vu le jour en France, dont quelques-uns ont b<text:span text:style-name="T1">é</text:span>n<text:span text:style-name="T1">é</text:span>fici<text:span text:style-name="T1">é</text:span> d'une diffusion et d'un enthousiasme parfois pres­que unanimes, il est bien vrai aussi qu'un tr<text:span text:style-name="T1">è</text:span>s petit nombre d'entre eux ont particip<text:span text:style-name="T1">é</text:span> aux deux condi­tions ci-dessus, qui assurent l'immortalit<text:span text:style-name="T1">é</text:span> vraie. Que reste-t-il, par exemple, du G<text:span text:style-name="T1">é</text:span>nie du Christia­nisme de Chateaubriand; de Hernani, de William Shakespeare, de Hugo ; de l'Allemagne de M™ de Sta<text:span text:style-name="T1">ë</text:span>l P Que reste-t-il de l'Avenir de la Science de Renan? Que reste-t-il historiquement des <text:span text:style-name="T1">«</text:span> his­toires <text:span text:style-name="T1">»</text:span> de Michelet? Rien, ou bien peu de chose. La conception <text:span text:style-name="T1">é</text:span>tait ambitieuse ; mais elle man­quait de cet <text:span text:style-name="T1">à</text:span>-pic, de cette <text:span text:style-name="T1">é</text:span>nergie d<text:span text:style-name="T1">é</text:span>flagrante, de cette atmosph<text:span text:style-name="T1">è</text:span>re miraculeuse, qui emporta Dante, quand il con<text:span text:style-name="T1">ç</text:span>ut la Divine Com<text:span text:style-name="T1">é</text:span>die. Le style man­quait de cette expressivit<text:span text:style-name="T1">é</text:span> qui prouve et t<text:span text:style-name="T1">é</text:span>moigne que la sensation, lesentiment, ou lapens<text:span text:style-name="T1">é</text:span>e ont saisi, arrach<text:span text:style-name="T1">é</text:span> le mot unique, ou le tour de phrase unique, entre la grappe des synonymes. Il y a les <text:span text:style-name="T1">œ</text:span>uvres exaltantes, transportantes, inattendues, qui semblent impos<text:span text:style-name="T1">é</text:span>es <text:span text:style-name="T1">à</text:span> une <text:span text:style-name="T1">é</text:span>poque par un d<text:span text:style-name="T1">é</text:span>cret sp<text:span text:style-name="T1">é</text:span>cial de la Providence et qui bouleversent le conventionnel et le pr<text:span text:style-name="T1">é</text:span>vu. Il y a les <text:span text:style-name="T1">œ</text:span>uvres volontaires, appliqu<text:span text:style-name="T1">é</text:span>es, patientes, quelquefois m<text:span text:style-name="T1">é</text:span>ritoires ; qui n'ont rien de n<text:span text:style-name="T1">é</text:span>cessaire, ni d'exceptionnel. Il y a enfin la poussi<text:span text:style-name="T1">è</text:span>re d'<text:span text:style-name="T1">œ</text:span>uvres, qu'emporte le vent de l'indiff<text:span text:style-name="T1">é</text:span>­rence, ou d'une renomm<text:span text:style-name="T1">é</text:span>e sans discernement.</text:p>
      <text:p text:style-name="P52"/>
      <text:p text:style-name="P38">De i85o <text:span text:style-name="T1">à</text:span> 1900, trois po<text:span text:style-name="T1">è</text:span>tes de premier rang ont <text:span text:style-name="T1">é</text:span>t<text:span text:style-name="T1">é</text:span> ignor<text:span text:style-name="T1">é</text:span>s ou bafou<text:span text:style-name="T1">é</text:span>s de la fa<text:span text:style-name="T1">ç</text:span>on la plus odieuse, la plus r<text:span text:style-name="T1">é</text:span>voltante : Baudelaire, Verlaine et Mor<text:span text:style-name="T1">é</text:span>as. Dans la m<text:span text:style-name="T1">ê</text:span>me p<text:span text:style-name="T1">é</text:span>riode, un romancier g<text:span text:style-name="T1">é</text:span>nial a pass<text:span text:style-name="T1">é</text:span> au milieu d<text:span text:style-name="T1">é</text:span> l'indiff<text:span text:style-name="T1">é</text:span>rence, ou de la ris<text:span text:style-name="T1">é</text:span>e des ignorants de la fausse <text:span text:style-name="T1">é</text:span>lite : Barbey d'Aurevilly. Car, en dehors de la pl<text:span text:style-name="T1">è</text:span>be de badauds, incessamment renouvel<text:span text:style-name="T1">é</text:span>e, qui court le long des biblioth<text:span text:style-name="T1">è</text:span>ques, en <text:span text:style-name="T1">é</text:span>parpillant ses <text:span text:style-name="T1">é</text:span>loges et ses bl<text:span text:style-name="T1">â</text:span>mes au hasard, il y a, au xix<text:span text:style-name="T5">e</text:span> si<text:span text:style-name="T1">è</text:span>cle, un rassem­blement de. demi-lecteurs, pourvus d'une demi-ins­truction, arrivant pleins de vanit<text:span text:style-name="T1">é</text:span> <text:span text:style-name="T1">à</text:span> la demi-con­naissance, qui se jettent et tombent dans tous les traquenards de la r<text:span text:style-name="T1">é</text:span>clame, de la falsification et de la mystification. Ce troupeau, qui se croit une s<text:span text:style-name="T1">é</text:span>­lection, parce qu'il se compare <text:span text:style-name="T1">à</text:span> la foule, et ma<text:span text:style-name="T1">î</text:span>tre de ses pr<text:span text:style-name="T1">é</text:span>f<text:span text:style-name="T1">é</text:span>rences, alors que celles-ci lui sont impos<text:span text:style-name="T1">é</text:span>es par ses journaux, va naturellement <text:span text:style-name="T1">à</text:span> ce qui lui ressemble, c'est-<text:span text:style-name="T1">à</text:span>-dire au superficiel, <text:span text:style-name="T1">à</text:span> l'alfect<text:span text:style-name="T1">é</text:span> et <text:span text:style-name="T1">à</text:span> l'outrecuidant. ^G'est lui qui d<text:span text:style-name="T1">é</text:span>clare que Baudelaire est entortill<text:span text:style-name="T1">é</text:span> et confus ; Verlaine un simple pochard, et Mor<text:span text:style-name="T1">é</text:span>as un p<text:span text:style-name="T1">é</text:span>dant grec. C'est lui qui se p<text:span text:style-name="T1">â</text:span>me aux Po<text:span text:style-name="T1">è</text:span>mes barbares de Leconte de Lisle, ou chose pire, aux luisants et vides Tro­ph<text:span text:style-name="T1">é</text:span>es de H<text:span text:style-name="T1">é</text:span>r<text:span text:style-name="T1">é</text:span>dia, plus tard aux hideux exercices m<text:span text:style-name="T1">é</text:span>caniques d'Henri de R<text:span text:style-name="T1">é</text:span>gnier, lesquels sont <text:span text:style-name="T1">à</text:span> la po<text:span text:style-name="T1">é</text:span>sie v<text:span text:style-name="T1">é</text:span>ritable, ce que le pianola est <text:span text:style-name="T1">à</text:span> la musique et la gymnastique rationnalle aux mouvements na­turels de l'<text:span text:style-name="T1">ê</text:span>tre humain. C'est lui qui s'<text:span text:style-name="T1">é</text:span>bahit <text:span text:style-name="T1">à</text:span> la Tentation de Saint Antoine, aux contes rudimen- taires et brutaux de Maupassant, <text:span text:style-name="T1">à</text:span> la Princesse</text:p>
      <text:p text:style-name="P52"/>
      <text:p text:style-name="P1">Lointaine de Rostand, qui m<text:span text:style-name="T1">é</text:span>prise le Chevalier des Touches et /'Ensorcel<text:span text:style-name="T1">é</text:span>e. Ce troupeau, qui contient des professeurs d'Universit<text:span text:style-name="T1">é</text:span>, des acad<text:span text:style-name="T1">é</text:span>miciens, des chroniqueurs, des caillettes, des gens de bureau, de cercles et de salons, ainsi qu'une cohorte d'as­pirants <text:span text:style-name="T1">à</text:span> l'intelligence et au dipl<text:span text:style-name="T1">ô</text:span>me de bel esprit, est plus nocif, parce que plus orgueilleux, que l'ignorante collectivit<text:span text:style-name="T1">é</text:span>. Il faut pr<text:span text:style-name="T1">é</text:span>f<text:span text:style-name="T1">é</text:span>rer un primaire, se donnant pour tel, <text:span text:style-name="T1">à</text:span> un faux amateur, dit (( <text:span text:style-name="T1">é</text:span>clair<text:span text:style-name="T1">é</text:span> <text:span text:style-name="T1">»</text:span>, et plongeant, dans son <text:span text:style-name="T1">œ</text:span>il, un doigt tach<text:span text:style-name="T1">é</text:span> d'encre.</text:p>
      <text:p text:style-name="P38">Chez ce troupeau, l'aristocratie de l'esprit et du style (quelle que soit sa forme) provoque une m<text:span text:style-name="T1">é</text:span>­fiance, qui va jusqu'<text:span text:style-name="T1">à</text:span> l'irritation et <text:span text:style-name="T1">à</text:span> la haine. Bau­delaire est un aristo de la pens<text:span text:style-name="T1">é</text:span>e, de l'inspiration, forte et courte (selon la juste remarque de Maurras) et de la sensation. Il ressemble <text:span text:style-name="T1">à</text:span> ces albatros de la pi<text:span text:style-name="T1">è</text:span>ce fameuse : <text:span text:style-name="T1">«</text:span> Lorsque pour s'amuser, les hommes d'<text:span text:style-name="T1">é</text:span>quipage... <text:span text:style-name="T1">»</text:span> Le malaise extraordinaire, qu'il tra<text:span text:style-name="T1">î</text:span>na toute sa vie, tenait <text:span text:style-name="T1">à</text:span> la discordance entre ses aspirations et son <text:span text:style-name="T1">é</text:span>poque. Le voyage et l'exil volontaires ne faisaient que l'aggraver. Il fut le type du transplant<text:span text:style-name="T1">é</text:span> dans le temps, que tout blesse, que tout exasp<text:span text:style-name="T1">è</text:span>re, et qui cherche, dans l'exotique, ou dans l'anormal, un rem<text:span text:style-name="T1">è</text:span>de <text:span text:style-name="T1">à</text:span> sa dyschronie, ou, si vous pr<text:span text:style-name="T1">é</text:span>f<text:span text:style-name="T1">é</text:span>rez, <text:span text:style-name="T1">à</text:span> son anachronie. Un solide bon sens naturel, contrari<text:span text:style-name="T1">é</text:span> par cette lassitude et ce d<text:span text:style-name="T1">é</text:span>­go<text:span text:style-name="T1">û</text:span>t du si<text:span text:style-name="T1">è</text:span>cle o<text:span text:style-name="T1">ù</text:span> il vit (t<text:span text:style-name="T1">œ</text:span>dium seculi), tel est Charles Baudelaire, celui qu'au fameux divan Lepe- letier, Th<text:span text:style-name="T1">é</text:span>odore de Banville voyait assis, farouche, aupr<text:span text:style-name="T1">è</text:span>s du doux Asselineau et <text:span text:style-name="T1">«</text:span> tel qu'un G<text:span text:style-name="T1">œ</text:span>the</text:p>
      <text:p text:style-name="P52"/>
      <text:p text:style-name="P1">en col<text:span text:style-name="T1">è</text:span>re <text:span text:style-name="T1">»</text:span>. Puis, apr<text:span text:style-name="T1">è</text:span>s des ann<text:span text:style-name="T1">é</text:span>es et des ann<text:span text:style-name="T1">é</text:span>es, son <text:span text:style-name="T1">é</text:span>ducation baudelairienne ayant <text:span text:style-name="T1">é</text:span>t<text:span text:style-name="T1">é</text:span> faite, peu <text:span text:style-name="T1">à</text:span> peu, par une foule de sous-adapteurs et d'imita­teurs, ou de plagiaires et vulgarisateurs du g<text:span text:style-name="T1">é</text:span>nial auteur des Fleurs du Mal et des Paradis artificiels, le troupeau de la demi-instruction courut s'abreu­ver en foule <text:span text:style-name="T1">à</text:span> ce qu'il avait d<text:span text:style-name="T1">é</text:span>daign<text:span text:style-name="T1">é</text:span>, bafou<text:span text:style-name="T1">é</text:span> pen­dant quarante ans. On dit, en ce cas, que l'<text:span text:style-name="T1">â</text:span>ge reconna<text:span text:style-name="T1">î</text:span>t tardivement son erreur. Mais vous pouvez <text:span text:style-name="T1">ê</text:span>tre s<text:span text:style-name="T1">û</text:span>r que, dans le m<text:span text:style-name="T1">ê</text:span>me moment, il en com­met une autre du m<text:span text:style-name="T1">ê</text:span>me calibre.</text:p>
      <text:p text:style-name="P38">Qu'il s'agisse de peinture (Goya, Manet), de mu­sique (Tannhauser, Beethoven), de gravure (M<text:span text:style-name="T1">é</text:span>- ryon), du sens de la rectification historique ou litt<text:span text:style-name="T1">é</text:span>­raire (Edgar Poe, Quincey), de linguistique et de style (Mon c<text:span text:style-name="T1">œ</text:span>ur mis <text:span text:style-name="T1">à</text:span> nu), d'analyse intellectuelle et sentimentale, le g<text:span text:style-name="T1">é</text:span>nie p<text:span text:style-name="T1">é</text:span>n<text:span text:style-name="T1">é</text:span>trant, vibrant, dru, chaud et s<text:span text:style-name="T1">û</text:span>r de Baudelaire provoquait autour de lui une sorte de crainte. 11 apparaissait <text:span text:style-name="T1">à</text:span> ses con­temporains, satur<text:span text:style-name="T1">é</text:span>s de sottise, comme inclassable, comme morbide. D'o<text:span text:style-name="T1">ù</text:span> sa fureur aigre et son affec­tation de morbidit<text:span text:style-name="T1">é</text:span> : <text:span text:style-name="T1">«</text:span> Ah! vous croyez que j'ai la rougeole! Eh bien, je vais m'en peindre les bou­tons sur la peau! <text:span text:style-name="T1">»</text:span> Et il les peignait! L'Eautonti- moroumenos, le bourreau de soi-m<text:span text:style-name="T1">ê</text:span>me, ce fut Baudelaire. Mais quel go<text:span text:style-name="T1">û</text:span>t, quelles nuances dans l'appr<text:span text:style-name="T1">é</text:span>ciation, et quelle force dans le d<text:span text:style-name="T1">é</text:span>part, l'<text:span text:style-name="T1">é</text:span>lan, le d<text:span text:style-name="T1">é</text:span>marrage! Son envol rappelle celui de Ron­sard...</text:p>
      <text:p text:style-name="P38">La servante au grand c<text:span text:style-name="T1">œ</text:span>ur, dont vous <text:span text:style-name="T1">é</text:span>tiez jalouse...</text:p>
      <text:p text:style-name="P38">0 mort, vieux capitaine, il est temps, levons l'ancre,.r</text:p>
      <text:p text:style-name="P52"/>
      <text:p text:style-name="P1">C'est le coup de vent du seizi<text:span text:style-name="T1">è</text:span>me, sur les chemins du Yend<text:span text:style-name="T1">ô</text:span>mois. Puis, au bout d'une dizaine de vers, le sentiment de sa triste condition le ressaisit, re­tombe, .semble-t-il, sur le c<text:span text:style-name="T1">œ</text:span>ur, d<text:span text:style-name="T1">é</text:span>nud<text:span text:style-name="T1">é</text:span> en effet, de Baudelaire, comme une goutte de fiel br<text:span text:style-name="T1">û</text:span>lant, et dissout le bref enthousiasme. Ainsi en prend aux Muses d<text:span text:style-name="T1">é</text:span>sorbit<text:span text:style-name="T1">é</text:span>es par le cruel vieillard <text:span text:style-name="T1">à</text:span> la faux !</text:p>
      <text:p text:style-name="P38">Mon p<text:span text:style-name="T1">è</text:span>re avait entrevu Baudelaire, et me disait de lui qu'il lui faisait l'effet d'un prince atrabilaire et bizarre, parmi des goujats. Il s'<text:span text:style-name="T1">é</text:span>tait pr<text:span text:style-name="T1">é</text:span>sent<text:span text:style-name="T1">é</text:span> <text:span text:style-name="T1">à</text:span> lui par sa grimace, qui <text:span text:style-name="T1">é</text:span>tait factice et pu<text:span text:style-name="T1">é</text:span>rile, non par son go<text:span text:style-name="T1">û</text:span>t, qui <text:span text:style-name="T1">é</text:span>tait direct et sublime.</text:p>
      <text:p text:style-name="P38">Pour Verlaine, histoire analogue, <text:span text:style-name="T1">à</text:span> un degr<text:span text:style-name="T1">é</text:span> inf<text:span text:style-name="T1">é</text:span>rieur s'entend. Verlaine <text:span text:style-name="T1">é</text:span>tait un aristo du sen­timent, dans un physique de Sil<text:span text:style-name="T1">è</text:span>ne du ruisseau, et ce ruisseau bordait, en effet, cet aristocrate. Schwob le vit mourant, dans un h<text:span text:style-name="T1">ô</text:span>tel meubl<text:span text:style-name="T1">é</text:span> proche du Pan­th<text:span text:style-name="T1">é</text:span>on, un exemplaire de Racine sur sa table de nuit, aupr<text:span text:style-name="T1">è</text:span>s d'un litre de marchand de vin. Il mourut comme il avait v<text:span text:style-name="T1">é</text:span>cu, ayant <text:span text:style-name="T1">à</text:span> sa droite le g<text:span text:style-name="T1">é</text:span>nie, et <text:span text:style-name="T1">à</text:span> sa gauche la vilenie, partag<text:span text:style-name="T1">é</text:span> entre la d<text:span text:style-name="T1">é</text:span>gradation et l'enthousiasme. Ce g<text:span text:style-name="T1">é</text:span>nie <text:span text:style-name="T1">é</text:span>tant sans cesse all<text:span text:style-name="T1">é</text:span> s'<text:span text:style-name="T1">é</text:span>purant, des F<text:span text:style-name="T1">ê</text:span>tes galantes <text:span text:style-name="T1">à</text:span> Sagesse, du d<text:span text:style-name="T1">é</text:span>cor de la vie vers son essence intime, comme si ce mysticisme, vers la fin quasi ang<text:span text:style-name="T1">é</text:span>lique, s'<text:span text:style-name="T1">é</text:span>tait fray<text:span text:style-name="T1">é</text:span> un chemin <text:span text:style-name="T1">à</text:span> travers la sensualit<text:span text:style-name="T1">é</text:span> la plus triviale. N<text:span text:style-name="T1">é</text:span>anmoins Verlaine est fort loin d'atteindre <text:span text:style-name="T1">à</text:span> Vil­lon, <text:span text:style-name="T1">à</text:span> qui on l'a injustement compar<text:span text:style-name="T1">é</text:span>, et qui demeure, depuis bient<text:span text:style-name="T1">ô</text:span>t cinq si<text:span text:style-name="T1">è</text:span>cles, le plus intense et le plus inimitable des po<text:span text:style-name="T1">è</text:span>tes fran<text:span text:style-name="T1">ç</text:span>ais. O<text:span text:style-name="T1">ù</text:span> il faut, <text:span text:style-name="T1">à</text:span> d'autres, une pi<text:span text:style-name="T1">è</text:span>ce enti<text:span text:style-name="T1">è</text:span>re pour <text:span text:style-name="T1">é</text:span>mouvoir, il faut</text:p>
      <text:p text:style-name="P52"/>
      <text:p text:style-name="P1"><text:span text:style-name="T1">à</text:span> Villon un ou deux mots. Villon reste, <text:span text:style-name="T1">à</text:span> travers les <text:span text:style-name="T1">â</text:span>ges, le ma<text:span text:style-name="T1">î</text:span>tre de la simplicit<text:span text:style-name="T1">é</text:span> path<text:span text:style-name="T1">é</text:span>tique. 11 y a de l'appr<text:span text:style-name="T1">ê</text:span>t chez Verlaine, m<text:span text:style-name="T1">ê</text:span>me parmi ses alertes remords.</text:p>
      <text:p text:style-name="P38">Quant <text:span text:style-name="T1">à</text:span> Mor<text:span text:style-name="T1">é</text:span>as, po<text:span text:style-name="T1">è</text:span>te divin, quintessence de Lamartine et dont les Stances <text:span text:style-name="T1">é</text:span>galent Ronsard, il a travers<text:span text:style-name="T1">é</text:span> son temps ingrat et rebelle, ferm<text:span text:style-name="T1">é</text:span> et hos­tile <text:span text:style-name="T1">à</text:span> la grandeur vraie, au milieu d'une incom­pr<text:span text:style-name="T1">é</text:span>hension compl<text:span text:style-name="T1">è</text:span>te, herm<text:span text:style-name="T1">é</text:span>tique. En vain Maur- ras, Barr<text:span text:style-name="T1">é</text:span>s et quelques autres de ses amis, moins connus, s'<text:span text:style-name="T1">é</text:span>vertuaient-ils contre cette incroyable injustice, une des plus fortes de lliistoire litt<text:span text:style-name="T1">é</text:span>raire. Les meilleurs ne leur pr<text:span text:style-name="T1">ê</text:span>taient qu'une oreille dis­traite. L'<text:span text:style-name="T1">é</text:span>cole m<text:span text:style-name="T1">é</text:span>canique triomphait avec H<text:span text:style-name="T1">é</text:span>r<text:span text:style-name="T1">é</text:span>dia et ses imitateurs d'une part, de l'autre avec les d<text:span text:style-name="T1">é</text:span>formations symboliques de Mallarm<text:span text:style-name="T1">é</text:span> et des Par­nassiens posthumes. Un grand humaniste inspir<text:span text:style-name="T1">é</text:span>, tel que Mor<text:span text:style-name="T1">é</text:span>as, soumettant l'eau, le feu, l'esprit, la rivi<text:span text:style-name="T1">è</text:span>re, l'histoire et la l<text:span text:style-name="T1">é</text:span>gende, <text:span text:style-name="T1">à</text:span> la nostalgie rythmique d'un c<text:span text:style-name="T1">œ</text:span>ur hautain, mais pitoyable, ne pouvait plus parvenir <text:span text:style-name="T1">à</text:span> la gloire. Les badauds et l'absurde demi-<text:span text:style-name="T1">é</text:span>lite s'entendaient pour lui barrer le chemin. L'amer et orgueilleux breuvage de la m<text:span text:style-name="T1">é</text:span>connaissance lui fut ainsi v<text:span text:style-name="T1">ê</text:span>rs<text:span text:style-name="T1">é</text:span> <text:span text:style-name="T1">à</text:span> pleines coupes, supr<text:span text:style-name="T1">ê</text:span>me libation d'un si<text:span text:style-name="T1">è</text:span>cle d<text:span text:style-name="T1">é</text:span>tach<text:span text:style-name="T1">é</text:span> du lyrisme naturel, uniquement attentif aux rh<text:span text:style-name="T1">é</text:span>teurs, aux hurleurs et aux <text:span text:style-name="T1">é</text:span>chevel<text:span text:style-name="T1">é</text:span>s des deux sexes.</text:p>
      <text:p text:style-name="P38">J'ai devant moi, en <text:span text:style-name="T1">é</text:span>crivant ceci, la reproduction par le ma<text:span text:style-name="T1">î</text:span>tre <text:span text:style-name="T1">é</text:span>diteur Lafuma, chef-d'<text:span text:style-name="T1">œ</text:span>uvre de bibliophilie, du manuscrit des Disjecta membra de Barbey d'Aurevilly. La reproduction exacte, dis-je,</text:p>
      <text:p text:style-name="P52"/>
      <text:p text:style-name="P1">non seulement de l'<text:span text:style-name="T1">é</text:span>criture en couleurs, gladiol<text:span text:style-name="T1">é</text:span>e, pr<text:span text:style-name="T1">é</text:span>cise et enflamm<text:span text:style-name="T1">é</text:span>e comme la foudre, du grand <text:span text:style-name="T1">é</text:span>crivain spontan<text:span text:style-name="T1">é</text:span>, et m<text:span text:style-name="T1">ê</text:span>me soudain, qu'a m<text:span text:style-name="T1">é</text:span>connu son si<text:span text:style-name="T1">è</text:span>cle ignorant; mais aussi des dessins, fantai­sies, <text:span text:style-name="T1">é</text:span>chapp<text:span text:style-name="T1">é</text:span>es de plume et p<text:span text:style-name="T1">â</text:span>t<text:span text:style-name="T1">é</text:span>s d'encre de ce feu d'artifice de prose et de vers, <text:span text:style-name="T1">à</text:span> quoi rien ne peut <text:span text:style-name="T1">ê</text:span>tre compar<text:span text:style-name="T1">é</text:span>. Joie de l'esprit et du regard! Il fallait le d<text:span text:style-name="T1">é</text:span>vouement unique de M<text:span text:style-name="T5">IIe</text:span> Read <text:span text:style-name="T1">à</text:span> cette haute et <text:span text:style-name="T1">é</text:span>tincelante m<text:span text:style-name="T1">é</text:span>moire, pour imaginer une telle survivance, qui nous rend la palpitation m<text:span text:style-name="T1">ê</text:span>me du g<text:span text:style-name="T1">é</text:span>nie et nous renseigne sur la gen<text:span text:style-name="T1">è</text:span>se de certaines <text:span text:style-name="T1">œ</text:span>uvres et mains projets inachev<text:span text:style-name="T1">é</text:span>s. Nous regrette­rons toujours cet An mil et ce roman sur la chouan­nerie, le Gentilhomme de grand chemin, que n'eut pas le loisir d'<text:span text:style-name="T1">é</text:span>crire le vieux chouan <text:span text:style-name="T1">à</text:span> la pens<text:span text:style-name="T1">é</text:span>e alti<text:span text:style-name="T1">è</text:span>re, le g<text:span text:style-name="T1">é</text:span>ant perdu parmi les nains de plume, qui riaient de la coupe de son habit ou de sa soli­tude grandiose.</text:p>
      <text:p text:style-name="P38">La m<text:span text:style-name="T1">é</text:span>connaissance de Barbey d'Aurevilly est, ainsi, un des exemples les plus saisissants de la stu­pidit<text:span text:style-name="T1">é</text:span> du si<text:span text:style-name="T1">è</text:span>cle, dit <text:span text:style-name="T1">«</text:span> des lumi<text:span text:style-name="T1">è</text:span>res <text:span text:style-name="T1">»</text:span>, en mati<text:span text:style-name="T1">è</text:span>re litt<text:span text:style-name="T1">é</text:span>raire et critique.</text:p>
      <text:p text:style-name="P38">Nous avons vu que cette stupidit<text:span text:style-name="T1">é</text:span> repose solide­ment, compactement, sur un certain nombre d'aphorismes genevois, allemands, encyclop<text:span text:style-name="T1">é</text:span>di­ques, protestants, romantiques, et toujours pri­maires, bien que reli<text:span text:style-name="T1">é</text:span>s <text:span text:style-name="T1">à</text:span> des noms fameux. Barbey d'Aurevilly (chez qui le critique <text:span text:style-name="T1">é</text:span>gale, en maint endroit, le romancier) poss<text:span text:style-name="T1">é</text:span>dait parfaitement cette v<text:span text:style-name="T1">é</text:span>rit<text:span text:style-name="T1">é</text:span>; c'est ce qui explique sa solitude volontaire, hautaine, r<text:span text:style-name="T1">é</text:span>sign<text:span text:style-name="T1">é</text:span>e, en m<text:span text:style-name="T1">ê</text:span>me temps que le silence,</text:p>
      <text:p text:style-name="P52"/>
      <text:p text:style-name="P1"><text:span text:style-name="T1">à</text:span> peine interrompu de quelques coassements de grenouilles, qui s'<text:span text:style-name="T1">é</text:span>tablit autour de lui, afin de le murer hors de sa gloire. Je veux dire de la gloire <text:span text:style-name="T1">à</text:span> laquelle il avait droit, au m<text:span text:style-name="T1">ê</text:span>me titre que Balzac.</text:p>
      <text:p text:style-name="P38">C'est une femme fr<text:span text:style-name="T1">ê</text:span>le, <text:span text:style-name="T1">â</text:span>g<text:span text:style-name="T1">é</text:span>e, sans appuis, sans fortune, mais de c<text:span text:style-name="T1">œ</text:span>ur h<text:span text:style-name="T1">é</text:span>ro<text:span text:style-name="T1">ï</text:span>que et d'une extraor­dinaire <text:span text:style-name="T1">é</text:span>nergie, M<text:span text:style-name="T5">118</text:span> Read, bien connue de tous les admirateurs et vieux amis de Barbey, qui entreprit de briser ce mur. C'est gr<text:span text:style-name="T1">â</text:span>ce <text:span text:style-name="T1">à</text:span> elle que tant de pages d'une critique nue, libre, hardie, juste et neuve, ont <text:span text:style-name="T1">é</text:span>t<text:span text:style-name="T1">é</text:span> recueillies et se transmettront, qui, sans elle, se seraient perdues dans la m<text:span text:style-name="T1">é</text:span>connais­sance, l'ignorance totale et le rapide oubli. Aujour­d'hui, avec une publication, compl<text:span text:style-name="T1">é</text:span>mentaire mais essentielle, comme les Disject<text:span text:style-name="T1">à</text:span> membra, le <text:span text:style-name="T1">«</text:span> soleil des morts <text:span text:style-name="T1">»</text:span> de la Rochefoucauld monte rapidement sur la tombe, encore p<text:span text:style-name="T1">é</text:span>nombreuse, du grand Nor­mand. Il l'<text:span text:style-name="T1">é</text:span>clair<text:span text:style-name="T1">é</text:span> de cette lueur d'<text:span text:style-name="T1">é</text:span>clipse, d'argent et d'or, aux biseaux noirs, o<text:span text:style-name="T1">ù</text:span> s'attarde encore un glacis de l'incompr<text:span text:style-name="T1">é</text:span>hension de nagu<text:span text:style-name="T1">è</text:span>re, par qui se rehausse tant de beaut<text:span text:style-name="T1">é</text:span>.</text:p>
      <text:p text:style-name="P38">Je r<text:span text:style-name="T1">é</text:span>p<text:span text:style-name="T1">è</text:span>te ici que le grand romancier du second tiers du xix<text:span text:style-name="T1">®</text:span> si<text:span text:style-name="T1">è</text:span>cle, en France, c'est Barbey d'Aure­villy, et non Gustave Flaubert. Cela ressort du contraste des th<text:span text:style-name="T1">è</text:span>mes, du style, de la composition des vis<text:span text:style-name="T1">é</text:span>es. Cela ressort surtout de ce frisson du noble, du grand, du v<text:span text:style-name="T1">é</text:span>ritable lyrisme, qui anime, sans aucune d<text:span text:style-name="T1">é</text:span>faillance, l'auteur de l<text:span text:style-name="T1">à</text:span> Vieille Ma<text:span text:style-name="T1">î</text:span>­tresse, du Chevalier des Touches, de l'Ensorcel<text:span text:style-name="T1">é</text:span>e, et qui enveloppe, d<text:span text:style-name="T1">é</text:span>passe et ef<text:span text:style-name="T1">î</text:span>ace, de tous c<text:span text:style-name="T1">ô</text:span>t<text:span text:style-name="T1">é</text:span>s, le</text:p>
      <text:p text:style-name="P52"/>
      <text:p text:style-name="P1">travail p<text:span text:style-name="T1">é</text:span>nible de marqueterie, la syntaxe essouffl<text:span text:style-name="T1">é</text:span>e et l'ironisme court de l'auteur de V<text:span text:style-name="T1">É</text:span>ducation senti­mentale, de Salammb<text:span text:style-name="T1">ô</text:span> et de la Tentation de Saint Antoine. L'image de la nature et de l'homme, des rapports de la nature et de l'homme, qui au fond de l'<text:span text:style-name="T1">œ</text:span>uvre, tant c<text:span text:style-name="T1">é</text:span>l<text:span text:style-name="T1">é</text:span>br<text:span text:style-name="T1">é</text:span>e de Flaubert, est une image d<text:span text:style-name="T1">é</text:span>grad<text:span text:style-name="T1">é</text:span>e et pauvre, qui bafoue l'esprit de hardiesse et de sacrifice. Elle ne laisse debout que la piti<text:span text:style-name="T1">é</text:span>, et encore amoindrie et rapetiss<text:span text:style-name="T1">é</text:span>e au cloisonnement des c<text:span text:style-name="T1">œ</text:span>urs d<text:span text:style-name="T1">é</text:span>faillants, pour lesquels elle est une excuse. Cette image, quand une sup<text:span text:style-name="T1">é</text:span>riorit<text:span text:style-name="T1">é</text:span> quelconque l'effleure, n'a que la ressource de se moquer et de ricaner. L'image qui anime Barbey d'Aurevilly, en tous ses <text:span text:style-name="T1">é</text:span>crits, c'est la foi dans le sens del<text:span text:style-name="T1">à</text:span> des­tin<text:span text:style-name="T1">é</text:span>e humaine, c'est le scepticisme quant au scepti­cisme (qui est le grand doute des <text:span text:style-name="T1">â</text:span>mes tremp<text:span text:style-name="T1">é</text:span>es), c'est l'acceptation calme de la complexit<text:span text:style-name="T1">é</text:span>, parfois tragique, souvent neutre, de la vie et de la crise supr<text:span text:style-name="T1">ê</text:span>me, et souvent bienfaisante, de la mort. Flau­bert abat et d<text:span text:style-name="T1">é</text:span>courage, apr<text:span text:style-name="T1">è</text:span>s la courte excitation de son <text:span text:style-name="T1">«</text:span> gueuloir <text:span text:style-name="T1">»</text:span>. Barbey d'Aurevilly rel<text:span text:style-name="T1">è</text:span>ve, entra<text:span text:style-name="T1">î</text:span>ne, regaillardit. Flaubert respire artificielle­ment, dans une atmosph<text:span text:style-name="T1">è</text:span>re comprim<text:span text:style-name="T1">é</text:span>e, pharma­ceutique, factice, <text:span text:style-name="T1">é</text:span>touffante. Barbey d'Aurevilly res­pire largement, <text:span text:style-name="T1">à</text:span> pleins poumons, sur son promon­toire, devant la lande, la for<text:span text:style-name="T1">ê</text:span>t et la mer. Flaubert est le type m<text:span text:style-name="T1">ê</text:span>me du <text:span text:style-name="T1">«</text:span> gentdelettres <text:span text:style-name="T1">»</text:span>, cette fabri­cation des <text:span text:style-name="T1">é</text:span>poques pauvres, o<text:span text:style-name="T1">ù</text:span> la cr<text:span text:style-name="T1">é</text:span>ation devient application, o<text:span text:style-name="T1">ù</text:span> l'<text:span text:style-name="T1">é</text:span>lan tombe <text:span text:style-name="T1">à</text:span> l'ornement, o<text:span text:style-name="T1">ù</text:span> l'effet est cherch<text:span text:style-name="T1">é</text:span> aux d<text:span text:style-name="T1">é</text:span>pens du naturel. Barbey, grand lettr<text:span text:style-name="T1">é</text:span>, et jusqu'au point o<text:span text:style-name="T1">ù</text:span> l'humanisme <text:span text:style-name="T1">é</text:span>treint le</text:p>
      <text:p text:style-name="P32"/>
      <text:p text:style-name="P1">divin, <text:span text:style-name="T1">é</text:span>crase, de son d<text:span text:style-name="T1">é</text:span>dain justifi<text:span text:style-name="T1">é</text:span>, le gentde- lettres, qui ne vit que de potins, de querelles de boutiques, de rogatons intellectuels, ou de ressas- sements de quelques pr<text:span text:style-name="T1">é</text:span>jug<text:span text:style-name="T1">é</text:span>s de coterie. Flaubert, je le r<text:span text:style-name="T1">é</text:span>p<text:span text:style-name="T1">è</text:span>te, est, dans tous les sens, un homme de Lilliput, un g<text:span text:style-name="T1">é</text:span>nie <text:span text:style-name="T1">à</text:span> l'usage du vulgaire. L'autre Normand appartient <text:span text:style-name="T1">à</text:span> la race des g<text:span text:style-name="T1">é</text:span>ants, des initia­teurs, dont l<text:span text:style-name="T1">é</text:span> regard domine et outrepasse la foule des <text:span text:style-name="T1">â</text:span>nonneurs d'opinions toutes faites et des adora­teurs de faux chefs-d'<text:span text:style-name="T1">œ</text:span>uvre.</text:p>
      <text:p text:style-name="P38">Barbey d'Aurevilly, que tant de critiques (si l'on peut donner ce titre <text:span text:style-name="T1">à</text:span> la tourbe des abstracteurs de n<text:span text:style-name="T1">é</text:span>ant qui encombre — Sainte-Beuve et Lema<text:span text:style-name="T1">î</text:span>tre except<text:span text:style-name="T1">é</text:span>s — les avenues du xix<text:span text:style-name="T5">e</text:span> si<text:span text:style-name="T1">è</text:span>cle) ont assimil<text:span text:style-name="T1">é</text:span>, malgr<text:span text:style-name="T1">é</text:span> lui, au romantisme, n'a de celui-ci que les dehors byroniens. La principale caract<text:span text:style-name="T1">é</text:span>ristique litt<text:span text:style-name="T1">é</text:span>raire du romantisme, nous l'avons vu, c'est la pauvret<text:span text:style-name="T1">é</text:span> de la conception, sous le d<text:span text:style-name="T1">é</text:span>luge et l'in­flation des mots. Des squelettes baroques, dans des pourpoints, y m<text:span text:style-name="T1">è</text:span>nent la danse macabre d'Holbein, sans susciter l'<text:span text:style-name="T1">é</text:span>motion ni le r<text:span text:style-name="T1">ê</text:span>ve; Barbey d'Aure­villy, qui est un lyrique, alternativement concentr<text:span text:style-name="T1">é</text:span> et d<text:span text:style-name="T1">é</text:span>brid<text:span text:style-name="T1">é</text:span>, et chez qui la vigueur de la conception, ad<text:span text:style-name="T1">é</text:span>quate <text:span text:style-name="T1">à</text:span> la magnificence du verbe, pousse et exalte ce verbe <text:span text:style-name="T1">à</text:span> mesure, dans une <text:span text:style-name="T1">é</text:span>mulation digne du xvi<text:span text:style-name="T5">e</text:span> si<text:span text:style-name="T1">è</text:span>cle, Barbey d'Aurevilly s'attaque aux sujets forts, durables, <text:span text:style-name="T1">é</text:span>ternels. 11 sculpte, avec emportement, le granit, et taille, avec amour, le bronze. Il s'attache aux temp<text:span text:style-name="T1">é</text:span>raments violents, aux c<text:span text:style-name="T1">œ</text:span>urs indomptables, aux <text:span text:style-name="T1">â</text:span>mes de temp<text:span text:style-name="T1">ê</text:span>te, aux esprits d'orgueil. Mais il les peint en th<text:span text:style-name="T1">é</text:span>o-</text:p>
      <text:p text:style-name="P52"/>
      <text:p text:style-name="P1">logien, conform<text:span text:style-name="T1">é</text:span>ment <text:span text:style-name="T1">à</text:span> une psychologie vraie (les pr<text:span text:style-name="T1">é</text:span>misses <text:span text:style-name="T1">é</text:span>tant pos<text:span text:style-name="T1">é</text:span>es) et non arbitraire, et il d<text:span text:style-name="T1">é</text:span>veloppe fougueusement, et jusqu'au bout, les actes command<text:span text:style-name="T1">é</text:span>s par ces aspirations path<text:span text:style-name="T1">é</text:span>tiques.</text:p>
      <text:p text:style-name="P38">De tels dons le mettaient forc<text:span text:style-name="T1">é</text:span>ment en oppo­sition avec son temps, an<text:span text:style-name="T1">é</text:span>mi<text:span text:style-name="T1">é</text:span> et baroque, qui se le repr<text:span text:style-name="T1">é</text:span>sentait comme un animal fabuleux, comme un hyrcocerf, comme une survivance du d<text:span text:style-name="T1">é</text:span>luge, simplement parce qu'il <text:span text:style-name="T1">é</text:span>tait un croyant "parmi des cr<text:span text:style-name="T1">é</text:span>dules, un m<text:span text:style-name="T1">é</text:span>ditatif parmi des badauds, et un sinc<text:span text:style-name="T1">è</text:span>re parmi des cabotins. Pour un retentissant Tartuffe comme le p<text:span text:style-name="T1">è</text:span>re Hugo, la pr<text:span text:style-name="T1">é</text:span>sence, dans les plates-bandes litt<text:span text:style-name="T1">é</text:span>raires, d'un tel Alceste (faisant un fouet de ses rubans verts) <text:span text:style-name="T1">é</text:span>tait quelque chose d'inadmissible, d'intol<text:span text:style-name="T1">é</text:span>rable, au m<text:span text:style-name="T1">ê</text:span>me titre que l'existence d'un Veuillot. Quiconque ne l'adorait pas les yeux ferm<text:span text:style-name="T1">é</text:span>s, n'avalait pas ses <text:span text:style-name="T1">é</text:span>normes bourdes, <text:span text:style-name="T1">é</text:span>tait, aux yeux de Hugo, un supp<text:span text:style-name="T1">ô</text:span>t de Loyola, vomi par le tribunal du Saint-Office. Tr<text:span text:style-name="T1">è</text:span>s bien, mais que reste-t-il de ses copieux romans et de ses burlesques drames, et qu'en restera-t-il dans vingt ans? Au lieu que les romans de Barbey, et ses jugements si drus et si nets, ass<text:span text:style-name="T1">é</text:span>n<text:span text:style-name="T1">é</text:span>s, com­mencent <text:span text:style-name="T1">à</text:span> accomplir, dans les imaginations con­temporaines, ce myst<text:span text:style-name="T1">é</text:span>rieux travail gr<text:span text:style-name="T1">â</text:span>ce auquel s'orientent le go<text:span text:style-name="T1">û</text:span>t et les r<text:span text:style-name="T1">é</text:span>flexions d'un <text:span text:style-name="T1">â</text:span>ge m<text:span text:style-name="T1">û</text:span>ri par le malheur. Aux jeunes et vaillants Fran<text:span text:style-name="T1">ç</text:span>ais qui nous suivent, nous indiquons cette sourco de joie, cette source de force, cette source saine, ces pages dont l'emportement splendide, apr<text:span text:style-name="T1">è</text:span>s cin­quante ans, est demeur<text:span text:style-name="T1">é</text:span> intact, ces pages sans une</text:p>
      <text:p text:style-name="P52"/>
      <text:p text:style-name="P1">ride, ces pages sto<text:span text:style-name="T1">ï</text:span>ques du grand Normand. Elles les surprendront par l'<text:span text:style-name="T1">é</text:span>ternelle nouveaut<text:span text:style-name="T1">é</text:span>, l'im­mortelle fra<text:span text:style-name="T1">î</text:span>cheur des vrais chefs-d'<text:span text:style-name="T1">œ</text:span>uvre. Elles leur rendront^cet entrain <text:span text:style-name="T1">à</text:span> l'acte que le flauber- tisme nous avait ravi, cette lucidit<text:span text:style-name="T1">é</text:span> d'<text:span text:style-name="T1">â</text:span>me dont le romantisme avait frustr<text:span text:style-name="T1">é</text:span> nos p<text:span text:style-name="T1">è</text:span>res ! ^ Nous voil<text:span text:style-name="T1">à</text:span> au terme de cette rapide et incompl<text:span text:style-name="T1">è</text:span>te revue de la courbe litt<text:span text:style-name="T1">é</text:span>raire du xix<text:span text:style-name="T5">e</text:span> si<text:span text:style-name="T1">è</text:span>cle, inf<text:span text:style-name="T1">é</text:span>­rieure, sur tant de points, <text:span text:style-name="T1">à</text:span> celle du xviii<text:span text:style-name="T5">6</text:span>, bien davantage encore <text:span text:style-name="T1">à</text:span> celle du Xvn<text:span text:style-name="T5">e</text:span> et du xvi<text:span text:style-name="T5">e</text:span>, o<text:span text:style-name="T1">ù</text:span> le bon sens, l'imagination et le langage brillent d'un <text:span text:style-name="T1">é</text:span>clat qui n'a jamais, depuis, <text:span text:style-name="T1">é</text:span>t<text:span text:style-name="T1">é</text:span> <text:span text:style-name="T1">é</text:span>gal<text:span text:style-name="T1">é</text:span>. Gela, dans tous les genres et dans tous les domaines. L'acc<text:span text:style-name="T1">è</text:span>s de fi<text:span text:style-name="T1">è</text:span>vre romantique et r<text:span text:style-name="T1">é</text:span>volutionnaire, qui par- oourt le xix' si<text:span text:style-name="T1">è</text:span>cle dans sa longueur, a pu faire illusion, pendant un temps, aux contemporains, atteints eux-m<text:span text:style-name="T1">ê</text:span>mes par cette <text:span text:style-name="T1">é</text:span>pid<text:span text:style-name="T1">é</text:span>mie intellec­tuelle, dont fait partie un orgueil sans limites. Il ne saurait jeter m<text:span text:style-name="T1">ê</text:span>me poudre brillante aux yeux de la post<text:span text:style-name="T1">é</text:span>rit<text:span text:style-name="T1">é</text:span>, qui compare et qui juge. Com­menc<text:span text:style-name="T1">é</text:span> dans la contemplation vaniteuse et morose du moi, le romantisme a continu<text:span text:style-name="T1">é</text:span> dans le d<text:span text:style-name="T1">é</text:span>borde­ment des passions et de l'instinct et dans l'appau­vrissement [par exc<text:span text:style-name="T1">è</text:span>s] du vocabulaire. Passions affect<text:span text:style-name="T1">é</text:span>es. Instinct plat. Il a abouti <text:span text:style-name="T1">à</text:span> la scatologie naturaliste et aux balbutiements du symbolisme <text:span text:style-name="T1">à</text:span> remontoir, <text:span text:style-name="T1">à</text:span> la dilution de la fantaisie dans le calembour et la calembredaine.</text:p>
      <text:p text:style-name="P38">Une telle d<text:span text:style-name="T1">é</text:span>ch<text:span text:style-name="T1">é</text:span>ance, quand elle existe, n'est amais limit<text:span text:style-name="T1">é</text:span>e aux lettres seules. L'avilissant trou­peau, dont nous avons parl<text:span text:style-name="T1">é</text:span>, — (et qui fausse les</text:p>
      <text:p text:style-name="P52"/>
      <text:p text:style-name="P1">perspectives de la notori<text:span text:style-name="T1">é</text:span>t<text:span text:style-name="T1">é</text:span>, et de la gloire, par celles de la r<text:span text:style-name="T1">é</text:span>clame et de la publicit<text:span text:style-name="T1">é</text:span>) — s<text:span text:style-name="T1">é</text:span>vit na­turellement dans toutes les cat<text:span text:style-name="T1">é</text:span>gories de l'activit<text:span text:style-name="T1">é</text:span>, quand son influence funeste a une fois p<text:span text:style-name="T1">é</text:span>n<text:span text:style-name="T1">é</text:span>tr<text:span text:style-name="T1">é</text:span> et corrompu la plus importante et la plus diffusible de toutes, la litt<text:span text:style-name="T1">é</text:span>raire. Nous allons, de nouveau, le voir <text:span text:style-name="T1">à</text:span> l'<text:span text:style-name="T1">œ</text:span>uvre, en philosophie et dans l'Enseigne­ment.</text:p>
      <text:p text:style-name="P32"/>
      <text:p text:style-name="P1">CHAPITRE III</text:p>
      <text:p text:style-name="P1"><text:span text:style-name="T2">d</text:span><text:span text:style-name="T3">é</text:span><text:span text:style-name="T2">cadence, au xix</text:span><text:span text:style-name="T4">e</text:span><text:span text:style-name="T2"> si</text:span><text:span text:style-name="T3">è</text:span><text:span text:style-name="T2">cle, de la philosophie et de son enseignement</text:span></text:p>
      <text:p text:style-name="P38">Si l'on admet que les <text:span text:style-name="T1">é</text:span>tudes philosophiques, et notamment la m<text:span text:style-name="T1">é</text:span>taphysique (qui est, au del<text:span text:style-name="T1">à</text:span> de toute physique, la connaissance de l'<text:span text:style-name="T1">ê</text:span>tre) mesu­rent l'intellect d'une <text:span text:style-name="T1">é</text:span>poque, de m<text:span text:style-name="T1">ê</text:span>me que le drame et le roman en mesurent la facult<text:span text:style-name="T1">é</text:span> cr<text:span text:style-name="T1">é</text:span>atrice, il faut reconna<text:span text:style-name="T1">î</text:span>tre que le xix<text:span text:style-name="T5">e</text:span> si<text:span text:style-name="T1">è</text:span>cle est, de ce point de vue, assez d<text:span text:style-name="T1">é</text:span>nu<text:span text:style-name="T1">é</text:span>. Il est bien vrai qu'un grand nombre d'auteurs, dou<text:span text:style-name="T1">é</text:span>s ou se croyant dou<text:span text:style-name="T1">é</text:span>s pour les vues d'ensemble, y ont affich<text:span text:style-name="T1">é</text:span> des pr<text:span text:style-name="T1">é</text:span>tentions philosophiques. Mais, outre que celles-ci n'eurent que de lointains rapports avec la philosophie pro­prement dite, lesdites vues n'<text:span text:style-name="T1">é</text:span>taient ni tr<text:span text:style-name="T1">è</text:span>s puis­santes, ni tr<text:span text:style-name="T1">è</text:span>s originales, et se ressentaient encore f<text:span text:style-name="T1">â</text:span>cheusement de l'abaissement encyclop<text:span text:style-name="T1">é</text:span>diste de la fin du xvn<text:span text:style-name="T1">ï</text:span><text:span text:style-name="T5">e</text:span>. Le seul manieur d'id<text:span text:style-name="T1">é</text:span>es g<text:span text:style-name="T1">é</text:span>n<text:span text:style-name="T1">é</text:span>rales qui ait <text:span text:style-name="T1">é</text:span>chafaud<text:span text:style-name="T1">é</text:span> un grand syst<text:span text:style-name="T1">è</text:span>me, coh<text:span text:style-name="T1">é</text:span>rent, dans la g<text:span text:style-name="T1">é</text:span>n<text:span text:style-name="T1">é</text:span>ration pr<text:span text:style-name="T1">é</text:span>c<text:span text:style-name="T1">é</text:span>dent la n<text:span text:style-name="T1">ô</text:span>tre, Auguste Comte, <text:span text:style-name="T1">é</text:span>tait pr<text:span text:style-name="T1">é</text:span>cis<text:span text:style-name="T1">é</text:span>ment un adversaire acharn<text:span text:style-name="T1">é</text:span> de toute Digitized by Microsoft</text:p>
      <text:p text:style-name="P52"/>
      <text:p text:style-name="P1">m<text:span text:style-name="T1">é</text:span>taphysique. S'il est bien vrai que ses th<text:span text:style-name="T1">é</text:span>ories, souvent ing<text:span text:style-name="T1">é</text:span>nieuses, soient corrobor<text:span text:style-name="T1">é</text:span>es par des sciences <text:span text:style-name="T1">à</text:span> leur d<text:span text:style-name="T1">é</text:span>but, ou <text:span text:style-name="T1">à</text:span> l'<text:span text:style-name="T1">é</text:span>tat stationnaire, il appara<text:span text:style-name="T1">î</text:span>t qu'elles s'effritent et s'estompent <text:span text:style-name="T1">à</text:span> mesure que ces sciences se transforment, en s'<text:span text:style-name="T1">é</text:span>tendant, et s'approfondissent, ou qu'elles <text:span text:style-name="T1">é</text:span>puisent leur subs­tance. Il appara<text:span text:style-name="T1">î</text:span>t aussi qu'elles ont finalement entra<text:span text:style-name="T1">î</text:span>n<text:span text:style-name="T1">é</text:span> leur auteur dans une direction toute diff<text:span text:style-name="T1">é</text:span>­rente de celle qu'il avait con<text:span text:style-name="T1">ç</text:span>ue. Enfin, le relati­visme de Comte, s'il aide <text:span text:style-name="T1">à</text:span> comprendre certaines r<text:span text:style-name="T1">é</text:span>gions de classement de la conscience, laisse d<text:span text:style-name="T1">é</text:span>li­b<text:span text:style-name="T1">é</text:span>r<text:span text:style-name="T1">é</text:span>ment en dehors de ses lumi<text:span text:style-name="T1">è</text:span>res les cat<text:span text:style-name="T1">é</text:span>gories supr<text:span text:style-name="T1">ê</text:span>mes de l'esprit, celles qui pr<text:span text:style-name="T1">é</text:span>cis<text:span text:style-name="T1">é</text:span>ment soudent le monde ext<text:span text:style-name="T1">é</text:span>rieur au monde int<text:span text:style-name="T1">é</text:span>rieur et assurent, sans heurt, la double gravitation de la Raison et des objets auxquels elle s'attache. Le comtisme est un vin assez g<text:span text:style-name="T1">é</text:span>n<text:span text:style-name="T1">é</text:span>reux, pas mal frelat<text:span text:style-name="T1">é</text:span>, et qui peut griser, surtout dans l'adolescence. Il n'<text:span text:style-name="T1">é</text:span>tanche point la soif du Vrai, puisque, par la d<text:span text:style-name="T1">é</text:span>finition de ses pr<text:span text:style-name="T1">é</text:span>misses, il d<text:span text:style-name="T1">é</text:span>sesp<text:span text:style-name="T1">è</text:span>re m<text:span text:style-name="T1">ê</text:span>me d'y atteindre ja­mais.</text:p>
      <text:p text:style-name="P38">Ce qui caract<text:span text:style-name="T1">é</text:span>rise les travaux philosophiques au xix<text:span text:style-name="T5">8</text:span>, c'est leur oscillation continuelle entre un spi­ritualisme purement verbal comme celui de Cousin et de Jouffroy, et un naturalisme d<text:span text:style-name="T1">é</text:span>ductif, exp<text:span text:style-name="T1">é</text:span>ri­mental ou de laboratoire, qui fait de la philosophie une science comme une autre, si ce n'est un peu plus conjecturale. Vainement oratoire et grandilo­quente, ou ridiculement r<text:span text:style-name="T1">é</text:span>duite <text:span text:style-name="T1">à</text:span> l'interpr<text:span text:style-name="T1">é</text:span>tation des faits d'observation, telle nous appara<text:span text:style-name="T1">î</text:span>t l'aspira­tion mentale <text:span text:style-name="T1">à</text:span> la sagesse (une <text:span text:style-name="T1">«</text:span> sagesse boursoufl<text:span text:style-name="T1">é</text:span>e</text:p>
      <text:p text:style-name="P52"/>
      <text:p text:style-name="P1">ou <text:span text:style-name="T1">é</text:span>triqu<text:span text:style-name="T1">é</text:span>e) de 1810 <text:span text:style-name="T1">à</text:span> 1880. A partir de l<text:span text:style-name="T1">à</text:span>, com­mence l'influence pr<text:span text:style-name="T1">é</text:span>pond<text:span text:style-name="T1">é</text:span>rante du criticisme allemand, d'une part, du biologisme anglais de l'autre, dans l'enseignement philosophique. Cepen­dant que s<text:span text:style-name="T1">é</text:span>vit, sur le plan de renseignement sup<text:span text:style-name="T1">é</text:span>­rieur et scientifique, le d<text:span text:style-name="T1">é</text:span>terminisme de Claude Bernard, caricature <text:span text:style-name="T1">é</text:span>triqu<text:span text:style-name="T1">é</text:span>e du positivisme. Un nom symbolise cette p<text:span text:style-name="T1">é</text:span>riode, celui du d<text:span text:style-name="T1">é</text:span>plorable Renouvicr, le <text:span text:style-name="T1">«</text:span> Kant fran<text:span text:style-name="T1">ç</text:span>ais <text:span text:style-name="T1">»</text:span>, le plus copieux assembleur d'<text:span text:style-name="T1">â</text:span>neries solennelles d une <text:span text:style-name="T1">é</text:span>poque si f<text:span text:style-name="T1">é</text:span>conde en ce genre d'exercices. L'histoire critique de la philosophie donne deux ma<text:span text:style-name="T1">î</text:span>tres livres : le rapport fameux de Ravaisson et les Sceptiques gr<text:span text:style-name="T1">è</text:span>cs de Brochard. Puis, par les consciencieuses <text:span text:style-name="T1">é</text:span>tudes sans g<text:span text:style-name="T1">é</text:span>nie de Lachelier et de Boutroux, et les vues intitiales sur la contingence possible des Lois de la Nature (jusqu'alors d<text:span text:style-name="T1">é</text:span>clar<text:span text:style-name="T1">é</text:span>es immuables et n<text:span text:style-name="T1">é</text:span>ces­saires), on verse dans l'<text:span text:style-name="T1">é</text:span>volution cr<text:span text:style-name="T1">é</text:span>atrice et l'intui- tivisme du petit juif tarabiscot<text:span text:style-name="T1">é</text:span> Bergson (c'est-<text:span text:style-name="T1">à</text:span>-dire dans cette aberration que d'autres ont baptis<text:span text:style-name="T1">é</text:span>e aussi la m<text:span text:style-name="T1">é</text:span>taphysique du sensible), puis dans les platitudes sans nom du pragmatisme am<text:span text:style-name="T1">é</text:span>ricain.</text:p>
      <text:p text:style-name="P38">Reprenons, une <text:span text:style-name="T1">à</text:span> une, les pi<text:span text:style-name="T1">è</text:span>ces de ce fagotage, ces fragments <text:span text:style-name="T1">é</text:span>pars, qui ont livr<text:span text:style-name="T1">é</text:span> la pens<text:span text:style-name="T1">é</text:span>e fran­<text:span text:style-name="T1">ç</text:span>aise et sa traditionnelle clart<text:span text:style-name="T1">é</text:span> <text:span text:style-name="T1">à</text:span> toutes les incur­sions d'un romantisme id<text:span text:style-name="T1">é</text:span>ologique, non moins attristant et funeste que le romantisme litt<text:span text:style-name="T1">é</text:span>raire. Il <text:span text:style-name="T1">é</text:span>tait logique que l'enseignement, <text:span text:style-name="T1">à</text:span> ses divers degr<text:span text:style-name="T1">é</text:span>s, l'enseignement qui suit toujours les vicissi­tudes philosophiques du temps o<text:span text:style-name="T1">ù</text:span> il est dispens<text:span text:style-name="T1">é</text:span> et transmis, sub<text:span text:style-name="T1">î</text:span>t une d<text:span text:style-name="T1">é</text:span>gradation analogue, des hau-</text:p>
      <text:p text:style-name="P52"/>
      <text:p text:style-name="P1">teurs de la Sorbonne et du Coll<text:span text:style-name="T1">è</text:span>ge de France jus­qu'aux humbles rivages de- l'<text:span text:style-name="T1">é</text:span>cole primaire. Car (et c'est ce que Comte avait bien vu et lourdement, mais solidement, d<text:span text:style-name="T1">é</text:span>fini) les manifestations intellec­tuelles d'un temps sont solidaires et retentissent les unes sur les autres. La phras<text:span text:style-name="T1">é</text:span>jplogie pseudo­philosophique d'un Cousin et d'un Janet s'appa­rente <text:span text:style-name="T1">à</text:span> la phras<text:span text:style-name="T1">é</text:span>ologie pseudo-romanesque d'une Sand et d'un Feuillet. Le plat d<text:span text:style-name="T1">é</text:span>terminisme d'un Claude Bernard (dont la mis<text:span text:style-name="T1">è</text:span>re fait contraste avec les hardies exp<text:span text:style-name="T1">é</text:span>riences du m<text:span text:style-name="T1">ê</text:span>me) encourage la tri­vialit<text:span text:style-name="T1">é</text:span> d'un Zola. De sorte que mon p<text:span text:style-name="T1">è</text:span>re, Alphonse Daudet, avait grandement raison d'assimiler chaque g<text:span text:style-name="T1">é</text:span>n<text:span text:style-name="T1">é</text:span>ration <text:span text:style-name="T1">à</text:span> un bateau, dont les passagers partici­pent des m<text:span text:style-name="T1">ê</text:span>mes clart<text:span text:style-name="T1">é</text:span>s et des m<text:span text:style-name="T1">ê</text:span>mes erreurs.</text:p>
      <text:p text:style-name="P38">Pendant tout le cours du xix" stupide,.la d<text:span text:style-name="T1">é</text:span>mo­cratie r<text:span text:style-name="T1">é</text:span>volutionnaire, ou lib<text:span text:style-name="T1">é</text:span>rale, a <text:span text:style-name="T1">é</text:span>t<text:span text:style-name="T1">é</text:span> en qu<text:span text:style-name="T1">ê</text:span>te d'une philosophie susceptible d'<text:span text:style-name="T1">é</text:span>tayer ses funestes r<text:span text:style-name="T1">ê</text:span>veries. Ses augures, tournant le dos <text:span text:style-name="T1">à</text:span> ce qu'est une v<text:span text:style-name="T1">é</text:span>ritable m<text:span text:style-name="T1">é</text:span>taphysique (d<text:span text:style-name="T1">é</text:span>pouill<text:span text:style-name="T1">é</text:span>e de tout ordre de contingences et ne visant que l'universel) ont <text:span text:style-name="T1">é</text:span>chafaud<text:span text:style-name="T1">é</text:span> une philosophie, qu'ils affirmaient m<text:span text:style-name="T1">é</text:span>taphysique (et qui ne l'<text:span text:style-name="T1">é</text:span>tait pas, et qui ne pou­vait pas l'<text:span text:style-name="T1">ê</text:span>tre), sur l'imagination enfantine du pro­gr<text:span text:style-name="T1">è</text:span>s continu, de l'<text:span text:style-name="T1">é</text:span>volution, loi fondamentale de l'univers, et autres balivernes, <text:span text:style-name="T1">é</text:span>num<text:span text:style-name="T1">é</text:span>r<text:span text:style-name="T1">é</text:span>es <text:span text:style-name="T1">à</text:span> l'intro­duction du pr<text:span text:style-name="T1">é</text:span>sent ouvrage. Lesquelles balivernes ont <text:span text:style-name="T1">é</text:span>t<text:span text:style-name="T1">é</text:span> combattues, avec une faiblesse d'arguments <text:span text:style-name="T1">é</text:span>gale <text:span text:style-name="T1">à</text:span> la leur, par des affirmations du Vrai, du Beau et du Bien, nullement<text:span text:style-name="T1">é</text:span>tay<text:span text:style-name="T1">é</text:span>es et d'une mis<text:span text:style-name="T1">è</text:span>re navrante. Au naturisme triomphant (et qui faisait</text:p>
      <text:p text:style-name="P52"/>
      <text:p text:style-name="P1">de la biologie le crit<text:span text:style-name="T1">é</text:span>rium de l'esprit humain!) s'opposa un spiritualisme, b<text:span text:style-name="T1">ê</text:span>te et sommaire <text:span text:style-name="T1">à</text:span> pleurer, refl<text:span text:style-name="T1">é</text:span>tant la d<text:span text:style-name="T1">é</text:span>bilit<text:span text:style-name="T1">é</text:span> mentale de conserva­teurs, reculant pied <text:span text:style-name="T1">à</text:span> pied devant les pr<text:span text:style-name="T1">é</text:span>tendus innovateurs. On ne sait qu'admirer (mirari) ironi­quement davantage, de l'arrogance des causes effi­cientes et transformantes, mises en avant par le darwinisme et l'haeckelisme, ou de la vanit<text:span text:style-name="T1">é</text:span> des causes finales qui leur <text:span text:style-name="T1">é</text:span>taient object<text:span text:style-name="T1">é</text:span>es. Ainsi qu'il est d'usage, au d<text:span text:style-name="T1">é</text:span>sert des doctrines et des preuves correspondait, <text:span text:style-name="T1">à</text:span> droite comme <text:span text:style-name="T1">à</text:span> gauche, l'outre­cuidance des affirmations.</text:p>
      <text:p text:style-name="P38">Le d<text:span text:style-name="T1">é</text:span>terminisme, chapitre d<text:span text:style-name="T1">é</text:span>tach<text:span text:style-name="T1">é</text:span> du positi­visme, mais qui eut, pendant une cinquantaine d'ann<text:span text:style-name="T1">é</text:span>es, une fortune et une vogue sup<text:span text:style-name="T1">é</text:span>rieures <text:span text:style-name="T1">à</text:span> celles du positivisme, n'envisage pas la question du pourquoi des choses. C'est dire qu'il renonce <text:span text:style-name="T1">à</text:span> toute m<text:span text:style-name="T1">é</text:span>taphysique, comme le positivisme lui-m<text:span text:style-name="T1">ê</text:span>me et qu'il en d<text:span text:style-name="T1">é</text:span>cr<text:span text:style-name="T1">è</text:span>te le besoin frivole. Ce qu'il entend rechercher, c'est le comment, ou encha<text:span text:style-name="T1">î</text:span>nement re­latif des circonstances, au milieu desquelles, nous vivons. Tout ce chapitre de l'argumentation de Claude Bernard d<text:span text:style-name="T1">é</text:span>gage un comique particulier, un comique dont on ne se passe plus ais<text:span text:style-name="T1">é</text:span>ment, quand on l'a per<text:span text:style-name="T1">ç</text:span>u et <text:span text:style-name="T1">é</text:span>prouv<text:span text:style-name="T1">é</text:span> une seule fois, et qui court, de 1860 <text:span text:style-name="T1">à</text:span> 191<text:span text:style-name="T1">à</text:span> travers les applications d'un tel principe. Car le besoin m<text:span text:style-name="T1">é</text:span>taphysique, le besoin du pourquoi est fondamental dans l'esprit humain, au point d'<text:span text:style-name="T1">ê</text:span>tre une caract<text:span text:style-name="T1">é</text:span>ristique de cet esprit; et le philosophe qui l'<text:span text:style-name="T1">é</text:span>teint en soi, ou qui l'amoindrit et le d<text:span text:style-name="T1">é</text:span>nigre, est comme un ascensionniste qui com-</text:p>
      <text:p text:style-name="P52"/>
      <text:p text:style-name="P1">mencerait par se couper les pieds. L'homme qui pense (Descartes l'a bien vu) est accompagn<text:span text:style-name="T1">é</text:span>, tout le temps qu'il pense, et dans les limites m<text:span text:style-name="T1">ê</text:span>mes de sa pens<text:span text:style-name="T1">é</text:span>e, par la soif m<text:span text:style-name="T1">é</text:span>taphysique, sans laquelle il s'af<text:span text:style-name="T1">î</text:span>aisse aussit<text:span text:style-name="T1">ô</text:span>t dans la constatation mat<text:span text:style-name="T1">é</text:span>rielle et dans son doute. Tout <text:span text:style-name="T1">é</text:span>lan cr<text:span text:style-name="T1">é</text:span>ateur, en cet ordre, a un dessous, un substratum m<text:span text:style-name="T1">é</text:span>taphysique, et l'agencement des comment les plus rudimentaires postule tout autant de pourquoi. Bien mieux, les d<text:span text:style-name="T1">é</text:span>marches morales les plus humbles de notre exis­tence pr<text:span text:style-name="T1">é</text:span>supposent une sourde et latente m<text:span text:style-name="T1">é</text:span>taphy­sique , sans laquelle nous nous abandonnons <text:span text:style-name="T1">à</text:span> l'accident et au parcellaire ; ceci a fait dire <text:span text:style-name="T1">à</text:span> quel­ques bons esprits que l'homme <text:span text:style-name="T1">é</text:span>tait un animal m<text:span text:style-name="T1">é</text:span>­taphysique. Mais il n'a de la ressemblance avec l'animal que l'apparence.</text:p>
      <text:p text:style-name="P38">Qu'est-ce qui fait que Comte (en d<text:span text:style-name="T1">é</text:span>pit de son incontestable originalit<text:span text:style-name="T1">é</text:span>) a <text:span text:style-name="T1">é</text:span>t<text:span text:style-name="T1">é</text:span> si peu lu, m<text:span text:style-name="T1">ê</text:span>me par les adversaires de ses adversaires, lesquels ne furent pas toujours ses disciples? C'est son d<text:span text:style-name="T1">é</text:span>dain initial de la m<text:span text:style-name="T1">é</text:span>taphysique. S'occupant de la hi<text:span text:style-name="T1">é</text:span>rarchie des travaux .humains, il commence par nier le propre de l'homme et rebute ainsi les mieux dispo­s<text:span text:style-name="T1">é</text:span>s. Ce n'est pas son fatras qui est un obstacle <text:span text:style-name="T1">à</text:span> l'<text:span text:style-name="T1">é</text:span>tude de ses ouvrages, plus ou moins critiques. C'est sa d<text:span text:style-name="T1">é</text:span>capitation pr<text:span text:style-name="T1">é</text:span>alable. Car une philosophie g<text:span text:style-name="T1">é</text:span>n<text:span text:style-name="T1">é</text:span>rale sans m<text:span text:style-name="T1">é</text:span>taphysique ne saurait <text:span text:style-name="T1">ê</text:span>tre qu'un corps sans t<text:span text:style-name="T1">ê</text:span>te. Usant d'une autre m<text:span text:style-name="T1">é</text:span>taphore, je dirai volontiers que la m<text:span text:style-name="T1">é</text:span>taphysique c'est l'oxyg<text:span text:style-name="T1">è</text:span>ne et que l'atmosph<text:span text:style-name="T1">è</text:span>re philosophique devient, sans elle, irrespirable.</text:p>
      <text:p text:style-name="P52"/>
      <text:p text:style-name="P38">Axiome : on ne remplace point la m<text:span text:style-name="T1">é</text:span>taphysique par la crainte, diffuse et permanente, de la mort. La m<text:span text:style-name="T1">é</text:span>taphysique invite au labeur et <text:span text:style-name="T1">à</text:span> la m<text:span text:style-name="T1">é</text:span>ditation. La crainte de la mort est st<text:span text:style-name="T1">é</text:span>rilisante.</text:p>
      <text:p text:style-name="P38">Je vous disais ici que j'ai exp<text:span text:style-name="T1">é</text:span>riment<text:span text:style-name="T1">é</text:span> person­nellement, au cours d'une existence d<text:span text:style-name="T1">é</text:span>j<text:span text:style-name="T1">à</text:span> longue, le bienfait de l'<text:span text:style-name="T1">é</text:span>tat m<text:span text:style-name="T1">é</text:span>taphysique, qu'il ne faut pas confondre avec la r<text:span text:style-name="T1">ê</text:span>verie (parce qu'il prolonge l'in­telligible) et qui donne des plaisirs sup<text:span text:style-name="T1">é</text:span>rieurs <text:span text:style-name="T1">à</text:span> ceux de la r<text:span text:style-name="T1">ê</text:span>v<text:span text:style-name="T1">ç</text:span>rie. La classe de philosophie, o<text:span text:style-name="T1">ù</text:span> je suis entr<text:span text:style-name="T1">é</text:span> <text:span text:style-name="T1">à</text:span> l'<text:span text:style-name="T1">â</text:span>ge de dix-sept ans, avec un f<text:span text:style-name="T1">é</text:span>brile app<text:span text:style-name="T1">é</text:span>tit de connaissances, m'a laiss<text:span text:style-name="T1">é</text:span> un <text:span text:style-name="T1">é</text:span>blouissant souvenir, <text:span text:style-name="T1">à</text:span> cause de ma premi<text:span text:style-name="T1">è</text:span>re prise de contact avec la m<text:span text:style-name="T1">é</text:span>taphysique d'Aristote et ses ouvertures sur l'infini du monde int<text:span text:style-name="T1">é</text:span>rieur. Gomme <text:span text:style-name="T1">à</text:span> un per sonnage des Mille et une Nuits, d'immenses richesses me sont apparues. Qu'il me f<text:span text:style-name="T1">û</text:span>t permis de m'approcher d'elles et de les contempler, cela suffi­sait <text:span text:style-name="T1">à</text:span> mon bonheur. Ensuite vint le kantisme, qui troubla ma ferveur m<text:span text:style-name="T1">é</text:span>taphysique premi<text:span text:style-name="T1">è</text:span>re par la discussion des proc<text:span text:style-name="T1">é</text:span>d<text:span text:style-name="T1">é</text:span>s et des cat<text:span text:style-name="T1">é</text:span>gories de la con­naissance. Mais l'impression du d<text:span text:style-name="T1">é</text:span>but subsista, grandit, et il m'arrive encore aujourd'hui, devant la mer, le fleuve, la for<text:span text:style-name="T1">ê</text:span>t, ou. dans une discussion d'assembl<text:span text:style-name="T1">é</text:span>e, ou de conseil, d'entrer en transe m<text:span text:style-name="T1">é</text:span>­taphysique et de chercher <text:span text:style-name="T1">à</text:span> distinguer les traits de l'Etre, <text:span text:style-name="T1">à</text:span> travers les <text:span text:style-name="T1">ê</text:span>tres, dans la lumi<text:span text:style-name="T1">è</text:span>re de la Haison. C'est une autre forme des exercices spiri­tuels recommand<text:span text:style-name="T1">é</text:span>s par Saint Ignace. Les th<text:span text:style-name="T1">é</text:span>olo­giens parlent fr<text:span text:style-name="T1">é</text:span>quemment de la joie mystique. Il existe aussi une joie m<text:span text:style-name="T1">é</text:span>taphysique.</text:p>
      <text:p text:style-name="P52"/>
      <text:p text:style-name="P38">Le d<text:span text:style-name="T1">é</text:span>dain de la m<text:span text:style-name="T1">é</text:span>taphysique s'est accompagn<text:span text:style-name="T1">é</text:span>, pendant la p<text:span text:style-name="T1">é</text:span>riode qui nous occupe, d'un abandon concomitant de la logique, dont l'<text:span text:style-name="T1">é</text:span>tude est cepen­dant ins<text:span text:style-name="T1">é</text:span>parable de celle des op<text:span text:style-name="T1">é</text:span>rations de l'esprit. II ne suffit pas de constater le bon sens, <text:span text:style-name="T1">à</text:span> qui veut le prendre comme crit<text:span text:style-name="T1">é</text:span>rium de la morale cou­rante, ou raffin<text:span text:style-name="T1">é</text:span>e. Il faut encore conna<text:span text:style-name="T1">î</text:span>tre et distin­guer les op<text:span text:style-name="T1">é</text:span>rations syllogistiques (cette syntaxe de la pens<text:span text:style-name="T1">é</text:span>e) par lesquelles le bon sens prend l<text:span text:style-name="T1">é</text:span>giti­mement conscience de soi-m<text:span text:style-name="T1">ê</text:span>me et contr<text:span text:style-name="T1">ô</text:span>le le do­maine int<text:span text:style-name="T1">é</text:span>rieur. C'est le domaine de cette logique inductive et d<text:span text:style-name="T1">é</text:span>ductive, comme dit Stuart Mill, qui nous conduit, par <text:span text:style-name="T1">é</text:span>tapes, <text:span text:style-name="T1">à</text:span> une sorte de calcul analytique de tous ordres de raisonnements. Un penseur, qui se consacrerait enti<text:span text:style-name="T1">è</text:span>rement <text:span text:style-name="T1">à</text:span> la logique et aux ponts qu'elle jette entre le Connu et l'In­connu, aboutirait <text:span text:style-name="T1">à</text:span> <text:span text:style-name="T1">é</text:span>tablir une ma<text:span text:style-name="T1">ï</text:span>eutique de la d<text:span text:style-name="T1">é</text:span>couverte et peut-<text:span text:style-name="T1">ê</text:span>tre <text:span text:style-name="T1">à</text:span> dresser un canevas de l'invention m<text:span text:style-name="T1">é</text:span>thodique. Cette besogne sera vrai­semblablement celle du philosophe du xx<text:span text:style-name="T5">e</text:span> si<text:span text:style-name="T1">è</text:span>cle, quand il aura pris conscience de son effort et de la direction <text:span text:style-name="T1">à</text:span> donner <text:span text:style-name="T1">à</text:span> celui-ci, quand il aura rejet<text:span text:style-name="T1">é</text:span> carr<text:span text:style-name="T1">é</text:span>ment la d<text:span text:style-name="T1">é</text:span>froque absurde et pr<text:span text:style-name="T1">é</text:span>tentieuse du xix° si<text:span text:style-name="T1">è</text:span>cle. Le renouveau de la logique appara<text:span text:style-name="T1">î</text:span>t comme indispensable au renouveau de la m<text:span text:style-name="T1">é</text:span>taphy­sique. Or, la logique n'est nullement un chapitre de la psychologie, comme on nous l'enseignait, voil<text:span text:style-name="T1">à</text:span> trente-cinq ans. Elle d<text:span text:style-name="T1">é</text:span>borde la psychologie sur un point essentiel, qui est le formulaire de la pens<text:span text:style-name="T1">é</text:span>e. Elle est d<text:span text:style-name="T1">é</text:span>bord<text:span text:style-name="T1">é</text:span>e par la psychologie sur un autre point, non moins essentiel, qui est l'agence-</text:p>
      <text:p text:style-name="P52"/>
      <text:p text:style-name="P1">ment et le d<text:span text:style-name="T1">é</text:span>part de l'intellectuel, du volontaire et du sensible. Mais l'une et l'autre sont embrass<text:span text:style-name="T1">é</text:span>es et d<text:span text:style-name="T1">é</text:span>pass<text:span text:style-name="T1">é</text:span>es de loin par la projection m<text:span text:style-name="T1">é</text:span>taphysique de l'imagination, remontant du r<text:span text:style-name="T1">é</text:span>el <text:span text:style-name="T1">à</text:span> l'Etre, qui est la source de tous. .</text:p>
      <text:p text:style-name="P38">Encore la psychologie, ou (conform<text:span text:style-name="T1">é</text:span>ment <text:span text:style-name="T1">à</text:span> l'<text:span text:style-name="T1">é</text:span>tymologie de ce mot) l'<text:span text:style-name="T1">é</text:span>tude des modalit<text:span text:style-name="T1">é</text:span>s de l'<text:span text:style-name="T1">â</text:span>me humaine a-t-elle acquis, au si<text:span text:style-name="T1">è</text:span>cle pr<text:span text:style-name="T1">é</text:span>c<text:span text:style-name="T1">é</text:span>dent, une acuit<text:span text:style-name="T1">é</text:span> particuli<text:span text:style-name="T1">è</text:span>re, ou abouti <text:span text:style-name="T1">à</text:span> quelques cons­tatations d'importance, ou d<text:span text:style-name="T1">é</text:span>voil<text:span text:style-name="T1">é</text:span> une v<text:span text:style-name="T1">é</text:span>rit<text:span text:style-name="T1">é</text:span> de premier plan, m<text:span text:style-name="T1">é</text:span>connue jusqu'alors? Nullement : Ce qui le prouve, c'est l'effort constant des psycho­logues, pour se rabattre sur le plan de la physio­logie et de la clinique, comme si l'objet de leurs recherches n'aurait pas d<text:span text:style-name="T1">û</text:span> suffire <text:span text:style-name="T1">à</text:span> les accaparer. Apr<text:span text:style-name="T1">è</text:span>s la phase o<text:span text:style-name="T1">ù</text:span> il fut affirm<text:span text:style-name="T1">é</text:span> que la v<text:span text:style-name="T1">é</text:span>ritable m<text:span text:style-name="T1">é</text:span>taphysique consistait dans l'absence de m<text:span text:style-name="T1">é</text:span>ta­physique, dans un assemblage (peu concevable, intellectuellement) de la logique et de la psycho­logie, vint une autre phase : celle o<text:span text:style-name="T1">ù</text:span> la psycho­logie elle-m<text:span text:style-name="T1">ê</text:span>me fut consid<text:span text:style-name="T1">é</text:span>r<text:span text:style-name="T1">é</text:span>e comme une branche de la physiologie, concernant le cerveau, organe de la pens<text:span text:style-name="T1">é</text:span>e. Nous avons tent<text:span text:style-name="T1">é</text:span> de d<text:span text:style-name="T1">é</text:span>montrer, dans Vll<text:span text:style-name="T1">é</text:span>r<text:span text:style-name="T1">ê</text:span>do et sa suite le Monde des Images, que rien n'<text:span text:style-name="T1">é</text:span>tait plus faux, ni plus susceptible d'<text:span text:style-name="T1">é</text:span>garer le chercheur, dans un domaine o<text:span text:style-name="T1">ù</text:span> la piste trompeuse est toujours s<text:span text:style-name="T1">é</text:span>duisante. Rien ne nous prouve, dans l <text:span text:style-name="T1">é</text:span>tat actuel de la connaissance, que le cerveau soit le si<text:span text:style-name="T1">è</text:span>ge exclusif de la pens<text:span text:style-name="T1">é</text:span>e. La plupart des pro­bl<text:span text:style-name="T1">è</text:span>mes que se pose la psychologie n'ont pas de substratum mat<text:span text:style-name="T1">é</text:span>riel. Il est arbitraire de consid<text:span text:style-name="T1">é</text:span>rer</text:p>
      <text:p text:style-name="P52"/>
      <text:p text:style-name="P1">la physiologie comme une extension de la psycho­logie, et la clinique comme une v<text:span text:style-name="T1">é</text:span>rification de l'une ou de l'autre.</text:p>
      <text:p text:style-name="P38">Alors que le spiritualisme du d<text:span text:style-name="T1">é</text:span>but du si<text:span text:style-name="T1">è</text:span>cle ne tenait aucun compte des faits d'exp<text:span text:style-name="T1">é</text:span>rience, qui se multipliaient, quant <text:span text:style-name="T1">à</text:span> la nature humaine, le d<text:span text:style-name="T1">é</text:span>terminisme des deux derniers tiers voulut faire, de l'exp<text:span text:style-name="T1">é</text:span>rience sensorielle, la r<text:span text:style-name="T1">è</text:span>gle et la base de la r<text:span text:style-name="T1">é</text:span>flexion, de la m<text:span text:style-name="T1">é</text:span>ditation et de l'induction. Cette tendance, fut la principale cause de l'avilissement de la philosophie, par la pr<text:span text:style-name="T1">é</text:span>occupation o<text:span text:style-name="T1">ù</text:span> tomb<text:span text:style-name="T1">è</text:span>­rent beaucoup de pr<text:span text:style-name="T1">é</text:span>tendus philosophes de se sou­mettre d'abord au laboratoire. Ce qui est propre­ment absurde. Le dogme de l'association des id<text:span text:style-name="T1">é</text:span>es, venu de la philosophie <text:span text:style-name="T1">é</text:span>cossaise, et repris par la philosophie anglaise, puis la th<text:span text:style-name="T1">è</text:span>se plus que contes­table de l'Inconscient, venue de la philosophie alle­mande, augment<text:span text:style-name="T1">è</text:span>rent encore la confusion.</text:p>
      <text:p text:style-name="P38">De 1875 <text:span text:style-name="T1">à</text:span> 1905 et au del<text:span text:style-name="T1">à</text:span>, tous ou presque tous les ph<text:span text:style-name="T1">é</text:span>nom<text:span text:style-name="T1">è</text:span>nes mentaux sont expliqu<text:span text:style-name="T1">é</text:span>s par l'asso­ciation des id<text:span text:style-name="T1">é</text:span>es, sans qu'on ait jamais recherch<text:span text:style-name="T1">é</text:span> du reste — et pour cause! — le m<text:span text:style-name="T1">é</text:span>canisme de cette association. En fait, il arrive fr<text:span text:style-name="T1">é</text:span>quemment que des id<text:span text:style-name="T1">é</text:span>es naissent spontan<text:span text:style-name="T1">é</text:span>ment en nous, ou disparaissent de m<text:span text:style-name="T1">ê</text:span>me, sans que nous puissions les rattacher, ni relier, <text:span text:style-name="T1">à</text:span> quoi que ce soit. De m<text:span text:style-name="T1">ê</text:span>me, deux ou plusieurs s<text:span text:style-name="T1">é</text:span>ries d'id<text:span text:style-name="T1">é</text:span>es, accompagn<text:span text:style-name="T1">é</text:span>es, ou non, d'une sorte de ponctuation sensible, peuvent coexister dans notre esprit, comme plusieurs par­ties d'<text:span text:style-name="T1">é</text:span>chec en mouvement dans la m<text:span text:style-name="T1">é</text:span>moire du loueur exp<text:span text:style-name="T1">é</text:span>riment<text:span text:style-name="T1">é</text:span>. Celui qui fait une plong<text:span text:style-name="T1">é</text:span>e</text:p>
      <text:p text:style-name="P52"/>
      <text:p text:style-name="P1">dans sa r<text:span text:style-name="T1">é</text:span>flexion, appliquant <text:span text:style-name="T1">à</text:span> celle-ci une obser­vation au second degr<text:span text:style-name="T1">é</text:span>, voire au troisi<text:span text:style-name="T1">è</text:span>me; est frapp<text:span text:style-name="T1">é</text:span> des perspectives simultan<text:span text:style-name="T1">é</text:span>es qui se d<text:span text:style-name="T1">é</text:span>velop­pent devant sa vision int<text:span text:style-name="T1">é</text:span>rieure, quelques-unes <text:span text:style-name="T1">à</text:span> une grande vitesse, d'autres <text:span text:style-name="T1">à</text:span> une vitesse mod<text:span text:style-name="T1">é</text:span>r<text:span text:style-name="T1">é</text:span>e, d'autres ralenties. Il s'agit l<text:span text:style-name="T1">à</text:span>, selon toute vraisem­blance, de courants h<text:span text:style-name="T1">é</text:span>r<text:span text:style-name="T1">é</text:span>ditaires, n'ayant que de tr<text:span text:style-name="T1">è</text:span>s lointains rapports avec une association d'id<text:span text:style-name="T1">é</text:span>es quelconque, et m<text:span text:style-name="T1">ê</text:span>lant la m<text:span text:style-name="T1">é</text:span>moire individuelle <text:span text:style-name="T1">à</text:span> celle des ascendants.</text:p>
      <text:p text:style-name="P38">Quant <text:span text:style-name="T1">à</text:span> la pr<text:span text:style-name="T1">é</text:span>tendue philosophie de l'Incon­scient, reli<text:span text:style-name="T1">é</text:span>e d'abord au pessimisme, avec Scho- penhauer et Hartmann, et Sur laquelle on a <text:span text:style-name="T1">é</text:span>crit des volumes et des volumes, elle n'a jamais <text:span text:style-name="T1">é</text:span>t<text:span text:style-name="T1">é</text:span> et ne peut <text:span text:style-name="T1">ê</text:span>tre que la n<text:span text:style-name="T1">é</text:span>gation de toute philoso­phie; ce qui n'est point saisi par la conscience <text:span text:style-name="T1">é</text:span>tant extraphilosophique et comme s'il n'existait pas. Qu'est-ce que l'Inconscient, du point de vue de la philosophie g<text:span text:style-name="T1">é</text:span>n<text:span text:style-name="T1">é</text:span>rale? C'est l'inattention, ou le manque de p<text:span text:style-name="T1">é</text:span>n<text:span text:style-name="T1">é</text:span>tration. Il n'est, en fait, aucun mouvement de notre individu intellectuel, sensible ou moral, qui doive, de toute n<text:span text:style-name="T1">é</text:span>cessit<text:span text:style-name="T1">é</text:span>, <text:span text:style-name="T1">é</text:span>chapper, non seulement au contr<text:span text:style-name="T1">ô</text:span>le de la perception simple, mais encore <text:span text:style-name="T1">à</text:span> celui de la raison et du jugement. Le but de la psychologie est de tirer en pleine lumi<text:span text:style-name="T1">è</text:span>re pr<text:span text:style-name="T1">é</text:span>cis<text:span text:style-name="T1">é</text:span>ment ce qui, sans elle, demeurerait dans la p<text:span text:style-name="T1">é</text:span>nombre, ou dans l'ombre.</text:p>
      <text:p text:style-name="P38">Au fond, la philosophie de l'Inconscient, comme la pr<text:span text:style-name="T1">é</text:span>tendue m<text:span text:style-name="T1">é</text:span>taphysique du sensible (intuitivisme bergsonien) aboutissent, l'uhe et l'autre, <text:span text:style-name="T1">à</text:span> une sorte de divinisation ou, si vous pr<text:span text:style-name="T1">é</text:span>f<text:span text:style-name="T1">é</text:span>rez, d'exalta-</text:p>
      <text:p text:style-name="P52"/>
      <text:p text:style-name="P1">tion du r<text:span text:style-name="T1">é</text:span>flexe et de l'instinct. Ceux qui les prati­quent oublient que le propre de l'homme est de contraindre ses r<text:span text:style-name="T1">é</text:span>flexes et de ma<text:span text:style-name="T1">î</text:span>triser ses ins­tincts, par l'exercice d'une volont<text:span text:style-name="T1">é</text:span> qui, elle-m<text:span text:style-name="T1">ê</text:span>me, est guid<text:span text:style-name="T1">é</text:span>e par la raison. Or, la psychologie, au xix<text:span text:style-name="T5">e</text:span> si<text:span text:style-name="T1">è</text:span>cle, a, presque enti<text:span text:style-name="T1">è</text:span>rement, n<text:span text:style-name="T1">é</text:span>glig<text:span text:style-name="T1">é</text:span> la vo­lont<text:span text:style-name="T1">é</text:span>; ou, si elle s'en est occup<text:span text:style-name="T1">é</text:span>e, <text:span text:style-name="T1">ç</text:span>'a <text:span text:style-name="T1">é</text:span>t<text:span text:style-name="T1">é</text:span> <text:span text:style-name="T1">à</text:span> l'oc­casion de l'hypnotisme, de la suggestion et des diverses formes du pithiatisme, qui est, en somme, l'autopersuasion.</text:p>
      <text:p text:style-name="P38">En m<text:span text:style-name="T1">é</text:span>taphysique, comme en logique, comme en psychologie, le grand trou du xix<text:span text:style-name="T5">e</text:span> si<text:span text:style-name="T1">è</text:span>cle fran<text:span text:style-name="T1">ç</text:span>ais est dans le domaine de l'introspection. Il n'y a pas lieu de s'<text:span text:style-name="T1">é</text:span>tonner si nous le retrouvons aussi, ce trou, dans l'art dramatique d'o<text:span text:style-name="T1">ù</text:span> l'introspection est aussi absente, de 1800 <text:span text:style-name="T1">à</text:span> 1914, que le rire. Nos contemporains regardent autour d'eux, mais ils ne regardent pas en eux-m<text:span text:style-name="T1">ê</text:span>mes; et, dans la g<text:span text:style-name="T1">é</text:span>n<text:span text:style-name="T1">é</text:span>ra­tion qui va de 1870 <text:span text:style-name="T1">à</text:span> maintenant, Paul Bourget est le seul <text:span text:style-name="T1">é</text:span>crivain, <text:span text:style-name="T1">à</text:span> ma connaissance, qui ait remis en honneur (parmi ces sarcasmes des imb<text:span text:style-name="T1">é</text:span>­ciles qui sont le signe de toute r<text:span text:style-name="T1">é</text:span>novation) l'<text:span text:style-name="T1">é</text:span>mi- nent privil<text:span text:style-name="T1">è</text:span>ge du regard int<text:span text:style-name="T1">é</text:span>rieur. Car ce qui se passe au dedans de l'homme est le principal; le reste, qui lui est ext<text:span text:style-name="T1">é</text:span>rieur, ou tangent, n'<text:span text:style-name="T1">é</text:span>tant que l'accessoire.</text:p>
      <text:p text:style-name="P38">Il est de r<text:span text:style-name="T1">è</text:span>gle g<text:span text:style-name="T1">é</text:span>n<text:span text:style-name="T1">é</text:span>rale, au cours des peuples et des <text:span text:style-name="T1">â</text:span>ges, que toute baisse de la philosophie de la Raison (qui est, au plus bref, la seule philo­sophie) s'accompagne d'une ascension correspon­dante de la pr<text:span text:style-name="T1">é</text:span>tendue philosophie du sensible, ou</text:p>
      <text:p text:style-name="P52"/>
      <text:p text:style-name="P1">de l'instinctif, qui est une caricature de cette re­cherche, et ne peut aboutir qu'<text:span text:style-name="T1">à</text:span> un verbiage. A l'autre p<text:span text:style-name="T1">ô</text:span>le, celui de la s<text:span text:style-name="T1">é</text:span>cheresse, nous avons le math<text:span text:style-name="T1">é</text:span>matisme d'un Gournot, qui aboutirait, en dernier ressort, <text:span text:style-name="T1">à</text:span> faire de l'<text:span text:style-name="T1">â</text:span>me humaine une <text:span text:style-name="T1">é</text:span>quation. Ge qui est faux.</text:p>
      <text:p text:style-name="P38">Le marasme philosophique de l'<text:span text:style-name="T1">é</text:span>poque plate et veule que nous <text:span text:style-name="T1">é</text:span>tudions tient en ces deux termes : criticisme et <text:span text:style-name="T1">é</text:span>volutionnisme. Il faut en ajouter un troisi<text:span text:style-name="T1">è</text:span>me, d'invention relativement r<text:span text:style-name="T1">é</text:span>cente et qui s<text:span text:style-name="T1">é</text:span>vit surtout en Am<text:span text:style-name="T1">é</text:span>rique : le pragmatisme ou pluralisme. Mais, ce dernier appartenant plus au xx<text:span text:style-name="T5">e</text:span> si<text:span text:style-name="T1">è</text:span>cle qu'au xix<text:span text:style-name="T5">e</text:span>, nous ne l'examinerons point ici en d<text:span text:style-name="T1">é</text:span>tail. C'est moins une synth<text:span text:style-name="T1">è</text:span>se qu'un bal­butiement, orn<text:span text:style-name="T1">é</text:span> par son principal auteur, William James, d'une multitude de petites r<text:span text:style-name="T1">é</text:span>flexions ing<text:span text:style-name="T1">é</text:span>­nieuses. Si les mouches avaient une philosophie, elle serait vraisemblablement tr<text:span text:style-name="T1">è</text:span>s analogue au pragmatisme, <text:span text:style-name="T1">é</text:span>tant donn<text:span text:style-name="T1">é</text:span>e leur vision <text:span text:style-name="T1">à</text:span> facettes; et il est fort amusant de constater qu'une philoso­phie, qui pr<text:span text:style-name="T1">é</text:span>tend s'<text:span text:style-name="T1">é</text:span>tayer avant tout sur les faits (sur la poussi<text:span text:style-name="T1">è</text:span>re mobile du fait le mieux constat<text:span text:style-name="T1">é</text:span> et le plus patent) donne, comme aucune autre, la sensation d'une s<text:span text:style-name="T1">é</text:span>rie morcel<text:span text:style-name="T1">é</text:span>e de r<text:span text:style-name="T1">ê</text:span>ves enfantins.</text:p>
      <text:p text:style-name="P38">Puisque ce terme d'enfantin vient sous sa plume, <text:span text:style-name="T1">à</text:span> l'occasion de William James (ce Pierre Loti de la philosophie discursive, qui confond l'<text:span text:style-name="T1">ê</text:span>tre et le paysage) je veux faire ici une remarque d'ordre g<text:span text:style-name="T1">é</text:span>n<text:span text:style-name="T1">é</text:span>ral : le d<text:span text:style-name="T1">é</text:span>veloppement mental et moral de l'homme comporte un certain nombre de p<text:span text:style-name="T1">é</text:span>riodes : la petite enfance, la pr<text:span text:style-name="T1">é</text:span>cocit<text:span text:style-name="T1">é</text:span>, la pubert<text:span text:style-name="T1">é</text:span>, la nubi- D giiizea hy Microsoft<text:span text:style-name="T2"> h</text:span></text:p>
      <text:p text:style-name="P52"/>
      <text:p text:style-name="P1">lit<text:span text:style-name="T1">é</text:span>, l'<text:span text:style-name="T1">â</text:span>ge adulte, etc., pendant lesquelles pr<text:span text:style-name="T1">é</text:span>do­mine tant<text:span text:style-name="T1">ô</text:span>t la raison (tr<text:span text:style-name="T1">è</text:span>s forte vers la septi<text:span text:style-name="T1">è</text:span>me ann<text:span text:style-name="T1">é</text:span>e), tant<text:span text:style-name="T1">ô</text:span>t la sexualit<text:span text:style-name="T1">é</text:span> (dominante <text:span text:style-name="T1">à</text:span> treize et quatorze ans), tant<text:span text:style-name="T1">ô</text:span>t l'entrain aux id<text:span text:style-name="T1">é</text:span>es g<text:span text:style-name="T1">é</text:span>n<text:span text:style-name="T1">é</text:span>rales (dix-huit <text:span text:style-name="T1">à</text:span> vingt-deux ans), tant<text:span text:style-name="T1">ô</text:span>t l'<text:span text:style-name="T1">é</text:span>parpillement observateur (vingt-cinq <text:span text:style-name="T1">à</text:span> trente-cinq ans), etc. et <text:span text:style-name="T1">à</text:span> chacune de ces p<text:span text:style-name="T1">é</text:span>riodes correspond, latente ou manifest<text:span text:style-name="T1">é</text:span>e, une conception philosophique des choses et des gens. La somme de ces <text:span text:style-name="T1">é</text:span>tats, r<text:span text:style-name="T1">é</text:span>vivis- cents entre quarante et cinquante ans et au del<text:span text:style-name="T1">à</text:span>, constitue la philosophie g<text:span text:style-name="T1">é</text:span>n<text:span text:style-name="T1">é</text:span>rale d'un humain bien dou<text:span text:style-name="T1">é</text:span>. En cette philosophie pr<text:span text:style-name="T1">é</text:span>domine (outre les influences h<text:span text:style-name="T1">é</text:span>r<text:span text:style-name="T1">é</text:span>ditaires, ou images de grande direc­tion) telle ou telle p<text:span text:style-name="T1">é</text:span>riode de l'existence, avec tel ou tel dosage de la raison, ou jugement, de la sensibilit<text:span text:style-name="T1">é</text:span>, de la sexualit<text:span text:style-name="T1">é</text:span>, de l'instinct, etc. Cette diversit<text:span text:style-name="T1">é</text:span> d'origine fait les contradictions int<text:span text:style-name="T1">é</text:span>rieures de tout syst<text:span text:style-name="T1">è</text:span>me philosophique, et aussi les super­positions de pens<text:span text:style-name="T1">é</text:span>es qui nous s<text:span text:style-name="T1">é</text:span>duisent chez tel ou tel. Le philosophe, quel qu'il soit, est toujours un assemblage de ces mues mentales, de ces m<text:span text:style-name="T1">é</text:span>dita­tions d'<text:span text:style-name="T1">ê</text:span>tres diff<text:span text:style-name="T1">é</text:span>rents, qui donnent, <text:span text:style-name="T1">à</text:span> chaque phi­losophie non m<text:span text:style-name="T1">é</text:span>taphysique, un aspect de t<text:span text:style-name="T1">â</text:span>tonne­ment et de mosa<text:span text:style-name="T1">ï</text:span>que. Le ma<text:span text:style-name="T1">î</text:span>tre v<text:span text:style-name="T1">é</text:span>ritable est celui qui, <text:span text:style-name="T1">à</text:span> travers son p<text:span text:style-name="T1">é</text:span>riple mental, s'est unifi<text:span text:style-name="T1">é</text:span> le plus et le mieux.</text:p>
      <text:p text:style-name="P38">Le criticisme (o<text:span text:style-name="T1">ù</text:span> tomb<text:span text:style-name="T1">è</text:span>rent Renouvier et quel­ques autres) n'est heureusement point d'origine fran<text:span text:style-name="T1">ç</text:span>aise. Il est la forme du scrupule protestant et germain, en mati<text:span text:style-name="T1">è</text:span>re d'id<text:span text:style-name="T1">é</text:span>es g<text:span text:style-name="T1">é</text:span>n<text:span text:style-name="T1">é</text:span>rales, et se r<text:span text:style-name="T1">é</text:span>sume dans le nom de Kant. Le oriticisme est, <text:span text:style-name="T1">à</text:span> notre</text:p>
      <text:p text:style-name="P52"/>
      <text:p text:style-name="P1">avis, une maladie de la philosophie comme le phyl­lox<text:span text:style-name="T1">é</text:span>ra est une maladie de la vigne ; il rend la m<text:span text:style-name="T1">é</text:span>ta­physique active impossible, en cr<text:span text:style-name="T1">é</text:span>ant une m<text:span text:style-name="T1">é</text:span>taphy­sique passive et dissertante quant <text:span text:style-name="T1">à</text:span> sa condition premi<text:span text:style-name="T1">è</text:span>re : l'identification de l'esprit et de l'objet. Il brouille la cl<text:span text:style-name="T1">é</text:span> dans la serrure, de telle fa<text:span text:style-name="T1">ç</text:span>on que le temps se passe <text:span text:style-name="T1">à</text:span> ne pouvoir ouvrir la porte de la chambre m<text:span text:style-name="T1">é</text:span>taphysique de l'esprit. Car, si nous ne pouvons conna<text:span text:style-name="T1">î</text:span>tre que subjectivement, en raison de nos cat<text:span text:style-name="T1">é</text:span>gories int<text:span text:style-name="T1">é</text:span>rieures, si l'objet <text:span text:style-name="T1">«</text:span> en soi <text:span text:style-name="T1">»</text:span> doit toujours demeurer inconnu de nous, il est parfaitement vain d'aller plus loin. L'exploration d'une conscience, la n<text:span text:style-name="T1">ô</text:span>tre, au sein d'une nuit profonde, et que nous ne pouvons jamais <text:span text:style-name="T1">é</text:span>clairer, en ce monde, devient un exercice singuli<text:span text:style-name="T1">è</text:span>rement illusoire, d<text:span text:style-name="T1">é</text:span>cevant et attristant. Il ne faut pas s'<text:span text:style-name="T1">é</text:span>tonner que Kant ait engendr<text:span text:style-name="T1">é</text:span> les pessimistes, ces <text:span text:style-name="T1">«</text:span> papillons fatigu<text:span text:style-name="T1">é</text:span>s <text:span text:style-name="T1">»</text:span> dont parle Nietzsche, las de se heurter <text:span text:style-name="T1">à</text:span> des plafonds pris pour des planchers, <text:span text:style-name="T1">à</text:span> des planchers pris pour des plafonds et <text:span text:style-name="T1">à</text:span> des vitres prises pour le plein air. La mise en discussion du principe m<text:span text:style-name="T1">ê</text:span>me de la connaissance (qui est l'accord parfait entre elle et l'univers), abouch<text:span text:style-name="T1">é</text:span> la connais­sance pour cent cinquante ans et peut-<text:span text:style-name="T1">ê</text:span>tre davan­tage. Car nous voyons qu'un Bergson ou un William James (bien que ratiocinant <text:span text:style-name="T1">à</text:span> des p<text:span text:style-name="T1">ô</text:span>les oppos<text:span text:style-name="T1">é</text:span>s) n'osent point s'affranchir du criticisme kantien, en le traitant comme une l<text:span text:style-name="T1">é</text:span>sion de l'esprit m<text:span text:style-name="T1">é</text:span>ditatif. S'il leur arrive de le combattre, il ne leur arrive pas de le n<text:span text:style-name="T1">é</text:span>gliger, et ils usent leur temps et leur r<text:span text:style-name="T1">é</text:span>flexion <text:span text:style-name="T1">à</text:span> discutei avec celui qui a embrouill<text:span text:style-name="T1">é</text:span> la</text:p>
      <text:p text:style-name="P32"/>
      <text:p text:style-name="P1">serrure, au lieu d'en finir en enfon<text:span text:style-name="T1">ç</text:span>ant la porte.</text:p>
      <text:p text:style-name="P38">Que le kantisme soit le p<text:span text:style-name="T1">è</text:span>re du modernisme, voil<text:span text:style-name="T1">à</text:span> ce dont on ne peut douter ; et il est presque banal de le constater. Mais, sur le plan de la philo­sophie sans plus, lesravages du kantisme sont encore maintenant ou ni<text:span text:style-name="T1">é</text:span>s ou m<text:span text:style-name="T1">é</text:span>connus. A partir de notre d<text:span text:style-name="T1">é</text:span>faite de 1870, ce damn<text:span text:style-name="T1">é</text:span> criticisme a <text:span text:style-name="T1">é</text:span>t<text:span text:style-name="T1">é</text:span> le ma<text:span text:style-name="T1">î</text:span>tre chez nous de l'enseignement philosophique et il est descendu, de la Sorbonne et des Acad<text:span text:style-name="T1">é</text:span>mies (o<text:span text:style-name="T1">ù</text:span> il <text:span text:style-name="T1">é</text:span>tait un dogme, et, associ<text:span text:style-name="T1">é</text:span> au renanisme, le dogme de l'incr<text:span text:style-name="T1">é</text:span>dulit<text:span text:style-name="T1">é</text:span>), vers l'<text:span text:style-name="T1">é</text:span>cole primaire, y dissolvant toute foi religieuse ou nationale, et, par voie de con­s<text:span text:style-name="T1">é</text:span>quence, toute <text:span text:style-name="T1">é</text:span>nergie. La philosophie de Kant a agi chez nous, pendant cinquante ans et davantage, <text:span text:style-name="T1">à</text:span> la fa<text:span text:style-name="T1">ç</text:span>on d'un poison. Elle n'aurait pas rencontr<text:span text:style-name="T1">é</text:span> cette audition sans notre d<text:span text:style-name="T1">é</text:span>faite, qui la para, aux yeux des faibles (c'est-<text:span text:style-name="T1">à</text:span>-dire de la plupart des pro­fesseurs de Facult<text:span text:style-name="T1">é</text:span>) du prestige fascinant du peuple vainqueur. C'est tout juste si Renan et les renaniens ne nous montrent pas, dans le criticisme, la v<text:span text:style-name="T1">é</text:span>ri­table raison du triomphe allemand de 70.</text:p>
      <text:p text:style-name="P38">J'apporte ici le t<text:span text:style-name="T1">é</text:span>moignage d'un fort en th<text:span text:style-name="T1">è</text:span>me, d'un homme qui pendant l'ann<text:span text:style-name="T1">é</text:span>e scolaire i884- 1885 (classe Burdeau de philosophie B) a remport<text:span text:style-name="T1">é</text:span>, <text:span text:style-name="T1">à</text:span> Louis-le-Grand, presque tous les premiers prix. Je n'en tire aucune vanit<text:span text:style-name="T1">é</text:span>. Cela tenait <text:span text:style-name="T1">à</text:span> ce qu'im­bib<text:span text:style-name="T1">é</text:span> de kantisme, je comblais ainsi les v<text:span text:style-name="T1">œ</text:span>ux de notre ma<text:span text:style-name="T1">î</text:span>tre, grand travailleur, c<text:span text:style-name="T1">œ</text:span>ur ardent, esprit faux et qui sombra dans les ab<text:span text:style-name="T1">î</text:span>mes de la politique r<text:span text:style-name="T1">é</text:span>publicaine. Burdeau (pour qui j'avais cette admi­ration passionn<text:span text:style-name="T1">é</text:span>e qu'ont les bons <text:span text:style-name="T1">é</text:span>l<text:span text:style-name="T1">è</text:span>ves pour leur</text:p>
      <text:p text:style-name="P52"/>
      <text:p text:style-name="P1">ma<text:span text:style-name="T1">î</text:span>tre) me r<text:span text:style-name="T1">é</text:span>p<text:span text:style-name="T1">é</text:span>tait constamment : &lt;( Qui comprend Kant <text:span text:style-name="T1">à</text:span> fond est anim<text:span text:style-name="T1">é</text:span> du v<text:span text:style-name="T1">é</text:span>ritable esprit r<text:span text:style-name="T1">é</text:span>publi­cain. Kant est un p<text:span text:style-name="T1">è</text:span>re de la d<text:span text:style-name="T1">é</text:span>mocratie. <text:span text:style-name="T1">»</text:span> Il vou­lait dire que lecriticisme d<text:span text:style-name="T1">é</text:span>cha<text:span text:style-name="T1">î</text:span>nait le libre examen et mettait une rallonge <text:span text:style-name="T1">à</text:span> Luther, ce qui est exact. Mais il n'est rien de plus contraire au g<text:span text:style-name="T1">é</text:span>nie fran<text:span text:style-name="T1">ç</text:span>ais.</text:p>
      <text:p text:style-name="P38">Renouvier, en essayant d'adapter le criticisme kantien <text:span text:style-name="T1">à</text:span> l'intelligence fran<text:span text:style-name="T1">ç</text:span>aise, avec l'application tendue d'un l<text:span text:style-name="T1">é</text:span>vite maniaque, a corrompu, pour de longues ann<text:span text:style-name="T1">é</text:span>es, en France, l'enseignement de la philosophie et d<text:span text:style-name="T1">é</text:span>tourn<text:span text:style-name="T1">é</text:span> de ses recherches, si utiles, nombre d'excellents esprits. Adopt<text:span text:style-name="T1">é</text:span> par le fana­tisme primaire, que la politique r<text:span text:style-name="T1">é</text:span>publicaine faisait r<text:span text:style-name="T1">é</text:span>gner au sommet de l'enseignement sup<text:span text:style-name="T1">é</text:span>rieur, et notamment <text:span text:style-name="T1">à</text:span> la Sorbonne, (voir le beau livre de Pierre Lasserre, la Doctrine Officielle de l'Univer­sit<text:span text:style-name="T1">é</text:span>), propos<text:span text:style-name="T1">é</text:span> comme mandarin et comme pontife <text:span text:style-name="T1">à</text:span> deux g<text:span text:style-name="T1">é</text:span>n<text:span text:style-name="T1">é</text:span>rations d'<text:span text:style-name="T1">é</text:span>tudiants, il a fait comme son &lt;c Emmanuel <text:span text:style-name="T1">»</text:span>, le d<text:span text:style-name="T1">é</text:span>sert m<text:span text:style-name="T1">é</text:span>taphysique autour de lui. Il est le type du manccnillier dogmatique. C'est lui encore qui, pour sauver le romantisme agoni­sant, imagina de pr<text:span text:style-name="T1">ê</text:span>ter <text:span text:style-name="T1">à</text:span> Victor Hugo un syst<text:span text:style-name="T1">è</text:span>me coh<text:span text:style-name="T1">é</text:span>rent de philosophie ! Or Hugo (on le sait aujour­d'hui) <text:span text:style-name="T1">é</text:span>tait avant tout, un grand sexuel du type verbal, chez qui une raison rabougrie, et comme obnubil<text:span text:style-name="T1">é</text:span>e, ne tenait plus que par les pilotis d'un immense orgueil. L'ouvrage par lequel Renouvier essaie de masquer cette <text:span text:style-name="T1">é</text:span>vidence est d'un impayable comique, sous les lugubres dehors habituels <text:span text:style-name="T1">à</text:span> ce pense-faux. Il passa d'ailleurs inaper<text:span text:style-name="T1">ç</text:span>u, et je ne le</text:p>
      <text:p text:style-name="P52"/>
      <text:p text:style-name="P1">mentionne ici que comme un sypt<text:span text:style-name="T1">ô</text:span>me d'ab<text:span text:style-name="T1">ê</text:span>tisse­ment par la fr<text:span text:style-name="T1">é</text:span>quentation intensive du mauvais g<text:span text:style-name="T1">é</text:span>nie de K<text:span text:style-name="T1">œ</text:span>nigsberg.</text:p>
      <text:p text:style-name="P38">Nous avons vu, pendant la guerre de 1914 -1918, plusieurs critiques, d<text:span text:style-name="T1">é</text:span>sireux de faire preuve de lar­geur d'esprit, et qui s'<text:span text:style-name="T1">é</text:span>criaient : <text:span text:style-name="T1">«</text:span> Respect <text:span text:style-name="T1">à</text:span> Kant et <text:span text:style-name="T1">à</text:span> Goethe, ces grands Allemands ! Honneur <text:span text:style-name="T1">à</text:span> eux, par-dessus les h<text:span text:style-name="T1">é</text:span>catombes !<text:span text:style-name="T1">»</text:span> Il y l<text:span text:style-name="T1">à</text:span> une ridicule confusion et une injustice. G<text:span text:style-name="T1">œ</text:span>the, <text:span text:style-name="T1">é</text:span>tincelant et froid soleil, est, en effet, un de ceux qui ont le plus honor<text:span text:style-name="T1">é</text:span> l'humanit<text:span text:style-name="T1">é</text:span> et la culture g<text:span text:style-name="T1">é</text:span>n<text:span text:style-name="T1">é</text:span>rale. Kant n'est qu'un ma<text:span text:style-name="T1">î</text:span>tre d'erreurs. Son doute, liminaire et injustifi<text:span text:style-name="T1">é</text:span> (quant <text:span text:style-name="T1">à</text:span> l'ad<text:span text:style-name="T1">é</text:span>quation de l'objet et de l'entendement qui per<text:span text:style-name="T1">ç</text:span>oit l'objet), rend toute d<text:span text:style-name="T1">é</text:span>marche du raison­nement impossible ; puisque, d'apr<text:span text:style-name="T1">è</text:span>s lui, nous ne pouvons saisir que des ombres. Il aboutit propre­ment au n<text:span text:style-name="T1">é</text:span>ant et fait de son z<text:span text:style-name="T1">é</text:span>lateur un captif.</text:p>
      <text:p text:style-name="P38">Quant <text:span text:style-name="T1">à</text:span> l'<text:span text:style-name="T1">é</text:span>volutionnisme (dont Herbert Spencer est le docteur encombr<text:span text:style-name="T1">é</text:span>), apr<text:span text:style-name="T1">è</text:span>s avoir r<text:span text:style-name="T1">é</text:span>gn<text:span text:style-name="T1">é</text:span> paral­l<text:span text:style-name="T1">è</text:span>lement au kantisme, dans renseignement fran<text:span text:style-name="T1">ç</text:span>ais, pendant trente ans et davantage, il est aujourd'hui agonisant. C'est le sort commun de toute soi-disant philosophie, qui repose sur une hypoth<text:span text:style-name="T1">è</text:span>se scienti­fique. Le jour o<text:span text:style-name="T1">ù</text:span> cette hypoth<text:span text:style-name="T1">è</text:span>se moisit et se d<text:span text:style-name="T1">é</text:span>ta­che, comme les camarades, elle entra<text:span text:style-name="T1">î</text:span>ne le syst<text:span text:style-name="T1">è</text:span>me avec elle. Les diff<text:span text:style-name="T1">é</text:span>renciations, les int<text:span text:style-name="T1">é</text:span>grations, les all<text:span text:style-name="T1">é</text:span>es et venues du simple au complexe, et du com­plexe au simple, qu'avait <text:span text:style-name="T1">é</text:span>chafaud<text:span text:style-name="T1">é</text:span>es le bon Spen­cer, sont comparables <text:span text:style-name="T1">à</text:span> une monnaie qui n'aurait plus cours. Ses traductions sont aussi d<text:span text:style-name="T1">é</text:span>mod<text:span text:style-name="T1">é</text:span>es que les assignats r<text:span text:style-name="T1">é</text:span>volutionnaires. Ce n'<text:span text:style-name="T1">é</text:span>tait pas la</text:p>
      <text:p text:style-name="P52"/>
      <text:p text:style-name="P1">peine de nous faire perdre tant de temps <text:span text:style-name="T1">à</text:span> l'analyse des Premiers principes. Il y a quelques semaines, j'ai, rouvert cet ouvrage, portique <text:span text:style-name="T1">é</text:span>croul<text:span text:style-name="T1">é</text:span> d'une douzaine d'autres <text:span text:style-name="T1">é</text:span>galement en ruines, et o<text:span text:style-name="T1">ù</text:span> les arguments font l'effet de ronces et de chardons roussis par un incendie... cet incendie p<text:span text:style-name="T1">é</text:span>riodique qui d<text:span text:style-name="T1">é</text:span>truit les <text:span text:style-name="T1">é</text:span>chafaudages biologico-psychologi- ques, comme les for<text:span text:style-name="T1">ê</text:span>ts des Alpes, et les amas de substance pulv<text:span text:style-name="T1">é</text:span>rulente. Quel monceau de d<text:span text:style-name="T1">é</text:span>bris et d'herbes folles ! Tournant les pages apr<text:span text:style-name="T1">è</text:span>s les pages, retrouvant ces affirmations hautaines, ce ton auto­ritaire qui, jadis, enchantaient ma jeunesse, je m'<text:span text:style-name="T1">é</text:span>bahissais et je souriais de leur fragilit<text:span text:style-name="T1">é</text:span>. En vain, sur ces d<text:span text:style-name="T1">é</text:span>combres, je cherchais un oiseau (f<text:span text:style-name="T1">û</text:span>t-ce le corbeau en <text:span text:style-name="T1">«</text:span> jamais plus <text:span text:style-name="T1">»</text:span> d'Edgar Poe), une m<text:span text:style-name="T1">é</text:span>ta­phore demeur<text:span text:style-name="T1">é</text:span>e hardie et vivante. Mais non, tout <text:span text:style-name="T1">é</text:span>tait mort, de la mort double d<text:span text:style-name="T1">é</text:span>s faux chefs-d'<text:span text:style-name="T1">œ</text:span>u­vre, entour<text:span text:style-name="T1">é</text:span>s des cadavres de leurs admirateurs, adaptateurs et radoteurs. Pastiche manqu<text:span text:style-name="T1">é</text:span> de l'<text:span text:style-name="T1">œ</text:span>u­vre de Comte (en qui, du moins, demeurent des morceaux d'une rare puissance, malheureusement engangu<text:span text:style-name="T1">é</text:span>s dans un style limoneux), les principes de Spencer ne valent plus que le poids du papier. Le risible <text:span text:style-name="T1">é</text:span>voliitionnisme philosophique a suivi dans la tombe l'<text:span text:style-name="T1">é</text:span>volutionnisme scientifique.</text:p>
      <text:p text:style-name="P38">Constatons ici que, de m<text:span text:style-name="T1">ê</text:span>me que notre politique d<text:span text:style-name="T1">é</text:span>mocratique, pendant cinquante ans, oscilla, apr<text:span text:style-name="T1">è</text:span>s 7 o, en tre l'influence allemande et l'influence anglaise, l'enseignement de la philosophie, en France, oscilla entre Kant, flanqu<text:span text:style-name="T1">é</text:span> de Hegel, et Spencer flanqu<text:span text:style-name="T1">é</text:span> d'Alexandre Bain. C'est ce qui explique l'all<text:span text:style-name="T1">é</text:span>gresse</text:p>
      <text:p text:style-name="P52"/>
      <text:p text:style-name="P1">avec laquelle toute une g<text:span text:style-name="T1">é</text:span>n<text:span text:style-name="T1">é</text:span>ration abus<text:span text:style-name="T1">é</text:span>e se jeta ensuite dans l'intuitivisme bergsonien, consid<text:span text:style-name="T1">é</text:span>r<text:span text:style-name="T1">é</text:span>, <text:span text:style-name="T1">à</text:span> tort, comme une d<text:span text:style-name="T1">é</text:span>livrance du criticisme, de l'<text:span text:style-name="T1">é</text:span>vo- lutionnisme et du d<text:span text:style-name="T1">é</text:span>terminisme. Mais, h<text:span text:style-name="T1">é</text:span>las! tr<text:span text:style-name="T1">è</text:span>s rapidement, il fallut se rendre compte que, derri<text:span text:style-name="T1">è</text:span>re les fanfreluches dor<text:span text:style-name="T1">é</text:span>es de l'intuitivisme et de l'<text:span text:style-name="T1">é</text:span>vo­lution cr<text:span text:style-name="T1">é</text:span>atrice, on retrouvait ce grin<text:span text:style-name="T1">ç</text:span>ant et lassant mat<text:span text:style-name="T1">é</text:span>rialisme quia <text:span text:style-name="T1">é</text:span>t<text:span text:style-name="T1">é</text:span>, de tout temps, le morne apa­nage du peuple h<text:span text:style-name="T1">é</text:span>breu.</text:p>
      <text:p text:style-name="P38">La philosophie (m<text:span text:style-name="T1">é</text:span>taphysique, psychologie, logi­que, morale) n'est pas un chapitre de la m<text:span text:style-name="T1">é</text:span>decine. Soit dit sans offenser la m<text:span text:style-name="T1">é</text:span>moire de Claude Ber­nard, ni la fameuse Introduction <text:span text:style-name="T1">à</text:span> la m<text:span text:style-name="T1">é</text:span>decine exp<text:span text:style-name="T1">é</text:span>­rimentale. La philosophie n'est pas. un chapitre de la biologie. La philosophie n'est pas un chapitre des sciences occultes, qui ne sont d'ailleurs pas des sciences et dont la supercherie n'est nullement occulte. La m<text:span text:style-name="T1">é</text:span>taphysique enfin n'est pas une discus­sion prolong<text:span text:style-name="T1">é</text:span>e sur le point de conna<text:span text:style-name="T1">î</text:span>tre si l'homme peut conna<text:span text:style-name="T1">î</text:span>tre quoique ce soit, en dehors de sa pro­pre conscience, qu'entourerait, d'autre part, Un immense Inconscient. Or, dans la seconde partie du xix° si<text:span text:style-name="T1">è</text:span>cle (alors que, dans la premi<text:span text:style-name="T1">è</text:span>re, la philoso­phie <text:span text:style-name="T1">é</text:span>tait r<text:span text:style-name="T1">é</text:span>duite <text:span text:style-name="T1">à</text:span> un ensemble de dissertations pr<text:span text:style-name="T1">é</text:span>­tendues spiritualistes), ces diverses erreurs ont eu cours et cours forc<text:span text:style-name="T1">é</text:span>. Cependant qu'Aristote, la phi­losophie grecque en g<text:span text:style-name="T1">é</text:span>n<text:span text:style-name="T1">é</text:span>ral, les moralistes latins, Saint Thomas et les scolastiques <text:span text:style-name="T1">é</text:span>taient tenus dans un m<text:span text:style-name="T1">é</text:span>pris complet. Leur noms ne figuraient m<text:span text:style-name="T1">ê</text:span>me pas sur les programmes. Il n'<text:span text:style-name="T1">é</text:span>tait fait <text:span text:style-name="T1">à</text:span> leurs <text:span text:style-name="T1">œ</text:span>uvres, cependant essentielles et pr<text:span text:style-name="T1">é</text:span>dominantes, que quel-</text:p>
      <text:p text:style-name="P52"/>
      <text:p text:style-name="P1">ques rares et superficielles allusions, ainsi d'ailleurs qu'<text:span text:style-name="T1">à</text:span> Descartes et <text:span text:style-name="T1">à</text:span> Pascal.</text:p>
      <text:p text:style-name="P38">De l<text:span text:style-name="T1">à</text:span> le barbotage philosophique et la carence m<text:span text:style-name="T1">é</text:span>taphysique, qui vont de 1789 <text:span text:style-name="T1">à</text:span> 191/i, en d<text:span text:style-name="T1">é</text:span>pit d'une biblioth<text:span text:style-name="T1">è</text:span>que consid<text:span text:style-name="T1">é</text:span>rable, mais dont le r<text:span text:style-name="T1">é</text:span>sidu utile tiendrait dans le creux de la main. La pr<text:span text:style-name="T1">é</text:span>oc­cupation essentielle de l'Universit<text:span text:style-name="T1">é</text:span> fran<text:span text:style-name="T1">ç</text:span>aise, qui dispense la philosophie officielle, parait avoir <text:span text:style-name="T1">é</text:span>t<text:span text:style-name="T1">é</text:span>, <text:span text:style-name="T1">à</text:span> partir de i85o (Empire et R<text:span text:style-name="T1">é</text:span>publique), de diminuer ou d'annihiler la notion du divin, ce soleil de l'in­telligence humaine, autour duquel tout gravite. De la diminuer ou annihiler, cette notion, soit par le doute syst<text:span text:style-name="T1">é</text:span>matique, mais terriblement <text:span text:style-name="T1">é</text:span>triqu<text:span text:style-name="T1">é</text:span> d'un Renan, qui ne doute jamais de son doute, comme son ma<text:span text:style-name="T1">î</text:span>tre Montaigne. Soit par la controverse bio­logique et <text:span text:style-name="T1">é</text:span>volutionniste. Soit par la controverse d<text:span text:style-name="T1">é</text:span>terministe. Soit par la controverse criticiste. Soit par la controverse pragmatiste. Je ne cite pas ici, je n<text:span text:style-name="T1">é</text:span>glige les lubies accessoires, qui se greff<text:span text:style-name="T1">è</text:span>rent, de dix en dix ans, sur ces engouements et fanatismes plus stables.</text:p>
      <text:p text:style-name="P38">On aurait pu craindre que ce barbotage et cette carence atteignissent <text:span text:style-name="T1">à</text:span> la fin le bon sens national, en alt<text:span text:style-name="T1">é</text:span>rant jusqu'<text:span text:style-name="T1">à</text:span> l'app<text:span text:style-name="T1">é</text:span>tit d'une v<text:span text:style-name="T1">é</text:span>rit<text:span text:style-name="T1">é</text:span> claire, qui est la caract<text:span text:style-name="T1">é</text:span>ristique mentale du Fran<text:span text:style-name="T1">ç</text:span>ais. Il n'en a rien <text:span text:style-name="T1">é</text:span>t<text:span text:style-name="T1">é</text:span>. L'immense <text:span text:style-name="T1">é</text:span>preuve de 1914a trouv<text:span text:style-name="T1">é</text:span> des millions d'hommes faits et de jeunes gens, nourris de ces insanit<text:span text:style-name="T1">é</text:span>s dangereuses, fermes cependant devant la mort, pleinement conscients de leur sacrifice et de sa n<text:span text:style-name="T1">é</text:span>cessit<text:span text:style-name="T1">é</text:span>. Ce bien de la vie, qu'on leur repr<text:span text:style-name="T1">é</text:span>­sentait comme le seul, dont on leur masquait la fra-</text:p>
      <text:p text:style-name="P52"/>
      <text:p text:style-name="P1">gilit<text:span text:style-name="T1">é</text:span>, tout en rapetissant sa mission, ils n'ont pas h<text:span text:style-name="T1">é</text:span>sit<text:span text:style-name="T1">é</text:span> <text:span text:style-name="T1">à</text:span> l'immoler au Bien, reconnu par eux sup<text:span text:style-name="T1">é</text:span>­rieur, de la Patrie. Gomment cela s'explique-t-il? A mon avis, par le retour, latent mais s<text:span text:style-name="T1">û</text:span>r, de la philosophie v<text:span text:style-name="T1">é</text:span>ritable, <text:span text:style-name="T1">à</text:span> travers le trouble limon des paraphilosophies que je viens d'<text:span text:style-name="T1">é</text:span>num<text:span text:style-name="T1">é</text:span>rer. Beaucoup plus nombreux qu'on ne l'imaginait furent les der­niers enfants du si<text:span text:style-name="T1">è</text:span>cle, n<text:span text:style-name="T1">é</text:span>s de 1880 <text:span text:style-name="T1">à</text:span> 191 A, sup­portant ainsi les derniers chocs de cent ann<text:span text:style-name="T1">é</text:span>es de mat<text:span text:style-name="T1">é</text:span>rialisme, plus ou moins masqu<text:span text:style-name="T1">é</text:span> et divaguant, qui aspiraient, non <text:span text:style-name="T1">à</text:span> la mystique, <text:span text:style-name="T1">é</text:span>tat rare, mais <text:span text:style-name="T1">à</text:span> la m<text:span text:style-name="T1">é</text:span>taphysique du miracle, <text:span text:style-name="T1">é</text:span>tat fr<text:span text:style-name="T1">é</text:span>quent.</text:p>
      <text:p text:style-name="P38">Je m'explique : le conditionnement impos<text:span text:style-name="T1">é</text:span> de l'esprit, quel qu'il soit, d'origine kantienne, ou d<text:span text:style-name="T1">é</text:span>ter­ministe, oucomtiste, ou darwinienne, ou renanienne, procure tr<text:span text:style-name="T1">è</text:span>s rapidement <text:span text:style-name="T1">à</text:span> l'esprit une sensation de pesanteur et de captivit<text:span text:style-name="T1">é</text:span>, am<text:span text:style-name="T1">è</text:span>ne en lui un besoin de d<text:span text:style-name="T1">é</text:span>livrance. J'ai connu, il y a une trentaine d'ann<text:span text:style-name="T1">é</text:span>es, une vieille femme de quatre-vingts ans, qui s'<text:span text:style-name="T1">é</text:span>criait en mourant : <text:span text:style-name="T1">«</text:span> Je suis en proie aux philosophes ! <text:span text:style-name="T1">»</text:span> Beaucoup de nos contemporains, entre vingt et quarante ans, avaient subi la m<text:span text:style-name="T1">ê</text:span>me tyrannie et cherchaient, comme cette vieille femme, <text:span text:style-name="T1">à</text:span> la secouer. Ils n'attendaient qu'une occasion path<text:span text:style-name="T1">é</text:span>tique pour se manifester, se montrer tels qu'ils <text:span text:style-name="T1">é</text:span>taient, laisser sourdre leurs profondeurs.</text:p>
      <text:p text:style-name="P38">Le conditionnement impos<text:span text:style-name="T1">é</text:span> de l'esprit (et de cette <text:span text:style-name="T1">â</text:span>me, dont l'esprit est le reflet) n'est pas seulement un poids rapidement intol<text:span text:style-name="T1">é</text:span>rable pour l'imagination. Il est encore le poison le plus subtil de la volont<text:span text:style-name="T1">é</text:span>, de l'<text:span text:style-name="T1">é</text:span>nergie en g<text:span text:style-name="T1">é</text:span>n<text:span text:style-name="T1">é</text:span>ral, et de la r<text:span text:style-name="T1">é</text:span>sistance aux</text:p>
      <text:p text:style-name="P52"/>
      <text:p text:style-name="P1">passions, destructrices du bonheur ici-bas. Que de fois, au cours de mes <text:span text:style-name="T1">é</text:span>tudes m<text:span text:style-name="T1">é</text:span>dicales, puis, plus tard, dans l'usage du monde et les fr<text:span text:style-name="T1">é</text:span>quentations, n'ai-je pas entendu cette phrase d<text:span text:style-name="T1">é</text:span>sol<text:span text:style-name="T1">é</text:span>e : <text:span text:style-name="T1">«</text:span> Je n'ai plus la force de r<text:span text:style-name="T1">é</text:span>agir I <text:span text:style-name="T1">»</text:span> Morphinomanes, grands vicieux, amoureux fr<text:span text:style-name="T1">é</text:span>n<text:span text:style-name="T1">é</text:span>tiques, alcooliques de toutes formes et de toutes couleurs, avaient perdu la con­fiance dans leur rel<text:span text:style-name="T1">è</text:span>vement, au contact de la fausse philosophie de leur jeunesse, qui leur revenait par lambeaux, pour aggraver leur marasme.</text:p>
      <text:p text:style-name="P38">Le conditionnement impos<text:span text:style-name="T1">é</text:span> de l'esprit (suivi bien­t<text:span text:style-name="T1">ô</text:span>t du mortel compartimentage de la facult<text:span text:style-name="T1">é</text:span> cr<text:span text:style-name="T1">é</text:span>a­trice, m<text:span text:style-name="T1">è</text:span>re de toutes les d<text:span text:style-name="T1">é</text:span>couvertes) c'est la perte de la notion m<text:span text:style-name="T1">é</text:span>taphysique du miracle, c'est l'<text:span text:style-name="T1">é</text:span>tat dans lequel l'<text:span text:style-name="T1">â</text:span>me se nie, puisque son essence est miraculeuse. Le malade <text:span text:style-name="T1">«</text:span>condamn<text:span text:style-name="T1">é</text:span> <text:span text:style-name="T1">»</text:span> (qui ne pense pas qu'il puisse gu<text:span text:style-name="T1">é</text:span>rir par un acte de foi dans sa gu<text:span text:style-name="T1">é</text:span>rison) est l'image assez exacte du fran<text:span text:style-name="T1">ç</text:span>ais d<text:span text:style-name="T1">é</text:span>phi­losoph<text:span text:style-name="T1">é</text:span>, devenu am<text:span text:style-name="T1">é</text:span>taphysique, de l<text:span text:style-name="T1">à</text:span> fin du xix<text:span text:style-name="T5">e</text:span> si<text:span text:style-name="T1">è</text:span>cle, docile <text:span text:style-name="T1">à</text:span> la doctrine par<text:span text:style-name="T1">é</text:span>sique, re<text:span text:style-name="T1">ç</text:span>ue de Kant, d'Herbert Spencer, de Claude Bernard, de Charcot. Car, vers la fin de cette <text:span text:style-name="T1">é</text:span>poque <text:span text:style-name="T1">é</text:span>trange et morne, la philosophie n'apparaissait plus que comme une phosphorescence de la science biologique, et m<text:span text:style-name="T1">é</text:span>dicale, dont on m<text:span text:style-name="T1">é</text:span>connaissait la caducit<text:span text:style-name="T1">é</text:span>.</text:p>
      <text:p text:style-name="P38">L'abdication de l'esprit devant la mati<text:span text:style-name="T1">è</text:span>re, tel est l'<text:span text:style-name="T1">é</text:span>trange renversement que les deux g<text:span text:style-name="T1">é</text:span>n<text:span text:style-name="T1">é</text:span>rations de nos grands-p<text:span text:style-name="T1">è</text:span>res et de nos p<text:span text:style-name="T1">è</text:span>res avaient pr<text:span text:style-name="T1">é</text:span>par<text:span text:style-name="T1">é</text:span>, auquel nous avons assist<text:span text:style-name="T1">é</text:span>, particip<text:span text:style-name="T1">é</text:span> pendant notre jeunesse, contre lequel nous avons violemment r<text:span text:style-name="T1">é</text:span>agi ensuite. Des signes nombreux attestent aujour-</text:p>
      <text:p text:style-name="P52"/>
      <text:p text:style-name="P1"/>
      <text:p text:style-name="P1">d'hui la renaissance d'une philosophie vigoureuse, d'une m<text:span text:style-name="T1">é</text:span>taphysique valable, d<text:span text:style-name="T1">é</text:span>pouill<text:span text:style-name="T1">é</text:span>e de l'influence allemande et conforme au g<text:span text:style-name="T1">é</text:span>nie latin. Ce n'est encore qu'une aube, <text:span text:style-name="T1">à</text:span> l'heure o<text:span text:style-name="T1">ù</text:span> j'<text:span text:style-name="T1">é</text:span>cris. Elle suffit d<text:span text:style-name="T1">é</text:span>j<text:span text:style-name="T1">à</text:span> <text:span text:style-name="T1">à</text:span> dissiper les t<text:span text:style-name="T1">é</text:span>n<text:span text:style-name="T1">è</text:span>bres v<text:span text:style-name="T1">é</text:span>n<text:span text:style-name="T1">é</text:span>neuses du si<text:span text:style-name="T1">è</text:span>cle pr<text:span text:style-name="T1">é</text:span>c<text:span text:style-name="T1">é</text:span>dent, pendant lequel l'Encyclop<text:span text:style-name="T1">é</text:span>die continu<text:span text:style-name="T1">é</text:span>e m<text:span text:style-name="T1">é</text:span>rita d'<text:span text:style-name="T1">ê</text:span>tre appel<text:span text:style-name="T1">é</text:span>e, en somme, la m<text:span text:style-name="T1">é</text:span>taphysique du primaire.</text:p>
      <text:p text:style-name="P32"/>
      <text:p text:style-name="P1">CHAPITRE IV</text:p>
      <text:p text:style-name="P1"><text:span text:style-name="T2">affaissement progressif de la famille, des m</text:span><text:span text:style-name="T3">œ</text:span><text:span text:style-name="T2">urs,</text:span></text:p>
      <text:p text:style-name="P39"><text:span text:style-name="T2">des acad</text:span><text:span text:style-name="T3">é</text:span><text:span text:style-name="T2">mies et des arts. <text:tab/> disparition d'une</text:span></text:p>
      <text:p text:style-name="P38"><text:span text:style-name="T2">soci</text:span><text:span text:style-name="T3">é</text:span><text:span text:style-name="T2">t</text:span><text:span text:style-name="T3">é</text:span><text:span text:style-name="T2"> polie, que remplacent les </text:span><text:span text:style-name="T3">«</text:span><text:span text:style-name="T2"> salonnards ))</text:span></text:p>
      <text:p text:style-name="P38">Nous avons d<text:span text:style-name="T1">é</text:span>j<text:span text:style-name="T1">à</text:span> eu l'occasion de remarquer que les erreurs politiques sont en g<text:span text:style-name="T1">é</text:span>n<text:span text:style-name="T1">é</text:span>ral descendantes. Qu'il s'agisse de mouvements r<text:span text:style-name="T1">é</text:span>volutionnaires, de principes d'anarchie, ou de mauvaises lois, les uns et les autres descendent de l'Etat dans les familles et de l'int<text:span text:style-name="T1">é</text:span>r<text:span text:style-name="T1">ê</text:span>t g<text:span text:style-name="T1">é</text:span>n<text:span text:style-name="T1">é</text:span>ral dans les int<text:span text:style-name="T1">é</text:span>r<text:span text:style-name="T1">ê</text:span>ts priv<text:span text:style-name="T1">é</text:span>s. Cette v<text:span text:style-name="T1">é</text:span>rit<text:span text:style-name="T1">é</text:span> de fait est invisible <text:span text:style-name="T1">à</text:span> la foule, incapable de saisir une relation de cause <text:span text:style-name="T1">à</text:span> effet. Elle est partiel­lement invisible aux assembl<text:span text:style-name="T1">é</text:span>es <text:span text:style-name="T1">é</text:span>lues, qui ne l'en­trevoient que par intervalles, dans de brusques <text:span text:style-name="T1">é</text:span>clairs de lucidit<text:span text:style-name="T1">é</text:span>. Mais ceux-ci sont rares et de courte dur<text:span text:style-name="T1">é</text:span>e. L'affaissement de l'<text:span text:style-name="T1">É</text:span>tat au xix° si<text:span text:style-name="T1">è</text:span>cle a ainsi retenti directement sur la famille et sur les m<text:span text:style-name="T1">œ</text:span>urs. Ont <text:span text:style-name="T1">é</text:span>t<text:span text:style-name="T1">é</text:span> d'ailleurs frapp<text:span text:style-name="T1">é</text:span>s de st<text:span text:style-name="T1">é</text:span>rilit<text:span text:style-name="T1">é</text:span>, en vertu du principe ci-dessus, tous les efforts faits pour relever la famille et les m<text:span text:style-name="T1">œ</text:span>urs, en partant d'elles et en remontant vers l'<text:span text:style-name="T1">É</text:span>tat. C'est un pev</text:p>
      <text:p text:style-name="P52"/>
      <text:p text:style-name="P1">comme si on voulait gu<text:span text:style-name="T1">é</text:span>rir l'atrophie musculaire progressive, ou les douleurs fulgurantes de l'ataxie, en partant des muscles et nerfs des membres, au lieu de s'adresser d'abord <text:span text:style-name="T1">à</text:span> la moelle <text:span text:style-name="T1">é</text:span>pini<text:span text:style-name="T1">è</text:span>re, dont la scl<text:span text:style-name="T1">é</text:span>rose am<text:span text:style-name="T1">è</text:span>ne ces alt<text:span text:style-name="T1">é</text:span>rations nerveuses p<text:span text:style-name="T1">é</text:span>riph<text:span text:style-name="T1">é</text:span>riques. C'est Maurras qui a relev<text:span text:style-name="T1">é</text:span> cette v<text:span text:style-name="T1">é</text:span>rit<text:span text:style-name="T1">é</text:span> si simple, m<text:span text:style-name="T1">é</text:span>connue chez nous depuis cent trente ans.</text:p>
      <text:p text:style-name="P38">La famille fran<text:span text:style-name="T1">ç</text:span>aise, au cours des <text:span text:style-name="T1">â</text:span>ges, et au t<text:span text:style-name="T1">é</text:span>moignage de tous les historiens, chroniqueurs et m<text:span text:style-name="T1">é</text:span>morialistes, avait toujours <text:span text:style-name="T1">é</text:span>t<text:span text:style-name="T1">é</text:span> exceptionnelle­ment saine et forte. Le r<text:span text:style-name="T1">é</text:span>gime monarchique en <text:span text:style-name="T1">é</text:span>tait la cause, qui dispensait <text:span text:style-name="T1">à</text:span> l'architecture, sociale (voir notamment les ouvrages de Funck Brentano) les bienfaits d'une conception politique paterfamiliale. Des sentiments religieux fortement ancr<text:span text:style-name="T1">é</text:span>s, des tra­ditions de vertu et d'<text:span text:style-name="T1">é</text:span>conomie domestique, le res­pect profond de la m<text:span text:style-name="T1">è</text:span>re et de la femme, le droit d'a<text:span text:style-name="T1">î</text:span>nesse suppl<text:span text:style-name="T1">é</text:span>ant la paternit<text:span text:style-name="T1">é</text:span> en cas de d<text:span text:style-name="T1">é</text:span>faillance, une <text:span text:style-name="T1">é</text:span>ducation sage et suffisamment rigoureuse, une instruction saine et nourrie par l'exemple, tenaient la famille fran<text:span text:style-name="T1">ç</text:span>aise <text:span text:style-name="T1">à</text:span> l'<text:span text:style-name="T1">é</text:span>cart des secousses in<text:span text:style-name="T1">é</text:span>vi­tables, et d'ailleurs peu profondes, de l'Etat monar­chique. La R<text:span text:style-name="T1">é</text:span>volution d'abord, ensuite l'extension et le d<text:span text:style-name="T1">é</text:span>veloppement de la grande industrie, sans contrepoids ni r<text:span text:style-name="T1">é</text:span>gulateur politiques, chang<text:span text:style-name="T1">è</text:span>rent tout cela, <text:span text:style-name="T1">à</text:span> notre d<text:span text:style-name="T1">é</text:span>triment. Le l<text:span text:style-name="T1">é</text:span>gislatif (priv<text:span text:style-name="T1">é</text:span> du Souverain qui seul donne la pt<text:span text:style-name="T1">é</text:span>vision,la continuit<text:span text:style-name="T1">é</text:span> et l'<text:span text:style-name="T1">é</text:span>quilibre) sous l'effort des <text:span text:style-name="T1">«</text:span> philosophes <text:span text:style-name="T1">»</text:span> encyclop<text:span text:style-name="T1">é</text:span>distes et des pseudo m<text:span text:style-name="T1">é</text:span>taphysiciens alle­mands (id est protestants) abandonna et m<text:span text:style-name="T1">é</text:span>prisa la</text:p>
      <text:p text:style-name="P52"/>
      <text:p text:style-name="P1">famille pour se concentrer sur l'individu. Le xix<text:span text:style-name="T5">e</text:span> si<text:span text:style-name="T1">è</text:span>cle est antifamilial en France : grande et triste nouveaut<text:span text:style-name="T1">é</text:span> qui devait aboutir, en fin de compte, <text:span text:style-name="T1">à</text:span> une effroyable et progressive diminution del<text:span text:style-name="T1">à</text:span> natalit<text:span text:style-name="T1">é</text:span> fran<text:span text:style-name="T1">ç</text:span>aise. Car la baisse de la natalit<text:span text:style-name="T1">é</text:span> est la cons<text:span text:style-name="T1">é</text:span>quence directe, le sympt<text:span text:style-name="T1">ô</text:span>me ultime de la d<text:span text:style-name="T1">é</text:span>cadence familiale, de ce que j'appellerais : la rupture du toit.</text:p>
      <text:p text:style-name="P38">Les choses ont chemin<text:span text:style-name="T1">é</text:span> lentement, en raison des fortes assises que l'esprit familial avait chez nous, et qu'il devait <text:span text:style-name="T1">à</text:span> la ruralit<text:span text:style-name="T1">é</text:span>. Qu'est-ce que la rura- lit<text:span text:style-name="T1">é</text:span>? C'est la coutume issue des travaux des champs, de leur ordre et de leur m<text:span text:style-name="T1">é</text:span>thode. Notre pays, au temps de sa grandeur (qu'il lui appartient de r<text:span text:style-name="T1">é</text:span>cu­p<text:span text:style-name="T1">é</text:span>rer) se r<text:span text:style-name="T1">é</text:span>partissait en ordres religieux et en familles, repr<text:span text:style-name="T1">é</text:span>sentant le spirituel et le temporel. Les Ordres s'alimentaient dans les familles et leur dis­pensaient, en <text:span text:style-name="T1">é</text:span>change, ces principes directeurs que rien ne remplace et qui constituent, si l'on peut dire, la m<text:span text:style-name="T1">é</text:span>taphysique courante de la vie. L'enfant <text:span text:style-name="T1">é</text:span>tait d'abord une b<text:span text:style-name="T1">é</text:span>n<text:span text:style-name="T1">é</text:span>diction et une joie, puis un aide et une grandeur. Il n'a jamais cess<text:span text:style-name="T1">é</text:span> de l'<text:span text:style-name="T1">ê</text:span>tre, en m<text:span text:style-name="T1">ê</text:span>me temps qu'il est, pour ses parents, une <text:span text:style-name="T1">é</text:span>cole de patienee et de fermet<text:span text:style-name="T1">é</text:span>. Mais le p<text:span text:style-name="T1">è</text:span>re de famille, frapp<text:span text:style-name="T1">é</text:span> et molest<text:span text:style-name="T1">é</text:span> par des lois iniques et aveugles, a cess<text:span text:style-name="T1">é</text:span> de le comprendre et de le sentir. Il n'a plus vu dans la paternit<text:span text:style-name="T1">é</text:span> qu'une charge, une complica­tion, une inqui<text:span text:style-name="T1">é</text:span>tude d'avenir. L'avortement poli­tique est <text:span text:style-name="T1">à</text:span> l'origine de l'avortement tout court. L<text:span text:style-name="T1">à</text:span> st<text:span text:style-name="T1">é</text:span>rilii<text:span text:style-name="T1">é</text:span> volontaire politique est <text:span text:style-name="T1">à</text:span> l'origine de la st<text:span text:style-name="T1">é</text:span>rilit<text:span text:style-name="T1">é</text:span> familiale tout court.</text:p>
      <text:p text:style-name="P52"/>
      <text:p text:style-name="P38">Par l<text:span text:style-name="T1">à</text:span>-dessus, est arriv<text:span text:style-name="T1">é</text:span> le divorce, qui, dans les circonstances les plus favorables, fait de l'enfant un petit paria moral, d<text:span text:style-name="T1">é</text:span>chir<text:span text:style-name="T1">é</text:span> entre des tendances contraires. Ceux qui g<text:span text:style-name="T1">é</text:span>missent 'sur la diminution de la natalit<text:span text:style-name="T1">é</text:span>, tout en respectant le divorce, me font penser <text:span text:style-name="T1">à</text:span> des gens qui, trempant leur soupe au curare, se d<text:span text:style-name="T1">é</text:span>soleraient d'<text:span text:style-name="T1">ê</text:span>tre paralys<text:span text:style-name="T1">é</text:span>s. Il faut savoir ce que l'on veut : ou la libert<text:span text:style-name="T1">é</text:span> de rompre le lien conjugal et de faire du mariage une simple cou- cherie, avec les suites que ce mot et cette chose comportent; ou le maintien du lien conjugal, qui comporte naturellement quelques servitudes, et le maintien concomitant du lien familial. C'est d'ail­leurs une singuli<text:span text:style-name="T1">è</text:span>re illusion d'optique que de penser que le c<text:span text:style-name="T1">é</text:span>libat (non religieux), procure plus de libert<text:span text:style-name="T1">é</text:span> que le mariage. Il n'est de vraie libert<text:span text:style-name="T1">é</text:span>, intellec­tuelle et morale, que dans une r<text:span text:style-name="T1">è</text:span>gle et une disci­pline. Les pires servitudes guettent le c<text:span text:style-name="T1">é</text:span>libataire. 11 finit en g<text:span text:style-name="T1">é</text:span>n<text:span text:style-name="T1">é</text:span>ral par <text:span text:style-name="T1">é</text:span>pouser sa bonne, et <text:span text:style-name="T1">à</text:span> un <text:span text:style-name="T1">â</text:span>ge o<text:span text:style-name="T1">ù</text:span> il n'a plus <text:span text:style-name="T1">à</text:span> attendre de celle-ci que les humeurs, sans le plaisir. J'en sais de tragiques exemples. Peu <text:span text:style-name="T1">à</text:span> peu l'on a remarqu<text:span text:style-name="T1">é</text:span> que le divorce, consid<text:span text:style-name="T1">é</text:span>r<text:span text:style-name="T1">é</text:span> comme sujet de vaudeville, <text:span text:style-name="T1">é</text:span>tait plut<text:span text:style-name="T1">ô</text:span>t un sujet de drame. J'ai <text:span text:style-name="T1">é</text:span>crit <text:span text:style-name="T1">ï</text:span>e Partage de l'Enfant, en m'appuyant sur la d<text:span text:style-name="T1">é</text:span>chirante r<text:span text:style-name="T1">é</text:span>alit<text:span text:style-name="T1">é</text:span>, et ce livre, d'abord presque inaper<text:span text:style-name="T1">ç</text:span>u, a fait ensuite son chemin en profondeur. Les enfants du divorce, devenus hommes et femmes, ont pris en haine la cause de leur infortune juv<text:span text:style-name="T1">é</text:span>nile. Enfin le divorce, qu'on croyait destin<text:span text:style-name="T1">é</text:span> <text:span text:style-name="T1">à</text:span> diminuer le nombre des crimes passionnels, les a, au contraire, multipli<text:span text:style-name="T1">é</text:span>s.</text:p>
      <text:p text:style-name="P52"/>
      <text:p text:style-name="P38">C'est la faillite sur toute la ligne.</text:p>
      <text:p text:style-name="P38">Cependant que le divorce rongeait et minait la famille bourgeoise, l'industrialisation, le centralisme administratif et le fonctionnarisme, renfor<text:span text:style-name="T1">ç</text:span>ant les m<text:span text:style-name="T1">é</text:span>faits dn partage forc<text:span text:style-name="T1">é</text:span>, rongeaient et minaient la famille paysanne. L'intervalle de la sage Restaura­tion mis <text:span text:style-name="T1">à</text:span> part (qui lut comme une halte ou r<text:span text:style-name="T1">é</text:span>pit, dans le Stupide, entre les h<text:span text:style-name="T1">é</text:span>tacombes du premier Empire et les h<text:span text:style-name="T1">é</text:span>tacombes du second, puis de la troisi<text:span text:style-name="T1">è</text:span>me R<text:span text:style-name="T1">é</text:span>publique) cette machine <text:span text:style-name="T1">à</text:span> d<text:span text:style-name="T1">é</text:span>peupler, qui est la d<text:span text:style-name="T1">é</text:span>mocratie, pl<text:span text:style-name="T1">é</text:span>biscitaire ou parlemen­taire, commen<text:span text:style-name="T1">ç</text:span>a <text:span text:style-name="T1">à</text:span> tarir la s<text:span text:style-name="T1">è</text:span>ve familiale. Les <text:span text:style-name="T1">é</text:span>co­nomistes, ces carabiniers, ne s'en aper<text:span text:style-name="T1">ç</text:span>urent et ne se mirent <text:span text:style-name="T1">à</text:span> crier et hurler, que le mal d<text:span text:style-name="T1">é</text:span>j<text:span text:style-name="T1">à</text:span> pro­fond<text:span text:style-name="T1">é</text:span>ment enracin<text:span text:style-name="T1">é</text:span>. Apr<text:span text:style-name="T1">è</text:span>s eux vinrent les th<text:span text:style-name="T1">é</text:span>ra­peutes et doctes acad<text:span text:style-name="T1">é</text:span>miciens et penseurs (respec­tueux bien entendu de ce r<text:span text:style-name="T1">é</text:span>gime, cause du mal dont ils s'inqui<text:span text:style-name="T1">é</text:span>taient) lesquels propos<text:span text:style-name="T1">è</text:span>rent des rem<text:span text:style-name="T1">è</text:span>des en forme de caut<text:span text:style-name="T1">è</text:span>res pour jambes de bois. Nous en sommes pr<text:span text:style-name="T1">é</text:span>sentement aux philanthropes, v qui fondent des prix pour les familles nombreuses. Mais il en est tr<text:span text:style-name="T1">è</text:span>s rapidement des prix acad<text:span text:style-name="T1">é</text:span>miques comme de ces lots des tirages d'emprunts, que les gens oublient de retirer; ni la g<text:span text:style-name="T1">é</text:span>n<text:span text:style-name="T1">é</text:span>rosit<text:span text:style-name="T1">é</text:span>, ni l'initia­tive des particuliers ne sauraient rem<text:span text:style-name="T1">é</text:span>dier <text:span text:style-name="T1">à</text:span> la gangr<text:span text:style-name="T1">è</text:span>ne de l'Etat. L'individu se soigne par l'indi­vidu ; la famille se traite par la famille ; l'Etat ne peut se gu<text:span text:style-name="T1">é</text:span>rir que par l'<text:span text:style-name="T1">É</text:span>tat ; ses fautes retentis­sent, et violemment, sur la famille et sur l'indi­vidu.</text:p>
      <text:p text:style-name="P38">La famille et sa solidit<text:span text:style-name="T1">é</text:span> d<text:span text:style-name="T1">é</text:span>pendent de l'exemple</text:p>
      <text:p text:style-name="P52"/>
      <text:p text:style-name="P1">que donnent les parents. Chacun de nous peut en faire la remarque. L'autorit<text:span text:style-name="T1">é</text:span> et la direction des <text:span text:style-name="T1">é</text:span>tudes appartiennent au p<text:span text:style-name="T1">è</text:span>re ; la gestion de la maison appartient <text:span text:style-name="T1">à</text:span> la rn<text:span text:style-name="T1">è</text:span>re, qui l'inculque aux filles, comme le p<text:span text:style-name="T1">è</text:span>re inculque le latin et le grec aux gar<text:span text:style-name="T1">ç</text:span>ons. Hors de ce bon sens, tout est folie. Mais la corruption de l'autorit<text:span text:style-name="T1">é</text:span> dans l'Etat (et le c<text:span text:style-name="T1">é</text:span>sa- risme est une corruption de l'autorit<text:span text:style-name="T1">é</text:span>, au m<text:span text:style-name="T1">ê</text:span>me titre, sinon de la m<text:span text:style-name="T1">ê</text:span>me mani<text:span text:style-name="T1">è</text:span>re que le parlemen­tarisme) am<text:span text:style-name="T1">è</text:span>ne logiquement, et m<text:span text:style-name="T1">ê</text:span>me physiolo- giqucment, la d<text:span text:style-name="T1">é</text:span>ch<text:span text:style-name="T1">é</text:span>ance de l'autorit<text:span text:style-name="T1">é</text:span> dans la famille. Autorit<text:span text:style-name="T1">é</text:span> ne veut pas dire brutalit<text:span text:style-name="T1">é</text:span>. Le ma<text:span text:style-name="T1">î</text:span>tre est d'autant moins s<text:span text:style-name="T1">é</text:span>v<text:span text:style-name="T1">è</text:span>re qu'il est plus tranquillement reconnu comme ma<text:span text:style-name="T1">î</text:span>tre, ob<text:span text:style-name="T1">é</text:span>i, et que ses ordres salutaires ne sont pas remis cons­tamment en contestation. Autorit<text:span text:style-name="T1">é</text:span> ne veut pas dire : punir. Autorit<text:span text:style-name="T1">é</text:span>, cela signifie : n'<text:span text:style-name="T1">ê</text:span>tre pas contraint de punir. Il y a des moments, dans la famille comme dans l'Etat, o<text:span text:style-name="T1">ù</text:span> il est n<text:span text:style-name="T1">é</text:span>cessaire de s<text:span text:style-name="T1">é</text:span>vir, et alors, pour s<text:span text:style-name="T1">é</text:span>vir moins longtemps, il est bon de s<text:span text:style-name="T1">é</text:span>vir fortement. Car ces moments doivent <text:span text:style-name="T1">ê</text:span>tre abr<text:span text:style-name="T1">é</text:span>g<text:span text:style-name="T1">é</text:span>s le plus possible.</text:p>
      <text:p text:style-name="P38">Relativement facile <text:span text:style-name="T1">à</text:span> exercer quant <text:span text:style-name="T1">à</text:span> l'enfant, l'autorit<text:span text:style-name="T1">é</text:span> du p<text:span text:style-name="T1">è</text:span>re de famille devient plus malais<text:span text:style-name="T1">é</text:span>e quant au jeune homme lequel est, du reste, beau­coup moins raisonnable et beaucoup plus menac<text:span text:style-name="T1">é</text:span> que l'enfant. C'est alors qu'il faut au p<text:span text:style-name="T1">è</text:span>re de famille, s'il veut que son fils ait une bonne tenue morale (d'o<text:span text:style-name="T1">ù</text:span> d<text:span text:style-name="T1">é</text:span>pendra le bonheur de son existence), avoir lui-m<text:span text:style-name="T1">ê</text:span>me cette bonne tenue. La pri<text:span text:style-name="T1">è</text:span>re est la sauvegarde du jeune homme, elle est cette barri<text:span text:style-name="T1">è</text:span>re</text:p>
      <text:p text:style-name="P52"/>
      <text:p text:style-name="P1">m<text:span text:style-name="T1">é</text:span>taphysique que ne donne pas la philosophie occidentale. Mais comment le jeune homme prie­rait-il, s'il ne voyait son p<text:span text:style-name="T1">è</text:span>re prier et fervemment? Ayant v<text:span text:style-name="T1">é</text:span>cu, observ<text:span text:style-name="T1">é</text:span>, <text:span text:style-name="T1">é</text:span>lev<text:span text:style-name="T1">é</text:span> des enfants, j'affirme que l'<text:span text:style-name="T1">é</text:span>ducation (sur laquelle repose l'instruction) est impossible, elle-m<text:span text:style-name="T1">ê</text:span>me, sans la religion. C'est pourquoi la fr<text:span text:style-name="T1">é</text:span>n<text:span text:style-name="T1">é</text:span>sie anticl<text:span text:style-name="T1">é</text:span>ricale, au xix° si<text:span text:style-name="T1">è</text:span>cle, a port<text:span text:style-name="T1">é</text:span> <text:span text:style-name="T1">à</text:span> l'<text:span text:style-name="T1">é</text:span>ducation, et donc <text:span text:style-name="T1">à</text:span> la famille, <text:span text:style-name="T1">à</text:span> la vie de famille, un coup terrible. Je dis la fr<text:span text:style-name="T1">é</text:span>n<text:span text:style-name="T1">é</text:span>sie anticl<text:span text:style-name="T1">é</text:span>­ricale, apparente ou masqu<text:span text:style-name="T1">é</text:span>e. Car il y a un fana­tisme qui ne s'avoue point, un fanatisme hypocrite et feutr<text:span text:style-name="T1">é</text:span>, un fanatisme <text:span text:style-name="T1">à</text:span> fond huguenot, merveil­leusement enlac<text:span text:style-name="T1">é</text:span> au dogme d<text:span text:style-name="T1">é</text:span>mocratique, cohabi­tant et grandissant avec lui, dont les ravages, de 1789 <text:span text:style-name="T1">à</text:span> 191/i, ont <text:span text:style-name="T1">é</text:span>t<text:span text:style-name="T1">é</text:span> pires encore que ceux du fanatisme <text:span text:style-name="T1">à</text:span> d<text:span text:style-name="T1">é</text:span>couvert.</text:p>
      <text:p text:style-name="P38">La guerre de religion, en France, au xix<text:span text:style-name="T5">e</text:span> si<text:span text:style-name="T1">è</text:span>cle, a <text:span text:style-name="T1">é</text:span>t<text:span text:style-name="T1">é</text:span> men<text:span text:style-name="T1">é</text:span>e par les juristes, et dans le l<text:span text:style-name="T1">é</text:span>gislatif, contre le catholicisme, religion nationale et, comme telle, maintenant la famille fran<text:span text:style-name="T1">ç</text:span>aise. <text:span text:style-name="T1">Ç</text:span>'a <text:span text:style-name="T1">é</text:span>t<text:span text:style-name="T1">é</text:span>, avec les grandes guerres d<text:span text:style-name="T1">é</text:span>mocratiques qui ouvrent et qui ferment le Stupide, la principale occupation des deux Empires et des trois R<text:span text:style-name="T1">é</text:span>publiques, dont l'essence politique (nous l'avons vu) est identique. Le protestantisme s'est charg<text:span text:style-name="T1">é</text:span> de la guerre reli­gieuse dans l'enseignement. Le juda<text:span text:style-name="T1">ï</text:span>sme, puissant surtout par sa finance internationale (d<text:span text:style-name="T1">é</text:span>mocratie, c'est ploutocratie), s'est charg<text:span text:style-name="T1">é</text:span> de la guerre reli­gieuse dans la famille et dans l'Etat proprement dit. L'entreprise administrative et <text:span text:style-name="T1">é</text:span>lectorale anti­cl<text:span text:style-name="T1">é</text:span>ricale, connue sous le nom de ma<text:span text:style-name="T1">ç</text:span>onnerie, s'est</text:p>
      <text:p text:style-name="P52"/>
      <text:p text:style-name="P1">charg<text:span text:style-name="T1">é</text:span>e de conjoindre l'une <text:span text:style-name="T1">à</text:span> l'autre et d'influencer les tribunaux, contraints d'appliquer des lois, non seulement iniques, mais guerri<text:span text:style-name="T1">è</text:span>res.</text:p>
      <text:p text:style-name="P38">C'est ainsi que le divorce a <text:span text:style-name="T1">é</text:span>t<text:span text:style-name="T1">é</text:span> l'oeuvre du juif Naquet. Je l'ai connu ce juif et vu <text:span text:style-name="T1">à</text:span> l'<text:span text:style-name="T1">œ</text:span>uvre. C'<text:span text:style-name="T1">é</text:span>tait un effrayant oriental, bossu comme dans les Mille et une Nuits, avec des yeux d'aim<text:span text:style-name="T1">é</text:span>e sadique, tordu au physique, tortueux au moral, et qui savait ce qu'il faisait. Il se mit dans la famille fran­<text:span text:style-name="T1">ç</text:span>aise comme ses compatriotes dans la finance fran­<text:span text:style-name="T1">ç</text:span>aise, et la tarauda. Dans les ouvrages qu'il publia vers la fin de sa vie, appara<text:span text:style-name="T1">î</text:span>t sa haine talmudique du peuple trop confiant o<text:span text:style-name="T1">ù</text:span> il avait pos<text:span text:style-name="T1">é</text:span> sa tente, et aiguis<text:span text:style-name="T1">é</text:span> ses couteaux rabbiniques. Le plan <text:span text:style-name="T1">é</text:span>tait de dissocier la famille chez les non-circoncis, chez les goym, de telle fa<text:span text:style-name="T1">ç</text:span>on que la famille juive (o<text:span text:style-name="T1">ù</text:span> le divorce n'est point pratiqu<text:span text:style-name="T1">é</text:span>) gard<text:span text:style-name="T1">â</text:span>t sa coh<text:span text:style-name="T1">é</text:span>sion et sa force, en face de sa rivale en morceaux. La m<text:span text:style-name="T1">ê</text:span>me intention, le m<text:span text:style-name="T1">ê</text:span>me proc<text:span text:style-name="T1">é</text:span>d<text:span text:style-name="T1">é</text:span> avaient inspir<text:span text:style-name="T1">é</text:span> Bonaparte — fils de la R<text:span text:style-name="T1">é</text:span>volution — dans l'institu­tion des majorats. C'est une th<text:span text:style-name="T1">è</text:span>se assez r<text:span text:style-name="T1">é</text:span>pandue, chez les sceptiques renaniens, que la nocivit<text:span text:style-name="T1">é</text:span> juive s'exerce ethniquement et inconsciemment, sous la pouss<text:span text:style-name="T1">é</text:span>e d'une libido de destruction, non volontaire­ment ni syst<text:span text:style-name="T1">é</text:span>matiquement. L'exemple de Naquet an<text:span text:style-name="T1">é</text:span>antit cette th<text:span text:style-name="T1">è</text:span>se indulgente. J'ai acquis cette conviction, fond<text:span text:style-name="T1">é</text:span>e sur la connaissance de l'homme et du milieu, que Naquet <text:span text:style-name="T1">é</text:span>tait en mission juive chez les Fran<text:span text:style-name="T1">ç</text:span>ais et proc<text:span text:style-name="T1">é</text:span>dait, contre nous, de fa<text:span text:style-name="T1">ç</text:span>on non seulement syst<text:span text:style-name="T1">é</text:span>matique, mais scientifique. Il faisait de la chimie politique et sociale, voire l<text:span text:style-name="T1">é</text:span>gislative,</text:p>
      <text:p text:style-name="P52"/>
      <text:p text:style-name="P1">avec une perversit<text:span text:style-name="T1">é</text:span> raffin<text:span text:style-name="T1">é</text:span>e. L<text:span text:style-name="T1">à</text:span> comme ailleurs, le lib<text:span text:style-name="T1">é</text:span>ralisme imb<text:span text:style-name="T1">é</text:span>cile, dont les m<text:span text:style-name="T1">é</text:span>faits <text:span text:style-name="T1">«</text:span> a stupidi- tate <text:span text:style-name="T1">»</text:span> ne se comptent plus, vint en aide au Procuste de Sem, qui coupait en deux les petits Fran<text:span text:style-name="T1">ç</text:span>ais, rejetant du c<text:span text:style-name="T1">ô</text:span>t<text:span text:style-name="T1">é</text:span> du p<text:span text:style-name="T1">è</text:span>re et des grands-paternels le tron<text:span text:style-name="T1">ç</text:span>on n° i, du c<text:span text:style-name="T1">ô</text:span>t<text:span text:style-name="T1">é</text:span> de la m<text:span text:style-name="T1">è</text:span>re et des grands- maternels le tron<text:span text:style-name="T1">ç</text:span>on n° 2. La st<text:span text:style-name="T1">é</text:span>rilit<text:span text:style-name="T1">é</text:span>, et donc l'extinction familiale fran<text:span text:style-name="T1">ç</text:span>aise, <text:span text:style-name="T1">é</text:span>taient dans les vues de ce hideux messianique, v<text:span text:style-name="T1">é</text:span>ritable assassin de la famille de chez nous. L<text:span text:style-name="T1">à</text:span>, Drumont seul y vit clair; mais, d<text:span text:style-name="T1">é</text:span>non<text:span text:style-name="T1">ç</text:span>ant le mal, il n'indiqua que des rem<text:span text:style-name="T1">è</text:span>des vagues. C'<text:span text:style-name="T1">é</text:span>tait un grand g<text:span text:style-name="T1">é</text:span>nie de biblioth<text:span text:style-name="T1">è</text:span>que, qui n'avait aucune partie d'homme d'action. Dans son beau livre sur l'<text:span text:style-name="T1">É</text:span>tat et la Natalit<text:span text:style-name="T1">é</text:span>, :un des plus pro­fonds et lucides esprits de notre g<text:span text:style-name="T1">é</text:span>n<text:span text:style-name="T1">é</text:span>ration, le marquis de Roux, envisageant les rapports du divorce et de la d<text:span text:style-name="T1">é</text:span>population progressive, note qu'en i883, la derni<text:span text:style-name="T1">è</text:span>re ann<text:span text:style-name="T1">é</text:span>e avant le vote de la loi Naquet, il y avait eu en France 2 806 ' s<text:span text:style-name="T1">é</text:span>para­tions de corps, alors qu'en 1913 il a <text:span text:style-name="T1">é</text:span>t<text:span text:style-name="T1">é</text:span> prononc<text:span text:style-name="T1">é</text:span> i526i divorces. Mais ce n'est pas tant le divorce accompli qui combat la natalit<text:span text:style-name="T1">é</text:span>, que la possibi­lit<text:span text:style-name="T1">é</text:span> de recourir au divorce, que l'instabilit<text:span text:style-name="T1">é</text:span> du mariage, rapprochant celui-ci de l'union libre, o<text:span text:style-name="T1">ù</text:span> la st<text:span text:style-name="T1">é</text:span>rilit<text:span text:style-name="T1">é</text:span> est la r<text:span text:style-name="T1">è</text:span>gle. En outre, les enfants de divorc<text:span text:style-name="T1">é</text:span>s, se rappelant leur condition malheureuse, redoutant de la renouveler pour leur descendance, auront une tendance naturelle <text:span text:style-name="T1">à</text:span> restreindre la nata­lit<text:span text:style-name="T1">é</text:span>. Ils ne retiendront du mariage que le plaisir ou l'int<text:span text:style-name="T1">é</text:span>r<text:span text:style-name="T1">ê</text:span>t imm<text:span text:style-name="T1">é</text:span>diat, sans reconna<text:span text:style-name="T1">î</text:span>tre son but essen­tiel, qui est le foyer et la continuation familiale.</text:p>
      <text:p text:style-name="P32"/>
      <text:p text:style-name="P38">Ce qui marque de sottise fondamentale le si<text:span text:style-name="T1">è</text:span>cle piteux et funeste, dont nous nous occupons ici, ce n'est pas l'ignorance et l'aveuglement de la masse (<text:span text:style-name="T1">à</text:span> peu pr<text:span text:style-name="T1">è</text:span>s identiques <text:span text:style-name="T1">à</text:span> tous les <text:span text:style-name="T1">â</text:span>ges, <text:span text:style-name="T1">à</text:span> quelques diff<text:span text:style-name="T1">é</text:span>rences pr<text:span text:style-name="T1">è</text:span>s), c'est l'ignorance et l'aveuglement de ses organes de direction, de ses conducteurs et de ses chefs, c'est aussi leur d<text:span text:style-name="T1">é</text:span>bilit<text:span text:style-name="T1">é</text:span> dans la d<text:span text:style-name="T1">é</text:span>ci­sion. L'esprit d'ordre et d'autorit<text:span text:style-name="T1">é</text:span> doute de lui- m<text:span text:style-name="T1">ê</text:span>me, ou n'ose pas se d<text:span text:style-name="T1">é</text:span>terminer. Les docteurs et th<text:span text:style-name="T1">é</text:span>oriciens h<text:span text:style-name="T1">é</text:span>sitent, trouvent leur h<text:span text:style-name="T1">é</text:span>sitation <text:span text:style-name="T1">é</text:span>l<text:span text:style-name="T1">é</text:span>­gante et font d'elle une r<text:span text:style-name="T1">è</text:span>gle de vie. Or le doute, lui aussi, est st<text:span text:style-name="T1">é</text:span>rile, et sur tous les plans de l'activit<text:span text:style-name="T1">é</text:span> humaine. La premi<text:span text:style-name="T1">è</text:span>re victime de l'insanit<text:span text:style-name="T1">é</text:span> poli­tique, l<text:span text:style-name="T1">é</text:span>gislative, morale, sociale, c'est toujours l'enfant, soit <text:span text:style-name="T1">à</text:span> na<text:span text:style-name="T1">î</text:span>tre, soit naissant, soit grandis­sant. Le xix<text:span text:style-name="T5">e</text:span> si<text:span text:style-name="T1">è</text:span>cle commence par se demander s'il faut le procr<text:span text:style-name="T1">é</text:span>er, cet enfant, le laisser venir <text:span text:style-name="T1">à</text:span> la lumi<text:span text:style-name="T1">è</text:span>re du jour. Puis, une fois qu'il est l<text:span text:style-name="T1">à</text:span>, s'il faut lui inculquer une foi, la foi de ses anc<text:span text:style-name="T1">ê</text:span>tres, s'il n'est pas pr<text:span text:style-name="T1">é</text:span>f<text:span text:style-name="T1">é</text:span>rable de lui en inculquer une autre, venue d'Allemagne, cela au nom de l'Etat. Cet Etat le s<text:span text:style-name="T1">è</text:span>vre de ses parents, de la conjonction indispen­sable de ses parents, pour peu que ceux-ci le d<text:span text:style-name="T1">é</text:span>sirent. 11 le fait grandir dans l'incertitude et dans la confusion familiales. Finalement, au moment o<text:span text:style-name="T1">ù</text:span> d'enfant, ce jeune Fran<text:span text:style-name="T1">ç</text:span>ais devient homme, l'<text:span text:style-name="T1">É</text:span>tat, imp<text:span text:style-name="T1">é</text:span>rial ou r<text:span text:style-name="T1">é</text:span>publicain, pl<text:span text:style-name="T1">é</text:span>biscitaire ou parlemen­taire, lui remet une feuille de route et l'envoie aux fronti<text:span text:style-name="T1">è</text:span>res mourir pour la Patrie, sans doute, mais en l'honneur de principes faux, eux-m<text:span text:style-name="T1">ê</text:span>mes g<text:span text:style-name="T1">é</text:span>n<text:span text:style-name="T1">é</text:span>ra­teurs de guerres sans fin.</text:p>
      <text:p text:style-name="P52"/>
      <text:p text:style-name="P38">Car si du divorce, nous passons <text:span text:style-name="T1">à</text:span> l'enseigne­ment, il n'est pas niable, une seule minute, que le pr<text:span text:style-name="T1">é</text:span>tendu enseignement la<text:span text:style-name="T1">ï</text:span>que du dernier quartier du xix<text:span text:style-name="T5">e</text:span> et de sa queue jusqu'en 191/1, soit, plus exactement, un enseignement kantien, c'est-<text:span text:style-name="T1">à</text:span>-dire luth<text:span text:style-name="T1">é</text:span>rien et allemand. Gela, aucun conservateur, aucun lib<text:span text:style-name="T1">é</text:span>ral, aucun r<text:span text:style-name="T1">é</text:span>publicain patriote n'a voulu le voir, et quelle plus grande preuve de stupidit<text:span text:style-name="T1">é</text:span> (au sens <text:span text:style-name="T1">é</text:span>tymologique du terme) que cette incapa­cit<text:span text:style-name="T1">é</text:span> d'<text:span text:style-name="T1">é</text:span>noncer le mot d'une situation jug<text:span text:style-name="T1">é</text:span>e crimi­nelle et funeste ! Il n'y a pas d'enseignement sans morale. La morale est <text:span text:style-name="T1">à</text:span> la base et <text:span text:style-name="T1">à</text:span> l'origine de l'enseignement, comme l'oxyg<text:span text:style-name="T1">è</text:span>ne est <text:span text:style-name="T1">à</text:span> la base et <text:span text:style-name="T1">à</text:span> l'origine de la respiration. Sans une morale, quelle qu'elle soit, l'enseignement croule, non seulement comme le pensait Guyau, faute d'obligation, et donc de sanction, mais encore faute d'assises et d'ambiance. Or, pour un Fran<text:span text:style-name="T1">ç</text:span>ais, il n'y a pas deux morales, il n'y en a qu'une : la morale catho­lique, incorpor<text:span text:style-name="T1">é</text:span>e <text:span text:style-name="T1">à</text:span> notre sang, <text:span text:style-name="T1">à</text:span> notre humeur, <text:span text:style-name="T1">à</text:span> notre habitus, <text:span text:style-name="T1">à</text:span> notre conduite depuis des centaines d'ann<text:span text:style-name="T1">é</text:span>es et ins<text:span text:style-name="T1">é</text:span>parable, m<text:span text:style-name="T1">ê</text:span>me aux yeux de l'ath<text:span text:style-name="T1">é</text:span>e logique, de l'esprit', du c<text:span text:style-name="T1">œ</text:span>ur national. Qu'est-ce qu'une morale qui ne serait point traditionnelle, dont la.carte muette ne persisterait pas, par l'h<text:span text:style-name="T1">é</text:span>r<text:span text:style-name="T1">é</text:span>­dit<text:span text:style-name="T1">é</text:span>, dans l'<text:span text:style-name="T1">â</text:span>me de l'enfant? Eh bien! les <text:span text:style-name="T1">«</text:span> nova­teurs <text:span text:style-name="T1">»</text:span> du xix<text:span text:style-name="T5">e</text:span>, cherchant une morale qui ne f<text:span text:style-name="T1">û</text:span>t point la catholique, n'en d<text:span text:style-name="T1">é</text:span>couvrirent qu'une : l'imp<text:span text:style-name="T1">é</text:span>ratif cat<text:span text:style-name="T1">é</text:span>gorique de Kant, fils du libre examen de Martin Luther. Au centre de la table du repas <text:span text:style-name="T1">é</text:span>vang<text:span text:style-name="T1">é</text:span>lique, tel que l'a peint Fra Angelico (dans</text:p>
      <text:p text:style-name="P52"/>
      <text:p text:style-name="P1">le site le plus sensible et le plus d<text:span text:style-name="T1">é</text:span>licat de l'<text:span text:style-name="T1">â</text:span>me nationale, o<text:span text:style-name="T1">ù</text:span> s'<text:span text:style-name="T1">é</text:span>laborent le g<text:span text:style-name="T1">é</text:span>nial et l'humble, ces deux formes du Divin), ils osaient installer, les <text:span text:style-name="T1">«</text:span> novateurs <text:span text:style-name="T1">»</text:span>, ce plat boche, cette horreur, cette insanit<text:span text:style-name="T1">é</text:span> : l'imp<text:span text:style-name="T1">é</text:span>ratif cat<text:span text:style-name="T1">é</text:span>gorique qui pue l'univer­sit<text:span text:style-name="T1">é</text:span> pom<text:span text:style-name="T1">é</text:span>ranienne et, au del<text:span text:style-name="T1">à</text:span>, les comptoirs de la Hanse; car, derri<text:span text:style-name="T1">è</text:span>re Kant, il y a le juif Hamann, auquel Kant emprunta la fameuse distinction du ph<text:span text:style-name="T1">é</text:span>nom<text:span text:style-name="T1">è</text:span>ne et du noum<text:span text:style-name="T1">è</text:span>ne, et la noum<text:span text:style-name="T1">é</text:span>nisation de son axiome moral num<text:span text:style-name="T1">é</text:span>ro un.</text:p>
      <text:p text:style-name="P38">Fortune prodigieuse d'une vue de Luther, reprise par un juif m<text:span text:style-name="T1">é</text:span>taphysique de K<text:span text:style-name="T1">œ</text:span>nigsberg, puis par un m<text:span text:style-name="T1">é</text:span>taphysicien luth<text:span text:style-name="T1">é</text:span>rien de ce m<text:span text:style-name="T1">ê</text:span>me K<text:span text:style-name="T1">œ</text:span>nigs­berg, recueillie par les tribus r<text:span text:style-name="T1">é</text:span>form<text:span text:style-name="T1">é</text:span>es install<text:span text:style-name="T1">é</text:span>es en France aux sommets de l'Etat r<text:span text:style-name="T1">é</text:span>publicain apr<text:span text:style-name="T1">è</text:span>s 1870, devenue la r<text:span text:style-name="T1">è</text:span>gle morale, par l'enseignement sup<text:span text:style-name="T1">é</text:span>rieur et l'<text:span text:style-name="T1">é</text:span>cole primaire, de millions de petits Fran<text:span text:style-name="T1">ç</text:span>ais. Imaginez une loi d<text:span text:style-name="T1">é</text:span>cr<text:span text:style-name="T1">é</text:span>tant l'<text:span text:style-name="T1">é</text:span>tau obliga­toire du casque <text:span text:style-name="T1">à</text:span> pointe pour tous les nouveau-n<text:span text:style-name="T1">é</text:span>s de la terre des Gaules et vous avez l'image exacte de cette pr<text:span text:style-name="T1">é</text:span>tendue la<text:span text:style-name="T1">ï</text:span>cisation de notre enseigne­ment qui a donn<text:span text:style-name="T1">é</text:span> lieu <text:span text:style-name="T1">à</text:span> tant de discours, fait couler tant d'encre, et d<text:span text:style-name="T1">é</text:span>cha<text:span text:style-name="T1">î</text:span>n<text:span text:style-name="T1">é</text:span> cinquante ann<text:span text:style-name="T1">é</text:span>es de per­s<text:span text:style-name="T1">é</text:span>cutions mornes. C'est pour cela qu'on s'est battu, pour ce 1 <text:span text:style-name="T1">é</text:span>sidu luth<text:span text:style-name="T1">é</text:span>ro-kantien de r<text:span text:style-name="T1">è</text:span>gle morale indi­viduelle, tendant <text:span text:style-name="T1">à</text:span> devenir r<text:span text:style-name="T1">è</text:span>gle universelle, et qui empoisonne la raison par l'orgueil, en d<text:span text:style-name="T1">é</text:span>bilitant l'entendement! Car il ne s'agit pas, pour l'<text:span text:style-name="T1">ê</text:span>tre sain et d'esprit clair, de remettre perp<text:span text:style-name="T1">é</text:span>tuellement en cause les principes de la morale traditionnelle et du bon sens. Il s'agit de partir de leur acceptation</text:p>
      <text:p text:style-name="P52"/>
      <text:p text:style-name="P1">pure et simple pour d<text:span text:style-name="T1">é</text:span>fricher les sentiers, ardus et contourn<text:span text:style-name="T1">é</text:span>s, de la vie normale. Il s'agit d'un via­tique et non d'un th<text:span text:style-name="T1">è</text:span>me de discussion pr<text:span text:style-name="T1">é</text:span>alable. Il s'agit de guider, non d'<text:span text:style-name="T1">é</text:span>garer.</text:p>
      <text:p text:style-name="P38">Ces v<text:span text:style-name="T1">é</text:span>rit<text:span text:style-name="T1">é</text:span>s si simples, les politiciens protestants et kantiens, ma<text:span text:style-name="T1">î</text:span>tres de la politique fran<text:span text:style-name="T1">ç</text:span>aise, ne voulaient pas m<text:span text:style-name="T1">ê</text:span>me les entrevoir, parce qu'elles auraient g<text:span text:style-name="T1">ê</text:span>n<text:span text:style-name="T1">é</text:span> leur guerre religieuse. Quant aux gens d'Acad<text:span text:style-name="T1">é</text:span>mie et de Facult<text:span text:style-name="T1">é</text:span> qui les entrevoyaient, ils n'osaient les proclamer, dans la crainte, soit de perdre leur avancement et de s'attirer des ennuis universitaires, soit (et surtout) d'<text:span text:style-name="T1">ê</text:span>tre qualifi<text:span text:style-name="T1">é</text:span>s d'esprits r<text:span text:style-name="T1">é</text:span>trogrades et r<text:span text:style-name="T1">é</text:span>actionnaires par des cr<text:span text:style-name="T1">é</text:span>­tins entre les cr<text:span text:style-name="T1">é</text:span>tins.</text:p>
      <text:p text:style-name="P38">Il faut se rendre compte de cc qu'<text:span text:style-name="T1">é</text:span>tait le c<text:span text:style-name="T1">é</text:span>l<text:span text:style-name="T1">è</text:span>bre Gambetta, ce rh<text:span text:style-name="T1">é</text:span>teur g<text:span text:style-name="T1">é</text:span>nois, dont la finance juive et le dogmatisme huguenot avaient fait un demi- Dieu, apr<text:span text:style-name="T1">è</text:span>s Sedan, et qui prof<text:span text:style-name="T1">é</text:span>ra la phrase d<text:span text:style-name="T1">é</text:span>ci­sive : <text:span text:style-name="T1">«</text:span> Le cl<text:span text:style-name="T1">é</text:span>ricalisme, voil<text:span text:style-name="T1">à</text:span> l'ennemi ! <text:span text:style-name="T1">»</text:span> La Pro­vidence a permis que je le visse de pr<text:span text:style-name="T1">è</text:span>s (car il fr<text:span text:style-name="T1">é</text:span>quentait chez mon p<text:span text:style-name="T1">è</text:span>re et dans notre milieu), <text:span text:style-name="T1">à</text:span> l'<text:span text:style-name="T1">â</text:span>ge o<text:span text:style-name="T1">ù</text:span> les impressions sont vives et souvent justes. Gambetta formait le type complet du boh<text:span text:style-name="T1">è</text:span>me intelligent, roublard et h<text:span text:style-name="T1">â</text:span>bleur, pilier de caf<text:span text:style-name="T1">é</text:span>, au quart instruit, demi-improvisant, apte <text:span text:style-name="T1">à</text:span> pomper l'interlocuteur et <text:span text:style-name="T1">à</text:span> lui resservir ses propres argu­ments, tel que l'avaient form<text:span text:style-name="T1">é</text:span> les derni<text:span text:style-name="T1">è</text:span>res ann<text:span text:style-name="T1">é</text:span>es du d<text:span text:style-name="T1">é</text:span>sarroi imp<text:span text:style-name="T1">é</text:span>rial et les <text:span text:style-name="T1">é</text:span>chevel<text:span text:style-name="T1">é</text:span>s du Parnasse. La fortune d'un tel touche-<text:span text:style-name="T1">à</text:span>-tout dans le r<text:span text:style-name="T1">é</text:span>gime des assembl<text:span text:style-name="T1">é</text:span>es est certaine. Il appara<text:span text:style-name="T1">î</text:span>t comme un g<text:span text:style-name="T1">é</text:span>nie encyclop<text:span text:style-name="T1">é</text:span>dique aux regards des timides provinciaux,</text:p>
      <text:p text:style-name="P52"/>
      <text:p text:style-name="P1">amis de l'ordre, respectueux du d<text:span text:style-name="T1">é</text:span>sordre que d<text:span text:style-name="T1">é</text:span>­l<text:span text:style-name="T1">è</text:span>guent <text:span text:style-name="T1">à</text:span> la Chambre et au S<text:span text:style-name="T1">é</text:span>nat, les temps trou­bl<text:span text:style-name="T1">é</text:span>s. Homme d'ext<text:span text:style-name="T1">é</text:span>rieur, outrecuidant, gonfl<text:span text:style-name="T1">é</text:span> d'axiomes absurdes, il <text:span text:style-name="T1">é</text:span>baubit les hommes rang<text:span text:style-name="T1">é</text:span>s de l'Ordre Moral, par une hypocrisie qui n'est pas la leur, par un histrionisme de carrefour, o<text:span text:style-name="T1">ù</text:span> ils d<text:span text:style-name="T1">é</text:span>couvrent des r<text:span text:style-name="T1">é</text:span>miniscences classiques. Mon p<text:span text:style-name="T1">è</text:span>re me racontait qu'un riche propri<text:span text:style-name="T1">é</text:span>taire et d<text:span text:style-name="T1">é</text:span>put<text:span text:style-name="T1">é</text:span> du Midi, froid et compos<text:span text:style-name="T1">é</text:span> comme on l'est souvent en ces r<text:span text:style-name="T1">é</text:span>gions pr<text:span text:style-name="T1">é</text:span>tendues fr<text:span text:style-name="T1">é</text:span>n<text:span text:style-name="T1">é</text:span>tiques, lui disait de Gambetta, avec gourmandise : <text:span text:style-name="T1">«</text:span> C'est un person­nage m<text:span text:style-name="T1">ê</text:span>l<text:span text:style-name="T1">é</text:span> de Plaute et de P<text:span text:style-name="T1">é</text:span>trone. <text:span text:style-name="T1">»</text:span> Ce Cadurcien de sang g<text:span text:style-name="T1">é</text:span>nois aimait les filles, les gouapes, les discussions byzantines et les intrigues compliqu<text:span text:style-name="T1">é</text:span>es. Il cultivait aussi la petite fleur bleue mais d<text:span text:style-name="T1">é</text:span>fra<text:span text:style-name="T1">î</text:span>chie, et oscillait de la catin espionne Pa<text:span text:style-name="T1">ï</text:span>va <text:span text:style-name="T1">à</text:span> la <text:span text:style-name="T1">«</text:span> pr<text:span text:style-name="T1">é</text:span>si­dente <text:span text:style-name="T1">»</text:span> L<text:span text:style-name="T1">é</text:span>onie L<text:span text:style-name="T1">é</text:span>on, qu'on appelait, en souvenir des Liaisons dangereuses, une Tourvel pour corps l<text:span text:style-name="T1">é</text:span>gislatif. En lui, un sentiment sinc<text:span text:style-name="T1">è</text:span>re : la haine de l'obstacle int<text:span text:style-name="T1">é</text:span>rieur qu'est le catholicisme <text:span text:style-name="T1">à</text:span> tous d<text:span text:style-name="T1">é</text:span>bordements ; la haine et la crainte du frein reli­gieux. Gambetta d<text:span text:style-name="T1">é</text:span>rivait de Diderot, non de Voltaire, avec un pouvoir inn<text:span text:style-name="T1">é</text:span> de fascination grossi<text:span text:style-name="T1">è</text:span>re.</text:p>
      <text:p text:style-name="P38">Son succ<text:span text:style-name="T1">è</text:span>s, qui fut immense et funeste, accuse la d<text:span text:style-name="T1">é</text:span>ch<text:span text:style-name="T1">é</text:span>ance intellectuelle et morale d'une <text:span text:style-name="T1">é</text:span>poque, o<text:span text:style-name="T1">ù</text:span> se ramassent et se concentrent pour un nouvel effort de virulence, toutes les insanit<text:span text:style-name="T1">é</text:span>s roulant en torrent depuis 1789. Succ<text:span text:style-name="T1">è</text:span>s reposant sur un men­songe, car on sait aujourd'hui que Gambetta, qui jouait les patriotes meurtris et irr<text:span text:style-name="T1">é</text:span>ductibles, s'en-</text:p>
      <text:p text:style-name="P52"/>
      <text:p text:style-name="P1">tendait secr<text:span text:style-name="T1">è</text:span>tement avec Bismarck, par l'interm<text:span text:style-name="T1">é</text:span>­diaire de la Pa<text:span text:style-name="T1">ï</text:span>va et de son amant Henckel de Donnersmark. Sid<text:span text:style-name="T1">é</text:span>r<text:span text:style-name="T1">é</text:span>s par la faconde du borgne sonore, les salonnards et conservateurs de l'<text:span text:style-name="T1">é</text:span>poque firent ce succ<text:span text:style-name="T1">è</text:span>s, plus que les vieux copains du caf<text:span text:style-name="T1">é</text:span> de Madrid. Quand le pitre bien dou<text:span text:style-name="T1">é</text:span> mourut des suites d'une balle de revolver, tir<text:span text:style-name="T1">é</text:span>e au cours d'une sc<text:span text:style-name="T1">è</text:span>ne de faux m<text:span text:style-name="T1">é</text:span>nage, ses pr<text:span text:style-name="T1">é</text:span>tendus adversaires le pleur<text:span text:style-name="T1">è</text:span>rent, autant que ses partisans, et jet<text:span text:style-name="T1">è</text:span>rent na<text:span text:style-name="T1">ï</text:span>vement un voile pudique sur les circonstances vraies de ce sale tr<text:span text:style-name="T1">é</text:span>pas. Le testament de leur Gambetta (politique s'entend) ce fut cet anticl<text:span text:style-name="T1">é</text:span>ri­calisme fran<text:span text:style-name="T1">ç</text:span>ais, d'ordre de Bismarck, qui faisait pendant au <text:span text:style-name="T1">«</text:span> kulturkampf <text:span text:style-name="T1">»</text:span>, et lui surv<text:span text:style-name="T1">é</text:span>cut.</text:p>
      <text:p text:style-name="P38">A d'autres <text:span text:style-name="T1">é</text:span>poques, il y eut chez nous des Tar­tuffes du style et de l'envergure de Gambetta. Mais on leur arrachait leurs masques. La l<text:span text:style-name="T1">é</text:span>gende gam- bettique, bien que s<text:span text:style-name="T1">é</text:span>rieusemsnt entam<text:span text:style-name="T1">é</text:span>e, dure encore. De telles plantes grasses ont souvent pros­p<text:span text:style-name="T1">é</text:span>r<text:span text:style-name="T1">é</text:span> sur le fumier de la d<text:span text:style-name="T1">é</text:span>mocratie.</text:p>
      <text:p text:style-name="P38">Dans un autre genre, Paul Bert, le faux savant, est tr<text:span text:style-name="T1">è</text:span>s repr<text:span text:style-name="T1">é</text:span>sentatif de la seconde moiti<text:span text:style-name="T1">é</text:span> du xix° si<text:span text:style-name="T1">è</text:span>cle. Il avait de connaissances juste assez pour se figurer qu'il savait tout, pour alimenter son outrecuidance. Du fatras de physiologie et de bio­logie, qui se bousculait dans sa pauvre cervelle infa­tu<text:span text:style-name="T1">é</text:span>e, <text:span text:style-name="T1">é</text:span>tait issue cette persuasion de la non existence de Dieu, qui est l'apanage du primaire exalt<text:span text:style-name="T1">é</text:span>. 11 con<text:span text:style-name="T1">ç</text:span>ut que, pour faire le bonheur des Fran<text:span text:style-name="T1">ç</text:span>ais, il fallait extirper Dieu de l'enseignement et aussi de la charit<text:span text:style-name="T1">é</text:span> publique, des h<text:span text:style-name="T1">ô</text:span>pitaux comme des</text:p>
      <text:p text:style-name="P52"/>
      <text:p text:style-name="P1"><text:span text:style-name="T1">é</text:span>coles. Grave besogne, o<text:span text:style-name="T1">ù</text:span> la mort le surprit. Pen­dant quelques ann<text:span text:style-name="T1">é</text:span>es, la presse radicale et un<text:span text:style-name="T1">é</text:span> bonne partie de la presse lib<text:span text:style-name="T1">é</text:span>rale le repr<text:span text:style-name="T1">é</text:span>sent<text:span text:style-name="T1">è</text:span>rent comme une sorte de g<text:span text:style-name="T1">é</text:span>nie, sans all<text:span text:style-name="T1">é</text:span>guer d'ailleurs — et pour cause — aucune preuve <text:span text:style-name="T1">à</text:span> l'appui de cette appr<text:span text:style-name="T1">é</text:span>ciation non motiv<text:span text:style-name="T1">é</text:span>e. Aujourd'hui Paul Bert appara<text:span text:style-name="T1">î</text:span>t ce qu'il <text:span text:style-name="T1">é</text:span>tait en r<text:span text:style-name="T1">é</text:span>alit<text:span text:style-name="T1">é</text:span> : un idiot. Mais c'est un idiot qui a agi, gr<text:span text:style-name="T1">â</text:span>ce <text:span text:style-name="T1">à</text:span> la complicit<text:span text:style-name="T1">é</text:span> de l'ambiance, et dont la nocivit<text:span text:style-name="T1">é</text:span> a pes<text:span text:style-name="T1">é</text:span> et continue <text:span text:style-name="T1">à</text:span> peser sur l'enseignement public.</text:p>
      <text:p text:style-name="P38">Apr<text:span text:style-name="T1">è</text:span>s la guerre de quatre ans, il s'est pass<text:span text:style-name="T1">é</text:span> quelque chose de singulier et de bouffon : La R<text:span text:style-name="T1">é</text:span>pu­blique (momentan<text:span text:style-name="T1">é</text:span>ment tir<text:span text:style-name="T1">é</text:span>e d'affaire par la sup<text:span text:style-name="T1">é</text:span>­riorit<text:span text:style-name="T1">é</text:span> de l'Ecole de guerre fran<text:span text:style-name="T1">ç</text:span>aise sur l'<text:span text:style-name="T1">É</text:span>cole de guerre allemande, car tout est l<text:span text:style-name="T1">à</text:span>), ressentant confus<text:span text:style-name="T1">é</text:span>ment quelque g<text:span text:style-name="T1">ê</text:span>ne de l'impuret<text:span text:style-name="T1">é</text:span> de ses origines, h<text:span text:style-name="T1">é</text:span>sita <text:span text:style-name="T1">à</text:span> comm<text:span text:style-name="T1">é</text:span>morer Gambetta, tout en concevant la n<text:span text:style-name="T1">é</text:span>cessit<text:span text:style-name="T1">é</text:span> de le comm<text:span text:style-name="T1">é</text:span>morer. Le c<text:span text:style-name="T1">œ</text:span>ur du faux grand homme, <text:span text:style-name="T1">à</text:span> la suite de circonstances bizarres, demeurait conserv<text:span text:style-name="T1">é</text:span>, <text:span text:style-name="T1">à</text:span> part de sa d<text:span text:style-name="T1">é</text:span>pouille, dans un bocal d'alcool, comme une pi<text:span text:style-name="T1">è</text:span>ce anatomi- que. On imagina de le porter, en grande pompe, ce c<text:span text:style-name="T1">œ</text:span>ur, d'abord au Panth<text:span text:style-name="T1">é</text:span>on, directement, puis au Panth<text:span text:style-name="T1">é</text:span>on, en passant par l'Arc de Triomphe! Ces tergiversations donn<text:span text:style-name="T1">è</text:span>rent lieu <text:span text:style-name="T1">à</text:span> maintes pol<text:span text:style-name="T1">é</text:span>­miques burlesques, d'o<text:span text:style-name="T1">ù</text:span> la m<text:span text:style-name="T1">é</text:span>moire du D<text:span text:style-name="T1">é</text:span>cord<text:span text:style-name="T1">é</text:span> sortit quelque peu <text:span text:style-name="T1">é</text:span>cornifl<text:span text:style-name="T1">é</text:span>e, comme disait Jules Renard. Mais <text:span text:style-name="T1">à</text:span> quiconque voudra conna<text:span text:style-name="T1">î</text:span>tre le r<text:span text:style-name="T1">ô</text:span>le exact de Gambetta pendant l'autre guerre franco- allemande, je recommande par-dessus tout la lec­ture de l'ouvrage incomparable de Henri Dutrait</text:p>
      <text:p text:style-name="P52"/>
      <text:p text:style-name="P1">Crozon (Gambetta et la D<text:span text:style-name="T1">é</text:span>fense nationale), paru <text:span text:style-name="T1">à</text:span> ia Nouvelle Librairie nationale. Il n'y a rLen <text:span text:style-name="T1">à</text:span> ma connaissance, dans la litt<text:span text:style-name="T1">é</text:span>rature europ<text:span text:style-name="T1">é</text:span>enne, depuis Swift, qui puisse <text:span text:style-name="T1">ê</text:span>tre compar<text:span text:style-name="T1">é</text:span>, en force comique et tragique, <text:span text:style-name="T1">à</text:span> ce travail de redressement historique, appuy<text:span text:style-name="T1">é</text:span> uniquement sur des textes officiels. C'est grand comme le monde ! Aucune r<text:span text:style-name="T1">é</text:span>futation de ce travail unique n'a <text:span text:style-name="T1">é</text:span>t<text:span text:style-name="T1">é</text:span> tent<text:span text:style-name="T1">é</text:span>e par les derniers z<text:span text:style-name="T1">é</text:span>la­teurs de celui dont la langue ensaliv<text:span text:style-name="T1">é</text:span>e et men­teuse (et non le c<text:span text:style-name="T1">œ</text:span>ur), e<text:span text:style-name="T1">û</text:span>t d<text:span text:style-name="T1">û</text:span> <text:span text:style-name="T1">ê</text:span>tre transf<text:span text:style-name="T1">é</text:span>r<text:span text:style-name="T1">é</text:span>e au Panth<text:span text:style-name="T1">é</text:span>on.</text:p>
      <text:p text:style-name="P38">Ledit Panth<text:span text:style-name="T1">é</text:span>on,, conservatoire de divers repr<text:span text:style-name="T1">é</text:span>­sentants du Stupide, se trouve donc renfermer c<text:span text:style-name="T1">ô</text:span>te <text:span text:style-name="T1">à</text:span> c<text:span text:style-name="T1">ô</text:span>te, aujourd'hui, les restes de Victor Hugo, ceux de Zola et le c<text:span text:style-name="T1">œ</text:span>ur de Gambetta. Ce tr<text:span text:style-name="T1">é</text:span>pied du culte d<text:span text:style-name="T1">é</text:span>mocratique a toute la valeur d'un symbole. Au fronton, on voit, grav<text:span text:style-name="T1">é</text:span>e dans la pierre, l'apo­th<text:span text:style-name="T1">é</text:span>ose de cette <text:span text:style-name="T1">é</text:span>pop<text:span text:style-name="T1">é</text:span>e imp<text:span text:style-name="T1">é</text:span>riale, c<text:span text:style-name="T1">é</text:span>l<text:span text:style-name="T1">é</text:span>br<text:span text:style-name="T1">é</text:span>e en long et en large par tous les historiens d'Acad<text:span text:style-name="T1">é</text:span>mie, les Masson, les Vandal, les Henry Houssaye, qui a mis l'Europe <text:span text:style-name="T1">à</text:span> feu et <text:span text:style-name="T1">à</text:span> sang, pour aboutir <text:span text:style-name="T1">à</text:span> Trafalgar et <text:span text:style-name="T1">à</text:span> Waterloo, puis <text:span text:style-name="T1">à</text:span> Sedan, au massacre et <text:span text:style-name="T1">à</text:span> la d<text:span text:style-name="T1">é</text:span>population. La charge, que bat le petit tambour d'Arcole (c<text:span text:style-name="T1">é</text:span>l<text:span text:style-name="T1">é</text:span>br<text:span text:style-name="T1">é</text:span> par Mistral dans un po<text:span text:style-name="T1">è</text:span>me res­plendissant comme une matin<text:span text:style-name="T1">é</text:span>e de printemps rue Soufflot), est ainsi, en effet, la plus gigantesque <text:span text:style-name="T1">«</text:span> charge <text:span text:style-name="T1">»</text:span> (au sens rapin du mot) qui ait <text:span text:style-name="T1">é</text:span>t<text:span text:style-name="T1">é</text:span> mont<text:span text:style-name="T1">é</text:span>e au peuple fran<text:span text:style-name="T1">ç</text:span>ais. A l'int<text:span text:style-name="T1">é</text:span>rieur de ce monument <text:span text:style-name="T1">é</text:span>lev<text:span text:style-name="T1">é</text:span> <text:span text:style-name="T1">à</text:span>. l'Erreur, reposent le grand sexuel verbal Hugo, dans la pourpre de ses insa­nit<text:span text:style-name="T1">é</text:span>s lyriques et <text:span text:style-name="T1">é</text:span>piques, le grand f<text:span text:style-name="T1">é</text:span>cal Zola, offi-</text:p>
      <text:p text:style-name="P52"/>
      <text:p text:style-name="P1">ciant de cet Etron Supr<text:span text:style-name="T1">ê</text:span>me, qui est le dernier mot de la mystique r<text:span text:style-name="T1">é</text:span>volutionnaire, et l'in<text:span text:style-name="T1">é</text:span>narrable visc<text:span text:style-name="T1">è</text:span>re gambettique. C'est le cas de dire : comme on subit ses dieux on les honore. Depuis peu, ce tas la<text:span text:style-name="T1">ï</text:span>que s'est compl<text:span text:style-name="T1">é</text:span>t<text:span text:style-name="T1">é</text:span> de l'illustre chimiste Berthelot, g<text:span text:style-name="T1">é</text:span>nie funeste, auquel des millions d'amput<text:span text:style-name="T1">é</text:span>s et de mutil<text:span text:style-name="T1">é</text:span>s devraient apporter leurs b<text:span text:style-name="T1">é</text:span>quilles et leurs moignons sanglants , car il inventa les principaux explosifs qui font aujourd'hui le bonheur de l'humanit<text:span text:style-name="T1">é</text:span> et la s<text:span text:style-name="T1">é</text:span>curit<text:span text:style-name="T1">é</text:span> de-s familles. J1 n'y manque que son ami Renan, lequel paralysa, par le doute syst<text:span text:style-name="T1">é</text:span>matique et malingre du d<text:span text:style-name="T1">é</text:span>froqu<text:span text:style-name="T1">é</text:span> harmonieux (un doute qui ne doute pas de soi) deux g<text:span text:style-name="T1">é</text:span>n<text:span text:style-name="T1">é</text:span>rations que la d<text:span text:style-name="T1">é</text:span>mocratie vouait <text:span text:style-name="T1">à</text:span> l'holo­causte de 191^. En v<text:span text:style-name="T1">é</text:span>rit<text:span text:style-name="T1">é</text:span>, on pourrait <text:span text:style-name="T1">é</text:span>crire une (( pri<text:span text:style-name="T1">è</text:span>re sur le Panth<text:span text:style-name="T1">é</text:span>on <text:span text:style-name="T1">»</text:span> d'une autre port<text:span text:style-name="T1">é</text:span>e et d'une autre signification que cet <text:span text:style-name="T1">é</text:span>vangile selon saint Ernest, la <text:span text:style-name="T1">«</text:span> Pri<text:span text:style-name="T1">è</text:span>re sur l'Acropole <text:span text:style-name="T1">»</text:span>, honor<text:span text:style-name="T1">é</text:span>e par une Universit<text:span text:style-name="T1">é</text:span> la t<text:span text:style-name="T1">ê</text:span>te en bas, et dont fut abrutie notre jeunesse.</text:p>
      <text:p text:style-name="P38">Un des <text:span text:style-name="T1">«</text:span> bienfaits <text:span text:style-name="T1">»</text:span> de la presse quotidienne aux innombrables rotatives, qui commen<text:span text:style-name="T1">ç</text:span>a <text:span text:style-name="T1">à</text:span> fonctionner vers i85o, avec une ampleur sans cesse accrue, fut de r<text:span text:style-name="T1">é</text:span>pandre, dans le peuple ouvrier des villes, ces stupidit<text:span text:style-name="T1">é</text:span>s majeures de la bourgeoisie, devenue classe dirigeante. Il faut ici distinguer deux p<text:span text:style-name="T1">é</text:span>riodes : celle o<text:span text:style-name="T1">ù</text:span> le prol<text:span text:style-name="T1">é</text:span>tariat industriel (pour employer ce mot affreux, mais typique) n'a pas ses journaux <text:span text:style-name="T1">à</text:span> lui. Il ingurgite alors le brouet que lui fabriquent les empoisonneurs de l'ancien Tiers. Celle (<text:span text:style-name="T1">à</text:span> partir de la Commune de Paris) o<text:span text:style-name="T1">ù</text:span> il a ses organes <text:span text:style-name="T1">à</text:span> lui,</text:p>
      <text:p text:style-name="P52"/>
      <text:p text:style-name="P1">mais acceptant les m<text:span text:style-name="T1">ê</text:span>mes idoles et farcis des m<text:span text:style-name="T1">ê</text:span>mes erreurs que ceux de monsieur Adolphe Thiers, sans calembour. Ceci s'explique par le fait qu'alors que le paysan est m<text:span text:style-name="T1">é</text:span>fiant, m<text:span text:style-name="T1">ê</text:span>me et surtout vis-<text:span text:style-name="T1">à</text:span>-vis de l'imprim<text:span text:style-name="T1">é</text:span> (en quoi il faut admirer, une fois de plus, son bon sens), l'ouvrier est extraordinairement candide et la proie facile du caract<text:span text:style-name="T1">è</text:span>re d'imprimerie. La bourgeoisie fran<text:span text:style-name="T1">ç</text:span>aise aura depuis longtemps abandonn<text:span text:style-name="T1">é</text:span> le culte des f<text:span text:style-name="T1">é</text:span>tiches 'd<text:span text:style-name="T1">é</text:span>mocratiques, conserv<text:span text:style-name="T1">é</text:span>s dans la glace du Panth<text:span text:style-name="T1">é</text:span>on, que d'innom­brables ouvriers, se croyant r<text:span text:style-name="T1">é</text:span>volutionnaires dans leur classe (alors qu'ils le demeurent dans le style de la classe combattue par eux), continueront de v<text:span text:style-name="T1">é</text:span>n<text:span text:style-name="T1">é</text:span>rer Saint Hugo, Saint Zola, Saint Pienan, etc... et de prendre pour des <text:span text:style-name="T1">é</text:span>mancipateurs ces asservis­seurs <text:span text:style-name="T1">à</text:span> la sottise antisociale et inhumaine. Car rien n'est humain comme l'humanisme. Mais rien n'est inhumain comme l'humanitarisme.</text:p>
      <text:p text:style-name="P38">Emancipateurs!... Mot magique, par lequel la sottise homicide et bestiale s'environne des lauriers, se coifle des couronnes du bienfaiteur et du g<text:span text:style-name="T1">é</text:span>nie. On sait que, dans les premiers jours de la Com­mune de Paris, les f<text:span text:style-name="T1">é</text:span>d<text:span text:style-name="T1">é</text:span>r<text:span text:style-name="T1">é</text:span>s laissaient respectueuse­ment passer, chapeau bas, le long des barricades, le corbillard emportant Charles Hugo, fils de Victor Hugo, au p<text:span text:style-name="T1">è</text:span>re Lachaise. Ils croyaient, on leur avait dit, que Hugo <text:span text:style-name="T1">é</text:span>tait des leurs, qu'il <text:span text:style-name="T1">é</text:span>tait pour l'<text:span text:style-name="T1">é</text:span>man­cipation. En fait, Hugo, monstre d'orgueil et d'<text:span text:style-name="T1">é</text:span>go<text:span text:style-name="T1">ï</text:span>sine, comme tous les asservis <text:span text:style-name="T1">à</text:span> leur instinct, <text:span text:style-name="T1">é</text:span>tait pour l'<text:span text:style-name="T1">é</text:span>mancipation de soi-m<text:span text:style-name="T1">ê</text:span>me et ne flattait le peuple que par peur, selon ce raisonnement tr<text:span text:style-name="T1">è</text:span>s</text:p>
      <text:p text:style-name="P52"/>
      <text:p text:style-name="P1">romantique, et qui fut aussi celui de Zola : <text:span text:style-name="T1">«</text:span> Les bourgeois me m<text:span text:style-name="T1">é</text:span>nageront toujours et je n'ai rien <text:span text:style-name="T1">à</text:span> craindre de leur triomphe, en cas de guerre civile. Prenons donc une assurance du c<text:span text:style-name="T1">ô</text:span>t<text:span text:style-name="T1">é</text:span> du prol<text:span text:style-name="T1">é</text:span>tariat, et de ses meneurs. <text:span text:style-name="T1">»</text:span> 11 serait f<text:span text:style-name="T1">â</text:span>cheux qu'un calcul analogue p<text:span text:style-name="T1">û</text:span>t <text:span text:style-name="T1">ê</text:span>tre attribu<text:span text:style-name="T1">é</text:span> <text:span text:style-name="T1">à</text:span> Anatole France.</text:p>
      <text:p text:style-name="P38">C'est un sujet d'<text:span text:style-name="T1">é</text:span>tonnem<text:span text:style-name="T1">è</text:span>nt, pour qui r<text:span text:style-name="T1">é</text:span>fl<text:span text:style-name="T1">é</text:span>chit, que cette confiance imperturbable des milieux ouvriers, tant de fois dup<text:span text:style-name="T1">é</text:span>s, dans leurs chefs sus­pects, que leur manque absolu d'ironie, en pr<text:span text:style-name="T1">é</text:span>sence de toutes ces carri<text:span text:style-name="T1">è</text:span>res politiques faites sur leur dos et <text:span text:style-name="T1">à</text:span> leur d<text:span text:style-name="T1">é</text:span>pens. C'est leur forme de stupidit<text:span text:style-name="T1">é</text:span> <text:span text:style-name="T1">à</text:span> eux, plus excusable que celle des bourgeois, parce qu'elle ne repose point sur un monceau de-dipl<text:span text:style-name="T1">ô</text:span>­mes, et de certificats et attestations de clairvoyance et d'intelligence. L'ouvrier est, avant tout, senti­mental, et il souffre de revenir sur un enthousiasme, par <text:span text:style-name="T13">lequel.il </text:span>s'abandonne <text:span text:style-name="T1">à</text:span> son guide, <text:span text:style-name="T1">à</text:span> son ma<text:span text:style-name="T1">î</text:span>­tre, <text:span text:style-name="T1">à</text:span> son docteur. Admettre que celui-ci s'est moqu<text:span text:style-name="T1">é</text:span> de lui, servi de lui, l'a bern<text:span text:style-name="T1">é</text:span>, lui appara<text:span text:style-name="T1">î</text:span>t comme une diminution personnelle. Accul<text:span text:style-name="T1">é</text:span> <text:span text:style-name="T1">à</text:span> la constatation il se d<text:span text:style-name="T1">é</text:span>robe par la col<text:span text:style-name="T1">è</text:span>re, il ne se lib<text:span text:style-name="T1">è</text:span>re point par le rire. Au lieu que le paysan rit de tout, et, pour commencer, de lui-m<text:span text:style-name="T1">ê</text:span>me. 11 rit du deuil et du malheur d'autrui. Il va jusqu'<text:span text:style-name="T1">à</text:span> rire de sa propre mort. C'est qu'il vit dans le contact imm<text:span text:style-name="T1">é</text:span>diat du ma<text:span text:style-name="T1">î</text:span>tre des ma<text:span text:style-name="T1">î</text:span>tres, de la nature, qui apprend <text:span text:style-name="T1">à</text:span> se soumettre, <text:span text:style-name="T1">à</text:span> se d<text:span text:style-name="T1">é</text:span>mettre et <text:span text:style-name="T1">à</text:span> se gausser (humaine revanche) des maux auxquels on ne peut se soustraire.</text:p>
      <text:p text:style-name="P38">Le r<text:span text:style-name="T1">é</text:span>sultat, c'est que la famille et les m<text:span text:style-name="T1">œ</text:span>urs</text:p>
      <text:p text:style-name="P52"/>
      <text:p text:style-name="P1">paysannes ont jusqu a pr<text:span text:style-name="T1">é</text:span>sent r<text:span text:style-name="T1">é</text:span>sist<text:span text:style-name="T1">é</text:span> victorieuse­ment <text:span text:style-name="T1">à</text:span> la propagande homicide par la presse, l'exemple et les contacts, des Grands Stupides du xix<text:span text:style-name="T5">e</text:span> (notamment de Hugo, de Renan, de Zola et de leurs disciples et <text:span text:style-name="T1">é</text:span>mules). Alors que la bour­geoisie haute, moyenne et menue, a <text:span text:style-name="T1">é</text:span>t<text:span text:style-name="T1">é</text:span> fortement contamin<text:span text:style-name="T1">é</text:span>e ; alors qu'une forte partie de l'ancienne aristocratie <text:span text:style-name="T1">é</text:span>tait pr<text:span text:style-name="T1">é</text:span>serv<text:span text:style-name="T1">é</text:span>e; alors que le monde ouvrier <text:span text:style-name="T1">é</text:span>tait s<text:span text:style-name="T1">é</text:span>rieusement atteint. Le mot forg<text:span text:style-name="T1">é</text:span> par Thackeray, dans un livre d'ailleurs m<text:span text:style-name="T1">é</text:span>diocre, le snobisme, c'est-<text:span text:style-name="T1">à</text:span>-dire l'engouement vaniteux, plane surtout le tableau, litt<text:span text:style-name="T1">é</text:span>raire et politique, des ravages du roussisme (ou rousseauisme) et du romantisme. L'aristocratie vraie et" la paysannerie ignorent le snobisme ou, quand elles le rencontrent, s'amu­sent royalement de lui. Un des meilleurs et des plus fins critiques des progr<text:span text:style-name="T1">è</text:span>s pr<text:span text:style-name="T1">é</text:span>tendus de la science, de la litt<text:span text:style-name="T1">é</text:span>rature, de la politique, que j'aie fr<text:span text:style-name="T1">é</text:span>quent<text:span text:style-name="T1">é</text:span>s, <text:span text:style-name="T1">é</text:span>tait le comte Eug<text:span text:style-name="T1">è</text:span>ne de Lur Saluces, dont on trouvera quelques fermes propos, dignes du xvii° si<text:span text:style-name="T1">è</text:span>cle, dans Y Enqu<text:span text:style-name="T1">ê</text:span>te sur la Monarchie de Maurras, ce br<text:span text:style-name="T1">é</text:span>viaire \lu salut fran<text:span text:style-name="T1">ç</text:span>ais. Origina­lit<text:span text:style-name="T1">é</text:span> de vues, justesse, hardiesse, supr<text:span text:style-name="T1">ê</text:span>me bon sens, voil<text:span text:style-name="T1">à</text:span> ce qui brillait dans ce seigneur intr<text:span text:style-name="T1">é</text:span>pide et courtois, inaccessible aux fariboles, blagues, farces, iniquit<text:span text:style-name="T1">é</text:span>s, insanit<text:span text:style-name="T1">é</text:span>s r<text:span text:style-name="T1">é</text:span>pandues chaque matin, <text:span text:style-name="T1">à</text:span> des millions d'exemplaires, par les feuilles <text:span text:style-name="T1">à</text:span> grand tirage, et cela depuis soixante-dix ans. Il examinait les choses par lui-m<text:span text:style-name="T1">ê</text:span>me; il avait tout lu, lisait tout, s'int<text:span text:style-name="T1">é</text:span>ressait <text:span text:style-name="T1">à</text:span> tout; et son avis, toujours perti­nent, avait le tranchant et la pr<text:span text:style-name="T1">é</text:span>cision d'un bel</text:p>
      <text:p text:style-name="P32"/>
      <text:p text:style-name="P1">acier, aux mains d'un chirurgien habile et bonhomme.</text:p>
      <text:p text:style-name="P38">Emile au contraire, habitant d'un petit hameau, la Gossandrie, situ<text:span text:style-name="T1">é</text:span> <text:span text:style-name="T1">à</text:span> flanc de coteau entre Blois et Tours, devant un des plus beaux paysages du monde, ne lisait que quelques bouquins que je lui pr<text:span text:style-name="T1">ê</text:span>tais, ou que lui pr<text:span text:style-name="T1">ê</text:span>tait son cur<text:span text:style-name="T1">é</text:span>, avec le Petit Parisien de la veille ou de l'avant-veille. C'<text:span text:style-name="T1">é</text:span>tait un vigoureux c<text:span text:style-name="T1">é</text:span>libataire, retir<text:span text:style-name="T1">é</text:span> de sa vigne, vendue <text:span text:style-name="T1">à</text:span> un voisin avec un sage b<text:span text:style-name="T1">é</text:span>n<text:span text:style-name="T1">é</text:span>fice, observateur et cri­tique n<text:span text:style-name="T1">é</text:span>, comme il arrive fr<text:span text:style-name="T1">é</text:span>quemment dans cette contr<text:span text:style-name="T1">é</text:span>e, jadis heureuse et demeur<text:span text:style-name="T1">é</text:span>e railleuse. Je dis <text:span text:style-name="T1">«</text:span>jadis heureuse <text:span text:style-name="T1">»</text:span>, parce que la Touraine a <text:span text:style-name="T1">é</text:span>t<text:span text:style-name="T1">é</text:span> d<text:span text:style-name="T1">é</text:span>cim<text:span text:style-name="T1">é</text:span>e par la derni<text:span text:style-name="T1">è</text:span>re guerre' et que la Cos- sandrie, en particulier, a perdu huit beaux gars sur dix, qui faisaient l'orgueil de leurs braves culti­vateurs de parents. L'id<text:span text:style-name="T1">é</text:span>e qu'ils <text:span text:style-name="T1">é</text:span>taient morts pour assurer le triomphe de la d<text:span text:style-name="T1">é</text:span>mocratie dans le monde, remplissait Emile d'une ironie am<text:span text:style-name="T1">è</text:span>re et sans fin.</text:p>
      <text:p text:style-name="P38">— O<text:span text:style-name="T1">ù</text:span> <text:span text:style-name="T1">ç</text:span>a perche-t-il la d<text:span text:style-name="T1">é</text:span>mocratie ? (demandait-il au garde champ<text:span text:style-name="T1">ê</text:span>tre, qui avait eu lui-m<text:span text:style-name="T1">ê</text:span>me deux petits-fils tu<text:span text:style-name="T1">é</text:span>s en 1914, d<text:span text:style-name="T1">è</text:span>s le d<text:span text:style-name="T1">é</text:span>but, alors que la R<text:span text:style-name="T1">é</text:span>publique d<text:span text:style-name="T1">é</text:span>sarm<text:span text:style-name="T1">é</text:span>e opposait des jeunes poitrines au fer allemand). 11 ajoutait : <text:span text:style-name="T1">«</text:span> Fameux boucher, la d<text:span text:style-name="T1">é</text:span>mocratie ! Brancheteau (boucher du voisinage) n'est point <text:span text:style-name="T1">à</text:span> la hauteur de c'te garce-l<text:span text:style-name="T1">à</text:span>. <text:span text:style-name="T1">»</text:span></text:p>
      <text:p text:style-name="P38">Quelqu'un lui parlant del<text:span text:style-name="T1">à</text:span> n<text:span text:style-name="T1">é</text:span>cessit<text:span text:style-name="T1">é</text:span> de m<text:span text:style-name="T1">é</text:span>nager les Allemands si l'on voulait <text:span text:style-name="T1">ê</text:span>tre pay<text:span text:style-name="T1">é</text:span> par eux, Emile r<text:span text:style-name="T1">é</text:span>pliqua : <text:span text:style-name="T1">«</text:span> Quand on a <text:span text:style-name="T1">é</text:span>cras<text:span text:style-name="T1">é</text:span> la t<text:span text:style-name="T1">ê</text:span>te de la vip<text:span text:style-name="T1">è</text:span>re, c'est l<text:span text:style-name="T1">à</text:span> qu'on s'payc avec sa piau. <text:span text:style-name="T1">»</text:span> Il disait aussi, au moment de l'armistice : <text:span text:style-name="T1">«</text:span> Poulquoi qu'on</text:p>
      <text:p text:style-name="P52"/>
      <text:p text:style-name="P1"/>
      <text:p text:style-name="P1">leur zy fait point payer quelques milliards c<text:span text:style-name="T1">é</text:span>ans. L'occasion ne repasse point deux fois. <text:span text:style-name="T1">»</text:span> Ce qui prouve que Clemenceau et Fqch auraient eu profit <text:span text:style-name="T1">à</text:span> le consulter. Quand son voisin Boneu (Alfred), vigneron comme lui, <text:span text:style-name="T1">é</text:span>pelait, dans une feuille quel­conque, le pr<text:span text:style-name="T1">é</text:span>tendu progr<text:span text:style-name="T1">è</text:span>s du socialisme, ou de n'importe quoi en isme, Emile ajoutait, apr<text:span text:style-name="T1">è</text:span>s chaque phrase : &lt;( dans la lune <text:span text:style-name="T1">»</text:span>. <text:span text:style-name="T1">Ç</text:span>a faisait un effet magni­fique. Avec ces trois petits mots, le philosophe de la Gossandrie e<text:span text:style-name="T1">û</text:span>t an<text:span text:style-name="T1">é</text:span>anti tous les discours de Jaur<text:span text:style-name="T1">è</text:span>s et de ses <text:span text:style-name="T1">é</text:span>mules. J'ai utilis<text:span text:style-name="T1">é</text:span> avec profit la formule <text:span text:style-name="T1">é</text:span>milienne <text:span text:style-name="T1">à</text:span> la Chambre.</text:p>
      <text:p text:style-name="P38">Emile ayant demand<text:span text:style-name="T1">é</text:span> <text:span text:style-name="T1">à</text:span> se rendre compte de la valeur de Victor Hugo (qui lui <text:span text:style-name="T1">é</text:span>tait suspect, <text:span text:style-name="T1">à</text:span> cause des <text:span text:style-name="T1">é</text:span>loges hagards, p<text:span text:style-name="T1">é</text:span>riodiques et dithyram­biques du Petit Parisien) je lui pr<text:span text:style-name="T1">ê</text:span>tai les Mis<text:span text:style-name="T1">é</text:span>rables. Il les lut assez rapidement, ayant bien appris <text:span text:style-name="T1">à</text:span> lire et <text:span text:style-name="T1">à</text:span> compter, me les rendit, et demeura une semaine sans <text:span text:style-name="T1">é</text:span>mettre aucune appr<text:span text:style-name="T1">é</text:span>ciation. Comme, intrigu<text:span text:style-name="T1">é</text:span>, je l'interrogeais sur le plaisir qu'il avait pris <text:span text:style-name="T1">à</text:span> cet ouvrage illustre, il me r<text:span text:style-name="T1">é</text:span>pondit : <text:span text:style-name="T1">«</text:span> Si j'avais su que. c'<text:span text:style-name="T1">é</text:span>tait si long, j'aurais commenc<text:span text:style-name="T1">é</text:span> par la fin. <text:span text:style-name="T1">»</text:span> Puis, au bout d'une autre semaine : <text:span text:style-name="T1">«</text:span> Quand on fait l'<text:span text:style-name="T1">é</text:span>loge du mauvais monde, faut ben qu'on soit puni tout de m<text:span text:style-name="T1">ê</text:span>me. <text:span text:style-name="T1">»</text:span> Il voulait dire que Hugo avait justement pay<text:span text:style-name="T1">é</text:span> de l'exil l'apologie de Jean Valjean et de Fantine. Du reste, toute personne ayant son portrait dans le Petit Parisien lui <text:span text:style-name="T1">é</text:span>tait logiquement suspecte, vu l'iconographie de cam­brioleurs, d'assassins ou de simples ivrognes, <text:span text:style-name="T1">à</text:span> laquelle s'adonne l'organe des Dupuy. Les consid<text:span text:style-name="T1">é</text:span>-</text:p>
      <text:p text:style-name="P52"/>
      <text:p text:style-name="P1">rations politiques, g<text:span text:style-name="T1">é</text:span>n<text:span text:style-name="T1">é</text:span>ralement officieuses, mais aberrantes, de cette feuille universellement r<text:span text:style-name="T1">é</text:span>pan­due, paraissaient <text:span text:style-name="T1">à</text:span> Emile destin<text:span text:style-name="T1">é</text:span>es <text:span text:style-name="T1">à</text:span> excuser les forfaits <text:span text:style-name="T1">é</text:span>tal<text:span text:style-name="T1">é</text:span>s aux colonnes de la premi<text:span text:style-name="T1">è</text:span>re page. Il secouait la t<text:span text:style-name="T1">ê</text:span>te : &lt;( C'est enco pou nous faire avaler leu salopelies. <text:span text:style-name="T1">»</text:span></text:p>
      <text:p text:style-name="P38">Un jour qu'Emile transportait, sur une petite charrette, un tonneau plein, celui-ci glissa et lui r<text:span text:style-name="T1">â</text:span>pa les fesses : <text:span text:style-name="T1">«</text:span> Mon pau d<text:span text:style-name="T1">é</text:span>li<text:span text:style-name="T1">é</text:span> <text:span text:style-name="T1">»</text:span> criait Emile, pendant que je le pansais sommairement, d'apr<text:span text:style-name="T1">è</text:span>s les principes d<text:span text:style-name="T1">é</text:span>suets de mon vieux ma<text:span text:style-name="T1">î</text:span>tre Tillaux, chirurgien de l'H<text:span text:style-name="T1">ô</text:span>tel-Dieu aux environs de i885. Quand ce fut fini : <text:span text:style-name="T1">«</text:span> Msieu L<text:span text:style-name="T1">é</text:span>on, j'ai-t-il pas main­tenant droit, comme un autre, au poltrait d'mon d<text:span text:style-name="T1">é</text:span>li<text:span text:style-name="T1">é</text:span> dans le Petit Parisien? <text:span text:style-name="T1">»</text:span></text:p>
      <text:p text:style-name="P38">Je n'en finirais pas de citer ici les propos excel­lents et mesur<text:span text:style-name="T1">é</text:span>s d'Emile, infiniment sup<text:span text:style-name="T1">é</text:span>rieurs <text:span text:style-name="T1">à</text:span> toutes les malices p<text:span text:style-name="T1">é</text:span>dantes de son voisin de Y<text:span text:style-name="T1">é</text:span>retz Paul-Louis Courier, qu'une dame respubliquaine, se croyant cultiv<text:span text:style-name="T1">é</text:span>e, me vantait sous le nom de Jean-Paul Courier, en souvenir sans doute de Jean- Paul Chopart. Mais je veux citer ici la phrase qui, selon moi, fait la somme des m<text:span text:style-name="T1">é</text:span>ditations et apho- rismes de ce sage Emile selon le c<text:span text:style-name="T1">œ</text:span>ur d'Horace, toujours parfum<text:span text:style-name="T1">é</text:span> au vin blanc et <text:span text:style-name="T1">à</text:span> l'oignon, du tour des oreilles au creux des mains. Nous nous entretenions devant sa petite bo<text:span text:style-name="T1">î</text:span>te, ou maison, qui donne sur le sublime paysage de la Loire, au jour tombant. J'<text:span text:style-name="T1">é</text:span>tais debout, et lui, courb<text:span text:style-name="T1">é</text:span>, coupait <text:span text:style-name="T1">à</text:span> la hachette de petites b<text:span text:style-name="T1">û</text:span>ches moussues. Il s'inter­rompit, regarda la nature resplendissante et mur-</text:p>
      <text:p text:style-name="P52"/>
      <text:p text:style-name="P1">mura : oc Elle se fout de nous, <text:span text:style-name="T1">ç</text:span>a c'est bien vrai; mais elle est la seule qui ne nous dise point des mentelies. <text:span text:style-name="T1">»</text:span> Ceci pour vous montrer que bien des acad<text:span text:style-name="T1">é</text:span>miciens ne seraient pas dignes de chausser les sabots d'Emile, ces sabots dont le bruit rythmique, sur la terre dure, annonce que le gel est prochain.</text:p>
      <text:p text:style-name="P38">Acad<text:span text:style-name="T1">é</text:span>miciens, acad<text:span text:style-name="T1">é</text:span>mies! Ces mots ont b<text:span text:style-name="T1">é</text:span>n<text:span text:style-name="T1">é</text:span>­fici<text:span text:style-name="T1">é</text:span>, au xix<text:span text:style-name="T5">e</text:span>, de l'atmosph<text:span text:style-name="T1">è</text:span>re de cr<text:span text:style-name="T1">é</text:span>dulit<text:span text:style-name="T1">é</text:span>. qui s'attachait aux autorit<text:span text:style-name="T1">é</text:span>s litt<text:span text:style-name="T1">é</text:span>raires et scientifiques, rempla<text:span text:style-name="T1">ç</text:span>ant, ou pr<text:span text:style-name="T1">é</text:span>tendant remplacer l'autorit<text:span text:style-name="T1">é</text:span> politique royale et le dogme religieux. Le respect l<text:span text:style-name="T1">é</text:span>gitime et la v<text:span text:style-name="T1">é</text:span>n<text:span text:style-name="T1">é</text:span>ration traditionnelle, en se reti­rant, s'attardaient encore <text:span text:style-name="T1">à</text:span> quelques institutions, perdues dans la d<text:span text:style-name="T1">é</text:span>mocratie comme des pilotis dans la vase et, en s'y attardant, s'y cramponnaient. Spectacle navrant, bien connu des naufrag<text:span text:style-name="T1">é</text:span>s et aussi des naufrageurs, qui en b<text:span text:style-name="T1">é</text:span>n<text:span text:style-name="T1">é</text:span>ficient et s'y complai­sent. Spectacle comique aussi, en un certain sens, car le r<text:span text:style-name="T1">é</text:span>volutionnaire assagi, qui est accueilli <text:span text:style-name="T1">à</text:span> bras ouverts par une docte compagnie, ou un conseil d'administration, est demeur<text:span text:style-name="T1">é</text:span> un type classique et d<text:span text:style-name="T1">é</text:span>gage une gaiet<text:span text:style-name="T1">é</text:span> de bon aloi. Le xix° si<text:span text:style-name="T1">è</text:span>cle est l'enterrement de ce qui avait fait, pendant tant de si<text:span text:style-name="T1">è</text:span>cles, l'honneur et la force de la France, mais un enterrement comportant, parmi ses pleureuses, un certain nombre de rieurs, auxquels on ne saurait en vouloir de leur vengeresse hilarit<text:span text:style-name="T1">é</text:span>.</text:p>
      <text:p text:style-name="P38">Un personnage de Y Immortel (le c<text:span text:style-name="T1">é</text:span>l<text:span text:style-name="T1">è</text:span>bre roman d'Alphonse Daudet) d<text:span text:style-name="T1">é</text:span>clare, <text:span text:style-name="T1">à</text:span> un moment donn<text:span text:style-name="T1">é</text:span>, que <text:span text:style-name="T1">«</text:span> les corps constitu<text:span text:style-name="T1">é</text:span>s sont l<text:span text:style-name="T1">â</text:span>ches <text:span text:style-name="T1">»</text:span>. Ils sont tels, en effet, quand ils n'ont point le grand arc-</text:p>
      <text:p text:style-name="P52"/>
      <text:p text:style-name="P1">boutant h<text:span text:style-name="T1">é</text:span>r<text:span text:style-name="T1">é</text:span>ditaire de toutes les institutions monar­chiques. Dans une d<text:span text:style-name="T1">é</text:span>mocratie, o<text:span text:style-name="T1">ù</text:span> tout branle, s'<text:span text:style-name="T1">é</text:span>boule, se liqu<text:span text:style-name="T1">é</text:span>fie, se d<text:span text:style-name="T1">é</text:span>compose au hasard des 3eeousses politiques et sociales, une Acad<text:span text:style-name="T1">é</text:span>mie, c'est- <text:span text:style-name="T1">à</text:span>-dire, par d<text:span text:style-name="T1">é</text:span>finition, un corps d'<text:span text:style-name="T1">é</text:span>lite et privil<text:span text:style-name="T1">é</text:span>gi<text:span text:style-name="T1">é</text:span>, qui vit de tradition, un tel corps se trouve orphe­lin, abandonn<text:span text:style-name="T1">é</text:span>. C'est en vain que pleuvent sur lui les dotations et les legs. Il est sans cesse menac<text:span text:style-name="T1">é</text:span> par la convoitise et la cupidit<text:span text:style-name="T1">é</text:span> des meneurs et dupeurs du peuple. Afin de les apaiser et de les amadouer, il faut donc qu'il les accueille dans son sein et, avec eux, tous ces travers funestes qui fai­saient la joie d'Aristophane. Le jour o<text:span text:style-name="T1">ù</text:span> le r<text:span text:style-name="T1">é</text:span>volu­tionnaire, ayant rempli sa besace, et d<text:span text:style-name="T1">é</text:span>sirant la garer, se fait conservateur, il sollicite un de ces fauteuils o<text:span text:style-name="T1">ù</text:span> l'on dort si bien, sous un simulacre de lauriers; et les conservateurs, croyant encore <text:span text:style-name="T1">à</text:span> sa puissance, (alors qu'elle est d<text:span text:style-name="T1">é</text:span>j<text:span text:style-name="T1">à</text:span> pass<text:span text:style-name="T1">é</text:span>e <text:span text:style-name="T1">à</text:span> un loup maigre), s'empressent de l'accueillir parmi eux. J'ai assist<text:span text:style-name="T1">é</text:span> trop souvent <text:span text:style-name="T1">à</text:span> cette com<text:span text:style-name="T1">é</text:span>die pour n'en avoir pas not<text:span text:style-name="T1">é</text:span>, avec les amusantes phases, les traits principaux.</text:p>
      <text:p text:style-name="P38">Prenons, par exemple, l'Acad<text:span text:style-name="T1">é</text:span>mie fran<text:span text:style-name="T1">ç</text:span>aise : <text:span text:style-name="T1">à</text:span> toutes les <text:span text:style-name="T1">é</text:span>poques, il est bien entendu que la brigue et l'intrigue ont fait p<text:span text:style-name="T1">é</text:span>n<text:span text:style-name="T1">é</text:span>trer en elle des m<text:span text:style-name="T1">é</text:span>diocrit<text:span text:style-name="T1">é</text:span>s, au d<text:span text:style-name="T1">é</text:span>triment d'<text:span text:style-name="T1">é</text:span>crivains de valeur, qui avaient droit <text:span text:style-name="T1">à</text:span> son accueil. Mais c'est au courant du Stupide, et notamment de sa seconde moiti<text:span text:style-name="T1">é</text:span>, qu'elle a com­menc<text:span text:style-name="T1">é</text:span> <text:span text:style-name="T1">à</text:span> devenir un Conservatoire de politiciens, dont elle s'est trouv<text:span text:style-name="T1">é</text:span>e, <text:span text:style-name="T1">à</text:span>un momentdonn<text:span text:style-name="T1">é</text:span>, quelque­fois fort embarrass<text:span text:style-name="T1">é</text:span>e. Tel ce malheureux Emile Olli-</text:p>
      <text:p text:style-name="P52"/>
      <text:p text:style-name="P1">vier, personnifiant l'Empire lib<text:span text:style-name="T1">é</text:span>ral, qui, apr<text:span text:style-name="T1">è</text:span>s le d<text:span text:style-name="T1">é</text:span>sastre le Sedan, ne put jamais prononcer son dis­cours de r<text:span text:style-name="T1">é</text:span>ception, et au sujet duquel ceux qui avaient vot<text:span text:style-name="T1">é</text:span> pour lui s'<text:span text:style-name="T1">é</text:span>criaient : <text:span text:style-name="T1">«</text:span> Ah I si nous avions su 1 <text:span text:style-name="T1">»</text:span></text:p>
      <text:p text:style-name="P38">On sait qu'en g<text:span text:style-name="T1">é</text:span>n<text:span text:style-name="T1">é</text:span>ral les hommes politiques, qui donnent ou vendent les d<text:span text:style-name="T1">é</text:span>corations, n'acceptent pas de d<text:span text:style-name="T1">é</text:span>coration. Celle-ci est remplac<text:span text:style-name="T1">é</text:span>e pour eux, quand ils ont quelques ann<text:span text:style-name="T1">é</text:span>es de bouteille, (je veux dire de maroquin), par un fauteuil <text:span text:style-name="T1">à</text:span>. l'Acad<text:span text:style-name="T1">é</text:span>mie. Ce fauteuil est, en d<text:span text:style-name="T1">é</text:span>mocratie, la r<text:span text:style-name="T1">é</text:span>compense promise <text:span text:style-name="T1">à</text:span> l'anarchiste ou au socialiste qui a, comme on dit poliment, <text:span text:style-name="T1">é</text:span>volu<text:span text:style-name="T1">é</text:span>, qui s'est fait plus ou moins lib<text:span text:style-name="T1">é</text:span>­ral. Prenez un r<text:span text:style-name="T1">é</text:span>volutionnaire, trempez-le, pendant plusieurs ann<text:span text:style-name="T1">é</text:span>es, dans l'eau ti<text:span text:style-name="T1">è</text:span>de des honneurs et de la fortune, et vous obtenez un lib<text:span text:style-name="T1">é</text:span>ral. Inutile de citer des noms, ils sont trop. Je n'<text:span text:style-name="T1">é</text:span>cris pas ceci pour chagriner quiconque. J'<text:span text:style-name="T1">é</text:span>cris ce livre pour instruire, et t<text:span text:style-name="T1">â</text:span>cher d'<text:span text:style-name="T1">é</text:span>pargner <text:span text:style-name="T1">à</text:span> la g<text:span text:style-name="T1">é</text:span>n<text:span text:style-name="T1">é</text:span>ration prochaine les funestes et sanglantes <text:span text:style-name="T1">é</text:span>coles qu'ont faites ses a<text:span text:style-name="T1">î</text:span>n<text:span text:style-name="T1">é</text:span>es.</text:p>
      <text:p text:style-name="P38">Il y a d<text:span text:style-name="T1">é</text:span>j<text:span text:style-name="T1">à</text:span> longtemps que l'Acad<text:span text:style-name="T1">é</text:span>mie fran<text:span text:style-name="T1">ç</text:span>aise; qui connut autrefois des heures glorieuses, ne sert plus <text:span text:style-name="T1">à</text:span> grand'chose, si ce n'est <text:span text:style-name="T1">à</text:span> faire obtenir <text:span text:style-name="T1">à</text:span> ses membres des <text:span text:style-name="T1">é</text:span>moluments sup<text:span text:style-name="T1">é</text:span>rieurs, dans les feuilles auxquelles ils collaborent. On dit, et c'est possible, qu'elle aurait conserv<text:span text:style-name="T1">é</text:span> un certain prestige au dehors. Cependant je ne m'en suis gu<text:span text:style-name="T1">è</text:span>re aper<text:span text:style-name="T1">ç</text:span>u, au cours des quelques s<text:span text:style-name="T1">é</text:span>jours que j'ai faits, dans ma jeunesse, <text:span text:style-name="T1">à</text:span> l'<text:span text:style-name="T1">é</text:span>tranger, notamment en Angleterre, en Hollande, en Belgique, en Espagne. Pas une fois je n'ai en­tendu demander, en parlant d'un <text:span text:style-name="T1">é</text:span>crivain c<text:span text:style-name="T1">é</text:span>l<text:span text:style-name="T1">è</text:span>bre</text:p>
      <text:p text:style-name="P52"/>
      <text:p text:style-name="P1">ou simplement connu : <text:span text:style-name="T1">«</text:span> Est-il de l'Acad<text:span text:style-name="T1">é</text:span>mie? <text:span text:style-name="T1">»</text:span> je pense que ce prestige existe surtout chez les demi- lettr<text:span text:style-name="T1">é</text:span>s de chez nous. Ce qui compte <text:span text:style-name="T1">à</text:span> l'<text:span text:style-name="T1">é</text:span>tranger, comme ce qui compte chez nous, se d<text:span text:style-name="T1">é</text:span>sint<text:span text:style-name="T1">é</text:span>resse, en g<text:span text:style-name="T1">é</text:span>n<text:span text:style-name="T1">é</text:span>ral, de l'Acad<text:span text:style-name="T1">é</text:span>mie. On commence <text:span text:style-name="T1">à</text:span> la con­fondre avec le S<text:span text:style-name="T1">é</text:span>nat. Il en aurait <text:span text:style-name="T1">é</text:span>t<text:span text:style-name="T1">é</text:span> autrement si des <text:span text:style-name="T1">é</text:span>crivains tels que Balzac, Mistral, Barbey d'Au­revilly, Fustel, Alphonse Daudet, Drumont. Maur- ras, par exemple, avaient appartenu <text:span text:style-name="T1">à</text:span> l'Acad<text:span text:style-name="T1">é</text:span>mie fran<text:span text:style-name="T1">ç</text:span>aise. En revanche, il est impossible de consi­gner les noms de fameux inconnus (ce qui ne serait rien) et de mauvais historiens et de d<text:span text:style-name="T1">é</text:span>testables po<text:span text:style-name="T1">è</text:span>tes (ce qui est pire) accueillis, <text:span text:style-name="T1">à</text:span> bras ouverts, dans cette incons<text:span text:style-name="T1">é</text:span>quente maison. Cette liste compl<text:span text:style-name="T1">è</text:span>te d<text:span text:style-name="T1">é</text:span>gage­rait ce genre de bouffonnerie dont j'ai d<text:span text:style-name="T1">é</text:span>j<text:span text:style-name="T1">à</text:span> parl<text:span text:style-name="T1">é</text:span>, sp<text:span text:style-name="T1">é</text:span>cial aux <text:span text:style-name="T1">é</text:span>poques de d<text:span text:style-name="T1">é</text:span>composition intellectuelle et morale, qui pr<text:span text:style-name="T1">é</text:span>tendent donner le ton, et dicter la loi, en mati<text:span text:style-name="T1">è</text:span>re d'intelligence et de morale.</text:p>
      <text:p text:style-name="P38">Je parle de ces choses, comme des autres, avec un d<text:span text:style-name="T1">é</text:span>sint<text:span text:style-name="T1">é</text:span>ressement total, n'ayant jamais connu, ni m<text:span text:style-name="T1">ê</text:span>me effleur<text:span text:style-name="T1">é</text:span>, le d<text:span text:style-name="T1">é</text:span>sir de prononcer un discours de r<text:span text:style-name="T1">é</text:span>ception sous la Coupole, et ayant h<text:span text:style-name="T1">é</text:span>rit<text:span text:style-name="T1">é</text:span> de cet esprit d'ind<text:span text:style-name="T1">é</text:span>pendance absolue, qui <text:span text:style-name="T1">é</text:span>tait celui de mon p<text:span text:style-name="T1">è</text:span>re. Je fais partie, avec plaisir, de notre ch<text:span text:style-name="T1">è</text:span>re petite Acad<text:span text:style-name="T1">é</text:span>mie Concourt, o<text:span text:style-name="T1">ù</text:span> je retrouve, p<text:span text:style-name="T1">é</text:span>riodi­quement, d'excellents camarades, avec qui nous <text:span text:style-name="T1">é</text:span>changeons de vieux souvenirs; qui nous fait une petite rente bien agr<text:span text:style-name="T1">é</text:span>able en ce temps d'or-papier (o<text:span text:style-name="T1">ù</text:span> il faut travailler trois fois plus qu'auparavant pour nourrir les siens) et dont, l'utilit<text:span text:style-name="T1">é</text:span> imm<text:span text:style-name="T1">é</text:span>diate est incontestable. Car notre prix annuel lance l'au-</text:p>
      <text:p text:style-name="P52"/>
      <text:p text:style-name="P1">teur qui en b<text:span text:style-name="T1">é</text:span>n<text:span text:style-name="T1">é</text:span>ficie. Je n'aurais jamais pu me r<text:span text:style-name="T1">é</text:span>­soudre <text:span text:style-name="T1">à</text:span> rencontrer, m<text:span text:style-name="T1">ê</text:span>me une seule fois par mois, un vieux raseur carabin<text:span text:style-name="T1">é</text:span> comme F. Masson, ou un pendu gel<text:span text:style-name="T1">é</text:span>, comme de R<text:span text:style-name="T1">é</text:span>gnier, ou un d<text:span text:style-name="T1">é</text:span>tritus de la politique respubliquaine comme Hanotaux. A la Chambre, le contact avec les adversaires est tol<text:span text:style-name="T1">é</text:span>rable parce qu'on a le loisir de leur jouer des tours et de leur parler franc. Mais, <text:span text:style-name="T1">à</text:span> l'Acad<text:span text:style-name="T1">é</text:span>mie, la courtoisie et la biens<text:span text:style-name="T1">é</text:span>ance <text:span text:style-name="T1">é</text:span>tant de rigueur, il est interdit de se manger le nez, ou de mettre de la poudre <text:span text:style-name="T1">à</text:span> <text:span text:style-name="T1">é</text:span>ternuer dans les pots de vin. Alors bonsoir ma vieille I C'est ce qui me permet d'<text:span text:style-name="T1">é</text:span>crire ici ce que tant de gens pensent et disent tout bas : <text:span text:style-name="T1">à</text:span> savoir que l'institution acad<text:span text:style-name="T1">é</text:span>mique, <text:span text:style-name="T1">é</text:span>cole de servilit<text:span text:style-name="T1">é</text:span> dans tous les domai­nes, est, pr<text:span text:style-name="T1">é</text:span>sentement, plus nuisible qu'utile aux lettres fran<text:span text:style-name="T1">ç</text:span>aises.</text:p>
      <text:p text:style-name="P38">Elle est nocive, comme maison de refuge et de respectabilit<text:span text:style-name="T1">é</text:span> pour politiciens fatigu<text:span text:style-name="T1">é</text:span>s. Elle est no­cive comme incitant <text:span text:style-name="T1">à</text:span> la litt<text:span text:style-name="T1">é</text:span>rature fade et neutre, o<text:span text:style-name="T1">ù</text:span> se compla<text:span text:style-name="T1">î</text:span>t le lib<text:span text:style-name="T1">é</text:span>ralisme. Elle est nocive, comme visant <text:span text:style-name="T1">à</text:span> cr<text:span text:style-name="T1">é</text:span>er artificiellement des <text:span text:style-name="T1">é</text:span>crivains de se­conde zone, les non-coupol<text:span text:style-name="T1">é</text:span>s, auxquels les coupol<text:span text:style-name="T1">é</text:span>s imposeraient, s'ils en avaient le courage, des r<text:span text:style-name="T1">è</text:span>gles absurdes et une mauvaise syntaxe. Elle est nocive enfin, et au r<text:span text:style-name="T1">é</text:span>sum<text:span text:style-name="T1">é</text:span>, comme'fausse <text:span text:style-name="T1">é</text:span>lite. Car, si le manque d'<text:span text:style-name="T1">é</text:span>lite est funeste, et contribue au d<text:span text:style-name="T1">é</text:span>sordre social, le simulacre d'<text:span text:style-name="T1">é</text:span>lite ne l'est pas moins. A un moindre degr<text:span text:style-name="T1">é</text:span> (parce que jouissant d'un moindre relief de vieille r<text:span text:style-name="T1">é</text:span>putation) l'Acad<text:span text:style-name="T1">é</text:span>mie des Sciences et celle des Sciences morales participent des d<text:span text:style-name="T1">é</text:span>fauts et verrues de l'Acad<text:span text:style-name="T1">é</text:span>mie tout court, au xix* si<text:span text:style-name="T1">è</text:span>cle.</text:p>
      <text:p text:style-name="P52"/>
      <text:p text:style-name="P1">On a pu <text:span text:style-name="T1">é</text:span>crire plusieurs volumes sur les b<text:span text:style-name="T1">é</text:span>vues de l'Acad<text:span text:style-name="T1">é</text:span>mie des Sciences, dont les comptes rendus manifestent d'ailleurs un vide, d'ann<text:span text:style-name="T1">é</text:span>e en ann<text:span text:style-name="T1">é</text:span>e plus effrayant. Les b<text:span text:style-name="T1">é</text:span>vues sont de tous les <text:span text:style-name="T1">â</text:span>ges. Mais l'Acad<text:span text:style-name="T1">é</text:span>mie des Sciences leur conf<text:span text:style-name="T1">è</text:span>re une solennit<text:span text:style-name="T1">é</text:span> et une dur<text:span text:style-name="T1">é</text:span>e, qui peuvent avoir, <text:span text:style-name="T1">à</text:span> une <text:span text:style-name="T1">é</text:span>poque f<text:span text:style-name="T1">é</text:span>rue de science, de d<text:span text:style-name="T1">é</text:span>testables cons<text:span text:style-name="T1">é</text:span>quences. On doit distinguer, au sein de cette vaine et illusoire compagnie, deux mouvements de sens contraire et <text:span text:style-name="T1">é</text:span>galement absurdes : l'un r<text:span text:style-name="T1">é</text:span>flexe, de mison<text:span text:style-name="T1">é</text:span>isme, qui la pousse <text:span text:style-name="T1">à</text:span> m<text:span text:style-name="T1">é</text:span>priser et <text:span text:style-name="T1">à</text:span> rejeter toute initiative originale et toute personnalit<text:span text:style-name="T1">é</text:span> puissante; l'autre, ult<text:span text:style-name="T1">é</text:span>rieure, d'engouement, qui lui fait accueillir et ch<text:span text:style-name="T1">é</text:span>rir ce qu'elle chassait la veille, avec un enthou­siasme et une t<text:span text:style-name="T1">é</text:span>nacit<text:span text:style-name="T1">é</text:span> exag<text:span text:style-name="T1">é</text:span>r<text:span text:style-name="T1">é</text:span>s. De sorte que ses d<text:span text:style-name="T1">é</text:span>cisions et pr<text:span text:style-name="T1">é</text:span>f<text:span text:style-name="T1">é</text:span>rences oscillent entre les deux p<text:span text:style-name="T1">ô</text:span>les de l'erreur qui sont, en science, de rejeter trop vite, ou d'adh<text:span text:style-name="T1">é</text:span>rer avec trop d'ent<text:span text:style-name="T1">ê</text:span>tement.</text:p>
      <text:p text:style-name="P38">J'ai assist<text:span text:style-name="T1">é</text:span> de pr<text:span text:style-name="T1">è</text:span>s <text:span text:style-name="T1">à</text:span> de nombreuses brigues pour l'Acad<text:span text:style-name="T1">é</text:span>mie fran<text:span text:style-name="T1">ç</text:span>aise et pour l'Acad<text:span text:style-name="T1">é</text:span>mie des Sciences et j'en ai conserv<text:span text:style-name="T1">é</text:span> <text:span text:style-name="T1">à</text:span> la fois un souvenir amus<text:span text:style-name="T1">é</text:span> et <text:span text:style-name="T1">é</text:span>c<text:span text:style-name="T1">œ</text:span>ur<text:span text:style-name="T1">é</text:span>. Il est <text:span text:style-name="T1">é</text:span>tonnant que des hommes d'un cer­tain <text:span text:style-name="T1">â</text:span>ge et d'un certain poids se soumettent <text:span text:style-name="T1">à</text:span> d'aussi humiliantes d<text:span text:style-name="T1">é</text:span>marches, ou acceptent d'<text:span text:style-name="T1">ê</text:span>tre con­fondus avec la tourbe de faux lettr<text:span text:style-name="T1">é</text:span>s et de faux sa­vants, qui encombre ces pr<text:span text:style-name="T1">é</text:span>tendus sanctuaires des Lettres et des Sciences. Une fois admis, apr<text:span text:style-name="T1">è</text:span>s bien des rebuffades, et pleins de ranc<text:span text:style-name="T1">œ</text:span>ur, ces gens de valeur prennent en grippe les coll<text:span text:style-name="T1">è</text:span>gues qui les ont . ainsi humili<text:span text:style-name="T1">é</text:span>s et ne songent plus qu'<text:span text:style-name="T1">à</text:span> se venger d'eux, ou <text:span text:style-name="T1">à</text:span> susciter des candidats qu'ils pourront, <text:span text:style-name="T1">à</text:span></text:p>
      <text:p text:style-name="P52"/>
      <text:p text:style-name="P1">leur tour, brimer et molester. D'o<text:span text:style-name="T1">ù</text:span> un sadisme s<text:span text:style-name="T1">é</text:span>- nile-acad<text:span text:style-name="T1">é</text:span>mique qui m<text:span text:style-name="T1">é</text:span>riterait une <text:span text:style-name="T1">é</text:span>tude <text:span text:style-name="T1">à</text:span> part.</text:p>
      <text:p text:style-name="P38">Il est arriv<text:span text:style-name="T1">é</text:span>, au xix<text:span text:style-name="T5">e</text:span> si<text:span text:style-name="T1">è</text:span>cle, que le terme d'acad<text:span text:style-name="T1">é</text:span>­mique a donn<text:span text:style-name="T1">é</text:span> lieu <text:span text:style-name="T1">à</text:span> confusion avec celui de tradi­tionnel, ou de classique, et que la tradition litt<text:span text:style-name="T1">é</text:span>raire et l'art classique ont ainsi subi le contre-coup et port<text:span text:style-name="T1">é</text:span> le poids du discr<text:span text:style-name="T1">é</text:span>dit acad<text:span text:style-name="T1">é</text:span>mique. D<text:span text:style-name="T1">é</text:span>sireux de r<text:span text:style-name="T1">é</text:span>agir contre les r<text:span text:style-name="T1">è</text:span>gles absurdes et les canons m<text:span text:style-name="T1">é</text:span>diocres impos<text:span text:style-name="T1">é</text:span>s par l'esprit acad<text:span text:style-name="T1">é</text:span>mique (o<text:span text:style-name="T1">ù</text:span> voi­sinent la routine et l'envie), des hommes de grande valeur ont vitup<text:span text:style-name="T1">é</text:span>r<text:span text:style-name="T1">é</text:span>, par erreur, contre la tradition et le classicisme, qui n'ont rien <text:span text:style-name="T1">à</text:span> voir avec cette routine. Il en est r<text:span text:style-name="T1">é</text:span>sult<text:span text:style-name="T1">é</text:span> des d<text:span text:style-name="T1">é</text:span>voy<text:span text:style-name="T1">é</text:span>s, ou de vaines outrances, aussi des confusions f<text:span text:style-name="T1">â</text:span>cheuses. Si l'on consid<text:span text:style-name="T1">è</text:span>re, par exemple, les Beaux-Arts, des artistes d<text:span text:style-name="T1">é</text:span>licieux et puissants et parfaitement classiques (au sens <text:span text:style-name="T1">é</text:span>lev<text:span text:style-name="T1">é</text:span> du mot) tels que Manet, Monet, Renoir, C<text:span text:style-name="T1">é</text:span>zanne, Carri<text:span text:style-name="T1">è</text:span>re, par exemple, ou en sculpture, Rodin, ont <text:span text:style-name="T1">é</text:span>t<text:span text:style-name="T1">é</text:span> m<text:span text:style-name="T1">é</text:span>connus, raill<text:span text:style-name="T1">é</text:span>s, engueul<text:span text:style-name="T1">é</text:span>s, com­battus, au nom de pr<text:span text:style-name="T1">é</text:span>tendus principes traditionnels, qui n'<text:span text:style-name="T1">é</text:span>taient que de sales et mornes poncifs et con­ventions d'Acad<text:span text:style-name="T1">é</text:span>mie. Injustice qui a fait souvent tenir <text:span text:style-name="T1">à</text:span> ces grands artistes, l<text:span text:style-name="T1">é</text:span>gitimement irrit<text:span text:style-name="T1">é</text:span>s, des propos r<text:span text:style-name="T1">é</text:span>volutionnaires, d'ailleurs parfaitement idiots; car la sottise provoque la sottise. Mais ce n'<text:span text:style-name="T1">é</text:span>taient pas eux qui avaient commenc<text:span text:style-name="T1">é</text:span>. On se de­mande aujourd'hui, quand on contemple une toile de Manet, de Monet, de Renoir, de C<text:span text:style-name="T1">é</text:span>zanne, de Carri<text:span text:style-name="T1">è</text:span>re, un buste ou un monument de Rodin, ce qui pouvait <text:span text:style-name="T1">é</text:span>tonner les visiteurs des anciens salons et adversaires acharn<text:span text:style-name="T1">é</text:span>s de ces ma<text:span text:style-name="T1">î</text:span>tres. Ce manque</text:p>
      <text:p text:style-name="P52"/>
      <text:p text:style-name="P1">de go<text:span text:style-name="T1">û</text:span>t ne se trouve ni au xvi<text:span text:style-name="T5">e</text:span>, ni au xvn<text:span text:style-name="T5">e</text:span>, ni au <text:span text:style-name="T2">xviii</text:span><text:span text:style-name="T4">6</text:span> si<text:span text:style-name="T1">è</text:span>cle. Il est particulier au xix<text:span text:style-name="T5">6</text:span> et d<text:span text:style-name="T1">é</text:span>montre, dans le domaine des arts plastiques, comme dans celui des id<text:span text:style-name="T1">é</text:span>es, une forte propension <text:span text:style-name="T1">à</text:span> la laideur conventionnelle, consid<text:span text:style-name="T1">é</text:span>r<text:span text:style-name="T1">é</text:span>e comme un joli et un mesur<text:span text:style-name="T1">é</text:span>.</text:p>
      <text:p text:style-name="P38">Pour ne pas aimer certaines toiles de Manet, de Monet, de Renoir, par exemple, il faut ne pas admirer la lumi<text:span text:style-name="T1">è</text:span>re, manifeste surtout en peinture, mais qui joue, dans tous les arts et en litt<text:span text:style-name="T1">é</text:span>rature, un r<text:span text:style-name="T1">ô</text:span>le pr<text:span text:style-name="T1">é</text:span>pond<text:span text:style-name="T1">é</text:span>rant. Sans <text:span text:style-name="T1">é</text:span>tablir un rapport de parent<text:span text:style-name="T1">é</text:span>, qui serait forc<text:span text:style-name="T1">é</text:span>ment arbitraire, entre la lumi<text:span text:style-name="T1">è</text:span>re et l'intelligence, on peut dire que toutes deux vont de pair. La lumi<text:span text:style-name="T1">è</text:span>re, c'est l'intelligence du peintre. L'intelligence, c'est la lumi<text:span text:style-name="T1">è</text:span>re de l'<text:span text:style-name="T1">é</text:span>crivain. Renoir (ignor<text:span text:style-name="T1">é</text:span> pendant quarante ans de sa laborieuse existence) a invent<text:span text:style-name="T1">é</text:span> un blond, parent des bleus de Watteau et qui constitue, <text:span text:style-name="T1">à</text:span> mon avis, une conqu<text:span text:style-name="T1">ê</text:span>te de l'homme sur la nature. C'est un blond anim<text:span text:style-name="T1">é</text:span>, d'une suavit<text:span text:style-name="T1">é</text:span> comparable <text:span text:style-name="T1">à</text:span> un vers de Virgile et de Racine, un blond aupr<text:span text:style-name="T1">è</text:span>s duquel tout para<text:span text:style-name="T1">î</text:span>t maus­sade et sombre, un blond tel que vu par un <text:span text:style-name="T1">œ</text:span>il d'en­fant partant pour une journ<text:span text:style-name="T1">é</text:span>e de plaisir, ou par une amoureuse courant <text:span text:style-name="T1">à</text:span> son rendez-vous. De m<text:span text:style-name="T1">ê</text:span>me, Manet et Monet ont peint des ombres color<text:span text:style-name="T1">é</text:span>es, comme elles le sont en eifet par les journ<text:span text:style-name="T1">é</text:span>es de so­leil, o<text:span text:style-name="T1">ù</text:span> tout se combine de violet et d'or. Au temps de la Renaissance, o<text:span text:style-name="T1">ù</text:span> la lumi<text:span text:style-name="T1">è</text:span>re <text:span text:style-name="T1">é</text:span>tait en honneur, au xvm<text:span text:style-name="T5">e</text:span> aussi, o<text:span text:style-name="T1">ù</text:span> l'<text:span text:style-name="T1">œ</text:span>il des amateurs fran<text:span text:style-name="T1">ç</text:span>ais fut si prodigieusement exerc<text:span text:style-name="T1">é</text:span>, cela e<text:span text:style-name="T1">û</text:span>t paru tout naturel. De i83o <text:span text:style-name="T1">à</text:span> 1880, il fut entendu, convenu, r<text:span text:style-name="T1">é</text:span>gl<text:span text:style-name="T1">é</text:span> que</text:p>
      <text:p text:style-name="P52"/>
      <text:p text:style-name="P1">l'ombre <text:span text:style-name="T1">é</text:span>tait grise et que le soleil consistait dans une bande jaune. Au xix<text:span text:style-name="T5">e</text:span>, la vision du vulgaire, qui est cr<text:span text:style-name="T1">é</text:span>pusculaire et d<text:span text:style-name="T1">é</text:span>j<text:span text:style-name="T1">à</text:span> cadav<text:span text:style-name="T1">é</text:span>rique, s'<text:span text:style-name="T1">é</text:span>tait impos<text:span text:style-name="T1">é</text:span>e aux amateurs par les Acad<text:span text:style-name="T1">é</text:span>mies. Car le genre aca­d<text:span text:style-name="T1">é</text:span>mique, pour toutes les Muses, c'est la nuit et la mort. Tout ce qui est vivant et lumineux r<text:span text:style-name="T1">é</text:span>pugne <text:span text:style-name="T1">à</text:span> ces conservateurs de r<text:span text:style-name="T1">è</text:span>gles fausses.</text:p>
      <text:p text:style-name="P38">Le type de ces derniers <text:span text:style-name="T1">é</text:span>tait, <text:span text:style-name="T1">à</text:span> mes yeux, un tr<text:span text:style-name="T1">è</text:span>s brave homme, tr<text:span text:style-name="T1">è</text:span>s <text:span text:style-name="T1">«</text:span>Institut <text:span text:style-name="T1">»</text:span>, du nom de G<text:span text:style-name="T1">é</text:span>r<text:span text:style-name="T1">ô</text:span>me, dont j'eus, pendant plusieurs ann<text:span text:style-name="T1">é</text:span>es, l'<text:span text:style-name="T1">œ</text:span>uvre ma<text:span text:style-name="T1">î</text:span>­tresse, une navrante <text:span text:style-name="T1">«</text:span> Tanagra <text:span text:style-name="T1">»</text:span>, sous les yeux, dans le salon d'une vieille amie. Cette Tanagra <text:span text:style-name="T1">é</text:span>tait une jeune personne assise, cens<text:span text:style-name="T1">é</text:span>e nue, dans le sain­doux onctueux de ses propres formes, n'appartenant <text:span text:style-name="T1">à</text:span> aucune cat<text:span text:style-name="T1">é</text:span>gorie du corps f<text:span text:style-name="T1">é</text:span>minin. On n'imagine rien de plus affreux que ce pr<text:span text:style-name="T1">é</text:span>tendu Beau selon l'Ecole. Le fait d'avoir produit un tel navet, et de s'en glorifier, indiquait que le bon G<text:span text:style-name="T1">é</text:span>r<text:span text:style-name="T1">ô</text:span>me avait ignor<text:span text:style-name="T1">é</text:span> toute sa vie le premier mot non seulement de son art<text:span text:style-name="T1">»</text:span> mais de la nature, laquelle est, pour tant de gens, un d<text:span text:style-name="T1">é</text:span>lice <text:span text:style-name="T1">é</text:span>ternellement cach<text:span text:style-name="T1">é</text:span>. Les G<text:span text:style-name="T1">é</text:span>r<text:span text:style-name="T1">ô</text:span>me ont peupl<text:span text:style-name="T1">é</text:span> le xix° si<text:span text:style-name="T1">è</text:span>cle, o<text:span text:style-name="T1">ù</text:span> ils ont fait la loi acad<text:span text:style-name="T1">é</text:span>mique, massacr<text:span text:style-name="T1">é</text:span> de leurs dons, de leurs <text:span text:style-name="T1">é</text:span>l<text:span text:style-name="T1">è</text:span>ves, de leurs <text:span text:style-name="T1">œ</text:span>uvres, de leurs laur<text:span text:style-name="T1">é</text:span>ats, les rues et mu­s<text:span text:style-name="T1">é</text:span>es de Paris et de Province. Mais le plus dr<text:span text:style-name="T1">ô</text:span>le <text:span text:style-name="T1">é</text:span>tait encore d'avoir baptis<text:span text:style-name="T1">é</text:span> ce sac de bonbons, imman­geables et roses, <text:span text:style-name="T1">«</text:span> Tanagra <text:span text:style-name="T1">»</text:span> !</text:p>
      <text:p text:style-name="P38">Avec la vision sans lumi<text:span text:style-name="T1">è</text:span>re va g<text:span text:style-name="T1">é</text:span>n<text:span text:style-name="T1">é</text:span>ralement d'ac­cord la vision empaill<text:span text:style-name="T1">é</text:span>e. Ceux qui ne voient pas le soleil ne voient pas davantage le mouvement. Ils le voient <text:span text:style-name="T1">à</text:span> la fa<text:span text:style-name="T1">ç</text:span>on des acteurs dn Conservatoire (ce</text:p>
      <text:p text:style-name="P52"/>
      <text:p text:style-name="P1">mot est horrible), c'est-<text:span text:style-name="T1">à</text:span>-dire encore et toujours conventionnel. Un mouvement r<text:span text:style-name="T1">é</text:span>el, saisi par un <text:span text:style-name="T1">œ</text:span>il exerc<text:span text:style-name="T1">é</text:span>, para<text:span text:style-name="T1">î</text:span>t faux au commun public. C'est ainsi qu'un monsieur ou une dame qui pleure doit toujours mettre acad<text:span text:style-name="T1">é</text:span>miquement sa figure dans ses mains, qu'un monsieur en col<text:span text:style-name="T1">è</text:span>re doit tendre le poing, qu'une dame qui implore doit s'agenouiller, les bras rejet<text:span text:style-name="T1">é</text:span>s en arri<text:span text:style-name="T1">è</text:span>re, etc. Le grand artiste rompt avec ces routines et fait pleurer hors des mains, rager sans poing tendu, implorer en avant, etc. Dans les <text:span text:style-name="T1">é</text:span>poques de sensibilit<text:span text:style-name="T1">é</text:span> et d'intelligence artistiques, ces beaut<text:span text:style-name="T1">é</text:span>s sont comprises et accueillies d'embl<text:span text:style-name="T1">é</text:span>e. Elles choquent et rebutent dans les au­tres. Elles ont choqu<text:span text:style-name="T1">é</text:span> et rebut<text:span text:style-name="T1">é</text:span> au xix<text:span text:style-name="T5">e</text:span>. De m<text:span text:style-name="T1">ê</text:span>me en litt<text:span text:style-name="T1">é</text:span>rature, o<text:span text:style-name="T1">ù</text:span> un <text:span text:style-name="T1">é</text:span>crivain, un artiste, un po<text:span text:style-name="T1">è</text:span>te, un musicien de tendances hardies mais classiques (car le classique est hardi et franc, comme tout ce qui est sublime) est trait<text:span text:style-name="T1">é</text:span> de r<text:span text:style-name="T1">é</text:span>volutionnaire,d'incompr<text:span text:style-name="T1">é</text:span>hen­sible, etc., et de d<text:span text:style-name="T1">é</text:span>sespoir, tourne en effet au d<text:span text:style-name="T1">é</text:span>sordre et <text:span text:style-name="T1">à</text:span> la confusion. J'ai vu ce cas plus de cent fois.</text:p>
      <text:p text:style-name="P38">C'est une erreur de croire qu'<text:span text:style-name="T1">à</text:span> aucune <text:span text:style-name="T1">é</text:span>poque le sublime n'a couru les rues. Le sublime est, au con­traire, tr<text:span text:style-name="T1">è</text:span>s facilement compris des gens simples, en contact direct avec la nature, par exemple des p<text:span text:style-name="T1">â</text:span>­tres, des marins, des laboureurs. Il n'est jamais compris des primaires qui, d<text:span text:style-name="T1">é</text:span>vi<text:span text:style-name="T1">é</text:span>s par des notions fausses, acad<text:span text:style-name="T1">é</text:span>miques principalement, vont d'embl<text:span text:style-name="T1">é</text:span>e au caricatural, pris pour le sublime, c'est-<text:span text:style-name="T1">à</text:span>-dire au romantisme. On a dit qu'il y avait une <text:span text:style-name="T1">é</text:span>ducation pr<text:span text:style-name="T1">é</text:span>alable du beau. C'est tr<text:span text:style-name="T1">è</text:span>s vrai. Le beau n'est pas subjectif comme disent les hoches, ni affaire d'ap-</text:p>
      <text:p text:style-name="P52"/>
      <text:p text:style-name="P1">pr<text:span text:style-name="T1">é</text:span>dation, Il existe en soi. Il y a un beau, extrait de la nature. Il y a un beau, extrait de l'imagina­tion. Il y a un beau, enfin, extrait, partie de la na­ture, et partie de l'imagination. De m<text:span text:style-name="T1">ê</text:span>me que certains mots d<text:span text:style-name="T1">é</text:span>rivent de la m<text:span text:style-name="T1">é</text:span>moire individuelle, certaines racines verbales de la m<text:span text:style-name="T1">é</text:span>moire h<text:span text:style-name="T1">é</text:span>r<text:span text:style-name="T1">é</text:span>ditaire, et que certains termes participent de la m<text:span text:style-name="T1">é</text:span>moire indivi­duelle et de la m<text:span text:style-name="T1">é</text:span>moire h<text:span text:style-name="T1">é</text:span>r<text:span text:style-name="T1">é</text:span>ditaire. Mais il y a aussi, chez beaucoup d'<text:span text:style-name="T1">ê</text:span>tres, une propension natu­relle au beau, qui se remarque dans une paysanne, par exemple, portant sa cruche l<text:span text:style-name="T1">é</text:span>g<text:span text:style-name="T1">è</text:span>re sur son <text:span text:style-name="T1">é</text:span>paule ronde, ou dans une m<text:span text:style-name="T1">è</text:span>re rieuse jouant avec son jeune enfant nu; et ce beau-l<text:span text:style-name="T1">à</text:span> peut aller jus­qu'au sublime.</text:p>
      <text:p text:style-name="P38">Partant de l<text:span text:style-name="T1">à</text:span> on se rappelle les innombrables querelles du Stupide : <text:span text:style-name="T1">«</text:span> Il n'y a que la'nature... Il n'y a que l'Id<text:span text:style-name="T1">é</text:span>al... Il n'y a que le labeur, que l'ef­fort... Il n'y a que la spontan<text:span text:style-name="T1">é</text:span>it<text:span text:style-name="T1">é</text:span>... etc. <text:span text:style-name="T1">»</text:span> Le cou­chant est-il pourpre, dor<text:span text:style-name="T1">é</text:span>, vert ou violet? Il est tout cela <text:span text:style-name="T1">à</text:span> la fois et, pourtant, presque insaisis­sable ; car la fugacit<text:span text:style-name="T1">é</text:span> du beau n'a d'<text:span text:style-name="T1">é</text:span>gale que sa certitude. Il est indubitable et essentiel comme la mort, et, comme elle, ne dure qu'un moment ; or, c'est lui qui donne son prix <text:span text:style-name="T1">à</text:span> toute l'existence. Les temps sans beaut<text:span text:style-name="T1">é</text:span> morale, intellectuelle, physique doivent <text:span text:style-name="T1">ê</text:span>tre consid<text:span text:style-name="T1">é</text:span>r<text:span text:style-name="T1">é</text:span>s comme des malheurs et je pense qu'en effet, mat<text:span text:style-name="T1">é</text:span>riellement et spirituellement, ils aboutissent <text:span text:style-name="T1">à</text:span> des catastrophes. Il y a une rela­tion voil<text:span text:style-name="T1">é</text:span>e, mais constante, entre l'esth<text:span text:style-name="T1">é</text:span>tique g<text:span text:style-name="T1">é</text:span>n<text:span text:style-name="T1">é</text:span>­rale et la qui<text:span text:style-name="T1">é</text:span>tude dans la sinc<text:span text:style-name="T1">é</text:span>rit<text:span text:style-name="T1">é</text:span>; c'est ce que l'on appelle les heures dor<text:span text:style-name="T1">é</text:span>es. La po<text:span text:style-name="T1">é</text:span>sie (qui est la</text:p>
      <text:p text:style-name="P52"/>
      <text:p text:style-name="P1">p<text:span text:style-name="T1">é</text:span>n<text:span text:style-name="T1">é</text:span>tration de l'harmonie universelle) est un <text:span text:style-name="T1">é</text:span>l<text:span text:style-name="T1">é</text:span>­ment souverain et une l<text:span text:style-name="T1">é</text:span>g<text:span text:style-name="T1">è</text:span>re garantie de l'instable paix entre les hommes. Les chefs-d'<text:span text:style-name="T1">œ</text:span>uvre vrais devraient <text:span text:style-name="T1">ê</text:span>tre les anges gardiens de l'humanit<text:span text:style-name="T1">é</text:span>. Seulement, on ne les <text:span text:style-name="T1">é</text:span>coute gu<text:span text:style-name="T1">è</text:span>re, on se d<text:span text:style-name="T1">é</text:span>tourne d'eux, on les ignore, chez les peuples qui n'ont plus de guides ni de boussoles, ou qui usent de m<text:span text:style-name="T1">é</text:span>chants guides ou de boussoles affol<text:span text:style-name="T1">é</text:span>es. C'est un spectacle path<text:span text:style-name="T1">é</text:span>tique que celui de la beaut<text:span text:style-name="T1">é</text:span> classique, litt<text:span text:style-name="T1">é</text:span>raire, musicale, picturale, dramatique, aqua­fortiste (car l'eau-forte est un art sp<text:span text:style-name="T1">é</text:span>cial et puis­sant) venant frapper aux portes de ce si<text:span text:style-name="T1">è</text:span>cle maus­sade et prostr<text:span text:style-name="T1">é</text:span>, dont nous relevons ici les faiblesses, et rebut<text:span text:style-name="T1">é</text:span>e et repouss<text:span text:style-name="T1">é</text:span>e ; alors que ces m<text:span text:style-name="T1">ê</text:span>mes portes s'ouvraient toutes grandes devant la sottise et la laideur. Spectacle^ non moins path<text:span text:style-name="T1">é</text:span>tique, celui du bon sens politique, philosophique, moral, social, <text:span text:style-name="T1">é</text:span>conomique, chass<text:span text:style-name="T1">é</text:span> comme un galeux, cependant qu'on dressait des autels <text:span text:style-name="T1">à</text:span> l'insanit<text:span text:style-name="T1">é</text:span> crue d'un Michelet, ou dubitative d'un Renan, et <text:span text:style-name="T1">à</text:span> cette <text:span text:style-name="T1">«</text:span> doctrine <text:span text:style-name="T1">»</text:span> pour pr<text:span text:style-name="T1">é</text:span>au de maisons d'ali<text:span text:style-name="T1">é</text:span>n<text:span text:style-name="T1">é</text:span>s qu'on appelle le d<text:span text:style-name="T1">é</text:span>mocratisme. Spectacle affreux, mais exemplaire, car le refus conjoint de la beaut<text:span text:style-name="T1">é</text:span> et du bon sens a tout de m<text:span text:style-name="T1">ê</text:span>me une haute signification. L'art n'est-il pas un peu le corps de l'esprit : Mens sana in corpore sano ?</text:p>
      <text:p text:style-name="P38">Aux yeux des Acad<text:span text:style-name="T1">é</text:span>mies, quelles qu'elles soient (quand le niveau g<text:span text:style-name="T1">é</text:span>n<text:span text:style-name="T1">é</text:span>ral de l'intelligence est <text:span text:style-name="T1">à</text:span> mar<text:span text:style-name="T1">é</text:span>e basse), ce qui est ha<text:span text:style-name="T1">ï</text:span>ssable et condamnable avant tout, c'est l'expressivil<text:span text:style-name="T1">é</text:span>. S'il est arriv<text:span text:style-name="T1">é</text:span> <text:span text:style-name="T1">à</text:span> l'Acad<text:span text:style-name="T1">é</text:span>mie fran<text:span text:style-name="T1">ç</text:span>aise d'accueillir des <text:span text:style-name="T1">é</text:span>crivains expres-</text:p>
      <text:p text:style-name="P52"/>
      <text:p text:style-name="P1">sifs au cours du si<text:span text:style-name="T1">è</text:span>cle pr<text:span text:style-name="T1">é</text:span>c<text:span text:style-name="T1">é</text:span>dent, ce fut ou par inat­tention momentan<text:span text:style-name="T1">é</text:span>e, ou parce que ces <text:span text:style-name="T1">é</text:span>crivains avaient forc<text:span text:style-name="T1">é</text:span> la porte du succ<text:span text:style-name="T1">è</text:span>s. Mais ses v<text:span text:style-name="T1">é</text:span>ritables pr<text:span text:style-name="T1">é</text:span>f<text:span text:style-name="T1">é</text:span>rences vont aux proses molles et d<text:span text:style-name="T1">é</text:span>fibr<text:span text:style-name="T1">é</text:span>es, insipides, qui n'ont de nom dans aucune langue (ni notamment, dans la langue fran<text:span text:style-name="T1">ç</text:span>aise), <text:span text:style-name="T1">à</text:span> un Octave Feuillet, <text:span text:style-name="T1">à</text:span> un Gherbuliez, <text:span text:style-name="T1">à</text:span> un Marcel Pr<text:span text:style-name="T1">é</text:span>vost par exemple, <text:span text:style-name="T1">à</text:span> la po<text:span text:style-name="T1">é</text:span>sie artificielle et m<text:span text:style-name="T1">é</text:span>canique d'un H<text:span text:style-name="T1">é</text:span>r<text:span text:style-name="T1">é</text:span>dia, d'un Henri de R<text:span text:style-name="T1">é</text:span>gnier, au sinistre n<text:span text:style-name="T1">é</text:span>ant d'un Aicard. Elle veut bien de la fausse fantaisie d'un Rostand, parce qu'elle est antifantaisiste et telle que d'un acrobate aux pieds de plomb. Elle ne veut pas de celle de Th<text:span text:style-name="T1">é</text:span>odore de Banville, dont Rostand, avec ses douze cent mille repr<text:span text:style-name="T1">é</text:span>sentations et exemplaires, ne jfut que le plat et fade imitateur. Elle veut bien des expos<text:span text:style-name="T1">é</text:span>s glaciaires (et au fond profond<text:span text:style-name="T1">é</text:span>ment ridicules), en cosmogonie, en philo­sophie et en histoire, d'un Leconte de Lisle, et de sa frigide et sotte conception de l'antiquit<text:span text:style-name="T1">é</text:span>. Elle ne veut pas de la p<text:span text:style-name="T1">é</text:span>n<text:span text:style-name="T1">é</text:span>trante po<text:span text:style-name="T1">é</text:span>sie d'un Baudelaire, ni d'un Verlaine, parce que l'un et l'autre ont le divin secret de cette intensit<text:span text:style-name="T1">é</text:span> qu'elle hait. H<text:span text:style-name="T1">é</text:span>r<text:span text:style-name="T1">é</text:span>dia, c'est le beau conventionnel, c'est-<text:span text:style-name="T1">à</text:span>-dire ce qu'il y a de plus hideux. Leconte de Lisle c'est le sage, solennel et conventionnel, c'est-<text:span text:style-name="T1">à</text:span>-dire ce qu'il y a de plus fol. Rostand, c'est l'<text:span text:style-name="T1">é</text:span>blouissant convention­nel, c'est-<text:span text:style-name="T1">à</text:span>-dire ce qu'il y a de plus morne et de plus terne. A eux le dignus inirare. On devine avec quels transports de satisfaction l'Acad<text:span text:style-name="T1">é</text:span>mie fran<text:span text:style-name="T1">ç</text:span>aise,au xix<text:span text:style-name="T5">e</text:span> si<text:span text:style-name="T1">è</text:span>cle, e<text:span text:style-name="T1">û</text:span>t rejet<text:span text:style-name="T1">é</text:span> VilJon, Ronsard, Rabelais et Montaigne !</text:p>
      <text:p text:style-name="P32"/>
      <text:p text:style-name="P38">M<text:span text:style-name="T1">ê</text:span>me remarque pour les autres classes de l'insti­tut, et notamment pour l'Acad<text:span text:style-name="T1">é</text:span>mie des Beaux- Arts, justement surnomm<text:span text:style-name="T1">é</text:span>e l'Acad<text:span text:style-name="T1">é</text:span>mie des Laids- Arts. Quant <text:span text:style-name="T1">à</text:span> l'Acad<text:span text:style-name="T1">é</text:span>mie des Sciences morales (dont le titre est <text:span text:style-name="T1">à</text:span> lui seul une d<text:span text:style-name="T1">é</text:span>rision) elle est, en r<text:span text:style-name="T1">é</text:span>alit<text:span text:style-name="T1">é</text:span>, le d<text:span text:style-name="T1">é</text:span>potoir de tous les laiss<text:span text:style-name="T1">é</text:span>s pour compte de la politique et du barreau. Les gens <text:span text:style-name="T1">«</text:span> bien pen­sants <text:span text:style-name="T1">»</text:span>, qui la composent, y ont accueilli r<text:span text:style-name="T1">é</text:span>cem­ment, <text:span text:style-name="T1">à</text:span> bras ouverts, un ancien pr<text:span text:style-name="T1">é</text:span>fet de police du nom de L<text:span text:style-name="T1">é</text:span>pine, qui s'<text:span text:style-name="T1">é</text:span>tait illustr<text:span text:style-name="T1">é</text:span> en faisant asper­ger et assommer les jeunes catholiques sur le par­vis de Sainte-Clotilde et du Gros-Caillou, au moment de l'affaire dite des Inventaires. Je cite sou­vent ce fait historique, comme le symbole de la d<text:span text:style-name="T1">é</text:span>raison des classes dites <text:span text:style-name="T1">«</text:span> dirigeantes <text:span text:style-name="T1">»</text:span> au stupide xix<text:span text:style-name="T5">e</text:span> et dans les premi<text:span text:style-name="T1">è</text:span>res ann<text:span text:style-name="T1">é</text:span>es du tragique xx<text:span text:style-name="T5">e</text:span>. Ces classes sont en r<text:span text:style-name="T1">é</text:span>alit<text:span text:style-name="T1">é</text:span> dirig<text:span text:style-name="T1">é</text:span>es par deux mobi­les : l'envie et la peur. Elles envient l'homme qui sort du rang, dans quelque domaine que ce soit ; et, s'il embrasse la cause de l'autorit<text:span text:style-name="T1">é</text:span> et de l'ordre, elles ont peur de lui, peur des repr<text:span text:style-name="T1">é</text:span>sailles imagi­naires que son audace, et surtout ses succ<text:span text:style-name="T1">è</text:span>s, ris­queraient d'attirer <text:span text:style-name="T1">à</text:span> leur pusillanimit<text:span text:style-name="T1">é</text:span>. Il n'est rien de plus joyeux (quand on poss<text:span text:style-name="T1">è</text:span>de un bon estomac bien entendu) que de d<text:span text:style-name="T1">é</text:span>fendre la soci<text:span text:style-name="T1">é</text:span>t<text:span text:style-name="T1">é</text:span> et la tradi­tion, au nom de principes un peu fermes, et de voir aussit<text:span text:style-name="T1">ô</text:span>t se h<text:span text:style-name="T1">é</text:span>risser ceux-l<text:span text:style-name="T1">à</text:span> m<text:span text:style-name="T1">ê</text:span>mes pour la s<text:span text:style-name="T1">é</text:span>curit<text:span text:style-name="T1">é</text:span> desquels on se d<text:span text:style-name="T1">é</text:span>voue. Le lib<text:span text:style-name="T1">é</text:span>ral, ce pilier d'Acad<text:span text:style-name="T1">é</text:span>mie, ayant depuis cinquante ann<text:span text:style-name="T1">é</text:span>es et davantage, l'habitude d'une certaine ration de coups de b<text:span text:style-name="T1">â</text:span>ton et de cave<text:span text:style-name="T1">ç</text:span>on, que lui administrent les</text:p>
      <text:p text:style-name="P52"/>
      <text:p text:style-name="P1">jacobins et autres r<text:span text:style-name="T1">é</text:span>volutionnaires, en veut mortel­lement <text:span text:style-name="T1">à</text:span> quiconque attaque ses ennemis et d<text:span text:style-name="T1">é</text:span>tourne de lui leur attention. Le centre est plus effray<text:span text:style-name="T1">é</text:span> et indign<text:span text:style-name="T1">é</text:span> par une manifestation de force, venant de droite, que parune manifestation de violence venant de gauche. Il tient <text:span text:style-name="T1">à</text:span> bien faire constater qu'il n'est" pas avec ces <text:span text:style-name="T1">«</text:span> <text:span text:style-name="T1">é</text:span>nergum<text:span text:style-name="T1">è</text:span>nes <text:span text:style-name="T1">»</text:span> de droite, qu'il pr<text:span text:style-name="T1">é</text:span>­tend confondre avec ceux de gauche, mais qu'en fait il d<text:span text:style-name="T1">é</text:span>teste bien davantage.</text:p>
      <text:p text:style-name="P38">A quoi cela tient-il P A la disparition progressive ;de la soci<text:span text:style-name="T1">é</text:span>t<text:span text:style-name="T1">é</text:span> polie, qui faisait non seulement le charme, mais la force et l'originalit<text:span text:style-name="T1">é</text:span> de l'esprit fran<text:span text:style-name="T1">ç</text:span>ais, avant le chaos r<text:span text:style-name="T1">é</text:span>volutionnaire et lib<text:span text:style-name="T1">é</text:span>ral. A cette ascension trop brusque du parvenu de la classe bourgeoise, que Bourget a expos<text:span text:style-name="T1">é</text:span>e dans l'Etape, livre <text:span text:style-name="T1">é</text:span>gal aux plus grands de Balzac. Au remplace­ment de cette soci<text:span text:style-name="T1">é</text:span>t<text:span text:style-name="T1">é</text:span> polie (qui connaissait ses tra­vers et en riait) par le grave et sentencieux salon­nard. Les gens frivoles sont les m<text:span text:style-name="T1">ê</text:span>mes <text:span text:style-name="T1">à</text:span> toutes les <text:span text:style-name="T1">é</text:span>poques. Mais les gens s<text:span text:style-name="T1">é</text:span>rieux, quand ils n'ont rien dans la t<text:span text:style-name="T1">ê</text:span>te, sont un danger. Ils le sont davan­tage encore, quand ils manquent de cette logique in<text:span text:style-name="T1">é</text:span>branlable, jointe <text:span text:style-name="T1">à</text:span> l'esprit de d<text:span text:style-name="T1">é</text:span>termination, que l'on appelle le caract<text:span text:style-name="T1">è</text:span>re.</text:p>
      <text:p text:style-name="P38">Moli<text:span text:style-name="T1">è</text:span>re, <text:span text:style-name="T1">é</text:span>crivant son Misanthrope, le montra aux prises avec la vantardise, la sottise et la frivolit<text:span text:style-name="T1">é</text:span>. Le v<text:span text:style-name="T1">é</text:span>ritable salonnard (que ne pouvait conna<text:span text:style-name="T1">î</text:span>tre Alceste, attendu qu'il n'existait pas encore), et qui est tout l'oppos<text:span text:style-name="T1">é</text:span> de l'aristocrate, joint la d<text:span text:style-name="T1">é</text:span>bilit<text:span text:style-name="T1">é</text:span> de l'aine au s<text:span text:style-name="T1">é</text:span>rieux. Les premiers admirateurs et pro­pagateurs des doctrines terribles de Rousseau <text:span text:style-name="T1">é</text:span>taient</text:p>
      <text:p text:style-name="P52"/>
      <text:p text:style-name="P1">des salonnards. La Cour de Louis XVI en <text:span text:style-name="T1">é</text:span>tait infest<text:span text:style-name="T1">é</text:span>e. Le venin des Droits de l'Homme et du citoyen (<text:span text:style-name="T1">é</text:span>vangile falot du Stupide) les intoxiqua tout d'abord. Par eux, ces mis<text:span text:style-name="T1">è</text:span>res, lourdes de sang, descendirent dans la bourgeoisie haute et moyenne et, de l<text:span text:style-name="T1">à</text:span>, dans les rangs, encore peu nombreux, des artisans. C'<text:span text:style-name="T1">é</text:span>tait avant que la grande industrie (tombant sur la terre de France, au moment m<text:span text:style-name="T1">ê</text:span>me o<text:span text:style-name="T1">ù</text:span> la politique jacobine abolissait les corporations et privil<text:span text:style-name="T1">è</text:span>ges, et nivelait le pays) co<text:span text:style-name="T1">ï</text:span>ncid<text:span text:style-name="T1">â</text:span>t avec l'ou­verture des <text:span text:style-name="T1">é</text:span>cluses du prol<text:span text:style-name="T1">é</text:span>tariat. Il y eut l<text:span text:style-name="T1">à</text:span> une de ces catastrophes, lentes et presque invisibles si, ce n'est pour un de Maistre, un Bonald un Le Play, qui pr<text:span text:style-name="T1">é</text:span>c<text:span text:style-name="T1">è</text:span>dent la catastrophe <text:span text:style-name="T1">à</text:span> grand spectacle. La Terreur fut, indirectement, une cons<text:span text:style-name="T1">é</text:span>quence de l'emballement des salonnards pour Rousseau. Jules Lema<text:span text:style-name="T1">î</text:span>tre l'a solidement <text:span text:style-name="T1">é</text:span>tabli dans ses conf<text:span text:style-name="T1">é</text:span>rences sur l'auteur du Contrat Social. Non instruits par l'exp<text:span text:style-name="T1">é</text:span>rience (ce qui est une des caract<text:span text:style-name="T1">é</text:span>ristiques de l'inintelligence) ces m<text:span text:style-name="T1">ê</text:span>mes infortun<text:span text:style-name="T1">é</text:span>s adh<text:span text:style-name="T1">é</text:span>r<text:span text:style-name="T1">è</text:span>rent en foule au lib<text:span text:style-name="T1">é</text:span>ralisme, ensemenc<text:span text:style-name="T1">é</text:span> par les Girondins. Ils devinrent ainsi le vaste bouillon de culture de toutes les <text:span text:style-name="T1">é</text:span>pid<text:span text:style-name="T1">é</text:span>mies mentales et politiques, litt<text:span text:style-name="T1">é</text:span>­raires et philosophiques, que nous avons pass<text:span text:style-name="T1">é</text:span>es en revue et dont le d<text:span text:style-name="T1">é</text:span>mocratisme fait la synth<text:span text:style-name="T1">è</text:span>se.</text:p>
      <text:p text:style-name="P38">La soci<text:span text:style-name="T1">é</text:span>t<text:span text:style-name="T1">é</text:span> polie, aristocratie r<text:span text:style-name="T1">é</text:span>elle et donc intel- tectuelle, maintenait chez nous, aux si<text:span text:style-name="T1">è</text:span>cles ant<text:span text:style-name="T1">é</text:span>­rieurs, l'<text:span text:style-name="T1">é</text:span>quilibre par le bon sens. Les salonnards, rempla<text:span text:style-name="T1">ç</text:span>ant la soci<text:span text:style-name="T1">é</text:span>t<text:span text:style-name="T1">é</text:span> polie, instaur<text:span text:style-name="T1">è</text:span>rent aussit<text:span text:style-name="T1">ô</text:span>t le culte de deux f<text:span text:style-name="T1">é</text:span>tiches aux ravages incalculables : l'homme dit <text:span text:style-name="T1">«</text:span> de g<text:span text:style-name="T1">é</text:span>nie <text:span text:style-name="T1">»</text:span> et <text:span text:style-name="T1">«</text:span> la foule <text:span text:style-name="T1">»</text:span>.</text:p>
      <text:p text:style-name="P52"/>
      <text:p text:style-name="P38">Car la conception de l'homme de g<text:span text:style-name="T1">é</text:span>nie, telle qu'elle fut forg<text:span text:style-name="T1">é</text:span>e par les salonnards, est une con­ception romantique, au m<text:span text:style-name="T1">ê</text:span>me titre que celle de l'arbitrage et du jugement de la foule. On la trouve expos<text:span text:style-name="T1">é</text:span>e tout au long par Victor Hugo, dans son William Shakespeare. Elle a donn<text:span text:style-name="T1">é</text:span> naissance <text:span text:style-name="T1">à</text:span> Bonaparte, qui en fut le premier b<text:span text:style-name="T1">é</text:span>n<text:span text:style-name="T1">é</text:span>ficiaire, avant Chateaubriand et Hugo. Elle se r<text:span text:style-name="T1">é</text:span>sume assez ais<text:span text:style-name="T1">é</text:span>­ment : l'homme de g<text:span text:style-name="T1">é</text:span>nie est celui qui, en plus de dons naturels, (quant <text:span text:style-name="T1">à</text:span> l'origine desquels on ne s'expliquera que plus tard), a tous les droits en bloc et aucun devoir. Il se reconna<text:span text:style-name="T1">î</text:span>t <text:span text:style-name="T1">à</text:span> ceci, qu'il porte en lui une grande v<text:span text:style-name="T1">é</text:span>rit<text:span text:style-name="T1">é</text:span>, la<text:span text:style-name="T1">ï</text:span>que et terrestre, encore insoup<text:span text:style-name="T1">ç</text:span>onn<text:span text:style-name="T1">é</text:span>e des humains, eUqui va <text:span text:style-name="T1">ê</text:span>tre l'origine d'un progr<text:span text:style-name="T1">è</text:span>s foudroyant. Pour Michelet, la <text:span text:style-name="T1">«</text:span> Bible de l'Humanit<text:span text:style-name="T1">é»</text:span> est ainsi constitu<text:span text:style-name="T1">é</text:span>e par une s<text:span text:style-name="T1">é</text:span>rie de r<text:span text:style-name="T1">é</text:span>v<text:span text:style-name="T1">é</text:span>lateurs, d'entra<text:span text:style-name="T1">î</text:span>neurs de masses, s'avan<text:span text:style-name="T1">ç</text:span>ant, du fond de cette ombre, qui est le pass<text:span text:style-name="T1">é</text:span>, vers cette lumi<text:span text:style-name="T1">è</text:span>re, qui est l'avenir. Conception identique chez Quinet. Tr<text:span text:style-name="T1">è</text:span>s voisine, avec quelques h<text:span text:style-name="T1">é</text:span>sita­tions et repentirs sur le tard, chez Renan. L'id<text:span text:style-name="T1">é</text:span>e fonci<text:span text:style-name="T1">è</text:span>re, rarement exprim<text:span text:style-name="T1">é</text:span>e, mais g<text:span text:style-name="T1">é</text:span>n<text:span text:style-name="T1">é</text:span>ralement insinu<text:span text:style-name="T1">é</text:span>e, c'est que l'homme de g<text:span text:style-name="T1">é</text:span>nie est un demi-Dieu, qui peut m<text:span text:style-name="T1">ê</text:span>me remplacer Dieu, <text:span text:style-name="T1">à</text:span> un moment donn<text:span text:style-name="T1">é</text:span>. De l<text:span text:style-name="T1">à</text:span>, une nouvelle conception de l'autorit<text:span text:style-name="T1">é</text:span> fond<text:span text:style-name="T1">é</text:span>e sur le g<text:span text:style-name="T1">é</text:span>nie, et d'apr<text:span text:style-name="T1">è</text:span>s la­quelle, les peuples ne doivent s'incliner que devant lui. Hugo y ajouta la bont<text:span text:style-name="T1">é</text:span>; mais c'est ce que Pascal appelait une fausse fen<text:span text:style-name="T1">ê</text:span>tre pour la sym<text:span text:style-name="T1">é</text:span>trie; et d'ailleurs Hugo n'<text:span text:style-name="T1">é</text:span>tait pas bon et n'avait de go<text:span text:style-name="T1">û</text:span>t que pour la bont<text:span text:style-name="T1">é</text:span> extraordinaire et specta-</text:p>
      <text:p text:style-name="P52"/>
      <text:p text:style-name="P1">culaire, que pour la bout<text:span text:style-name="T1">é</text:span> en tant que ressort dramatique.</text:p>
      <text:p text:style-name="P38">Bonaparte, au milieu de son lac de sang et de ruines, mais aur<text:span text:style-name="T1">é</text:span>ol<text:span text:style-name="T1">é</text:span> du g<text:span text:style-name="T1">é</text:span>nie, correspond <text:span text:style-name="T1">à</text:span> la d<text:span text:style-name="T1">é</text:span>fi­nition. C'est pourquoi le d<text:span text:style-name="T1">é</text:span>mocrate Hugo, qui d<text:span text:style-name="T1">é</text:span>testait le neveu pour des motifs personnels ( et d'ailleurs c'est un fait que Napol<text:span text:style-name="T1">é</text:span>on III manquait absolument de g<text:span text:style-name="T1">é</text:span>nie), ne cessa de magnifier l'oncle. Il a <text:span text:style-name="T1">é</text:span>t<text:span text:style-name="T1">é</text:span> le g<text:span text:style-name="T1">é</text:span>nie de la guerre alors que lui, Hugo, sera le g<text:span text:style-name="T1">é</text:span>nie de la paix et de la bont<text:span text:style-name="T1">é</text:span>. Ensuite il en viendra un autre, tr<text:span text:style-name="T1">è</text:span>s exactement au xx<text:span text:style-name="T1">®</text:span> si<text:span text:style-name="T1">è</text:span>cle, qui fera les Etats-Unis d'Europe, et d<text:span text:style-name="T1">é</text:span>cr<text:span text:style-name="T1">é</text:span>tera la qui<text:span text:style-name="T1">é</text:span>­tude et la b<text:span text:style-name="T1">é</text:span>atitude g<text:span text:style-name="T1">é</text:span>n<text:span text:style-name="T1">é</text:span>rales de l'humanit<text:span text:style-name="T1">é</text:span>. Les <text:span text:style-name="T1">«</text:span> g<text:span text:style-name="T1">é</text:span>nialistes <text:span text:style-name="T1">»</text:span> actuels ne difl<text:span text:style-name="T1">è</text:span>rent de ceux de la g<text:span text:style-name="T1">é</text:span>n<text:span text:style-name="T1">é</text:span>ration pr<text:span text:style-name="T1">é</text:span>c<text:span text:style-name="T1">é</text:span>dente que sur ce point; le prochain demi-Dieu ne sera pas un po<text:span text:style-name="T1">è</text:span>te, ni un tribun. Ce sera un savant, un type dans le genre de Berthelot (un peu allong<text:span text:style-name="T1">é</text:span>) ou de Pasteur, un peu <text:span text:style-name="T1">é</text:span>largi. Quelques g<text:span text:style-name="T1">é</text:span>nialistes se risquent jusqu'<text:span text:style-name="T1">à</text:span> une pr<text:span text:style-name="T1">é</text:span>ci­sion. Il gu<text:span text:style-name="T1">é</text:span>rira toutes les maladies, en supprimant toutes les infirmit<text:span text:style-name="T1">é</text:span>s, vraisemblablement aussi en prolongeant la limite d'<text:span text:style-name="T1">â</text:span>ge ; ou bien il inventera des machines <text:span text:style-name="T1">à</text:span> tuer, des explosifs d'une puissance telle que la guerre ^deviendra impraticable. 11 nous restera, il est vrai, les emb<text:span text:style-name="T1">ê</text:span>tements et deuils courants de l'existence. Mais bah ! ce sera l'affaire d'un autre type d'homme de g<text:span text:style-name="T1">é</text:span>nie, d'un grand musicien, par exemple, qui noiera le tout dans des ondes harmoniques ou symphoniques. Un moment, 011 crut que la seringue Pravaz, suffisamment garnie de morphine, pourrait remplacer ce grand musicien.</text:p>
      <text:p text:style-name="P52"/>
      <text:p text:style-name="P1">Par la suite, il fallut d<text:span text:style-name="T1">é</text:span>chanter ; la morphine, bien et mal supr<text:span text:style-name="T1">ê</text:span>me, diable chimique, avait un envers qui tuait.</text:p>
      <text:p text:style-name="P38">Vers la fin du xix<text:span text:style-name="T5">e</text:span> si<text:span text:style-name="T1">è</text:span>cle, o<text:span text:style-name="T1">ù</text:span> les pr<text:span text:style-name="T1">é</text:span>tendus g<text:span text:style-name="T1">é</text:span>nies avaient foisonn<text:span text:style-name="T1">é</text:span>, tout au moins dans les journaux quotidiens, sans amener le bonheur universel, une certaine lassitude poussa quelques-uns <text:span text:style-name="T1">à</text:span> br<text:span text:style-name="T1">û</text:span>ler ce qu'ils avaient ador<text:span text:style-name="T1">é</text:span>. Ce fut la th<text:span text:style-name="T1">é</text:span>orie pathologique, et m<text:span text:style-name="T1">ê</text:span>me ali<text:span text:style-name="T1">é</text:span>niste, de l'homme de g<text:span text:style-name="T1">é</text:span>nie, aussi comi­que et absurde, en son universalit<text:span text:style-name="T1">é</text:span>, que la th<text:span text:style-name="T1">é</text:span>orie contraire du g<text:span text:style-name="T1">é</text:span>nie demi-Dieu. On pr<text:span text:style-name="T1">é</text:span>tendit qu'Her­cule <text:span text:style-name="T1">é</text:span>tait un fou, charg<text:span text:style-name="T1">é</text:span> de tares <text:span text:style-name="T1">é</text:span>pouvantables. On d<text:span text:style-name="T1">é</text:span>couvrit le pouls lent de Bonaparte et sa manie de compter les fen<text:span text:style-name="T1">ê</text:span>tres, quand il entrait dans une ville prise. Finalement, au d<text:span text:style-name="T1">é</text:span>but du xx<text:span text:style-name="T5">e</text:span> si<text:span text:style-name="T1">è</text:span>cle (o<text:span text:style-name="T1">ù</text:span> se pro­longent encore la plupart des erreurs et stupidit<text:span text:style-name="T1">é</text:span>s du xix<text:span text:style-name="T5">e</text:span>) 011 aboutit <text:span text:style-name="T1">à</text:span> cette conclusion, tout de m<text:span text:style-name="T1">ê</text:span>me plus raisonnable, qu'il y a des g<text:span text:style-name="T1">é</text:span>nies bienfaisants et <text:span text:style-name="T1">é</text:span>quilibr<text:span text:style-name="T1">é</text:span>s, des g<text:span text:style-name="T1">é</text:span>nies malfaisants et d<text:span text:style-name="T1">é</text:span>s<text:span text:style-name="T1">é</text:span>quilibr<text:span text:style-name="T1">é</text:span>s. Mais quel chagrin pour les philosophes du lib<text:span text:style-name="T1">é</text:span>ra­lisme, aux yeux desquels personne n'est tr<text:span text:style-name="T1">è</text:span>s bien, ni tr<text:span text:style-name="T1">è</text:span>s mal, et le monde est compos<text:span text:style-name="T1">é</text:span> d'un vaste assemblage de <text:span text:style-name="T1">«</text:span> ni bien, ni mal <text:span text:style-name="T1">»</text:span> plant<text:span text:style-name="T1">é</text:span>s, <text:span text:style-name="T1">çà</text:span> et l<text:span text:style-name="T1">à</text:span>, d'hommes de g<text:span text:style-name="T1">é</text:span>nie, lesquels <text:span text:style-name="T1">é</text:span>clairent la route de l'<text:span text:style-name="T1">é</text:span>volution, s<text:span text:style-name="T1">œ</text:span>ur du progr<text:span text:style-name="T1">è</text:span>s ind<text:span text:style-name="T1">é</text:span>fini <text:span text:style-name="T1">î</text:span></text:p>
      <text:p text:style-name="P38">Quinet pr<text:span text:style-name="T1">é</text:span>cise et vaticine : l'homme de g<text:span text:style-name="T1">é</text:span>nie est celui qui cr<text:span text:style-name="T1">é</text:span>e quelque chose qui n'existait pas encore, qui extrait du chaos une forme nouvelle. Le brave homme <text:span text:style-name="T1">é</text:span>tait nourri de germanisme et allait joindre, aux monstres du romantisme fran<text:span text:style-name="T1">ç</text:span>ais, la t<text:span text:style-name="T1">é</text:span>ratologie romantique allemande. C'<text:span text:style-name="T1">é</text:span>tait, pour l'esprit, un</text:p>
      <text:p text:style-name="P52"/>
      <text:p text:style-name="P1">autre Michelet, mais morne et sans dons litt<text:span text:style-name="T1">é</text:span>raires, un Michelet priv<text:span text:style-name="T1">é</text:span> de trompette. Etant tel, l'homme de g<text:span text:style-name="T1">é</text:span>nie est forc<text:span text:style-name="T1">é</text:span>ment r<text:span text:style-name="T1">é</text:span>volutionnaire. Il enfante dans la terreur et dans les larmes, afin que tout le monde soit content ensuite. C'est un p<text:span text:style-name="T1">è</text:span>re de famille qui casse ses meubles, bat sa femme et jette ses enfants par la fen<text:span text:style-name="T1">ê</text:span>tre, puis met le feu. En suite de quoi, tous ses voisins jouissent de blandices et de d<text:span text:style-name="T1">é</text:span>lices inou<text:span text:style-name="T1">ï</text:span>s. Aux personnes qui croiraient que j'exag<text:span text:style-name="T1">è</text:span>re, je recommande la lecture des <text:span text:style-name="T1">œ</text:span>uvres philosophiques de Quiliet, ainsi que de*ses R<text:span text:style-name="T1">é</text:span>volu-­lions d'Italie. Cet auteur est, comme Michelet, un type de d<text:span text:style-name="T1">é</text:span>ment aux dehors bourgeois et logiques, qui joint la platitude <text:span text:style-name="T1">à</text:span> l'extravagance, <text:span text:style-name="T1">à</text:span> la fa<text:span text:style-name="T1">ç</text:span>on de Saint-Simon, de Fourier, de Victor Consid<text:span text:style-name="T1">é</text:span>rant. Ce qui est remarquable et, en un certain sens, conso­lant, c'est qu'un temps, muni de pareil docteurs, n'ait pas abouti <text:span text:style-name="T1">à</text:span> des h<text:span text:style-name="T1">é</text:span>catombes pires que celles que nous avons subies. Il faut que notre pays ait la t<text:span text:style-name="T1">ê</text:span>te solide, pour avoir r<text:span text:style-name="T1">é</text:span>sist<text:span text:style-name="T1">é</text:span> <text:span text:style-name="T1">à</text:span> de pareilles lumi<text:span text:style-name="T1">è</text:span>res, et s'en <text:span text:style-name="T1">ê</text:span>tre tir<text:span text:style-name="T1">é</text:span> avec un minimum de cinq invasions en i3o ans. Avec des conducteurs et pilo­tes nourris et imbib<text:span text:style-name="T1">é</text:span>s de Hugo, de Michelet, de Quinet, de Rousseau, etc., nous avions droit <text:span text:style-name="T1">à</text:span> une invasion tous les dix ans. La b<text:span text:style-name="T1">ê</text:span>tise est plus cruelle que la m<text:span text:style-name="T1">é</text:span>chancet<text:span text:style-name="T1">é</text:span>.</text:p>
      <text:p text:style-name="P38">La seconde idole des salonnards, et qui agit sur eux par la peur, c'est la foule. Ils sont pour le suffrage universel, parce qu'ils s'imaginent que celui-ci substitue la foule tranquille et votante <text:span text:style-name="T1">«</text:span> en ses coll<text:span text:style-name="T1">è</text:span>ges <text:span text:style-name="T1">»</text:span> <text:span text:style-name="T1">à</text:span> la foule furieuse, arm<text:span text:style-name="T1">é</text:span>e de</text:p>
      <text:p text:style-name="P52"/>
      <text:p text:style-name="P1">torches et qui met le feu aux ch<text:span text:style-name="T1">â</text:span>teaux. C'est une illusion, bien entendu : le suffrage universel institue, dans le pays o<text:span text:style-name="T1">ù</text:span> il s<text:span text:style-name="T1">é</text:span>vit, un d<text:span text:style-name="T1">é</text:span>sordre et un d<text:span text:style-name="T1">é</text:span>sarroi permanents, qui favorisent la violence, au lieu de l'att<text:span text:style-name="T1">é</text:span>nuer. Je dirai avec M. Prudhomme (que je pr<text:span text:style-name="T1">é</text:span>f<text:span text:style-name="T1">è</text:span>re, entre nous, <text:span text:style-name="T1">à</text:span> Vall<text:span text:style-name="T1">è</text:span>s) que cette pr<text:span text:style-name="T1">é</text:span>­tendue soupape est un brandon. Mais cette fleur de lib<text:span text:style-name="T1">é</text:span>ralisme" que l'on appelle le salonnard, g<text:span text:style-name="T1">é</text:span>missant sous des maux dont il v<text:span text:style-name="T1">é</text:span>n<text:span text:style-name="T1">è</text:span>re les causes,' se repa<text:span text:style-name="T1">î</text:span>t d'illusions, de nu<text:span text:style-name="T1">é</text:span>es, de vent. La foule, est <text:span text:style-name="T1">à</text:span> ses yeux, un monstre hurlant et irr<text:span text:style-name="T1">é</text:span>sistible auquel il s'agit de jeter de fausses nourritures, afin quelle ne mange point les classes poss<text:span text:style-name="T1">é</text:span>dantes. L'homme de g<text:span text:style-name="T1">é</text:span>nie est un monsieur qui d<text:span text:style-name="T1">é</text:span>,tient un garde-manger de ces fausses nourritures. De temps en temps, quand la foule devient m<text:span text:style-name="T1">é</text:span>chante et que l'occasion de lui infliger une bonne le<text:span text:style-name="T1">ç</text:span>on est propice, on peut faire appel <text:span text:style-name="T1">à</text:span> la force vraie. Thiers prendra alors la place de Victor Hugo et de Michelet. La popularit<text:span text:style-name="T1">é</text:span> de Thiers chez les salonnards, apr<text:span text:style-name="T1">è</text:span>s la Commune de Paris, a <text:span text:style-name="T1">é</text:span>t<text:span text:style-name="T1">é</text:span> aussi grande que celle de Galliffet. Attirer les gens par des concessions calcul<text:span text:style-name="T1">é</text:span>es, des reculades successives, puis tirer dessus et taper dans le tas, cela est de la grande politique et le fin du fin de la d<text:span text:style-name="T1">é</text:span>mocratie 1</text:p>
      <text:p text:style-name="P38">On a beaucoup jou<text:span text:style-name="T1">é</text:span> de la foule, de la masse, de 1789 <text:span text:style-name="T1">à</text:span> 191/1, de ce qu'on affirmait <text:span text:style-name="T1">ê</text:span>tre ses aspira­tions, ses d<text:span text:style-name="T1">é</text:span>sirs, ses volont<text:span text:style-name="T1">é</text:span>s, ses saintes col<text:span text:style-name="T1">è</text:span>res, son d<text:span text:style-name="T1">é</text:span>lire sacr<text:span text:style-name="T1">é</text:span>, etc. 11 y a foule et foule. Celle que le romantisme, le lib<text:span text:style-name="T1">é</text:span>ralisme ont d<text:span text:style-name="T1">é</text:span>ifi<text:span text:style-name="T1">é</text:span>e, paral­l<text:span text:style-name="T1">è</text:span>lement <text:span text:style-name="T1">à</text:span> l'homme de g<text:span text:style-name="T1">é</text:span>nie, c'est la foule politique,</text:p>
      <text:p text:style-name="P52"/>
      <text:p text:style-name="P1">notamment la foule irrit<text:span text:style-name="T1">é</text:span>e, quel que soit le motif de son irritation, et la foule enthousiaste, quelque soit le motif de son enthousiasme. Pour la foule comme pour l'homme de g<text:span text:style-name="T1">é</text:span>nie, apr<text:span text:style-name="T1">è</text:span>s la p<text:span text:style-name="T1">é</text:span>riode de latrie, est venue celle de critique et d'analyse et on a d<text:span text:style-name="T1">é</text:span>crit surabondamment la psychologie et la pathologie des foules. En fait, la foule n'a que des instincts, de simples r<text:span text:style-name="T1">é</text:span>flexes, dont certains hommes habiles, et d'ailleurs sans g<text:span text:style-name="T1">é</text:span>nie, savent jouer. Je me suis trouv<text:span text:style-name="T1">é</text:span> personnellement en contact avec des foules ani­m<text:span text:style-name="T1">é</text:span>es de sentiments tr<text:span text:style-name="T1">è</text:span>s diff<text:span text:style-name="T1">é</text:span>rents <text:span text:style-name="T1">à</text:span> mon <text:span text:style-name="T1">é</text:span>gard (ce qui est le cas de tous les hommes politiques). Mais, sympathiques ou antipathiques, elle ne m'ont jamais inspir<text:span text:style-name="T1">é</text:span> un sentiment qui ressembl<text:span text:style-name="T1">â</text:span>t, de pr<text:span text:style-name="T1">è</text:span>s ou de loin, <text:span text:style-name="T1">à</text:span> du respect. Exception faite pour les foules religieuses, <text:span text:style-name="T1">à</text:span> Lourdes ou ailleurs, — foules miracul<text:span text:style-name="T1">é</text:span>es, d'un caract<text:span text:style-name="T1">è</text:span>re sp<text:span text:style-name="T1">é</text:span>cial,unique, et qui ne rentrent point dans les cat<text:span text:style-name="T1">é</text:span>gories dont je m'occupe pr<text:span text:style-name="T1">é</text:span>sentement, — ce qui caract<text:span text:style-name="T1">é</text:span>rise la foule politique, c'est son flottement. Elle ne sait plus, au bout de quelques minutes, ni ce qu'elle veut, ni o<text:span text:style-name="T1">ù</text:span> elle va ; et les meneurs, qui l'ont mise en mouvement, sont, <text:span text:style-name="T1">à</text:span> partir de l<text:span text:style-name="T1">à</text:span>, totalement incapables de la diriger. Je ne parle que de la foule fran<text:span text:style-name="T1">ç</text:span>aise, ignorant celle des autres pays.</text:p>
      <text:p text:style-name="P38">Je ne pense pas qu'un homme, quel qu'il soit, si habile et pourvu de poumons d'airain qu'on le sup­pose, puisse jamais s'imposer <text:span text:style-name="T1">à</text:span> la foule de fa<text:span text:style-name="T1">ç</text:span>on durable, je veux dire au del<text:span text:style-name="T1">à</text:span> de quelques minutes. C'est pourquoi, quiconque b<text:span text:style-name="T1">â</text:span>tit sur la foule (de la rue, ou votante, du suffrage universel) b<text:span text:style-name="T1">â</text:span>tit sur une</text:p>
      <text:p text:style-name="P52"/>
      <text:p text:style-name="P1">poussi<text:span text:style-name="T1">è</text:span>re de poussi<text:span text:style-name="T1">è</text:span>re. Rien de plus comique que l'affirmation romantico-salonnarde, d'apr<text:span text:style-name="T1">è</text:span>s laquelle l'instinct de la foule serait en g<text:span text:style-name="T1">é</text:span>n<text:span text:style-name="T1">é</text:span>ral bon et sage. L'instinct de la foule est aberrant, suspendu <text:span text:style-name="T1">à</text:span> ses r<text:span text:style-name="T1">é</text:span>flexes, sujet <text:span text:style-name="T1">à</text:span> retournements brusques, inf<text:span text:style-name="T1">é</text:span>rieur <text:span text:style-name="T1">à</text:span> celui du plus humble animal isol<text:span text:style-name="T1">é</text:span>. Ce qu'elle res­sent le plus vivement, c'est la peur, et c'est alors qu'elle l'<text:span text:style-name="T1">é</text:span>prouve le plus soudainement qu'elle est aussi la plus dangereuse pour elle-m<text:span text:style-name="T1">ê</text:span>me et pour les autres. ' ,</text:p>
      <text:p text:style-name="P38">Le salonnard, au xix<text:span text:style-name="T1">®</text:span>si<text:span text:style-name="T1">è</text:span>cle, ne cr<text:span text:style-name="T1">éé</text:span> pas les bour­des, mais il les transmet. Il est plus nocif que le par^ venu, parce qu'il est frott<text:span text:style-name="T1">é</text:span> de connaissances, qui ne sont pas toujours superficielles, et parce que sa situa­tion sociale lui conf<text:span text:style-name="T1">è</text:span>re une autorit<text:span text:style-name="T1">é</text:span> et un rayonne­ment. Quand il s'est fait recevoir, par-dessus le march<text:span text:style-name="T1">é</text:span>, <text:span text:style-name="T1">à</text:span> l'Acad<text:span text:style-name="T1">é</text:span>mie (on conna<text:span text:style-name="T1">î</text:span>t la d<text:span text:style-name="T1">é</text:span>finition fameuse : l'Acad<text:span text:style-name="T1">é</text:span>mie est un salon),<text:span text:style-name="T5">r</text:span> alors le d<text:span text:style-name="T1">é</text:span>sas­tre est complet. S'il <text:span text:style-name="T1">é</text:span>crit <text:span text:style-name="T1">à</text:span> la Revue des Deux Mondes, c'est d<text:span text:style-name="T1">é</text:span>j<text:span text:style-name="T1">à</text:span> grave. L'opinion absurde, que professe sur tel ou tel probl<text:span text:style-name="T1">è</text:span>me politique ou social, dans son coin, un instituteur primaire n'a relativement que peu d'importance. Mais une <text:span text:style-name="T1">â</text:span>nerie longuement expo­s<text:span text:style-name="T1">é</text:span>e, dans un recueil ancien et estim<text:span text:style-name="T1">é</text:span>, par un <text:span text:style-name="T1">â</text:span>ne aux sabots dor<text:span text:style-name="T1">é</text:span>s, et couvert des reliques de la bonne <text:span text:style-name="T1">é</text:span>ducation et de l'instruction sup<text:span text:style-name="T1">é</text:span>rieure, conquiert aussit<text:span text:style-name="T1">ô</text:span>t audience et s<text:span text:style-name="T1">é</text:span>ance chez les badauds dont nous avons parl<text:span text:style-name="T1">é</text:span>. Elle devient, par l<text:span text:style-name="T1">à</text:span> m<text:span text:style-name="T1">ê</text:span>me, difficile <text:span text:style-name="T1">à</text:span> extirper et elle pousse des prolongements dans les divers milieux sociaux. La propagande r<text:span text:style-name="T1">é</text:span>vo­lutionnaire des ouvriers est quelque chose d'insigni-</text:p>
      <text:p text:style-name="P52"/>
      <text:p text:style-name="P1">fiant (au point de vue des cons<text:span text:style-name="T1">é</text:span>quences politiques) en face de la propagande lib<text:span text:style-name="T1">é</text:span>rale des salonnards. Il y a toujours de la ressource avec une t<text:span text:style-name="T1">ê</text:span>te non meu­bl<text:span text:style-name="T1">é</text:span>e, ou meubl<text:span text:style-name="T1">é</text:span>e de simples manuels. Avec une t<text:span text:style-name="T1">ê</text:span>te qui se croit meubl<text:span text:style-name="T1">é</text:span>e, et qui l'est en effet d'id<text:span text:style-name="T1">é</text:span>es fausses, il n'y a plus aucun espoir d'amendement. Seule, la d<text:span text:style-name="T1">é</text:span>rision est ici de mise, qui substitue, <text:span text:style-name="T1">à</text:span> la peur du vrai, une peur plus grande : celle du ridicule. Quand vous rencontrerez, par hasard, un r<text:span text:style-name="T1">é</text:span>sidu des Droits de l'Homme et du xix° si<text:span text:style-name="T1">è</text:span>cle, sous les auspices d'un salonnard, n'essayez pas de le convaincre ; fichez-vous de lui hardiment, et abondamment. Il faut sarcler l'ivraie et la cuscute.</text:p>
      <text:p text:style-name="P38">Du plus lointain des <text:span text:style-name="T1">â</text:span>ges, l'esprit, ce grand anti­dote de tous les poisons intellectuels et sociaux, courait <text:span text:style-name="T1">à</text:span> travers le peuple fran<text:span text:style-name="T1">ç</text:span>ais, du modeste arti­san jusqu'au Roi. L'esprit est dans les fabliaux, sucr<text:span text:style-name="T1">é</text:span>s par lui comme les grappes de raisins, aux grains drus, de nos coteaux ensoleill<text:span text:style-name="T1">é</text:span>s. L'esprit est dans les lettres du roi Henri IV, esprit l<text:span text:style-name="T1">é</text:span>ger, se rail­lant soi-m<text:span text:style-name="T1">ê</text:span>me, et mesurant le rire <text:span text:style-name="T1">à</text:span> la grandeur. L'esprit est le compagnon hardi de l'h<text:span text:style-name="T1">é</text:span>ro<text:span text:style-name="T1">ï</text:span>sme, de la col<text:span text:style-name="T1">è</text:span>re, du repentir et du pardon. Il adoucit les feux de la haine, et ceux, m<text:span text:style-name="T1">ê</text:span>mement embras<text:span text:style-name="T1">é</text:span>s, de l'amour. Il pr<text:span text:style-name="T1">é</text:span>voit et pare les contre-coups et chocs que toute action d<text:span text:style-name="T1">é</text:span>cisive d<text:span text:style-name="T1">é</text:span>cha<text:span text:style-name="T1">î</text:span>ne contre celui qui vient d'agir, et dont le pire est l <text:span text:style-name="T1">à</text:span> quoi bon. Car il blague jusqu'au scepticisme, dangereux d<text:span text:style-name="T1">è</text:span>s qu'il devient solennel, et qu'il fleurit en docteurs et en sentences. L'esprit fran<text:span text:style-name="T1">ç</text:span>ais n'est pas seulement un redresseur de torts. Il est un avertisseur et un guide.</text:p>
      <text:p text:style-name="P52"/>
      <text:p text:style-name="P1">Ses fl<text:span text:style-name="T1">è</text:span>ches peuvent <text:span text:style-name="T1">é</text:span>carter de grand maux, n<text:span text:style-name="T1">é</text:span>s souvent de l'incompr<text:span text:style-name="T1">é</text:span>hension et de la laideur, plus souvent encore de l'excessif. Elles dissipent enfin la confusion, qui na<text:span text:style-name="T1">î</text:span>t du heurt des concepts et des syst<text:span text:style-name="T1">è</text:span>mes, et cr<text:span text:style-name="T1">é</text:span>e une sorte de nuit mentale, o<text:span text:style-name="T1">ù</text:span> les orgueilleux de l'esprit se bousculent et se meurtris­sent <text:span text:style-name="T1">à</text:span> t<text:span text:style-name="T1">â</text:span>tons.</text:p>
      <text:p text:style-name="P38">Or l'esprit est presque enti<text:span text:style-name="T1">è</text:span>rement absent du xix° si<text:span text:style-name="T1">è</text:span>cle fran<text:span text:style-name="T1">ç</text:span>ais. Il est parti avec la R<text:span text:style-name="T1">é</text:span>volution; il a <text:span text:style-name="T1">é</text:span>t<text:span text:style-name="T1">é</text:span> en exil avec Rivarol et il n'est revenu que timidement, au cours des cent et quelques ann<text:span text:style-name="T1">é</text:span>es qui nous occupent, chass<text:span text:style-name="T1">é</text:span> par les. penseurs de n<text:span text:style-name="T1">é</text:span>ant, les verbeux tribuns et les mornes salonnards. Sans cloute il y eut, pendant le second Empire et quel­ques ann<text:span text:style-name="T1">é</text:span>es de la troisi<text:span text:style-name="T1">è</text:span>me r<text:span text:style-name="T1">é</text:span>publique, les boule- vardiers. J'en ai connu personnellement quelques types attard<text:span text:style-name="T1">é</text:span>s, un Aur<text:span text:style-name="T1">é</text:span>lien Scholl, un Albert Wolff. On ne saurait comparer leurs boutades aux fortes issues railleuses, satiriques, m<text:span text:style-name="T1">ê</text:span>l<text:span text:style-name="T1">é</text:span>es de miel et d'amer, du xvi°, du xvii<text:span text:style-name="T5">6</text:span>, du xviii<text:span text:style-name="T5">6</text:span>, des moralistes et des auteurs comiques. Dieu sait pourtant si la mati<text:span text:style-name="T1">è</text:span>re <text:span text:style-name="T1">à</text:span> moquerie <text:span text:style-name="T1">é</text:span>tait ample, riche, surabondante, capa­ble de nourrir la verve de cent Aristophane et d'autant de Moli<text:span text:style-name="T1">è</text:span>re, capable d'exciter et d'alimen­ter aussi ces grands hommes inconnus, ces d<text:span text:style-name="T1">é</text:span>mo­lisseurs obscurs, qui r<text:span text:style-name="T1">é</text:span>sument une v<text:span text:style-name="T1">é</text:span>rit<text:span text:style-name="T1">é</text:span> venge­resse dans une phrase courte, une remarque vive, un dicton, un proverbe, un trait quelquefois immor­tel. Il semble que ceux-ci aient <text:span text:style-name="T1">é</text:span>t<text:span text:style-name="T1">é</text:span> d<text:span text:style-name="T1">é</text:span>sempar<text:span text:style-name="T1">é</text:span>s et presque refoul<text:span text:style-name="T1">é</text:span>s par le rythme des trag<text:span text:style-name="T1">é</text:span>dies san­glantes (<text:span text:style-name="T1">é</text:span>meutes et guerres) qui se d<text:span text:style-name="T1">é</text:span>roul<text:span text:style-name="T1">è</text:span>rent pen-</text:p>
      <text:p text:style-name="P52"/>
      <text:p text:style-name="P1">dant ces cent trente ans, de m<text:span text:style-name="T1">ê</text:span>me qu'il parait d<text:span text:style-name="T1">é</text:span>plac<text:span text:style-name="T1">é</text:span> de rire au milieu d'un drame de famille, ou d'une chambre mortuaire. Puis, quand les hommes ne s'entretuaient pas pour l'assouvissement de leurs marottes, ils continuaient, pendant cette p<text:span text:style-name="T1">é</text:span>riode, <text:span text:style-name="T1">à</text:span> se d<text:span text:style-name="T1">é</text:span>tester et <text:span text:style-name="T1">à</text:span> se combattre sourdement, dans de poussi<text:span text:style-name="T1">é</text:span>reuses querelles, o<text:span text:style-name="T1">ù</text:span> leurs travers et leurs vices perdaient du pittoresque par le p<text:span text:style-name="T1">é</text:span>dantisme. Le grand ennemi du rire, c'est le cuistre. Il a s<text:span text:style-name="T1">é</text:span>vi sous le premier Empire comme jamais. Bonaparte (voir le M<text:span text:style-name="T1">é</text:span>morial) est un cuistr<text:span text:style-name="T1">é</text:span>. Il est le pet de loup de Bel- lone. Apr<text:span text:style-name="T1">è</text:span>s la d<text:span text:style-name="T1">é</text:span>faite de 1870, il lut g<text:span text:style-name="T1">é</text:span>n<text:span text:style-name="T1">é</text:span>ralement admis que c'<text:span text:style-name="T1">é</text:span>tait le cuistre allemand qui avait vaincu les arm<text:span text:style-name="T1">é</text:span>es fran<text:span text:style-name="T1">ç</text:span>aises; et pendant cinquante ans, nos compatriotes, Sorbonneen t<text:span text:style-name="T1">ê</text:span>te, s'encuistr<text:span text:style-name="T1">è</text:span>rent de la plus d<text:span text:style-name="T1">é</text:span>plaisante — etplaisante— fa<text:span text:style-name="T1">ç</text:span>on. L'excr<text:span text:style-name="T1">é</text:span>ment Zola, par exemple, pr<text:span text:style-name="T1">é</text:span>tendit <text:span text:style-name="T1">ê</text:span>tre un excr<text:span text:style-name="T1">é</text:span>ment s<text:span text:style-name="T1">é</text:span>rieux : <text:span text:style-name="T1">«</text:span> Je n'ai pas d'esprit <text:span text:style-name="T1">»</text:span>, r<text:span text:style-name="T1">é</text:span>p<text:span text:style-name="T1">é</text:span>tait-il.</text:p>
      <text:p text:style-name="P38">C'est ainsi qu'un voile gris<text:span text:style-name="T1">â</text:span>tre, marqu<text:span text:style-name="T1">é</text:span> <text:span text:style-name="T1">çà</text:span> et l<text:span text:style-name="T1">à</text:span> de larges taches rouges, semble jet<text:span text:style-name="T1">é</text:span> sur le xix<text:span text:style-name="T5">e</text:span> si<text:span text:style-name="T1">è</text:span>cle fran<text:span text:style-name="T1">ç</text:span>ais. Chacun y pr<text:span text:style-name="T1">é</text:span>tend enseigner son voisin. Chacun <text:span text:style-name="T1">é</text:span>prouverait quelque honte <text:span text:style-name="T1">à</text:span> le divertir. La moquerie discr<text:span text:style-name="T1">é</text:span>dite celui qui l'emploie ; et les anti­blasph<text:span text:style-name="T1">é</text:span>mateurs eux-m<text:span text:style-name="T1">ê</text:span>mes, Veuillot par exemple, n'usent que du fouet, jamais de l'<text:span text:style-name="T1">é</text:span>pingle, dont les blessures peuvent <text:span text:style-name="T1">ê</text:span>tre cependant les plus cruelles et les plus malais<text:span text:style-name="T1">é</text:span>es <text:span text:style-name="T1">à</text:span> panser. Le romantisme (se. sentant vuln<text:span text:style-name="T1">é</text:span>rable par la satire et la simple ga<text:span text:style-name="T1">î</text:span>t<text:span text:style-name="T1">é</text:span>) bannit le comique, soit directement comme ennemi dupeuple, soit indirectement, en lui substituant le jeu de mots, ou la fausse farce, plus lugubre encore que</text:p>
      <text:p text:style-name="P52"/>
      <text:p text:style-name="P1">le p<text:span text:style-name="T1">é</text:span>dantisme. D'ailleurs il monte en chaire et bran­dit le tableau noir. Sa compagne, la d<text:span text:style-name="T1">é</text:span>mocratie, fait de m<text:span text:style-name="T1">ê</text:span>me. Quand on dresse partout des idoles burlesques et des f<text:span text:style-name="T1">é</text:span>tiches obsc<text:span text:style-name="T1">è</text:span>nes et branlants, on est naturellement port<text:span text:style-name="T1">é</text:span> <text:span text:style-name="T1">à</text:span> en interdire l'acc<text:span text:style-name="T1">è</text:span>s aux rieurs. L'incr<text:span text:style-name="T1">é</text:span>dulit<text:span text:style-name="T1">é</text:span> officielle, pour s'installer, a besoin de la cr<text:span text:style-name="T1">é</text:span>dulit<text:span text:style-name="T1">é</text:span> g<text:span text:style-name="T1">é</text:span>n<text:span text:style-name="T1">é</text:span>rale, et vous imaginez si le sourire calcul<text:span text:style-name="T1">é</text:span>, pes<text:span text:style-name="T1">é</text:span>, macabre de Renan et des Renaniens se m<text:span text:style-name="T1">é</text:span>fie du rire large de Rabelais, ou de la vireuse blague de Rivarol. Partout est plant<text:span text:style-name="T1">é</text:span> r<text:span text:style-name="T1">é</text:span>crit-eau : D<text:span text:style-name="T1">é</text:span>fense de Rire. Un <text:span text:style-name="T1">é</text:span>crivain tel qu'Henri Rochefort est suspect m<text:span text:style-name="T1">ê</text:span>me <text:span text:style-name="T1">à</text:span> ses partisans et amis, qui craignent qu'il ne se retourne contre eux <text:span text:style-name="T1">à</text:span> un moment donn<text:span text:style-name="T1">é</text:span>, ce dont il ne se privera certes pas. Il arrive alors, au comique abandonn<text:span text:style-name="T1">é</text:span> et reni<text:span text:style-name="T1">é</text:span>, de tomber dans le vaudeville, la chansonnette insigni­fiante, la bouffonnerie sans sel ni port<text:span text:style-name="T1">é</text:span>e, ou de se noyer dans l'allusion, cette satire poltronne.</text:p>
      <text:p text:style-name="P32"/>
      <text:p text:style-name="P1">CHAPITRE V</text:p>
      <text:p text:style-name="P1"><text:span text:style-name="T2">des dogmes et marottes scientifiques au xix</text:span><text:span text:style-name="T4">e</text:span><text:span text:style-name="T2"> si</text:span><text:span text:style-name="T3">è</text:span><text:span text:style-name="T2">cle</text:span></text:p>
      <text:p text:style-name="P38">De nombreuses personnes croient encore, de bonne foi, que le xix<text:span text:style-name="T5">e</text:span> si<text:span text:style-name="T1">è</text:span>cle a <text:span text:style-name="T1">é</text:span>t<text:span text:style-name="T1">é</text:span> le si<text:span text:style-name="T1">è</text:span>cle de la Science, avec un grand S. Il a <text:span text:style-name="T1">é</text:span>t<text:span text:style-name="T1">é</text:span> surtout le si<text:span text:style-name="T1">è</text:span>cle de la cr<text:span text:style-name="T1">é</text:span>dulit<text:span text:style-name="T1">é</text:span> scientifique, de l'<text:span text:style-name="T1">é</text:span>bahissement devant les hypoth<text:span text:style-name="T1">è</text:span>ses issues de l'incertaine exp<text:span text:style-name="T1">é</text:span>­rience, et de l'acceptation syst<text:span text:style-name="T1">é</text:span>matique de ces hypoth<text:span text:style-name="T1">è</text:span>ses. Il a <text:span text:style-name="T1">é</text:span>t<text:span text:style-name="T1">é</text:span> le si<text:span text:style-name="T1">è</text:span>cle du laboratoire et de l'essor industriel, qui sont en effet deux <text:span text:style-name="T1">é</text:span>v<text:span text:style-name="T1">é</text:span>ne­ments consid<text:span text:style-name="T1">é</text:span>rables dans l'histoire de l'humanit<text:span text:style-name="T1">é</text:span> ; mais la d<text:span text:style-name="T1">é</text:span>faillance de sa raison (constat<text:span text:style-name="T1">é</text:span>e et ana­lys<text:span text:style-name="T1">é</text:span>e aux chapitres pr<text:span text:style-name="T1">é</text:span>c<text:span text:style-name="T1">é</text:span>dents) l'a conduit <text:span text:style-name="T1">à</text:span> faire, du laboratoire, un redoutable agent de confusion mentale, et, de l'industrie, un agent plus redoutable encore de luttes sociales et de guerres ind<text:span text:style-name="T1">é</text:span>finies. L'homme europ<text:span text:style-name="T1">é</text:span>en, pendant le xix<text:span text:style-name="T5">e</text:span> si<text:span text:style-name="T1">è</text:span>cle (car je ne m'occupe ici que de l'homme europ<text:span text:style-name="T1">é</text:span>en) a lib<text:span text:style-name="T1">é</text:span>r<text:span text:style-name="T1">é</text:span> des forces naturelles dont il n'a plus <text:span text:style-name="T1">é</text:span>t<text:span text:style-name="T1">é</text:span> le ma<text:span text:style-name="T1">î</text:span>tre ensuite et dont il n'a nullement pr<text:span text:style-name="T1">é</text:span>vu les cons<text:span text:style-name="T1">é</text:span>­quences. Il s'est appuy<text:span text:style-name="T1">é</text:span> sur la constatation de ces</text:p>
      <text:p text:style-name="P52"/>
      <text:p text:style-name="P1">forces pour prof<text:span text:style-name="T1">é</text:span>rer quelques principes absurdes et meurtriers. 11 a imagin<text:span text:style-name="T1">é</text:span> une d<text:span text:style-name="T1">é</text:span>votion <text:span text:style-name="T1">à</text:span> la Science, qui ne peut aboutir qu'<text:span text:style-name="T1">à</text:span> un v<text:span text:style-name="T1">é</text:span>ritable suicide du bip<text:span text:style-name="T1">è</text:span>de raisonnant, sur toute l'<text:span text:style-name="T1">é</text:span>tendue de la pla­n<text:span text:style-name="T1">è</text:span>te. C'est ce que je vais essayer de d<text:span text:style-name="T1">é</text:span>montrer. Avant la guerre europ<text:span text:style-name="T1">é</text:span>enne, on e<text:span text:style-name="T1">û</text:span>t jug<text:span text:style-name="T1">é</text:span> une telle d<text:span text:style-name="T1">é</text:span>monstration impossible, sa simple tentative sacri­l<text:span text:style-name="T1">è</text:span>ge. Aujourd'hui on y apportera, je pense, quelque attention, car le pathemata mathemata demeure toujours vrai et la souffrance dans la chair porte, tant qu'elle n'est pas accablante, de la lumi<text:span text:style-name="T1">è</text:span>re dans l'esprit.</text:p>
      <text:p text:style-name="P38">Tout, d'abord l'atmosph<text:span text:style-name="T1">è</text:span>re r<text:span text:style-name="T1">é</text:span>volutionnaire et lib<text:span text:style-name="T1">é</text:span>rale, dans laquelle <text:span text:style-name="T1">é</text:span>tait plong<text:span text:style-name="T1">é</text:span> le xix<text:span text:style-name="T5">e</text:span> chez nous notamment, amena <text:span text:style-name="T1">à</text:span> consid<text:span text:style-name="T1">é</text:span>rer, d'embl<text:span text:style-name="T1">é</text:span>e, la Science, les sciences encore balbutiantes, ainsi qu'une <text:span text:style-name="T1">é</text:span>mancipation hors de la foi traditionnelle, puis de la morale. Cette incroyable confusion est <text:span text:style-name="T1">à</text:span> l'origine de bien des maux. Elle a donn<text:span text:style-name="T1">é</text:span> nais­sance, entre autres, <text:span text:style-name="T1">à</text:span> la l<text:span text:style-name="T1">é</text:span>gende du saint la<text:span text:style-name="T1">ï</text:span>que, s<text:span text:style-name="T1">é</text:span>par<text:span text:style-name="T1">é</text:span> de Dieu, enferrii<text:span text:style-name="T1">é</text:span> dans son laboratoire et travaillant l<text:span text:style-name="T1">à</text:span> au soulagement de l'humanit<text:span text:style-name="T1">é</text:span>. Il n'y a pas de saint la<text:span text:style-name="T1">ï</text:span>que. Il n'y a pas de saint sans cette mystique, dont l'exaltation scientifique, m<text:span text:style-name="T1">ê</text:span>me pro­fonde, m<text:span text:style-name="T1">ê</text:span>me absolue, n'est que la parodie et la caricature. J'ai connu quelques cas d'exaltation scientifique : ils <text:span text:style-name="T1">é</text:span>taient accompagn<text:span text:style-name="T1">é</text:span>s d'une insen­sibilit<text:span text:style-name="T1">é</text:span> absolue, d'une anesth<text:span text:style-name="T1">é</text:span>sie morale compl<text:span text:style-name="T1">è</text:span>te. Ceux qui s'abandonnaient <text:span text:style-name="T1">à</text:span> cette fi<text:span text:style-name="T1">è</text:span>vre consid<text:span text:style-name="T1">é</text:span>­raient l'univers comme un <text:span text:style-name="T1">é</text:span>coulement de ph<text:span text:style-name="T1">é</text:span>no­m<text:span text:style-name="T1">è</text:span>nes, leur prochain comme un animal d'exp<text:span text:style-name="T1">é</text:span>-</text:p>
      <text:p text:style-name="P52"/>
      <text:p text:style-name="P1">rience, comme un cobaye. Une telle confusion a m<text:span text:style-name="T1">ê</text:span>me donn<text:span text:style-name="T1">é</text:span> lieu <text:span text:style-name="T1">à</text:span> des scandales retentissants. Le laboratoire <text:span text:style-name="T1">à</text:span> outrance est loin d'am<text:span text:style-name="T1">é</text:span>liorer l'homme. Il le d<text:span text:style-name="T1">é</text:span>sociabilise et, dans un certain sens, le d<text:span text:style-name="T1">é</text:span>shumanise. La poursuite passionn<text:span text:style-name="T1">é</text:span>e d'un pro­bl<text:span text:style-name="T1">è</text:span>me local, ou particulier, l'arrache <text:span text:style-name="T1">à</text:span> toute autre consid<text:span text:style-name="T1">é</text:span>ration. Il devient litt<text:span text:style-name="T1">é</text:span>ralement un obs<text:span text:style-name="T1">é</text:span>d<text:span text:style-name="T1">é</text:span>. Sans doute une d<text:span text:style-name="T1">é</text:span>couverte qui sera bienfaisante (au moins pendant un certain temps) peut sortir d'une telle obsession. Mais une erreur infiniment nocive peut en sortir aussi. Le laboratoire est indif­f<text:span text:style-name="T1">é</text:span>rent au bien et au mal, et le savant est toujours, plus ou moins, dans l'alternative du docteur Faust. Psychologiquement, le laboratoire est un stimulant de l'orgueil et favorise cette illusion que le cher­cheur, asservi en fait <text:span text:style-name="T1">à</text:span> la nature, commande <text:span text:style-name="T1">à</text:span> celle-ci et la domine. M<text:span text:style-name="T1">ê</text:span>me pour un faux modeste tel que Claude Bernard, il est tr<text:span text:style-name="T1">è</text:span>s facile de conclure que comprendre c'est surpasser. Lorsque Charcot, ayant <text:span text:style-name="T1">é</text:span>tudi<text:span text:style-name="T1">é</text:span> la fausse circonvolution du langage humain, imagina - son fameux sch<text:span text:style-name="T1">é</text:span>ma de la <text:span text:style-name="T1">«</text:span> Cloche <text:span text:style-name="T1">»</text:span> il crut qu'il <text:span text:style-name="T1">é</text:span>tait le ma<text:span text:style-name="T1">î</text:span>tre de la parole. Son sch<text:span text:style-name="T1">é</text:span>ma nous appara<text:span text:style-name="T1">î</text:span>t aujourd'hui comme un pr<text:span text:style-name="T1">é</text:span>somptueux enfantillage, et la parole comme quelque chose d'infiniment plus complexe, gran­diose et subtil, que ne l'imaginait le ma<text:span text:style-name="T1">î</text:span>tre hau­tain de la Salp<text:span text:style-name="T1">ê</text:span>tri<text:span text:style-name="T1">è</text:span>re. La parole, c'est <text:span text:style-name="T1">ï</text:span>humain, et l'organisme entier de l'homme y collabore, mais sous l'action directe sous le d<text:span text:style-name="T1">é</text:span>clenchement pr<text:span text:style-name="T1">é</text:span>a­lable de la pens<text:span text:style-name="T1">é</text:span>e, dont l'origine nous appara<text:span text:style-name="T1">î</text:span>t toujours, et de plus en plus, comme extra et supra</text:p>
      <text:p text:style-name="P32"/>
      <text:p text:style-name="P1">humaine. Le verbe est l'humanisation de la pens<text:span text:style-name="T1">é</text:span>e, voil<text:span text:style-name="T1">à</text:span> tout ce que nous pouvons dire aujourd'hui, (en 1922. D'ailleurs quiconque, avec un petit effort, 'regarde en face sa pens<text:span text:style-name="T1">é</text:span>e, la plus simple, pressent en elle une sorte d'ab<text:span text:style-name="T1">î</text:span>me h<text:span text:style-name="T1">é</text:span>r<text:span text:style-name="T1">é</text:span>ditaire, de legs mys­t<text:span text:style-name="T1">é</text:span>rieux et divin. La verbalisation de la pens<text:span text:style-name="T1">é</text:span>e nous appara<text:span text:style-name="T1">î</text:span>t alors comme ne d<text:span text:style-name="T1">é</text:span>tachant de celle-ci que l'<text:span text:style-name="T1">é</text:span>corce.</text:p>
      <text:p text:style-name="P38">La vision <text:span text:style-name="T1">é</text:span>mancipatrice du laboratoire (qui est le propre du Stupide) a mis ainsi en opposition, aux yeux des sots, le laboratoire et l'oratoire. Je ne me rappelle pas sans attendrissement le papa Jules Soury, mat<text:span text:style-name="T1">é</text:span>rialiste convaincu et qui, cependant, par tradition, allait r<text:span text:style-name="T1">é</text:span>guli<text:span text:style-name="T1">è</text:span>rement entendre sa messe. A ses yeux la vie <text:span text:style-name="T1">é</text:span>tait ex<text:span text:style-name="T1">é</text:span>crable, un deuil sem<text:span text:style-name="T1">é</text:span> de deuils, et sans lendemain. Mais, pour fran­chir ce temps hideux (o<text:span text:style-name="T1">ù</text:span> les concierges et les domestiques lui apparaissaient ainsi que des fl<text:span text:style-name="T1">é</text:span>aux en surcro<text:span text:style-name="T1">î</text:span>t), il y avait la science et le laboratoire. Le papa Soury croyait dur comme fer, lui, l'incr<text:span text:style-name="T1">é</text:span>­dule, que la constitution du cerveau, consid<text:span text:style-name="T1">é</text:span>r<text:span text:style-name="T1">é</text:span> comme s<text:span text:style-name="T1">é</text:span>cr<text:span text:style-name="T1">é</text:span>tant la pens<text:span text:style-name="T1">é</text:span>e <text:span text:style-name="T1">à</text:span> l'aide des neurones (mais o<text:span text:style-name="T1">ù</text:span> sont les neurones d'antan!), <text:span text:style-name="T1">é</text:span>tait aujour­d'hui connue de fa<text:span text:style-name="T1">ç</text:span>on d<text:span text:style-name="T1">é</text:span>finitive, immuable. Il se f<text:span text:style-name="T1">â</text:span>chait, si l'on <text:span text:style-name="T1">é</text:span>mettait l<text:span text:style-name="T1">à</text:span>-dessus quelque doute. Gomme j'avais plaisir <text:span text:style-name="T1">à</text:span> le voir et <text:span text:style-name="T1">à</text:span> jouir de sou humeur pittoresquement quinteuse, je lui accor­dais ce qu'il voulait; et m<text:span text:style-name="T1">ê</text:span>me que son <text:span text:style-name="T1">é</text:span>norme bouquin sur les fonctions du cerveau conserverait son actualit<text:span text:style-name="T1">é</text:span> au del<text:span text:style-name="T1">à</text:span> de trente ans. Il l'a d<text:span text:style-name="T1">é</text:span>j<text:span text:style-name="T1">à</text:span> enti<text:span text:style-name="T1">è</text:span>­rement perdue. Chacun peut parler d'apr<text:span text:style-name="T1">è</text:span>s son</text:p>
      <text:p text:style-name="P52"/>
      <text:p text:style-name="P1">exp<text:span text:style-name="T1">é</text:span>rience propre : Quand je faisais, de i885 <text:span text:style-name="T1">à</text:span> 1892, mes <text:span text:style-name="T1">é</text:span>tudes de m<text:span text:style-name="T1">é</text:span>decine, il y avait un pre­mier dogme scientifique, qui <text:span text:style-name="T1">é</text:span>tait celui de l'<text:span text:style-name="T1">É</text:span>volu­tion. On en mettait partout. L'Evolution <text:span text:style-name="T1">é</text:span>tait la tarte <text:span text:style-name="T1">à</text:span> la cr<text:span text:style-name="T1">è</text:span>me de la biologie, de la psychologie, de la philosophie, de la m<text:span text:style-name="T1">é</text:span>decine. Il existait plu­sieurs biblioth<text:span text:style-name="T1">è</text:span>ques <text:span text:style-name="T1">é</text:span>volutionnistes, dont l'une dirig<text:span text:style-name="T1">é</text:span>e par un anticl<text:span text:style-name="T1">é</text:span>rical convaincu. Au dogme de l'Evolution <text:span text:style-name="T1">é</text:span>tait li<text:span text:style-name="T1">é</text:span> celui du progr<text:span text:style-name="T1">è</text:span>s et de la science toujours bienfaisante, pacifique, et pr<text:span text:style-name="T1">é</text:span>pos<text:span text:style-name="T1">é</text:span>e <text:span text:style-name="T1">à</text:span> la f<text:span text:style-name="T1">é</text:span>licit<text:span text:style-name="T1">é</text:span> humaine. Ensuite, par ordre de gran­deur, venait le dogme des localisations c<text:span text:style-name="T1">é</text:span>r<text:span text:style-name="T1">é</text:span>brales (notamment de celle du langage) dont on a pu dire qu'il faisait partie de l'id<text:span text:style-name="T1">é</text:span>ologie r<text:span text:style-name="T1">é</text:span>publicaine. Puis, s'avan<text:span text:style-name="T1">ç</text:span>ait, en grande pompe, comme dans les f<text:span text:style-name="T1">é</text:span>eries du Gh<text:span text:style-name="T1">â</text:span>telet, le dogme de la grande hyst<text:span text:style-name="T1">é</text:span>­rie, avec ses phases I, II, III de la l<text:span text:style-name="T1">é</text:span>thargie, de la catalepsie et de la suggestion hypnotique et som- nambulique. L'ann<text:span text:style-name="T1">é</text:span>e 1892, et celle qui suivit, mar­qu<text:span text:style-name="T1">è</text:span>rent le triomphe des doctrines pastoriennes sur l'origine microbienne des maladies, accompagn<text:span text:style-name="T1">é</text:span>es d'une nu<text:span text:style-name="T1">é</text:span>e de s<text:span text:style-name="T1">é</text:span>rums et vaccinations. Caus<text:span text:style-name="T1">é</text:span>s par des infiniment petits que d<text:span text:style-name="T1">é</text:span>gageaient et isolaient la technique de laboratoire et le microscope, la plupart des maux humains allaient dispara<text:span text:style-name="T1">î</text:span>tre, <text:span text:style-name="T1">à</text:span> la suite d'injections, dans l'organisme, de pr<text:span text:style-name="T1">é</text:span>parations appropri<text:span text:style-name="T1">é</text:span>es, emprunt<text:span text:style-name="T1">é</text:span>es au s<text:span text:style-name="T1">é</text:span>rum du sang animal, similia similibas. De l<text:span text:style-name="T1">à</text:span> naquit la doctrine des anti­corps. Je n'indique ici que les grandes lignes de ces d<text:span text:style-name="T1">é</text:span>couvertes, dont chacune donna lieu <text:span text:style-name="T1">à</text:span> un monceau de th<text:span text:style-name="T1">è</text:span>ses, de notes, de gloses, de pol<text:span text:style-name="T1">é</text:span>miques scien-</text:p>
      <text:p text:style-name="P32"/>
      <text:p text:style-name="P1">tifiques, de communications acad<text:span text:style-name="T1">é</text:span>miques. Les quinze derni<text:span text:style-name="T1">è</text:span>res ann<text:span text:style-name="T1">é</text:span>es du xix<text:span text:style-name="T5">e</text:span> si<text:span text:style-name="T1">è</text:span>cle, et les dix premi<text:span text:style-name="T1">è</text:span>res du xx<text:span text:style-name="T5">e</text:span>, appartiennent, sans conteste, <text:span text:style-name="T1">à</text:span> la gloire de Pasteur et de ses <text:span text:style-name="T1">é</text:span>l<text:span text:style-name="T1">è</text:span>ves, imit<text:span text:style-name="T1">é</text:span>s et copi<text:span text:style-name="T1">é</text:span>s dans le monde entier. La bact<text:span text:style-name="T1">é</text:span>riologie et la s<text:span text:style-name="T1">é</text:span>ro­th<text:span text:style-name="T1">é</text:span>rapie devinrent deux v<text:span text:style-name="T1">é</text:span>ritables religions.</text:p>
      <text:p text:style-name="P38">Il n'entre nullement dans ma pens<text:span text:style-name="T1">é</text:span>e de diminuer ici le talent ou le g<text:span text:style-name="T1">é</text:span>nie d'un Claude Bernard, d'un Darwin, d'un Charcot, d'un Pasteur. Ce sont de tr<text:span text:style-name="T1">è</text:span>s grands savants, qui ont imagin<text:span text:style-name="T1">é</text:span>, pour la cons­tatation des ph<text:span text:style-name="T1">é</text:span>nom<text:span text:style-name="T1">è</text:span>nes botaniques, zoologiqucs, physiologiques, cliniques, pathologiques, des lois ou cadres, tr<text:span text:style-name="T1">è</text:span>s ing<text:span text:style-name="T1">é</text:span>nieux et commodes, tr<text:span text:style-name="T1">è</text:span>s simples aussi et m<text:span text:style-name="T1">ê</text:span>me des th<text:span text:style-name="T1">é</text:span>ories curieuses d'une s<text:span text:style-name="T1">é</text:span>duction rudimentaire, mais puissante. Leur vogue a <text:span text:style-name="T1">é</text:span>t<text:span text:style-name="T1">é</text:span> parfaitement justifi<text:span text:style-name="T1">é</text:span>e. Seulement, l'erreur a <text:span text:style-name="T1">é</text:span>t<text:span text:style-name="T1">é</text:span> de croire que les solutions, apport<text:span text:style-name="T1">é</text:span>es par eux aux probl<text:span text:style-name="T1">è</text:span>mes qu'ils poursuivaient, <text:span text:style-name="T1">é</text:span>taient d<text:span text:style-name="T1">é</text:span>finitives et ne varietur, qu'ils travaillaient dans l'absolu. La science est en effet, du haut en bas, le domaine du relatif, d'un relatif infiniment plus <text:span text:style-name="T1">é</text:span>ph<text:span text:style-name="T1">é</text:span>m<text:span text:style-name="T1">è</text:span>re que le relatif litt<text:span text:style-name="T1">é</text:span>raire, ou artistique, ou philosophique. Le laboratoire n'est pas une cha­pelle. C'est un atelier de points de vue. Certains de ces points de vue sont des relais, qui permettent de passer <text:span text:style-name="T1">à</text:span> des sp<text:span text:style-name="T1">é</text:span>culations lat<text:span text:style-name="T1">é</text:span>rales diff<text:span text:style-name="T1">é</text:span>rentes, ou plus complexes. D'autres sont des culs-de-sac, des impasses, des attrappe-nigauds. <text:span text:style-name="T1">Œ</text:span>uvre de l'homme, la Science participe de l'homme, de ses ent<text:span text:style-name="T1">ê</text:span>tements, de ses aveuglements, de son orgueil, de ses limites, qui ne sont pas sans cesse recul<text:span text:style-name="T1">é</text:span>es,</text:p>
      <text:p text:style-name="P52"/>
      <text:p text:style-name="P1">comme le croient les derniers <text:span text:style-name="T1">é</text:span>volutionnistes. La Science est donc en <text:span text:style-name="T1">é</text:span>boulement et en rel<text:span text:style-name="T1">è</text:span>vement perp<text:span text:style-name="T1">é</text:span>tuels. C'est d'ailleurs pourquoi elle ne saurait <text:span text:style-name="T1">ê</text:span>tre mise <text:span text:style-name="T1">à</text:span> la base de l'instruction, de l'<text:span text:style-name="T1">é</text:span>ducation, ni de la morale. Attendu qu'elle meuble l'esprit, mais ne le forme pas. On peut <text:span text:style-name="T1">ê</text:span>tre un puits de science, un Pic de la Mirandole du temps actuel, et un homme d<text:span text:style-name="T1">é</text:span>nu<text:span text:style-name="T1">é</text:span> de bon sens courant. J'ai connu de tels m<text:span text:style-name="T1">é</text:span>tis de la semi-loufoquerie et de la culture intensive. La Science ne d<text:span text:style-name="T1">é</text:span>veloppe gu<text:span text:style-name="T1">è</text:span>re le juge­ment. En revanche, elle d<text:span text:style-name="T1">é</text:span>veloppe l'amour-propre, qui est un second aveuglement ajout<text:span text:style-name="T1">é</text:span> <text:span text:style-name="T1">à</text:span> celui inh<text:span text:style-name="T1">é</text:span>­rent <text:span text:style-name="T1">à</text:span> l'homme. L'accord, chez un m<text:span text:style-name="T1">ê</text:span>me individu, de la science et de l'humilit<text:span text:style-name="T1">é</text:span> est infiniment rare. Je ne l'ai gu<text:span text:style-name="T1">è</text:span>re rencontr<text:span text:style-name="T1">é</text:span>, pour ma part, que chez le professeur Potain, qui souriait doucement du pro­gr<text:span text:style-name="T1">è</text:span>s ind<text:span text:style-name="T1">é</text:span>fini. On dit qu'il existait aussi chez Pas­teur. Mais on sent n<text:span text:style-name="T1">é</text:span>anmoins que la contradiction scientifique faisait faire de la bile <text:span text:style-name="T1">à</text:span> Pasteur, l'irritait. Au lieu qu'elle divertissait plut<text:span text:style-name="T1">ô</text:span>t le pro­fesseur Potain, comme toute manifestation sinc<text:span text:style-name="T1">è</text:span>re de l'humain, dont il raffolait.</text:p>
      <text:p text:style-name="P38">Examinons d'abord l'Evolution. Je ne puis <text:span text:style-name="T1">é</text:span>crire ce mot sans me repr<text:span text:style-name="T1">é</text:span>senter la v<text:span text:style-name="T1">é</text:span>n<text:span text:style-name="T1">é</text:span>ration dont il a rempli le temps de ma jeunesse, mes contempo­rains, la Facult<text:span text:style-name="T1">é</text:span>, les professeurs en rouge, en jaune et en bleu, les acad<text:span text:style-name="T1">é</text:span>miciens, toute la boutique, comme disait un huissier irrespectueux de l'Ecole de M<text:span text:style-name="T1">é</text:span>decine, <text:span text:style-name="T1">à</text:span> l'<text:span text:style-name="T1">é</text:span>poque de mes <text:span text:style-name="T1">é</text:span>tudes. Quand on avait dit <text:span text:style-name="T1">É</text:span>volution, on avait tout dit. La pens<text:span text:style-name="T1">é</text:span>e, d<text:span text:style-name="T1">é</text:span>velopp<text:span text:style-name="T1">é</text:span>e plus tard par Ren<text:span text:style-name="T1">é</text:span> Quinton (cet esprit</text:p>
      <text:p text:style-name="P52"/>
      <text:p text:style-name="P1">puissant et original) d'axes permanents et fixes, au milieu des lignes et tourbillons du changement, f<text:span text:style-name="T1">û</text:span>t apparue alors comme un blasph<text:span text:style-name="T1">è</text:span>me scientifique, si quelqu'un e<text:span text:style-name="T1">û</text:span>t os<text:span text:style-name="T1">é</text:span> la formuler. De 'la biologie, le principe d'<text:span text:style-name="T1">é</text:span>volution, et de s<text:span text:style-name="T1">é</text:span>lectionnements ou perfectionnements <text:span text:style-name="T1">é</text:span>volutifs, avait gagn<text:span text:style-name="T1">é</text:span> les r<text:span text:style-name="T1">é</text:span>gions litt<text:span text:style-name="T1">é</text:span>raires et m<text:span text:style-name="T1">é</text:span>ditatives. Bruneti<text:span text:style-name="T1">è</text:span>re, critique d'une haute fantaisie, et auteur plaisant qui s'ignorait, mettait de l'<text:span text:style-name="T1">é</text:span>volution, comme d'autres mettent du sel ou de la moutarde, dans tout. Il assimilait les auteurs <text:span text:style-name="T1">à</text:span> des polypiers, les genres romanesques et dramatiques, qu'il classait puis d<text:span text:style-name="T1">é</text:span>classait arbitrai­rement, <text:span text:style-name="T1">à</text:span> des coraux. On ne lit plus ses pesants bouquins, depuis qu'il a quitt<text:span text:style-name="T1">é</text:span> ce monde et <text:span text:style-name="T1">é</text:span>volu<text:span text:style-name="T1">é</text:span> vers d'autres plan<text:span text:style-name="T1">è</text:span>tes (syst<text:span text:style-name="T1">è</text:span>me Charles Richet) et l'on a tort. Leur ni-queue-ni-t<text:span text:style-name="T1">ê</text:span>te est salubre et r<text:span text:style-name="T1">é</text:span>cr<text:span text:style-name="T1">é</text:span>atif. Quand le ciel est gris et la politique maus­sade, quand j'ai un enfant malade et que la m<text:span text:style-name="T1">è</text:span>re et moi attendons impatiemment le docteur, je prends un bouquin de Bruneti<text:span text:style-name="T1">è</text:span>re et ie m'applique un rien d'Evolution. Aussit<text:span text:style-name="T1">ô</text:span>t je revois, couch<text:span text:style-name="T1">é</text:span>es dans leur tombe pr<text:span text:style-name="T1">é</text:span>matur<text:span text:style-name="T1">é</text:span>e, toutes les remarques hypoth<text:span text:style-name="T1">é</text:span>tiques d'Herbert Spencer, qui avait d<text:span text:style-name="T1">é</text:span>cou­vert la d<text:span text:style-name="T1">é</text:span>esse de son c<text:span text:style-name="T1">ô</text:span>t<text:span text:style-name="T1">é</text:span>, tandis que le bon Darwin la poursuivait dans les orchid<text:span text:style-name="T1">é</text:span>es, les plantes grim­pantes, les pelages et les vers de terre. L'univers <text:span text:style-name="T1">é</text:span>volutif <text:span text:style-name="T1">é</text:span>tait facile <text:span text:style-name="T1">à</text:span> apprendre. C'est dommage qu'il n'ait correspondu <text:span text:style-name="T1">à</text:span> aucune r<text:span text:style-name="T1">é</text:span>alit<text:span text:style-name="T1">é</text:span> profonde; et le transformisme pas davantage. 11 semble aujourd'hui que le v<text:span text:style-name="T1">é</text:span>ritable inventeur du syst<text:span text:style-name="T1">è</text:span>me, j'ai nomm<text:span text:style-name="T1">é</text:span> Lamarck, ait eu une notion plus claire</text:p>
      <text:p text:style-name="P32"/>
      <text:p text:style-name="P1">de ses limites, sinon de sa fragilit<text:span text:style-name="T1">é</text:span>, que ses illustres imitateurs et successeurs anglo-saxons. Mais chose <text:span text:style-name="T1">é</text:span>tonnante, en d<text:span text:style-name="T1">é</text:span>pit de tous les efforts faits pour r<text:span text:style-name="T1">é</text:span>parer l'injustice, Lamarck, pr<text:span text:style-name="T1">é</text:span>curseur de Darwin, a toujours <text:span text:style-name="T1">é</text:span>t<text:span text:style-name="T1">é</text:span> t<text:span text:style-name="T1">é</text:span>nu <text:span text:style-name="T1">à</text:span> l'<text:span text:style-name="T1">é</text:span>cart, en parent pauvre, du triomphe, h<text:span text:style-name="T1">é</text:span>las <text:span text:style-name="T1">é</text:span>ph<text:span text:style-name="T1">é</text:span>m<text:span text:style-name="T1">è</text:span>re, du transformisme. On ne l'a invit<text:span text:style-name="T1">é</text:span>, ici et l<text:span text:style-name="T1">à</text:span>, <text:span text:style-name="T1">à</text:span> la noce que pour le mettre au bout de la table. La raison en est que Lamarck n'ayant pas <text:span text:style-name="T1">é</text:span>crit la Descendance de Vhomme, n'<text:span text:style-name="T1">é</text:span>tait pas utilisable, par l'anticl<text:span text:style-name="T1">é</text:span>ricalisme <text:span text:style-name="T1">à</text:span> la mode en 1875, de la m<text:span text:style-name="T1">ê</text:span>me mani<text:span text:style-name="T1">è</text:span>re que Darwin. Ce qui a fait, chez nous, la vogue de Darwin, c'est la simies- quification de l'homme, si j'ose employer ce n<text:span text:style-name="T1">é</text:span>o­logisme. La th<text:span text:style-name="T1">é</text:span>orie, aujourd'hui reconnue gro- l/ru tesque, d'apr<text:span text:style-name="T1">è</text:span>s laquelle nous descendrions du^^ smge, a enchant<text:span text:style-name="T1">é</text:span> les innombrables ennemis que Dieu comptait en France, <text:span text:style-name="T1">à</text:span> l'<text:span text:style-name="T1">é</text:span>poque pr<text:span text:style-name="T1">é</text:span>cit<text:span text:style-name="T1">é</text:span>e, et qui ont fait encore des petits, jusqu'en 191/1. L'ana­logie, prise pour la cause, est, en science, une erreur courante. Elle se donna libre carri<text:span text:style-name="T1">è</text:span>re avec les laiss<text:span text:style-name="T1">é</text:span>s pour compte du transformisme.</text:p>
      <text:p text:style-name="P38">Il est arriv<text:span text:style-name="T1">é</text:span> <text:span text:style-name="T1">à</text:span> Darwin cette double catastrophe, d'abord d'avoir dans Spencer un <text:span text:style-name="T1">é</text:span>mule de seconde zone, un succ<text:span text:style-name="T1">é</text:span>dan<text:span text:style-name="T1">é</text:span> pr<text:span text:style-name="T1">é</text:span>tentieux, extensif et vide, ensuite d'avoir, dans Haeckel, l'outrance et la cari­cature germaniques de ses tr<text:span text:style-name="T1">è</text:span>s int<text:span text:style-name="T1">é</text:span>ressantes consta­tations. Cet imaginatif scrupuleux a p<text:span text:style-name="T1">â</text:span>li du m<text:span text:style-name="T1">é</text:span>­diocre logicien qu'<text:span text:style-name="T1">é</text:span>tait Spencer et du maboul effervescent que fut Haeckel. Il commen<text:span text:style-name="T1">ç</text:span>a par pro­tester faiblement contre l'abus qu'on faisait de ses travaux et les hypoth<text:span text:style-name="T1">è</text:span>ses hasard<text:span text:style-name="T1">é</text:span>es; puis, <text:span text:style-name="T1">é</text:span>tant</text:p>
      <text:p text:style-name="P52"/>
      <text:p text:style-name="P1">modeste, il se tut, laissant se d<text:span text:style-name="T1">é</text:span>cha<text:span text:style-name="T1">î</text:span>ner la sara­bande. Chez nous, il fit, pendant quarante ans, partie du r<text:span text:style-name="T1">é</text:span>gime gras du vendredi saint. Comment n'appellerait-on pas stupide un tel abus de l'aimable roman scientifique, que l'auteur de VOrigine des Esp<text:span text:style-name="T1">è</text:span>ces a <text:span text:style-name="T1">é</text:span>difi<text:span text:style-name="T1">é</text:span> sur ses sagaces et lentes observa­tions, et qui emplit soixante ann<text:span text:style-name="T1">é</text:span>es de ses r<text:span text:style-name="T1">é</text:span>per­cussions inattendues, <text:span text:style-name="T1">à</text:span> travers l'<text:span text:style-name="T1">é</text:span>chafaudage bran­lant d'Auguste Comte. L'alliage du transformisme dogmatis<text:span text:style-name="T1">é</text:span> et du positivisme mal compris est un des monstres les plus r<text:span text:style-name="T1">é</text:span>jouissants de l'entre-deux guerres, qui Ya de 1870 <text:span text:style-name="T1">à</text:span> 1914. Nous lui devons, en politique, l'essentiel du programme radical. Car on sait que Spencer a <text:span text:style-name="T1">é</text:span>chafaud<text:span text:style-name="T1">é</text:span> de r<text:span text:style-name="T1">é</text:span>jouissants principes politiques, correspondant <text:span text:style-name="T1">à</text:span> ses principes de biologie et de sociologie, aussi vains les uns que les autres.</text:p>
      <text:p text:style-name="P38">L'axiome fondamental de l'<text:span text:style-name="T1">é</text:span>volutionnisme ou transformisme, c'est qu'iln'y a ni saut ni hiatus, dans la nature, cons<text:span text:style-name="T1">é</text:span>quemmentpoint de miracle, ce der­nier terme <text:span text:style-name="T1">é</text:span>tant compris dans son sens le plus <text:span text:style-name="T1">é</text:span>tendu de ph<text:span text:style-name="T1">é</text:span>nom<text:span text:style-name="T1">è</text:span>ne soudain, inattendu, <text:span text:style-name="T1">é</text:span>chappant aux lois ordinaires. C'est la condition premi<text:span text:style-name="T1">è</text:span>re du roman, qui part des gel<text:span text:style-name="T1">é</text:span>es marines, du Balthybius Haeckeli, pour aboutir <text:span text:style-name="T1">à</text:span> l'homme, par une lente modification des cellules et des tissus, sous l'influence double d'une certaine force de propulsion interne (sur laquelle on n'insiste pas) et d'agents ext<text:span text:style-name="T1">é</text:span>rieurs, complaisamment <text:span text:style-name="T1">é</text:span>num<text:span text:style-name="T1">é</text:span>r<text:span text:style-name="T1">é</text:span>s. Cette cha<text:span text:style-name="T1">î</text:span>ne des esp<text:span text:style-name="T1">è</text:span>ces (philog<text:span text:style-name="T1">é</text:span>nie) se reproduit, avec des abr<text:span text:style-name="T1">é</text:span>viations con­sid<text:span text:style-name="T1">é</text:span>rables, dans le d<text:span text:style-name="T1">é</text:span>veloppement de l'individu (onto-</text:p>
      <text:p text:style-name="P52"/>
      <text:p text:style-name="P1">g<text:span text:style-name="T1">é</text:span>nie). Ainsi con<text:span text:style-name="T1">ç</text:span>u, le monde vivantest enaugment etprogr<text:span text:style-name="T1">è</text:span>sperp<text:span text:style-name="T1">é</text:span>tuel, les formes inf<text:span text:style-name="T1">é</text:span>rieures subsistant seulement comme t<text:span text:style-name="T1">é</text:span>moins de ces modifications successives, avec disparition n<text:span text:style-name="T1">é</text:span>anmoins de certains types transitoires, et par malheur les plus impor­tants. Pendant soixante ans on a cherch<text:span text:style-name="T1">é</text:span> l'interm<text:span text:style-name="T1">é</text:span>­diaire obligatoire entre l'homme et le singe, l'anneau manquant ; on a assur<text:span text:style-name="T1">é</text:span> qu'on l'avait trouv<text:span text:style-name="T1">é</text:span> : on a d<text:span text:style-name="T1">é</text:span>menti cette nouvelle mirobolante. Aujourd'hui, on commence <text:span text:style-name="T1">à</text:span> se rendre compte que l'<text:span text:style-name="T1">é</text:span>nigme de l'origine des esp<text:span text:style-name="T1">è</text:span>ces, et, notamment, de l'esp<text:span text:style-name="T1">è</text:span>ce humaine, est toujours l<text:span text:style-name="T1">à</text:span>, aussi complexe et trou­blante qu'avant Darwin et Lamarck, et que des ana­logies tout ext<text:span text:style-name="T1">é</text:span>rieures, anatomiques ou autres, ne sont pas des r<text:span text:style-name="T1">é</text:span>ponses d<text:span text:style-name="T1">é</text:span>finitives. Il est m<text:span text:style-name="T1">ê</text:span>me curieux de voir <text:span text:style-name="T1">à</text:span> quel point les ressemblances, anatomiques et physiologiques, <text:span text:style-name="T1">é</text:span>clairent peu le myst<text:span text:style-name="T1">è</text:span>re de la sp<text:span text:style-name="T1">é</text:span>cialisation et de l'individualisation de la vie. Celle-ci garde toujours son caract<text:span text:style-name="T1">è</text:span>re explo­sif, son aspect de feu d'artifice, de d<text:span text:style-name="T1">é</text:span>flagration de fonctions et d'organes de types d<text:span text:style-name="T1">é</text:span>j<text:span text:style-name="T1">à</text:span> connus, mani­festement h<text:span text:style-name="T1">é</text:span>r<text:span text:style-name="T1">é</text:span>ditaires, mais autrement agenc<text:span text:style-name="T1">é</text:span>s. On remarque toujours en elle un variable qui para<text:span text:style-name="T1">î</text:span>t transmissible, et un invariable qui ne le para<text:span text:style-name="T1">î</text:span>t pas. Ce qui laisse supposer que nous sommes <text:span text:style-name="T1">à</text:span> la fois soumis <text:span text:style-name="T1">à</text:span> beaucoup de forces latentes, agissantes et ignor<text:span text:style-name="T1">é</text:span>es de nous; et, en m<text:span text:style-name="T1">ê</text:span>me temps, lib<text:span text:style-name="T1">é</text:span>r<text:span text:style-name="T1">é</text:span>s de ces forces, dans certaines circonstances, <text:span text:style-name="T1">é</text:span>galement inconnues ; et que cette oscillation de l'individuel au sp<text:span text:style-name="T1">é</text:span>cifique, et de la d<text:span text:style-name="T1">é</text:span>termination <text:span text:style-name="T1">à</text:span> l'<text:span text:style-name="T1">é</text:span>chappement, ob<text:span text:style-name="T1">é</text:span>it elle-m<text:span text:style-name="T1">ê</text:span>me <text:span text:style-name="T1">à</text:span> une sorte de rythme sup<text:span text:style-name="T1">é</text:span>rieur, et</text:p>
      <text:p text:style-name="P32"/>
      <text:p text:style-name="P1">ainsi de suite. Le transformisme, qui a r<text:span text:style-name="T1">é</text:span>gn<text:span text:style-name="T1">é</text:span> pen­dant soixante ans dans les sciences biologiques, n'estainsi qu'un aspect local, le plushumblede tous, du probl<text:span text:style-name="T1">è</text:span>me de la vie et qu'une r<text:span text:style-name="T1">é</text:span>ponse <text:span text:style-name="T1">à</text:span> la ques­tion par la question.</text:p>
      <text:p text:style-name="P38">On nous objecte qu'il a eu son utilit<text:span text:style-name="T1">é</text:span>, que ce n'est qu'un semblant de cl<text:span text:style-name="T1">é</text:span>, mais qu'il a entr'ouvert, minimement il est vrai, la porte et suscit<text:span text:style-name="T1">é</text:span>, en tout cas, l'esprit de recherche. Nous pensons, nous, qu'il a embrouill<text:span text:style-name="T1">é</text:span> la serrure. Les savants, imbus de l'<text:span text:style-name="T1">é</text:span>volutionnisme, ont un mal terrible <text:span text:style-name="T1">à</text:span> s'en d<text:span text:style-name="T1">é</text:span>bar­rasser, <text:span text:style-name="T1">£</text:span>t deviennent pareils <text:span text:style-name="T1">à</text:span> des enfants, qui ne peuvent marcher sans leur petit chariot. Arr<text:span text:style-name="T1">ê</text:span>t<text:span text:style-name="T1">é</text:span>s, <text:span text:style-name="T1">à</text:span> chaque instant, par le d<text:span text:style-name="T1">é</text:span>saccord d'une doctrine p<text:span text:style-name="T1">é</text:span>rim<text:span text:style-name="T1">é</text:span>e et des faits, ils demeurent en place, ent<text:span text:style-name="T1">ê</text:span>t<text:span text:style-name="T1">é</text:span>s et chancelants, cherchant une compromission impos­sible. On'ne peut pas dire que le transformisme ait fait avancer d'un pas la conception de la vie. Il l'a rapetiss<text:span text:style-name="T1">é</text:span>e <text:span text:style-name="T1">à</text:span> la mesure de ce jeu <text:span text:style-name="T1">«</text:span> le puzzle <text:span text:style-name="T1">»</text:span>, o<text:span text:style-name="T1">ù</text:span> l'on cherche <text:span text:style-name="T1">à</text:span> reformer des figures, en ajustant les rentrants et sortants pr<text:span text:style-name="T1">éé</text:span>tablis de d<text:span text:style-name="T1">é</text:span>coupages artifi­ciels, et diversement color<text:span text:style-name="T1">é</text:span>s, de planchettes de bois. Haeckel est la boule du jardin, d<text:span text:style-name="T1">é</text:span>formante et cari­caturale, o<text:span text:style-name="T1">ù</text:span> se refl<text:span text:style-name="T1">è</text:span>tent les erreurs et tares origi­nelles du transformisme et du darwinisme. On peut dire de ceux-ci qu'ils sont, sur le plan raisonnable de l'imagination, des syst<text:span text:style-name="T1">è</text:span>mes primaires, et corres­pondant pr<text:span text:style-name="T1">é</text:span>cis<text:span text:style-name="T1">é</text:span>ment <text:span text:style-name="T1">à</text:span> cet affaissement des <text:span text:style-name="T1">é</text:span>lites, que nous avons signal<text:span text:style-name="T1">é</text:span> comme un attribut du xix<text:span text:style-name="T5">e</text:span> si<text:span text:style-name="T1">è</text:span>cle. Claude Bernard en a trahi le m<text:span text:style-name="T1">é</text:span>canisme mental, quand il a pr<text:span text:style-name="T1">é</text:span>conis<text:span text:style-name="T1">é</text:span>, comme moyen de</text:p>
      <text:p text:style-name="P52"/>
      <text:p text:style-name="P1">recherche, une id<text:span text:style-name="T1">é</text:span>e pr<text:span text:style-name="T1">é</text:span>con<text:span text:style-name="T1">ç</text:span>ue quelconque, dans laquelle on essaye de faire entrer la r<text:span text:style-name="T1">é</text:span>alit<text:span text:style-name="T1">é</text:span>, quitte <text:span text:style-name="T1">à</text:span> modifier cette id<text:span text:style-name="T1">é</text:span>e, si elle ne cadre pas avec ce r<text:span text:style-name="T1">é</text:span>el. Les proc<text:span text:style-name="T1">é</text:span>d<text:span text:style-name="T1">é</text:span>s pr<text:span text:style-name="T1">é</text:span>conis<text:span text:style-name="T1">é</text:span>s par Descartes, dans le Discours de la M<text:span text:style-name="T1">é</text:span>thode, bien qu'ils ne soient pas le dernier mot de l'ing<text:span text:style-name="T1">é</text:span>niosit<text:span text:style-name="T1">é</text:span> mentale, paraissent n<text:span text:style-name="T1">é</text:span>anmoins plus s<text:span text:style-name="T1">û</text:span>rs. Mais, <text:span text:style-name="T1">à</text:span> leur tour, le transfor­misme et le darwinisme n'auraient pas trouv<text:span text:style-name="T1">é</text:span> sem­blable audition <text:span text:style-name="T1">à</text:span> une <text:span text:style-name="T1">é</text:span>poque de culture profonde, <text:span text:style-name="T1">à</text:span> une <text:span text:style-name="T1">é</text:span>poque d'<text:span text:style-name="T1">é</text:span>lites constitu<text:span text:style-name="T1">é</text:span>es, non d<text:span text:style-name="T1">é</text:span>sorbit<text:span text:style-name="T1">é</text:span>es par les r<text:span text:style-name="T1">é</text:span>volutions politiques. Il y aurait eu d'autres r<text:span text:style-name="T1">é</text:span>sistances. D'autres, avant Quinton, eussent fait valoir, en face'de l'impulsion <text:span text:style-name="T1">é</text:span>volutive, d'autres forces biologiques, comme celles de constance, de permanence et de fixit<text:span text:style-name="T1">é</text:span>. Le simple bon sens l'in­dique; car l'univers, sans elles, ne serait qu'un perp<text:span text:style-name="T1">é</text:span>tuel et inconcevable <text:span text:style-name="T1">é</text:span>boulement d'atomes et de poussi<text:span text:style-name="T1">è</text:span>res.</text:p>
      <text:p text:style-name="P38">Mais il y a encore l'Involution (ce grand ressort des ph<text:span text:style-name="T1">é</text:span>nom<text:span text:style-name="T1">è</text:span>nes embryologiques) qui, prenant en quelque sorte le contrepied de l'Evolution, et pr<text:span text:style-name="T1">é</text:span>le­vant de l'immuable sur le mobile, agit <text:span text:style-name="T1">à</text:span> travers les esp<text:span text:style-name="T1">è</text:span>ces. Un <text:span text:style-name="T1">é</text:span>quilibre sup<text:span text:style-name="T1">é</text:span>rieur, commun <text:span text:style-name="T1">à</text:span> la nature inanim<text:span text:style-name="T1">é</text:span>e et <text:span text:style-name="T1">à</text:span> la nature anim<text:span text:style-name="T1">é</text:span>e, met ainsi en oppo­sition le transitoire et le durable, le torrent et son lit, les <text:span text:style-name="T1">é</text:span>tats et les formes, et la substance innomm<text:span text:style-name="T1">é</text:span>e qui traverse ces <text:span text:style-name="T1">é</text:span>tats et ces formes. Lorsque cet <text:span text:style-name="T1">é</text:span>quilibre est rompu (par une de ces causes insolites et ignor<text:span text:style-name="T1">é</text:span>es, qui sont aux causes connues de nous ce que les <text:span text:style-name="T1">é</text:span>toiles filantes sont aux astres fixes), il tend <text:span text:style-name="T1">à</text:span> se r<text:span text:style-name="T1">é</text:span>tablir par une s<text:span text:style-name="T1">é</text:span>rie d'oscillations, dont</text:p>
      <text:p text:style-name="P52"/>
      <text:p text:style-name="P1">on constate encore la trace en biologie, <text:span text:style-name="T1">à</text:span> c<text:span text:style-name="T1">ô</text:span>t<text:span text:style-name="T1">é</text:span> de l'<text:span text:style-name="T1">É</text:span>volution et de l'Involution. De sorte que nous entrevoyons des superlois, derri<text:span text:style-name="T1">è</text:span>re une infinit<text:span text:style-name="T1">é</text:span> de lois, parmi lesquelles l'<text:span text:style-name="T1">é</text:span>volution n'est qu'une <text:span text:style-name="T1">é</text:span>toile de faible grandeur, au milieu de cette voie lact<text:span text:style-name="T1">é</text:span>e. Or, encore une fois, ce ciron a empli et occup<text:span text:style-name="T1">é</text:span> soixante ann<text:span text:style-name="T1">é</text:span>es et masqu<text:span text:style-name="T1">é</text:span> l'univers <text:span text:style-name="T1">à</text:span> une foule de chercheurs. Si ce n'est l<text:span text:style-name="T1">à</text:span> de la stupidit<text:span text:style-name="T1">é</text:span>, qu'est-ce qu'il vous faut I</text:p>
      <text:p text:style-name="P38">Chose <text:span text:style-name="T1">é</text:span>trange, j'ai pu me convaincre souvent, en interrogeant des savants connus, et en pleine vogue de l'<text:span text:style-name="T1">é</text:span>volutionnisme, qu'ils n'avaient pas en lui une confiance illimit<text:span text:style-name="T1">é</text:span>e. Mais ils n'osaient en convenir publiquement, retenus qu'ils <text:span text:style-name="T1">é</text:span>taient par le f<text:span text:style-name="T1">é</text:span>ti­chisme ambiant et la crainte de nuire <text:span text:style-name="T1">à</text:span> leur carri<text:span text:style-name="T1">è</text:span>re. Puis il est arriv<text:span text:style-name="T1">é</text:span> ce qui devait arriver : l'<text:span text:style-name="T1">é</text:span>volu­tionnisme de Darwin et la s<text:span text:style-name="T1">é</text:span>lection sexuelle <text:span text:style-name="T1">ç</text:span>nt amen<text:span text:style-name="T1">é</text:span> les doctrinaires du transformisme <text:span text:style-name="T1">à</text:span> n'ad­mettre plus, comme levier biologique, que l'impul­sion sexuelle. Les <text:span text:style-name="T1">é</text:span>tonnantes absurdit<text:span text:style-name="T1">é</text:span>s de Freud, dont la vogue est d<text:span text:style-name="T1">é</text:span>j<text:span text:style-name="T1">à</text:span> commenc<text:span text:style-name="T1">é</text:span>e en France, <text:span text:style-name="T1">à</text:span> l'<text:span text:style-name="T1">é</text:span>poque o<text:span text:style-name="T1">ù</text:span> j'<text:span text:style-name="T1">é</text:span>cris, sont ainsi la d<text:span text:style-name="T1">é</text:span>rivation naturelle, et comme la pourriture, des explications transfor­mistes appliqu<text:span text:style-name="T1">é</text:span>es <text:span text:style-name="T1">à</text:span> l'esp<text:span text:style-name="T1">è</text:span>ce humaine. Nul ne con­teste l'importance consid<text:span text:style-name="T1">é</text:span>rable des ph<text:span text:style-name="T1">é</text:span>nom<text:span text:style-name="T1">è</text:span>nes sexuels dans l'esp<text:span text:style-name="T1">è</text:span>ce humaine et dans l'individu. Mais soumettre la personne humaine <text:span text:style-name="T1">à</text:span> l'exclusive tyrannie de l'instinct g<text:span text:style-name="T1">é</text:span>n<text:span text:style-name="T1">é</text:span>sique, alors que sa raison lutte sans tr<text:span text:style-name="T1">ê</text:span>ve contre cet instinct, est une erreur <text:span text:style-name="T1">à</text:span> tous points de vue d<text:span text:style-name="T1">é</text:span>plorable et qui rejoint le d<text:span text:style-name="T1">é</text:span>ce­vant fatalisme d'avant 1914. A quoi aura servi la</text:p>
      <text:p text:style-name="P52"/>
      <text:p text:style-name="P1">destruction exp<text:span text:style-name="T1">é</text:span>rimentale et rationnelle du darwi­nisme, si, sur ses d<text:span text:style-name="T1">é</text:span>bris, s'instaure le sexualisme universel ?</text:p>
      <text:p text:style-name="P38">Commenc<text:span text:style-name="T1">é</text:span> dans les sciences biologiques, o<text:span text:style-name="T1">ù</text:span> le darwinisme avait son r<text:span text:style-name="T1">é</text:span>duit, le mouvement de reflux s'est propag<text:span text:style-name="T1">é</text:span> avec rapidit<text:span text:style-name="T1">é</text:span> <text:span text:style-name="T1">à</text:span> tous les autres domai­nes, notamment <text:span text:style-name="T1">à</text:span> celui de la psychologie dite exp<text:span text:style-name="T1">é</text:span>­rimentale, o<text:span text:style-name="T1">ù</text:span> l'on parlait d<text:span text:style-name="T1">é</text:span>j<text:span text:style-name="T1">à</text:span> de peser la pens<text:span text:style-name="T1">é</text:span>e et de mesurer les <text:span text:style-name="T1">é</text:span>motions ! Car l'Evolution, c'est-<text:span text:style-name="T1">à</text:span>- dire le cheminement, de la mati<text:span text:style-name="T1">è</text:span>re vers l'esprit et des min<text:span text:style-name="T1">é</text:span>raux vers les v<text:span text:style-name="T1">é</text:span>g<text:span text:style-name="T1">é</text:span>taux, puis vers les ani­maux, puis vers l'homme apparaissait, comme un truisme, aux environs de 1890-1900. Il paraissait l<text:span text:style-name="T1">é</text:span>gitime d'assimiler l'esprit <text:span text:style-name="T1">à</text:span> une esp<text:span text:style-name="T1">è</text:span>ce de phos­phorescence, justiciable de la balance et des r<text:span text:style-name="T1">é</text:span>actifs. A partir de l<text:span text:style-name="T1">à</text:span> on pouvait s'<text:span text:style-name="T1">é</text:span>tablir psychologue, comme on s'<text:span text:style-name="T1">é</text:span>tablit pharmacien ; et nous avons connu, et il existe peut-<text:span text:style-name="T1">ê</text:span>tre encore, <text:span text:style-name="T1">à</text:span> la Sorbonne m<text:span text:style-name="T1">ê</text:span>me, des laboratoires de psychologie ! Leur ridicule est devenu patent, ce qui est d<text:span text:style-name="T1">é</text:span>j<text:span text:style-name="T1">à</text:span> quelque chose. A son tour, l'<text:span text:style-name="T1">é</text:span>conomie politique a renonc<text:span text:style-name="T1">é</text:span> <text:span text:style-name="T1">à</text:span> la doc­trine de l'Evolution, qui n'avait amen<text:span text:style-name="T1">é</text:span> dans ses constatations que d'extraordinaires sophismes. Par contre; dans certains milieux politiques, notamment r<text:span text:style-name="T1">é</text:span>volutionnaires, le transformisme est demeur<text:span text:style-name="T1">é</text:span> un dogme, ce qui n'a rien d'extraordinaire, <text:span text:style-name="T1">é</text:span>tant donn<text:span text:style-name="T1">é</text:span> l'ignorance des centres dits intellectuels o<text:span text:style-name="T1">ù</text:span> se recrutent les docteurs selon Karl Marx, Bakou- nine et Stirner. Ces pauvres gens (je veux dire les d<text:span text:style-name="T1">é</text:span>mocrates r<text:span text:style-name="T1">é</text:span>volutionnaires), se croyant des esprits tr<text:span text:style-name="T1">è</text:span>s avanc<text:span text:style-name="T1">é</text:span>s, se r<text:span text:style-name="T1">é</text:span>clament ainsi d'une th<text:span text:style-name="T1">è</text:span>sed<text:span text:style-name="T1">é</text:span>su<text:span text:style-name="T1">è</text:span>te,</text:p>
      <text:p text:style-name="P52"/>
      <text:p text:style-name="P1">p<text:span text:style-name="T1">é</text:span>rim<text:span text:style-name="T1">é</text:span>e, aujourd'hui abandonn<text:span text:style-name="T1">é</text:span>e par tout homme qui r<text:span text:style-name="T1">é</text:span>fl<text:span text:style-name="T1">é</text:span>chit et que n'ont point r<text:span text:style-name="T1">é</text:span>ussi <text:span text:style-name="T1">à</text:span> rajeunir les r<text:span text:style-name="T1">ê</text:span>veries biologico-paraphysiques d'un Bergson. On rencontre ainsi, dans les <text:span text:style-name="T1">î</text:span>les de la Sonde, des sau­vages encore adonn<text:span text:style-name="T1">é</text:span>s <text:span text:style-name="T1">à</text:span> l'idol<text:span text:style-name="T1">â</text:span>trie d'un f<text:span text:style-name="T1">é</text:span>tiche aban­donn<text:span text:style-name="T1">é</text:span> et devenu incompr<text:span text:style-name="T1">é</text:span>hensible, dont on ne sait plus s'il repr<text:span text:style-name="T1">é</text:span>sente un phallus, ou une gourde, ou une borne de champ. J'ai <text:span text:style-name="T1">é</text:span>t<text:span text:style-name="T1">é</text:span> quelquefois charm<text:span text:style-name="T1">é</text:span> (dans les r<text:span text:style-name="T1">é</text:span>unions publiques) d'entendre un bolche- viste, instruit et disert, m'exposer un lambeau de Darwin ou d'Haeckel, adapt<text:span text:style-name="T1">é</text:span> <text:span text:style-name="T1">à</text:span> sa sanglante chi­m<text:span text:style-name="T1">è</text:span>re, et qui me rappelait ma jeunesse, et les b<text:span text:style-name="T1">â</text:span>ti­ments de botanique et zoologie exp<text:span text:style-name="T1">é</text:span>rimentales de la Facult<text:span text:style-name="T1">é</text:span> de m<text:span text:style-name="T1">é</text:span>decine, alors install<text:span text:style-name="T1">é</text:span>s derri<text:span text:style-name="T1">è</text:span>re le Panth<text:span text:style-name="T1">é</text:span>on, rue Vauquelin. La pens<text:span text:style-name="T1">é</text:span>e que l'on remuait encore les masses avec ces antiques balivernes m'enchantait.</text:p>
      <text:p text:style-name="P38">La r<text:span text:style-name="T1">é</text:span>action antitransformiste n'a pas encore donn<text:span text:style-name="T1">é</text:span> le savant d<text:span text:style-name="T1">é</text:span>cisif, auquelelle a droit. Mais nous l'atten­dons de confiance. Il ne peut ne pas survenir; et contrairement <text:span text:style-name="T1">à</text:span> l'usage, les obstacles, m<text:span text:style-name="T1">ê</text:span>me acad<text:span text:style-name="T1">é</text:span>­miques, auxquels il se heutera seront faihles. La porte est largement enfonc<text:span text:style-name="T1">é</text:span>e. Une lassitude et un d<text:span text:style-name="T1">é</text:span>go<text:span text:style-name="T1">û</text:span>t g<text:span text:style-name="T1">é</text:span>n<text:span text:style-name="T1">é</text:span>ral environnent aujourd'hui les th<text:span text:style-name="T1">è</text:span>ses <text:span text:style-name="T1">é</text:span>volutionnistes et leurs explications de mus<text:span text:style-name="T1">é</text:span>es de cire. L'ontog<text:span text:style-name="T1">é</text:span>nie ne para<text:span text:style-name="T1">î</text:span>t pluslant que cela <text:span text:style-name="T1">ê</text:span>tre la reproduction de la philog<text:span text:style-name="T1">é</text:span>nie. La barri<text:span text:style-name="T1">è</text:span>re, qui s<text:span text:style-name="T1">é</text:span>pa­rait les esp<text:span text:style-name="T1">è</text:span>ces a<text:span text:style-name="T5">v</text:span>ant Darwin, semble s'<text:span text:style-name="T1">ê</text:span>tre conso­lid<text:span text:style-name="T1">é</text:span>e et renforc<text:span text:style-name="T1">é</text:span>e. Les derniers ent<text:span text:style-name="T1">ê</text:span>t<text:span text:style-name="T1">é</text:span>s simiomanes se demandent si le singe ne serait pas un humain d<text:span text:style-name="T1">é</text:span>g<text:span text:style-name="T1">é</text:span>n<text:span text:style-name="T1">é</text:span>r<text:span text:style-name="T1">é</text:span>: et rien n'emp<text:span text:style-name="T1">ê</text:span>cherait en effet de prendre</text:p>
      <text:p text:style-name="P52"/>
      <text:p text:style-name="P1"/>
      <text:p text:style-name="P1">la fameuse cha<text:span text:style-name="T1">î</text:span>ne <text:span text:style-name="T1">à</text:span> rebrousse mailles et de consi­d<text:span text:style-name="T1">é</text:span>rer le ver de terre comme la supr<text:span text:style-name="T1">ê</text:span>me d<text:span text:style-name="T1">é</text:span>gradation de l'homme, descendu lentement, et sans saltus, <text:span text:style-name="T1">à</text:span> travers les oiseaux, les insectes et les mollusques, et ayant perdu ses jambes, ses pieds, ses bras, ses mains, ainsi que la diff<text:span text:style-name="T1">é</text:span>renciation de sa bo<text:span text:style-name="T1">î</text:span>te cr<text:span text:style-name="T1">â</text:span>­nienne, dans la lutte pour la vie, strugglc for life, <text:span text:style-name="T1">à</text:span> l'envers. Cette hypoth<text:span text:style-name="T1">è</text:span>se n° 2 n'est pas plus invraisemblable ni d<text:span text:style-name="T1">é</text:span>bile que la n° 1, sur laquelle elle a l'avantage de la logique. Il est plus ais<text:span text:style-name="T1">é</text:span>, en effet, d'imaginer une perte d'organes en s<text:span text:style-name="T1">é</text:span>rie et un affaiblissement cons<text:span text:style-name="T1">é</text:span>cutif des fonctions qu'un aug- ment continu d'organes, avec une complexit<text:span text:style-name="T1">é</text:span> crois­sante de fonctions. La cr<text:span text:style-name="T1">é</text:span>ation en plus de quelque chose, <text:span text:style-name="T1">à</text:span> chaque passage, est plus difficile <text:span text:style-name="T1">à</text:span> supposer que la perte de quelque chose <text:span text:style-name="T1">à</text:span> chaque degr<text:span text:style-name="T1">é</text:span> corres­pondant.</text:p>
      <text:p text:style-name="P38">Le grand principe de la lutte pour la vie lui-m<text:span text:style-name="T1">ê</text:span>me (admis sans contestation au Stupide, ou avec des contestations si sottes et inop<text:span text:style-name="T1">é</text:span>rantes qu'il en sortit renforc<text:span text:style-name="T1">é</text:span>,) demanderait <text:span text:style-name="T1">à</text:span> <text:span text:style-name="T1">ê</text:span>tre examin<text:span text:style-name="T1">é</text:span> de pr<text:span text:style-name="T1">è</text:span>s. Darwin avait l'imagination solide, assez courte et dramatique. Le monde lui apparaissait sous les esp<text:span text:style-name="T1">è</text:span>ces du conflit et de la concurrence. Mais il y a aussi les associations, les accords, l'inertie et le renoncement <text:span text:style-name="T1">à</text:span> toute lutte, par la soumission et la fuite, qui d'apr<text:span text:style-name="T1">è</text:span>s la th<text:span text:style-name="T1">è</text:span>se, feraient de la s<text:span text:style-name="T1">é</text:span>lection <text:span text:style-name="T1">à</text:span> rebours. Ce c<text:span text:style-name="T1">ô</text:span>t<text:span text:style-name="T1">é</text:span> de la question fut masqu<text:span text:style-name="T1">é</text:span> par le fameux <text:span text:style-name="T1">«</text:span> struggle<text:span text:style-name="T1">»</text:span>. Des animaux tr<text:span text:style-name="T1">è</text:span>s faibles ont surv<text:span text:style-name="T1">é</text:span>cu <text:span text:style-name="T1">à</text:span> des animaux tr<text:span text:style-name="T1">è</text:span>s forts, soit que ceux-ci aient abus<text:span text:style-name="T1">é</text:span> de leurs forces pour courir trop de</text:p>
      <text:p text:style-name="P52"/>
      <text:p text:style-name="P1">risques, soit que l'inoffensif ait plus de chances de dur<text:span text:style-name="T1">é</text:span>eque l'offensif. C'est ainsi que le simple passant, timide et d<text:span text:style-name="T1">é</text:span>sarm<text:span text:style-name="T1">é</text:span>, a plus de chances de circuler sans encombre que le sergent de ville arm<text:span text:style-name="T1">é</text:span> et qui, d'apr<text:span text:style-name="T1">è</text:span>s le struggle for life, devrait cependant l'absorber et le remplacer en dix ann<text:span text:style-name="T1">é</text:span>es. Le papa Darwin semble avoir en outre (d'apr<text:span text:style-name="T1">è</text:span>s sa corres­pondance elle-m<text:span text:style-name="T1">ê</text:span>me) ce don myst<text:span text:style-name="T1">é</text:span>rieux de persua­sion ou, selon Babinski, de pithiatisme, dont on note aujourd'hui les saisissants effets. Il faisait ais<text:span text:style-name="T1">é</text:span>­ment croire aux Polonius de son temps (acad<text:span text:style-name="T1">é</text:span>mi­ciens, naturalistes, simples lecteurs) que le nuage <text:span text:style-name="T1">é</text:span>tait un chameau, une belette, ou r<text:span text:style-name="T1">é</text:span>ciproquement. Comme il arrive, en ces cas singuliers, les persuad<text:span text:style-name="T1">é</text:span>s du darwinisme sont demeur<text:span text:style-name="T1">é</text:span>s tels pendant une ving­taine d'ann<text:span text:style-name="T1">é</text:span>es apr<text:span text:style-name="T1">è</text:span>s la mort du ma<text:span text:style-name="T1">î</text:span>tre, jusqu'<text:span text:style-name="T1">à</text:span> l'extinction du rayon persuasif, jusqu'<text:span text:style-name="T1">à</text:span> la mont<text:span text:style-name="T1">é</text:span>e vers la science d'une nouvelle g<text:span text:style-name="T1">é</text:span>n<text:span text:style-name="T1">é</text:span>ration, plus scep­tique.</text:p>
      <text:p text:style-name="P38">Nous avons soulign<text:span text:style-name="T1">é</text:span> l'association amusante qui s'est <text:span text:style-name="T1">é</text:span>tablie entre la pr<text:span text:style-name="T1">é</text:span>tendue loi du transformisme et l'id<text:span text:style-name="T1">é</text:span>e de progr<text:span text:style-name="T1">è</text:span>s continu, dont se pr<text:span text:style-name="T1">é</text:span>valent les r<text:span text:style-name="T1">é</text:span>volutionnaires. On ne voit nullement pourquoi les transformations dues <text:span text:style-name="T1">à</text:span> la lutte pour la vie et <text:span text:style-name="T1">à</text:span> la s<text:span text:style-name="T1">é</text:span>lection sexuelle pr<text:span text:style-name="T1">é</text:span>senteraient toujours, un avan­tage sur l'<text:span text:style-name="T1">é</text:span>tat ant<text:span text:style-name="T1">é</text:span>rieur. Les <text:span text:style-name="T1">é</text:span>volutions dommagea­bles, r<text:span text:style-name="T1">é</text:span>gressives ou non, ne sont pas rares dans le monde anim<text:span text:style-name="T1">é</text:span>: et, du reste, le crit<text:span text:style-name="T1">é</text:span>rium du progr<text:span text:style-name="T1">è</text:span>s n'existe pas. Pour les primaires, le progr<text:span text:style-name="T1">è</text:span>s c'est l'<text:span text:style-name="T1">é</text:span>mancipation ; alors que le plus souvent, l'<text:span text:style-name="T1">é</text:span>man­cipation augmente les chances de destruction de</text:p>
      <text:p text:style-name="P52"/>
      <text:p text:style-name="P1">l'organisme, social ou individuel, qui s'<text:span text:style-name="T1">é</text:span>mancipe. Pour d'autres, le progr<text:span text:style-name="T1">è</text:span>s c'est la complexit<text:span text:style-name="T1">é</text:span>, par laquelle les corps deviennent plus fragiles et plus vuln<text:span text:style-name="T1">é</text:span>rables, donc moins durables. La prolongation de la vie humaine pourrait <text:span text:style-name="T1">ê</text:span>tre le crit<text:span text:style-name="T1">é</text:span>rium d'un progr<text:span text:style-name="T1">è</text:span>s ; mais il est reconnu que l'industrialisme raccourcit le temps de la vie humaine. En exami­nant les choses d'un peu pr<text:span text:style-name="T1">è</text:span>s, on s'aper<text:span text:style-name="T1">ç</text:span>oit que l'id<text:span text:style-name="T1">é</text:span>e de progr<text:span text:style-name="T1">è</text:span>s n'est qu'un d<text:span text:style-name="T1">é</text:span>placement extensif de l'amour-propre et de l'infatuation, une forme de chronocentrisme. Celui qui croit <text:span text:style-name="T1">à</text:span> cette creuse idole, admet bien que l'avenir sera encore plus beau que le pr<text:span text:style-name="T1">é</text:span>sent, mais c'est surtout la sup<text:span text:style-name="T1">é</text:span>riorit<text:span text:style-name="T1">é</text:span> illusoire du pr<text:span text:style-name="T1">é</text:span>sent sur le pass<text:span text:style-name="T1">é</text:span>, dans tous les domaines, qui fait le fond du culte et la d<text:span text:style-name="T1">é</text:span>lectation du cat<text:span text:style-name="T1">é</text:span>chum<text:span text:style-name="T1">è</text:span>ne. Comparons, par exemple, l'<text:span text:style-name="T1">é</text:span>tat agricole <text:span text:style-name="T1">à</text:span> l'<text:span text:style-name="T1">é</text:span>tat industriel, celui-ci <text:span text:style-name="T1">é</text:span>-tant cens<text:span text:style-name="T1">é</text:span> repr<text:span text:style-name="T1">é</text:span>­senter un progr<text:span text:style-name="T1">è</text:span>s sur celui-l<text:span text:style-name="T1">à</text:span>. L'agriculture postule la paix. L'<text:span text:style-name="T1">é</text:span>tat industriel va <text:span text:style-name="T1">à</text:span> la guerre, par une sorte de sombre n<text:span text:style-name="T1">é</text:span>cessit<text:span text:style-name="T1">é</text:span>, car il abonde en machines des­tructrices, en moyens de transport et en transforma­tions de forces rapides ; machines, moyens et forces que l'homme emploie aussit<text:span text:style-name="T1">ô</text:span>t <text:span text:style-name="T1">à</text:span> ce qui lui est le plus cher, et qui est la domination. L'agriculture, adapt<text:span text:style-name="T1">é</text:span>e aux sciences, fait la noblesse du paysage. L'industrie souille et d<text:span text:style-name="T1">é</text:span>truit le paysage, par ses <text:span text:style-name="T1">é</text:span>tablissements d'une laideur <text:span text:style-name="T1">é</text:span>pouvantable, quoi­qu'on ait comiquement soutenu le contraire, au temps du naturalisme. De 1880 <text:span text:style-name="T1">à</text:span> 1900, l'esth<text:span text:style-name="T1">é</text:span>tique du tuyau de chemin<text:span text:style-name="T1">é</text:span>e d'usine, du marteau-pilon et de la tour Eiffel a <text:span text:style-name="T1">é</text:span>t<text:span text:style-name="T1">é</text:span> d<text:span text:style-name="T1">é</text:span>fendue par une l<text:span text:style-name="T1">é</text:span>gion de</text:p>
      <text:p text:style-name="P32"/>
      <text:p text:style-name="P1">verbeux cr<text:span text:style-name="T1">é</text:span>tins. Sans doute, l'industrie est n<text:span text:style-name="T1">é</text:span>ces­sit<text:span text:style-name="T1">é</text:span>, mais ce n'est pas une n<text:span text:style-name="T1">é</text:span>cessit<text:span text:style-name="T1">é</text:span> aimable ; et le servage mental et corporel, auquel elle astreint l'homme et la femme, dans la soci<text:span text:style-name="T1">é</text:span>t<text:span text:style-name="T1">é</text:span> actuelle, est le tragique probl<text:span text:style-name="T1">è</text:span>me des temps modernes. Je ne pense point que ce tragique soit compens<text:span text:style-name="T1">é</text:span> par le t<text:span text:style-name="T1">é</text:span>l<text:span text:style-name="T1">é</text:span>phone, le phonographe, le cin<text:span text:style-name="T1">é</text:span>ma, ni m<text:span text:style-name="T1">ê</text:span>me la t<text:span text:style-name="T1">é</text:span>l<text:span text:style-name="T1">é</text:span>graphie sans fil.</text:p>
      <text:p text:style-name="P38">Habitant pendant les vacances, une des plus nobles r<text:span text:style-name="T1">é</text:span>gions de la noble Touraine, pr<text:span text:style-name="T1">è</text:span>s d'une petite ville o<text:span text:style-name="T1">ù</text:span> l'industrie s'installe, j'ai maintes fois, au cours de mes promenades, m<text:span text:style-name="T1">é</text:span>dit<text:span text:style-name="T1">é</text:span> sur le contraste saisissant des laboureurs et des vignerons, dans leurs champs dor<text:span text:style-name="T1">é</text:span>s et rouges, <text:span text:style-name="T1">à</text:span> l'aube heureuse, et des ouvriers allant tristement rejoindre leurs sombres et sinistres b<text:span text:style-name="T1">â</text:span>tisses. Le paysan tou­rangeau, vivant en famille, boit son vin clair et p<text:span text:style-name="T1">é</text:span>tillant, trempe le miot et raconte en excellent style (venu de Rabelais et de plus loin) des histoires sal<text:span text:style-name="T1">é</text:span>es et poivr<text:span text:style-name="T1">é</text:span>es. L'ouvrier d'usine' tourangelle, sans tradition comme sans syntaxe, boit un alcool de feu falsifi<text:span text:style-name="T1">é</text:span>, vit loin des siens et rage contre une soci<text:span text:style-name="T1">é</text:span>t<text:span text:style-name="T1">é</text:span> dans laquelle il ne voit (et qui ne l'en excu­serait?) qu'une mar<text:span text:style-name="T1">â</text:span>tre. Le disparate de ces desti­n<text:span text:style-name="T1">é</text:span>es, appuy<text:span text:style-name="T1">é</text:span>es, l'une sur la tradition, l'autre sur le pr<text:span text:style-name="T1">é</text:span>tendu progr<text:span text:style-name="T1">è</text:span>s, donne tristement <text:span text:style-name="T1">à</text:span> r<text:span text:style-name="T1">é</text:span>fl<text:span text:style-name="T1">é</text:span>chir. De m<text:span text:style-name="T1">ê</text:span>me, il est comique de songer que les colonisa­teurs pr<text:span text:style-name="T1">é</text:span>tendent apporter le progr<text:span text:style-name="T1">è</text:span>s <text:span text:style-name="T1">à</text:span> des popula­tions raffin<text:span text:style-name="T1">é</text:span>es, comme celles de l'Indo-Chine par exemple, o<text:span text:style-name="T1">ù</text:span> les usages de politesse sont infiniment sup<text:span text:style-name="T1">é</text:span>rieurs <text:span text:style-name="T1">à</text:span> ceux de l'Occident, o<text:span text:style-name="T1">ù</text:span> tant de tr<text:span text:style-name="T1">è</text:span>s</text:p>
      <text:p text:style-name="P52"/>
      <text:p text:style-name="P1">vieilles civilisations sont superpos<text:span text:style-name="T1">é</text:span>es et fondues, <text:span text:style-name="T1">à</text:span> la fa<text:span text:style-name="T1">ç</text:span>on des strates de laque polie. Pendant que certaines choses s'am<text:span text:style-name="T1">é</text:span>liorent, d'autres empirent. Les facilit<text:span text:style-name="T1">é</text:span>s extr<text:span text:style-name="T1">ê</text:span>mes de la vie mat<text:span text:style-name="T1">é</text:span>rielle rendent l'homme inerte ou paresseux et amoindrissent en lui le sens de l'elfort, condition essentielle de ce contentement un peu stable, que le vulgaire appelle le bonheur. Prenons un m<text:span text:style-name="T1">é</text:span>tier d<text:span text:style-name="T1">é</text:span>termin<text:span text:style-name="T1">é</text:span>, l'h<text:span text:style-name="T1">ô</text:span>tel­lerie, par exemple. Il est convenu (et tous les clubs touristiques du monde l'affirment) que les (( h<text:span text:style-name="T1">ô</text:span>tels modernes <text:span text:style-name="T1">»</text:span>, les palaces, avec leurs salons luisants (et hideux) et leurs waterclosets et cabinets de toilette perfectionn<text:span text:style-name="T1">é</text:span>s, sont tr<text:span text:style-name="T1">è</text:span>s sup<text:span text:style-name="T1">é</text:span>rieurs aux auberges d'autrefois, du bon vieux temps. Tel n'est point mon avis, et l'on en reviendra. L'avantage assez bref de cabinets avec chasse d'eau et si<text:span text:style-name="T1">è</text:span>ge hypercir<text:span text:style-name="T1">é</text:span>, de cuvettes de porcelaine <text:span text:style-name="T1">à</text:span> bascule et de la circulation d'eau chaude (d'ailleurs souvent bouch<text:span text:style-name="T1">é</text:span>e) est amplement compens<text:span text:style-name="T1">é</text:span> par l'infamie de la cuisine dite <text:span text:style-name="T1">«</text:span> europ<text:span text:style-name="T1">é</text:span>enne <text:span text:style-name="T1">»</text:span> et de ses sauces toutes pr<text:span text:style-name="T1">é</text:span>par<text:span text:style-name="T1">é</text:span>es, de ses vins fabriqu<text:span text:style-name="T1">é</text:span>s et nocifs. La cuisine <text:span text:style-name="T1">é</text:span>lectrique est une atrocit<text:span text:style-name="T1">é</text:span>, par rapport <text:span text:style-name="T1">à</text:span> la cuisine au gaz, elle-m<text:span text:style-name="T1">ê</text:span>me fort inf<text:span text:style-name="T1">é</text:span>rieure <text:span text:style-name="T1">à</text:span> la cuisine <text:span text:style-name="T1">à</text:span> la broche, sur le feu de sarments.</text:p>
      <text:p text:style-name="P38">En somme (et sans y insister davantage, le th<text:span text:style-name="T1">è</text:span>me <text:span text:style-name="T1">é</text:span>tant rebattu) il y a, ici et l<text:span text:style-name="T1">à</text:span>, des progr<text:span text:style-name="T1">è</text:span>s, ici et l<text:span text:style-name="T1">à</text:span> des r<text:span text:style-name="T1">é</text:span>gressions, ici et l<text:span text:style-name="T1">à</text:span> des statu quo, mais il n'y a pas le Progr<text:span text:style-name="T1">è</text:span>s, avec un grand P, pas plus qu'il n'y a l'Evolution (avec un grand E). Le xix<text:span text:style-name="T5">e</text:span> si<text:span text:style-name="T1">è</text:span>cle a eu la manie des majuscules, sous lesquelles se cache, en g<text:span text:style-name="T1">é</text:span>n<text:span text:style-name="T1">é</text:span>ral, le minimum de r<text:span text:style-name="T1">é</text:span>alit<text:span text:style-name="T1">é</text:span> et de substance.</text:p>
      <text:p text:style-name="P52"/>
      <text:p text:style-name="P38">Dans le domaine de la vie int<text:span text:style-name="T1">é</text:span>rieure (si n<text:span text:style-name="T1">é</text:span>glig<text:span text:style-name="T1">é</text:span> depuis l'effacement de la philosophie scolastique et son remplacement par la pseudo-m<text:span text:style-name="T1">é</text:span>taphysique de la R<text:span text:style-name="T1">é</text:span>forme) le dogme de l'<text:span text:style-name="T1">é</text:span>volution et du trans­formisme, avant d'aboutir aux insanit<text:span text:style-name="T1">é</text:span>s de la psy­chanalyse, n'a donn<text:span text:style-name="T1">é</text:span> lieu qu'<text:span text:style-name="T1">à</text:span> des pauvret<text:span text:style-name="T1">é</text:span>s. Le xix* si<text:span text:style-name="T1">è</text:span>cle a v<text:span text:style-name="T1">é</text:span>cu sur le <text:span text:style-name="T1">«</text:span> tarte <text:span text:style-name="T1">à</text:span> la cr<text:span text:style-name="T1">è</text:span>me <text:span text:style-name="T1">»</text:span> de l'asso­ciation des id<text:span text:style-name="T1">é</text:span>es qui, lui aussi, explique tout par la s<text:span text:style-name="T1">é</text:span>rie longitudinale et en faisant de la pens<text:span text:style-name="T1">é</text:span>e une sorte de taenia, de direction uniforme, o<text:span text:style-name="T1">ù</text:span> l'anneau succ<text:span text:style-name="T1">è</text:span>de <text:span text:style-name="T1">à</text:span> l'anneau. L'introspection, compl<text:span text:style-name="T1">è</text:span>tement d<text:span text:style-name="T1">é</text:span>laiss<text:span text:style-name="T1">é</text:span>e (alors qu'elle est l'unique instrument de l'examen psychologique) fut abandonn<text:span text:style-name="T1">é</text:span>e aux mora­listes et aux romanciers ; cependant que les clini­ciens <text:span text:style-name="T1">é</text:span>tudiaient grosso modo, en compagnie des ali<text:span text:style-name="T1">é</text:span>nistes, les alt<text:span text:style-name="T1">é</text:span>rations d'une imagination dont on n'examinait point le fonctionnement normal. Il fut admis que, de la naissance <text:span text:style-name="T1">à</text:span> l'<text:span text:style-name="T1">â</text:span>ge adulte, l'esprit de l'homme <text:span text:style-name="T1">é</text:span>voluait en progressant et progressait en <text:span text:style-name="T1">é</text:span>voluant, que le jeune enfant <text:span text:style-name="T1">é</text:span>tait une sorte de demi-fou, ce qui est exactement le contraire de la r<text:span text:style-name="T1">é</text:span>alit<text:span text:style-name="T1">é</text:span>, et que la chute du d<text:span text:style-name="T1">é</text:span>sir co<text:span text:style-name="T1">ï</text:span>ncidait avec le d<text:span text:style-name="T1">é</text:span>p<text:span text:style-name="T1">é</text:span>rissement de l'intelligence. L'<text:span text:style-name="T1">é</text:span>poque 1860­1900, qui se pr<text:span text:style-name="T1">é</text:span>tendit observatrice et exp<text:span text:style-name="T1">é</text:span>rimen­tale, fut ainsi, au point de vue psychique, celle o<text:span text:style-name="T1">ù</text:span> l'on observa le moins et o<text:span text:style-name="T1">ù</text:span> l'exp<text:span text:style-name="T1">é</text:span>rience int<text:span text:style-name="T1">é</text:span>rieure fut la plus mis<text:span text:style-name="T1">é</text:span>rable. Ce fut une des cons<text:span text:style-name="T1">é</text:span>quences du mat<text:span text:style-name="T1">é</text:span>rialisme <text:span text:style-name="T1">à</text:span> la mode, <text:span text:style-name="T1">é</text:span>picurien comme <text:span text:style-name="T1">à</text:span> la Facult<text:span text:style-name="T1">é</text:span> de M<text:span text:style-name="T1">é</text:span>decine, ou sto<text:span text:style-name="T1">ï</text:span>cien, comme chez Jules Soury.</text:p>
      <text:p text:style-name="P38">En biologie enfin, la confusion transformiste</text:p>
      <text:p text:style-name="P52"/>
      <text:p text:style-name="P1">amena <text:span text:style-name="T1">à</text:span> n<text:span text:style-name="T1">é</text:span>gliger ces descriptions, exactes et savan­tes, qui avaient <text:span text:style-name="T1">é</text:span>t<text:span text:style-name="T1">é</text:span> la gloire de l'<text:span text:style-name="T1">é</text:span>cole du Jardin des Plantes, des Guvier, des Geoffroy Saint-Hilaire, des Quatrefages. Le dessin zoologique, botanique perdit son trait et fut remplac<text:span text:style-name="T1">é</text:span> par le badigeon. Les outrecuidantes g<text:span text:style-name="T1">é</text:span>n<text:span text:style-name="T1">é</text:span>ralit<text:span text:style-name="T1">é</text:span>s sont m<text:span text:style-name="T1">è</text:span>res de sottes inductions. Elles foisonnent dans les th<text:span text:style-name="T1">è</text:span>ses d'his­toire naturelle, qui se succ<text:span text:style-name="T1">è</text:span>dent jusqu'en 191/1, et o<text:span text:style-name="T1">ù</text:span> se remarque la pr<text:span text:style-name="T1">é</text:span>occupation d'introduire le doute, l<text:span text:style-name="T1">é</text:span>gitime et n<text:span text:style-name="T1">é</text:span>cessaire dans la doctrine offi­cielle du transformisme, sans cependant ruiner celle-ci d<text:span text:style-name="T1">é</text:span>finitivement. Car le premier Empire a caporalis<text:span text:style-name="T1">é</text:span> les Facult<text:span text:style-name="T1">é</text:span>s et les Sciences et gravement amoindri, sinon tu<text:span text:style-name="T1">é</text:span>, le go<text:span text:style-name="T1">û</text:span>t des recherches origi­nales, hors des sentiers battus.</text:p>
      <text:p text:style-name="P38">Des sciences nouvelles surgissent, il est vrai ; l'histologie (application du microscope aux tissus normaux et pathologiques), l'embryologie, la pa­l<text:span text:style-name="T1">é</text:span>ontologie, etc... cela doit <text:span text:style-name="T1">ê</text:span>tre port<text:span text:style-name="T1">é</text:span> <text:span text:style-name="T1">à</text:span> la colonne des profits du xix<text:span text:style-name="T5">e</text:span> si<text:span text:style-name="T1">è</text:span>cle, qui ne saurait <text:span text:style-name="T1">é</text:span>videm­ment se composer que de pertes. Mais, au lieu que ces sciences naissantes orientent et corrigent les g<text:span text:style-name="T1">é</text:span>n<text:span text:style-name="T1">é</text:span>ralisations h<text:span text:style-name="T1">â</text:span>tives, ce sont celles-ci, qui, d<text:span text:style-name="T1">è</text:span>s le berceau, les encombrent et les faussent dans leurs r<text:span text:style-name="T1">é</text:span>sultats. Des chercheurs comme Ranvier, Mathias Duval, D<text:span text:style-name="T1">é</text:span>jerine, par exemple (je ne parle que de ceux que j'ai connus) se sont vus embringu<text:span text:style-name="T1">é</text:span>s, re­tard<text:span text:style-name="T1">é</text:span>s, mis sous le boisseau, parce qu'ils n'accep­taient pas les yeux ferm<text:span text:style-name="T1">é</text:span>s, les bourdes pseudophi­losophiques qu'on jetait, comme des housses, comme des passe-partout gris<text:span text:style-name="T1">â</text:span>tres, sur leurs essais</text:p>
      <text:p text:style-name="P1">l</text:p>
      <text:p text:style-name="P32"/>
      <text:p text:style-name="P1">d'abord, puis sur l'ensemble de leurs travaux. Ranvier, grand esprit <text:span text:style-name="T1">à</text:span> la fois distrait et modeste, en avait con<text:span text:style-name="T1">ç</text:span>u une sorte de misanthropie. Je l'ai entendu un soir, dans ma jeunesse et sa vieillesse, chez Charcot, marquer, en quelques traits durs et s<text:span text:style-name="T1">û</text:span>rs, <text:span text:style-name="T1">à</text:span> propos pr<text:span text:style-name="T1">é</text:span>cis<text:span text:style-name="T1">é</text:span>ment de l'Evolution, son scepticisme total. Rang<text:span text:style-name="T1">é</text:span>s autour de lui, dans une attitude d<text:span text:style-name="T1">é</text:span>f<text:span text:style-name="T1">é</text:span>rente, des professeurs de Facult<text:span text:style-name="T1">é</text:span>, ses coll<text:span text:style-name="T1">è</text:span>gues, semblaient l'<text:span text:style-name="T1">é</text:span>couter avec stupeur. Il comparait le dogme, alors universellement v<text:span text:style-name="T1">é</text:span>n<text:span text:style-name="T1">é</text:span>r<text:span text:style-name="T1">é</text:span>, <text:span text:style-name="T1">à</text:span> une mode, comme la crinoline, mais qui tourne- boulait les esprits.</text:p>
      <text:p text:style-name="P38">Je pense, <text:span text:style-name="T1">à</text:span> propos de l'Evolution et du Progr<text:span text:style-name="T1">è</text:span>s, l'un portant l'autre, comme l'aveugle et le paraly­tique, que le xix<text:span text:style-name="T5">e</text:span> si<text:span text:style-name="T1">è</text:span>cle pourrait <text:span text:style-name="T1">ê</text:span>tre appel<text:span text:style-name="T1">é</text:span> aussi le si<text:span text:style-name="T1">è</text:span>cle du perroquet. Jamais, au cours des temps modernes, le psittacisme ne s'est donn<text:span text:style-name="T1">é</text:span> plus libre­ment carri<text:span text:style-name="T1">è</text:span>re que de la R<text:span text:style-name="T1">é</text:span>volution <text:span text:style-name="T1">à</text:span> nos jours. Chateaubriand parle quelque part, des cacato<text:span text:style-name="T1">è</text:span>s hypercentenaires de l'Am<text:span text:style-name="T1">é</text:span>rique du Sud, qui ont encore, dans le bec, des mots de la langue perdue des Incas. Peut-<text:span text:style-name="T1">ê</text:span>tre, dans l'avenir, entendra-t-on des oiseaux verts et bleus crier sur les cimes des arbres, sans y attacher d'importance, ces termes vides de sens : <text:span text:style-name="T1">«</text:span> ... Droits de l'homme... Drrrroidlom... E..vlution... Prrrogr<text:span text:style-name="T1">è</text:span>s... Prro- grrr<text:span text:style-name="T1">è</text:span>s... <text:span text:style-name="T1">»</text:span> Des savants discuteront en keksek<text:span text:style-name="T1">ç</text:span>a l<text:span text:style-name="T1">à</text:span> dessus, sans se douter que ces flatus vocis auront perturb<text:span text:style-name="T1">é</text:span> des cervelles humaines par centaines de milliers, empli des biblioth<text:span text:style-name="T1">è</text:span>ques devenues pous­si<text:span text:style-name="T1">è</text:span>re, et ajout<text:span text:style-name="T1">é</text:span> quelques nouveaux motifs <text:span text:style-name="T1">à</text:span> la rage</text:p>
      <text:p text:style-name="P52"/>
      <text:p text:style-name="P1">s<text:span text:style-name="T1">é</text:span>culaire de s'entretuer, qui tient les infortun<text:span text:style-name="T1">é</text:span>s humains.</text:p>
      <text:p text:style-name="P38">Seulement, alors que le perroquet ne r<text:span text:style-name="T1">é</text:span>p<text:span text:style-name="T1">è</text:span>te que des lambeaux de phrase, avec sa frivolit<text:span text:style-name="T1">é</text:span> rapide et nasillarde, nos perroquets <text:span text:style-name="T1">à</text:span> bonnets carr<text:span text:style-name="T1">é</text:span>s, <text:span text:style-name="T1">à</text:span> toges ou habits acad<text:span text:style-name="T1">é</text:span>miques et mondains, ont r<text:span text:style-name="T1">é</text:span>p<text:span text:style-name="T1">é</text:span>t<text:span text:style-name="T1">é</text:span> les vingt-deux formules, qui sont rappel<text:span text:style-name="T1">é</text:span>es <text:span text:style-name="T1">à</text:span> l'intro­duction du pr<text:span text:style-name="T1">é</text:span>sent ouvrage. Ces vingt-deux-l<text:span text:style-name="T1">à</text:span> et quelques autres, plus compliqu<text:span text:style-name="T1">é</text:span>es, tout aussi creuses. Quatre g<text:span text:style-name="T1">é</text:span>n<text:span text:style-name="T1">é</text:span>rations se les sont transmises, ces formules, avec une discipline et une soumis­sion, un renoncement <text:span text:style-name="T1">à</text:span> la r<text:span text:style-name="T1">é</text:span>flexion personnelle, qui n'ont peut-<text:span text:style-name="T1">ê</text:span>tre jamais <text:span text:style-name="T1">é</text:span>t<text:span text:style-name="T1">é</text:span> <text:span text:style-name="T1">é</text:span>gal<text:span text:style-name="T1">é</text:span>s. Des Fran<text:span text:style-name="T1">ç</text:span>ais de 1789 <text:span text:style-name="T1">à</text:span> ceux de i8/i8,de ceux de 1848 <text:span text:style-name="T1">à</text:span> ceux de 1871, de ceux de 1870 <text:span text:style-name="T1">à</text:span> ceux de 1900 et de ceux de 1900 <text:span text:style-name="T1">à</text:span> ceux de 191le stupide formulaire <text:span text:style-name="T1">à</text:span> rebours du sens commun n'a pas vari<text:span text:style-name="T1">é</text:span>. Il est demeur<text:span text:style-name="T1">é</text:span> immuable au milieu des r<text:span text:style-name="T1">é</text:span>volutions, des massacres, des incendies, des tourmentes de tous genres, l<text:span text:style-name="T1">é</text:span>gu<text:span text:style-name="T1">é</text:span> par les p<text:span text:style-name="T1">è</text:span>res aux enfants dans le m<text:span text:style-name="T1">ê</text:span>me moule et les m<text:span text:style-name="T1">ê</text:span>mes inflexions, <text:span text:style-name="T1">à</text:span> la.fa<text:span text:style-name="T1">ç</text:span>on d'un mot d'ordre, ou d'un mot de passe. Une <text:span text:style-name="T1">é</text:span>trange discipline de l'ab­surdit<text:span text:style-name="T1">é</text:span>, sous-ja<text:span text:style-name="T1">ç</text:span>ente aux d<text:span text:style-name="T1">é</text:span>clarations et proclama­tions <text:span text:style-name="T1">é</text:span>mancipatrices et de pr<text:span text:style-name="T1">é</text:span>tendu libre examen, a mis dans les bouches de nos bisa<text:span text:style-name="T1">ï</text:span>eux, de nos arri<text:span text:style-name="T1">è</text:span>re-grands-p<text:span text:style-name="T1">è</text:span>res, de nos grands-p<text:span text:style-name="T1">è</text:span>res, de nos p<text:span text:style-name="T1">è</text:span>res et de nous-m<text:span text:style-name="T1">ê</text:span>mes (je veux dire de ceux de notre bateau) ces insanit<text:span text:style-name="T1">é</text:span>s st<text:span text:style-name="T1">é</text:span>r<text:span text:style-name="T1">é</text:span>otyp<text:span text:style-name="T1">é</text:span>es, qui se sont traduites en lois et en m<text:span text:style-name="T1">œ</text:span>urs, et nous ont men<text:span text:style-name="T1">é</text:span>s l<text:span text:style-name="T1">à</text:span> o<text:span text:style-name="T1">ù</text:span> nous en sommes, en ce bel an 1922 o<text:span text:style-name="T1">ù</text:span> l'<text:span text:style-name="T1">é</text:span>cris : au ras de l'ab<text:span text:style-name="T1">î</text:span>me.</text:p>
      <text:p text:style-name="P52"/>
      <text:p text:style-name="P38"><text:span text:style-name="T1">«</text:span> Celui qui n'<text:span text:style-name="T1">é</text:span>volue pas est un fossile... 11 <text:span text:style-name="T1">«</text:span> faut <text:span text:style-name="T1">é</text:span>voluer... On me reproche d'avoir chang<text:span text:style-name="T1">é</text:span>, <text:span text:style-name="T1">«</text:span> messieurs, pa$ du tout, j'ai <text:span text:style-name="T1">é</text:span>volu<text:span text:style-name="T1">é</text:span>, je me suis <text:span text:style-name="T1">«</text:span> adapt<text:span text:style-name="T1">é</text:span>... L'<text:span text:style-name="T1">é</text:span>volution nous apprend que le pass<text:span text:style-name="T1">é</text:span> <text:span text:style-name="T1">«</text:span> ne ressucite jamais... La loi du progr<text:span text:style-name="T1">è</text:span>s exige de <text:span text:style-name="T1">«</text:span> nous que... Le mouvement qui emporte le <text:span text:style-name="T1">«</text:span> monde vers l'<text:span text:style-name="T1">é</text:span>volution d<text:span text:style-name="T1">é</text:span>mocratique... Cette <text:span text:style-name="T1">«</text:span> guerre du Droit et du Progr<text:span text:style-name="T1">è</text:span>s, o<text:span text:style-name="T1">ù</text:span> les d<text:span text:style-name="T1">é</text:span>mocra- <text:span text:style-name="T1">«</text:span> ties ont vaincu... Celui qui ne marche pas avec <text:span text:style-name="T1">«</text:span> le progr<text:span text:style-name="T1">è</text:span>s est un cadavre ambulant... En avant <text:span text:style-name="T1">«</text:span> donc, messieurs, au del<text:span text:style-name="T1">à</text:span> des tombeaux, vers le <text:span text:style-name="T1">«</text:span> progr<text:span text:style-name="T1">è</text:span>s ind<text:span text:style-name="T1">é</text:span>fini... La grande loi de la nature, <text:span text:style-name="T1">«</text:span> telle que nous l'enseign<text:span text:style-name="T1">è</text:span>rent Lamarck et Darwin, <text:span text:style-name="T1">«</text:span> le transformisme, est aussi la loi du progr<text:span text:style-name="T1">è</text:span>s. <text:span text:style-name="T1">»</text:span> N'entendez-vous pas tous ces perroquets, dans leurs chaires, <text:span text:style-name="T1">à</text:span> leurs tribunes, sur les tr<text:span text:style-name="T1">é</text:span>teaux de la foire et du th<text:span text:style-name="T1">éâ</text:span>tre, r<text:span text:style-name="T1">é</text:span>p<text:span text:style-name="T1">é</text:span>ter ces bourdes, en agitant leurs ailes, et faisant tinter les cha<text:span text:style-name="T1">î</text:span>nes de leurs perchoirs I</text:p>
      <text:p text:style-name="P38">Depuis qu'il y a des hommes, et qui raisonnent, le changement est apparu comme une des condi­tions de la vie en g<text:span text:style-name="T1">é</text:span>n<text:span text:style-name="T1">é</text:span>ral et de la vie humaine en particulier. Mais pourquoi ce changement serait-il uniform<text:span text:style-name="T1">é</text:span>ment progressif et bon? Pourquoi serait-il toujours souhaitable ? Une des caract<text:span text:style-name="T1">é</text:span>ristiques de la nature humaine, c'est son ellort de stabilisation et de r<text:span text:style-name="T1">é</text:span>sistance <text:span text:style-name="T1">à</text:span> l'<text:span text:style-name="T1">é</text:span>croulement perp<text:span text:style-name="T1">é</text:span>tuel de la na­ture tout court. Du point de vue du sens commun (qui est celui que le xix° si<text:span text:style-name="T1">è</text:span>cle a toujours le plus d<text:span text:style-name="T1">é</text:span>­daign<text:span text:style-name="T1">é</text:span> et rabaiss<text:span text:style-name="T1">é</text:span>) il est bien clair que, si l'homme descendait d'une esp<text:span text:style-name="T1">è</text:span>ce aussi r<text:span text:style-name="T1">é</text:span>pandue que le singe, des t<text:span text:style-name="T1">é</text:span>moignages, des sp<text:span text:style-name="T1">é</text:span>cimens du passage</text:p>
      <text:p text:style-name="P52"/>
      <text:p text:style-name="P1">du singe <text:span text:style-name="T1">à</text:span> l'homme, des interm<text:span text:style-name="T1">é</text:span>diaires nombreux existeraient dans diverses contr<text:span text:style-name="T1">é</text:span>es du globe. Pour­quoi et comment auraient-ils pr<text:span text:style-name="T1">é</text:span>cis<text:span text:style-name="T1">é</text:span>ment disparu ? A priori, le sch<text:span text:style-name="T1">é</text:span>ma dress<text:span text:style-name="T1">é</text:span> par Darwin et ses successeurs n'est qu'un sch<text:span text:style-name="T1">é</text:span>ma, c'est-<text:span text:style-name="T1">à</text:span>-dire une supposition lin<text:span text:style-name="T1">é</text:span>aire, et pr<text:span text:style-name="T1">é</text:span>tendue commode, en pr<text:span text:style-name="T1">é</text:span>sence de l'infinie complexit<text:span text:style-name="T1">é</text:span> des formes et des ressources de la vie. Enfin, quiconque r<text:span text:style-name="T1">é</text:span>fl<text:span text:style-name="T1">é</text:span>chit est lrapp<text:span text:style-name="T1">é</text:span> de la pauvret<text:span text:style-name="T1">é</text:span> de conception de la s<text:span text:style-name="T1">é</text:span>lection sexuelle et de la lutte pour la vie, comme agents principaux du pr<text:span text:style-name="T1">é</text:span>tendu transformisme. Ce ne sont l<text:span text:style-name="T1">à</text:span> que deux proc<text:span text:style-name="T1">é</text:span>d<text:span text:style-name="T1">é</text:span>s, entre les tr<text:span text:style-name="T1">è</text:span>s nombreux pro­c<text:span text:style-name="T1">é</text:span>d<text:span text:style-name="T1">é</text:span>s de la nature (connus et suppos<text:span text:style-name="T1">é</text:span>s) pour amener, soit une transformation, soit une stabili­sation des <text:span text:style-name="T1">ê</text:span>tres vivants. Non seulement le passage de l'inanim<text:span text:style-name="T1">é</text:span> <text:span text:style-name="T1">à</text:span> l'anim<text:span text:style-name="T1">é</text:span>, l'origine mat<text:span text:style-name="T1">é</text:span>rielle de l'anim<text:span text:style-name="T1">é</text:span>, demeurent environn<text:span text:style-name="T1">é</text:span>s d'un myst<text:span text:style-name="T1">è</text:span>re total, mais encore les plis de passage, si passage il y eut, d'une cat<text:span text:style-name="T1">é</text:span>gorie de l'anim<text:span text:style-name="T1">é</text:span> <text:span text:style-name="T1">à</text:span> l'autre sont compl<text:span text:style-name="T1">è</text:span>tement ignor<text:span text:style-name="T1">é</text:span>s de nous. Que reste-t-il, dans ces conditions, de l'explication <text:span text:style-name="T1">é</text:span>volutive, quant <text:span text:style-name="T1">à</text:span> l'<text:span text:style-name="T1">é</text:span>chelle des <text:span text:style-name="T1">ê</text:span>tres et quant <text:span text:style-name="T1">à</text:span> son aboutissement pr<text:span text:style-name="T1">é</text:span>sum<text:span text:style-name="T1">é</text:span>, l'homme, si ce n'est une immense infa- tuation, g<text:span text:style-name="T1">é</text:span>n<text:span text:style-name="T1">é</text:span>ralis<text:span text:style-name="T1">é</text:span>e <text:span text:style-name="T1">à</text:span> toute une <text:span text:style-name="T1">é</text:span>poque?</text:p>
      <text:p text:style-name="P38">A quoi tenait cette infatuation ?</text:p>
      <text:p text:style-name="P38">A l'absence d'une m<text:span text:style-name="T1">é</text:span>taphysique v<text:span text:style-name="T1">é</text:span>ritable, qui e<text:span text:style-name="T1">û</text:span>t permis, en quelque sorte, de faire le pont entre la th<text:span text:style-name="T1">é</text:span>ologie et la science, <text:span text:style-name="T1">à</text:span> son remplacement par l'embrouillamini initial et kantien (lui-m<text:span text:style-name="T1">ê</text:span>me fils de la R<text:span text:style-name="T1">é</text:span>forme) entre la chambre m<text:span text:style-name="T1">é</text:span>taphysique de l'esprit et sa serrure.</text:p>
      <text:p text:style-name="P52"/>
      <text:p text:style-name="P38">Enfin l'erreur ou l'infatuation <text:span text:style-name="T1">é</text:span>volutionniste, a donn<text:span text:style-name="T1">é</text:span> <text:span text:style-name="T1">à</text:span> nos contemporains, pendant une cinquan­taine d'ann<text:span text:style-name="T1">é</text:span>es (L'Origine des Esp<text:span text:style-name="T1">è</text:span>ces est de i85()) l'illusion d'une m<text:span text:style-name="T1">é</text:span>taphysique portative, d'une expli­cation g<text:span text:style-name="T1">é</text:span>n<text:span text:style-name="T1">é</text:span>rale de l'univers inanim<text:span text:style-name="T1">é</text:span> et anim<text:span text:style-name="T1">é</text:span>. Celte illusion convenait <text:span text:style-name="T1">à</text:span> la d<text:span text:style-name="T1">é</text:span>bilit<text:span text:style-name="T1">é</text:span> mentale de l'<text:span text:style-name="T1">é</text:span>poque. Mais, si tel est le d<text:span text:style-name="T1">é</text:span>chet de ce que l'on pourrait appeler le r<text:span text:style-name="T1">é</text:span>duit central, biologique et philosophique, du transformisme, on imagine ce que doit <text:span text:style-name="T1">ê</text:span>tre celui de ses ramifications dans les diverses sciences et dans la critique. Avant d'<text:span text:style-name="T1">é</text:span>crire ces lignes, j'ai commenc<text:span text:style-name="T1">é</text:span> par relire les <text:span text:style-name="T1">œ</text:span>uvres et la correspondance de Darwin. Excellentes dans la constatation, ces pages c<text:span text:style-name="T1">é</text:span>l<text:span text:style-name="T1">è</text:span>bres, et qui eurent tant d'influence, deviennent moins bonnes et arbitraires dans l'induction, et tout <text:span text:style-name="T1">à</text:span> fait m<text:span text:style-name="T1">é</text:span>diocres dans l'hypoth<text:span text:style-name="T1">è</text:span>se; car bien que l'auteur s'en d<text:span text:style-name="T1">é</text:span>fende, il verse assez souvent dans l'hypoth<text:span text:style-name="T1">è</text:span>se. Ilypotheses fmgit. Il est entra<text:span text:style-name="T1">î</text:span>n<text:span text:style-name="T1">é</text:span> hors de ses limites, un peu comme Claude Bernard, par une sorte de pr<text:span text:style-name="T1">é</text:span>­somption intellectuelle, qui est sp<text:span text:style-name="T1">é</text:span>ciale au temps dont nous parlons. Il semble que l'outrecuidance litt<text:span text:style-name="T1">é</text:span>raire et politique ait d<text:span text:style-name="T1">é</text:span>teint sur les milieux scientifiques, et leur donne une h<text:span text:style-name="T1">â</text:span>te <text:span text:style-name="T1">à</text:span> conclure qui n'existait point pr<text:span text:style-name="T1">é</text:span>c<text:span text:style-name="T1">é</text:span>demment.</text:p>
      <text:p text:style-name="P38">Au reste, il est tr<text:span text:style-name="T1">è</text:span>s faux que les savants (tout au moins ceux des sciences touchant <text:span text:style-name="T1">à</text:span> la vie) puissent <text:span text:style-name="T1">é</text:span>chapper compl<text:span text:style-name="T1">è</text:span>tement <text:span text:style-name="T1">à</text:span> la subtile ambiance de leur <text:span text:style-name="T1">â</text:span>ge. 11 y a un air moral, comme un air phy­sique, compos<text:span text:style-name="T1">é</text:span> de besoin d'originalit<text:span text:style-name="T1">é</text:span> et de besoin d'imitation, diversement dos<text:span text:style-name="T1">é</text:span>s suivant les g<text:span text:style-name="T1">é</text:span>n<text:span text:style-name="T1">é</text:span>ra-</text:p>
      <text:p text:style-name="P52"/>
      <text:p text:style-name="P1">tions. Cet air p<text:span text:style-name="T1">é</text:span>n<text:span text:style-name="T1">è</text:span>tre partout jusque dans les labo­ratoires les plus secrets, les templa sexena et les tours d'ivoire. Nul n'y <text:span text:style-name="T1">é</text:span>chappe et ceux qui pr<text:span text:style-name="T1">é</text:span>ten­dent s'y soustraire en sont quelquefois les plus profond<text:span text:style-name="T1">é</text:span>ment impr<text:span text:style-name="T1">é</text:span>gn<text:span text:style-name="T1">é</text:span>s. Je n'ai, pour ma part, jamais connu de savant, si sp<text:span text:style-name="T1">é</text:span>cialis<text:span text:style-name="T1">é</text:span> f<text:span text:style-name="T1">û</text:span>t-il, qui n'e<text:span text:style-name="T1">û</text:span>t son coin de pr<text:span text:style-name="T1">é</text:span>tention encyclop<text:span text:style-name="T1">é</text:span>dique. L'homme r<text:span text:style-name="T1">ê</text:span>ve toujours, m<text:span text:style-name="T1">ê</text:span>me <text:span text:style-name="T1">é</text:span>veill<text:span text:style-name="T1">é</text:span>, et son r<text:span text:style-name="T1">ê</text:span>ve a la couleur de son milieu. Par contre, j'ai connu beaucoup de savants, chez qui la passion politique et antireligieuse <text:span text:style-name="T1">é</text:span>tait vive et avou<text:span text:style-name="T1">é</text:span>e. Ils foison­naient au temps de mes <text:span text:style-name="T1">é</text:span>tudes. Le type n'en est certainement pas perdu.</text:p>
      <text:p text:style-name="P38">Ce qui reste du transformisme et de ses pr<text:span text:style-name="T1">é</text:span>ten­dues lois est d<text:span text:style-name="T1">é</text:span>j<text:span text:style-name="T1">à</text:span> bien faible. Qu'en subsistera-t-il dans dix ans? Autant que du d<text:span text:style-name="T1">é</text:span>terminisme peut- <text:span text:style-name="T1">ê</text:span>tre, c'est-<text:span text:style-name="T1">à</text:span>-dire un souvenir historique.</text:p>
      <text:p text:style-name="P38">La notion de l'h<text:span text:style-name="T1">é</text:span>r<text:span text:style-name="T1">é</text:span>dit<text:span text:style-name="T1">é</text:span>, de la transmission con­g<text:span text:style-name="T1">é</text:span>nitale a paru, de son c<text:span text:style-name="T1">ô</text:span>t<text:span text:style-name="T1">é</text:span>, faire un bond vers le milieu du xix° si<text:span text:style-name="T1">è</text:span>cle et elle se retrouve dans tous les travaux biologiques, m<text:span text:style-name="T1">é</text:span>dicaux, psychologiques notamment, qui vont de 1860 <text:span text:style-name="T1">à</text:span> 191 Dans les deux volumes <text:span text:style-name="T1">Ç</text:span>L'H<text:span text:style-name="T1">é</text:span>r<text:span text:style-name="T1">é</text:span>do, le Monde des Images) que j'ai consacr<text:span text:style-name="T1">é</text:span>s au r<text:span text:style-name="T1">ô</text:span>le de l'h<text:span text:style-name="T1">é</text:span>r<text:span text:style-name="T1">é</text:span>dit<text:span text:style-name="T1">é</text:span> dans l'homme, l'esprit humain et l'imagination cr<text:span text:style-name="T1">é</text:span>atrice, j'ai n<text:span text:style-name="T1">é</text:span>­glig<text:span text:style-name="T1">é</text:span> volontairement la courbe historique du pro­bl<text:span text:style-name="T1">è</text:span>me que j'agitais et qui se pr<text:span text:style-name="T1">é</text:span>sente maintenant tout autrement qu'<text:span text:style-name="T1">à</text:span> ses origines. L'h<text:span text:style-name="T1">é</text:span>r<text:span text:style-name="T1">é</text:span>dit<text:span text:style-name="T1">é</text:span> m'appa- ra<text:span text:style-name="T1">î</text:span>t aujourd'hui, apr<text:span text:style-name="T1">è</text:span>s trente ans de r<text:span text:style-name="T1">é</text:span>flexion, d'observation sur l'homme, et de lectures, comme un attribut, constant et permanent, de la vie,</text:p>
      <text:p text:style-name="P52"/>
      <text:p text:style-name="P1">comme la principale force qui meut les <text:span text:style-name="T1">ê</text:span>tres ani­m<text:span text:style-name="T1">é</text:span>s, et comme la g<text:span text:style-name="T1">é</text:span>n<text:span text:style-name="T1">é</text:span>ratrice de cette grande m<text:span text:style-name="T1">é</text:span>­moire cong<text:span text:style-name="T1">é</text:span>nitale; dont la m<text:span text:style-name="T1">é</text:span>moire individuelle n'est qu'une subdivision. On pourrait dire, sans trop d'hyperbole, que l'h<text:span text:style-name="T1">é</text:span>r<text:span text:style-name="T1">é</text:span>dit<text:span text:style-name="T1">é</text:span> c'est la m<text:span text:style-name="T1">é</text:span>moire. Elle est associ<text:span text:style-name="T1">é</text:span>e <text:span text:style-name="T1">à</text:span> la trame de l'<text:span text:style-name="T1">ê</text:span>tre et souvent en lutte avec ce qui constitue sa personne, avec ce que j'ai appel<text:span text:style-name="T1">é</text:span> son soi.</text:p>
      <text:p text:style-name="P38">Or, pendant tout le xix<text:span text:style-name="T5">8</text:span> si<text:span text:style-name="T1">è</text:span>cle, deux points (qui semblent aujourd'hui capitaux) ont <text:span text:style-name="T1">é</text:span>t<text:span text:style-name="T1">é</text:span> m<text:span text:style-name="T1">é</text:span>connus ou pass<text:span text:style-name="T1">é</text:span>s sous silence, dans l'<text:span text:style-name="T1">é</text:span>tude de la transmis­sion des caract<text:span text:style-name="T1">è</text:span>res h<text:span text:style-name="T1">é</text:span>r<text:span text:style-name="T1">é</text:span>ditaires : la partie non h<text:span text:style-name="T1">é</text:span>rit<text:span text:style-name="T1">é</text:span>e de la personnalit<text:span text:style-name="T1">é</text:span>, qui fait que celle-ci diff<text:span text:style-name="T1">è</text:span>re essentiellement de ses ascendants ; le r<text:span text:style-name="T1">ô</text:span>le de la r<text:span text:style-name="T1">é</text:span>viviscence mentale h<text:span text:style-name="T1">é</text:span>r<text:span text:style-name="T1">é</text:span>ditaire dans la facult<text:span text:style-name="T1">é</text:span> appel<text:span text:style-name="T1">é</text:span>e imagination, et dans l'accord ou la lutte de celle-ci avec la raison. Ce sujet, si grave et impor­tant, se trouvait ainsi tronqu<text:span text:style-name="T1">é</text:span> et diminu<text:span text:style-name="T1">é</text:span>, et l'h<text:span text:style-name="T1">é</text:span>­r<text:span text:style-name="T1">é</text:span>dit<text:span text:style-name="T1">é</text:span> en <text:span text:style-name="T1">é</text:span>tait presque r<text:span text:style-name="T1">é</text:span>duite au point de vue ext<text:span text:style-name="T1">é</text:span>rieur en quelque sorte, botanique, zoologique ou pathologique. C'est ainsi que Darwin, Galton et leurs <text:span text:style-name="T1">é</text:span>mules et successeurs n'ont fait, <text:span text:style-name="T1">à</text:span> mon avis, que l'effleurer. On voit les cons<text:span text:style-name="T1">é</text:span>quences : l'<text:span text:style-name="T1">é</text:span>du­cation exige une rectification constante des prin­cipes h<text:span text:style-name="T1">é</text:span>r<text:span text:style-name="T1">é</text:span>ditaires d<text:span text:style-name="T1">é</text:span>fectueux. La volont<text:span text:style-name="T1">é</text:span> peut modifier les ph<text:span text:style-name="T1">é</text:span>nom<text:span text:style-name="T1">è</text:span>nes h<text:span text:style-name="T1">é</text:span>r<text:span text:style-name="T1">é</text:span>ditaires, en agissant sur les images int<text:span text:style-name="T1">é</text:span>rieures. Enfin la libert<text:span text:style-name="T1">é</text:span> humaine est capable de surmonter, au prix d'un effort cons­tant, ce qu'on a appel<text:span text:style-name="T1">é</text:span> la fatalit<text:span text:style-name="T1">é</text:span> h<text:span text:style-name="T1">é</text:span>r<text:span text:style-name="T1">é</text:span>ditaire, ce que j'appelle la m<text:span text:style-name="T1">é</text:span>moire h<text:span text:style-name="T1">é</text:span>r<text:span text:style-name="T1">é</text:span>ditaire. Mais, du m<text:span text:style-name="T1">ê</text:span>me coup, tombe le mat<text:span text:style-name="T1">é</text:span>rialisme commode,<text:span text:style-name="T5">r</text:span>dont</text:p>
      <text:p text:style-name="P52"/>
      <text:p text:style-name="P1">on s'est content<text:span text:style-name="T1">é</text:span> pendant soixante-dix ans et davan­tage, que nous avons vu requ<text:span text:style-name="T1">é</text:span>rir l'<text:span text:style-name="T1">é</text:span>volution, que nous verrons requ<text:span text:style-name="T1">é</text:span>rir les localisations c<text:span text:style-name="T1">é</text:span>r<text:span text:style-name="T1">é</text:span>brales et qui marque l'apog<text:span text:style-name="T1">é</text:span>e de l'abrutissement dans l'en­seignement sup<text:span text:style-name="T1">é</text:span>rieur de nos Facult<text:span text:style-name="T1">é</text:span>s.</text:p>
      <text:p text:style-name="P38">Constatons que presque autant de sottises ont <text:span text:style-name="T1">é</text:span>t<text:span text:style-name="T1">é</text:span> solennellement prof<text:span text:style-name="T1">é</text:span>r<text:span text:style-name="T1">é</text:span>es et profess<text:span text:style-name="T1">é</text:span>es, quant <text:span text:style-name="T1">à</text:span> l'h<text:span text:style-name="T1">é</text:span>r<text:span text:style-name="T1">é</text:span>dit<text:span text:style-name="T1">é</text:span>, au xix<text:span text:style-name="T5">e</text:span> si<text:span text:style-name="T1">è</text:span>cle, qu'il en a <text:span text:style-name="T1">é</text:span>t<text:span text:style-name="T1">é</text:span> prof<text:span text:style-name="T1">é</text:span>r<text:span text:style-name="T1">é</text:span> et profess<text:span text:style-name="T1">é</text:span> quant <text:span text:style-name="T1">à</text:span> l'Evolution et au progr<text:span text:style-name="T1">è</text:span>s. Les m<text:span text:style-name="T1">ê</text:span>mes doctes personnages, qui posaient la loi du progr<text:span text:style-name="T1">è</text:span>s continu et ind<text:span text:style-name="T1">é</text:span>fini par la science, comme r<text:span text:style-name="T1">é</text:span>elle, affirmaient aussi l'in<text:span text:style-name="T1">é</text:span>luctable fatalit<text:span text:style-name="T1">é</text:span> h<text:span text:style-name="T1">é</text:span>r<text:span text:style-name="T1">é</text:span>­ditaire, sans s'apercevoir de la contradiction : L'homme asservi dans sa lign<text:span text:style-name="T1">é</text:span>e, l'humanit<text:span text:style-name="T1">é</text:span> libre et ind<text:span text:style-name="T1">é</text:span>finiment ascendante, telle <text:span text:style-name="T1">é</text:span>tait l'antinomie sur laquelle v<text:span text:style-name="T1">é</text:span>curent les deux g<text:span text:style-name="T1">é</text:span>n<text:span text:style-name="T1">é</text:span>rations de 1870 et de 1900. La rigidit<text:span text:style-name="T1">é</text:span> de l'univers a comme corol­laire la servitude h<text:span text:style-name="T1">é</text:span>r<text:span text:style-name="T1">é</text:span>ditaire de l'esp<text:span text:style-name="T1">è</text:span>ce humaine, elle-m<text:span text:style-name="T1">ê</text:span>me descendant du singe. Ce n'est que vers la fin du si<text:span text:style-name="T1">è</text:span>cle que la philosophie fran<text:span text:style-name="T1">ç</text:span>aise com­mence <text:span text:style-name="T1">à</text:span> envisager, timidement, la contingence des lois de la nature, nullement rejointe par la psycho­logie, la physiologie et la clinique, qui en demeu­rent au d tel p<text:span text:style-name="T1">è</text:span>re, tel fils <text:span text:style-name="T1">»</text:span> et <text:span text:style-name="T1">à</text:span> la cha<text:span text:style-name="T1">î</text:span>ne cong<text:span text:style-name="T1">é</text:span>ni­tale infrangible. A l'<text:span text:style-name="T1">é</text:span>poque o<text:span text:style-name="T1">ù</text:span> je concourais pour l'internat des h<text:span text:style-name="T1">ô</text:span>pitaux (1891) et qui marquait l'apog<text:span text:style-name="T1">é</text:span>e des insanit<text:span text:style-name="T1">é</text:span>s triomphantes, issues de la R<text:span text:style-name="T1">é</text:span>forme et de l'Encyclop<text:span text:style-name="T1">é</text:span>die et port<text:span text:style-name="T1">é</text:span>es sur les ailes de la politique, le monde anim<text:span text:style-name="T1">é</text:span> et la nature humaine, le premier cr<text:span text:style-name="T1">é</text:span>ant le second, <text:span text:style-name="T1">é</text:span>taient ainsi consid<text:span text:style-name="T1">é</text:span>r<text:span text:style-name="T1">é</text:span>s comme une sorte de bagne h<text:span text:style-name="T1">é</text:span>r<text:span text:style-name="T1">é</text:span>ditaire,</text:p>
      <text:p text:style-name="P52"/>
      <text:p text:style-name="P1">tendant n<text:span text:style-name="T1">é</text:span>anmoins au progr<text:span text:style-name="T1">è</text:span>s et au bonheur. On disait : <text:span text:style-name="T1">«</text:span> C'est la forme moderne d<text:span text:style-name="T1">é</text:span> la fatalit<text:span text:style-name="T1">é</text:span> antique, mais tout cela finira tr<text:span text:style-name="T1">è</text:span>s bien. <text:span text:style-name="T1">»</text:span> II ne faut pas s'<text:span text:style-name="T1">é</text:span>tonner, dans de telles conditions, de la pro­portion, croissante et formidable, des ali<text:span text:style-name="T1">é</text:span>n<text:span text:style-name="T1">é</text:span>s de toute sorte, telle que chaque jour on construisait de nouveaux asiles. Ce qui semble extraordinaire, c'est que l'ali<text:span text:style-name="T1">é</text:span>nation, avec de telles doctrines en circulation, n'ait pas encore <text:span text:style-name="T1">é</text:span>t<text:span text:style-name="T1">é</text:span> plus r<text:span text:style-name="T1">é</text:span>pandue.</text:p>
      <text:p text:style-name="P38">En effet, la pression psychosociale, sur les esprits mal d<text:span text:style-name="T1">é</text:span>fendus ou non d<text:span text:style-name="T1">é</text:span>fendus par une foi, ou une conviction profonde, est, avec la spirille syphili­tique, une des grandes-causes des diverses folies, cycliques ou non, actuellement class<text:span text:style-name="T1">é</text:span>es. Le d<text:span text:style-name="T1">é</text:span>lire de la pers<text:span text:style-name="T1">é</text:span>cution s'alimente de la captivit<text:span text:style-name="T1">é</text:span> h<text:span text:style-name="T1">é</text:span>r<text:span text:style-name="T1">é</text:span>di­taire, marotte sombre de nombreux d<text:span text:style-name="T1">é</text:span>ments. Le d<text:span text:style-name="T1">é</text:span>lire des grandeurs s'alimente de l'<text:span text:style-name="T1">É</text:span>volution et du progr<text:span text:style-name="T1">è</text:span>s continu. Les psychiatres ont mis sur le compte de l'alcoolisme (lequel a bon dos), ou de la neurasth<text:span text:style-name="T1">é</text:span>nie aigu<text:span text:style-name="T1">ë</text:span> (terme vide de sens) une multi­tude de d<text:span text:style-name="T1">é</text:span>rangements c<text:span text:style-name="T1">é</text:span>r<text:span text:style-name="T1">é</text:span>braux, dont la cause v<text:span text:style-name="T1">é</text:span>ritable est dans l'ambiance intellectuelle et mo­rale. Ces savants <text:span text:style-name="T1">é</text:span>triqu<text:span text:style-name="T1">é</text:span>s et ces observateurs de l'imm<text:span text:style-name="T1">é</text:span>diat ne tiennent pas compte du vertige g<text:span text:style-name="T1">é</text:span>n<text:span text:style-name="T1">é</text:span>ral, qui r<text:span text:style-name="T1">é</text:span>sulte (m<text:span text:style-name="T1">ê</text:span>me chez les demi-ignorants et les primaires) de la contradiction de deux notions fortes et universellement r<text:span text:style-name="T1">é</text:span>pandues. Je pr<text:span text:style-name="T1">é</text:span>tends que l'illusion du poids de la cha<text:span text:style-name="T1">î</text:span>ne h<text:span text:style-name="T1">é</text:span>r<text:span text:style-name="T1">é</text:span>ditaire est <text:span text:style-name="T1">à</text:span> l'origine de la plupart des m<text:span text:style-name="T1">é</text:span>lancolies, que cette illusion, jointe <text:span text:style-name="T1">à</text:span> celle du d<text:span text:style-name="T1">é</text:span>terminisme, a jet<text:span text:style-name="T1">é</text:span> un voile sinistre sur l'immense multitude des pens<text:span text:style-name="T1">é</text:span>es</text:p>
      <text:p text:style-name="P52"/>
      <text:p text:style-name="P31">dogmes et marottes scientifiques.<text:tab/>3/49</text:p>
      <text:p text:style-name="P1">serviles, depuis une cinquantaine d'ann<text:span text:style-name="T1">é</text:span>es. J'en­tends par pens<text:span text:style-name="T1">é</text:span>es serviles celles qui acceptent, par les journaux, les livres, les conf<text:span text:style-name="T1">é</text:span>rences, les conver­sations, des principes directeurs qu'elles n'exami­nent pas et qu'elles sont incapables, ou peu capa­bles, de critiquer, puis de surmonter.</text:p>
      <text:p text:style-name="P38">Le philosophe allemand Nietzsche, qui mourut paralytique g<text:span text:style-name="T1">é</text:span>n<text:span text:style-name="T1">é</text:span>ral, parle quelque part de ces <text:span text:style-name="T1">«</text:span> pa­pillons fatigu<text:span text:style-name="T1">é</text:span>s <text:span text:style-name="T1">»</text:span>, qui meurent de lassitude men­tale, apr<text:span text:style-name="T1">è</text:span>s s'<text:span text:style-name="T1">ê</text:span>tre promen<text:span text:style-name="T1">é</text:span>s de th<text:span text:style-name="T1">è</text:span>se en th<text:span text:style-name="T1">è</text:span>se, sans pouvoir rencontrer, une seule fois, la reposante cer­titude. De tels papillons, <text:span text:style-name="T1">é</text:span>gar<text:span text:style-name="T1">é</text:span>s ou morts sur place, les vitres des cinquante ann<text:span text:style-name="T1">é</text:span>es dont je parle sont pleines, <text:span text:style-name="T1">à</text:span> travers lesquelles ne filtrait plus — de 1870 <text:span text:style-name="T1">à</text:span> 1914 — aucun soleil r<text:span text:style-name="T1">é</text:span>chauffant. Ou alors, c'<text:span text:style-name="T1">é</text:span>tait, comme le bergsonisme, une lumi<text:span text:style-name="T1">è</text:span>re artifi­cielle, plus triste que ce bas cr<text:span text:style-name="T1">é</text:span>puscule. Amoin­drissement et disparition progressifs d'une <text:span text:style-name="T1">é</text:span>lite critique. Effondrement de l'esprit de Facult<text:span text:style-name="T1">é</text:span> et de l'Enseignement sup<text:span text:style-name="T1">é</text:span>rieur. Affaissement des Huma­nit<text:span text:style-name="T1">é</text:span>s, qui d<text:span text:style-name="T1">é</text:span>fendent l'imagination contre les inno­vations abrutissantes ou d<text:span text:style-name="T1">é</text:span>r<text:span text:style-name="T1">é</text:span>gl<text:span text:style-name="T1">é</text:span>es. Maboulisme des th<text:span text:style-name="T1">è</text:span>ses scientifiques et philosophiques pr<text:span text:style-name="T1">é</text:span>domi­nantes. Doute non corrig<text:span text:style-name="T1">é</text:span> par le doute du doute. Telles <text:span text:style-name="T1">é</text:span>taient les origines de ce vertige, qui peupla et qui continue <text:span text:style-name="T1">à</text:span> peupler les asiles, <text:span text:style-name="T1">é</text:span>tablissements hydroth<text:span text:style-name="T1">é</text:span>rapiques et sanatoria de toute cat<text:span text:style-name="T1">é</text:span>gorie.</text:p>
      <text:p text:style-name="P38">Il y a quelques mois, combinant le plan du pr<text:span text:style-name="T1">é</text:span>­sent ouvrage, je me trouvais, par une admirable matin<text:span text:style-name="T1">é</text:span>e d'automne, sur la route des Antiques, qui va de Saint-R<text:span text:style-name="T1">é</text:span>my de Provence aux Baux. L'air</text:p>
      <text:p text:style-name="P52"/>
      <text:p text:style-name="P1"><text:span text:style-name="T1">é</text:span>tait pur comme une <text:span text:style-name="T1">â</text:span>me d'enfant. Le ciel d'un bleu ang<text:span text:style-name="T1">é</text:span>lique. D'un vieux couvent d<text:span text:style-name="T1">é</text:span>saf<text:span text:style-name="T1">ï</text:span>ect<text:span text:style-name="T1">é</text:span>, converti en maison de fous, me parvenait, de temps <text:span text:style-name="T1">à</text:span> autre, un cri aigu et monotone, que je reconnais­sais bien, pour en avoir entendu de semblables, jadis, <text:span text:style-name="T1">à</text:span> Sainte-Anne (service du docteur Bail), Bic<text:span text:style-name="T1">ê</text:span>tre, La Salp<text:span text:style-name="T1">é</text:span>trj<text:span text:style-name="T1">è</text:span>re, etc... Ce cri sans substance des ali<text:span text:style-name="T1">é</text:span>n<text:span text:style-name="T1">é</text:span>s, comme suspendu au-dessus du vide, est caract<text:span text:style-name="T1">é</text:span>ristique. Il remue le c<text:span text:style-name="T1">œ</text:span>ur, ainsi qu'un deuil immense et latent. Je songeais, en l'<text:span text:style-name="T1">é</text:span>coutant, aux <text:span text:style-name="T1">â</text:span>mes de mes contemporains, et des p<text:span text:style-name="T1">è</text:span>res et grands-p<text:span text:style-name="T1">è</text:span>res de mes contemporains assi<text:span text:style-name="T1">é</text:span>g<text:span text:style-name="T1">é</text:span>es par la demi-douzaine d'insanit<text:span text:style-name="T1">é</text:span>s solennelles, doctrinaires, dogmatiques, que j'analyse et que je constate ici, assaillies et d<text:span text:style-name="T1">é</text:span>sorbit<text:span text:style-name="T1">é</text:span>es, et se r<text:span text:style-name="T1">é</text:span>fugiant dans ce cri supr<text:span text:style-name="T1">ê</text:span>me de l'humain qui se d<text:span text:style-name="T1">é</text:span>shumanise. Avec une remarquable lucidit<text:span text:style-name="T1">é</text:span>, duc sans doute <text:span text:style-name="T1">à</text:span> la transpa­rence de l'atmosph<text:span text:style-name="T1">è</text:span>re, et aux lignes des vieux et myst<text:span text:style-name="T1">é</text:span>rieux monuments triomphants, pos<text:span text:style-name="T1">é</text:span>s l<text:span text:style-name="T1">à</text:span> par les proconsuls romains, je me disais : <text:span text:style-name="T1">«</text:span> C'est bien <text:span text:style-name="T1">«</text:span> cela. O<text:span text:style-name="T1">ù</text:span> le religieux priait, dans une cellule visit<text:span text:style-name="T1">é</text:span>e <text:span text:style-name="T1">«</text:span> par la haute Raison, qui distingue et <text:span text:style-name="T1">é</text:span>quilibre (C l'homme, la folie crie aujourd'hui, la pauvre folle (( sur qui p<text:span text:style-name="T1">è</text:span>sent, sans qu'elle s'en doute, des ann<text:span text:style-name="T1">é</text:span>es <text:span text:style-name="T1">«</text:span> et des ann<text:span text:style-name="T1">é</text:span>es de docile abrutissement par l'am- <text:span text:style-name="T1">«</text:span> biance. A force d'affirmer la servitude h<text:span text:style-name="T1">é</text:span>r<text:span text:style-name="T1">é</text:span>ditaire, (( ces docteurs de n<text:span text:style-name="T1">é</text:span>ant ont fini par la cr<text:span text:style-name="T1">é</text:span>er. D<text:span text:style-name="T1">é</text:span>j<text:span text:style-name="T1">à</text:span> <text:span text:style-name="T1">«</text:span> nous voyons monter les suicides d'enfants, dernier <text:span text:style-name="T1">«</text:span> terme, aboutissement fatal, de la pression psycho- (( sociale; car l'enfant est le grand r<text:span text:style-name="T1">é</text:span>actif du milieu. <text:span text:style-name="T1">»</text:span> Ainsi songeais-je, et peu <text:span text:style-name="T1">à</text:span> peu, comme dans un</text:p>
      <text:p text:style-name="P32"/>
      <text:p text:style-name="P1">cauchemar, le ciel divin se d<text:span text:style-name="T1">é</text:span>colorait, et l'heure et le lieu perdaient leur magie, ainsi que pour les malheureux enferm<text:span text:style-name="T1">é</text:span>s, les d<text:span text:style-name="T1">é</text:span>plorables victimes de leur temps absurde. Je m'arrachai <text:span text:style-name="T1">à</text:span> ma contem­plation et retrouvai avec plaisir le Saint-Remy du po<text:span text:style-name="T1">è</text:span>te Roumanille, tranquille et blotti dans sa lumi<text:span text:style-name="T1">è</text:span>re l<text:span text:style-name="T1">é</text:span>onardienne, avec ses figues, ses olives, son pain cr<text:span text:style-name="T1">é</text:span>meux et son vin clair.</text:p>
      <text:p text:style-name="P38">On ne saurait croire <text:span text:style-name="T1">à</text:span> quelle profondeur a diffus<text:span text:style-name="T1">é</text:span> (par la presse quotidienne <text:span text:style-name="T1">à</text:span> un sou), vers la fin du xix<text:span text:style-name="T5">e</text:span> si<text:span text:style-name="T1">è</text:span>cle, la note fausse de l'h<text:span text:style-name="T1">é</text:span>r<text:span text:style-name="T1">é</text:span>dit<text:span text:style-name="T1">é</text:span> tyrannique. Quelques mois avant la guerre, sortant de l'impri­merie de Y Action Fran<text:span text:style-name="T1">ç</text:span>aise, ma femme et moi, vers les minuit, par une belle soir<text:span text:style-name="T1">é</text:span>e de printemps, nous rencontr<text:span text:style-name="T1">â</text:span>mes un maigre gamin, qui boitillait, charg<text:span text:style-name="T1">é</text:span> de journaux : <text:span text:style-name="T1">«</text:span> Tu vas vendre <text:span text:style-name="T1">ç</text:span>a <text:span text:style-name="T1">à</text:span> cette <text:span text:style-name="T1">«</text:span> heure-ci? — Non, j'ai fini, je rentre chez nous. — <text:span text:style-name="T1">«</text:span> Quel <text:span text:style-name="T1">â</text:span>ge as-tu? — Neuf ans. — As-tu mal <text:span text:style-name="T1">à</text:span> la <text:span text:style-name="T1">«</text:span>jambe? Tu boites. — Non, j'ai des grosseurs <text:span text:style-name="T1">«</text:span> comme aux mains (il les montra, d<text:span text:style-name="T1">é</text:span>form<text:span text:style-name="T1">é</text:span>es en <text:span text:style-name="T1">«</text:span> effet par des exostoses). Mon p<text:span text:style-name="T1">è</text:span>re <text:span text:style-name="T1">é</text:span>tait alcoolique. <text:span text:style-name="T1">«</text:span> Alors vous comprenez... <text:span text:style-name="T1">»</text:span> Cet enfant de neuf ans, ch<text:span text:style-name="T1">é</text:span>tif, mis<text:span text:style-name="T1">é</text:span>rable, avait entendu parler des m<text:span text:style-name="T1">é</text:span>decins et lu des articles sur l'h<text:span text:style-name="T1">é</text:span>r<text:span text:style-name="T1">é</text:span>dit<text:span text:style-name="T1">é</text:span> alcoo­lique! Je l'imaginais, dix ans plus tard, s'il vivait, en proie <text:span text:style-name="T1">à</text:span> l'obsession, <text:span text:style-name="T1">à</text:span> la folie, pseudo-h<text:span text:style-name="T1">é</text:span>r<text:span text:style-name="T1">é</text:span>di­taire, <text:span text:style-name="T1">à</text:span> moins qu'il n'e<text:span text:style-name="T1">û</text:span>t rencontr<text:span text:style-name="T1">é</text:span> quelqu'un pour lui ouvrir l'esp<text:span text:style-name="T1">é</text:span>rance et le d<text:span text:style-name="T1">é</text:span>sabuser. Mais ce sont l<text:span text:style-name="T1">à</text:span> de ces bonheurs qui n'arrivent gu<text:span text:style-name="T1">è</text:span>re que dans les contes de f<text:span text:style-name="T1">é</text:span>es.</text:p>
      <text:p text:style-name="P38">Le romancier anglais Thomas Hardy a peint.</text:p>
      <text:p text:style-name="P52"/>
      <text:p text:style-name="P1">dans son c<text:span text:style-name="T1">é</text:span>l<text:span text:style-name="T1">è</text:span>bre ouvrage Jade l'Obscur, un ouvrier courageux, opprim<text:span text:style-name="T1">é</text:span> et comme meurtri par les obscures chim<text:span text:style-name="T1">è</text:span>res de son temps. Je pense que ce type est devenu extr<text:span text:style-name="T1">ê</text:span>mement fr<text:span text:style-name="T1">é</text:span>quent. Mais, quand nous en rencontrons un sournois, inquiet ou rageur (et ce personnage ne manque pas dans les grandes villes) nous devons toujours voir, derri<text:span text:style-name="T1">è</text:span>re lui, la th<text:span text:style-name="T1">é</text:span>orie des hauts p<text:span text:style-name="T1">é</text:span>dagogues, des profes­seurs de Facult<text:span text:style-name="T1">é</text:span> et d'hommes de lettres et de m<text:span text:style-name="T1">é</text:span>de­cins illustres, qui ont jet<text:span text:style-name="T1">é</text:span> sur lui la chape de plomb et fait son malheur int<text:span text:style-name="T1">é</text:span>rieur. Le mal que causent, en se propageant, les grandes erreurs, est toujours descendant. Chaque <text:span text:style-name="T1">â</text:span>ge a eu les siennes ; mais celles du Stupide ont trouv<text:span text:style-name="T1">é</text:span> un terrain excep­tionnellement favorable <text:span text:style-name="T1">à</text:span> leur propagation, alors que les v<text:span text:style-name="T1">é</text:span>rit<text:span text:style-name="T1">é</text:span>^, luttant contre ces erreurs, voyaient (par la politique r<text:span text:style-name="T1">é</text:span>volutionnaire et lib<text:span text:style-name="T1">é</text:span>rale, la seconde pire encore que la premi<text:span text:style-name="T1">è</text:span>re) se dresser contre elles mille obstacles. Les docteurs fols engen­drent les primaires, auxquels il faut pr<text:span text:style-name="T1">é</text:span>f<text:span text:style-name="T1">é</text:span>rer, et de beaucoup, les illettr<text:span text:style-name="T1">é</text:span>s complets. L'illettr<text:span text:style-name="T1">é</text:span> sait qu'il ne sait rien (du moins de ce qu'on appelle le sa­voir) alors, que le primaire croit qu'il sait tout. Le primaire est un produit du xix<text:span text:style-name="T5">e</text:span> si<text:span text:style-name="T1">è</text:span>cle et un <text:span text:style-name="T1">é</text:span>l<text:span text:style-name="T1">é</text:span>­ment de perturbation consid<text:span text:style-name="T1">é</text:span>rable. 11 y a des pri­maires dans tous les milieux. On peut apprendre au contact de l'illettr<text:span text:style-name="T1">é</text:span>, qui n'est pas forc<text:span text:style-name="T1">é</text:span>ment un ignorant, alors qu'il n'y a rien <text:span text:style-name="T1">à</text:span> apprendre du pri­maire.</text:p>
      <text:p text:style-name="P38">La notion fausse de la prison h<text:span text:style-name="T1">é</text:span>r<text:span text:style-name="T1">é</text:span>ditaire en est arriv<text:span text:style-name="T1">é</text:span>e, en quarante ans, <text:span text:style-name="T1">à</text:span> oblit<text:span text:style-name="T1">é</text:span>rer, chez beau-</text:p>
      <text:p text:style-name="P52"/>
      <text:p text:style-name="P1">coup, le sentiment de la responsabilit<text:span text:style-name="T1">é</text:span>. Elle a cr<text:span text:style-name="T1">éé</text:span> l'esth<text:span text:style-name="T1">é</text:span>tique basse et born<text:span text:style-name="T1">é</text:span>e de l'instinct. Elle a fait croire qu'il <text:span text:style-name="T1">é</text:span>tait beau de ravaler la dignit<text:span text:style-name="T1">é</text:span> humaine. Cela s'est pass<text:span text:style-name="T1">é</text:span> dans une zone obscure, entre la litt<text:span text:style-name="T1">é</text:span>rature vulgaire et la science vul­garis<text:span text:style-name="T1">é</text:span>e.</text:p>
      <text:p text:style-name="P38">C'est ainsi que la conjonction de ces deux erreurs, le transformisme et son appendice, la descendance simiesque de l'homme (flanqu<text:span text:style-name="T1">é</text:span>e de la lutte pour la vie et de la s<text:span text:style-name="T1">é</text:span>lection sexuelle), puis la fata­lit<text:span text:style-name="T1">é</text:span> h<text:span text:style-name="T1">é</text:span>r<text:span text:style-name="T1">é</text:span>ditaire insurmontable par la volont<text:span text:style-name="T1">é</text:span>, ont abouti, dans le dernier tiers du Stupide, <text:span text:style-name="T1">à</text:span> dimi­nuer l'Homme, la sp<text:span text:style-name="T1">é</text:span>cificit<text:span text:style-name="T1">é</text:span> humaine, sur tous les plans. Aux regards du haut enseignement, comme de la philosophie, comme des sciences, l'Homme <text:span text:style-name="T1">é</text:span>tait devenu un animal comme un autre, le der­nier arriv<text:span text:style-name="T1">é</text:span> dans la s<text:span text:style-name="T1">é</text:span>rie, le plus <text:span text:style-name="T1">é</text:span>lev<text:span text:style-name="T1">é</text:span>, sans doute, mais chez qui un acquit appr<text:span text:style-name="T1">é</text:span>ciable dans l'intelli­gence se trouvait compens<text:span text:style-name="T1">é</text:span> par une perte fonda­mentale dans l'instinct. De m<text:span text:style-name="T1">ê</text:span>me que les <text:span text:style-name="T1">É</text:span>tats, et les hommes qui, se disent pacifistes, aboutissent <text:span text:style-name="T1">à</text:span> d<text:span text:style-name="T1">é</text:span>cha<text:span text:style-name="T1">î</text:span>ner les tueries <text:span text:style-name="T1">é</text:span>normes qu'ils pr<text:span text:style-name="T1">é</text:span>tendent conjurer, de m<text:span text:style-name="T1">ê</text:span>me l'affirmation solennelle des Droits de l'Homme et de la libert<text:span text:style-name="T1">é</text:span> politique et sociale a abouti, apr<text:span text:style-name="T1">è</text:span>s moins d'un si<text:span text:style-name="T1">è</text:span>cle (c'est-<text:span text:style-name="T1">à</text:span>- dire de quelques gouttes de l'impond<text:span text:style-name="T1">é</text:span>rable dur<text:span text:style-name="T1">é</text:span>e), au rabaissement et ravalement de la dignit<text:span text:style-name="T1">é</text:span> hu­maine et <text:span text:style-name="T1">à</text:span> l'exaltation de l'instinct animal. La stu­pidit<text:span text:style-name="T1">é</text:span> ne consiste-t-elle point <text:span text:style-name="T1">à</text:span> aller donner pr<text:span text:style-name="T1">é</text:span>ci­s<text:span text:style-name="T1">é</text:span>ment dans les <text:span text:style-name="T1">é</text:span>cueils que l'on pr<text:span text:style-name="T1">é</text:span>tendait <text:span text:style-name="T1">é</text:span>viter? C'est par une telle voie contrari<text:span text:style-name="T1">é</text:span>e que la Terreur</text:p>
      <text:p text:style-name="P52"/>
      <text:p text:style-name="P1">est sortie, sanglante, de la bergerie vicieuse de Jean- Jacques.</text:p>
      <text:p text:style-name="P38">Le but de ce livre n'est point de d<text:span text:style-name="T1">é</text:span>molir, pi<text:span text:style-name="T1">è</text:span>ce par pi<text:span text:style-name="T1">è</text:span>ce, cet <text:span text:style-name="T1">é</text:span>chafaudage <text:span text:style-name="T1">é</text:span>volutionniste, <text:span text:style-name="T1">à</text:span> l'int<text:span text:style-name="T1">é</text:span>­rieur duquel il n'y avait que la plus vieille consta­tation de la philosophie grecque sur l'<text:span text:style-name="T1">é</text:span>coulement universel. Je renvoie, pour le d<text:span text:style-name="T1">é</text:span>tail, mon lecteur aux ouvrages sp<text:span text:style-name="T1">é</text:span>ciaux qui, chaque ann<text:span text:style-name="T1">é</text:span>e, chaque mois, chaque semaine, viennent porter la hache dans les d<text:span text:style-name="T1">é</text:span>combres du darwinisme et de ses appli­cations... Il en est de m<text:span text:style-name="T1">ê</text:span>me pour l'acceptation de la fatalit<text:span text:style-name="T1">é</text:span> h<text:span text:style-name="T1">é</text:span>r<text:span text:style-name="T1">é</text:span>ditaire et la m<text:span text:style-name="T1">é</text:span>connaissance du Soi personnel, et non cong<text:span text:style-name="T1">é</text:span>nital ni transmissible, qui ont pes<text:span text:style-name="T1">é</text:span> d'un poids si lourd sur la g<text:span text:style-name="T1">é</text:span>n<text:span text:style-name="T1">é</text:span>ration d'avant-guerre. Nous sommes en plein d<text:span text:style-name="T1">é</text:span>m<text:span text:style-name="T1">é</text:span>nage­ment, et le piano est dans l'escalier, je veux dire la musique et les ch<text:span text:style-name="T1">œ</text:span>urs d'Evolution-progr<text:span text:style-name="T1">è</text:span>s, dont on nous rabattait les oreilles. En retard d'environ dix ans sur la pens<text:span text:style-name="T1">é</text:span>e g<text:span text:style-name="T1">é</text:span>n<text:span text:style-name="T1">é</text:span>rale, la presse <text:span text:style-name="T1">à</text:span> grand tirage ignore encore ce bouleversement, si gros de cons<text:span text:style-name="T1">é</text:span>quences pour notre pays. C'est que la presse <text:span text:style-name="T1">à</text:span> grand tirage (que je connais bien, faisant moi- m<text:span text:style-name="T1">ê</text:span>me, depuis quatorze an3, le dur m<text:span text:style-name="T1">é</text:span>tier de direc­teur de journal, aux c<text:span text:style-name="T1">ô</text:span>t<text:span text:style-name="T1">é</text:span>s de Maurras) est devenue un appareil d'<text:span text:style-name="T1">é</text:span>touffement, bien plut<text:span text:style-name="T1">ô</text:span>t qu'un appareil de divulgation.</text:p>
      <text:p text:style-name="P38">La diminution de l'humain, th<text:span text:style-name="T1">é</text:span>orique et pra­tique, est source de d<text:span text:style-name="T1">é</text:span>moralisation. On s'aper<text:span text:style-name="T1">ç</text:span>oit ici encore, bien que d'une fa<text:span text:style-name="T1">ç</text:span>on d<text:span text:style-name="T1">é</text:span>tourn<text:span text:style-name="T1">é</text:span>e, que l'intellectuel commande le sensible. Par une voie qui n'a rien de myst<text:span text:style-name="T1">é</text:span>rieux aujourd'hui, et que nous</text:p>
      <text:p text:style-name="P52"/>
      <text:p text:style-name="P1">esp<text:span text:style-name="T1">é</text:span>rons avoir expos<text:span text:style-name="T1">é</text:span>e dans ces quelques pages, la th<text:span text:style-name="T1">é</text:span>orie de la descendance simiesque de l'homme aboutit, en trente ann<text:span text:style-name="T1">é</text:span>es et moins, <text:span text:style-name="T1">à</text:span> la multipli­cation des crimes d'enfants, de m<text:span text:style-name="T1">ê</text:span>me que la th<text:span text:style-name="T1">é</text:span>o­rie de la fatalit<text:span text:style-name="T1">é</text:span> h<text:span text:style-name="T1">é</text:span>r<text:span text:style-name="T1">é</text:span>ditaire peuple les asiles d'ali<text:span text:style-name="T1">é</text:span>­n<text:span text:style-name="T1">é</text:span>s et les peuplera demain (s'il n'est vigoureuse­ment r<text:span text:style-name="T1">é</text:span>agi) de jeunes ali<text:span text:style-name="T1">é</text:span>n<text:span text:style-name="T1">é</text:span>s. L'oiseau qui salit son nid est un sale oiseau, dit le proverbe. L'homme qui salit l'humain est un sale individu. Le si<text:span text:style-name="T1">è</text:span>cle qui salit le si<text:span text:style-name="T1">è</text:span>cle est un sale temps.</text:p>
      <text:p text:style-name="P38">Imm<text:span text:style-name="T1">é</text:span>diatement apr<text:span text:style-name="T1">è</text:span>s l'Evolution, la <text:span text:style-name="T1">«</text:span> loi <text:span text:style-name="T1">»</text:span> du progr<text:span text:style-name="T1">è</text:span>s et de la fatalit<text:span text:style-name="T1">é</text:span> h<text:span text:style-name="T1">é</text:span>r<text:span text:style-name="T1">é</text:span>ditaire, quel est le faux dogme qui s'avance? Celui des localisations c<text:span text:style-name="T1">é</text:span>r<text:span text:style-name="T1">é</text:span>­brales et notamment de la localisation du langage articul<text:span text:style-name="T1">é</text:span> au pied de la troisi<text:span text:style-name="T1">è</text:span>me frontale gauche. C'<text:span text:style-name="T1">é</text:span>tait la suite de la th<text:span text:style-name="T1">é</text:span>orie <text:span text:style-name="T1">«</text:span> phr<text:span text:style-name="T1">é</text:span>nologique <text:span text:style-name="T1">»</text:span> et mat<text:span text:style-name="T1">é</text:span>rialiste de Gall sur les protub<text:span text:style-name="T1">é</text:span>rances et bosses cr<text:span text:style-name="T1">â</text:span>niennes. Ici, fermant les yeux, je me porte <text:span text:style-name="T1">à</text:span> trente-cinq ans en arri<text:span text:style-name="T1">è</text:span>re, <text:span text:style-name="T1">à</text:span> l'<text:span text:style-name="T1">é</text:span>poque o<text:span text:style-name="T1">ù</text:span> je commen<text:span text:style-name="T1">ç</text:span>ais mes <text:span text:style-name="T1">é</text:span>tudes de m<text:span text:style-name="T1">é</text:span>decine, dans l'eni­vrement du d<text:span text:style-name="T1">é</text:span>but. La pseudo-d<text:span text:style-name="T1">é</text:span>couverte de Broca, reprise par Charcot, <text:span text:style-name="T1">é</text:span>tendue <text:span text:style-name="T1">à</text:span> une analyse (que l'on croyait compl<text:span text:style-name="T1">è</text:span>te) du langage articul<text:span text:style-name="T1">é</text:span>, tenait le monde scientifique. Charcot l'avait <text:span text:style-name="T1">«</text:span> phi<text:span text:style-name="T1">î</text:span>osoph<text:span text:style-name="T1">é</text:span>e <text:span text:style-name="T1">»</text:span> dans le sch<text:span text:style-name="T1">é</text:span>ma fameux de la Cloche (que l'on trouve dans ses le<text:span text:style-name="T1">ç</text:span>ons sur le syst<text:span text:style-name="T1">è</text:span>me nerveux) et agrandie par la reconnaissance d'autres centres, tout aussi illusoires, correspondant <text:span text:style-name="T1">à</text:span> l'<text:span text:style-name="T1">é</text:span>criture, au mot vu, au mot entendu, au mot articul<text:span text:style-name="T1">é</text:span>, etc... Or, Broca et Charcot participaient du mat<text:span text:style-name="T1">é</text:span>rialisme anticl<text:span text:style-name="T1">é</text:span>­rical de leur g<text:span text:style-name="T1">é</text:span>n<text:span text:style-name="T1">é</text:span>ration, la plus m<text:span text:style-name="T1">é</text:span>diocre, sans</text:p>
      <text:p text:style-name="P52"/>
      <text:p text:style-name="P1">doute, du Stupide, et celle qui le caract<text:span text:style-name="T1">é</text:span>rise le plus compl<text:span text:style-name="T1">è</text:span>tement; attendu que les insanit<text:span text:style-name="T1">é</text:span>s ant<text:span text:style-name="T1">é</text:span>­rieures y ont eu leur floraison et leur <text:span text:style-name="T1">é</text:span>panouisse­ment naturels. Ces deux savants se jet<text:span text:style-name="T1">è</text:span>rent avidem- ment sur une doctrine qui ilattait leur marotte a: Antidieu <text:span text:style-name="T1">»</text:span> (je ne vois pas de d<text:span text:style-name="T1">é</text:span>finition plus exacte de celle-ci) et construisirent, d'apr<text:span text:style-name="T1">è</text:span>s elle, un fonctionnement de l'esprit humain, comparable <text:span text:style-name="T1">à</text:span> un tableau de sonneries <text:span text:style-name="T1">é</text:span>lectriques dans une anti­chambre de banque. A telle facult<text:span text:style-name="T1">é</text:span>, ou partie de facult<text:span text:style-name="T1">é</text:span>, correspondait une zone corticale de l'enc<text:span text:style-name="T1">é</text:span>­phale. Je vois.encore les pains <text:span text:style-name="T1">à</text:span> cacheter, rouges, jaunes, bleus, verts, coll<text:span text:style-name="T1">é</text:span>s sur les circonvolutions de Sylvius, de Rolando, etc..., signifiant cette attri­bution tout arbitraire, fond<text:span text:style-name="T1">é</text:span>e sur des observations fausses et incompl<text:span text:style-name="T1">è</text:span>tes (parce que passionn<text:span text:style-name="T1">é</text:span>es) de ces deux ma<text:span text:style-name="T1">î</text:span>tres et de leurs <text:span text:style-name="T1">é</text:span>l<text:span text:style-name="T1">è</text:span>ves.</text:p>
      <text:p text:style-name="P38">Quand je dis <text:span text:style-name="T1">«</text:span> passionn<text:span text:style-name="T1">é</text:span>e <text:span text:style-name="T1">»</text:span> j'emploie (sans le secours de ma troisi<text:span text:style-name="T1">è</text:span>me frontale gauche) le mot qui convient. Je n'ai pas connu Broca, dont la fr<text:span text:style-name="T1">é</text:span>n<text:span text:style-name="T1">é</text:span>sie <text:span text:style-name="T1">«</text:span> antidieu <text:span text:style-name="T1">»</text:span> <text:span text:style-name="T1">é</text:span>tait c<text:span text:style-name="T1">é</text:span>l<text:span text:style-name="T1">è</text:span>bre et, para<text:span text:style-name="T1">î</text:span>t-il, comique. Mais j'ai connu, avec le professeur Gharcot (qui avait, par ailleurs, des parties de g<text:span text:style-name="T1">é</text:span>nie et une vaste et pittoresque culture), presque toute l'<text:span text:style-name="T1">É</text:span>cole de la Salp<text:span text:style-name="T1">é</text:span>tri<text:span text:style-name="T1">è</text:span>re. La plupart de ces m<text:span text:style-name="T1">é</text:span>decins, d'une ignorance totale en politique, en m<text:span text:style-name="T1">é</text:span>taphysique et en th<text:span text:style-name="T1">é</text:span>ologie, avaient cependant des opinions bien arr<text:span text:style-name="T1">ê</text:span>t<text:span text:style-name="T1">é</text:span>es sur la politique, la m<text:span text:style-name="T1">é</text:span>taphysique et la th<text:span text:style-name="T1">é</text:span>ologie... tr<text:span text:style-name="T1">è</text:span>s arr<text:span text:style-name="T1">ê</text:span>t<text:span text:style-name="T1">é</text:span>es et infiniment pu<text:span text:style-name="T1">é</text:span>riles et sommaires : celles de leur temps. Ils s'imaginaient commander aux ph<text:span text:style-name="T1">é</text:span>nom<text:span text:style-name="T1">è</text:span>nes, qu'ils interpr<text:span text:style-name="T1">é</text:span>taient</text:p>
      <text:p text:style-name="P52"/>
      <text:p text:style-name="P1"><text:span text:style-name="T1">à</text:span> leur fa<text:span text:style-name="T1">ç</text:span>on et constataient et commentaient sou­vent de travers. Leur infatuation (<text:span text:style-name="T1">à</text:span> l'exception de quelques-uns) <text:span text:style-name="T1">é</text:span>tait <text:span text:style-name="T1">é</text:span>gale <text:span text:style-name="T1">à</text:span> celle de leurs patrons. Bref, si l'illusion de la circonvolution de Broca et Charcot eut cette vogue imm<text:span text:style-name="T1">é</text:span>diate, et bient<text:span text:style-name="T1">ô</text:span>t euro­p<text:span text:style-name="T1">é</text:span>enne, cela tient <text:span text:style-name="T1">à</text:span> ce que sa r<text:span text:style-name="T1">é</text:span>v<text:span text:style-name="T1">é</text:span>lation flattait la manie anticl<text:span text:style-name="T1">é</text:span>ricale de l'<text:span text:style-name="T1">é</text:span>poque et soulevait des pas­sions venues de loin, de l'Encyclop<text:span text:style-name="T1">é</text:span>die (Iielv<text:span text:style-name="T1">é</text:span>tius, Condillac, La Mettrie et C<text:span text:style-name="T5">io</text:span>) et, <text:span text:style-name="T1">à</text:span> travers eux, de la R<text:span text:style-name="T1">é</text:span>forme. Si je devais <text:span text:style-name="T1">é</text:span>num<text:span text:style-name="T1">é</text:span>rer ici les innom­brables travaux, th<text:span text:style-name="T1">è</text:span>ses, articles, bouquins, diction­naires, controverses (d'<text:span text:style-name="T1">é</text:span>mulation, non de discus­sion), adh<text:span text:style-name="T1">é</text:span>sions enthousiastes, consid<text:span text:style-name="T1">é</text:span>rations phi­losophiques, th<text:span text:style-name="T1">é</text:span>rapeutiques, histologiques, anato- mopathologiques, chirurgicales et autres, auxquels donna lieu cette petite farce de topographie c<text:span text:style-name="T1">é</text:span>r<text:span text:style-name="T1">é</text:span>­brale, linguistique et mat<text:span text:style-name="T1">é</text:span>rialiste, il me faudrait, sans exag<text:span text:style-name="T1">é</text:span>rer, une dizaine de volumes de douze cents pages. Songez donc : on connaissait d<text:span text:style-name="T1">é</text:span>sor­mais le si<text:span text:style-name="T1">è</text:span>ge, presque la formation h<text:span text:style-name="T1">é</text:span>r<text:span text:style-name="T1">é</text:span>ditaire, monsieur, h<text:span text:style-name="T1">é</text:span>-r<text:span text:style-name="T1">é</text:span>-di-tai-re, du verbe, consid<text:span text:style-name="T1">é</text:span>r<text:span text:style-name="T1">é</text:span> comme le supr<text:span text:style-name="T1">ê</text:span>me refuge de l'immat<text:span text:style-name="T1">é</text:span>riel, et capt<text:span text:style-name="T1">é</text:span>, cette fois, dans des cellules ramifi<text:span text:style-name="T1">é</text:span>es et ramifiantes (le neurone, personnage <text:span text:style-name="T1">é</text:span>ph<text:span text:style-name="T1">é</text:span>m<text:span text:style-name="T1">è</text:span>re et illusoire, lui aussi, h<text:span text:style-name="T1">é</text:span>las! ne devait intervenir que plus tard)... du verbe adh<text:span text:style-name="T1">é</text:span>rent <text:span text:style-name="T1">à</text:span> un atome de la mati<text:span text:style-name="T1">è</text:span>re, nais­sant, <text:span text:style-name="T1">é</text:span>voluant et mourant avec cet atome. <text:span text:style-name="T1">Ç</text:span>a y <text:span text:style-name="T1">é</text:span>tait : le scalpel avait rencontr<text:span text:style-name="T1">é</text:span> l'<text:span text:style-name="T1">â</text:span>me. Il n'y avait plus qu'<text:span text:style-name="T1">à</text:span> tirer les cons<text:span text:style-name="T1">é</text:span>quences d'une aussi irr<text:span text:style-name="T1">é</text:span>futable d<text:span text:style-name="T1">é</text:span>monstration de la non existence de Dieu.</text:p>
      <text:p text:style-name="P32"/>
      <text:p text:style-name="P38">Je me rappelle encore la solennit<text:span text:style-name="T1">é</text:span> avec laquelle le professeur Charcot (qui avait pioch<text:span text:style-name="T1">é</text:span> son sch<text:span text:style-name="T1">é</text:span>ma, certes ing<text:span text:style-name="T1">é</text:span>nieux, mais vain, de la Cloche, jour et nuit, pendant un mois) annon<text:span text:style-name="T1">ç</text:span>a un jour <text:span text:style-name="T1">à</text:span> ses dis­ciples que Nothnagel adh<text:span text:style-name="T1">é</text:span>rait <text:span text:style-name="T1">à</text:span> la doctrine. Ce Nothnagel <text:span text:style-name="T1">é</text:span>tait un assez vague savant viennois, si j'ai bonne m<text:span text:style-name="T1">é</text:span>moire, demeur<text:span text:style-name="T1">é</text:span> r<text:span text:style-name="T1">é</text:span>tif, pendant de longues ann<text:span text:style-name="T1">é</text:span>es, <text:span text:style-name="T1">à</text:span> la sonnerie de l'antichambre, <text:span text:style-name="T1">à</text:span> la troisi<text:span text:style-name="T1">è</text:span>me frontale, <text:span text:style-name="T1">à</text:span> la d<text:span text:style-name="T1">é</text:span>finitive explication du langage articul<text:span text:style-name="T1">é</text:span>, et qui bouchait <text:span text:style-name="T1">à</text:span> lui seul le ger­manisme <text:span text:style-name="T1">à</text:span> l'admission de la merveilleuse d<text:span text:style-name="T1">é</text:span>cou­verte. Nothnagel une fois conquis, le reste de l'uni­vers marcherait comme sur des roulettes. Quelque temps apr<text:span text:style-name="T1">è</text:span>s, en effet, parut le livre o<text:span text:style-name="T1">ù</text:span> Nothnagel, faisant amende honorable, en remettait avec un z<text:span text:style-name="T1">è</text:span>le tout n<text:span text:style-name="T1">é</text:span>ophytique; et distribuait, <text:span text:style-name="T1">à</text:span> tort et <text:span text:style-name="T1">à</text:span> travers, le long de l'<text:span text:style-name="T1">é</text:span>corce c<text:span text:style-name="T1">é</text:span>r<text:span text:style-name="T1">é</text:span>brale, une multi­tude d'autres localisations normales et patholo­giques, auxquelles n'avaient song<text:span text:style-name="T1">é</text:span> ni Broca, ni Charcot. Sacr<text:span text:style-name="T1">é</text:span> Nothnagel, qu'est-il devenu ? Mort ou vif, je voudrais bien avoir de ses nouvelles, et savoir si ses doctes travaux ont rejoint, dans la barathre aux pseudo-d<text:span text:style-name="T1">é</text:span>couvertes, ceux de ses illus­tres <text:span text:style-name="T1">é</text:span>mules fran<text:span text:style-name="T1">ç</text:span>ais.</text:p>
      <text:p text:style-name="P38">Les esprits simples s'imaginent qu'une aussi audacieuse affirmation que celle de Broca et de Charcot (et dont l'enfantillage et le sommaire, en une affaire aussi complexe que le langage, eussent d<text:span text:style-name="T1">û</text:span> sauter aux yeux) souleva, d<text:span text:style-name="T1">è</text:span>s qu'elle apparut, mille critiques et r<text:span text:style-name="T1">é</text:span>futations. Quelle erreur I L'au­torit<text:span text:style-name="T1">é</text:span> despotique des deux c<text:span text:style-name="T1">é</text:span>l<text:span text:style-name="T1">è</text:span>bres pontifes <text:span text:style-name="T1">é</text:span>tait</text:p>
      <text:p text:style-name="P52"/>
      <text:p text:style-name="P1">telle et l'atmosph<text:span text:style-name="T1">è</text:span>re m<text:span text:style-name="T1">é</text:span>dicale d'antidieu si com­pacte, que le nouvel et in<text:span text:style-name="T1">ç</text:span>onsistant <text:span text:style-name="T1">é</text:span>vangile fut accueilli dans un respect total; que dis-je, avec une v<text:span text:style-name="T1">é</text:span>n<text:span text:style-name="T1">é</text:span>ration prostern<text:span text:style-name="T1">é</text:span>e ! D'abord il y allait de la carri<text:span text:style-name="T1">è</text:span>re des jeunes agr<text:span text:style-name="T1">é</text:span>g<text:span text:style-name="T1">é</text:span>s, admis <text:span text:style-name="T1">à</text:span> v<text:span text:style-name="T1">é</text:span>rifier la branlante certitude, et des m<text:span text:style-name="T1">é</text:span>decins des h<text:span text:style-name="T1">ô</text:span>pitaux, qui auraient eu la vell<text:span text:style-name="T1">é</text:span>it<text:span text:style-name="T1">é</text:span> de la contredire, en s'av<text:span text:style-name="T1">é</text:span>- rant ainsi <text:span text:style-name="T1">«</text:span> calotins <text:span text:style-name="T1">»</text:span>. J'ai entendu la phrase, je ne l'invente pas : <text:span text:style-name="T1">«</text:span> Seuls les calotins pourraient nier, aujourd'hui, la circonvolution du langage I <text:span text:style-name="T1">»</text:span> Ensuite la critique philosophique <text:span text:style-name="T1">é</text:span>tait nulle, d<text:span text:style-name="T1">é</text:span>­vast<text:span text:style-name="T1">é</text:span>e par le kantisme et le spencerisme. Les phi­losophes de quelque valeur, un Lachelier, un Boutroux, <text:span text:style-name="T1">é</text:span>taient inhib<text:span text:style-name="T1">é</text:span>s de respect devant cette Salp<text:span text:style-name="T1">é</text:span>tri<text:span text:style-name="T1">è</text:span>re, o<text:span text:style-name="T1">ù</text:span> la force de persuasion de Gharcot fabriquait, <text:span text:style-name="T1">à</text:span> la douzaine, des hyst<text:span text:style-name="T1">é</text:span>riques, des som- nambuliques, des cataleptiques, ainsi que des autop­sies d'aphasiques, porteurs ob<text:span text:style-name="T1">é</text:span>issants de leur l<text:span text:style-name="T1">é</text:span>sion selon saint Broca, et conformes au sch<text:span text:style-name="T1">é</text:span>ma de la Gloche. Il ne se trouva pas un critique de quelque envergure (je dis pas un) pour d<text:span text:style-name="T1">é</text:span>montrer l'absur­dit<text:span text:style-name="T1">é</text:span> pr<text:span text:style-name="T1">é</text:span>liminaire d'une th<text:span text:style-name="T1">è</text:span>se localisant la fonction du langage articul<text:span text:style-name="T1">é</text:span> dans tel ou tel groupe de cel­lules nerveuses, de ces cellules dont on ignore, du reste, le fonctionnement. Cette acceptation en bloc d'une simili explication baroque, bonne pour des sauvages des Iles sous le vent (sous le vent de l'erreur), fut accueillie, les yeux ferm<text:span text:style-name="T1">é</text:span>s, par les Instituts, les Facult<text:span text:style-name="T1">é</text:span>s, les Acad<text:span text:style-name="T1">é</text:span>mies. Les psychologues s'y conform<text:span text:style-name="T1">è</text:span>rent. Les m<text:span text:style-name="T1">é</text:span>taphy­siciens ou pr<text:span text:style-name="T1">é</text:span>tendus tels (nous avons vu qu'il n'y</text:p>
      <text:p text:style-name="P32"/>
      <text:p text:style-name="P1">eut pas de m<text:span text:style-name="T1">é</text:span>thaphysiciens en Occiden t au xix<text:span text:style-name="T5">e</text:span> si<text:span text:style-name="T1">è</text:span>cle) en tinrent compte. Les gens du monde et salonnards s'y rang<text:span text:style-name="T1">è</text:span>rent avec empressement, comme aujour­d'hui aux th<text:span text:style-name="T1">é</text:span>ories d'Einstein, lln'ya pas de plus bel exemple de cr<text:span text:style-name="T1">é</text:span>dulit<text:span text:style-name="T1">é</text:span> scientifique en commun, de ru<text:span text:style-name="T1">é</text:span>e <text:span text:style-name="T1">à</text:span> la servitude intellectuelle, que l'installation de cette doctrine de mis<text:span text:style-name="T1">è</text:span>re au milieu de la cul­ture fran<text:span text:style-name="T1">ç</text:span>aise et europ<text:span text:style-name="T1">é</text:span>enne, depuis l'autopsie de Leborgne par Broca (1861) jusqu'en 1906 environ, soit quarante-cinq ans !</text:p>
      <text:p text:style-name="P38">Car, chose admirable, le pauvre bougre, dont le cerveau servit <text:span text:style-name="T1">à</text:span> Broca pour sa d<text:span text:style-name="T1">é</text:span>monstration initiale, s'appelait Leborgne. Or celui qui utilisa cette fron­tale, pour y planter le drapeau du mat<text:span text:style-name="T1">é</text:span>rialisme, n'<text:span text:style-name="T1">é</text:span>tait pas borgne, mais aveugle. Il avait la c<text:span text:style-name="T1">é</text:span>cit<text:span text:style-name="T1">é</text:span> de l'Antidieu.</text:p>
      <text:p text:style-name="P38">C'est ici que commence le conte de f<text:span text:style-name="T1">é</text:span>e; car toutes ces aventures intellectuelles du si<text:span text:style-name="T1">è</text:span>cle but<text:span text:style-name="T1">é</text:span> et born<text:span text:style-name="T1">é</text:span> ont des solutions impr<text:span text:style-name="T1">é</text:span>vues : il y avait, parmi les <text:span text:style-name="T1">é</text:span>l<text:span text:style-name="T1">è</text:span>ves de Charcot, un m<text:span text:style-name="T1">é</text:span>decin aimable, discret, modeste et sage, d'une rare soumission aux doc­trines du ma<text:span text:style-name="T1">î</text:span>tre, et que l'on appelait Pierre Marie. Jamais, pendant les polycliniques, on ne l'avait vu se dissiper, ni rire, comme l'avait fait parfois Bris- saud, gardien fid<text:span text:style-name="T1">è</text:span>le du p<text:span text:style-name="T1">é</text:span>doncule c<text:span text:style-name="T1">é</text:span>r<text:span text:style-name="T1">é</text:span>bral. Pendant de longues ann<text:span text:style-name="T1">é</text:span>es, Pierre Marie, docilement, avait accept<text:span text:style-name="T1">é</text:span>, les yeux ferm<text:span text:style-name="T1">é</text:span>s, l'<text:span text:style-name="T1">é</text:span>vangile mat<text:span text:style-name="T1">é</text:span>rialiste de Broca et de Charcot; ou, du moins, rien dans la conduite de ses travaux, n'avait laiss<text:span text:style-name="T1">é</text:span> supposer qu il commettrait un jour le sacril<text:span text:style-name="T1">è</text:span>ge inou<text:span text:style-name="T1">ï</text:span> de nier le tableau de sonneries dans l'antichambre, et de</text:p>
      <text:p text:style-name="P52"/>
      <text:p text:style-name="P1">d<text:span text:style-name="T1">é</text:span>chausser de la facult<text:span text:style-name="T1">é</text:span> du langage articul<text:span text:style-name="T1">é</text:span> le pied de la troisi<text:span text:style-name="T1">è</text:span>me frontale gauche. C'est cependant ce qui arriva.</text:p>
      <text:p text:style-name="P38">Le mercredi i*<text:span text:style-name="T5">r</text:span> mars 1922, paraissait dans la Presse m<text:span text:style-name="T1">é</text:span>dicale, r<text:span text:style-name="T1">é</text:span>sumant de lents et patients tra­vaux sur la question et de nombreuses observations, une le<text:span text:style-name="T1">ç</text:span>on magistrale de Pierre Marie, qui sonnait le glas de la grande erreur. Cette le<text:span text:style-name="T1">ç</text:span>on <text:span text:style-name="T1">é</text:span>tait ainsi intitul<text:span text:style-name="T1">é</text:span>e : Existe-t-il, dans le cerveau humain, des centres inn<text:span text:style-name="T1">é</text:span>s ou pr<text:span text:style-name="T1">é</text:span>form<text:span text:style-name="T1">é</text:span>s du langage? Apr<text:span text:style-name="T1">è</text:span>s une forte et lumineuse discussion, d'une irr<text:span text:style-name="T1">é</text:span>sistible logique, appuy<text:span text:style-name="T1">é</text:span>e sur le bon sens et de multiples cas cliniques et coupes anatomiques, l'auteur con­cluait que non, que de tels centres n'existent pas. C'<text:span text:style-name="T1">é</text:span>tait le d<text:span text:style-name="T1">é</text:span>boulonnement de l'idole, au milieu de la stupeur constern<text:span text:style-name="T1">é</text:span>e, mais silencieuse, de ses derniers adorateurs. Car, depuis dix ans, un sourd travail de d<text:span text:style-name="T1">é</text:span>litement s'accomplissait dans les profondeurs du temple. Les fid<text:span text:style-name="T1">è</text:span>les adeptes de la Broca-Charcot entendaient des voix myst<text:span text:style-name="T1">é</text:span>rieuses qui murmuraient : <text:span text:style-name="T1">«</text:span> C'est une chim<text:span text:style-name="T1">è</text:span>re. On s'est tromp<text:span text:style-name="T1">é</text:span>. On vous a tromp<text:span text:style-name="T1">é</text:span>s. Il n'y a pas de localisation c<text:span text:style-name="T1">é</text:span>r<text:span text:style-name="T1">é</text:span>brale du langage articul<text:span text:style-name="T1">é</text:span>. <text:span text:style-name="T1">»</text:span></text:p>
      <text:p text:style-name="P38">Voici la conclusion de Pierre Marie. Il faut en d<text:span text:style-name="T1">é</text:span>gager les supr<text:span text:style-name="T1">ê</text:span>mes concessions, faites par le disciple <text:span text:style-name="T1">é</text:span>mancip<text:span text:style-name="T1">é</text:span> aux id<text:span text:style-name="T1">é</text:span>es profess<text:span text:style-name="T1">é</text:span>es dans sa jeu­nesse (car mon avis est que toutes les localisations c<text:span text:style-name="T1">é</text:span>r<text:span text:style-name="T1">é</text:span>brales, les motrices comme les psychiques, sont destin<text:span text:style-name="T1">é</text:span>es <text:span text:style-name="T1">à</text:span> dispara<text:span text:style-name="T1">î</text:span>tre, dans une interpr<text:span text:style-name="T1">é</text:span>tation toute diff<text:span text:style-name="T1">é</text:span>rente des exp<text:span text:style-name="T1">é</text:span>riences sommaires qui les avaient fait admettre) Il faut en retenir l'essentiel, qui est</text:p>
      <text:p text:style-name="P52"/>
      <text:p text:style-name="P1">le sciage du pivot central de l'erreur, de l'arbre de couche du n<text:span text:style-name="T1">é</text:span>o-mat<text:span text:style-name="T1">é</text:span>rialisme :</text:p>
      <text:p text:style-name="P38"><text:span text:style-name="T1">«</text:span> Il faut absolument nous d<text:span text:style-name="T1">é</text:span>gager des anciennes <text:span text:style-name="T1">«</text:span> conceptions qui tendaient <text:span text:style-name="T1">à</text:span> admettre, pour cer- <text:span text:style-name="T1">«</text:span> tains processus psychiques, notamment pour ceux <text:span text:style-name="T1">«</text:span> du langage, des centres aussi <text:span text:style-name="T1">é</text:span>troits que pour les <text:span text:style-name="T1">«</text:span> fonctions motrices. On sait que pour ces derni<text:span text:style-name="T1">è</text:span>res, <text:span text:style-name="T1">«</text:span> le point de d<text:span text:style-name="T1">é</text:span>part semble bien <text:span text:style-name="T1">ê</text:span>tre dans certains <text:span text:style-name="T1">«</text:span> groupes cellulaires, d'o<text:span text:style-name="T1">ù</text:span> naissent des fibres de <text:span text:style-name="T1">«</text:span> projection, qui transmettront, directement ou a indirectement, aux organes moteurs p<text:span text:style-name="T1">é</text:span>riph<text:span text:style-name="T1">é</text:span>ri- <text:span text:style-name="T1">«</text:span> ques,les excitations et les injonctions n<text:span text:style-name="T1">é</text:span>cessaires. <text:span text:style-name="T1">«</text:span> Pour les processus psychiques, il en est tout <text:span text:style-name="T1">«</text:span> autrement : ceux-ci prendraient naissance par <text:span text:style-name="T1">«</text:span> une sorte de vibration des <text:span text:style-name="T1">é</text:span>l<text:span text:style-name="T1">é</text:span>ments nerveux, et <text:span text:style-name="T1">«</text:span> ces vibrations se propageraient par une s<text:span text:style-name="T1">é</text:span>rie de <text:span text:style-name="T1">«</text:span> r<text:span text:style-name="T1">é</text:span>actions <text:span text:style-name="T1">é</text:span>laboratrices, <text:span text:style-name="T1">à</text:span> un tr<text:span text:style-name="T1">è</text:span>s grand nombre (( de cellules qui seraient ainsi mises en action par <text:span text:style-name="T1">«</text:span> l'excitation initiale, volontaire ou r<text:span text:style-name="T1">é</text:span>flexe. Ce <text:span text:style-name="T1">«</text:span> serait notamment une erreur de penser, comme <text:span text:style-name="T1">«</text:span> on l'a fait autrefois, que telle ou telle cellule ou <text:span text:style-name="T1">«</text:span> tel ou tel groupe cellulaire constitue un centre <text:span text:style-name="T1">«</text:span> pour une des parties du discours : substantifs, <text:span text:style-name="T1">«</text:span> adjectifs, verbes, etc., ou m<text:span text:style-name="T1">ê</text:span>me pour la syntaxe &lt;( qui r<text:span text:style-name="T1">é</text:span>git l'emploi de ces diff<text:span text:style-name="T1">é</text:span>rentes parties. <text:span text:style-name="T1">»</text:span></text:p>
      <text:p text:style-name="P38">Ces lignes rejoignent celles que j'<text:span text:style-name="T1">é</text:span>crivais, en 1916, dans YH<text:span text:style-name="T1">é</text:span>r<text:span text:style-name="T1">é</text:span>do :</text:p>
      <text:p text:style-name="P38"><text:span text:style-name="T1">«</text:span> Il n'est pas vrai que l'organisme dispose de &lt;( l'esprit. C'est l'esprit qui domine l'organisme et <text:span text:style-name="T1">«</text:span> peut, <text:span text:style-name="T1">à</text:span> l'occasion, le transformer. Il n'y a aucune <text:span text:style-name="T1">«</text:span> esp<text:span text:style-name="T1">è</text:span>ce de raison pour que le cerveau soit (comme</text:p>
      <text:p text:style-name="P52"/>
      <text:p text:style-name="P1"><text:span text:style-name="T1">«</text:span> on le r<text:span text:style-name="T1">é</text:span>p<text:span text:style-name="T1">è</text:span>te) le si<text:span text:style-name="T1">è</text:span>ge exclusif de la pens<text:span text:style-name="T1">é</text:span>e. Il y a <text:span text:style-name="T1">«</text:span> toute raison d'admettre que la pens<text:span text:style-name="T1">é</text:span>e est diffuse <text:span text:style-name="T1">«</text:span> <text:span text:style-name="T1">à</text:span> travers l'organisme, qu'elle commande. Le cer- <text:span text:style-name="T1">«</text:span> veau n'est qu'un grand central de communication, <text:span text:style-name="T1">«</text:span> allant <text:span text:style-name="T1">à</text:span> tous les points de l'organisme, et en <text:span text:style-name="T1">«</text:span> venant, qu'un laboratoire de transformation des <text:span text:style-name="T1">«</text:span> h<text:span text:style-name="T1">é</text:span>r<text:span text:style-name="T1">é</text:span>dismes par l'instinct g<text:span text:style-name="T1">é</text:span>n<text:span text:style-name="T1">é</text:span>sique. Il est quelque <text:span text:style-name="T1">«</text:span> chose comme un ganglion, plus volumineux et (( plus compliqu<text:span text:style-name="T1">é</text:span>.</text:p>
      <text:p text:style-name="P38"><text:span text:style-name="T1">«</text:span> Il est inadmissible que telle partie du cerveau <text:span text:style-name="T1">«</text:span> soit le si<text:span text:style-name="T1">è</text:span>ge de telle facult<text:span text:style-name="T1">é</text:span>, comme le langage, <text:span text:style-name="T1">«</text:span> ou d'une partie de telle facult<text:span text:style-name="T1">é</text:span>. Expression d'une <text:span text:style-name="T1">«</text:span> partie de la pens<text:span text:style-name="T1">é</text:span>e, le langage est diffus, comme <text:span text:style-name="T1">«</text:span> elle <text:span text:style-name="T1">à</text:span> travers l'organisme. <text:span text:style-name="T1">»</text:span></text:p>
      <text:p text:style-name="P38">En d'autres termes, le terrible coup de pioche, port<text:span text:style-name="T1">é</text:span> par Pierre Marie dans l'<text:span text:style-name="T1">é</text:span>difice vermoulu du mat<text:span text:style-name="T1">é</text:span>rialisme m<text:span text:style-name="T1">é</text:span>dical du xix° si<text:span text:style-name="T1">è</text:span>cle, est le premier. Il ne sera pas le dernier.</text:p>
      <text:p text:style-name="P38">La 'chute d<text:span text:style-name="T1">é</text:span>finitive de la localisation c<text:span text:style-name="T1">é</text:span>r<text:span text:style-name="T1">é</text:span>brale du langage articul<text:span text:style-name="T1">é</text:span> fait tomber avec elle toutes les th<text:span text:style-name="T1">é</text:span>ories adjacentes, cest-<text:span text:style-name="T1">à</text:span>-dire toute la psycholo­gie, pr<text:span text:style-name="T1">é</text:span>tendue physiologique, des soixante derni<text:span text:style-name="T1">è</text:span>res ann<text:span text:style-name="T1">é</text:span>es. La philosophie mat<text:span text:style-name="T1">é</text:span>rialiste, dont l'axiome un <text:span text:style-name="T1">é</text:span>tait le support de la pens<text:span text:style-name="T1">é</text:span>e humaine et du lan­gage par des r<text:span text:style-name="T1">é</text:span>gions d<text:span text:style-name="T1">é</text:span>termin<text:span text:style-name="T1">é</text:span>es de l'enc<text:span text:style-name="T1">é</text:span>phale, va rejoindre au n<text:span text:style-name="T1">é</text:span>ant la vaine philosophie spiritua- liste, de sens contraire, de Cousin et de Joufifroy, <text:span text:style-name="T1">à</text:span> laquelle elle faisait vis-<text:span text:style-name="T1">à</text:span>-vis. Chaque jour on a pu constater, pendant la guerre, des blessures de la troisi<text:span text:style-name="T1">è</text:span>me Irontale gauche, non accompagn<text:span text:style-name="T1">é</text:span>es</text:p>
      <text:p text:style-name="P52"/>
      <text:p text:style-name="P1">d'aphasie, des ablations <text:span text:style-name="T1">é</text:span>tendues de la substance c<text:span text:style-name="T1">é</text:span>r<text:span text:style-name="T1">é</text:span>brale non suivies de troubles intellectuels; et, inversement, des aphasies et des agraphies, des c<text:span text:style-name="T1">é</text:span>cit<text:span text:style-name="T1">é</text:span>s, des surdit<text:span text:style-name="T1">é</text:span>s verbales, non accompagn<text:span text:style-name="T1">é</text:span>es de l<text:span text:style-name="T1">é</text:span>sions de la r<text:span text:style-name="T1">é</text:span>gion de Broca-Charcot. En fin de compte, le lien mat<text:span text:style-name="T1">é</text:span>riel, qui semblait rattacher le cerveau <text:span text:style-name="T1">à</text:span> la pens<text:span text:style-name="T1">é</text:span>e par le verbe, est rompu. Quelques rares z<text:span text:style-name="T1">é</text:span>lateurs du pass<text:span text:style-name="T1">é</text:span> essaient encore de cacher la nouvelle, de pr<text:span text:style-name="T1">é</text:span>senter comme r<text:span text:style-name="T1">é</text:span>vi­sible l'arr<text:span text:style-name="T1">ê</text:span>t fatal de Pierre Marie. Vains efforts. De tous c<text:span text:style-name="T1">ô</text:span>t<text:span text:style-name="T1">é</text:span>s se dressent des confirmations.</text:p>
      <text:p text:style-name="P38">Comble de d<text:span text:style-name="T1">é</text:span>sastre, voici que disparaissent comme par magie, ces cas de grande hyst<text:span text:style-name="T1">é</text:span>rie (l<text:span text:style-name="T1">é</text:span>thargie, catalepsie, somnambulisme) sur lesquels, depuis quarante ans, foulaient tous les travaux concernant la suggestion hypnotique, la suggestion tout court, et qui avaient repris, <text:span text:style-name="T1">à</text:span> cent ans de dis­tance (dans les limites du Stupide) le baquet de Mesmer et les passes magn<text:span text:style-name="T1">é</text:span>tiques de ses succes­seurs.</text:p>
      <text:p text:style-name="P38">D<text:span text:style-name="T1">è</text:span>s le 17 janvier 1912 (vingt ans apr<text:span text:style-name="T1">è</text:span>s la mort de Charcot) le professeur Chauffard <text:span text:style-name="T1">é</text:span>crivait dans la Presse m<text:span text:style-name="T1">é</text:span>dicale, <text:span text:style-name="T1">à</text:span> propos des stabilit<text:span text:style-name="T1">é</text:span>s et condi-</text:p>
      <text:p text:style-name="P38"><text:span text:style-name="T1">«</text:span> Nous aussi, nous avons, sous l'influence d'un <text:span text:style-name="T1">«</text:span> autre ma<text:span text:style-name="T1">î</text:span>tre Charcot, connu une grande <text:span text:style-name="T1">é</text:span>poque <text:span text:style-name="T1">«</text:span> de l'hyst<text:span text:style-name="T1">é</text:span>rie, et pendant des ann<text:span text:style-name="T1">é</text:span>es, nos services <text:span text:style-name="T1">«</text:span> nous ont montr<text:span text:style-name="T1">é</text:span> chaque jour les plus beaux <text:span text:style-name="T1">«</text:span> types de l'hyst<text:span text:style-name="T1">é</text:span>rie, telle qu'on la d<text:span text:style-name="T1">é</text:span>crivait <text:span text:style-name="T1">à</text:span> la <text:span text:style-name="T1">«</text:span> Salp<text:span text:style-name="T1">é</text:span>tri<text:span text:style-name="T1">è</text:span>re.</text:p>
      <text:p text:style-name="P38"><text:span text:style-name="T1">«</text:span> Prenons l'exemple de l'hyst<text:span text:style-name="T1">é</text:span>rie m<text:span text:style-name="T1">â</text:span>le. En la</text:p>
      <text:p text:style-name="P1">tions des esp<text:span text:style-name="T1">è</text:span>ces morbides :</text:p>
      <text:p text:style-name="P32"/>
      <text:p text:style-name="P1">(( seule ann<text:span text:style-name="T1">é</text:span>e 1889, dans mon service de Brous- &lt;( sais, mon interne d'alors, mon coll<text:span text:style-name="T1">è</text:span>gue d'aujour- <text:span text:style-name="T1">«</text:span> d'hui, M. Soucques, relevait dans une salle de <text:span text:style-name="T1">«</text:span>32 malades, 26 cas d'une authenticit<text:span text:style-name="T1">é</text:span> indiscu- &lt;( table <text:span text:style-name="T1">»</text:span>, avec anesth<text:span text:style-name="T1">é</text:span>sie sensitivo-sensorielle par- <text:span text:style-name="T1">«</text:span> tielle ou g<text:span text:style-name="T1">é</text:span>n<text:span text:style-name="T1">é</text:span>ralis<text:span text:style-name="T1">é</text:span>e, anesth<text:span text:style-name="T1">é</text:span>sie pharyng<text:span text:style-name="T1">é</text:span>e, <text:span text:style-name="T1">«</text:span> r<text:span text:style-name="T1">é</text:span>tr<text:span text:style-name="T1">é</text:span>cissement concentrique du champ visuel; et, <text:span text:style-name="T1">«</text:span> <text:span text:style-name="T1">à</text:span> ces stigmates classiques s'ajoutaient tous les <text:span text:style-name="T1">«</text:span> accidents possibles de tremblement, d'h<text:span text:style-name="T1">é</text:span>mipl<text:span text:style-name="T1">é</text:span>gie, <text:span text:style-name="T1">«</text:span> monopl<text:span text:style-name="T1">é</text:span>gies, h<text:span text:style-name="T1">é</text:span>mispasme glosso-labi<text:span text:style-name="T1">é</text:span>, attaques <text:span text:style-name="T1">«</text:span> apoplectiformes, etc.</text:p>
      <text:p text:style-name="P38"><text:span text:style-name="T1">«</text:span> Et Broussais n'<text:span text:style-name="T1">é</text:span>tait pas, croyez-le bien, un (( h<text:span text:style-name="T1">ô</text:span>pital privil<text:span text:style-name="T1">é</text:span>gi<text:span text:style-name="T1">é</text:span> en mati<text:span text:style-name="T1">è</text:span>re d'hyst<text:span text:style-name="T1">é</text:span>rie mascu- <text:span text:style-name="T1">«</text:span> line. A la m<text:span text:style-name="T1">ê</text:span>me <text:span text:style-name="T1">é</text:span>poque, dans le service de a M. Raymond, <text:span text:style-name="T1">à</text:span> Saint-Antoine, huit cas <text:span text:style-name="T1">é</text:span>taient <text:span text:style-name="T1">«</text:span> observ<text:span text:style-name="T1">é</text:span>s dans les deux seuls mois de f<text:span text:style-name="T1">é</text:span>vrier et <text:span text:style-name="T1">«</text:span> mars 1890; <text:span text:style-name="T1">à</text:span> Bordeaux, dans le service du pro- <text:span text:style-name="T1">«</text:span> fesseur Pitres, en quatre ann<text:span text:style-name="T1">é</text:span>es, dans une salle (( de elinique g<text:span text:style-name="T1">é</text:span>n<text:span text:style-name="T1">é</text:span>rale de 38 lits, passaient 22 cas <text:span text:style-name="T1">«</text:span> d'hyst<text:span text:style-name="T1">é</text:span>rie m<text:span text:style-name="T1">â</text:span>le indiscutable.</text:p>
      <text:p text:style-name="P38">(( Et maintenant? Par un singulier changement <text:span text:style-name="T1">«</text:span> <text:span text:style-name="T1">à</text:span> vue,<text:span text:style-name="T2"> il n'y a presque plus d'hyst</text:span><text:span text:style-name="T3">é</text:span><text:span text:style-name="T2">rie dans (</text:span><text:span text:style-name="T3">£</text:span><text:span text:style-name="T2"> nos services</text:span>, pas plus chez les femmes que chez &lt;( les hommes; et, pour ma part, je crois bien qu'il <text:span text:style-name="T1">«</text:span> y a plus de dix ans que je n'en ai observ<text:span text:style-name="T1">é</text:span> un cas <text:span text:style-name="T1">«</text:span> s<text:span text:style-name="T1">é</text:span>rieux dans mes salles.</text:p>
      <text:p text:style-name="P38"><text:span text:style-name="T1">«</text:span> C'est que depuis Charcot, nos id<text:span text:style-name="T1">é</text:span>es se sont &lt;( profond<text:span text:style-name="T1">é</text:span>ment modifi<text:span text:style-name="T1">é</text:span>es, en grande partie par le <text:span text:style-name="T1">«</text:span> fait de la critique objective <text:span text:style-name="T1">à</text:span> laquelle M. Babinski <text:span text:style-name="T1">«</text:span> a soumis la doctrine de l'hyst<text:span text:style-name="T1">é</text:span>rie. Ces hyst<text:span text:style-name="T1">é</text:span>riques <text:span text:style-name="T1">«</text:span> si nombreux, si d<text:span text:style-name="T1">é</text:span>monstratifs, si typiques, c'est</text:p>
      <text:p text:style-name="P4">M STUPIDE XIX* Sl<text:span text:style-name="T1">è</text:span>CLF.<text:tab/><text:span text:style-name="T1">ï</text:span>8</text:p>
      <text:p text:style-name="P33"/>
      <text:p text:style-name="P1">(( nous m<text:span text:style-name="T1">é</text:span>decins, qui par nos m<text:span text:style-name="T1">é</text:span>thodes impru- <text:span text:style-name="T1">«</text:span> dentes d'examen, en faisions la culture artificielle <text:span text:style-name="T1">«</text:span> et intensive. Aujourd'hui que nous sommes <text:span text:style-name="T1">«</text:span> avertis, l'hyst<text:span text:style-name="T1">é</text:span>rie a <text:span text:style-name="T1">à</text:span> peu pr<text:span text:style-name="T1">è</text:span>s disparu de notre <text:span text:style-name="T1">«</text:span> clinique hospitali<text:span text:style-name="T1">è</text:span>re, pour se r<text:span text:style-name="T1">é</text:span>duire <text:span text:style-name="T1">à</text:span> un sub- (( stratum mental, sur lequel l'avis de plus comp<text:span text:style-name="T1">é</text:span>- <text:span text:style-name="T1">«</text:span> tents que moi est encore tr<text:span text:style-name="T1">è</text:span>s partag<text:span text:style-name="T1">é</text:span>. <text:span text:style-name="T1">»</text:span></text:p>
      <text:p text:style-name="P38">On sait que l'<text:span text:style-name="T1">é</text:span>minerit docteur Babinski (qui a d'ailleurs conserv<text:span text:style-name="T1">é</text:span> le culte de son illustre ma<text:span text:style-name="T1">î</text:span>tre Charcot) a baptis<text:span text:style-name="T1">é</text:span> <text:span text:style-name="T1">«</text:span> pithiatiques <text:span text:style-name="T1">»</text:span> les ph<text:span text:style-name="T1">é</text:span>nom<text:span text:style-name="T1">è</text:span>nes fonctionnels, de suggestion-et de persuasion, group<text:span text:style-name="T1">é</text:span>s nagu<text:span text:style-name="T1">è</text:span>re sous le nom d'hyst<text:span text:style-name="T1">é</text:span>rie. La notion, intro­duite par lui, du pithiatisme m<text:span text:style-name="T1">é</text:span>dical, est une des plus f<text:span text:style-name="T1">é</text:span>condes qui soient. Elle a permis, pendant la guerre, de r<text:span text:style-name="T1">é</text:span>cup<text:span text:style-name="T1">é</text:span>rer un nombre consid<text:span text:style-name="T1">é</text:span>rable de simulateurs sans le savoir, de ceux qu'en 1889 on aurait qualifi<text:span text:style-name="T1">é</text:span>s d'hyst<text:span text:style-name="T1">é</text:span>riques et trait<text:span text:style-name="T1">é</text:span>s (id est cul­tiv<text:span text:style-name="T1">é</text:span>s) comme tels. Or la force persuadante, et m<text:span text:style-name="T1">ê</text:span>me fascinante, <text:span text:style-name="T1">é</text:span>tait, au plus haut point, en Charcot. Elle <text:span text:style-name="T1">é</text:span>manait de lui avec une vigueur quasi irr<text:span text:style-name="T1">é</text:span>sistible. Elle s'imposait <text:span text:style-name="T1">à</text:span> ses <text:span text:style-name="T1">é</text:span>l<text:span text:style-name="T1">è</text:span>ves ; elle s'imposait <text:span text:style-name="T1">à</text:span> ses malades. C'<text:span text:style-name="T1">é</text:span>tait un puissant mode­leur de la volont<text:span text:style-name="T1">é</text:span> d'autrui, si puissant qu'il forgea des sympt<text:span text:style-name="T1">ô</text:span>mes et des syndromes fragiles, sur lesquels la psychologie, et m<text:span text:style-name="T1">ê</text:span>me la philosophie de son temps, <text:span text:style-name="T1">é</text:span>ehafaud<text:span text:style-name="T1">è</text:span>rent d'orgueilleux syst<text:span text:style-name="T1">è</text:span>mes, maintenant abattus ou branlants.</text:p>
      <text:p text:style-name="P38">11 n'y a pas qu'<text:span text:style-name="T1">à</text:span> l'hyst<text:span text:style-name="T1">é</text:span>rie que puisse s'appliquer lu notion critique, si f<text:span text:style-name="T1">é</text:span>conde, du pithiatisme, du d<text:span text:style-name="T1">é</text:span>veloppement morbide par persuasion. Dans ces vingt derni<text:span text:style-name="T1">è</text:span>res ann<text:span text:style-name="T1">é</text:span>es, principalement en Aile-</text:p>
      <text:p text:style-name="P52"/>
      <text:p text:style-name="P1">magne et en Autriche, les anomalies redoutables de la Psychopathia sexualis, avec toutes leurs cons<text:span text:style-name="T1">é</text:span>­quences familiales et sociales (de ce que j'ai appel<text:span text:style-name="T1">é</text:span> l'ali<text:span text:style-name="T1">é</text:span>nation morale, par opposition avec l'ali<text:span text:style-name="T1">é</text:span>nation mentale), ont donn<text:span text:style-name="T1">é</text:span> lieu <text:span text:style-name="T1">à</text:span> une litt<text:span text:style-name="T1">é</text:span>rature consid<text:span text:style-name="T1">é</text:span>­rable. C'est une question de savoir si cette biblio­th<text:span text:style-name="T1">è</text:span>que, tir<text:span text:style-name="T1">é</text:span>e <text:span text:style-name="T1">à</text:span> des milliers et des milliers d'exem­plaires, n'a pas prolong<text:span text:style-name="T1">é</text:span> le mal qu'elle pr<text:span text:style-name="T1">é</text:span>tendait d<text:span text:style-name="T1">é</text:span>finir et combattre. Il faut tenir compte, en effet, du sentiment orgueilleux, lequel pousse tant de gens, m<text:span text:style-name="T1">ê</text:span>me compr<text:span text:style-name="T1">é</text:span>hensifs et cultiv<text:span text:style-name="T1">é</text:span>s, <text:span text:style-name="T1">à</text:span> d<text:span text:style-name="T1">é</text:span>velopper en eux un penchant funeste, qui les met <text:span text:style-name="T1">à</text:span> part de l'humanit<text:span text:style-name="T1">é</text:span> courante, leur semble faire d'eux des damn<text:span text:style-name="T1">é</text:span>s d'un caract<text:span text:style-name="T1">è</text:span>re sp<text:span text:style-name="T1">é</text:span>cial, et faciliter ainsi tous les narcissismes.</text:p>
      <text:p text:style-name="P38">Tout m<text:span text:style-name="T1">é</text:span>decin sait <text:span text:style-name="T1">à</text:span> quel point la fr<text:span text:style-name="T1">é</text:span>quence du goitre exolphtalmique, ou maladie de Basedow, s'est d<text:span text:style-name="T1">é</text:span>velopp<text:span text:style-name="T1">é</text:span>e au cours de ces derni<text:span text:style-name="T1">è</text:span>res ann<text:span text:style-name="T1">é</text:span>es. Quelle est la raison de cette multiplication? J'ai remarqu<text:span text:style-name="T1">é</text:span>, en interrogeant certains <text:span text:style-name="T1">«</text:span> Basedow <text:span text:style-name="T1">»</text:span> de ma connais­sance, qu'ils ont presque toujours <text:span text:style-name="T1">é</text:span>t<text:span text:style-name="T1">é</text:span> profond<text:span text:style-name="T1">é</text:span>­ment frapp<text:span text:style-name="T1">é</text:span>s, quelques mois ou quelques ann<text:span text:style-name="T1">é</text:span>es avant qu'eux-m<text:span text:style-name="T1">ê</text:span>mes tombassent malades, par un cas de goitre singulier dans leur entourage, accom­pagn<text:span text:style-name="T1">é</text:span> des sympt<text:span text:style-name="T1">ô</text:span>mes classiques de l'acc<text:span text:style-name="T1">é</text:span>l<text:span text:style-name="T1">é</text:span>ration cardiaque, du tremblement, de l'amaigrissement, de l'insomnie, etc. Tout se passe comme si une force obscure, agissant en eux, avait model<text:span text:style-name="T1">é</text:span>, en les d<text:span text:style-name="T1">é</text:span>for­mant, les organismes <text:span text:style-name="T1">à</text:span> la ressemblance de ces symp­t<text:span text:style-name="T1">ô</text:span>mes morbides. .Autre forme d'autopithiatisme, avec une p<text:span text:style-name="T1">é</text:span>riode incubatoire imaginative variable *</text:p>
      <text:p text:style-name="P52"/>
      <text:p text:style-name="P38">Nous ignorons encore les r<text:span text:style-name="T1">é</text:span>actions de notre orga­nisme, sous l'influence d'une id<text:span text:style-name="T1">é</text:span>e fixe, prolong<text:span text:style-name="T1">é</text:span>e pendant la veille et le sommeil, quelquefois d'une fa<text:span text:style-name="T1">ç</text:span>on latente, et sous la couverture du spectacle changeant de la vie. Quand cette id<text:span text:style-name="T1">é</text:span>e consiste en une image normale ou pathologique, appliqu<text:span text:style-name="T1">é</text:span>e <text:span text:style-name="T1">à</text:span> tel ou tel organe, il n'est pas t<text:span text:style-name="T1">é</text:span>m<text:span text:style-name="T1">é</text:span>raire de supposer qu'elle devienne motrice, et susceptible d'impressionner les tissus. Ainsi s'expliquent quelques observations d'enfants influenc<text:span text:style-name="T1">é</text:span>s, avant leur naissance, <text:span text:style-name="T1">à</text:span> l'<text:span text:style-name="T1">é</text:span>tat de f<text:span text:style-name="T1">œ</text:span>tus, par telle ou telle difformit<text:span text:style-name="T1">é</text:span> ou bizarrerie, qui avait <text:span text:style-name="T1">é</text:span>mu, frapp<text:span text:style-name="T1">é</text:span> la m<text:span text:style-name="T1">è</text:span>re pendant la gestation, et reproduisant cette difformit<text:span text:style-name="T1">é</text:span> ou cette bizarrerie.</text:p>
      <text:p text:style-name="P38">Au r<text:span text:style-name="T1">é</text:span>sum<text:span text:style-name="T1">é</text:span>, et sans qu'il soit besoin de pour­suivre ind<text:span text:style-name="T1">é</text:span>finiment cette <text:span text:style-name="T1">é</text:span>num<text:span text:style-name="T1">é</text:span>ration, chaque <text:span text:style-name="T1">ê</text:span>tre humain poss<text:span text:style-name="T1">è</text:span>de en lui le moyen d'agir, soit sur ses propres tissus, soit sur ceux de ses semblables, par une irradiation de sa personnalit<text:span text:style-name="T1">é</text:span>, plus ou moins vive selon les sujets. Il y a en nous une force, aussi mal connue que pouvait l'<text:span text:style-name="T1">ê</text:span>tre l'<text:span text:style-name="T1">é</text:span>lectricit<text:span text:style-name="T1">é</text:span>, il y a deux cents ans, que j'appellerai, faute d'un meil­leur terme, psychoplastique, capable d'agir sur nos tissus, notre organisme, les tissus, l'organisme de nos semblables et aussi sur les substances orga­niques, animales ou v<text:span text:style-name="T1">é</text:span>g<text:span text:style-name="T1">é</text:span>tales, destin<text:span text:style-name="T1">é</text:span>es <text:span text:style-name="T1">à</text:span> modifier le milieu int<text:span text:style-name="T1">é</text:span>rieur. Cette force n'est, aujourd'hui, ni diff<text:span text:style-name="T1">é</text:span>renci<text:span text:style-name="T1">é</text:span>e nettement, ni mesur<text:span text:style-name="T1">é</text:span>e. Nous savons seulement qu'elle varie en intensit<text:span text:style-name="T1">é</text:span>, qu'il y a un indice psychoplastique et physioplastique, et que ces variations sont fonction de la personnalit<text:span text:style-name="T1">é</text:span> elle- m<text:span text:style-name="T1">ê</text:span>me, eu des circonstances qu'elle traverse. Les</text:p>
      <text:p text:style-name="P32"/>
      <text:p text:style-name="P1">efforts faits pour la recueillir exp<text:span text:style-name="T1">é</text:span>rimentalement et la multiplier, comme on recueille et multiplie, <text:span text:style-name="T1">à</text:span> l'aide d'appareils sp<text:span text:style-name="T1">é</text:span>ciaux, la force <text:span text:style-name="T1">é</text:span>lectrique, n'ont pas encore <text:span text:style-name="T1">é</text:span>t<text:span text:style-name="T1">é</text:span> couronn<text:span text:style-name="T1">é</text:span>s de succ<text:span text:style-name="T1">è</text:span>s. Ce sera (tout donne <text:span text:style-name="T1">à</text:span> le penser) une des d<text:span text:style-name="T1">é</text:span>couvertes de demain.</text:p>
      <text:p text:style-name="P38">La notion du pithiatisme (du grec peithe<text:span text:style-name="T1">ï</text:span>n, per­suader), d<text:span text:style-name="T1">é</text:span>gag<text:span text:style-name="T1">é</text:span>e tout r<text:span text:style-name="T1">é</text:span>cemment par le premier neu­rologue du xx<text:span text:style-name="T5">e</text:span> si<text:span text:style-name="T1">è</text:span>cle commen<text:span text:style-name="T1">ç</text:span>ant (i), ne s'applique pas seulement aux maladies. Elle s'applique aussi, pour quiconque r<text:span text:style-name="T1">é</text:span>fl<text:span text:style-name="T1">é</text:span>chit, aux doctrines en vogue, concernant la cause de ces maladies et leurs traite­ments. Elle explique le don de fascination, qui est en certaines personnalit<text:span text:style-name="T1">é</text:span>s, et leur permet d'exercer ici-bas, sur la pauvre orgueilleuse humanit<text:span text:style-name="T1">é</text:span>, une action bienfaisante ou malfaisante. Si nous prenons trois hommes dont les noms ont rempli les arches du Stupide (ce pont entre deux immenses h<text:span text:style-name="T1">é</text:span>ca­tombes), Bonaparte, Victor Hugo, Pasteur, nous reconnaissons aussit<text:span text:style-name="T1">ô</text:span>t, en eux, trois types de pithiase caract<text:span text:style-name="T1">é</text:span>ris<text:span text:style-name="T1">é</text:span>e : le premier, de pithiase exaltante et sanguinaire; le second, de pithiase exaltante et perturbante; le troisi<text:span text:style-name="T1">è</text:span>me, de pithiase bienfaisante.</text:p>
      <text:p text:style-name="P38">Le cas de Bonaparte et celui de Victor Hugo ont <text:span text:style-name="T1">é</text:span>t<text:span text:style-name="T1">é</text:span> suffisamment d<text:span text:style-name="T1">é</text:span>velopp<text:span text:style-name="T1">é</text:span>s pour qu'il soit inutile d'y revenir. C'est par leur absurdit<text:span text:style-name="T1">é</text:span> (jug<text:span text:style-name="T1">é</text:span>e sublime) qu'ils ont surtout entra<text:span text:style-name="T1">î</text:span>n<text:span text:style-name="T1">é</text:span> les hommes du xix% d'abord leurs contemporains, puis les fils et petits- fils de ceux-ci. Avec la persuasion bienfaisante d'un Pasteur, <text:span text:style-name="T1">é</text:span>videmment convaincu lui-m<text:span text:style-name="T1">ê</text:span>me, le cher</text:p>
      <text:p text:style-name="P38">(1) Babinsky, d<text:span text:style-name="T1">é</text:span>j<text:span text:style-name="T1">à</text:span> nomm<text:span text:style-name="T1">é</text:span>.</text:p>
      <text:p text:style-name="P52"/>
      <text:p text:style-name="P1">homme, de la v<text:span text:style-name="T1">é</text:span>rit<text:span text:style-name="T1">é</text:span> absolue de ses doctrines, nous touchons, au contraire, un cas de pithiase imagina­tive d'aspect rationnel. Il y avait certes un sub- stratum, r<text:span text:style-name="T1">é</text:span>el et g<text:span text:style-name="T1">é</text:span>nial, dans le magnifique roman scientifique, <text:span text:style-name="T1">é</text:span>chafaud<text:span text:style-name="T1">é</text:span> par l'esprit de Pasteur et embaum<text:span text:style-name="T1">é</text:span> dans son Institut. Mais la gloire pasto- rienne agissant moins, vingt-sept ans apr<text:span text:style-name="T1">è</text:span>s la mort du ma<text:span text:style-name="T1">î</text:span>tre (nous avons vu (jue la dur<text:span text:style-name="T1">é</text:span>e moyenne d'une th<text:span text:style-name="T1">é</text:span>orie scientifique, dans l'ordre biologique, est d'environ trente ans), les m<text:span text:style-name="T1">é</text:span>thodes antiseptiques et aseptiques, le virus, les s<text:span text:style-name="T1">é</text:span>rums eux aussi, com­mencent <text:span text:style-name="T1">à</text:span> donner des r<text:span text:style-name="T1">é</text:span>sultats moins satisfaisants, des signes de grande s<text:span text:style-name="T1">é</text:span>nilit<text:span text:style-name="T1">é</text:span>. Les croyants disent : (( C'est parce qu'ils sont pr<text:span text:style-name="T1">é</text:span>par<text:span text:style-name="T1">é</text:span>s avec moins de soin qu'autrefois. Les plats sont devenus moins savoureux parce que la cuisini<text:span text:style-name="T1">è</text:span>re est moins bonne. <text:span text:style-name="T1">»</text:span> Je ne le pense pas. M. Roux passe, <text:span text:style-name="T1">à</text:span> bon droit, pour un savant consid<text:span text:style-name="T1">é</text:span>rable et d'une conscience <text:span text:style-name="T1">à</text:span> toute <text:span text:style-name="T1">é</text:span>preuve. Je n'en dirai pas autant de feu Metschnikoff, inventeur de l'ing<text:span text:style-name="T1">é</text:span>nieuse phagocy­tose (laquelle tient encore <text:span text:style-name="T1">à</text:span> peu pr<text:span text:style-name="T1">è</text:span>s comme expli­cation commode de la purulence), mais primaire exalt<text:span text:style-name="T1">é</text:span> et dont les <text:span text:style-name="T1">é</text:span>crits <text:span text:style-name="T1">«</text:span> philosophiques <text:span text:style-name="T1">»</text:span> sont bur­lesques. Il m'appara<text:span text:style-name="T1">î</text:span>t plut<text:span text:style-name="T1">ô</text:span>t que le soleil pastorien . se refroidit, que la foi dans les microbes, et dans la cuisine antimicrobienne est moins vive, et, cons<text:span text:style-name="T1">é</text:span>- quemment, que les rem<text:span text:style-name="T1">è</text:span>des issus de cette foi et porteurs de cette foi, deviennent moins efficaces. Les s<text:span text:style-name="T1">é</text:span>rums, comme les vins trop vieux, radotent.</text:p>
      <text:p text:style-name="P38">Certains sceptiques (qui n'auraient pas os<text:span text:style-name="T1">é</text:span> parler ainsi il y a seulement dix ans) commencent <text:span text:style-name="T1">à</text:span> mur-</text:p>
      <text:p text:style-name="P52"/>
      <text:p text:style-name="P1">murer, dans les parages m<text:span text:style-name="T1">ê</text:span>mes de l'Institut Pas­teur, que presque tous les s<text:span text:style-name="T1">é</text:span>rums agissent <text:span text:style-name="T1">à</text:span> peu pr<text:span text:style-name="T1">è</text:span>s de la m<text:span text:style-name="T1">ê</text:span>me fa<text:span text:style-name="T1">ç</text:span>on, qu'introduits dans l'orga­nisme par la bouche, au lieu de la voie sous-cutan<text:span text:style-name="T1">é</text:span>e ou intraveineuse, ils produisent exactement les m<text:span text:style-name="T1">ê</text:span>mes effets. D'autres d<text:span text:style-name="T1">é</text:span>clarent hautement, qu'<text:span text:style-name="T1">à</text:span> l'origine des grandes diath<text:span text:style-name="T1">è</text:span>ses il y a certainement autre chose que les infiniment petits, que la mini- moflore et la minimofaune, que l'<text:span text:style-name="T1">é</text:span>tiologie unique­ment bacillaire ou bact<text:span text:style-name="T1">é</text:span>rienne est une vue de l'esprit trop simpliste, que Peter (l'adversaire acharn<text:span text:style-name="T1">é</text:span> de Pasteur) n'avait pas si tort que <text:span text:style-name="T1">ç</text:span>a. Des cas, assez nombreux, de rage apr<text:span text:style-name="T1">è</text:span>s traitement auraient <text:span text:style-name="T1">é</text:span>t<text:span text:style-name="T1">é</text:span> not<text:span text:style-name="T1">é</text:span>s... d'aucuns disent de plus en plus nombreux. Une tendance g<text:span text:style-name="T1">é</text:span>n<text:span text:style-name="T1">é</text:span>rale commence <text:span text:style-name="T1">à</text:span> se dessiner, qui attribue aux alt<text:span text:style-name="T1">é</text:span>rations chimiques et clasiques du sang (dont l'importance <text:span text:style-name="T1">é</text:span>tait devenue secon­daire) un r<text:span text:style-name="T1">ô</text:span>le pathologique retir<text:span text:style-name="T1">é</text:span> d'autant aux microbes. Bref, nous avons l<text:span text:style-name="T1">à</text:span> tous les signes avant- coureurs d'un vaste d<text:span text:style-name="T1">é</text:span>m<text:span text:style-name="T1">é</text:span>nagement, et le piano, cette fois, est d<text:span text:style-name="T1">é</text:span>j<text:span text:style-name="T1">à</text:span> dans l'antichambre, s'il n'est pas encore dans l'escalier.</text:p>
      <text:p text:style-name="P38">Comment cela s'explique-t-ilP Par le pithiatisme.</text:p>
      <text:p text:style-name="P38">Nous pouvons nous faire une exacte id<text:span text:style-name="T1">é</text:span>e de Pasteur par la plutarquienne biographie que lui a consacr<text:span text:style-name="T1">é</text:span>e pieusement M. Vallery-Radot. C'<text:span text:style-name="T1">é</text:span>tait un homme simple, concentr<text:span text:style-name="T1">é</text:span>, assez timide, chaste, d'une imagination certainement formidable et qui ne la dispersait ni en ordres et contre-ordres comme Bonaparte, ni en vocables et m<text:span text:style-name="T1">é</text:span>taphores comme Victor Hugo. Une tension extraordinaire et pr<text:span text:style-name="T1">é</text:span>cise</text:p>
      <text:p text:style-name="P52"/>
      <text:p text:style-name="P1">de sa volont<text:span text:style-name="T1">é</text:span> pr<text:span text:style-name="T1">é</text:span>sidait <text:span text:style-name="T1">à</text:span> ses exp<text:span text:style-name="T1">é</text:span>riences, poursui­vies lentement, patiemment, d'apr<text:span text:style-name="T1">è</text:span>s une vigoureuse et nette id<text:span text:style-name="T1">é</text:span>e pr<text:span text:style-name="T1">é</text:span>con<text:span text:style-name="T1">ç</text:span>ue. D<text:span text:style-name="T1">è</text:span>s la premi<text:span text:style-name="T1">è</text:span>re heure, comme il arrive aux persuasifs de son esp<text:span text:style-name="T1">è</text:span>ce, il eut des d<text:span text:style-name="T1">é</text:span>vots, des fanatiques, irrit<text:span text:style-name="T1">é</text:span>s contre ses contra­dicteurs, ou ceux qui seulement doutaient. Quand il tint sa conception microbienne, elle l'absorba tout entier et fit de lui un somnambule, un personnage en <text:span text:style-name="T1">é</text:span>tat second, en transe imaginative, tranquille mais drue, un aimant en marche. De m<text:span text:style-name="T1">ê</text:span>me que les spirites convaincus finissent par soulever la table, <text:span text:style-name="T1">à</text:span> force de vouloir son soul<text:span text:style-name="T1">è</text:span>vement, et transmettent au bois leur d<text:span text:style-name="T1">é</text:span>sir ardent de l<text:span text:style-name="T1">é</text:span>vitation, de m<text:span text:style-name="T1">ê</text:span>me les premiers pastoriens, pench<text:span text:style-name="T1">é</text:span>s sur leurs bouillons de culture, ayant au milieu d'eux leur ma<text:span text:style-name="T1">î</text:span>tre fasci­nant, communiquaient <text:span text:style-name="T1">à</text:span> ces bouillons et courts bouillons une vertu curative, d'une dur<text:span text:style-name="T1">é</text:span>e moyenne de X ann<text:span text:style-name="T1">é</text:span>es. Du moins, je suppose que c'est ainsi que les choses se sont pass<text:span text:style-name="T1">é</text:span>es. Les chroni­queurs assurent que du vivant de Sydenham, et encore plusieurs ann<text:span text:style-name="T1">é</text:span>es apr<text:span text:style-name="T1">è</text:span>s sa mort,'son vin d'opium aromatis<text:span text:style-name="T1">é</text:span> (quel sale vin!) gu<text:span text:style-name="T1">é</text:span>rissait quan­tit<text:span text:style-name="T1">é</text:span> de maladies. A toutes les <text:span text:style-name="T1">é</text:span>poques, des rem<text:span text:style-name="T1">è</text:span>des nouveaux, administr<text:span text:style-name="T1">é</text:span>s par des m<text:span text:style-name="T1">é</text:span>decins c<text:span text:style-name="T1">é</text:span>l<text:span text:style-name="T1">è</text:span>bres, ou de myst<text:span text:style-name="T1">é</text:span>rieux rebouteux, ont gu<text:span text:style-name="T1">é</text:span>ri de tr<text:span text:style-name="T1">è</text:span>s nom­breuses diath<text:span text:style-name="T1">è</text:span>ses. Puis, dans d'au'res temps, ou d'autres mains, ils n'ont plus rien donn<text:span text:style-name="T1">é</text:span>. D'o<text:span text:style-name="T1">ù</text:span> le conseil ironique et sage : <text:span text:style-name="T1">«</text:span> Prenez-en, pendant que <text:span text:style-name="T1">ç</text:span>a gu<text:span text:style-name="T1">é</text:span>rit encore. <text:span text:style-name="T1">»</text:span> J'ai terriblement peur que les petit jus de l'Institut Pasteur, si ing<text:span text:style-name="T1">é</text:span>nieusement combin<text:span text:style-name="T1">é</text:span>s, d'apr<text:span text:style-name="T1">è</text:span>s une formule g<text:span text:style-name="T1">é</text:span>n<text:span text:style-name="T1">é</text:span>rale si s<text:span text:style-name="T1">é</text:span>dui-</text:p>
      <text:p text:style-name="P32"/>
      <text:p text:style-name="P1">sant<text:span text:style-name="T1">é</text:span>, ne soient proches du bout de leur rouleau. On dit aujourd'hui, pour expliquer l'insuffisance d'antiseptiques jadis r<text:span text:style-name="T1">é</text:span>put<text:span text:style-name="T1">é</text:span>s, que le microbe s'est habitu<text:span text:style-name="T1">é</text:span> <text:span text:style-name="T1">à</text:span> eux. Ne serait-ce pas plut<text:span text:style-name="T1">ô</text:span>t que le temps les a d<text:span text:style-name="T1">é</text:span>saimant<text:span text:style-name="T1">é</text:span>s du fluide pastorien, du fluide pithiatique, qui agissait en eux?</text:p>
      <text:p text:style-name="P38">Je ne me dissimule pas ce que ces remarques, que j'estime justes, ont de p<text:span text:style-name="T1">é</text:span>nible pour les savants convaincus de la p<text:span text:style-name="T1">é</text:span>rennit<text:span text:style-name="T1">é</text:span>, de la continuit<text:span text:style-name="T1">é</text:span> des doctrines qui ont berc<text:span text:style-name="T1">é</text:span> leur jeunesse, et <text:span text:style-name="T1">à</text:span> l'abri desquelles ils ont pass<text:span text:style-name="T1">é</text:span> leurs examens et v<text:span text:style-name="T1">é</text:span>cu en r<text:span text:style-name="T1">é</text:span>fl<text:span text:style-name="T1">é</text:span>chissant,... ou sans r<text:span text:style-name="T1">é</text:span>fl<text:span text:style-name="T1">é</text:span>chir. Leur tort a <text:span text:style-name="T1">é</text:span>t<text:span text:style-name="T1">é</text:span> de croire, avec leur temps, que la Science et l'homme faisaient deux, que la Science <text:span text:style-name="T1">é</text:span>tait une sorte de mine <text:span text:style-name="T1">à</text:span> plusieurs compartiments, d'o<text:span text:style-name="T1">ù</text:span> l'homme laborieux extrayait, une fois pour toutes, des quar­tiers de sagesse, du minerai de v<text:span text:style-name="T1">é</text:span>rit<text:span text:style-name="T1">é</text:span>. Mais non ! Une grande partie de la science vient de l'homme et participe <text:span text:style-name="T1">à</text:span> la bri<text:span text:style-name="T1">è</text:span>vet<text:span text:style-name="T1">é</text:span> et <text:span text:style-name="T1">à</text:span> la faillibilit<text:span text:style-name="T1">é</text:span> hu­maines. L'homme agit beaucoup plus qu'il ne le croit, et qu'il ne le voudrait, sur ces enfants de son esprit et de la nature, qu'il appelle les lois de la science.</text:p>
      <text:p text:style-name="P38">Pendant une grande partie du moyen <text:span text:style-name="T1">â</text:span>ge, une valeur th<text:span text:style-name="T1">é</text:span>rapeutique fut attribu<text:span text:style-name="T1">é</text:span>e aux pierres pr<text:span text:style-name="T1">é</text:span>­cieuses. On employait, contre la fi<text:span text:style-name="T1">è</text:span>vre, la turquoise et le lapis. Le b<text:span text:style-name="T1">é</text:span>ryl <text:span text:style-name="T1">é</text:span>tait utilis<text:span text:style-name="T1">é</text:span> dans les affections h<text:span text:style-name="T1">é</text:span>patiques. L'hyacinthe gu<text:span text:style-name="T1">é</text:span>rissait l'insomnie; la topaze la folie furieuse. Les colliers de perles <text:span text:style-name="T1">é</text:span>taient infiniment r<text:span text:style-name="T1">é</text:span>pandus. Tout le long du xvi<text:span text:style-name="T1">©</text:span> si<text:span text:style-name="T1">è</text:span>cle, et jusque sous Louis XIV, l'or et le bouillon d'or tin-</text:p>
      <text:p text:style-name="P52"/>
      <text:p text:style-name="P1">rent l'emploi de panac<text:span text:style-name="T1">é</text:span>es. Les m<text:span text:style-name="T1">ê</text:span>mes personnes, qui administrent consciencieusement les s<text:span text:style-name="T1">é</text:span>rums actuels, et qui ont bien raison de les administrer, puisqu'ils- agissent ou semblent agir, rient de ces antiques rem<text:span text:style-name="T1">è</text:span>des de bonnes femmes. Mais il est bien certain qu'ils n'<text:span text:style-name="T1">é</text:span>taient pas, ces rem<text:span text:style-name="T1">è</text:span>des, <text:span text:style-name="T1">à</text:span> l'<text:span text:style-name="T1">é</text:span>poque de leur vogue, moins efficaces que les s<text:span text:style-name="T1">é</text:span>rums <text:span text:style-name="T1">à</text:span> la n<text:span text:style-name="T1">ô</text:span>tre. Leur pouvoir th<text:span text:style-name="T1">é</text:span>raporadiant <text:span text:style-name="T1">é</text:span>tait r<text:span text:style-name="T1">é</text:span>el. J'ai connu, il y a quelques ann<text:span text:style-name="T1">é</text:span>es de cela, un pauvre gar<text:span text:style-name="T1">ç</text:span>on atteint d'un cancer <text:span text:style-name="T1">à</text:span> la face, auquel furent faites, sur mon conseil, plusieurs applications de radium. C'<text:span text:style-name="T1">é</text:span>tait un de mes collabo­rateurs <text:span text:style-name="T1">à</text:span> Y Action fran<text:span text:style-name="T1">ç</text:span>aise, il avait grande confiance en moi et j'avais eu soin de lui vanter (en m'adres- sant <text:span text:style-name="T1">à</text:span> son intelligence, qui <text:span text:style-name="T1">é</text:span>tait vive) la puissance d'action du nouveau rem<text:span text:style-name="T1">è</text:span>de, alors en pleine vogue. Les premiers r<text:span text:style-name="T1">é</text:span>sultats furent surprenants. En quinze jours, la tumeur, qui englobait, telle une pieuvre, la branche montante du maxillaire inf<text:span text:style-name="T1">é</text:span>rieur gauche et gagnait l'oreille, avait diminu<text:span text:style-name="T1">é</text:span> de moiti<text:span text:style-name="T1">é</text:span>. Le malade en crachait sans cesse des fragments morti­fi<text:span text:style-name="T1">é</text:span>s. Puis, au bout de ce temps, vers la sixi<text:span text:style-name="T1">è</text:span>me ou septi<text:span text:style-name="T1">è</text:span>me s<text:span text:style-name="T1">é</text:span>ance, un de ses amis, m<text:span text:style-name="T1">é</text:span>decin, l'ayant rencontr<text:span text:style-name="T1">é</text:span>, d<text:span text:style-name="T1">é</text:span>fit imprudemment mon travail pithia- tique et lui d<text:span text:style-name="T1">é</text:span>montra, par A plus B, que le radium <text:span text:style-name="T1">é</text:span>tait inop<text:span text:style-name="T1">é</text:span>rant, dans les tumeurs en g<text:span text:style-name="T1">é</text:span>n<text:span text:style-name="T1">é</text:span>ral et celles de la face en particulier. A partir de ce mo­ment, l'action bienfaisante cessa net, le mal empira <text:span text:style-name="T1">à</text:span> vue d'<text:span text:style-name="T1">œ</text:span>il et mon malheureux collaborateur mou­rut en quelques semaines, asphyxi<text:span text:style-name="T1">é</text:span> par une projec­tion canc<text:span text:style-name="T1">é</text:span>reuse laryng<text:span text:style-name="T1">é</text:span>e. J'ai pu saisir l<text:span text:style-name="T1">à</text:span>, sur le</text:p>
      <text:p text:style-name="P32"/>
      <text:p text:style-name="P1">fait, l'action incontestable du moral persuadant sur le physique.</text:p>
      <text:p text:style-name="P38">Nous avons tous connu des rebouteux, qui trai­taient, avec un extraordinaire succ<text:span text:style-name="T1">è</text:span>s, dans les cam­pagnes, des entorses, des n<text:span text:style-name="T1">é</text:span>vralgies, des ulc<text:span text:style-name="T1">è</text:span>res rebelles. Les cures du zouave Jacob sont demeur<text:span text:style-name="T1">é</text:span>es c<text:span text:style-name="T1">é</text:span>l<text:span text:style-name="T1">è</text:span>bres. Il n'est personne qui ne puisse citer quel­que exemple d'une affection, r<text:span text:style-name="T1">é</text:span>put<text:span text:style-name="T1">é</text:span>e incurable, et qui a c<text:span text:style-name="T1">é</text:span>d<text:span text:style-name="T1">é</text:span> <text:span text:style-name="T1">à</text:span> tel traitement d'un empirique renomm<text:span text:style-name="T1">é</text:span>, ou m<text:span text:style-name="T1">ê</text:span>me contest<text:span text:style-name="T1">é</text:span>. Lorsque j'envisage la courbe ascendante, puis stationnaire, puis descendante, des traitements pastoriens, je me dis que ce grand Pas­teur <text:span text:style-name="T1">é</text:span>tait le m<text:span text:style-name="T1">é</text:span>lange d'une imagination exception­nellement robuste et d'une aimantation personnelle infinie. Cette aimantation impressionnait favorable­ment les savants et les simples. Elle s'est propag<text:span text:style-name="T1">é</text:span>e, intacte, pendant quelque temps, une vingtaine d'an­n<text:span text:style-name="T1">é</text:span>es environ, apr<text:span text:style-name="T1">è</text:span>s la mort du ma<text:span text:style-name="T1">î</text:span>tre, gr<text:span text:style-name="T1">â</text:span>ce <text:span text:style-name="T1">à</text:span> la foi communieative des disciples, gr<text:span text:style-name="T1">â</text:span>ce <text:span text:style-name="T1">à</text:span> leurs tra­vaux bact<text:span text:style-name="T1">é</text:span>riologiques, <text:span text:style-name="T1">à</text:span> leurs efforts m<text:span text:style-name="T1">é</text:span>ritoires, <text:span text:style-name="T1">à</text:span> leurs recherches, aux r<text:span text:style-name="T1">é</text:span>sultats obtenus. Puis il en est advenu, de ces vaccins et s<text:span text:style-name="T1">é</text:span>rums si ing<text:span text:style-name="T1">é</text:span>nieux, comme des th<text:span text:style-name="T1">é</text:span>ories auxquelles ils s'appuyaient et qui commencent <text:span text:style-name="T1">à</text:span> chanceler par la base. Ils ont agi moins, en attendant de ne plus agir du tout. Seulement, il faut compter avec la p<text:span text:style-name="T1">é</text:span>riode du doit-on-le-dire, et aussi avec les mouvements r<text:span text:style-name="T1">é</text:span>calcitrants, qui se produisent toujours autour d'un dogme scientifique en r<text:span text:style-name="T1">é</text:span>gression; car il est naturel que les z<text:span text:style-name="T1">é</text:span>lateurs, les h<text:span text:style-name="T1">é</text:span>ritiers, les b<text:span text:style-name="T1">é</text:span>n<text:span text:style-name="T1">é</text:span>fi­ciaires de la d<text:span text:style-name="T1">é</text:span>croissante pens<text:span text:style-name="T1">é</text:span>e-aimant du patron</text:p>
      <text:p text:style-name="P52"/>
      <text:p text:style-name="P1">ne se laissent pas d<text:span text:style-name="T1">é</text:span>pouiller de leur aur<text:span text:style-name="T1">é</text:span>ole sans crier.</text:p>
      <text:p text:style-name="P38">Est-ce <text:span text:style-name="T1">à</text:span> dire que tout soit destin<text:span text:style-name="T1">é</text:span> <text:span text:style-name="T1">à</text:span> tomber <text:span text:style-name="T1">à</text:span> la fois, de ces m<text:span text:style-name="T1">é</text:span>thodes th<text:span text:style-name="T1">é</text:span>rapeutiques qui, aux envi­rons de 1892, semblaient destin<text:span text:style-name="T1">é</text:span>es <text:span text:style-name="T1">à</text:span> gu<text:span text:style-name="T1">é</text:span>rir ration­nellement tous les maux humains contagieux ? Nul­lement. Il est tr<text:span text:style-name="T1">è</text:span>s possible que le s<text:span text:style-name="T1">é</text:span>rum de Roux, par exemple, continue <text:span text:style-name="T1">à</text:span> agir fort longtemps sur la dipht<text:span text:style-name="T1">é</text:span>rie, comme il est possible qu'il perde, avec les ann<text:span text:style-name="T1">é</text:span>es, de son efficacit<text:span text:style-name="T1">é</text:span>, ou qu'il soit remplac<text:span text:style-name="T1">é</text:span> par un autre rem<text:span text:style-name="T1">è</text:span>de, issu d'une autre conception pithiatique, et par<text:span text:style-name="T1">é</text:span> des charmes captivants de la nouveaut<text:span text:style-name="T1">é</text:span>. Le laudanum de Sydenham n'a pas perdu toute action contre la colique et la douleur en g<text:span text:style-name="T1">é</text:span>n<text:span text:style-name="T1">é</text:span>ral, bien qu'il soit de moins en moins employ<text:span text:style-name="T1">é</text:span>. La colchique agit encore, assure-t-on, sur la goutte, qui, d'ailleurs, tend <text:span text:style-name="T1">à</text:span> dispara<text:span text:style-name="T1">î</text:span>tre chez nous. On m'assure que la spart<text:span text:style-name="T1">é</text:span>ine n'amende plus les troubles cardiaques, alors que la digitale conti­nue <text:span text:style-name="T1">à</text:span> tenir bon. Notons qu'il s'agit ici de m<text:span text:style-name="T1">é</text:span>dica­ments d'exp<text:span text:style-name="T1">é</text:span>rience, issus du long t<text:span text:style-name="T1">â</text:span>tonnement des <text:span text:style-name="T1">â</text:span>ges, non de m<text:span text:style-name="T1">é</text:span>dicaments issus d'une th<text:span text:style-name="T1">é</text:span>orie g<text:span text:style-name="T1">é</text:span>n<text:span text:style-name="T1">é</text:span>­rale, et, comme tels, infiniment plus fragiles. Le traitement par les substances v<text:span text:style-name="T1">é</text:span>g<text:span text:style-name="T1">é</text:span>tales, empirique­ment choisies, dites <text:span text:style-name="T1">«</text:span> les Simples <text:span text:style-name="T1">»</text:span> est le mod<text:span text:style-name="T1">è</text:span>le du traitement par persuasion prolong<text:span text:style-name="T1">é</text:span>e et transmise de g<text:span text:style-name="T1">é</text:span>n<text:span text:style-name="T1">é</text:span>ration <text:span text:style-name="T1">à</text:span> g<text:span text:style-name="T1">é</text:span>n<text:span text:style-name="T1">é</text:span>ration, en quelque sorte tradi­tionnellement. Il arrive que, transplant<text:span text:style-name="T1">é</text:span>s de village en village, ces m<text:span text:style-name="T1">ê</text:span>mes Simples cessent d'agir, ou agissent moins, de m<text:span text:style-name="T1">ê</text:span>me que les s<text:span text:style-name="T1">é</text:span>rums, d'une g<text:span text:style-name="T1">é</text:span>n<text:span text:style-name="T1">é</text:span>ration (trente ans) <text:span text:style-name="T1">à</text:span> une autre.</text:p>
      <text:p text:style-name="P52"/>
      <text:p text:style-name="P38">Un savant, qui est un tr<text:span text:style-name="T1">è</text:span>s singulier m<text:span text:style-name="T1">é</text:span>lange d'en­fantillage et de g<text:span text:style-name="T1">é</text:span>nialit<text:span text:style-name="T1">é</text:span>, le docteur Charles Richet, a fait une <text:span text:style-name="T1">é</text:span>tude sp<text:span text:style-name="T1">é</text:span>ciale des cas d'anaphylaxie, ou de r<text:span text:style-name="T1">é</text:span>bellion organique quant <text:span text:style-name="T1">à</text:span> certaines substances et <text:span text:style-name="T1">à</text:span> certains rem<text:span text:style-name="T1">è</text:span>des, qui s'opposent aux cas de mithridatisme, ou d'accoutumance. L'anaphylaxie s'<text:span text:style-name="T1">é</text:span>tend des rougeurs qui accompagnent; chez cer­taines personnes, l'ingestion d'une seule fraise des bois, aux accidents, quelquefois graves, du renou­vellement d'une piq<text:span text:style-name="T1">û</text:span>re de s<text:span text:style-name="T1">é</text:span>rum antit<text:span text:style-name="T1">é</text:span>tanique, ou autre, <text:span text:style-name="T1">à</text:span> des ann<text:span text:style-name="T1">é</text:span>es de distance. On peut se deman­der si le pithiatisme ne joue pas aussi un certain r<text:span text:style-name="T1">ô</text:span>le l<text:span text:style-name="T1">à</text:span>-dedans. Ce qui est vrai, c'est que l'imagina­tion peut <text:span text:style-name="T1">ê</text:span>tre, <text:span text:style-name="T1">à</text:span> notre avis, consid<text:span text:style-name="T1">é</text:span>r<text:span text:style-name="T1">é</text:span>e comme une facult<text:span text:style-name="T1">é</text:span>, non seulement intellectuelle, mais soma- tique, r<text:span text:style-name="T1">é</text:span>pandue dans tout l'organisme, et donc sus­ceptible de le modifier (voir le Monde des Images(i) d<text:span text:style-name="T1">é</text:span>j<text:span text:style-name="T1">à</text:span> cit<text:span text:style-name="T1">é</text:span>). Le docteur Paul Sollier, mon ancien et savant condisciple, qui est un des premiers obser­vateurs de notre temps et auquel on doit, entre autres choses, le traitement m<text:span text:style-name="T1">é</text:span>thodique et rationnel des intoxications chroniques, a d<text:span text:style-name="T1">é</text:span>crit, sous le nom d'endoscopie, la facult<text:span text:style-name="T1">é</text:span> qu'ont certains malades de voir etde d<text:span text:style-name="T1">é</text:span>crire le si<text:span text:style-name="T1">è</text:span>ge d'une l<text:span text:style-name="T1">é</text:span>sion interne, d'une alt<text:span text:style-name="T1">é</text:span>ration de la v<text:span text:style-name="T1">é</text:span>sicule biliaire, par exemple. Ces faits et d'autres, que ce n'est pas le lieu d'examiner ici, m'ont amen<text:span text:style-name="T1">é</text:span> <text:span text:style-name="T1">à</text:span> consid<text:span text:style-name="T1">é</text:span>rer la facult<text:span text:style-name="T1">é</text:span> des images comme un ph<text:span text:style-name="T1">é</text:span>nom<text:span text:style-name="T1">è</text:span>ne de la personnalit<text:span text:style-name="T1">é</text:span> totale</text:p>
      <text:p text:style-name="P38">(i) UH<text:span text:style-name="T1">ê</text:span>r<text:span text:style-name="T1">é</text:span>do, le Monde des Images et en g<text:span text:style-name="T1">é</text:span>n<text:span text:style-name="T1">é</text:span>ral tous mes ouvrages de critique litt<text:span text:style-name="T1">é</text:span>raire, politique et philosophique ont paru <text:span text:style-name="T1">à</text:span> la Nou­velle Librairie nationale.</text:p>
      <text:p text:style-name="P52"/>
      <text:p text:style-name="P1">(morale et physique), c'est-<text:span text:style-name="T1">à</text:span>-dire comme un conti­nuel d<text:span text:style-name="T1">é</text:span>roulement en nous des formes ancestrales et h<text:span text:style-name="T1">é</text:span>r<text:span text:style-name="T1">é</text:span>ditaires, comme une v<text:span text:style-name="T1">é</text:span>ritable gravitation de 110s ascendants.</text:p>
      <text:p text:style-name="P38">Vous voyez o<text:span text:style-name="T1">ù</text:span> je'veux en venir. Sa Science dont le xix<text:span text:style-name="T5">e</text:span> si<text:span text:style-name="T1">è</text:span>cle est si comiquement vain, ne l'a pas conduit, n'a pas conduit ses savants, <text:span text:style-name="T1">à</text:span> aucun mo­ment, <text:span text:style-name="T1">à</text:span> examiner le c<text:span text:style-name="T1">ô</text:span>t<text:span text:style-name="T1">é</text:span> humain, c'est-<text:span text:style-name="T1">à</text:span>-dire caduc, tr<text:span text:style-name="T1">è</text:span>s instructif en m<text:span text:style-name="T1">ê</text:span>me temps, de ses d<text:span text:style-name="T1">é</text:span>cou­vertes. Il n'a cess<text:span text:style-name="T1">é</text:span> de dogmatiser celles-ci, et, <text:span text:style-name="T1">à</text:span> mesure qu'elles s'<text:span text:style-name="T1">é</text:span>difiaient, puis qu'elles s'<text:span text:style-name="T1">é</text:span>crou­laient, d'inscrire sur elles des ne varietar. Cette manie pr<text:span text:style-name="T1">é</text:span>pare <text:span text:style-name="T1">à</text:span> notre g<text:span text:style-name="T1">é</text:span>n<text:span text:style-name="T1">é</text:span>ration, et <text:span text:style-name="T1">à</text:span> celle qui va nous suivre,- d'extraordinaires surprises et d<text:span text:style-name="T1">é</text:span>con­venues. Elle est la cons<text:span text:style-name="T1">é</text:span>quence, m<text:span text:style-name="T1">ê</text:span>me chez des gens accoutum<text:span text:style-name="T1">é</text:span>s <text:span text:style-name="T1">à</text:span> juger les effets et les causes, d'une certaine d<text:span text:style-name="T1">é</text:span>bilit<text:span text:style-name="T1">é</text:span> de l'entendement, jointe <text:span text:style-name="T1">à</text:span> un immense orgueil. Il m'a <text:span text:style-name="T1">é</text:span>t<text:span text:style-name="T1">é</text:span> donn<text:span text:style-name="T1">é</text:span> d'<text:span text:style-name="T1">ê</text:span>tre, pen­dant quatre ans, l'<text:span text:style-name="T1">é</text:span>l<text:span text:style-name="T1">è</text:span>ve d'un homme d'une bont<text:span text:style-name="T1">é</text:span> c<text:span text:style-name="T1">é</text:span>l<text:span text:style-name="T1">è</text:span>bre, mais qui m.'appara<text:span text:style-name="T1">î</text:span>t en outre, aujourd'hui, comme le plus grand savant peut-<text:span text:style-name="T1">ê</text:span>tre du xix<text:span text:style-name="T5">e</text:span> si<text:span text:style-name="T1">è</text:span>cle, pour des raisons que je vais dire, et qui <text:span text:style-name="T1">é</text:span>tait le professeur Potain. Jamais le professeur Potain (qui n'avait cependant rien d'un sceptique-, au sens <text:span text:style-name="T1">«</text:span> xix<text:span text:style-name="T5">e</text:span> <text:span text:style-name="T1">»</text:span> du mot) ne g<text:span text:style-name="T1">é</text:span>n<text:span text:style-name="T1">é</text:span>ralisait <text:span text:style-name="T1">à</text:span> contre-temps. Il aurait pu, s'il l'avait voulu, comme Charcot, d<text:span text:style-name="T1">é</text:span>­couper arbitrairement des syndromes, les cr<text:span text:style-name="T1">é</text:span>er, par sa volont<text:span text:style-name="T1">é</text:span>, chez les malades, agir, pithiatiquement, inventer, classer et <text:span text:style-name="T1">é</text:span>tiqueter des diath<text:span text:style-name="T1">è</text:span>ses cardia­ques, pulmonaires, r<text:span text:style-name="T1">é</text:span>nales etc... Il ne l'a jamais fait. Ses affirmations, tr<text:span text:style-name="T1">è</text:span>s fortes et cat<text:span text:style-name="T1">é</text:span>goriques</text:p>
      <text:p text:style-name="P52"/>
      <text:p text:style-name="P1">sur le plan o<text:span text:style-name="T1">ù</text:span> il les <text:span text:style-name="T1">é</text:span>mettait, <text:span text:style-name="T1">é</text:span>taient aussi tr<text:span text:style-name="T1">è</text:span>s pru­dentes. Je m'<text:span text:style-name="T1">é</text:span>tonnais, <text:span text:style-name="T1">é</text:span>tant son <text:span text:style-name="T1">é</text:span>l<text:span text:style-name="T1">è</text:span>ve, des limita- 1 tions volontaires qu'il apportait sans cesse <text:span text:style-name="T1">à</text:span> sa merveilleuse imagination clinique, et que d'autres consid<text:span text:style-name="T1">é</text:span>raient comme un manque de g<text:span text:style-name="T1">é</text:span>nie. Je les comprends et je les admire maintenant. Il avait peur du s<text:span text:style-name="T1">é</text:span>duisant invrai, de la forgerie spontan<text:span text:style-name="T1">é</text:span>e, fascinante et arbitraire, et il avait fait, de sa timidit<text:span text:style-name="T1">é</text:span> naturelle, un pr<text:span text:style-name="T1">é</text:span>cieux contr<text:span text:style-name="T1">ô</text:span>le de soi-m<text:span text:style-name="T1">ê</text:span>me. C'<text:span text:style-name="T1">é</text:span>tait le temps o<text:span text:style-name="T1">ù</text:span> les m<text:span text:style-name="T1">é</text:span>thodes et th<text:span text:style-name="T1">é</text:span>ories pasto- riennes, entrant en gare dans la cr<text:span text:style-name="T1">é</text:span>dulit<text:span text:style-name="T1">é</text:span> scienti­fique acad<text:span text:style-name="T1">é</text:span>mique, faisaient un bruit du diable et bousculaient tout sur leur passage. M. Potain de­meurait <text:span text:style-name="T1">à</text:span> leur endroit, attentif certes, mais r<text:span text:style-name="T1">é</text:span>serv<text:span text:style-name="T1">é</text:span>, <text:span text:style-name="T5">1</text:span> comme il <text:span text:style-name="T1">é</text:span>tait demeur<text:span text:style-name="T1">é</text:span> assez r<text:span text:style-name="T1">é</text:span>ticent quant aux transports fictifs de la grande hyst<text:span text:style-name="T1">é</text:span>rie. En d'autres termes, M. Potain <text:span text:style-name="T1">é</text:span>tait un homme qui connaissait l'homme.</text:p>
      <text:p text:style-name="P38">Il est bien entendu que jamais Pasteur n'a pr<text:span text:style-name="T1">é</text:span>­tendu apporter un syst<text:span text:style-name="T1">è</text:span>me, complet et d<text:span text:style-name="T1">é</text:span>finitif, de gu<text:span text:style-name="T1">é</text:span>rison de tous les maux humains contagieux, pas plus que Darwin n'a affirm<text:span text:style-name="T1">é</text:span>, en aucun endroit de ses ouvrages, la descendance simiesque de l'homme, pas plus que Claude Bernard n'a codifi<text:span text:style-name="T1">é</text:span> le d<text:span text:style-name="T1">é</text:span>ter­minisme, ni Galton l'h<text:span text:style-name="T1">é</text:span>r<text:span text:style-name="T1">é</text:span>dit<text:span text:style-name="T1">é</text:span>. L'affirmation exten- sive, ent<text:span text:style-name="T1">ê</text:span>t<text:span text:style-name="T1">é</text:span>e, c<text:span text:style-name="T1">é</text:span>sarienne de Charcot (si fortement marqu<text:span text:style-name="T1">é</text:span>e au coin du mauvais si<text:span text:style-name="T1">è</text:span>cle) n'est pas leur fait. Mais ils ne se sont pas m<text:span text:style-name="T1">é</text:span>fi<text:span text:style-name="T1">é</text:span>s de leur temps, ni de leurs <text:span text:style-name="T1">é</text:span>l<text:span text:style-name="T1">è</text:span>ves, qui ont d<text:span text:style-name="T1">é</text:span>ifi<text:span text:style-name="T1">é</text:span> leurs romans, et les ont rang<text:span text:style-name="T1">é</text:span>s tout de suite dans la cat<text:span text:style-name="T1">é</text:span>gorie de l'absolu. Ils ne se sont pas m<text:span text:style-name="T1">é</text:span>fi<text:span text:style-name="T1">é</text:span>s de l'ambiance*</text:p>
      <text:p text:style-name="P52"/>
      <text:p text:style-name="P1">qui distinguait farouchement la science -de l'art, attribuant <text:span text:style-name="T1">à</text:span> la premi<text:span text:style-name="T1">è</text:span>re la solidit<text:span text:style-name="T1">é</text:span> in<text:span text:style-name="T1">é</text:span>branlable et la p<text:span text:style-name="T1">é</text:span>rennit<text:span text:style-name="T1">é</text:span>, avec le s<text:span text:style-name="T1">é</text:span>rieux, faisant du second un amusement. L'art n'est pas un amusement, c'est une issue ; et nous venons de voir qu'il est infini­ment plus stable et durable que les t<text:span text:style-name="T1">â</text:span>tonnements, d'ailleurs tr<text:span text:style-name="T1">è</text:span>s souvent sympathiques, de la science, de toutes les sciences.</text:p>
      <text:p text:style-name="P38">Le seul critique (et qui <text:span text:style-name="T1">é</text:span>tait aussi un savant et un po<text:span text:style-name="T1">è</text:span>te) qui ait eu des aper<text:span text:style-name="T1">ç</text:span>us justes et profonds sur les rapports de la science et de l'art avec la per­sonnalit<text:span text:style-name="T1">é</text:span> humaine au xix° si<text:span text:style-name="T1">è</text:span>cle, semble bien avoir <text:span text:style-name="T1">é</text:span>t<text:span text:style-name="T1">é</text:span> G<text:span text:style-name="T1">œ</text:span>the. H<text:span text:style-name="T1">é</text:span>ritier du xvm<text:span text:style-name="T5">e</text:span>, mais infiniment trop grand pour verser dans la honteuse encyclo­p<text:span text:style-name="T1">é</text:span>die (honteuse par exc<text:span text:style-name="T1">è</text:span>s de niaiserie), G<text:span text:style-name="T1">œ</text:span>the ouvre les portes du xix* si<text:span text:style-name="T1">è</text:span>cle <text:span text:style-name="T1">à</text:span> deux battants, comme le plus impressionnant des spectacles, et son <text:span text:style-name="T1">œ</text:span>uvre, du d<text:span text:style-name="T1">é</text:span>but <text:span text:style-name="T1">à</text:span> la fin, respire l'enthousiasme de l'esp<text:span text:style-name="T1">é</text:span>rance. Elle est sereinement instructive, comme le confluent de deux tendances, qui vont courir le monde : l'artistique, le scientifique. Avec cela, il est naturellement philosophe. Il va tout de suite <text:span text:style-name="T1">à</text:span> l'essentiel des probl<text:span text:style-name="T1">è</text:span>mes pos<text:span text:style-name="T1">é</text:span>s, avec un enjouement solennel. Equilibre merveilleux des sens h<text:span text:style-name="T1">é</text:span>r<text:span text:style-name="T1">é</text:span>di­taires, qui entra<text:span text:style-name="T1">î</text:span>nent, et de la raison qui freine, du moi et du soi I J'ai pass<text:span text:style-name="T1">é</text:span> dix ans de ma vie laborieuse dans le contact de ces deux gaillards, Shakespeare et G<text:span text:style-name="T1">œ</text:span>the, me reposant de l'un par l'autre et voyant, dans le second, ce qu'aurait pu <text:span text:style-name="T1">ê</text:span>tre le xix<text:span text:style-name="T5">6</text:span> si<text:span text:style-name="T1">è</text:span>cle, s'il avait eu plus de t<text:span text:style-name="T1">ê</text:span>te. Puis, au milieu du xix<text:span text:style-name="T5">6</text:span> si<text:span text:style-name="T1">è</text:span>cle, nous e<text:span text:style-name="T1">û</text:span>mes notre G<text:span text:style-name="T1">œ</text:span>the</text:p>
      <text:p text:style-name="P52"/>
      <text:p text:style-name="P1">m<text:span text:style-name="T1">é</text:span>connu, dans la personne de Mistral, lumineux effort de l'esprit d'oc pour arracher l'esprit d'o<text:span text:style-name="T1">ï</text:span>l aux aventures... Mistral, ce soleil du bon sens, <text:span text:style-name="T1">é</text:span>rudit, <text:span text:style-name="T1">é</text:span>pique et lyrique I</text:p>
      <text:p text:style-name="P38">Il est des questions, relevant de la sagesse, qu'on ne pose jamais, et qui cependant m<text:span text:style-name="T1">é</text:span>riteraient d'<text:span text:style-name="T1">ê</text:span>tre pos<text:span text:style-name="T1">é</text:span>es. Celle-ci par exemple : un savant, qui est aux bords d'une trouvaille positive, dont le m<text:span text:style-name="T1">é</text:span>fait d<text:span text:style-name="T1">é</text:span>passe, <text:span text:style-name="T1">à</text:span> ses yeux, le bienfait, doit-il passer outre, n<text:span text:style-name="T1">é</text:span>gliger le point de vue moral, aller jusqu'au bout de son g<text:span text:style-name="T1">é</text:span>nie, sans se soucier des cons<text:span text:style-name="T1">é</text:span>quences, ou doit-il sacrifier sa d<text:span text:style-name="T1">é</text:span>couverte dangereuse? Par exemple Berthelot et les explosifs. Ne me dites pas : <text:span text:style-name="T1">«</text:span> Mais les explosifs sont indis­pensables <text:span text:style-name="T1">à</text:span> l'industrie moderne... <text:span text:style-name="T1">»</text:span> ni <text:span text:style-name="T1">«</text:span> un autre les aurait invent<text:span text:style-name="T1">é</text:span>s plus tard. <text:span text:style-name="T1">»</text:span> Ce serait r<text:span text:style-name="T1">é</text:span>pondre <text:span text:style-name="T1">à</text:span> la question par la question. Je dis que cette v<text:span text:style-name="T1">é</text:span>­n<text:span text:style-name="T1">é</text:span>ration de la d<text:span text:style-name="T1">é</text:span>couverte, m<text:span text:style-name="T1">ê</text:span>me plus malfaisante que bienfaisante, parce qu'elle s'appelle <text:span text:style-name="T1">«</text:span> d<text:span text:style-name="T1">é</text:span>cou­verte <text:span text:style-name="T1">»</text:span>, est un legs de la sottise du xix* si<text:span text:style-name="T1">è</text:span>cle, dont l'humanit<text:span text:style-name="T1">é</text:span> devra revenir, si elle veut survivre. Eh bienl cette question du fas et du nefas, dans tous les domaines, elle est dans G<text:span text:style-name="T1">œ</text:span>the et elle est, apr<text:span text:style-name="T1">è</text:span>s lui, dans Mistral et dans Mistral seulement. Elle fait partie de la corruptio opiimi ; de la grave ques­tion du pouvoir imaginatif, sans le contrepoids de la sagesse, ni de la prudence.</text:p>
      <text:p text:style-name="P38">La plupart des d<text:span text:style-name="T1">é</text:span>couvertes scientifiques, qui ont successivement <text:span text:style-name="T1">é</text:span>merveill<text:span text:style-name="T1">é</text:span> la badauderie acad<text:span text:style-name="T1">é</text:span>­mique entre 1789 et 1914, sont comparables <text:span text:style-name="T1">à</text:span> un feu d'artifice, s'<text:span text:style-name="T1">é</text:span>levant au milieu des <text:span text:style-name="T1">«</text:span> oh <text:span text:style-name="T1">»</text:span> et des</text:p>
      <text:p text:style-name="P52"/>
      <text:p text:style-name="P1"><text:span text:style-name="T1">«</text:span> ah <text:span text:style-name="T1">»</text:span>, et dont les baguettes [retombent, dans un temps donn<text:span text:style-name="T1">é</text:span>, sur le nez des spectateurs. Encore une fois, ne voyez dans cette.image rien de p<text:span text:style-name="T1">é</text:span>joratif. L'absurde, c'est de vouloir que la science soit autre chose que ce qu'elle est, qu'elle soit une m<text:span text:style-name="T1">é</text:span>taphy­sique, une mystique, une religion. L'absurde, c'est d'exiger d'elle un absolu, un immuable, m<text:span text:style-name="T1">ê</text:span>me une continuit<text:span text:style-name="T1">é</text:span>. Bruneti<text:span text:style-name="T1">è</text:span>re, et tous ceux qui, avec lui, proclament faillite ce qui est remplacement, sont des niais, ou, si vous pr<text:span text:style-name="T1">é</text:span>f<text:span text:style-name="T1">é</text:span>rez une expression plus polie, des serins. M<text:span text:style-name="T1">ê</text:span>me fausses, les doctrines scientifiques d'une certaine ampleur ont leur esth<text:span text:style-name="T1">é</text:span>­tique ; elles peuvent faire bien dans les mus<text:span text:style-name="T1">é</text:span>es. L'Evolution fera plus tard l'effet d'un album d'images d'Epinal <text:span text:style-name="T1">à</text:span> l'usage des gosses de quarante- cinq ans, entre 1860 et 1910 ; on pourra gaiement feuilleter l'album. La fatalit<text:span text:style-name="T1">é</text:span> h<text:span text:style-name="T1">é</text:span>r<text:span text:style-name="T1">é</text:span>ditaire, elle, de­meurera quelque chose de laid et d'informe, <text:span text:style-name="T1">î</text:span>lot de bouquins inutiles, au milieu d'une mare de sang et d'ennui. Mais le Pastorianisme aura sans doute laiss<text:span text:style-name="T1">é</text:span> le souveniV d'une amusante panac<text:span text:style-name="T1">é</text:span>e... Toutes ces petites b<text:span text:style-name="T1">ê</text:span>tes, ou pr<text:span text:style-name="T1">é</text:span>tendues telles, ces spirilles, ces cocci, ces b<text:span text:style-name="T1">â</text:span>tonnets, ces jus, ces sauces, ces s<text:span text:style-name="T1">é</text:span>rums, dont on discutera pour savoir si vraiment ils gu<text:span text:style-name="T1">é</text:span>rissaient en 1900, formeront un ensemble pit­toresque, dont se divertiront, ou sur lequel s'atten­driront (selon les humeurs), nos arri<text:span text:style-name="T1">è</text:span>re-neveux. Le monsieur qui a du temps <text:span text:style-name="T1">à</text:span> perdre (type <text:span text:style-name="T1">é</text:span>ternel, Dieu merci) tombant, dans une biblioth<text:span text:style-name="T1">è</text:span>que publi­que ou priv<text:span text:style-name="T1">é</text:span>e, sur l'Avenir de la Science et le lisant, s'il a l'esprit bien tourn<text:span text:style-name="T1">é</text:span>, ne s'ennuiera certes pas.</text:p>
      <text:p text:style-name="P32"/>
      <text:p text:style-name="P38">Je n'ai examin<text:span text:style-name="T1">é</text:span> que les principales marottes scientifiques du Stupide, sans tenir compte des secondaires, vu leur nombre et leur fragilit<text:span text:style-name="T1">é</text:span>. Un travail divertissant consisterait <text:span text:style-name="T1">à</text:span> classer, d'apr<text:span text:style-name="T1">è</text:span>s les sujets, les comptes rendus r<text:span text:style-name="T1">é</text:span>unis de l'Acad<text:span text:style-name="T1">é</text:span>mie des Sciences, et de l'Acad<text:span text:style-name="T1">é</text:span>mie de M<text:span text:style-name="T1">é</text:span>decine, et <text:span text:style-name="T1">à</text:span> voir par quelles alternatives ont pass<text:span text:style-name="T1">é</text:span> les cotes et taux de cr<text:span text:style-name="T1">é</text:span>dibilit<text:span text:style-name="T1">é</text:span> des communications de tous genres. La mode joue, dans les conceptions des savants, un r<text:span text:style-name="T1">ô</text:span>le aussi important et variable que dans la toilette des femmes, aiguillant tous les esprits dans la m<text:span text:style-name="T1">ê</text:span>me direction et vers les m<text:span text:style-name="T1">ê</text:span>mes lypoth<text:span text:style-name="T1">è</text:span>ses, puis dans une direction et vers une lypoth<text:span text:style-name="T1">è</text:span>se totalement contraires. Ces compagnies donnent l'impression de troupeaux de moutons, changeant de parc avec une prodigieuse docilit<text:span text:style-name="T1">é</text:span>. Ceci prouve la faiblesse en commun des personna­lit<text:span text:style-name="T1">é</text:span>s <text:span text:style-name="T1">é</text:span>coutantes, r<text:span text:style-name="T1">é</text:span>fl<text:span text:style-name="T1">é</text:span>chissantes et discutantes.</text:p>
      <text:p text:style-name="P38">Cependant (m'objecterez-vous) il y a l'exp<text:span text:style-name="T1">é</text:span>­rience, la m<text:span text:style-name="T1">é</text:span>thode exp<text:span text:style-name="T1">é</text:span>rimentale, qui donne des r<text:span text:style-name="T1">é</text:span>sultats positifs. Passe pour les hypoth<text:span text:style-name="T1">è</text:span>ses, in­duites d'apr<text:span text:style-name="T1">è</text:span>s des faits constat<text:span text:style-name="T1">é</text:span>s. Mais ces faits eux- m<text:span text:style-name="T1">ê</text:span>mes ne varient point. L'exp<text:span text:style-name="T1">é</text:span>rience de laboratoire entra<text:span text:style-name="T1">î</text:span>ne la certitude.</text:p>
      <text:p text:style-name="P38">En effet, j'ai lu cela dans Claude Bernard, Paul Bert et leur s<text:span text:style-name="T1">é</text:span>quelle. Il n'y a qu'un malheur. C'est que l'exp<text:span text:style-name="T1">é</text:span>rience s'appelle aussi interpr<text:span text:style-name="T1">é</text:span>tation, et que le risque de l'interpr<text:span text:style-name="T1">é</text:span>tation augmente, bien entendu, <text:span text:style-name="T1">à</text:span> mesure que l'on passe de l'inanim<text:span text:style-name="T1">é</text:span> <text:span text:style-name="T1">à</text:span> l'anim<text:span text:style-name="T1">é</text:span> et des formes plus simples de l'anim<text:span text:style-name="T1">é</text:span> aux formes plus complexes. Quiconque lit attentive-</text:p>
      <text:p text:style-name="P52"/>
      <text:p text:style-name="P1">ment le Discours de la M<text:span text:style-name="T1">é</text:span>thode de Descartes d<text:span text:style-name="T1">é</text:span>couvre cette pr<text:span text:style-name="T1">é</text:span>occupation derri<text:span text:style-name="T1">è</text:span>re ses formules d'aspect bon enfant. Mais Y Introduction <text:span text:style-name="T1">à</text:span> la m<text:span text:style-name="T1">é</text:span>de- • cinc exp<text:span text:style-name="T1">é</text:span>rimentale n'est qu'un pathos <text:span text:style-name="T1">à</text:span> c<text:span text:style-name="T1">ô</text:span>t<text:span text:style-name="T1">é</text:span> du Discours de la M<text:span text:style-name="T1">é</text:span>thode; et ceci, entre parenth<text:span text:style-name="T1">è</text:span>ses, marque bien la diff<text:span text:style-name="T1">é</text:span>rence du niveau intellectuel entre le xvn" si<text:span text:style-name="T1">è</text:span>cle, si clair et p<text:span text:style-name="T1">é</text:span>n<text:span text:style-name="T1">é</text:span>trant, et le xix' si<text:span text:style-name="T1">è</text:span>cle, si confus et superficiel. Nous avons vu Terreur de Broca, quant <text:span text:style-name="T1">à</text:span> l'examen de la troi­si<text:span text:style-name="T1">è</text:span>me frontale gauche de Leborgne. Multipliez cette erreur par dix mille et vous aurez le r<text:span text:style-name="T1">é</text:span>sultat des innombrables exp<text:span text:style-name="T1">é</text:span>riences, interpr<text:span text:style-name="T1">é</text:span>t<text:span text:style-name="T1">é</text:span>es, depuis soixante ans et davantage, comme des d<text:span text:style-name="T1">é</text:span>monstra­tions de telle ou telle th<text:span text:style-name="T1">è</text:span>se scientifique, dont il a <text:span text:style-name="T1">é</text:span>t<text:span text:style-name="T1">é</text:span> reconnu ensuite qu'elles ne d<text:span text:style-name="T1">é</text:span>montraient rien du tout, ou qu'elles d<text:span text:style-name="T1">é</text:span>montraient le contraire. Cela est vrai des simples examens de constatation. Prenons par exemple la recherche des bacilles de Koch dans la tuberculose. Il a <text:span text:style-name="T1">é</text:span>t<text:span text:style-name="T1">é</text:span> admis, <text:span text:style-name="T1">à</text:span> un moment donn<text:span text:style-name="T1">é</text:span>, sous l'influence des th<text:span text:style-name="T1">é</text:span>ories pas- toriennes, que ce bacille <text:span text:style-name="T1">é</text:span>tait la cause unique de la tuberculose, parce qu'on le trouvait dans les tissus des malades tuberculeux et des animaux tubercu- lisSs. Or on l'a trouv<text:span text:style-name="T1">é</text:span> aussi chez des gens en appa­rence bien portants et ne pr<text:span text:style-name="T1">é</text:span>sentant aucun signe apparent de tuberculose; et l'on s'en est tir<text:span text:style-name="T1">é</text:span> en disant qu'ils <text:span text:style-name="T1">é</text:span>taient tuberculeux sans le para<text:span text:style-name="T1">î</text:span>tre. Mais qu'est-ce qui prouve que ce bacille n'est pas une cons<text:span text:style-name="T1">é</text:span>quence d'un principe humoral qui, en se d<text:span text:style-name="T1">é</text:span>veloppant, le ferait foisonner, en m<text:span text:style-name="T1">ê</text:span>me temps qu'il provoquerait la tuberculose? G^i n'est qu'un Digitized by Mit osoft</text:p>
      <text:p text:style-name="P32"/>
      <text:p text:style-name="P1">cas entre une multitude d'autres. Le t<text:span text:style-name="T1">é</text:span>moignage des sens, qui constitue l'exp<text:span text:style-name="T1">é</text:span>rience, ne vaut que par l'intervention de la raison et suit les vicissitudes de la raison, guide elle-m<text:span text:style-name="T1">ê</text:span>me de l'imagination. Je pense fermement qu'un savant, qui a une doctrine pr<text:span text:style-name="T1">é</text:span>con<text:span text:style-name="T1">ç</text:span>ue, peut toujours instituer l'exp<text:span text:style-name="T1">é</text:span>rience d<text:span text:style-name="T1">é</text:span>monstrative, qui viendra <text:span text:style-name="T1">à</text:span> l'appui de cette doc­trine. Il y a, dans la vaste nature, des possibilit<text:span text:style-name="T1">é</text:span>s pour toutes les d<text:span text:style-name="T1">é</text:span>monstrations, celles de l'erreur, comme celles de la r<text:span text:style-name="T1">é</text:span>alit<text:span text:style-name="T1">é</text:span>, celles du faux, comme eelles du vrai. L'exp<text:span text:style-name="T1">é</text:span>rience peut <text:span text:style-name="T1">ê</text:span>tre aussi sus­pecte que l'hypoth<text:span text:style-name="T1">è</text:span>se. Les l<text:span text:style-name="T1">é</text:span>vites du laboratoire doivent <text:span text:style-name="T1">ê</text:span>tre surveill<text:span text:style-name="T1">é</text:span>s. Il est des exp<text:span text:style-name="T1">é</text:span>riences de bonne foi, qui cependant trompent et mentent.</text:p>
      <text:p text:style-name="P38">Le vulgaire s'imagine que les d<text:span text:style-name="T1">é</text:span>couvertes scien­tifiques sont soumises au s<text:span text:style-name="T1">é</text:span>v<text:span text:style-name="T1">è</text:span>re contr<text:span text:style-name="T1">ô</text:span>le et <text:span text:style-name="T1">à</text:span> la critique des comp<text:span text:style-name="T1">é</text:span>tences. C'est inexact. Elles sont sujettes <text:span text:style-name="T1">à</text:span> des courants d'humeurs, ou <text:span text:style-name="T1">à</text:span> des pr<text:span text:style-name="T1">é</text:span>­f<text:span text:style-name="T1">é</text:span>rences intellectuelles d'ordre g<text:span text:style-name="T1">é</text:span>n<text:span text:style-name="T1">é</text:span>ral, qui pous­sent <text:span text:style-name="T1">à</text:span> les rejeter ou <text:span text:style-name="T1">à</text:span> les admettre, en affirmant qu'on les a contr<text:span text:style-name="T1">ô</text:span>l<text:span text:style-name="T1">é</text:span>es. Le g<text:span text:style-name="T1">é</text:span>nie de persuasion rend ces courants favorables et dissipe ou att<text:span text:style-name="T1">é</text:span>nue l'esprit de contradiction, qui est une forme de la vigilance, une d<text:span text:style-name="T1">é</text:span>fense naturelle de l'esprit contre l'erreur par engouement. Les affirmations sim­plistes de Pasteur (une petite faune invisible, d<text:span text:style-name="T1">é</text:span>vas­tant l'organisme humain, directement ou par ses s<text:span text:style-name="T1">é</text:span>cr<text:span text:style-name="T1">é</text:span>tions et ses d<text:span text:style-name="T1">é</text:span>chets), produites avec une robuste et g<text:span text:style-name="T1">é</text:span>n<text:span text:style-name="T1">é</text:span>reuse bonne foi et une t<text:span text:style-name="T1">é</text:span>nacit<text:span text:style-name="T1">é</text:span> paysanne, ont imm<text:span text:style-name="T1">é</text:span>diatement conquis les imagi­nations paresseuses et mat<text:span text:style-name="T1">é</text:span>rialis<text:span text:style-name="T1">é</text:span>es de son temps.</text:p>
      <text:p text:style-name="P52"/>
      <text:p text:style-name="P1">Le pastorianisme a rencontr<text:span text:style-name="T1">é</text:span> moins d'obstacles encore que le darwinisme. Comme il arrive dans les fortes pouss<text:span text:style-name="T1">é</text:span>es pithiatiques, quiconque se per­mettait le plus l<text:span text:style-name="T1">é</text:span>ger doute, au sujet des fou­droyantes d<text:span text:style-name="T1">é</text:span>couvertes de Fexcellent homme, m<text:span text:style-name="T1">ê</text:span>me des plus hasardeuses, apparaissait comme de mau­vaise foi, comme un insens<text:span text:style-name="T1">é</text:span> et un enn<text:span text:style-name="T1">é</text:span>mi public. Peter, pr<text:span text:style-name="T1">é</text:span>sentant quelques objections s<text:span text:style-name="T1">é</text:span>rieuses et pes<text:span text:style-name="T1">é</text:span>es, fut accabl<text:span text:style-name="T1">é</text:span> d'impr<text:span text:style-name="T1">é</text:span>cations et d'outrages. L'assentiment enthousiaste des savants, comme des ignorants, autour des th<text:span text:style-name="T1">è</text:span>ses (actuellement plus que menac<text:span text:style-name="T1">é</text:span>es) de Pasteur est comparable <text:span text:style-name="T1">à</text:span> celui qui environna Victor Hugo dans la seconde phase de sa vie. J'ai vu mon bien cher ma<text:span text:style-name="T1">î</text:span>tre Tillaux trembler de v<text:span text:style-name="T1">é</text:span>n<text:span text:style-name="T1">é</text:span>ration, en accueillant Pasteur qui venait <text:span text:style-name="T1">à</text:span> l'H<text:span text:style-name="T1">ô</text:span>tel-Dieu, comme je l'ai racont<text:span text:style-name="T1">é</text:span>, injecter son vaccin sauveur contre la rage <text:span text:style-name="T1">à</text:span> une douzaine de Russes, lesquels moururent enrag<text:span text:style-name="T1">é</text:span>s apr<text:span text:style-name="T1">è</text:span>s le traite­ment. On dit alors que le traitement <text:span text:style-name="T1">é</text:span>choua, parce qu'ils avaient <text:span text:style-name="T1">é</text:span>t<text:span text:style-name="T1">é</text:span> mordus <text:span text:style-name="T1">à</text:span> la figur<text:span text:style-name="T1">é</text:span>, ces Russes, et tardivement inocul<text:span text:style-name="T1">é</text:span>s. Je pense qu'il <text:span text:style-name="T1">é</text:span>choua <text:span text:style-name="T1">à</text:span> cause de l'ignorance o<text:span text:style-name="T1">ù</text:span> <text:span text:style-name="T1">é</text:span>taient ces malades <text:span text:style-name="T1">à</text:span> demi sau­vages de l'infaillibilit<text:span text:style-name="T1">é</text:span> pastorienne. Un interne de service, s'<text:span text:style-name="T1">é</text:span>tant permis un doute bien innocent sur l'efficacit<text:span text:style-name="T1">é</text:span> du nouveau rem<text:span text:style-name="T1">è</text:span>de (histoire de rena- niser dans les plates-bandes m<text:span text:style-name="T1">é</text:span>dicales), se fit rabrouer par Tillaux, comme un incongru.</text:p>
      <text:p text:style-name="P38">Ce que l'on peut pr<text:span text:style-name="T1">é</text:span>voir <text:span text:style-name="T1">à</text:span> coup s<text:span text:style-name="T1">û</text:span>r (d'apr<text:span text:style-name="T1">è</text:span>s les le<text:span text:style-name="T1">ç</text:span>ons d'un pass<text:span text:style-name="T1">é</text:span> r<text:span text:style-name="T1">é</text:span>cent) c'est que le jour o<text:span text:style-name="T1">ù</text:span> la bac­t<text:span text:style-name="T1">é</text:span>riologie pastorienne s'<text:span text:style-name="T1">é</text:span>croulera, soit dans le coup de tonnerre d'une interpr<text:span text:style-name="T1">é</text:span>tation d'ensemble enti<text:span text:style-name="T1">è</text:span>re-</text:p>
      <text:p text:style-name="P52"/>
      <text:p text:style-name="P1">ment nouvelle, soit dans l'affaissement mou et la disparition de l'efficacit<text:span text:style-name="T1">é</text:span> des s<text:span text:style-name="T1">é</text:span>rums et des inter­pr<text:span text:style-name="T1">é</text:span>tations adjacentes, c'est l'ensemble qui plon­gera d'un coup au barathre. Tel compartiment ne sera pas pr<text:span text:style-name="T1">é</text:span>serv<text:span text:style-name="T1">é</text:span>. L'engouement intellectuel et sen­timental se retirera comme il est venu; et le coup d<text:span text:style-name="T1">é</text:span>cisif sera peut-<text:span text:style-name="T1">ê</text:span>tre port<text:span text:style-name="T1">é</text:span> par un <text:span text:style-name="T1">é</text:span>l<text:span text:style-name="T1">è</text:span>ve de Pasteur, de m<text:span text:style-name="T1">ê</text:span>me que les localisations c<text:span text:style-name="T1">é</text:span>r<text:span text:style-name="T1">é</text:span>brales et l'hys­t<text:span text:style-name="T1">é</text:span>rie ont succomb<text:span text:style-name="T1">é</text:span> sous les coups d'<text:span text:style-name="T1">é</text:span>l<text:span text:style-name="T1">è</text:span>ves de Charcot. Ces retours sont toujours ironiques, comme il arrive dans le revers des affaires hu­maines.</text:p>
      <text:p text:style-name="P38"><text:span text:style-name="T1">«</text:span> Qu'importe (s'<text:span text:style-name="T1">é</text:span>crient les sceptiques, de forme optimiste) ! Pendant le temps de leur vogue et de leur pithiase, tous ces s<text:span text:style-name="T1">é</text:span>rums auront en somme fait du bien. <text:span text:style-name="T1">»</text:span> C'est mon avis et je ne d<text:span text:style-name="T1">é</text:span>nie pas une certaine beaut<text:span text:style-name="T1">é</text:span> <text:span text:style-name="T1">à</text:span> ces illusions successives, qui constituent les relais du <text:span text:style-name="T1">«</text:span> progr<text:span text:style-name="T1">è</text:span>s <text:span text:style-name="T1">»</text:span> scientifique ; <text:span text:style-name="T1">à</text:span> condition qu'on reconnaisse les droits de la criti­que, et qu'on ne proclame point l'intangibilit<text:span text:style-name="T1">é</text:span> de ces illusions exp<text:span text:style-name="T1">é</text:span>rimentales, ni l'omnipotence intellectuelle du si<text:span text:style-name="T1">è</text:span>cle o<text:span text:style-name="T1">ù</text:span> elles ont le plus abon­damment fleuri. Le romantisme de la Science a pu rendre des services, que n'ont rendus ni le roman­tisme litt<text:span text:style-name="T1">é</text:span>raire, ni surtout le funeste romantisme politique. Il faut seulement savoir que c'est un romantisme.</text:p>
      <text:p text:style-name="P38">Je ne cite ici que pour m<text:span text:style-name="T1">é</text:span>moire, les aberrations, les manies, les phobies et les folies v<text:span text:style-name="T1">é</text:span>ritables auxquelles a donn<text:span text:style-name="T1">é</text:span> lieu, en contre-choc, la micro­biologie, ainsi que les pratiques abusives qu'elle</text:p>
      <text:p text:style-name="P52"/>
      <text:p text:style-name="P1">tend <text:span text:style-name="T1">à</text:span> introduire dans la l<text:span text:style-name="T1">é</text:span>gislation. Un bon quart de nos contemporains, depuis les travaux de Pas­teur et de son institut, vit daris la terreur des bacilles et dans la recherche des moyens de s'en pr<text:span text:style-name="T1">é</text:span>server. D'ailleurs, les <text:span text:style-name="T1">é</text:span>pid<text:span text:style-name="T1">é</text:span>mies, dont on annon<text:span text:style-name="T1">ç</text:span>ait la disparition, ont continu<text:span text:style-name="T1">é</text:span> <text:span text:style-name="T1">à</text:span> s<text:span text:style-name="T1">é</text:span>vir comme jadis; et une des plus mortelles qu'ait connues l'humanit<text:span text:style-name="T1">é</text:span> fut celle de grippe dite espa­gnole — d'aucuns parlaient de peste — au moment de l'armistice de la guerre europ<text:span text:style-name="T1">é</text:span>enne (novem­bre 1918). Soit que le caract<text:span text:style-name="T1">è</text:span>re v<text:span text:style-name="T1">é</text:span>ritable de cette <text:span text:style-name="T1">é</text:span>pid<text:span text:style-name="T1">é</text:span>mie ait <text:span text:style-name="T1">é</text:span>t<text:span text:style-name="T1">é</text:span> m<text:span text:style-name="T1">é</text:span>connu, soit que les s<text:span text:style-name="T1">é</text:span>rums anti­grippaux aient cess<text:span text:style-name="T1">é</text:span> d'agir, soit que le microbe ait <text:span text:style-name="T1">é</text:span>t<text:span text:style-name="T1">é</text:span> mal isol<text:span text:style-name="T1">é</text:span>, soit que cette grippe ne f<text:span text:style-name="T1">û</text:span>t pas l'effet d'un microbe. Ce qui est s<text:span text:style-name="T1">û</text:span>r, c'est que les gens mouraient comme des mouches, exactement comme s'il n'y avait pas eu d'Institut Pasteur, et que ceux qui se frappaient, et prenaient le plus de pr<text:span text:style-name="T1">é</text:span>cau­tions contre le bacille suppos<text:span text:style-name="T1">é</text:span>, <text:span text:style-name="T1">é</text:span>taient aussi les premiers et les plus gravement atteints. Car, en d<text:span text:style-name="T1">é</text:span>pit des th<text:span text:style-name="T1">é</text:span>ories h<text:span text:style-name="T1">é</text:span>rit<text:span text:style-name="T1">é</text:span>es du Stupide, il y a un Institut infiniment sup<text:span text:style-name="T1">é</text:span>rieur <text:span text:style-name="T1">à</text:span> celui de Pasteur, qui est celui de l'Indiff<text:span text:style-name="T1">é</text:span>rence. On ne compte plus les victimes de la croyance path<text:span text:style-name="T1">é</text:span>tique aux micro­bes et de l'affaissement physico-moral cons<text:span text:style-name="T1">é</text:span>cutif <text:span text:style-name="T1">à</text:span> la terreur de ces minimes ennemis du genre humain.</text:p>
      <text:p text:style-name="P38">Les sciences biologiques sont jeunes, quelques- unes n'ont pas cinquante ans. Il y en a de mort- n<text:span text:style-name="T1">é</text:span>es. Il y en a de balbutiantes. D'autres peuvent <text:span text:style-name="T1">ê</text:span>tre appel<text:span text:style-name="T1">é</text:span>es <text:span text:style-name="T1">à</text:span> dispara<text:span text:style-name="T1">î</text:span>tre, comme reposant sur une</text:p>
      <text:p text:style-name="P52"/>
      <text:p text:style-name="P1">conception erron<text:span text:style-name="T1">é</text:span>e. Leurs contours s'effacent plus promptement que celles des tableaux des ma<text:span text:style-name="T1">î</text:span>tres. Regardez ce qu'est devenu le D<text:span text:style-name="T1">é</text:span>terminisme de Claude Bernard, <text:span text:style-name="T1">à</text:span> c<text:span text:style-name="T1">ô</text:span>t<text:span text:style-name="T1">é</text:span> du bleu ou du rose de Fra Angelico, ou du jaune de Vermeer de Delft, ou du dor<text:span text:style-name="T1">é</text:span> de Rembrandt, ou des fameux verts de Y<text:span text:style-name="T1">é</text:span>las- quez. N'all<text:span text:style-name="T1">é</text:span>guez point que ces couleurs et cette doctrine ne sont point comparables entre elles ; car ces doctrines passag<text:span text:style-name="T1">è</text:span>res ont la couleur du temps. Aux <text:span text:style-name="T1">é</text:span>poques fortes, o<text:span text:style-name="T1">ù</text:span> abondent les talents origi­naux, vigoureux et sages, ce sont les hommes qui m<text:span text:style-name="T1">è</text:span>nent les id<text:span text:style-name="T1">é</text:span>es, lesquelles composent l'ambiance. Aux <text:span text:style-name="T1">é</text:span>poques faibles, au contraire, c'est l'ambiance qui cr<text:span text:style-name="T1">é</text:span>e des principes vagues, lesquels, <text:span text:style-name="T1">à</text:span> un moment donn<text:span text:style-name="T1">é</text:span>, s'incarnent dans un homme, dra­maturge, po<text:span text:style-name="T1">è</text:span>te, penseur ou savant, influen<text:span text:style-name="T1">ç</text:span>able, poreux et sans volont<text:span text:style-name="T1">é</text:span>. Hugo est le p<text:span text:style-name="T1">è</text:span>re du roman­tisme, mais il est le fils de l'aberration imp<text:span text:style-name="T1">é</text:span>riale napol<text:span text:style-name="T1">é</text:span>onienne, et il en a le cliquetis dans la t<text:span text:style-name="T1">ê</text:span>te. Claude Bernard est le fils du mat<text:span text:style-name="T1">é</text:span>rialisme ambiant, ce qui donne <text:span text:style-name="T1">à</text:span> ses plus c<text:span text:style-name="T1">é</text:span>l<text:span text:style-name="T1">è</text:span>bres exp<text:span text:style-name="T1">é</text:span>riences (le sucre du foie... la fi<text:span text:style-name="T1">è</text:span>vre, etc.) un caract<text:span text:style-name="T1">è</text:span>re de simplicit<text:span text:style-name="T1">é</text:span> <text:span text:style-name="T1">é</text:span>l<text:span text:style-name="T1">é</text:span>gante, mais aussi de fragilit<text:span text:style-name="T1">é</text:span>, tout sp<text:span text:style-name="T1">é</text:span>cial. Car ceux m<text:span text:style-name="T1">ê</text:span>mes qui c<text:span text:style-name="T1">é</text:span>l<text:span text:style-name="T1">è</text:span>brent officielle­ment son g<text:span text:style-name="T1">é</text:span>nie savent bien qu'il ne reste plus de son oeuvre une seule affirmation qui soit enti<text:span text:style-name="T1">è</text:span>re ; et, ses ouvrages renomm<text:span text:style-name="T1">é</text:span>s et caducs n'<text:span text:style-name="T1">é</text:span>tant plus retir<text:span text:style-name="T1">é</text:span>s, il serait impossible de se les procurer en librairie. C'est que le fatalisme ambiant a disparu lui aussi, s'est retir<text:span text:style-name="T1">é</text:span> des concepts philosophiques, comme des consid<text:span text:style-name="T1">é</text:span>rations historiques, comme des</text:p>
      <text:p text:style-name="P32"/>
      <text:p text:style-name="P1"><text:span text:style-name="T1">é</text:span>tudes cosmogoniques, g<text:span text:style-name="T1">é</text:span>ologiques, ou biologiques. Le sombre coloris mental s'est effrit<text:span text:style-name="T1">é</text:span>.</text:p>
      <text:p text:style-name="P38">Sans doute le si<text:span text:style-name="T1">è</text:span>cle industriel a vu construire et se perfectionner beaucoup de machines et il a <text:span text:style-name="T1">é</text:span>t<text:span text:style-name="T1">é</text:span>, d'un certain point de vue, le si<text:span text:style-name="T1">è</text:span>cle de l'acier, du suicidaire acier, qui se retourne, en fin de compte, contre son p<text:span text:style-name="T1">è</text:span>re, le genre humain. Parmi ces machines, les derni<text:span text:style-name="T1">è</text:span>res en date, qui servent <text:span text:style-name="T1">à</text:span> parcourir les espaces c<text:span text:style-name="T1">é</text:span>lestes, avaient <text:span text:style-name="T1">é</text:span>t<text:span text:style-name="T1">é</text:span> roman- tiquement consid<text:span text:style-name="T1">é</text:span>r<text:span text:style-name="T1">é</text:span>es comme devant amener la paix parmi les hommes, par la facilit<text:span text:style-name="T1">é</text:span> des commu­nications et des <text:span text:style-name="T1">é</text:span>changes. La guerre a prouv<text:span text:style-name="T1">é</text:span> que les avions avaient un pouvoir de destruction sans pr<text:span text:style-name="T1">é</text:span>c<text:span text:style-name="T1">é</text:span>dent et duquel on pouvait attendre, dans un avenir rapproch<text:span text:style-name="T1">é</text:span>, l'<text:span text:style-name="T1">é</text:span>crasement de cit<text:span text:style-name="T1">é</text:span>s enti<text:span text:style-name="T1">è</text:span>res. Le retournement de la machine contre l'homme est un probl<text:span text:style-name="T1">è</text:span>me tel qu'on peut se demander si c'<text:span text:style-name="T1">é</text:span>tait la peine d'exterminer les fauves et les carnassiers, <text:span text:style-name="T1">é</text:span>tant donn<text:span text:style-name="T1">é</text:span> qu'ils seraient remplac<text:span text:style-name="T1">é</text:span>s par une zoo­logie m<text:span text:style-name="T1">é</text:span>tallique, infiniment plus redoutable que les animaux f<text:span text:style-name="T1">é</text:span>roces ant<text:span text:style-name="T1">é</text:span>diluviens, que le tyranno- saure de cinquante-cinq m<text:span text:style-name="T1">è</text:span>tres de haut. Le bon­heur par le progr<text:span text:style-name="T1">è</text:span>s de la machine est devenu tr<text:span text:style-name="T1">è</text:span>s al<text:span text:style-name="T1">é</text:span>atoire. Ces consid<text:span text:style-name="T1">é</text:span>rations sont trop banales pour que j'y insiste. Sans qu'il soit compl<text:span text:style-name="T1">è</text:span>tement jus­tifi<text:span text:style-name="T1">é</text:span> d'<text:span text:style-name="T1">é</text:span>tablir, d<text:span text:style-name="T1">è</text:span>s maintenant, entre l'un et l'autre, un rapport de cause <text:span text:style-name="T1">à</text:span> effet, l'industrialisme appa­ra<text:span text:style-name="T1">î</text:span>t aujourd'hui comme le prol<text:span text:style-name="T1">é</text:span>gom<text:span text:style-name="T1">è</text:span>ne, comme l'antichambre de la guerre exhaustive. Le vieux chemin de fer lui-m<text:span text:style-name="T1">ê</text:span>me, destin<text:span text:style-name="T1">é</text:span> <text:span text:style-name="T1">à</text:span> faciliter les <text:span text:style-name="T1">é</text:span>changes entre les nations (et il les facilite en effet),</text:p>
      <text:p text:style-name="P52"/>
      <text:p text:style-name="P1">sans rapprocher les nations pour cela, intellectuel­lement ni moralement, est devenu surtout un outil de concentration militaire. La vie pastorale et agri­cole fait le bonheur et la famille. —Ofortunatos !.. — la vie industrielle les d<text:span text:style-name="T1">é</text:span>fait. Le xix<text:span text:style-name="T5">e</text:span> si<text:span text:style-name="T1">è</text:span>ele n'est peut-<text:span text:style-name="T1">ê</text:span>tre pas responsable de son terrible d<text:span text:style-name="T1">é</text:span>veloppement industriel, ni de celui du prol<text:span text:style-name="T1">é</text:span>­tariat y attenant; mais il est responsable de n'avoir rien tent<text:span text:style-name="T1">é</text:span> pour parer aux souffrances sociales qu'en­gendre ce d<text:span text:style-name="T1">é</text:span>veloppement industriel, et il ne l'a pas fait, parce qu'il <text:span text:style-name="T1">é</text:span>tait sans conception politique, ou parce que sa conception politique <text:span text:style-name="T1">é</text:span>tait fauss<text:span text:style-name="T1">é</text:span>e. De quelque c<text:span text:style-name="T1">ô</text:span>t<text:span text:style-name="T1">é</text:span> que l'on se tourne, quel que soit le domaine scientifique envisag<text:span text:style-name="T1">é</text:span>, th<text:span text:style-name="T1">é</text:span>orique ou appli­qu<text:span text:style-name="T1">é</text:span>, on aboutit aux m<text:span text:style-name="T1">ê</text:span>mes constatations.</text:p>
      <text:p text:style-name="P38">J'appelle stupide un conducteur de peuple qui, d<text:span text:style-name="T1">é</text:span>cha<text:span text:style-name="T1">î</text:span>nant des forces redoutables, est incapable de les endiguer, ou de les adapter <text:span text:style-name="T1">à</text:span> l'<text:span text:style-name="T1">é</text:span>tat de paix. J'appelle stupide un savant qui ne sait pas guider sa science, ni la soumettre <text:span text:style-name="T1">à</text:span> la raison g<text:span text:style-name="T1">é</text:span>n<text:span text:style-name="T1">é</text:span>rale. L'exemple de Bonaparte et celui de Charcot sont l<text:span text:style-name="T1">à</text:span> pour d<text:span text:style-name="T1">é</text:span>montrer que l'on peut, tout ensemble, <text:span text:style-name="T1">ê</text:span>tre g<text:span text:style-name="T1">é</text:span>nial et stupide.</text:p>
      <text:p text:style-name="P52"/>
      <text:p text:style-name="P1">CONCLUSION</text:p>
      <text:p text:style-name="P38">k Oh, le XIX<text:span text:style-name="T5">e</text:span> si<text:span text:style-name="T1">è</text:span>cle, <text:span text:style-name="T1">à</text:span> en juger du inoins par la t<text:span text:style-name="T1">ê</text:span>te de la Soci<text:span text:style-name="T1">é</text:span>t<text:span text:style-name="T1">é</text:span> et de la litt<text:span text:style-name="T1">é</text:span>rature, est bien peu le fils de son p<text:span text:style-name="T1">è</text:span>re le xviii* 1 Plus il avance en <text:span text:style-name="T1">â</text:span>ge, plus il se cotonise et s'affadit. Gela se traduit dans les moindres choses, comme dans les plus grandes. <text:span text:style-name="T1">»</text:span></text:p>
      <text:p text:style-name="P1">Sainte-Beuve, Nouveaux Lundis, t. XI, art. sur l'orthographe, du a mars 1868.</text:p>
      <text:p text:style-name="P38"><text:span text:style-name="T1">«</text:span> Le prodigieux <text:span text:style-name="T1">é</text:span>paississement des esprits, depuis trois quarts de si<text:span text:style-name="T1">è</text:span>cle de culture barbare, am<text:span text:style-name="T1">è</text:span>ne une sorte de nuit, tout <text:span text:style-name="T1">à</text:span> fait comparable <text:span text:style-name="T1">à</text:span> celle qui pr<text:span text:style-name="T1">é</text:span>c<text:span text:style-name="T1">é</text:span>da l'an mil, tant les facult<text:span text:style-name="T1">é</text:span>s de fr<text:span text:style-name="T1">é</text:span>mir et de sentir ont seules pr<text:span text:style-name="T1">é</text:span>valu et cru. <text:span text:style-name="T1">»</text:span></text:p>
      <text:p text:style-name="P56">Charles Macrhas. Pr<text:span text:style-name="T1">é</text:span>face du Chemin de Paradis, 1895.</text:p>
      <text:p text:style-name="P57"/>
      <text:p text:style-name="P38">Parvenu au bout de cette <text:span text:style-name="T1">é</text:span>tude d<text:span text:style-name="T1">é</text:span>j<text:span text:style-name="T1">à</text:span> longue (et cependant fort incompl<text:span text:style-name="T1">è</text:span>te, car chacun de mes cha­pitres aurait pu faire ais<text:span text:style-name="T1">é</text:span>ment un volume), je con­clurai par quelques remarques. Elles serviront de r<text:span text:style-name="T1">é</text:span>ponses aux objections <text:span text:style-name="T1">é</text:span>ventuelles.</text:p>
      <text:p text:style-name="P38">Premi<text:span text:style-name="T1">è</text:span>re objection : il y a eu, au xix<text:span text:style-name="T5">e</text:span> si<text:span text:style-name="T1">è</text:span>cle, des religieux <text:span text:style-name="T1">é</text:span>minents, des hommes politiques de valeur, d'<text:span text:style-name="T1">é</text:span>loquents d<text:span text:style-name="T1">é</text:span>fenseurs du bon sens et de la tradi­tion raisonnable, de grands et sages <text:span text:style-name="T1">é</text:span>crivains, et de beaux savants.</text:p>
      <text:p text:style-name="P38">R<text:span text:style-name="T1">é</text:span>ponse : qui le nierait? Certainement pas moi. Je fais seulement remarquer qu'<text:span text:style-name="T1">à</text:span> ces valeurs v<text:span text:style-name="T1">é</text:span>ri­tables, authentiques, ont <text:span text:style-name="T1">é</text:span>t<text:span text:style-name="T1">é</text:span> pr<text:span text:style-name="T1">é</text:span>f<text:span text:style-name="T1">é</text:span>r<text:span text:style-name="T1">é</text:span>es, par le si<text:span text:style-name="T1">è</text:span>cle, en g<text:span text:style-name="T1">é</text:span>n<text:span text:style-name="T1">é</text:span>ral, les valeurs fausses. Nous l'avons vu, chemin faisant : Hugo a <text:span text:style-name="T1">é</text:span>t<text:span text:style-name="T1">é</text:span> pr<text:span text:style-name="T1">é</text:span>f<text:span text:style-name="T1">é</text:span>r<text:span text:style-name="T1">é</text:span> <text:span text:style-name="T1">à</text:span> Mistral ; Taine <text:span text:style-name="T1">à</text:span> Fustel. L'influence d'un Renan a <text:span text:style-name="T1">é</text:span>t<text:span text:style-name="T1">é</text:span> infiniment sup<text:span text:style-name="T1">é</text:span>rieure <text:span text:style-name="T1">à</text:span> celle d'un Joseph de Maistre. La publi­cit<text:span text:style-name="T1">é</text:span>, le renom, l'autorit<text:span text:style-name="T1">é</text:span> ont <text:span text:style-name="T1">é</text:span>t<text:span text:style-name="T1">é</text:span> au clinquant, au paradoxal, ou <text:span text:style-name="T1">à</text:span> un certain fade, ont <text:span text:style-name="T1">é</text:span>t<text:span text:style-name="T1">é</text:span> au s<text:span text:style-name="T1">é</text:span>dui­sant, <text:span text:style-name="T1">à</text:span> l'ing<text:span text:style-name="T1">é</text:span>nieux, au contradictoire, non au logi­que, ni <text:span text:style-name="T1">à</text:span> la force sage, ni au clair parler.</text:p>
      <text:p text:style-name="P38">Seconde objection : La r<text:span text:style-name="T1">é</text:span>volution a <text:span text:style-name="T1">é</text:span>t<text:span text:style-name="T1">é</text:span> la cons<text:span text:style-name="T1">é</text:span>­quence d'abus ant<text:span text:style-name="T1">é</text:span>rieurs. Elle est la fille du xviii<text:span text:style-name="T5">6</text:span> si<text:span text:style-name="T1">è</text:span>cle.</text:p>
      <text:p text:style-name="P38">R<text:span text:style-name="T1">é</text:span>ponse... Et la m<text:span text:style-name="T1">è</text:span>re du xix<text:span text:style-name="T5">a</text:span>. Elle a cr<text:span text:style-name="T1">éé</text:span>, entre autres dogmes, celui de la nation arm<text:span text:style-name="T1">é</text:span>e, qui vient de d<text:span text:style-name="T1">é</text:span>peupler la plan<text:span text:style-name="T1">è</text:span>te et la red<text:span text:style-name="T1">é</text:span>peuplera demain. Elle est le grand fl<text:span text:style-name="T1">é</text:span>au. Un fl<text:span text:style-name="T1">é</text:span>au d<text:span text:style-name="T1">é</text:span>nonc<text:span text:style-name="T1">é</text:span> d<text:span text:style-name="T1">è</text:span>s son d<text:span text:style-name="T1">é</text:span>but. Mais ceux qui le d<text:span text:style-name="T1">é</text:span>non<text:span text:style-name="T1">ç</text:span>aient ne furent pas <text:span text:style-name="T1">é</text:span>cout<text:span text:style-name="T1">é</text:span>s. L'installation et le d<text:span text:style-name="T1">é</text:span>veloppement de ce fl<text:span text:style-name="T1">é</text:span>au sont dus aux lib<text:span text:style-name="T1">é</text:span>raux plus qu'aux r<text:span text:style-name="T1">é</text:span>volution-</text:p>
      <text:p text:style-name="P52"/>
      <text:p text:style-name="P1">naires eux-m<text:span text:style-name="T1">ê</text:span>mes. Nous attendons encore mainte­nant le <text:span text:style-name="T1">«</text:span> thermidor <text:span text:style-name="T1">»</text:span> (au moins intellectuel) du lib<text:span text:style-name="T1">é</text:span>ralisme.</text:p>
      <text:p text:style-name="P38">Troisi<text:span text:style-name="T1">è</text:span>me objection : Le xix<text:span text:style-name="T5">e</text:span> si<text:span text:style-name="T1">è</text:span>cle est le si<text:span text:style-name="T1">è</text:span>cle de la Science et de l'Industrie.</text:p>
      <text:p text:style-name="P38">R<text:span text:style-name="T1">é</text:span>ponse. Corruptio optimipessima. Le xix<text:span text:style-name="T5">e</text:span> si<text:span text:style-name="T1">è</text:span>cle (priv<text:span text:style-name="T1">é</text:span> de la r<text:span text:style-name="T1">è</text:span>gle et de l'ordre) a tourn<text:span text:style-name="T1">é</text:span> la science au fatalisme occidental, et l'industrie <text:span text:style-name="T1">à</text:span> la guerre. 11 a obscurci la libert<text:span text:style-name="T1">é</text:span> int<text:span text:style-name="T1">é</text:span>rieure, qui permet de discerner et d'<text:span text:style-name="T1">é</text:span>viter les chim<text:span text:style-name="T1">è</text:span>res sanglantes. En tout, il a donn<text:span text:style-name="T1">é</text:span> le pas <text:span text:style-name="T1">à</text:span> l'erreur et mis sous le boisseau la lumi<text:span text:style-name="T1">è</text:span>re des causes efficientes.</text:p>
      <text:p text:style-name="P38">Quatri<text:span text:style-name="T1">è</text:span>me objection : Gomment d<text:span text:style-name="T1">é</text:span>finirez-vous cette erreur?</text:p>
      <text:p text:style-name="P38">R<text:span text:style-name="T1">é</text:span>ponse. J'appelle erreur ce qui tue, et v<text:span text:style-name="T1">é</text:span>rit<text:span text:style-name="T1">é</text:span> ce qui vivifie. J'appelle erreur ce qui expose inuti­lement, et v<text:span text:style-name="T1">é</text:span>rit<text:span text:style-name="T1">é</text:span> ce qui prot<text:span text:style-name="T1">è</text:span>ge. La premi<text:span text:style-name="T1">è</text:span>re vague d<text:span text:style-name="T1">é</text:span>mocratique nous a valu le charnier r<text:span text:style-name="T1">é</text:span>volution­naire et napol<text:span text:style-name="T1">é</text:span>onien n° i. La seconde nous a valu le charnier de 1870-1871. La troisi<text:span text:style-name="T1">è</text:span>me nous a valu le charnier de 191 <text:span text:style-name="T1">à</text:span>- Du c<text:span text:style-name="T1">ô</text:span>t<text:span text:style-name="T1">é</text:span> chair et sang, la chose est jug<text:span text:style-name="T1">é</text:span>e par plusieurs millions de jeunes cadavres accusateurs.</text:p>
      <text:p text:style-name="P38">Cinqui<text:span text:style-name="T1">è</text:span>me objection : Mais, de votre point de vue m<text:span text:style-name="T1">ê</text:span>me, il y a eu une vigoureuse r<text:span text:style-name="T1">é</text:span>action, tout le long du xix<text:span text:style-name="T5">6</text:span> si<text:span text:style-name="T1">è</text:span>cle.</text:p>
      <text:p text:style-name="P38">R<text:span text:style-name="T1">é</text:span>ponse. Elle n'a pas <text:span text:style-name="T1">é</text:span>t<text:span text:style-name="T1">é</text:span> assez vigoureuse, puis­qu'elle ne l'a pas emport<text:span text:style-name="T1">é</text:span>. Le lib<text:span text:style-name="T1">é</text:span>ralisme avait su lui persuader qu'il faut avoir honte de la vigueur. Marius et Gi<text:span text:style-name="T1">çé</text:span>ron avaient endoctrin<text:span text:style-name="T1">é</text:span> Sylla. Signe incomparable de stupidit<text:span text:style-name="T1">é</text:span> <text:span text:style-name="T1">î</text:span></text:p>
      <text:p text:style-name="P52"/>
      <text:p text:style-name="P38">On aura beau tourner et retourner la question dans tous les sens, on en arrivera toujours <text:span text:style-name="T1">à</text:span> ce point que des millions de.Fran<text:span text:style-name="T1">ç</text:span>ais ont pay<text:span text:style-name="T1">é</text:span> de leur vie les sottises, m<text:span text:style-name="T1">ê</text:span>me solennelles, m<text:span text:style-name="T1">ê</text:span>me rythm<text:span text:style-name="T1">é</text:span>es, m<text:span text:style-name="T1">ê</text:span>me et surtout grandiloquentes, issues d'abord de la R<text:span text:style-name="T1">é</text:span>forme, puis de la R<text:span text:style-name="T1">é</text:span>volution, et v<text:span text:style-name="T1">é</text:span>n<text:span text:style-name="T1">é</text:span>r<text:span text:style-name="T1">é</text:span>es au xix* si<text:span text:style-name="T1">è</text:span>cle. Car ce si<text:span text:style-name="T1">è</text:span>cle a eu la bosse de la v<text:span text:style-name="T1">é</text:span>n<text:span text:style-name="T1">é</text:span>­ration, appliqu<text:span text:style-name="T1">é</text:span>e <text:span text:style-name="T1">à</text:span> l'absurdit<text:span text:style-name="T1">é</text:span>. Ce fut le si<text:span text:style-name="T1">è</text:span>cle du suicide en commun. En vain, m'inviterez-vous, devant cette <text:span text:style-name="T1">é</text:span>vidence, <text:span text:style-name="T1">à</text:span> relire une page m<text:span text:style-name="T1">é</text:span>lodieuse ou entra<text:span text:style-name="T1">î</text:span>nante de Hugo, de Michelet ou de Renan; je vous rirai au nez. Cette lecture m'est masqu<text:span text:style-name="T1">é</text:span>e par une brume rouge. Il n'y a pas de beau men­songe. Un mensonge, <text:span text:style-name="T1">à</text:span> la fin, se paie toujours cher. Par<text:span text:style-name="T1">é</text:span>s des couleurs les plus <text:span text:style-name="T1">é</text:span>clatantes, les perro­quets de la d<text:span text:style-name="T1">é</text:span>mocratie appara<text:span text:style-name="T1">î</text:span>tront toujours couverts de sang. Les plus sanglants auront <text:span text:style-name="T1">é</text:span>t<text:span text:style-name="T1">é</text:span> ceux qui r<text:span text:style-name="T1">é</text:span>p<text:span text:style-name="T1">é</text:span>taient <text:span text:style-name="T1">«</text:span> paix <text:span text:style-name="T1">»</text:span> et <text:span text:style-name="T1">«</text:span> fraternit<text:span text:style-name="T1">é</text:span> <text:span text:style-name="T1">»</text:span>.</text:p>
      <text:p text:style-name="P38">Celui qui souffre et ne cherche pas <text:span text:style-name="T1">à</text:span> distinguer les causes de sa souffrance, pour la gu<text:span text:style-name="T1">é</text:span>rir, est stu- pide. L'habitant fran<text:span text:style-name="T1">ç</text:span>ais du xix<text:span text:style-name="T5">e</text:span> si<text:span text:style-name="T1">è</text:span>cle aura souffert des maux inouis, tenant <text:span text:style-name="T1">à</text:span> l'imb<text:span text:style-name="T1">é</text:span>cillit<text:span text:style-name="T1">é</text:span> de ses diri­geants, choisis par lui, encore plus qu'<text:span text:style-name="T1">à</text:span> leur malfai- sance ; il aura cru que ces maux <text:span text:style-name="T1">é</text:span>taient n<text:span text:style-name="T1">é</text:span>cessaires. Voir la phrase d<text:span text:style-name="T1">é</text:span>solante de Charles Bovary : <text:span text:style-name="T1">«</text:span> C'est la faute de la fatalit<text:span text:style-name="T1">é</text:span>. <text:span text:style-name="T1">»</text:span> Il aura tourn<text:span text:style-name="T1">é</text:span> r<text:span text:style-name="T1">é</text:span>solument le dos <text:span text:style-name="T1">à</text:span> ceux qui lui d<text:span text:style-name="T1">é</text:span>montraient, clair comme le jour, l'origine politique de ses malheurs. Le mod<text:span text:style-name="T1">è</text:span>le de ces aveugles par persuasion, est, pour moi, le lecteur des D<text:span text:style-name="T1">é</text:span>bats ou du Temps, o<text:span text:style-name="T1">ù</text:span> le g<text:span text:style-name="T1">é</text:span>missement sur les effets du curare voisine quotidiennement</text:p>
      <text:p text:style-name="P52"/>
      <text:p text:style-name="P1">avec l'apologie du curare. Ce lecteur ne s'en aper­<text:span text:style-name="T1">ç</text:span>oit pas. Sa ruine, l'effondrement de sa famille, le massacre p<text:span text:style-name="T1">é</text:span>riodique de ses enfants, ne lui ouvrent nullement les yeux. C'est un d<text:span text:style-name="T1">é</text:span>vot des contradic­tions et <text:span text:style-name="T1">â</text:span>neries imprim<text:span text:style-name="T1">é</text:span>es, dont il se r<text:span text:style-name="T1">é</text:span>gale chaque soir. Le catobl<text:span text:style-name="T1">é</text:span>pas, qui se rongeait les pieds, sans s'en apercevoir, <text:span text:style-name="T1">é</text:span>tait un animal intelligent et <text:span text:style-name="T1">é</text:span>veill<text:span text:style-name="T1">é</text:span>, <text:span text:style-name="T1">à</text:span> c<text:span text:style-name="T1">ô</text:span>t<text:span text:style-name="T1">é</text:span> de lui.</text:p>
      <text:p text:style-name="P38">Je sais que le pr<text:span text:style-name="T1">é</text:span>sent ouvrage appara<text:span text:style-name="T1">î</text:span>tra <text:span text:style-name="T1">à</text:span> beau­coup comme un sacril<text:span text:style-name="T1">è</text:span>ge philosophique, politique, scientifique, litt<text:span text:style-name="T1">é</text:span>raire, comme un blasph<text:span text:style-name="T1">è</text:span>me affreux, etc... C'est l'habituel concert des gre­nouilles, frapp<text:span text:style-name="T1">é</text:span>es au bon endroit de leur petit pan­talon verd<text:span text:style-name="T1">â</text:span>tre. Je sais aussi qu'avant dix ans il fera l'effet d'une bergerie, vu l'immense <text:span text:style-name="T1">é</text:span>croulement de chim<text:span text:style-name="T1">è</text:span>res sanglantes qui sera alors accompli, au milieu d'un d<text:span text:style-name="T1">é</text:span>luge de mal<text:span text:style-name="T1">é</text:span>dictions. Avant dix ans, avant cinq ans peut-<text:span text:style-name="T1">ê</text:span>tre la France devra <text:span text:style-name="T1">ê</text:span>tre monar­chique, ou elle ne sera plus ; car la France est de constitution familiale, et la famille et la d<text:span text:style-name="T1">é</text:span>mo­cratie sont aussi antinomiques que la Patrie et la d<text:span text:style-name="T1">é</text:span>mocratie.</text:p>
      <text:p text:style-name="P38">Ce qui perd les <text:span text:style-name="T1">â</text:span>ges, comme les individus, c'est l'orgueil. Cet orgueil est la marque distinctive du xix<text:span text:style-name="T5">e</text:span> si<text:span text:style-name="T1">è</text:span>cle, sur tous les plans et dans tous les domaines. Il ignore r<text:span text:style-name="T1">é</text:span>solument l'humilit<text:span text:style-name="T1">é</text:span>, cette vertu supr<text:span text:style-name="T1">ê</text:span>me et qui tend <text:span text:style-name="T1">à</text:span> ses rares adeptes la cl<text:span text:style-name="T1">é</text:span> des deux univers, l'intime et l'ext<text:span text:style-name="T1">é</text:span>rieur. Ses proto­types sont des orgueilleux : un Bonaparte, un Cha­teaubriand, un Hugo, un Berthelot, un Renan. Celui-ci est un orgueilleux rude et sommaire; cet</text:p>
      <text:p text:style-name="P52"/>
      <text:p text:style-name="P1">autre, un orgueilleux onctueux et rus<text:span text:style-name="T1">é</text:span>; celui-ci brandit un sabre; celui-l<text:span text:style-name="T1">à</text:span>, un bouquin; cet autre, une formule chim<text:span text:style-name="T1">é</text:span>rique, ou sceptique, ou une alternative pittoresque. Mais tous brandissent quel­que chose : admonestation, mensonge ou menace; tous pr<text:span text:style-name="T1">é</text:span>tendent, eux aussi, <text:span text:style-name="T1">é</text:span>riger leur point de vue en maxime universelle. Leurs apostolats, terribles ou ridicules, apparaissent, <text:span text:style-name="T1">à</text:span> distance, d'autant plus plats qu'ils les croyaient sublimes. Ces pr<text:span text:style-name="T1">é</text:span>tendus g<text:span text:style-name="T1">é</text:span>ants sont des nains, quant au bon sens, des nains agrandis par leur miroir; et ce miroir fut leur <text:span text:style-name="T1">é</text:span>poque. A chacune de leurs comm<text:span text:style-name="T1">é</text:span>morations offi­cielles (car le xx<text:span text:style-name="T5">e</text:span> si<text:span text:style-name="T1">è</text:span>cle est encombr<text:span text:style-name="T1">é</text:span> de ces dou­loureux centenaires) on pourrait apporter la liste de leurs ravages, moraux ou mat<text:span text:style-name="T1">é</text:span>riels... <text:span text:style-name="T1">«</text:span> Mais ils ne l'avaient pas fait expr<text:span text:style-name="T1">è</text:span>s... Mais ils croyaient bien faire. <text:span text:style-name="T1">»</text:span> Pr<text:span text:style-name="T1">é</text:span>cis<text:span text:style-name="T1">é</text:span>ment parce qu'ils <text:span text:style-name="T1">é</text:span>taient pleins d'orgueil, et parce que l'orgueil guidait toutes leurs pens<text:span text:style-name="T1">é</text:span>es et tous leurs actes.</text:p>
      <text:p text:style-name="P38">Une sixi<text:span text:style-name="T1">è</text:span>me objection, d'ordre moral, est tir<text:span text:style-name="T1">é</text:span>e des nombreuses institutions charitables, qui ont pullul<text:span text:style-name="T1">é</text:span> dans ce si<text:span text:style-name="T1">è</text:span>cle o<text:span text:style-name="T1">ù</text:span> la banque (c'est-<text:span text:style-name="T1">à</text:span>-dire l'ex­ploitation l<text:span text:style-name="T1">é</text:span>gale d'autrui) a pris, par ailleurs, une importance de premier plan. Je r<text:span text:style-name="T1">é</text:span>ponds que ces institutions charitables, abondantes en effet et sou­vent ing<text:span text:style-name="T1">é</text:span>nieuses, ont <text:span text:style-name="T1">é</text:span>t<text:span text:style-name="T1">é</text:span>, au xix<text:span text:style-name="T5">8</text:span> si<text:span text:style-name="T1">è</text:span>cle, plus tol<text:span text:style-name="T1">é</text:span>­r<text:span text:style-name="T1">é</text:span>es qu'encourag<text:span text:style-name="T1">é</text:span>es (quand elles n'<text:span text:style-name="T1">é</text:span>taient pas entrav<text:span text:style-name="T1">é</text:span>es, ou combattues) par l'esprit d<text:span text:style-name="T1">é</text:span>mocratique et les pouvoirs politiques. 11 suffit de voir comment, de 1898 <text:span text:style-name="T1">à</text:span> 1906 et au del<text:span text:style-name="T1">à</text:span> (ann<text:span text:style-name="T1">é</text:span>es d<text:span text:style-name="T1">é</text:span>cisives de d<text:span text:style-name="T1">é</text:span>fense r<text:span text:style-name="T1">é</text:span>publicaine) • ont <text:span text:style-name="T1">é</text:span>t<text:span text:style-name="T1">é</text:span> trait<text:span text:style-name="T1">é</text:span>es les bonnes</text:p>
      <text:p text:style-name="P52"/>
      <text:p text:style-name="P1"><text:span text:style-name="T1">œ</text:span>uvres qui n'<text:span text:style-name="T1">é</text:span>taient ni protestantes, ni juives. On peut suivre, depuis trente-cinq ans, la d<text:span text:style-name="T1">é</text:span>gradation progressive des services de l'Assistance publique, des h<text:span text:style-name="T1">ô</text:span>pitaux notamment, o<text:span text:style-name="T1">ù</text:span> l'incurie est trop sou­vent devenue la r<text:span text:style-name="T1">è</text:span>gle. Il en est de la charit<text:span text:style-name="T1">é</text:span> au xix<text:span text:style-name="T5">e </text:span>comme de la libert<text:span text:style-name="T1">é</text:span>. Elle s'est tellement manifest<text:span text:style-name="T1">é</text:span>e en paroles et en <text:span text:style-name="T1">é</text:span>crits (officiellement, du moins) qu'il ne lui est plus rest<text:span text:style-name="T1">é</text:span> de forces pour se mani­fester en actes. En g<text:span text:style-name="T1">é</text:span>n<text:span text:style-name="T1">é</text:span>ral, la charit<text:span text:style-name="T1">é</text:span> depuis 1789, comme l'architecture, est un art perdu et ce qu'on appela la duret<text:span text:style-name="T1">é</text:span> des temps fut, <text:span text:style-name="T1">à</text:span> notre <text:span text:style-name="T1">é</text:span>poque, la duret<text:span text:style-name="T1">é</text:span> des hommes.</text:p>
      <text:p text:style-name="P38">Il appartenait aussi <text:span text:style-name="T1">à</text:span> ce si<text:span text:style-name="T1">è</text:span>cle des maximes funam­bulesques de proclamer l'antinomie de la pens<text:span text:style-name="T1">é</text:span>e et de l'action, et de s<text:span text:style-name="T1">é</text:span>parer l'esprit qui con<text:span text:style-name="T1">ç</text:span>oit de l'esprit qui r<text:span text:style-name="T1">é</text:span>alise. Gomme si, <text:span text:style-name="T1">à</text:span> l'origine de toute action r<text:span text:style-name="T1">é</text:span>elle et durable, il n'y avait pas, non seule­ment une pens<text:span text:style-name="T1">é</text:span>e, mais une doctrine ! L'mtangibilit<text:span text:style-name="T1">é</text:span> du penseur, ou pr<text:span text:style-name="T1">é</text:span>tendu tel, a ainsi d<text:span text:style-name="T1">é</text:span>cha<text:span text:style-name="T1">î</text:span>n<text:span text:style-name="T1">é</text:span> sur la soci<text:span text:style-name="T1">é</text:span>t<text:span text:style-name="T1">é</text:span> une nu<text:span text:style-name="T1">é</text:span>e d'empoisonneurs et de destructeurs impunissables, qui firent de leur immunit<text:span text:style-name="T1">é</text:span> un dogme de plus. Cependant que les pusillanimes, ou simples poltrons, qui discernaient clairement le bien, se retranchaient, pour ne pas entrer dans la m<text:span text:style-name="T1">ê</text:span>l<text:span text:style-name="T1">é</text:span>e, sur la pr<text:span text:style-name="T1">é</text:span>tendue antinomie. En m<text:span text:style-name="T1">ê</text:span>me temps et parall<text:span text:style-name="T1">è</text:span>lement, le romantisme judiciaire d<text:span text:style-name="T1">é</text:span>sarmait le minist<text:span text:style-name="T1">è</text:span>re public, c'est-<text:span text:style-name="T1">à</text:span>-dire la soci<text:span text:style-name="T1">é</text:span>t<text:span text:style-name="T1">é</text:span>, au b<text:span text:style-name="T1">é</text:span>n<text:span text:style-name="T1">é</text:span>­fice de l'avocat simple, c'est-<text:span text:style-name="T1">à</text:span>-dire du particulier, et attendrissait, <text:span text:style-name="T1">à</text:span> tous les degr<text:span text:style-name="T1">é</text:span>s de la juridiction, sur le criminel ou le d<text:span text:style-name="T1">é</text:span>linquant, non sur ses vic­times. Un jurisme entortill<text:span text:style-name="T1">é</text:span>, sentencieux et vain,</text:p>
      <text:p text:style-name="P52"/>
      <text:p text:style-name="P1">prenait le pas sur la Justice elle-m<text:span text:style-name="T1">ê</text:span>me, s<text:span text:style-name="T1">é</text:span>par<text:span text:style-name="T1">é</text:span>e de l'<text:span text:style-name="T1">é</text:span>quit<text:span text:style-name="T1">é</text:span> par les ab<text:span text:style-name="T1">î</text:span>mes de l'individualisme <text:span text:style-name="T1">é</text:span>gali- taire. Les saccades de la politique d<text:span text:style-name="T1">é</text:span>mocratique, vacillante et branlante, se communiquaient aux tribunaux et aux pr<text:span text:style-name="T1">é</text:span>toires. L'effondrement spirituel et intellectuel, qui ouvrait la Sorbonne <text:span text:style-name="T1">à</text:span> l'<text:span text:style-name="T1">é</text:span>tran­ger, ouvrait le Palais de justice <text:span text:style-name="T1">à</text:span> la pire faiblesse et au pire d<text:span text:style-name="T1">é</text:span>sordre, en d<text:span text:style-name="T1">é</text:span>pit de talents <text:span text:style-name="T1">é</text:span>clatants, mais dont les <text:span text:style-name="T1">é</text:span>clats blessaient le Droit. L'impor­tance path<text:span text:style-name="T1">é</text:span>tique et politique de retentissantes affai­res de Justice devenait <text:span text:style-name="T1">é</text:span>gale <text:span text:style-name="T1">à</text:span> leur d<text:span text:style-name="T1">é</text:span>r<text:span text:style-name="T1">è</text:span>glement.</text:p>
      <text:p text:style-name="P38">Les constatations que je fais ici sont faites cou­ramment, dans toutes les professions, depuis huit ans, depuis le coup de foudre de la grande guerre, par beaucoup de personnes sens<text:span text:style-name="T1">é</text:span>es, auxquelles manque l'<text:span text:style-name="T1">é</text:span>nergie de les formuler. Elles pr<text:span text:style-name="T1">é</text:span>f<text:span text:style-name="T1">è</text:span>rent se lamenter et geindre, plut<text:span text:style-name="T1">ô</text:span>t que de rem<text:span text:style-name="T1">é</text:span>dier. J'ai connu un m<text:span text:style-name="T1">é</text:span>decin comme cela. Il pleurait, en examinant ses canc<text:span text:style-name="T1">é</text:span>reux : <text:span text:style-name="T1">«</text:span> Ah! mon pauvre monsieur, que vous allez souffrir et quelle mort horrible vous attend !.</text:p>
      <text:p text:style-name="P40">—<text:tab/>Mais docteur, en ce cas, que dois-je faire?</text:p>
      <text:p text:style-name="P41">—<text:tab/>Rien. Vous n'avez rien <text:span text:style-name="T1">à</text:span> faire, ni <text:span text:style-name="T1">à</text:span> tenter C'est pr<text:span text:style-name="T1">é</text:span>cis<text:span text:style-name="T1">é</text:span>ment ce qui me d<text:span text:style-name="T1">é</text:span>sole. Vous <text:span text:style-name="T1">ê</text:span>tes perdu et bien perdu. <text:span text:style-name="T1">»</text:span></text:p>
      <text:p text:style-name="P38">Encore ce m<text:span text:style-name="T1">é</text:span>decin avait-il l'excuse qu'il n'existe aucun traitement rationnel du cancer. Au lieu que le mal de l'esprit (qui fut celui de notre Stupide) peut parfaitement se traiter par l'esprit. Cons<text:span text:style-name="T1">é</text:span>­quences du mal de l'esprit, les maux sociaux et politiques peuvent <text:span text:style-name="T1">ê</text:span>tre vigoureusement conjur<text:span text:style-name="T1">é</text:span>s, et il faudra bien qu'ils le soient, si la France, et</text:p>
      <text:p text:style-name="P52"/>
      <text:p text:style-name="P1">avec elle le genre humain, veulent <text:span text:style-name="T1">é</text:span>viter le grand naufrage. A plusieurs reprises d<text:span text:style-name="T1">é</text:span>j<text:span text:style-name="T1">à</text:span>, au cours de l'histoire moderne, ce naufrage a menac<text:span text:style-name="T1">é</text:span>. Puis il est arriv<text:span text:style-name="T1">é</text:span> un pilote. Le malheur est qu'au commen­cement du Stupide, celui qui se proposa comme pilote et fut accept<text:span text:style-name="T1">é</text:span>, Napol<text:span text:style-name="T1">é</text:span>on, <text:span text:style-name="T1">é</text:span>tait lourd des erreurs qu'il pr<text:span text:style-name="T1">é</text:span>tendait r<text:span text:style-name="T1">é</text:span>parer, et dont il augmenta les ravages. Ensuite, des malins affirm<text:span text:style-name="T1">è</text:span>rent qu'il fallait compter avec ces erreurs, faire semblant de les partager, et, sous le masque, les combattre. C'<text:span text:style-name="T1">é</text:span>taient des maladroits, ces malins. Leurs mas­ques, mal attach<text:span text:style-name="T1">é</text:span>s, faisaient rire; et en se ralliant <text:span text:style-name="T1">à</text:span> l'erreur politique, ils lui apportaient un appoint nouveau. D'ailleurs, on se bat plus mal de pr<text:span text:style-name="T1">è</text:span>s que de loin; on se bat fort mal sous un d<text:span text:style-name="T1">é</text:span>guisement; et l'adversaire, non d<text:span text:style-name="T1">é</text:span>fini, ni d<text:span text:style-name="T1">é</text:span>limit<text:span text:style-name="T1">é</text:span>, profite aussit<text:span text:style-name="T1">ô</text:span>t de cet avantage. Il y a le sain et le malsain, comme il y a le bien et le mal; le renanisme comme le lib<text:span text:style-name="T1">é</text:span>ralisme, n'est qu'une forme de couardise pro fonde, n'est qu'une loucherie de l'<text:span text:style-name="T1">â</text:span>me effar<text:span text:style-name="T1">é</text:span>e.</text:p>
      <text:p text:style-name="P38">Au xix° si<text:span text:style-name="T1">è</text:span>cle, qui fut celui du nombre brut, de la quantit<text:span text:style-name="T1">é</text:span>, de l'antiqualit<text:span text:style-name="T1">é</text:span>, des stupidit<text:span text:style-name="T1">é</text:span>s r<text:span text:style-name="T1">é</text:span>volu­tionnaire et lib<text:span text:style-name="T1">é</text:span>rale, et de leurs vingt-deux prin­cipes de mort, l'audace fut du c<text:span text:style-name="T1">ô</text:span>t<text:span text:style-name="T1">é</text:span> des destructeurs Il s'agit de faire que, maintenant, elle soit du c<text:span text:style-name="T1">ô</text:span>t<text:span text:style-name="T1">é</text:span> des reconstructeurs, de ceux qui d<text:span text:style-name="T1">é</text:span>tiennent le bon sens et le r<text:span text:style-name="T1">é</text:span>veil de la raison agissante. Le terme, injustement bafou<text:span text:style-name="T1">é</text:span>, vilipend<text:span text:style-name="T1">é</text:span>, honni, de R<text:span text:style-name="T1">é</text:span>action doit <text:span text:style-name="T1">ê</text:span>tre relev<text:span text:style-name="T1">é</text:span> et repris hardiment, si l'on veut donner la chasse <text:span text:style-name="T1">à</text:span> l'erreur sanguinaire, si l'on veut ramener, ici et ailleurs, la vraie paix et les institu-</text:p>
      <text:p text:style-name="P52"/>
      <text:p text:style-name="P1">tions et notions de vie, avec la ruine des notions et institutions de mort, honor<text:span text:style-name="T1">é</text:span>es au xix<text:span text:style-name="T1">®</text:span> si<text:span text:style-name="T1">è</text:span>cle. Je n'ai pas <text:span text:style-name="T1">é</text:span>crit ce livre v<text:span text:style-name="T1">é</text:span>ridique, ce livre de bonne foi, pour autre chose que pour rendre c<text:span text:style-name="T1">œ</text:span>ur <text:span text:style-name="T1">à</text:span> la R<text:span text:style-name="T1">é</text:span>action, c'est-<text:span text:style-name="T1">à</text:span>-dire aux reconstructeurs, dans tous les domaines, sur tous les plans, dans tous les milieux; que pour leur inculquer cette certitude, cette ardeur, o<text:span text:style-name="T1">ù</text:span> para<text:span text:style-name="T1">î</text:span>t le signe de la victoire.</text:p>
      <text:p text:style-name="P1">FIN</text:p>
      <text:p text:style-name="P32"/>
      <text:p text:style-name="P1"><text:bookmark-start text:name="bookmark15"/>TABLE DES MATI<text:span text:style-name="T1">È</text:span>RES<text:bookmark-end text:name="bookmark15"/></text:p>
      <text:p text:style-name="P1">Pages</text:p>
      <text:p text:style-name="P5">Avant-propos en mani<text:span text:style-name="T1">è</text:span>re d'introduction<text:tab/> 7</text:p>
      <text:p text:style-name="P1">CHAPITRE PREMIER</text:p>
      <text:p text:style-name="P6">Stupidit<text:span text:style-name="T1">é</text:span> de l'esprit politique au xix<text:span text:style-name="T5">e</text:span> si<text:span text:style-name="T1">è</text:span>cle fran­<text:span text:style-name="T1">ç</text:span>ais. — R<text:span text:style-name="T1">é</text:span>volution et lib<text:span text:style-name="T1">é</text:span>ralisme. — La Presse et son r<text:span text:style-name="T1">ô</text:span>le<text:tab/> lio</text:p>
      <text:p text:style-name="P1">CHAPITRE II</text:p>
      <text:p text:style-name="P1">l'aberration romantique et ses cons<text:span text:style-name="T1">é</text:span>quences. ... 81</text:p>
      <text:p text:style-name="P1">CHAPITRE III</text:p>
      <text:p text:style-name="P5">D<text:span text:style-name="T1">é</text:span>cadence au xix<text:span text:style-name="T5">e</text:span> si<text:span text:style-name="T1">è</text:span>cle de la philosophie et de son enseignement<text:tab/> i5o</text:p>
      <text:p text:style-name="P1">CHAPITRE IV</text:p>
      <text:p text:style-name="P1">Affaissement progressif de la famille, des m<text:span text:style-name="T1">œ</text:span>urs,</text:p>
      <text:p text:style-name="P7">des acad<text:span text:style-name="T1">é</text:span>mies, des arts.<text:tab/> disparition d'une soci<text:span text:style-name="T1">é</text:span>t<text:span text:style-name="T1">é</text:span></text:p>
      <text:p text:style-name="P6">polie que remplacent les (( salonnards <text:span text:style-name="T1">»</text:span><text:tab/>171\</text:p>
      <text:p text:style-name="P1">CHAPITRE Y</text:p>
      <text:p text:style-name="P8">Dogmes et marottes scientifiques au xix" si<text:span text:style-name="T1">è</text:span>cle. . . 2 25 Conclusion<text:tab/><text:tab/><text:tab/>3oi</text:p>
      <text:p text:style-name="P34"/>
      <text:p text:style-name="P1"><text:span text:style-name="T2">imprim</text:span><text:span text:style-name="T3">é</text:span></text:p>
      <text:p text:style-name="P1">PAB</text:p>
      <text:p text:style-name="P1">PHILIPPE RENOUARD</text:p>
      <text:p text:style-name="P1">19, rue des Saints-P<text:span text:style-name="T1">è</text:span>res</text:p>
      <text:p text:style-name="P1">PARIS</text:p>
      <text:p text:style-name="P32"/>
      <text:p text:style-name="P1"><text:bookmark-start text:name="bookmark16"/>L'<text:span text:style-name="T1">Œ</text:span>UVRE<text:bookmark-end text:name="bookmark16"/></text:p>
      <text:p text:style-name="P30">de</text:p>
      <text:p text:style-name="P1"><text:bookmark-start text:name="bookmark17"/>L<text:span text:style-name="T1">É</text:span>ON DAUDET<text:bookmark-end text:name="bookmark17"/></text:p>
      <text:p text:style-name="P1">La Nouvelle Librairie Nationale publie depuis dix ans les ouvrages de L<text:span text:style-name="T1">é</text:span>on Daudet.</text:p>
      <text:p text:style-name="P1">On sait que le c<text:span text:style-name="T1">é</text:span>l<text:span text:style-name="T1">è</text:span>bre pol<text:span text:style-name="T1">é</text:span>miste a pris l'une des pre­mi<text:span text:style-name="T1">è</text:span>res places dans les lettres contemporaines.</text:p>
      <text:p text:style-name="P1">Dans la litt<text:span text:style-name="T1">é</text:span>rature, la critique, la politique, la philo­sophie il a donn<text:span text:style-name="T1">é</text:span> des <text:span text:style-name="T1">œ</text:span>uvres qui sont au premier plan, qu'elles soient anim<text:span text:style-name="T1">é</text:span>es par la verve rabelaisienne renou­vel<text:span text:style-name="T1">é</text:span>e, la p<text:span text:style-name="T1">é</text:span>n<text:span text:style-name="T1">é</text:span>tration psychologique du philosophe et du m<text:span text:style-name="T1">é</text:span>decin ou la fougue du pol<text:span text:style-name="T1">é</text:span>miste.</text:p>
      <text:p text:style-name="P1">La biblioth<text:span text:style-name="T1">è</text:span>que de tout homme cultiv<text:span text:style-name="T1">é</text:span> doit comprendre les principaux livres de L<text:span text:style-name="T1">é</text:span>on Daudet qui font corps avec l'histoire contemporaine, comme</text:p>
      <text:p text:style-name="P1"><text:bookmark-start text:name="bookmark18"/>L'AVANT-GUERRE LES SOUVENIRS<text:bookmark-end text:name="bookmark18"/></text:p>
      <text:p text:style-name="P1"><text:bookmark-start text:name="bookmark19"/>LES DICTS ET PRONOSTIQUATIONS<text:bookmark-end text:name="bookmark19"/></text:p>
      <text:p text:style-name="P38"><text:bookmark-start text:name="bookmark20"/>D'ALCOFRIBAS DEUXI<text:span text:style-name="T1">È</text:span>ME LE STUPIDE XIX<text:span text:style-name="T5">e</text:span> SI<text:span text:style-name="T1">È</text:span>CLE<text:bookmark-end text:name="bookmark20"/></text:p>
      <text:p text:style-name="P1">Les ouvrages de L<text:span text:style-name="T1">é</text:span>on Daudet sont en vente dans toutes les bonnes librairies.</text:p>
      <text:p text:style-name="P1">Pour les envois franco ajouter 10 0/0 aux prix indiqu<text:span text:style-name="T1">é</text:span>s.</text:p>
      <text:p text:style-name="P32"/>
      <text:p text:style-name="P1"><text:bookmark-start text:name="bookmark21"/><text:span text:style-name="T1">■«</text:span>• L'<text:span text:style-name="T1">Œ</text:span>UVRE DE GUERRE<text:bookmark-end text:name="bookmark21"/></text:p>
      <text:p text:style-name="P1">Avant et* pendant la guerre, le grand patriote, sans souci des injures, des haines, des calomnies, n'a cess<text:span text:style-name="T1">é</text:span> de d<text:span text:style-name="T1">é</text:span>noncer les espions et les tra<text:span text:style-name="T1">î</text:span>tres install<text:span text:style-name="T1">é</text:span>s jusque dans les conseils du Gouvernement.</text:p>
      <text:p text:style-name="P1">Ont paru :</text:p>
      <text:p text:style-name="P1"><text:bookmark-start text:name="bookmark22"/>L'AVANT-GUERRE (58* mille).<text:bookmark-end text:name="bookmark22"/></text:p>
      <text:p text:style-name="P42">Document de premier ordre. (.L'Intransigeant.) Admirable cri d'alarme. (Le Figaro.) Cri du patriotisme le plus clairvoyant et le mieux informe. (Revue Hebdomadaire.) Un volume in-16 . . <text:tab/><text:tab/>7 fr.</text:p>
      <text:p text:style-name="P1"><text:bookmark-start text:name="bookmark23"/>LA GUERRE TOTALE (12<text:span text:style-name="T1">«</text:span> mille).<text:bookmark-end text:name="bookmark23"/></text:p>
      <text:p text:style-name="P43">Livre d'une haute port<text:span text:style-name="T1">é</text:span>e, plein de courage et de patriotisme. (Revue des Deux Mondes.) Un volume in-16<text:tab/><text:tab/>5 fr.</text:p>
      <text:p text:style-name="P1">HORS DU JOUG ALLEMAND (u- mille).</text:p>
      <text:p text:style-name="P1">Livre lucide et vigoureux qui donne <text:span text:style-name="T1">à</text:span> r<text:span text:style-name="T1">é</text:span>fl<text:span text:style-name="T1">é</text:span>chir.</text:p>
      <text:p text:style-name="P1">(Les <text:span text:style-name="T1">É</text:span>tudes.)</text:p>
      <text:p text:style-name="P9">Un volume in-16<text:tab/><text:tab/>5 fr.</text:p>
      <text:p text:style-name="P1">LE POIGNARD DANS LE DOS (<text:span text:style-name="T2">h</text:span>- mille).</text:p>
      <text:p text:style-name="P1">Notes sur l'affaire Malvy, pleines de d<text:span text:style-name="T1">é</text:span>tails, de traits savoureux, de franchise et de v<text:span text:style-name="T1">é</text:span>rit<text:span text:style-name="T1">é</text:span>.</text:p>
      <text:p text:style-name="P44">(La Renaissance.) Un volume in-16<text:tab/><text:tab/> f<text:span text:style-name="T12">r&gt;</text:span></text:p>
      <text:p text:style-name="P53"/>
      <text:p text:style-name="P1">2&lt;</text:p>
      <text:p text:style-name="P1"><text:bookmark-start text:name="bookmark24"/>L'<text:span text:style-name="T1">Œ</text:span>UVRE LITT<text:span text:style-name="T1">É</text:span>RAIRE<text:bookmark-end text:name="bookmark24"/></text:p>
      <text:p text:style-name="P1">LES SOUVENIRS ment le tableau le plus</text:p>
      <text:p text:style-name="P1">vivant des milieux politiques, litt<text:span text:style-name="T1">é</text:span>raires, artistiques et m<text:span text:style-name="T1">é</text:span>dicaux des quarante derni<text:span text:style-name="T1">è</text:span>res ann<text:span text:style-name="T1">é</text:span>es.</text:p>
      <text:p text:style-name="P1"><text:bookmark-start text:name="bookmark25"/>FANTOMES ET VIVANTS (i6- mille).<text:bookmark-end text:name="bookmark25"/></text:p>
      <text:p text:style-name="P45">Verve pittoresque, inlassable. (Les D<text:span text:style-name="T1">é</text:span>bats.) Un volume in-16<text:tab/><text:tab/> . . . 7 fr.</text:p>
      <text:p text:style-name="P1"><text:bookmark-start text:name="bookmark26"/>DEA'ANT LA DOULEUR (i6- mille).<text:bookmark-end text:name="bookmark26"/></text:p>
      <text:p text:style-name="P1">Ni pamphl<text:span text:style-name="T1">é</text:span>taire, ni homme de parti, M. L<text:span text:style-name="T1">é</text:span>on Daudet fait d<text:span text:style-name="T1">é</text:span>filer all<text:span text:style-name="T1">è</text:span>grement tout ce qui compte depuis 3o ans dans la vie parisienne.</text:p>
      <text:p text:style-name="P46">(.L'Intransigeant.) Un volume in-16<text:tab/>(<text:span text:style-name="T1">é</text:span>puis<text:span text:style-name="T1">é</text:span>)</text:p>
      <text:p text:style-name="P1"><text:bookmark-start text:name="bookmark27"/>L'ENTRE-DEUX-GUERRES (16* mille).<text:bookmark-end text:name="bookmark27"/></text:p>
      <text:p text:style-name="P47">Verve <text:span text:style-name="T1">é</text:span>clatante pleine de couleur, d'impr<text:span text:style-name="T1">é</text:span>vu et de vivacit<text:span text:style-name="T1">é</text:span>. (La Libert<text:span text:style-name="T1">é</text:span>.) Un volume in-16<text:tab/>7 fr.</text:p>
      <text:p text:style-name="P1"><text:bookmark-start text:name="bookmark28"/>SALONS ET JOURNAUX (i5° mille).<text:bookmark-end text:name="bookmark28"/></text:p>
      <text:p text:style-name="P1">Chef-d'<text:span text:style-name="T1">œ</text:span>uvre o<text:span text:style-name="T1">ù</text:span> la justesse et la profondeur des traits le disputent <text:span text:style-name="T1">à</text:span> la bonne humeur.</text:p>
      <text:p text:style-name="P1">(L'<text:span text:style-name="T1">É</text:span>clair.)</text:p>
      <text:p text:style-name="P10">Un volume in-16<text:tab/>7 fr.</text:p>
      <text:p text:style-name="P1">AU TEMPS DE JUDAS (i3- mille).</text:p>
      <text:p text:style-name="P48">Instantan<text:span text:style-name="T1">é</text:span>s d'une dr<text:span text:style-name="T1">ô</text:span>lerie irr<text:span text:style-name="T1">é</text:span>sistible pleins de sur­noms et de vie. (La Renaissance.) Un. volume in-16<text:tab/><text:tab/><text:tab/>7 fr.</text:p>
      <text:p text:style-name="P1">VERS LE ROI (IO" mille).</text:p>
      <text:p text:style-name="P49">C'est l'histoire de l'Action Fran<text:span text:style-name="T1">ç</text:span>aise et de ses der­ni<text:span text:style-name="T1">è</text:span>res luttes cont<text:span text:style-name="T1">é</text:span>e avec la m<text:span text:style-name="T1">ê</text:span>me chaleur. Un volume in-16<text:tab/><text:tab/><text:tab/>7 fr.</text:p>
      <text:p text:style-name="P54"/>
      <text:p text:style-name="P1"><text:bookmark-start text:name="bookmark29"/>L'<text:span text:style-name="T1">Œ</text:span>UVRE LITT<text:span text:style-name="T1">É</text:span>RAIRE<text:bookmark-end text:name="bookmark29"/></text:p>
      <text:p text:style-name="P38">L<text:span text:style-name="T2">a</text:span> N<text:span text:style-name="T2">ouvelle</text:span> L<text:span text:style-name="T2">ibrairie</text:span> N<text:span text:style-name="T2">ationale</text:span> a r<text:span text:style-name="T1">é</text:span>uni les quatre premiers volumes des Souvenirs de L<text:span text:style-name="T1">é</text:span>on Daudet en un volume unique, v<text:span text:style-name="T1">é</text:span>ritable livre de biblioth<text:span text:style-name="T1">è</text:span>que, premier volume de la tr<text:span text:style-name="T1">è</text:span>s belle <text:span text:style-name="T1">é</text:span>di­tion des <text:span text:style-name="T1">É</text:span>crivains de la Renaissance Fran<text:span text:style-name="T1">ç</text:span>aise.</text:p>
      <text:p text:style-name="P38">Ce volume forme un bel in-8° carr<text:span text:style-name="T1">é</text:span> de 664 pages, imprim<text:span text:style-name="T1">é</text:span> par H<text:span text:style-name="T1">é</text:span>rissey sur beau v<text:span text:style-name="T1">é</text:span>lin fabriqu<text:span text:style-name="T1">é</text:span> sp<text:span text:style-name="T1">é</text:span>­cialement par les papeteries Navarre, en IXrRenault, caract<text:span text:style-name="T1">è</text:span>res neufs, avec un index des noms cit<text:span text:style-name="T1">é</text:span>s.</text:p>
      <text:p text:style-name="P1">LES</text:p>
      <text:p text:style-name="P1"><text:bookmark-start text:name="bookmark30"/>SOUVENIRS<text:bookmark-end text:name="bookmark30"/></text:p>
      <text:p text:style-name="P1">DES MILIEUX LITT<text:span text:style-name="T1">É</text:span>RAIRES, POLITIQUES ARTISTIQUES ET M<text:span text:style-name="T1">É</text:span>DICAUX</text:p>
      <text:p text:style-name="P1">contenant le texte int<text:span text:style-name="T1">é</text:span>gral de : F<text:span text:style-name="T2">ant</text:span><text:span text:style-name="T3">ô</text:span><text:span text:style-name="T2">mes et vivants, </text:span>D<text:span text:style-name="T2">evant la douleur, l'</text:span>E<text:span text:style-name="T2">ntre-deux-guerres,</text:span> S<text:span text:style-name="T2">alons</text:span></text:p>
      <text:p text:style-name="P30">et journaux</text:p>
      <text:p text:style-name="P11">formant un volume in-8° carr<text:span text:style-name="T1">é</text:span>, moins cher que les quatre volumes s<text:span text:style-name="T1">é</text:span>par<text:span text:style-name="T1">é</text:span>s, sont vendus<text:tab/>25 fr.</text:p>
      <text:p text:style-name="P1">Digitized b rosoft</text:p>
      <text:p text:style-name="P32"/>
      <text:p text:style-name="P1"><text:bookmark-start text:name="bookmark31"/>L'<text:span text:style-name="T1">Œ</text:span>UVRE PHILOSOPHIQUE<text:bookmark-end text:name="bookmark31"/></text:p>
      <text:p text:style-name="P1">DE L<text:span text:style-name="T1">É</text:span>ON DAUDET</text:p>
      <text:p text:style-name="P1"><text:bookmark-start text:name="bookmark32"/>L'H<text:span text:style-name="T1">É</text:span>R<text:span text:style-name="T1">É</text:span>DO<text:bookmark-end text:name="bookmark32"/></text:p>
      <text:p text:style-name="P1"><text:bookmark-start text:name="bookmark33"/>ESSAI<text:bookmark-end text:name="bookmark33"/></text:p>
      <text:p text:style-name="P1">SUR LE DRAME INT<text:span text:style-name="T1">É</text:span>RIEUR</text:p>
      <text:p text:style-name="P1">Livre s<text:span text:style-name="T1">é</text:span>v<text:span text:style-name="T1">è</text:span>re mais riche de points de vue neufs. (Excelsior.)</text:p>
      <text:p text:style-name="P1">Livre suggestif, <text:span text:style-name="T1">à</text:span> m<text:span text:style-name="T1">é</text:span>diter plut<text:span text:style-name="T1">ô</text:span>t qu'<text:span text:style-name="T1">à</text:span> lire. (Les <text:span text:style-name="T1">É</text:span>tudes.)</text:p>
      <text:p text:style-name="P12">Le titre, le sujet, la th<text:span text:style-name="T1">è</text:span>se, tout est original, int<text:span text:style-name="T1">é</text:span>ressant, vigoureux.<text:tab/>(L'Illustration.)</text:p>
      <text:p text:style-name="P13">Cette exaltation de l'effort moral m<text:span text:style-name="T1">é</text:span>rite d'<text:span text:style-name="T1">ê</text:span>tre lue et m<text:span text:style-name="T1">é</text:span>dit<text:span text:style-name="T1">é</text:span>e.<text:tab/>(La Renaissance.)</text:p>
      <text:p text:style-name="P1"><text:span text:style-name="T1">Œ</text:span>uvre touffue, curieuse et profonde qui soul<text:span text:style-name="T1">è</text:span>ve et s'efforce <text:span text:style-name="T1">à</text:span> chaque page de r<text:span text:style-name="T1">é</text:span>soudre un probl<text:span text:style-name="T1">è</text:span>me. (L'Information.)</text:p>
      <text:p text:style-name="P14">Un volume in-16 (17<text:span text:style-name="T5">e</text:span> mille)<text:tab/>7 fr.</text:p>
      <text:p text:style-name="P1"><text:bookmark-start text:name="bookmark34"/>LE MONDE DES IMAGES<text:bookmark-end text:name="bookmark34"/></text:p>
      <text:p text:style-name="P15">Ce livre qui est comme la suite de Vtl<text:span text:style-name="T1">ê</text:span>r<text:span text:style-name="T1">é</text:span>do aura le m<text:span text:style-name="T1">ê</text:span>me succ<text:span text:style-name="T1">è</text:span>s, car on y trouve la m<text:span text:style-name="T1">ê</text:span>me p<text:span text:style-name="T1">é</text:span>n<text:span text:style-name="T1">é</text:span>tration et la m<text:span text:style-name="T1">ê</text:span>me vi­gueur de pens<text:span text:style-name="T1">é</text:span>e.<text:tab/>(La Renaissance.)</text:p>
      <text:p text:style-name="P16">Un volume in-16 (10<text:span text:style-name="T5">e</text:span> mille),<text:tab/> 7 fr.</text:p>
      <text:p text:style-name="P35"/>
      <text:p text:style-name="P1"><text:bookmark-start text:name="bookmark35"/>R<text:span text:style-name="T1">É</text:span>CENTES PUBLICATIONS<text:bookmark-end text:name="bookmark35"/></text:p>
      <text:p text:style-name="P1">DE L<text:span text:style-name="T1">É</text:span>ON DAUDET</text:p>
      <text:p text:style-name="P1"><text:bookmark-start text:name="bookmark36"/>LES <text:span text:style-name="T1">Œ</text:span>UVRES<text:bookmark-end text:name="bookmark36"/></text:p>
      <text:p text:style-name="P1">DANS</text:p>
      <text:p text:style-name="P1"><text:bookmark-start text:name="bookmark37"/>LES HOMMES<text:bookmark-end text:name="bookmark37"/></text:p>
      <text:p text:style-name="P1">victor ' hugo ou la l<text:span text:style-name="T1">é</text:span>gende d'un si<text:span text:style-name="T1">è</text:span>cle emile zola ou le romantisme de l'<text:span text:style-name="T1">é</text:span>gout fr<text:span text:style-name="T1">é</text:span>d<text:span text:style-name="T1">é</text:span>ric mistral ou le g<text:span text:style-name="T1">é</text:span>nie <text:span text:style-name="T1">é</text:span>quilibr<text:span text:style-name="T1">é</text:span> charcot ou le c<text:span text:style-name="T1">é</text:span>sarisme de facult<text:span text:style-name="T1">é</text:span> <text:span text:style-name="T1">é</text:span>douard drumont ou le sens de la race edmond de goncourt et son grenier</text:p>
      <text:p text:style-name="P1">Magistrales <text:span text:style-name="T1">é</text:span>tudes de critique litt<text:span text:style-name="T1">é</text:span>raire o<text:span text:style-name="T1">ù</text:span> se retrouvent la verve des souvenirs et la p<text:span text:style-name="T1">é</text:span>n<text:span text:style-name="T1">é</text:span>tra­tion psychologique de l'H<text:span text:style-name="T1">é</text:span>r<text:span text:style-name="T1">é</text:span>do.</text:p>
      <text:p text:style-name="P38">Livre suggestif, tout fourmillant de jugements prestes, de croquis <text:span text:style-name="T1">à</text:span> Veau-forte, livre brillant, livre de critique, passionn<text:span text:style-name="T1">é</text:span> et passionnant.</text:p>
      <text:p text:style-name="P1">(La Libert<text:span text:style-name="T1">é</text:span>.)</text:p>
      <text:p text:style-name="P17">Un volume in-16 (6* mille)<text:tab/>7 fr.</text:p>
      <text:p text:style-name="P36"/>
      <text:p text:style-name="P1"><text:bookmark-start text:name="bookmark38"/>DERNIER VOLUME<text:bookmark-end text:name="bookmark38"/></text:p>
      <text:p text:style-name="P30">de</text:p>
      <text:p text:style-name="P1">L<text:span text:style-name="T1">É</text:span>ON DAUDET</text:p>
      <text:p text:style-name="P1"><text:bookmark-start text:name="bookmark39"/>Jes $<text:span text:style-name="T1">û</text:span>te <text:span text:style-name="T1">û</text:span> Jrmtoa- tiquatuma d^lcafrtbass feitxi<text:span text:style-name="T1">è</text:span>me<text:bookmark-end text:name="bookmark39"/></text:p>
      <text:p text:style-name="P1"><text:bookmark-start text:name="bookmark40"/>four te 1*1 1922<text:bookmark-end text:name="bookmark40"/></text:p>
      <text:p text:style-name="P1">Aucune bonne biblioth<text:span text:style-name="T1">è</text:span>que ne saurait se passer de ce ma<text:span text:style-name="T1">î</text:span>tre livre ou sonne une gaiet<text:span text:style-name="T1">é</text:span> d<text:span text:style-name="T1">é</text:span>brid<text:span text:style-name="T1">é</text:span>e, saine et franche.</text:p>
      <text:p text:style-name="P1">(La Journ<text:span text:style-name="T1">é</text:span>e Industrielle.)</text:p>
      <text:p text:style-name="P1">D<text:span text:style-name="T1">é</text:span>licieux pastiche de la langue rabelaisienne o<text:span text:style-name="T1">ù</text:span> l'auteur se joue avec bonheur au milieu de la ver­deur et de la crudit<text:span text:style-name="T1">é</text:span> des expres­sions.</text:p>
      <text:p text:style-name="P1">(Le Figaro.)</text:p>
      <text:p text:style-name="P18">Un volume in-8° couronne sur bel alfa, tir<text:span text:style-name="T1">é</text:span> en deux cou­leurs en X Deberny, avec bandeaux et lettrines. Un volume de 2 5o pages.;<text:tab/><text:span text:style-name="T12"><text:tab/></text:span> 10 fr.</text:p>
      <text:p text:style-name="P37"/>
      <text:p text:style-name="P1"><text:bookmark-start text:name="bookmark41"/>LA. NOUVELLE LIBRAIRIE NATIONALE<text:bookmark-end text:name="bookmark41"/></text:p>
      <text:p text:style-name="P1">\ publi<text:span text:style-name="T1">é</text:span></text:p>
      <text:p text:style-name="P38">pour les amateurs de beaux livres de belles <text:span text:style-name="T1">é</text:span>ditions des ouvrages de L<text:span text:style-name="T1">é</text:span>on Daudet Ont paru :</text:p>
      <text:p text:style-name="P19">i° Au format in-16 soleil (14 x 26) (10G<text:tab/>exem­plaires sur Arches ou pur fil Lafuma).</text:p>
      <text:p text:style-name="P20">Fant<text:span text:style-name="T1">ô</text:span>mes et vivants (Arches)<text:tab/>(<text:span text:style-name="T1">é</text:span>puis<text:span text:style-name="T1">é</text:span>)</text:p>
      <text:p text:style-name="P21">Devant la douleur (Arches)<text:tab/>(<text:span text:style-name="T1">é</text:span>puis<text:span text:style-name="T1">é</text:span>)</text:p>
      <text:p text:style-name="P22">L'Entre-deux-Guerres (Arches)<text:tab/>(<text:span text:style-name="T1">é</text:span>puis<text:span text:style-name="T1">é</text:span>)</text:p>
      <text:p text:style-name="P22">Salons et journaux (Arches)<text:tab/>(<text:span text:style-name="T1">é</text:span>puis<text:span text:style-name="T1">é</text:span>)</text:p>
      <text:p text:style-name="P23">Vers le Roi (Arches)<text:tab/><text:tab/>35 fr.</text:p>
      <text:p text:style-name="P20">Au temps de Judas (Arches)<text:tab/>(<text:span text:style-name="T1">é</text:span>puis<text:span text:style-name="T1">é</text:span>)</text:p>
      <text:p text:style-name="P24">La Guerre totale (Verg<text:span text:style-name="T1">é</text:span> Lafuma)<text:tab/><text:tab/>25 fr.</text:p>
      <text:p text:style-name="P25">L'II<text:span text:style-name="T1">é</text:span>r<text:span text:style-name="T1">é</text:span>do (Arches)<text:tab/>(<text:span text:style-name="T1">é</text:span>puis<text:span text:style-name="T1">é</text:span>)</text:p>
      <text:p text:style-name="P26">Le Monde des images (Verg<text:span text:style-name="T1">é</text:span> Lafuma)<text:tab/><text:tab/>25 fr.</text:p>
      <text:p text:style-name="P1">2° Au format in-16 soleil <text:span text:style-name="T1">à</text:span> 300 ou 500 exem­plaires num<text:span text:style-name="T1">é</text:span>rot<text:span text:style-name="T1">é</text:span>s.</text:p>
      <text:p text:style-name="P27">Au temps de Judas . . . *<text:tab/>'..... 25 fr.</text:p>
      <text:p text:style-name="P28">Vers le Roi<text:tab/>(<text:span text:style-name="T1">é</text:span>puis<text:span text:style-name="T1">é</text:span>)</text:p>
      <text:p text:style-name="P1">Les Dicts et Pronostiquations d'Alcofribas deuxi<text:span text:style-name="T1">è</text:span>me. 22 fr.</text:p>
      <text:p text:style-name="P38">(Les exemplaires sur Japon et Hollande sont <text:span text:style-name="T1">é</text:span>puis<text:span text:style-name="T1">é</text:span>s.)</text:p>
      <text:p text:style-name="P1">3° Au format in-16 sur verg<text:span text:style-name="T1">é</text:span> pur fil <text:span text:style-name="T1">à</text:span> 25, 50 ou 100 exemplaires num<text:span text:style-name="T1">é</text:span>rot<text:span text:style-name="T1">é</text:span>s.</text:p>
      <text:p text:style-name="P25">L'Avant-Guerre (25)<text:tab/>(<text:span text:style-name="T1">é</text:span>puis<text:span text:style-name="T1">é</text:span>)</text:p>
      <text:p text:style-name="P29">Hors du joug allemand (2 5) . . . Les <text:span text:style-name="T1">Œ</text:span>uvres dans les Hommes (100) Le Poignard dans le dos (5o) . . . Souvenirs (5o)<text:tab/></text:p>
      <text:p text:style-name="P1">N. D. - demande.</text:p>
      <text:p text:style-name="P1">(<text:span text:style-name="T1">é</text:span>puis<text:span text:style-name="T1">é</text:span>) (<text:span text:style-name="T1">é</text:span>puis<text:span text:style-name="T1">é</text:span>) 25 fr. (<text:span text:style-name="T1">é</text:span>puis<text:span text:style-name="T1">é</text:span>)</text:p>
      <text:p text:style-name="P1">La Librairie envoie son catalogue franco s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Palatino Linotype" svg:font-family="'Palatino Linotype'" style:font-family-generic="roman"/>
    <style:font-face style:name="Times New Roman" svg:font-family="'Times New Roman'" style:font-family-generic="roman" style:font-pitch="variable"/>
    <style:font-face style:name="Arial Unicode MS" svg:font-family="'Arial Unicode MS'" style:font-family-generic="swiss" style:font-pitch="variable"/>
    <style:font-face style:name="Arial Unicode MS Western" svg:font-family="'Arial Unicode MS Western'"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fr" fo:country="FR" style:letter-kerning="true"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start" style:justify-single-word="false" fo:text-indent="0cm" style:auto-text-indent="false" style:text-autospace="ideograph-alpha" style:vertical-align="auto"/>
      <style:text-properties fo:color="#000000" style:font-name="Arial Unicode MS" fo:font-size="12pt" fo:language="fr" fo:country="FR" style:font-name-asian="Arial Unicode MS" style:font-size-asian="12pt" style:language-asian="fr" style:country-asian="FR" style:font-name-complex="Arial Unicode M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Mangal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Mangal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text-underline-style="solid" style:text-underline-width="auto" style:text-underline-color="font-color"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 stupide XIXe siècle, exposé des insanités meurtrières qui se sont abattues sur la France depuis 130 ans, 1789-1919</dc:title>
    <meta:initial-creator>Daudet, Léon, 1867-1942</meta:initial-creator>
    <meta:keyword>lestupidexixesi00dauduoft</meta:keyword>
    <dc:creator>Pascale LANGLOIS-GORCE</dc:creator>
    <meta:creation-date>2012-11-23T16:09:00</meta:creation-date>
    <dc:date>2012-11-23T16:23:00</dc:date>
    <meta:document-statistic meta:table-count="0" meta:image-count="0" meta:object-count="0" meta:page-count="309" meta:paragraph-count="852" meta:word-count="74365" meta:character-count="463496"/>
    <meta:generator>OpenOffice.org/3.4.1$Win32 OpenOffice.org_project/341m1$Build-9593</meta:generator>
  </office:meta>
</office:document-meta>
</file>